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8744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ne_1" table:style-name="ta1" table:print="false">
        <table:table-column table:style-name="co1" table:default-cell-style-name="Default"/>
        <table:table-column table:style-name="co2" table:number-columns-repeated="4" table:default-cell-style-name="ce1"/>
        <table:table-column table:style-name="co3" table:number-columns-repeated="3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3.593294">
            <text:p>3.593E+000</text:p>
          </table:table-cell>
          <table:table-cell office:value-type="float" office:value="12.886277">
            <text:p>1.289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835993">
            <text:p>1.836E+000</text:p>
          </table:table-cell>
          <table:table-cell office:value-type="float" office:value="3.342358">
            <text:p>3.342E+000</text:p>
          </table:table-cell>
          <table:table-cell office:value-type="float" office:value="0.001304">
            <text:p>1.304E-003</text:p>
          </table:table-cell>
          <table:table-cell office:value-type="float" office:value="0.000462">
            <text:p>4.620E-004</text:p>
          </table:table-cell>
          <table:table-cell office:value-type="float" office:value="0">
            <text:p>0.000E+000</text:p>
          </table:table-cell>
          <table:table-cell office:value-type="float" office:value="0.000459">
            <text:p>4.59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835993">
            <text:p>1.836E+000</text:p>
          </table:table-cell>
          <table:table-cell office:value-type="float" office:value="3.342358">
            <text:p>3.342E+000</text:p>
          </table:table-cell>
          <table:table-cell office:value-type="float" office:value="0.001304">
            <text:p>1.304E-003</text:p>
          </table:table-cell>
          <table:table-cell office:value-type="float" office:value="0.000462">
            <text:p>4.620E-004</text:p>
          </table:table-cell>
          <table:table-cell office:value-type="float" office:value="0">
            <text:p>0.000E+000</text:p>
          </table:table-cell>
          <table:table-cell office:value-type="float" office:value="0.000459">
            <text:p>4.59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828976">
            <text:p>1.829E+000</text:p>
          </table:table-cell>
          <table:table-cell office:value-type="float" office:value="3.315779">
            <text:p>3.316E+000</text:p>
          </table:table-cell>
          <table:table-cell office:value-type="float" office:value="0.003818">
            <text:p>3.818E-003</text:p>
          </table:table-cell>
          <table:table-cell office:value-type="float" office:value="0.001418">
            <text:p>1.418E-003</text:p>
          </table:table-cell>
          <table:table-cell office:value-type="float" office:value="0.000003">
            <text:p>3.000E-006</text:p>
          </table:table-cell>
          <table:table-cell office:value-type="float" office:value="0.001467">
            <text:p>1.467E-003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875885">
            <text:p>1.876E+000</text:p>
          </table:table-cell>
          <table:table-cell office:value-type="float" office:value="3.484545">
            <text:p>3.485E+000</text:p>
          </table:table-cell>
          <table:table-cell office:value-type="float" office:value="0.001469">
            <text:p>1.469E-003</text:p>
          </table:table-cell>
          <table:table-cell office:value-type="float" office:value="0.001604">
            <text:p>1.604E-003</text:p>
          </table:table-cell>
          <table:table-cell office:value-type="float" office:value="0.000002">
            <text:p>2.000E-006</text:p>
          </table:table-cell>
          <table:table-cell office:value-type="float" office:value="0.002948">
            <text:p>2.94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819086">
            <text:p>1.819E+000</text:p>
          </table:table-cell>
          <table:table-cell office:value-type="float" office:value="3.275201">
            <text:p>3.275E+000</text:p>
          </table:table-cell>
          <table:table-cell office:value-type="float" office:value="0.000025">
            <text:p>2.500E-005</text:p>
          </table:table-cell>
          <table:table-cell office:value-type="float" office:value="0.000003">
            <text:p>3.000E-006</text:p>
          </table:table-cell>
          <table:table-cell office:value-type="float" office:value="-0">
            <text:p>-0.000E+000</text:p>
          </table:table-cell>
          <table:table-cell office:value-type="float" office:value="-0.000004">
            <text:p>-4.000E-006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827427">
            <text:p>1.827E+000</text:p>
          </table:table-cell>
          <table:table-cell office:value-type="float" office:value="3.305825">
            <text:p>3.306E+000</text:p>
          </table:table-cell>
          <table:table-cell office:value-type="float" office:value="0.000946">
            <text:p>9.460E-004</text:p>
          </table:table-cell>
          <table:table-cell office:value-type="float" office:value="0.000118">
            <text:p>1.180E-004</text:p>
          </table:table-cell>
          <table:table-cell office:value-type="float" office:value="-0">
            <text:p>-0.000E+000</text:p>
          </table:table-cell>
          <table:table-cell office:value-type="float" office:value="-0.00015">
            <text:p>-1.50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892536">
            <text:p>1.893E+000</text:p>
          </table:table-cell>
          <table:table-cell office:value-type="float" office:value="3.546038">
            <text:p>3.546E+000</text:p>
          </table:table-cell>
          <table:table-cell office:value-type="float" office:value="0.009357">
            <text:p>9.357E-003</text:p>
          </table:table-cell>
          <table:table-cell office:value-type="float" office:value="0.007852">
            <text:p>7.852E-003</text:p>
          </table:table-cell>
          <table:table-cell office:value-type="float" office:value="0.000067">
            <text:p>6.700E-005</text:p>
          </table:table-cell>
          <table:table-cell office:value-type="float" office:value="0.014225">
            <text:p>1.423E-002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851123">
            <text:p>1.851E+000</text:p>
          </table:table-cell>
          <table:table-cell office:value-type="float" office:value="3.390886">
            <text:p>3.391E+000</text:p>
          </table:table-cell>
          <table:table-cell office:value-type="float" office:value="0.000073">
            <text:p>7.300E-005</text:p>
          </table:table-cell>
          <table:table-cell office:value-type="float" office:value="0.00001">
            <text:p>1.000E-005</text:p>
          </table:table-cell>
          <table:table-cell office:value-type="float" office:value="-0">
            <text:p>-0.000E+000</text:p>
          </table:table-cell>
          <table:table-cell office:value-type="float" office:value="-0.00001">
            <text:p>-1.0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862049">
            <text:p>1.862E+000</text:p>
          </table:table-cell>
          <table:table-cell office:value-type="float" office:value="3.4315">
            <text:p>3.432E+000</text:p>
          </table:table-cell>
          <table:table-cell office:value-type="float" office:value="0.000127">
            <text:p>1.270E-004</text:p>
          </table:table-cell>
          <table:table-cell office:value-type="float" office:value="0.000019">
            <text:p>1.900E-005</text:p>
          </table:table-cell>
          <table:table-cell office:value-type="float" office:value="-0">
            <text:p>-0.000E+000</text:p>
          </table:table-cell>
          <table:table-cell office:value-type="float" office:value="-0.000015">
            <text:p>-1.5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78774">
            <text:p>1.788E+000</text:p>
          </table:table-cell>
          <table:table-cell office:value-type="float" office:value="3.162658">
            <text:p>3.163E+000</text:p>
          </table:table-cell>
          <table:table-cell office:value-type="float" office:value="0.003057">
            <text:p>3.057E-003</text:p>
          </table:table-cell>
          <table:table-cell office:value-type="float" office:value="0.002784">
            <text:p>2.784E-003</text:p>
          </table:table-cell>
          <table:table-cell office:value-type="float" office:value="0.000008">
            <text:p>8.000E-006</text:p>
          </table:table-cell>
          <table:table-cell office:value-type="float" office:value="0.004913">
            <text:p>4.91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769491">
            <text:p>1.769E+000</text:p>
          </table:table-cell>
          <table:table-cell office:value-type="float" office:value="3.099644">
            <text:p>3.100E+000</text:p>
          </table:table-cell>
          <table:table-cell office:value-type="float" office:value="0.009847">
            <text:p>9.847E-003</text:p>
          </table:table-cell>
          <table:table-cell office:value-type="float" office:value="0.009801">
            <text:p>9.801E-003</text:p>
          </table:table-cell>
          <table:table-cell office:value-type="float" office:value="0.000096">
            <text:p>9.600E-005</text:p>
          </table:table-cell>
          <table:table-cell office:value-type="float" office:value="0.017242">
            <text:p>1.724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781846">
            <text:p>1.782E+000</text:p>
          </table:table-cell>
          <table:table-cell office:value-type="float" office:value="3.140357">
            <text:p>3.140E+000</text:p>
          </table:table-cell>
          <table:table-cell office:value-type="float" office:value="0.000155">
            <text:p>1.550E-004</text:p>
          </table:table-cell>
          <table:table-cell office:value-type="float" office:value="0.000131">
            <text:p>1.310E-004</text:p>
          </table:table-cell>
          <table:table-cell office:value-type="float" office:value="0">
            <text:p>0.000E+000</text:p>
          </table:table-cell>
          <table:table-cell office:value-type="float" office:value="0.000225">
            <text:p>2.25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822295">
            <text:p>1.822E+000</text:p>
          </table:table-cell>
          <table:table-cell office:value-type="float" office:value="3.286385">
            <text:p>3.286E+000</text:p>
          </table:table-cell>
          <table:table-cell office:value-type="float" office:value="0.00021">
            <text:p>2.100E-004</text:p>
          </table:table-cell>
          <table:table-cell office:value-type="float" office:value="0.000156">
            <text:p>1.560E-004</text:p>
          </table:table-cell>
          <table:table-cell office:value-type="float" office:value="0">
            <text:p>0.000E+000</text:p>
          </table:table-cell>
          <table:table-cell office:value-type="float" office:value="0.000263">
            <text:p>2.63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880322">
            <text:p>1.880E+000</text:p>
          </table:table-cell>
          <table:table-cell office:value-type="float" office:value="3.50119">
            <text:p>3.501E+000</text:p>
          </table:table-cell>
          <table:table-cell office:value-type="float" office:value="0.000094">
            <text:p>9.400E-005</text:p>
          </table:table-cell>
          <table:table-cell office:value-type="float" office:value="0.000033">
            <text:p>3.300E-005</text:p>
          </table:table-cell>
          <table:table-cell office:value-type="float" office:value="0">
            <text:p>0.000E+000</text:p>
          </table:table-cell>
          <table:table-cell office:value-type="float" office:value="0.000033">
            <text:p>3.3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81862">
            <text:p>1.819E+000</text:p>
          </table:table-cell>
          <table:table-cell office:value-type="float" office:value="3.274598">
            <text:p>3.275E+000</text:p>
          </table:table-cell>
          <table:table-cell office:value-type="float" office:value="0.000675">
            <text:p>6.750E-004</text:p>
          </table:table-cell>
          <table:table-cell office:value-type="float" office:value="0.00072">
            <text:p>7.200E-004</text:p>
          </table:table-cell>
          <table:table-cell office:value-type="float" office:value="0.000001">
            <text:p>1.000E-006</text:p>
          </table:table-cell>
          <table:table-cell office:value-type="float" office:value="0.0013">
            <text:p>1.300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804721">
            <text:p>1.805E+000</text:p>
          </table:table-cell>
          <table:table-cell office:value-type="float" office:value="3.224043">
            <text:p>3.224E+000</text:p>
          </table:table-cell>
          <table:table-cell office:value-type="float" office:value="0.002668">
            <text:p>2.668E-003</text:p>
          </table:table-cell>
          <table:table-cell office:value-type="float" office:value="0.002551">
            <text:p>2.551E-003</text:p>
          </table:table-cell>
          <table:table-cell office:value-type="float" office:value="0.000007">
            <text:p>7.000E-006</text:p>
          </table:table-cell>
          <table:table-cell office:value-type="float" office:value="0.004549">
            <text:p>4.549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808961">
            <text:p>1.809E+000</text:p>
          </table:table-cell>
          <table:table-cell office:value-type="float" office:value="3.239123">
            <text:p>3.239E+000</text:p>
          </table:table-cell>
          <table:table-cell office:value-type="float" office:value="0.000545">
            <text:p>5.450E-004</text:p>
          </table:table-cell>
          <table:table-cell office:value-type="float" office:value="0.000319">
            <text:p>3.190E-004</text:p>
          </table:table-cell>
          <table:table-cell office:value-type="float" office:value="0">
            <text:p>0.000E+000</text:p>
          </table:table-cell>
          <table:table-cell office:value-type="float" office:value="0.000502">
            <text:p>5.02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92044">
            <text:p>1.920E+000</text:p>
          </table:table-cell>
          <table:table-cell office:value-type="float" office:value="3.654699">
            <text:p>3.655E+000</text:p>
          </table:table-cell>
          <table:table-cell office:value-type="float" office:value="0.000638">
            <text:p>6.380E-004</text:p>
          </table:table-cell>
          <table:table-cell office:value-type="float" office:value="0.000566">
            <text:p>5.660E-004</text:p>
          </table:table-cell>
          <table:table-cell office:value-type="float" office:value="0">
            <text:p>0.000E+000</text:p>
          </table:table-cell>
          <table:table-cell office:value-type="float" office:value="0.001076">
            <text:p>1.076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835858">
            <text:p>1.836E+000</text:p>
          </table:table-cell>
          <table:table-cell office:value-type="float" office:value="3.335233">
            <text:p>3.335E+000</text:p>
          </table:table-cell>
          <table:table-cell office:value-type="float" office:value="0.000119">
            <text:p>1.190E-004</text:p>
          </table:table-cell>
          <table:table-cell office:value-type="float" office:value="0.000014">
            <text:p>1.400E-005</text:p>
          </table:table-cell>
          <table:table-cell office:value-type="float" office:value="-0">
            <text:p>-0.000E+000</text:p>
          </table:table-cell>
          <table:table-cell office:value-type="float" office:value="-0.000024">
            <text:p>-2.4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805583">
            <text:p>1.806E+000</text:p>
          </table:table-cell>
          <table:table-cell office:value-type="float" office:value="3.226746">
            <text:p>3.227E+000</text:p>
          </table:table-cell>
          <table:table-cell office:value-type="float" office:value="0.002455">
            <text:p>2.455E-003</text:p>
          </table:table-cell>
          <table:table-cell office:value-type="float" office:value="0.002061">
            <text:p>2.061E-003</text:p>
          </table:table-cell>
          <table:table-cell office:value-type="float" office:value="0.000005">
            <text:p>5.000E-006</text:p>
          </table:table-cell>
          <table:table-cell office:value-type="float" office:value="0.003549">
            <text:p>3.549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852768">
            <text:p>1.853E+000</text:p>
          </table:table-cell>
          <table:table-cell office:value-type="float" office:value="3.398269">
            <text:p>3.398E+000</text:p>
          </table:table-cell>
          <table:table-cell office:value-type="float" office:value="0.023417">
            <text:p>2.342E-002</text:p>
          </table:table-cell>
          <table:table-cell office:value-type="float" office:value="0.022974">
            <text:p>2.297E-002</text:p>
          </table:table-cell>
          <table:table-cell office:value-type="float" office:value="0.000533">
            <text:p>5.330E-004</text:p>
          </table:table-cell>
          <table:table-cell office:value-type="float" office:value="0.04235">
            <text:p>4.235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84175">
            <text:p>1.842E+000</text:p>
          </table:table-cell>
          <table:table-cell office:value-type="float" office:value="3.358128">
            <text:p>3.358E+000</text:p>
          </table:table-cell>
          <table:table-cell office:value-type="float" office:value="0.000088">
            <text:p>8.800E-005</text:p>
          </table:table-cell>
          <table:table-cell office:value-type="float" office:value="0.000038">
            <text:p>3.800E-005</text:p>
          </table:table-cell>
          <table:table-cell office:value-type="float" office:value="0">
            <text:p>0.000E+000</text:p>
          </table:table-cell>
          <table:table-cell office:value-type="float" office:value="0.000049">
            <text:p>4.9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898549">
            <text:p>1.899E+000</text:p>
          </table:table-cell>
          <table:table-cell office:value-type="float" office:value="3.57047">
            <text:p>3.570E+000</text:p>
          </table:table-cell>
          <table:table-cell office:value-type="float" office:value="0.004151">
            <text:p>4.151E-003</text:p>
          </table:table-cell>
          <table:table-cell office:value-type="float" office:value="0.004108">
            <text:p>4.108E-003</text:p>
          </table:table-cell>
          <table:table-cell office:value-type="float" office:value="0.000017">
            <text:p>1.700E-005</text:p>
          </table:table-cell>
          <table:table-cell office:value-type="float" office:value="0.007761">
            <text:p>7.761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825577">
            <text:p>1.826E+000</text:p>
          </table:table-cell>
          <table:table-cell office:value-type="float" office:value="3.298987">
            <text:p>3.299E+000</text:p>
          </table:table-cell>
          <table:table-cell office:value-type="float" office:value="0.002655">
            <text:p>2.655E-003</text:p>
          </table:table-cell>
          <table:table-cell office:value-type="float" office:value="0.002535">
            <text:p>2.535E-003</text:p>
          </table:table-cell>
          <table:table-cell office:value-type="float" office:value="0.000007">
            <text:p>7.000E-006</text:p>
          </table:table-cell>
          <table:table-cell office:value-type="float" office:value="0.004602">
            <text:p>4.602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745741">
            <text:p>1.746E+000</text:p>
          </table:table-cell>
          <table:table-cell office:value-type="float" office:value="3.015046">
            <text:p>3.015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948559">
            <text:p>1.949E+000</text:p>
          </table:table-cell>
          <table:table-cell office:value-type="float" office:value="3.761883">
            <text:p>3.762E+000</text:p>
          </table:table-cell>
          <table:table-cell office:value-type="float" office:value="0.017193">
            <text:p>1.719E-002</text:p>
          </table:table-cell>
          <table:table-cell office:value-type="float" office:value="0.015765">
            <text:p>1.577E-002</text:p>
          </table:table-cell>
          <table:table-cell office:value-type="float" office:value="0.00026">
            <text:p>2.600E-004</text:p>
          </table:table-cell>
          <table:table-cell office:value-type="float" office:value="0.030273">
            <text:p>3.027E-002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82613">
            <text:p>1.826E+000</text:p>
          </table:table-cell>
          <table:table-cell office:value-type="float" office:value="3.302162">
            <text:p>3.302E+000</text:p>
          </table:table-cell>
          <table:table-cell office:value-type="float" office:value="0.025532">
            <text:p>2.553E-002</text:p>
          </table:table-cell>
          <table:table-cell office:value-type="float" office:value="0.024583">
            <text:p>2.458E-002</text:p>
          </table:table-cell>
          <table:table-cell office:value-type="float" office:value="0.000616">
            <text:p>6.160E-004</text:p>
          </table:table-cell>
          <table:table-cell office:value-type="float" office:value="0.04437">
            <text:p>4.437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78396">
            <text:p>1.784E+000</text:p>
          </table:table-cell>
          <table:table-cell office:value-type="float" office:value="3.150366">
            <text:p>3.150E+000</text:p>
          </table:table-cell>
          <table:table-cell office:value-type="float" office:value="0.010451">
            <text:p>1.045E-002</text:p>
          </table:table-cell>
          <table:table-cell office:value-type="float" office:value="0.010366">
            <text:p>1.037E-002</text:p>
          </table:table-cell>
          <table:table-cell office:value-type="float" office:value="0.000108">
            <text:p>1.080E-004</text:p>
          </table:table-cell>
          <table:table-cell office:value-type="float" office:value="0.018395">
            <text:p>1.840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.816435">
            <text:p>1.816E+000</text:p>
          </table:table-cell>
          <table:table-cell office:value-type="float" office:value="3.265256">
            <text:p>3.265E+000</text:p>
          </table:table-cell>
          <table:table-cell office:value-type="float" office:value="0.000747">
            <text:p>7.470E-004</text:p>
          </table:table-cell>
          <table:table-cell office:value-type="float" office:value="0.000617">
            <text:p>6.170E-004</text:p>
          </table:table-cell>
          <table:table-cell office:value-type="float" office:value="0">
            <text:p>0.000E+000</text:p>
          </table:table-cell>
          <table:table-cell office:value-type="float" office:value="0.00103">
            <text:p>1.030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815944">
            <text:p>1.816E+000</text:p>
          </table:table-cell>
          <table:table-cell office:value-type="float" office:value="3.265366">
            <text:p>3.265E+000</text:p>
          </table:table-cell>
          <table:table-cell office:value-type="float" office:value="0.00068">
            <text:p>6.800E-004</text:p>
          </table:table-cell>
          <table:table-cell office:value-type="float" office:value="0.000611">
            <text:p>6.110E-004</text:p>
          </table:table-cell>
          <table:table-cell office:value-type="float" office:value="0">
            <text:p>0.000E+000</text:p>
          </table:table-cell>
          <table:table-cell office:value-type="float" office:value="0.001076">
            <text:p>1.07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726776">
            <text:p>1.727E+000</text:p>
          </table:table-cell>
          <table:table-cell office:value-type="float" office:value="2.949153">
            <text:p>2.949E+000</text:p>
          </table:table-cell>
          <table:table-cell office:value-type="float" office:value="0.001866">
            <text:p>1.866E-003</text:p>
          </table:table-cell>
          <table:table-cell office:value-type="float" office:value="0.001892">
            <text:p>1.892E-003</text:p>
          </table:table-cell>
          <table:table-cell office:value-type="float" office:value="0.000004">
            <text:p>4.000E-006</text:p>
          </table:table-cell>
          <table:table-cell office:value-type="float" office:value="0.003249">
            <text:p>3.249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859424">
            <text:p>1.859E+000</text:p>
          </table:table-cell>
          <table:table-cell office:value-type="float" office:value="3.422847">
            <text:p>3.423E+000</text:p>
          </table:table-cell>
          <table:table-cell office:value-type="float" office:value="0.002698">
            <text:p>2.698E-003</text:p>
          </table:table-cell>
          <table:table-cell office:value-type="float" office:value="0.002631">
            <text:p>2.631E-003</text:p>
          </table:table-cell>
          <table:table-cell office:value-type="float" office:value="0.000007">
            <text:p>7.000E-006</text:p>
          </table:table-cell>
          <table:table-cell office:value-type="float" office:value="0.004867">
            <text:p>4.86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847339">
            <text:p>1.847E+000</text:p>
          </table:table-cell>
          <table:table-cell office:value-type="float" office:value="3.377613">
            <text:p>3.378E+000</text:p>
          </table:table-cell>
          <table:table-cell office:value-type="float" office:value="0.001625">
            <text:p>1.625E-003</text:p>
          </table:table-cell>
          <table:table-cell office:value-type="float" office:value="0.001399">
            <text:p>1.399E-003</text:p>
          </table:table-cell>
          <table:table-cell office:value-type="float" office:value="0.000002">
            <text:p>2.000E-006</text:p>
          </table:table-cell>
          <table:table-cell office:value-type="float" office:value="0.002531">
            <text:p>2.531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.811828">
            <text:p>1.812E+000</text:p>
          </table:table-cell>
          <table:table-cell office:value-type="float" office:value="3.248158">
            <text:p>3.248E+000</text:p>
          </table:table-cell>
          <table:table-cell office:value-type="float" office:value="0.000003">
            <text:p>3.000E-006</text:p>
          </table:table-cell>
          <table:table-cell office:value-type="float" office:value="0.000001">
            <text:p>1.000E-006</text:p>
          </table:table-cell>
          <table:table-cell office:value-type="float" office:value="0">
            <text:p>0.000E+000</text:p>
          </table:table-cell>
          <table:table-cell office:value-type="float" office:value="0.000001">
            <text:p>1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781176">
            <text:p>1.781E+000</text:p>
          </table:table-cell>
          <table:table-cell office:value-type="float" office:value="3.139001">
            <text:p>3.139E+000</text:p>
          </table:table-cell>
          <table:table-cell office:value-type="float" office:value="0.000018">
            <text:p>1.800E-005</text:p>
          </table:table-cell>
          <table:table-cell office:value-type="float" office:value="0.000005">
            <text:p>5.000E-006</text:p>
          </table:table-cell>
          <table:table-cell office:value-type="float" office:value="0">
            <text:p>0.000E+000</text:p>
          </table:table-cell>
          <table:table-cell office:value-type="float" office:value="0.000003">
            <text:p>3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796575">
            <text:p>1.797E+000</text:p>
          </table:table-cell>
          <table:table-cell office:value-type="float" office:value="3.194291">
            <text:p>3.194E+000</text:p>
          </table:table-cell>
          <table:table-cell office:value-type="float" office:value="0.000044">
            <text:p>4.400E-005</text:p>
          </table:table-cell>
          <table:table-cell office:value-type="float" office:value="0.000018">
            <text:p>1.800E-005</text:p>
          </table:table-cell>
          <table:table-cell office:value-type="float" office:value="0">
            <text:p>0.000E+000</text:p>
          </table:table-cell>
          <table:table-cell office:value-type="float" office:value="0.000019">
            <text:p>1.9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.887973">
            <text:p>1.888E+000</text:p>
          </table:table-cell>
          <table:table-cell office:value-type="float" office:value="3.530075">
            <text:p>3.530E+000</text:p>
          </table:table-cell>
          <table:table-cell office:value-type="float" office:value="0.005143">
            <text:p>5.143E-003</text:p>
          </table:table-cell>
          <table:table-cell office:value-type="float" office:value="0.00496">
            <text:p>4.960E-003</text:p>
          </table:table-cell>
          <table:table-cell office:value-type="float" office:value="0.000025">
            <text:p>2.500E-005</text:p>
          </table:table-cell>
          <table:table-cell office:value-type="float" office:value="0.00927">
            <text:p>9.270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.811743">
            <text:p>1.812E+000</text:p>
          </table:table-cell>
          <table:table-cell office:value-type="float" office:value="3.249774">
            <text:p>3.250E+000</text:p>
          </table:table-cell>
          <table:table-cell office:value-type="float" office:value="0.000581">
            <text:p>5.810E-004</text:p>
          </table:table-cell>
          <table:table-cell office:value-type="float" office:value="0.000403">
            <text:p>4.030E-004</text:p>
          </table:table-cell>
          <table:table-cell office:value-type="float" office:value="0">
            <text:p>0.000E+000</text:p>
          </table:table-cell>
          <table:table-cell office:value-type="float" office:value="0.00065">
            <text:p>6.50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.838692">
            <text:p>1.839E+000</text:p>
          </table:table-cell>
          <table:table-cell office:value-type="float" office:value="3.347651">
            <text:p>3.348E+000</text:p>
          </table:table-cell>
          <table:table-cell office:value-type="float" office:value="0.002227">
            <text:p>2.227E-003</text:p>
          </table:table-cell>
          <table:table-cell office:value-type="float" office:value="0.002152">
            <text:p>2.152E-003</text:p>
          </table:table-cell>
          <table:table-cell office:value-type="float" office:value="0.000005">
            <text:p>5.000E-006</text:p>
          </table:table-cell>
          <table:table-cell office:value-type="float" office:value="0.003907">
            <text:p>3.90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.737986">
            <text:p>1.738E+000</text:p>
          </table:table-cell>
          <table:table-cell office:value-type="float" office:value="2.987548">
            <text:p>2.988E+000</text:p>
          </table:table-cell>
          <table:table-cell office:value-type="float" office:value="0.001907">
            <text:p>1.907E-003</text:p>
          </table:table-cell>
          <table:table-cell office:value-type="float" office:value="0.001914">
            <text:p>1.914E-003</text:p>
          </table:table-cell>
          <table:table-cell office:value-type="float" office:value="0.000004">
            <text:p>4.000E-006</text:p>
          </table:table-cell>
          <table:table-cell office:value-type="float" office:value="0.003295">
            <text:p>3.295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.784031">
            <text:p>1.784E+000</text:p>
          </table:table-cell>
          <table:table-cell office:value-type="float" office:value="3.149509">
            <text:p>3.150E+000</text:p>
          </table:table-cell>
          <table:table-cell office:value-type="float" office:value="0.000031">
            <text:p>3.100E-005</text:p>
          </table:table-cell>
          <table:table-cell office:value-type="float" office:value="0.000013">
            <text:p>1.300E-005</text:p>
          </table:table-cell>
          <table:table-cell office:value-type="float" office:value="0">
            <text:p>0.000E+000</text:p>
          </table:table-cell>
          <table:table-cell office:value-type="float" office:value="0.000015">
            <text:p>1.5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881046">
            <text:p>1.881E+000</text:p>
          </table:table-cell>
          <table:table-cell office:value-type="float" office:value="3.503558">
            <text:p>3.504E+000</text:p>
          </table:table-cell>
          <table:table-cell office:value-type="float" office:value="0.004117">
            <text:p>4.117E-003</text:p>
          </table:table-cell>
          <table:table-cell office:value-type="float" office:value="0.004028">
            <text:p>4.028E-003</text:p>
          </table:table-cell>
          <table:table-cell office:value-type="float" office:value="0.000016">
            <text:p>1.600E-005</text:p>
          </table:table-cell>
          <table:table-cell office:value-type="float" office:value="0.007523">
            <text:p>7.52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.741101">
            <text:p>1.741E+000</text:p>
          </table:table-cell>
          <table:table-cell office:value-type="float" office:value="2.999769">
            <text:p>3.000E+000</text:p>
          </table:table-cell>
          <table:table-cell office:value-type="float" office:value="0.024414">
            <text:p>2.441E-002</text:p>
          </table:table-cell>
          <table:table-cell office:value-type="float" office:value="0.023462">
            <text:p>2.346E-002</text:p>
          </table:table-cell>
          <table:table-cell office:value-type="float" office:value="0.000562">
            <text:p>5.620E-004</text:p>
          </table:table-cell>
          <table:table-cell office:value-type="float" office:value="0.039993">
            <text:p>3.999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.706792">
            <text:p>1.707E+000</text:p>
          </table:table-cell>
          <table:table-cell office:value-type="float" office:value="2.884874">
            <text:p>2.885E+000</text:p>
          </table:table-cell>
          <table:table-cell office:value-type="float" office:value="0.000007">
            <text:p>7.000E-006</text:p>
          </table:table-cell>
          <table:table-cell office:value-type="float" office:value="0.000003">
            <text:p>3.000E-006</text:p>
          </table:table-cell>
          <table:table-cell office:value-type="float" office:value="0">
            <text:p>0.000E+000</text:p>
          </table:table-cell>
          <table:table-cell office:value-type="float" office:value="0.000005">
            <text:p>5.000E-006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.681873">
            <text:p>1.682E+000</text:p>
          </table:table-cell>
          <table:table-cell office:value-type="float" office:value="2.795273">
            <text:p>2.795E+000</text:p>
          </table:table-cell>
          <table:table-cell office:value-type="float" office:value="0.004729">
            <text:p>4.729E-003</text:p>
          </table:table-cell>
          <table:table-cell office:value-type="float" office:value="0.001171">
            <text:p>1.171E-003</text:p>
          </table:table-cell>
          <table:table-cell office:value-type="float" office:value="0.000002">
            <text:p>2.000E-006</text:p>
          </table:table-cell>
          <table:table-cell office:value-type="float" office:value="0.000413">
            <text:p>4.130E-004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.881823">
            <text:p>1.882E+000</text:p>
          </table:table-cell>
          <table:table-cell office:value-type="float" office:value="3.508725">
            <text:p>3.509E+000</text:p>
          </table:table-cell>
          <table:table-cell office:value-type="float" office:value="0.000184">
            <text:p>1.840E-004</text:p>
          </table:table-cell>
          <table:table-cell office:value-type="float" office:value="0.000248">
            <text:p>2.480E-004</text:p>
          </table:table-cell>
          <table:table-cell office:value-type="float" office:value="0">
            <text:p>0.000E+000</text:p>
          </table:table-cell>
          <table:table-cell office:value-type="float" office:value="0.000461">
            <text:p>4.61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884067">
            <text:p>1.884E+000</text:p>
          </table:table-cell>
          <table:table-cell office:value-type="float" office:value="3.515864">
            <text:p>3.516E+000</text:p>
          </table:table-cell>
          <table:table-cell office:value-type="float" office:value="0.081674">
            <text:p>8.167E-002</text:p>
          </table:table-cell>
          <table:table-cell office:value-type="float" office:value="0.079681">
            <text:p>7.968E-002</text:p>
          </table:table-cell>
          <table:table-cell office:value-type="float" office:value="0.006428">
            <text:p>6.428E-003</text:p>
          </table:table-cell>
          <table:table-cell office:value-type="float" office:value="0.149369">
            <text:p>1.494E-001</text:p>
          </table:table-cell>
          <table:table-cell office:value-type="float" office:value="0.000004">
            <text:p>4.000E-00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75166">
            <text:p>1.752E+000</text:p>
          </table:table-cell>
          <table:table-cell office:value-type="float" office:value="3.034023">
            <text:p>3.034E+000</text:p>
          </table:table-cell>
          <table:table-cell office:value-type="float" office:value="0.000016">
            <text:p>1.600E-005</text:p>
          </table:table-cell>
          <table:table-cell office:value-type="float" office:value="0.000002">
            <text:p>2.000E-006</text:p>
          </table:table-cell>
          <table:table-cell office:value-type="float" office:value="-0">
            <text:p>-0.000E+000</text:p>
          </table:table-cell>
          <table:table-cell office:value-type="float" office:value="-0.000002">
            <text:p>-2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.774391">
            <text:p>1.774E+000</text:p>
          </table:table-cell>
          <table:table-cell office:value-type="float" office:value="3.114331">
            <text:p>3.114E+000</text:p>
          </table:table-cell>
          <table:table-cell office:value-type="float" office:value="0.002606">
            <text:p>2.606E-003</text:p>
          </table:table-cell>
          <table:table-cell office:value-type="float" office:value="0.00262">
            <text:p>2.620E-003</text:p>
          </table:table-cell>
          <table:table-cell office:value-type="float" office:value="0.000007">
            <text:p>7.000E-006</text:p>
          </table:table-cell>
          <table:table-cell office:value-type="float" office:value="0.004624">
            <text:p>4.62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82692">
            <text:p>1.827E+000</text:p>
          </table:table-cell>
          <table:table-cell office:value-type="float" office:value="3.303955">
            <text:p>3.304E+000</text:p>
          </table:table-cell>
          <table:table-cell office:value-type="float" office:value="0.000244">
            <text:p>2.440E-004</text:p>
          </table:table-cell>
          <table:table-cell office:value-type="float" office:value="0.000202">
            <text:p>2.020E-004</text:p>
          </table:table-cell>
          <table:table-cell office:value-type="float" office:value="0">
            <text:p>0.000E+000</text:p>
          </table:table-cell>
          <table:table-cell office:value-type="float" office:value="0.000365">
            <text:p>3.65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.786043">
            <text:p>1.786E+000</text:p>
          </table:table-cell>
          <table:table-cell office:value-type="float" office:value="3.156038">
            <text:p>3.156E+000</text:p>
          </table:table-cell>
          <table:table-cell office:value-type="float" office:value="0.032973">
            <text:p>3.297E-002</text:p>
          </table:table-cell>
          <table:table-cell office:value-type="float" office:value="0.032256">
            <text:p>3.226E-002</text:p>
          </table:table-cell>
          <table:table-cell office:value-type="float" office:value="0.001052">
            <text:p>1.052E-003</text:p>
          </table:table-cell>
          <table:table-cell office:value-type="float" office:value="0.057288">
            <text:p>5.729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.750322">
            <text:p>1.750E+000</text:p>
          </table:table-cell>
          <table:table-cell office:value-type="float" office:value="3.031136">
            <text:p>3.031E+000</text:p>
          </table:table-cell>
          <table:table-cell office:value-type="float" office:value="0.000109">
            <text:p>1.090E-004</text:p>
          </table:table-cell>
          <table:table-cell office:value-type="float" office:value="0.000047">
            <text:p>4.700E-005</text:p>
          </table:table-cell>
          <table:table-cell office:value-type="float" office:value="0">
            <text:p>0.000E+000</text:p>
          </table:table-cell>
          <table:table-cell office:value-type="float" office:value="0.000057">
            <text:p>5.7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.923518">
            <text:p>1.924E+000</text:p>
          </table:table-cell>
          <table:table-cell office:value-type="float" office:value="3.665376">
            <text:p>3.665E+000</text:p>
          </table:table-cell>
          <table:table-cell office:value-type="float" office:value="0.000551">
            <text:p>5.510E-004</text:p>
          </table:table-cell>
          <table:table-cell office:value-type="float" office:value="0.00054">
            <text:p>5.400E-004</text:p>
          </table:table-cell>
          <table:table-cell office:value-type="float" office:value="0">
            <text:p>0.000E+000</text:p>
          </table:table-cell>
          <table:table-cell office:value-type="float" office:value="0.001026">
            <text:p>1.02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.844444">
            <text:p>1.844E+000</text:p>
          </table:table-cell>
          <table:table-cell office:value-type="float" office:value="3.36816">
            <text:p>3.368E+000</text:p>
          </table:table-cell>
          <table:table-cell office:value-type="float" office:value="0.002965">
            <text:p>2.965E-003</text:p>
          </table:table-cell>
          <table:table-cell office:value-type="float" office:value="0.002971">
            <text:p>2.971E-003</text:p>
          </table:table-cell>
          <table:table-cell office:value-type="float" office:value="0.000009">
            <text:p>9.000E-006</text:p>
          </table:table-cell>
          <table:table-cell office:value-type="float" office:value="0.005432">
            <text:p>5.432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.867505">
            <text:p>1.868E+000</text:p>
          </table:table-cell>
          <table:table-cell office:value-type="float" office:value="3.453512">
            <text:p>3.454E+000</text:p>
          </table:table-cell>
          <table:table-cell office:value-type="float" office:value="0.000042">
            <text:p>4.200E-005</text:p>
          </table:table-cell>
          <table:table-cell office:value-type="float" office:value="0.000012">
            <text:p>1.200E-005</text:p>
          </table:table-cell>
          <table:table-cell office:value-type="float" office:value="0">
            <text:p>0.000E+000</text:p>
          </table:table-cell>
          <table:table-cell office:value-type="float" office:value="0.000009">
            <text:p>9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.916207">
            <text:p>1.916E+000</text:p>
          </table:table-cell>
          <table:table-cell office:value-type="float" office:value="3.636843">
            <text:p>3.637E+000</text:p>
          </table:table-cell>
          <table:table-cell office:value-type="float" office:value="0.001019">
            <text:p>1.019E-003</text:p>
          </table:table-cell>
          <table:table-cell office:value-type="float" office:value="0.000798">
            <text:p>7.980E-004</text:p>
          </table:table-cell>
          <table:table-cell office:value-type="float" office:value="0.000001">
            <text:p>1.000E-006</text:p>
          </table:table-cell>
          <table:table-cell office:value-type="float" office:value="0.001501">
            <text:p>1.50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.899943">
            <text:p>1.900E+000</text:p>
          </table:table-cell>
          <table:table-cell office:value-type="float" office:value="3.574384">
            <text:p>3.574E+000</text:p>
          </table:table-cell>
          <table:table-cell office:value-type="float" office:value="0.003782">
            <text:p>3.782E-003</text:p>
          </table:table-cell>
          <table:table-cell office:value-type="float" office:value="0.003838">
            <text:p>3.838E-003</text:p>
          </table:table-cell>
          <table:table-cell office:value-type="float" office:value="0.000015">
            <text:p>1.500E-005</text:p>
          </table:table-cell>
          <table:table-cell office:value-type="float" office:value="0.007254">
            <text:p>7.25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.833335">
            <text:p>1.833E+000</text:p>
          </table:table-cell>
          <table:table-cell office:value-type="float" office:value="3.326366">
            <text:p>3.326E+000</text:p>
          </table:table-cell>
          <table:table-cell office:value-type="float" office:value="0.000573">
            <text:p>5.730E-004</text:p>
          </table:table-cell>
          <table:table-cell office:value-type="float" office:value="0.000577">
            <text:p>5.770E-004</text:p>
          </table:table-cell>
          <table:table-cell office:value-type="float" office:value="0">
            <text:p>0.000E+000</text:p>
          </table:table-cell>
          <table:table-cell office:value-type="float" office:value="0.001048">
            <text:p>1.048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.729405">
            <text:p>1.729E+000</text:p>
          </table:table-cell>
          <table:table-cell office:value-type="float" office:value="2.957359">
            <text:p>2.957E+000</text:p>
          </table:table-cell>
          <table:table-cell office:value-type="float" office:value="0.013099">
            <text:p>1.310E-002</text:p>
          </table:table-cell>
          <table:table-cell office:value-type="float" office:value="0.012338">
            <text:p>1.234E-002</text:p>
          </table:table-cell>
          <table:table-cell office:value-type="float" office:value="0.000157">
            <text:p>1.570E-004</text:p>
          </table:table-cell>
          <table:table-cell office:value-type="float" office:value="0.021011">
            <text:p>2.101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.805054">
            <text:p>1.805E+000</text:p>
          </table:table-cell>
          <table:table-cell office:value-type="float" office:value="3.223377">
            <text:p>3.223E+000</text:p>
          </table:table-cell>
          <table:table-cell office:value-type="float" office:value="0.003573">
            <text:p>3.573E-003</text:p>
          </table:table-cell>
          <table:table-cell office:value-type="float" office:value="0.003347">
            <text:p>3.347E-003</text:p>
          </table:table-cell>
          <table:table-cell office:value-type="float" office:value="0.000012">
            <text:p>1.200E-005</text:p>
          </table:table-cell>
          <table:table-cell office:value-type="float" office:value="0.005967">
            <text:p>5.96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.803506">
            <text:p>1.804E+000</text:p>
          </table:table-cell>
          <table:table-cell office:value-type="float" office:value="3.219193">
            <text:p>3.219E+000</text:p>
          </table:table-cell>
          <table:table-cell office:value-type="float" office:value="0.000052">
            <text:p>5.200E-005</text:p>
          </table:table-cell>
          <table:table-cell office:value-type="float" office:value="0.000044">
            <text:p>4.400E-005</text:p>
          </table:table-cell>
          <table:table-cell office:value-type="float" office:value="0">
            <text:p>0.000E+000</text:p>
          </table:table-cell>
          <table:table-cell office:value-type="float" office:value="0.000078">
            <text:p>7.8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.74886">
            <text:p>1.749E+000</text:p>
          </table:table-cell>
          <table:table-cell office:value-type="float" office:value="3.025026">
            <text:p>3.025E+000</text:p>
          </table:table-cell>
          <table:table-cell office:value-type="float" office:value="0.000006">
            <text:p>6.000E-006</text:p>
          </table:table-cell>
          <table:table-cell office:value-type="float" office:value="0.000007">
            <text:p>7.000E-006</text:p>
          </table:table-cell>
          <table:table-cell office:value-type="float" office:value="0">
            <text:p>0.000E+000</text:p>
          </table:table-cell>
          <table:table-cell office:value-type="float" office:value="0.000011">
            <text:p>1.1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.927448">
            <text:p>1.927E+000</text:p>
          </table:table-cell>
          <table:table-cell office:value-type="float" office:value="3.680231">
            <text:p>3.680E+000</text:p>
          </table:table-cell>
          <table:table-cell office:value-type="float" office:value="0.014249">
            <text:p>1.425E-002</text:p>
          </table:table-cell>
          <table:table-cell office:value-type="float" office:value="0.013815">
            <text:p>1.382E-002</text:p>
          </table:table-cell>
          <table:table-cell office:value-type="float" office:value="0.000194">
            <text:p>1.940E-004</text:p>
          </table:table-cell>
          <table:table-cell office:value-type="float" office:value="0.026458">
            <text:p>2.646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841377">
            <text:p>1.841E+000</text:p>
          </table:table-cell>
          <table:table-cell office:value-type="float" office:value="3.358361">
            <text:p>3.358E+000</text:p>
          </table:table-cell>
          <table:table-cell office:value-type="float" office:value="0.007468">
            <text:p>7.468E-003</text:p>
          </table:table-cell>
          <table:table-cell office:value-type="float" office:value="0.007256">
            <text:p>7.256E-003</text:p>
          </table:table-cell>
          <table:table-cell office:value-type="float" office:value="0.000053">
            <text:p>5.300E-005</text:p>
          </table:table-cell>
          <table:table-cell office:value-type="float" office:value="0.013259">
            <text:p>1.326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.812312">
            <text:p>1.812E+000</text:p>
          </table:table-cell>
          <table:table-cell office:value-type="float" office:value="3.252293">
            <text:p>3.252E+000</text:p>
          </table:table-cell>
          <table:table-cell office:value-type="float" office:value="0.001202">
            <text:p>1.202E-003</text:p>
          </table:table-cell>
          <table:table-cell office:value-type="float" office:value="0.001042">
            <text:p>1.042E-003</text:p>
          </table:table-cell>
          <table:table-cell office:value-type="float" office:value="0.000001">
            <text:p>1.000E-006</text:p>
          </table:table-cell>
          <table:table-cell office:value-type="float" office:value="0.001797">
            <text:p>1.79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.785242">
            <text:p>1.785E+000</text:p>
          </table:table-cell>
          <table:table-cell office:value-type="float" office:value="3.154194">
            <text:p>3.154E+000</text:p>
          </table:table-cell>
          <table:table-cell office:value-type="float" office:value="0.002713">
            <text:p>2.713E-003</text:p>
          </table:table-cell>
          <table:table-cell office:value-type="float" office:value="0.002715">
            <text:p>2.715E-003</text:p>
          </table:table-cell>
          <table:table-cell office:value-type="float" office:value="0.000007">
            <text:p>7.000E-006</text:p>
          </table:table-cell>
          <table:table-cell office:value-type="float" office:value="0.004821">
            <text:p>4.82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.778986">
            <text:p>1.779E+000</text:p>
          </table:table-cell>
          <table:table-cell office:value-type="float" office:value="3.130365">
            <text:p>3.130E+000</text:p>
          </table:table-cell>
          <table:table-cell office:value-type="float" office:value="0.001921">
            <text:p>1.921E-003</text:p>
          </table:table-cell>
          <table:table-cell office:value-type="float" office:value="0.001846">
            <text:p>1.846E-003</text:p>
          </table:table-cell>
          <table:table-cell office:value-type="float" office:value="0.000003">
            <text:p>3.000E-006</text:p>
          </table:table-cell>
          <table:table-cell office:value-type="float" office:value="0.003255">
            <text:p>3.255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.732471">
            <text:p>1.732E+000</text:p>
          </table:table-cell>
          <table:table-cell office:value-type="float" office:value="2.968986">
            <text:p>2.969E+000</text:p>
          </table:table-cell>
          <table:table-cell office:value-type="float" office:value="0.001935">
            <text:p>1.935E-003</text:p>
          </table:table-cell>
          <table:table-cell office:value-type="float" office:value="0.001794">
            <text:p>1.794E-003</text:p>
          </table:table-cell>
          <table:table-cell office:value-type="float" office:value="0.000003">
            <text:p>3.000E-006</text:p>
          </table:table-cell>
          <table:table-cell office:value-type="float" office:value="0.003031">
            <text:p>3.03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.788889">
            <text:p>1.789E+000</text:p>
          </table:table-cell>
          <table:table-cell office:value-type="float" office:value="3.166897">
            <text:p>3.167E+000</text:p>
          </table:table-cell>
          <table:table-cell office:value-type="float" office:value="0.002234">
            <text:p>2.234E-003</text:p>
          </table:table-cell>
          <table:table-cell office:value-type="float" office:value="0.002144">
            <text:p>2.144E-003</text:p>
          </table:table-cell>
          <table:table-cell office:value-type="float" office:value="0.000005">
            <text:p>5.000E-006</text:p>
          </table:table-cell>
          <table:table-cell office:value-type="float" office:value="0.003814">
            <text:p>3.81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.788717">
            <text:p>1.789E+000</text:p>
          </table:table-cell>
          <table:table-cell office:value-type="float" office:value="3.165598">
            <text:p>3.166E+000</text:p>
          </table:table-cell>
          <table:table-cell office:value-type="float" office:value="0.000073">
            <text:p>7.300E-005</text:p>
          </table:table-cell>
          <table:table-cell office:value-type="float" office:value="0.000021">
            <text:p>2.100E-005</text:p>
          </table:table-cell>
          <table:table-cell office:value-type="float" office:value="0">
            <text:p>0.000E+000</text:p>
          </table:table-cell>
          <table:table-cell office:value-type="float" office:value="0.000017">
            <text:p>1.7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.881229">
            <text:p>1.881E+000</text:p>
          </table:table-cell>
          <table:table-cell office:value-type="float" office:value="3.504951">
            <text:p>3.505E+000</text:p>
          </table:table-cell>
          <table:table-cell office:value-type="float" office:value="0.027162">
            <text:p>2.716E-002</text:p>
          </table:table-cell>
          <table:table-cell office:value-type="float" office:value="0.026163">
            <text:p>2.616E-002</text:p>
          </table:table-cell>
          <table:table-cell office:value-type="float" office:value="0.000697">
            <text:p>6.970E-004</text:p>
          </table:table-cell>
          <table:table-cell office:value-type="float" office:value="0.048801">
            <text:p>4.880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.82196">
            <text:p>1.822E+000</text:p>
          </table:table-cell>
          <table:table-cell office:value-type="float" office:value="3.283472">
            <text:p>3.283E+000</text:p>
          </table:table-cell>
          <table:table-cell office:value-type="float" office:value="0.001023">
            <text:p>1.023E-003</text:p>
          </table:table-cell>
          <table:table-cell office:value-type="float" office:value="0.00071">
            <text:p>7.100E-004</text:p>
          </table:table-cell>
          <table:table-cell office:value-type="float" office:value="0.000001">
            <text:p>1.000E-006</text:p>
          </table:table-cell>
          <table:table-cell office:value-type="float" office:value="0.001145">
            <text:p>1.145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.785797">
            <text:p>1.786E+000</text:p>
          </table:table-cell>
          <table:table-cell office:value-type="float" office:value="3.155394">
            <text:p>3.155E+000</text:p>
          </table:table-cell>
          <table:table-cell office:value-type="float" office:value="0.003221">
            <text:p>3.221E-003</text:p>
          </table:table-cell>
          <table:table-cell office:value-type="float" office:value="0.003154">
            <text:p>3.154E-003</text:p>
          </table:table-cell>
          <table:table-cell office:value-type="float" office:value="0.00001">
            <text:p>1.000E-005</text:p>
          </table:table-cell>
          <table:table-cell office:value-type="float" office:value="0.005551">
            <text:p>5.55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.80867">
            <text:p>1.809E+000</text:p>
          </table:table-cell>
          <table:table-cell office:value-type="float" office:value="3.238463">
            <text:p>3.238E+000</text:p>
          </table:table-cell>
          <table:table-cell office:value-type="float" office:value="0.004231">
            <text:p>4.231E-003</text:p>
          </table:table-cell>
          <table:table-cell office:value-type="float" office:value="0.004111">
            <text:p>4.111E-003</text:p>
          </table:table-cell>
          <table:table-cell office:value-type="float" office:value="0.000017">
            <text:p>1.700E-005</text:p>
          </table:table-cell>
          <table:table-cell office:value-type="float" office:value="0.007391">
            <text:p>7.39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.857353">
            <text:p>1.857E+000</text:p>
          </table:table-cell>
          <table:table-cell office:value-type="float" office:value="3.414473">
            <text:p>3.414E+000</text:p>
          </table:table-cell>
          <table:table-cell office:value-type="float" office:value="0.000245">
            <text:p>2.450E-004</text:p>
          </table:table-cell>
          <table:table-cell office:value-type="float" office:value="0.000027">
            <text:p>2.700E-005</text:p>
          </table:table-cell>
          <table:table-cell office:value-type="float" office:value="-0">
            <text:p>-0.000E+000</text:p>
          </table:table-cell>
          <table:table-cell office:value-type="float" office:value="-0.00005">
            <text:p>-5.0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.859005">
            <text:p>1.859E+000</text:p>
          </table:table-cell>
          <table:table-cell office:value-type="float" office:value="3.421777">
            <text:p>3.422E+000</text:p>
          </table:table-cell>
          <table:table-cell office:value-type="float" office:value="0.00336">
            <text:p>3.360E-003</text:p>
          </table:table-cell>
          <table:table-cell office:value-type="float" office:value="0.003237">
            <text:p>3.237E-003</text:p>
          </table:table-cell>
          <table:table-cell office:value-type="float" office:value="0.000011">
            <text:p>1.100E-005</text:p>
          </table:table-cell>
          <table:table-cell office:value-type="float" office:value="0.005975">
            <text:p>5.975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.751017">
            <text:p>1.751E+000</text:p>
          </table:table-cell>
          <table:table-cell office:value-type="float" office:value="3.033948">
            <text:p>3.034E+000</text:p>
          </table:table-cell>
          <table:table-cell office:value-type="float" office:value="0.000185">
            <text:p>1.850E-004</text:p>
          </table:table-cell>
          <table:table-cell office:value-type="float" office:value="0.000112">
            <text:p>1.120E-004</text:p>
          </table:table-cell>
          <table:table-cell office:value-type="float" office:value="0">
            <text:p>0.000E+000</text:p>
          </table:table-cell>
          <table:table-cell office:value-type="float" office:value="0.000166">
            <text:p>1.66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.789411">
            <text:p>1.789E+000</text:p>
          </table:table-cell>
          <table:table-cell office:value-type="float" office:value="3.168267">
            <text:p>3.168E+000</text:p>
          </table:table-cell>
          <table:table-cell office:value-type="float" office:value="0.000249">
            <text:p>2.490E-004</text:p>
          </table:table-cell>
          <table:table-cell office:value-type="float" office:value="0.000072">
            <text:p>7.200E-005</text:p>
          </table:table-cell>
          <table:table-cell office:value-type="float" office:value="0">
            <text:p>0.000E+000</text:p>
          </table:table-cell>
          <table:table-cell office:value-type="float" office:value="0.00005">
            <text:p>5.0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.819679">
            <text:p>1.820E+000</text:p>
          </table:table-cell>
          <table:table-cell office:value-type="float" office:value="3.276117">
            <text:p>3.276E+000</text:p>
          </table:table-cell>
          <table:table-cell office:value-type="float" office:value="0.000049">
            <text:p>4.900E-005</text:p>
          </table:table-cell>
          <table:table-cell office:value-type="float" office:value="0.000005">
            <text:p>5.000E-006</text:p>
          </table:table-cell>
          <table:table-cell office:value-type="float" office:value="-0">
            <text:p>-0.000E+000</text:p>
          </table:table-cell>
          <table:table-cell office:value-type="float" office:value="-0.000008">
            <text:p>-8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811185">
            <text:p>1.811E+000</text:p>
          </table:table-cell>
          <table:table-cell office:value-type="float" office:value="3.244503">
            <text:p>3.245E+000</text:p>
          </table:table-cell>
          <table:table-cell office:value-type="float" office:value="0.00023">
            <text:p>2.300E-004</text:p>
          </table:table-cell>
          <table:table-cell office:value-type="float" office:value="0.000029">
            <text:p>2.900E-005</text:p>
          </table:table-cell>
          <table:table-cell office:value-type="float" office:value="-0">
            <text:p>-0.000E+000</text:p>
          </table:table-cell>
          <table:table-cell office:value-type="float" office:value="-0.000039">
            <text:p>-3.9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.80234">
            <text:p>1.802E+000</text:p>
          </table:table-cell>
          <table:table-cell office:value-type="float" office:value="3.215951">
            <text:p>3.216E+000</text:p>
          </table:table-cell>
          <table:table-cell office:value-type="float" office:value="0.00003">
            <text:p>3.000E-005</text:p>
          </table:table-cell>
          <table:table-cell office:value-type="float" office:value="0.000003">
            <text:p>3.000E-006</text:p>
          </table:table-cell>
          <table:table-cell office:value-type="float" office:value="-0">
            <text:p>-0.000E+000</text:p>
          </table:table-cell>
          <table:table-cell office:value-type="float" office:value="-0.000005">
            <text:p>-5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.79762">
            <text:p>1.798E+000</text:p>
          </table:table-cell>
          <table:table-cell office:value-type="float" office:value="3.199972">
            <text:p>3.200E+000</text:p>
          </table:table-cell>
          <table:table-cell office:value-type="float" office:value="0.000308">
            <text:p>3.080E-004</text:p>
          </table:table-cell>
          <table:table-cell office:value-type="float" office:value="0.000035">
            <text:p>3.500E-005</text:p>
          </table:table-cell>
          <table:table-cell office:value-type="float" office:value="-0">
            <text:p>-0.000E+000</text:p>
          </table:table-cell>
          <table:table-cell office:value-type="float" office:value="-0.000056">
            <text:p>-5.6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.815705">
            <text:p>1.816E+000</text:p>
          </table:table-cell>
          <table:table-cell office:value-type="float" office:value="3.262842">
            <text:p>3.263E+000</text:p>
          </table:table-cell>
          <table:table-cell office:value-type="float" office:value="0.002994">
            <text:p>2.994E-003</text:p>
          </table:table-cell>
          <table:table-cell office:value-type="float" office:value="0.002871">
            <text:p>2.871E-003</text:p>
          </table:table-cell>
          <table:table-cell office:value-type="float" office:value="0.000008">
            <text:p>8.000E-006</text:p>
          </table:table-cell>
          <table:table-cell office:value-type="float" office:value="0.005178">
            <text:p>5.17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.788568">
            <text:p>1.789E+000</text:p>
          </table:table-cell>
          <table:table-cell office:value-type="float" office:value="3.163859">
            <text:p>3.164E+000</text:p>
          </table:table-cell>
          <table:table-cell office:value-type="float" office:value="0.000433">
            <text:p>4.330E-004</text:p>
          </table:table-cell>
          <table:table-cell office:value-type="float" office:value="0.000051">
            <text:p>5.100E-005</text:p>
          </table:table-cell>
          <table:table-cell office:value-type="float" office:value="-0">
            <text:p>-0.000E+000</text:p>
          </table:table-cell>
          <table:table-cell office:value-type="float" office:value="-0.000083">
            <text:p>-8.3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.778053">
            <text:p>1.778E+000</text:p>
          </table:table-cell>
          <table:table-cell office:value-type="float" office:value="3.126014">
            <text:p>3.126E+000</text:p>
          </table:table-cell>
          <table:table-cell office:value-type="float" office:value="0.000592">
            <text:p>5.920E-004</text:p>
          </table:table-cell>
          <table:table-cell office:value-type="float" office:value="0.000586">
            <text:p>5.860E-004</text:p>
          </table:table-cell>
          <table:table-cell office:value-type="float" office:value="0">
            <text:p>0.000E+000</text:p>
          </table:table-cell>
          <table:table-cell office:value-type="float" office:value="0.001035">
            <text:p>1.035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.82277">
            <text:p>1.823E+000</text:p>
          </table:table-cell>
          <table:table-cell office:value-type="float" office:value="3.28961">
            <text:p>3.290E+000</text:p>
          </table:table-cell>
          <table:table-cell office:value-type="float" office:value="0.000547">
            <text:p>5.470E-004</text:p>
          </table:table-cell>
          <table:table-cell office:value-type="float" office:value="0.000589">
            <text:p>5.890E-004</text:p>
          </table:table-cell>
          <table:table-cell office:value-type="float" office:value="0">
            <text:p>0.000E+000</text:p>
          </table:table-cell>
          <table:table-cell office:value-type="float" office:value="0.000982">
            <text:p>9.82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.833138">
            <text:p>1.833E+000</text:p>
          </table:table-cell>
          <table:table-cell office:value-type="float" office:value="3.323196">
            <text:p>3.323E+000</text:p>
          </table:table-cell>
          <table:table-cell office:value-type="float" office:value="0.004236">
            <text:p>4.236E-003</text:p>
          </table:table-cell>
          <table:table-cell office:value-type="float" office:value="0.001223">
            <text:p>1.223E-003</text:p>
          </table:table-cell>
          <table:table-cell office:value-type="float" office:value="0.000002">
            <text:p>2.000E-006</text:p>
          </table:table-cell>
          <table:table-cell office:value-type="float" office:value="0.00086">
            <text:p>8.600E-004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.823326">
            <text:p>1.823E+000</text:p>
          </table:table-cell>
          <table:table-cell office:value-type="float" office:value="3.288564">
            <text:p>3.289E+000</text:p>
          </table:table-cell>
          <table:table-cell office:value-type="float" office:value="0.002454">
            <text:p>2.454E-003</text:p>
          </table:table-cell>
          <table:table-cell office:value-type="float" office:value="0.000675">
            <text:p>6.750E-004</text:p>
          </table:table-cell>
          <table:table-cell office:value-type="float" office:value="0.000001">
            <text:p>1.000E-006</text:p>
          </table:table-cell>
          <table:table-cell office:value-type="float" office:value="0.000417">
            <text:p>4.170E-004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.823326">
            <text:p>1.823E+000</text:p>
          </table:table-cell>
          <table:table-cell office:value-type="float" office:value="3.288564">
            <text:p>3.289E+000</text:p>
          </table:table-cell>
          <table:table-cell office:value-type="float" office:value="0.002454">
            <text:p>2.454E-003</text:p>
          </table:table-cell>
          <table:table-cell office:value-type="float" office:value="0.000675">
            <text:p>6.750E-004</text:p>
          </table:table-cell>
          <table:table-cell office:value-type="float" office:value="0.000001">
            <text:p>1.000E-006</text:p>
          </table:table-cell>
          <table:table-cell office:value-type="float" office:value="0.000417">
            <text:p>4.170E-004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.593294">
            <text:p>3.593E+000</text:p>
          </table:table-cell>
          <table:table-cell office:value-type="float" office:value="12.886277">
            <text:p>1.289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.835993">
            <text:p>1.836E+000</text:p>
          </table:table-cell>
          <table:table-cell office:value-type="float" office:value="3.342358">
            <text:p>3.342E+000</text:p>
          </table:table-cell>
          <table:table-cell office:value-type="float" office:value="0.001304">
            <text:p>1.304E-003</text:p>
          </table:table-cell>
          <table:table-cell office:value-type="float" office:value="0.000462">
            <text:p>4.620E-004</text:p>
          </table:table-cell>
          <table:table-cell office:value-type="float" office:value="0">
            <text:p>0.000E+000</text:p>
          </table:table-cell>
          <table:table-cell office:value-type="float" office:value="0.000459">
            <text:p>4.59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.835993">
            <text:p>1.836E+000</text:p>
          </table:table-cell>
          <table:table-cell office:value-type="float" office:value="3.342358">
            <text:p>3.342E+000</text:p>
          </table:table-cell>
          <table:table-cell office:value-type="float" office:value="0.001304">
            <text:p>1.304E-003</text:p>
          </table:table-cell>
          <table:table-cell office:value-type="float" office:value="0.000462">
            <text:p>4.620E-004</text:p>
          </table:table-cell>
          <table:table-cell office:value-type="float" office:value="0">
            <text:p>0.000E+000</text:p>
          </table:table-cell>
          <table:table-cell office:value-type="float" office:value="0.000459">
            <text:p>4.59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.828976">
            <text:p>1.829E+000</text:p>
          </table:table-cell>
          <table:table-cell office:value-type="float" office:value="3.315779">
            <text:p>3.316E+000</text:p>
          </table:table-cell>
          <table:table-cell office:value-type="float" office:value="0.003818">
            <text:p>3.818E-003</text:p>
          </table:table-cell>
          <table:table-cell office:value-type="float" office:value="0.001418">
            <text:p>1.418E-003</text:p>
          </table:table-cell>
          <table:table-cell office:value-type="float" office:value="0.000003">
            <text:p>3.000E-006</text:p>
          </table:table-cell>
          <table:table-cell office:value-type="float" office:value="0.001467">
            <text:p>1.467E-003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.875885">
            <text:p>1.876E+000</text:p>
          </table:table-cell>
          <table:table-cell office:value-type="float" office:value="3.484545">
            <text:p>3.485E+000</text:p>
          </table:table-cell>
          <table:table-cell office:value-type="float" office:value="0.001469">
            <text:p>1.469E-003</text:p>
          </table:table-cell>
          <table:table-cell office:value-type="float" office:value="0.001604">
            <text:p>1.604E-003</text:p>
          </table:table-cell>
          <table:table-cell office:value-type="float" office:value="0.000002">
            <text:p>2.000E-006</text:p>
          </table:table-cell>
          <table:table-cell office:value-type="float" office:value="0.002948">
            <text:p>2.94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.859321">
            <text:p>1.859E+000</text:p>
          </table:table-cell>
          <table:table-cell office:value-type="float" office:value="3.422831">
            <text:p>3.423E+000</text:p>
          </table:table-cell>
          <table:table-cell office:value-type="float" office:value="0.000305">
            <text:p>3.050E-004</text:p>
          </table:table-cell>
          <table:table-cell office:value-type="float" office:value="0.000252">
            <text:p>2.520E-004</text:p>
          </table:table-cell>
          <table:table-cell office:value-type="float" office:value="0">
            <text:p>0.000E+000</text:p>
          </table:table-cell>
          <table:table-cell office:value-type="float" office:value="0.000464">
            <text:p>4.64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.827427">
            <text:p>1.827E+000</text:p>
          </table:table-cell>
          <table:table-cell office:value-type="float" office:value="3.305825">
            <text:p>3.306E+000</text:p>
          </table:table-cell>
          <table:table-cell office:value-type="float" office:value="0.000946">
            <text:p>9.460E-004</text:p>
          </table:table-cell>
          <table:table-cell office:value-type="float" office:value="0.000118">
            <text:p>1.180E-004</text:p>
          </table:table-cell>
          <table:table-cell office:value-type="float" office:value="-0">
            <text:p>-0.000E+000</text:p>
          </table:table-cell>
          <table:table-cell office:value-type="float" office:value="-0.00015">
            <text:p>-1.50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.892536">
            <text:p>1.893E+000</text:p>
          </table:table-cell>
          <table:table-cell office:value-type="float" office:value="3.546038">
            <text:p>3.546E+000</text:p>
          </table:table-cell>
          <table:table-cell office:value-type="float" office:value="0.009357">
            <text:p>9.357E-003</text:p>
          </table:table-cell>
          <table:table-cell office:value-type="float" office:value="0.007852">
            <text:p>7.852E-003</text:p>
          </table:table-cell>
          <table:table-cell office:value-type="float" office:value="0.000067">
            <text:p>6.700E-005</text:p>
          </table:table-cell>
          <table:table-cell office:value-type="float" office:value="0.014225">
            <text:p>1.423E-002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.851123">
            <text:p>1.851E+000</text:p>
          </table:table-cell>
          <table:table-cell office:value-type="float" office:value="3.390886">
            <text:p>3.391E+000</text:p>
          </table:table-cell>
          <table:table-cell office:value-type="float" office:value="0.000073">
            <text:p>7.300E-005</text:p>
          </table:table-cell>
          <table:table-cell office:value-type="float" office:value="0.00001">
            <text:p>1.000E-005</text:p>
          </table:table-cell>
          <table:table-cell office:value-type="float" office:value="-0">
            <text:p>-0.000E+000</text:p>
          </table:table-cell>
          <table:table-cell office:value-type="float" office:value="-0.00001">
            <text:p>-1.0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.862049">
            <text:p>1.862E+000</text:p>
          </table:table-cell>
          <table:table-cell office:value-type="float" office:value="3.4315">
            <text:p>3.432E+000</text:p>
          </table:table-cell>
          <table:table-cell office:value-type="float" office:value="0.000127">
            <text:p>1.270E-004</text:p>
          </table:table-cell>
          <table:table-cell office:value-type="float" office:value="0.000019">
            <text:p>1.900E-005</text:p>
          </table:table-cell>
          <table:table-cell office:value-type="float" office:value="-0">
            <text:p>-0.000E+000</text:p>
          </table:table-cell>
          <table:table-cell office:value-type="float" office:value="-0.000015">
            <text:p>-1.5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78774">
            <text:p>1.788E+000</text:p>
          </table:table-cell>
          <table:table-cell office:value-type="float" office:value="3.162658">
            <text:p>3.163E+000</text:p>
          </table:table-cell>
          <table:table-cell office:value-type="float" office:value="0.003057">
            <text:p>3.057E-003</text:p>
          </table:table-cell>
          <table:table-cell office:value-type="float" office:value="0.002784">
            <text:p>2.784E-003</text:p>
          </table:table-cell>
          <table:table-cell office:value-type="float" office:value="0.000008">
            <text:p>8.000E-006</text:p>
          </table:table-cell>
          <table:table-cell office:value-type="float" office:value="0.004913">
            <text:p>4.91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.769491">
            <text:p>1.769E+000</text:p>
          </table:table-cell>
          <table:table-cell office:value-type="float" office:value="3.099644">
            <text:p>3.100E+000</text:p>
          </table:table-cell>
          <table:table-cell office:value-type="float" office:value="0.009847">
            <text:p>9.847E-003</text:p>
          </table:table-cell>
          <table:table-cell office:value-type="float" office:value="0.009801">
            <text:p>9.801E-003</text:p>
          </table:table-cell>
          <table:table-cell office:value-type="float" office:value="0.000096">
            <text:p>9.600E-005</text:p>
          </table:table-cell>
          <table:table-cell office:value-type="float" office:value="0.017242">
            <text:p>1.724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.781846">
            <text:p>1.782E+000</text:p>
          </table:table-cell>
          <table:table-cell office:value-type="float" office:value="3.140357">
            <text:p>3.140E+000</text:p>
          </table:table-cell>
          <table:table-cell office:value-type="float" office:value="0.000155">
            <text:p>1.550E-004</text:p>
          </table:table-cell>
          <table:table-cell office:value-type="float" office:value="0.000131">
            <text:p>1.310E-004</text:p>
          </table:table-cell>
          <table:table-cell office:value-type="float" office:value="0">
            <text:p>0.000E+000</text:p>
          </table:table-cell>
          <table:table-cell office:value-type="float" office:value="0.000225">
            <text:p>2.25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.822295">
            <text:p>1.822E+000</text:p>
          </table:table-cell>
          <table:table-cell office:value-type="float" office:value="3.286385">
            <text:p>3.286E+000</text:p>
          </table:table-cell>
          <table:table-cell office:value-type="float" office:value="0.00021">
            <text:p>2.100E-004</text:p>
          </table:table-cell>
          <table:table-cell office:value-type="float" office:value="0.000156">
            <text:p>1.560E-004</text:p>
          </table:table-cell>
          <table:table-cell office:value-type="float" office:value="0">
            <text:p>0.000E+000</text:p>
          </table:table-cell>
          <table:table-cell office:value-type="float" office:value="0.000263">
            <text:p>2.63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.880322">
            <text:p>1.880E+000</text:p>
          </table:table-cell>
          <table:table-cell office:value-type="float" office:value="3.50119">
            <text:p>3.501E+000</text:p>
          </table:table-cell>
          <table:table-cell office:value-type="float" office:value="0.000094">
            <text:p>9.400E-005</text:p>
          </table:table-cell>
          <table:table-cell office:value-type="float" office:value="0.000033">
            <text:p>3.300E-005</text:p>
          </table:table-cell>
          <table:table-cell office:value-type="float" office:value="0">
            <text:p>0.000E+000</text:p>
          </table:table-cell>
          <table:table-cell office:value-type="float" office:value="0.000033">
            <text:p>3.3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.81862">
            <text:p>1.819E+000</text:p>
          </table:table-cell>
          <table:table-cell office:value-type="float" office:value="3.274598">
            <text:p>3.275E+000</text:p>
          </table:table-cell>
          <table:table-cell office:value-type="float" office:value="0.000675">
            <text:p>6.750E-004</text:p>
          </table:table-cell>
          <table:table-cell office:value-type="float" office:value="0.00072">
            <text:p>7.200E-004</text:p>
          </table:table-cell>
          <table:table-cell office:value-type="float" office:value="0.000001">
            <text:p>1.000E-006</text:p>
          </table:table-cell>
          <table:table-cell office:value-type="float" office:value="0.0013">
            <text:p>1.300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.804721">
            <text:p>1.805E+000</text:p>
          </table:table-cell>
          <table:table-cell office:value-type="float" office:value="3.224043">
            <text:p>3.224E+000</text:p>
          </table:table-cell>
          <table:table-cell office:value-type="float" office:value="0.002668">
            <text:p>2.668E-003</text:p>
          </table:table-cell>
          <table:table-cell office:value-type="float" office:value="0.002551">
            <text:p>2.551E-003</text:p>
          </table:table-cell>
          <table:table-cell office:value-type="float" office:value="0.000007">
            <text:p>7.000E-006</text:p>
          </table:table-cell>
          <table:table-cell office:value-type="float" office:value="0.004549">
            <text:p>4.549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.808961">
            <text:p>1.809E+000</text:p>
          </table:table-cell>
          <table:table-cell office:value-type="float" office:value="3.239123">
            <text:p>3.239E+000</text:p>
          </table:table-cell>
          <table:table-cell office:value-type="float" office:value="0.000545">
            <text:p>5.450E-004</text:p>
          </table:table-cell>
          <table:table-cell office:value-type="float" office:value="0.000319">
            <text:p>3.190E-004</text:p>
          </table:table-cell>
          <table:table-cell office:value-type="float" office:value="0">
            <text:p>0.000E+000</text:p>
          </table:table-cell>
          <table:table-cell office:value-type="float" office:value="0.000502">
            <text:p>5.02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.92044">
            <text:p>1.920E+000</text:p>
          </table:table-cell>
          <table:table-cell office:value-type="float" office:value="3.654699">
            <text:p>3.655E+000</text:p>
          </table:table-cell>
          <table:table-cell office:value-type="float" office:value="0.000638">
            <text:p>6.380E-004</text:p>
          </table:table-cell>
          <table:table-cell office:value-type="float" office:value="0.000566">
            <text:p>5.660E-004</text:p>
          </table:table-cell>
          <table:table-cell office:value-type="float" office:value="0">
            <text:p>0.000E+000</text:p>
          </table:table-cell>
          <table:table-cell office:value-type="float" office:value="0.001076">
            <text:p>1.076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.835858">
            <text:p>1.836E+000</text:p>
          </table:table-cell>
          <table:table-cell office:value-type="float" office:value="3.335233">
            <text:p>3.335E+000</text:p>
          </table:table-cell>
          <table:table-cell office:value-type="float" office:value="0.000119">
            <text:p>1.190E-004</text:p>
          </table:table-cell>
          <table:table-cell office:value-type="float" office:value="0.000014">
            <text:p>1.400E-005</text:p>
          </table:table-cell>
          <table:table-cell office:value-type="float" office:value="-0">
            <text:p>-0.000E+000</text:p>
          </table:table-cell>
          <table:table-cell office:value-type="float" office:value="-0.000024">
            <text:p>-2.4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.805583">
            <text:p>1.806E+000</text:p>
          </table:table-cell>
          <table:table-cell office:value-type="float" office:value="3.226746">
            <text:p>3.227E+000</text:p>
          </table:table-cell>
          <table:table-cell office:value-type="float" office:value="0.002455">
            <text:p>2.455E-003</text:p>
          </table:table-cell>
          <table:table-cell office:value-type="float" office:value="0.002061">
            <text:p>2.061E-003</text:p>
          </table:table-cell>
          <table:table-cell office:value-type="float" office:value="0.000005">
            <text:p>5.000E-006</text:p>
          </table:table-cell>
          <table:table-cell office:value-type="float" office:value="0.003549">
            <text:p>3.549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.852768">
            <text:p>1.853E+000</text:p>
          </table:table-cell>
          <table:table-cell office:value-type="float" office:value="3.398269">
            <text:p>3.398E+000</text:p>
          </table:table-cell>
          <table:table-cell office:value-type="float" office:value="0.023417">
            <text:p>2.342E-002</text:p>
          </table:table-cell>
          <table:table-cell office:value-type="float" office:value="0.022974">
            <text:p>2.297E-002</text:p>
          </table:table-cell>
          <table:table-cell office:value-type="float" office:value="0.000533">
            <text:p>5.330E-004</text:p>
          </table:table-cell>
          <table:table-cell office:value-type="float" office:value="0.04235">
            <text:p>4.235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.84175">
            <text:p>1.842E+000</text:p>
          </table:table-cell>
          <table:table-cell office:value-type="float" office:value="3.358128">
            <text:p>3.358E+000</text:p>
          </table:table-cell>
          <table:table-cell office:value-type="float" office:value="0.000088">
            <text:p>8.800E-005</text:p>
          </table:table-cell>
          <table:table-cell office:value-type="float" office:value="0.000038">
            <text:p>3.800E-005</text:p>
          </table:table-cell>
          <table:table-cell office:value-type="float" office:value="0">
            <text:p>0.000E+000</text:p>
          </table:table-cell>
          <table:table-cell office:value-type="float" office:value="0.000049">
            <text:p>4.9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.898549">
            <text:p>1.899E+000</text:p>
          </table:table-cell>
          <table:table-cell office:value-type="float" office:value="3.57047">
            <text:p>3.570E+000</text:p>
          </table:table-cell>
          <table:table-cell office:value-type="float" office:value="0.004151">
            <text:p>4.151E-003</text:p>
          </table:table-cell>
          <table:table-cell office:value-type="float" office:value="0.004108">
            <text:p>4.108E-003</text:p>
          </table:table-cell>
          <table:table-cell office:value-type="float" office:value="0.000017">
            <text:p>1.700E-005</text:p>
          </table:table-cell>
          <table:table-cell office:value-type="float" office:value="0.007761">
            <text:p>7.761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.825577">
            <text:p>1.826E+000</text:p>
          </table:table-cell>
          <table:table-cell office:value-type="float" office:value="3.298987">
            <text:p>3.299E+000</text:p>
          </table:table-cell>
          <table:table-cell office:value-type="float" office:value="0.002655">
            <text:p>2.655E-003</text:p>
          </table:table-cell>
          <table:table-cell office:value-type="float" office:value="0.002535">
            <text:p>2.535E-003</text:p>
          </table:table-cell>
          <table:table-cell office:value-type="float" office:value="0.000007">
            <text:p>7.000E-006</text:p>
          </table:table-cell>
          <table:table-cell office:value-type="float" office:value="0.004602">
            <text:p>4.602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.745741">
            <text:p>1.746E+000</text:p>
          </table:table-cell>
          <table:table-cell office:value-type="float" office:value="3.015046">
            <text:p>3.015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.948559">
            <text:p>1.949E+000</text:p>
          </table:table-cell>
          <table:table-cell office:value-type="float" office:value="3.761883">
            <text:p>3.762E+000</text:p>
          </table:table-cell>
          <table:table-cell office:value-type="float" office:value="0.017193">
            <text:p>1.719E-002</text:p>
          </table:table-cell>
          <table:table-cell office:value-type="float" office:value="0.015765">
            <text:p>1.577E-002</text:p>
          </table:table-cell>
          <table:table-cell office:value-type="float" office:value="0.00026">
            <text:p>2.600E-004</text:p>
          </table:table-cell>
          <table:table-cell office:value-type="float" office:value="0.030273">
            <text:p>3.027E-002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.82613">
            <text:p>1.826E+000</text:p>
          </table:table-cell>
          <table:table-cell office:value-type="float" office:value="3.302162">
            <text:p>3.302E+000</text:p>
          </table:table-cell>
          <table:table-cell office:value-type="float" office:value="0.025532">
            <text:p>2.553E-002</text:p>
          </table:table-cell>
          <table:table-cell office:value-type="float" office:value="0.024583">
            <text:p>2.458E-002</text:p>
          </table:table-cell>
          <table:table-cell office:value-type="float" office:value="0.000616">
            <text:p>6.160E-004</text:p>
          </table:table-cell>
          <table:table-cell office:value-type="float" office:value="0.04437">
            <text:p>4.437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.78396">
            <text:p>1.784E+000</text:p>
          </table:table-cell>
          <table:table-cell office:value-type="float" office:value="3.150366">
            <text:p>3.150E+000</text:p>
          </table:table-cell>
          <table:table-cell office:value-type="float" office:value="0.010451">
            <text:p>1.045E-002</text:p>
          </table:table-cell>
          <table:table-cell office:value-type="float" office:value="0.010366">
            <text:p>1.037E-002</text:p>
          </table:table-cell>
          <table:table-cell office:value-type="float" office:value="0.000108">
            <text:p>1.080E-004</text:p>
          </table:table-cell>
          <table:table-cell office:value-type="float" office:value="0.018395">
            <text:p>1.840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.816435">
            <text:p>1.816E+000</text:p>
          </table:table-cell>
          <table:table-cell office:value-type="float" office:value="3.265256">
            <text:p>3.265E+000</text:p>
          </table:table-cell>
          <table:table-cell office:value-type="float" office:value="0.000747">
            <text:p>7.470E-004</text:p>
          </table:table-cell>
          <table:table-cell office:value-type="float" office:value="0.000617">
            <text:p>6.170E-004</text:p>
          </table:table-cell>
          <table:table-cell office:value-type="float" office:value="0">
            <text:p>0.000E+000</text:p>
          </table:table-cell>
          <table:table-cell office:value-type="float" office:value="0.00103">
            <text:p>1.030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.815944">
            <text:p>1.816E+000</text:p>
          </table:table-cell>
          <table:table-cell office:value-type="float" office:value="3.265366">
            <text:p>3.265E+000</text:p>
          </table:table-cell>
          <table:table-cell office:value-type="float" office:value="0.00068">
            <text:p>6.800E-004</text:p>
          </table:table-cell>
          <table:table-cell office:value-type="float" office:value="0.000611">
            <text:p>6.110E-004</text:p>
          </table:table-cell>
          <table:table-cell office:value-type="float" office:value="0">
            <text:p>0.000E+000</text:p>
          </table:table-cell>
          <table:table-cell office:value-type="float" office:value="0.001076">
            <text:p>1.07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.726776">
            <text:p>1.727E+000</text:p>
          </table:table-cell>
          <table:table-cell office:value-type="float" office:value="2.949153">
            <text:p>2.949E+000</text:p>
          </table:table-cell>
          <table:table-cell office:value-type="float" office:value="0.001866">
            <text:p>1.866E-003</text:p>
          </table:table-cell>
          <table:table-cell office:value-type="float" office:value="0.001892">
            <text:p>1.892E-003</text:p>
          </table:table-cell>
          <table:table-cell office:value-type="float" office:value="0.000004">
            <text:p>4.000E-006</text:p>
          </table:table-cell>
          <table:table-cell office:value-type="float" office:value="0.003249">
            <text:p>3.249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.859424">
            <text:p>1.859E+000</text:p>
          </table:table-cell>
          <table:table-cell office:value-type="float" office:value="3.422847">
            <text:p>3.423E+000</text:p>
          </table:table-cell>
          <table:table-cell office:value-type="float" office:value="0.002698">
            <text:p>2.698E-003</text:p>
          </table:table-cell>
          <table:table-cell office:value-type="float" office:value="0.002631">
            <text:p>2.631E-003</text:p>
          </table:table-cell>
          <table:table-cell office:value-type="float" office:value="0.000007">
            <text:p>7.000E-006</text:p>
          </table:table-cell>
          <table:table-cell office:value-type="float" office:value="0.004867">
            <text:p>4.86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.847339">
            <text:p>1.847E+000</text:p>
          </table:table-cell>
          <table:table-cell office:value-type="float" office:value="3.377613">
            <text:p>3.378E+000</text:p>
          </table:table-cell>
          <table:table-cell office:value-type="float" office:value="0.001625">
            <text:p>1.625E-003</text:p>
          </table:table-cell>
          <table:table-cell office:value-type="float" office:value="0.001399">
            <text:p>1.399E-003</text:p>
          </table:table-cell>
          <table:table-cell office:value-type="float" office:value="0.000002">
            <text:p>2.000E-006</text:p>
          </table:table-cell>
          <table:table-cell office:value-type="float" office:value="0.002531">
            <text:p>2.531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.811828">
            <text:p>1.812E+000</text:p>
          </table:table-cell>
          <table:table-cell office:value-type="float" office:value="3.248158">
            <text:p>3.248E+000</text:p>
          </table:table-cell>
          <table:table-cell office:value-type="float" office:value="0.000003">
            <text:p>3.000E-006</text:p>
          </table:table-cell>
          <table:table-cell office:value-type="float" office:value="0.000001">
            <text:p>1.000E-006</text:p>
          </table:table-cell>
          <table:table-cell office:value-type="float" office:value="0">
            <text:p>0.000E+000</text:p>
          </table:table-cell>
          <table:table-cell office:value-type="float" office:value="0.000001">
            <text:p>1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.781176">
            <text:p>1.781E+000</text:p>
          </table:table-cell>
          <table:table-cell office:value-type="float" office:value="3.139001">
            <text:p>3.139E+000</text:p>
          </table:table-cell>
          <table:table-cell office:value-type="float" office:value="0.000018">
            <text:p>1.800E-005</text:p>
          </table:table-cell>
          <table:table-cell office:value-type="float" office:value="0.000005">
            <text:p>5.000E-006</text:p>
          </table:table-cell>
          <table:table-cell office:value-type="float" office:value="0">
            <text:p>0.000E+000</text:p>
          </table:table-cell>
          <table:table-cell office:value-type="float" office:value="0.000003">
            <text:p>3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.796575">
            <text:p>1.797E+000</text:p>
          </table:table-cell>
          <table:table-cell office:value-type="float" office:value="3.194291">
            <text:p>3.194E+000</text:p>
          </table:table-cell>
          <table:table-cell office:value-type="float" office:value="0.000044">
            <text:p>4.400E-005</text:p>
          </table:table-cell>
          <table:table-cell office:value-type="float" office:value="0.000018">
            <text:p>1.800E-005</text:p>
          </table:table-cell>
          <table:table-cell office:value-type="float" office:value="0">
            <text:p>0.000E+000</text:p>
          </table:table-cell>
          <table:table-cell office:value-type="float" office:value="0.000019">
            <text:p>1.9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.887973">
            <text:p>1.888E+000</text:p>
          </table:table-cell>
          <table:table-cell office:value-type="float" office:value="3.530075">
            <text:p>3.530E+000</text:p>
          </table:table-cell>
          <table:table-cell office:value-type="float" office:value="0.005143">
            <text:p>5.143E-003</text:p>
          </table:table-cell>
          <table:table-cell office:value-type="float" office:value="0.00496">
            <text:p>4.960E-003</text:p>
          </table:table-cell>
          <table:table-cell office:value-type="float" office:value="0.000025">
            <text:p>2.500E-005</text:p>
          </table:table-cell>
          <table:table-cell office:value-type="float" office:value="0.00927">
            <text:p>9.270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811743">
            <text:p>1.812E+000</text:p>
          </table:table-cell>
          <table:table-cell office:value-type="float" office:value="3.249774">
            <text:p>3.250E+000</text:p>
          </table:table-cell>
          <table:table-cell office:value-type="float" office:value="0.000581">
            <text:p>5.810E-004</text:p>
          </table:table-cell>
          <table:table-cell office:value-type="float" office:value="0.000403">
            <text:p>4.030E-004</text:p>
          </table:table-cell>
          <table:table-cell office:value-type="float" office:value="0">
            <text:p>0.000E+000</text:p>
          </table:table-cell>
          <table:table-cell office:value-type="float" office:value="0.00065">
            <text:p>6.50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.838692">
            <text:p>1.839E+000</text:p>
          </table:table-cell>
          <table:table-cell office:value-type="float" office:value="3.347651">
            <text:p>3.348E+000</text:p>
          </table:table-cell>
          <table:table-cell office:value-type="float" office:value="0.002227">
            <text:p>2.227E-003</text:p>
          </table:table-cell>
          <table:table-cell office:value-type="float" office:value="0.002152">
            <text:p>2.152E-003</text:p>
          </table:table-cell>
          <table:table-cell office:value-type="float" office:value="0.000005">
            <text:p>5.000E-006</text:p>
          </table:table-cell>
          <table:table-cell office:value-type="float" office:value="0.003907">
            <text:p>3.90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.737986">
            <text:p>1.738E+000</text:p>
          </table:table-cell>
          <table:table-cell office:value-type="float" office:value="2.987548">
            <text:p>2.988E+000</text:p>
          </table:table-cell>
          <table:table-cell office:value-type="float" office:value="0.001907">
            <text:p>1.907E-003</text:p>
          </table:table-cell>
          <table:table-cell office:value-type="float" office:value="0.001914">
            <text:p>1.914E-003</text:p>
          </table:table-cell>
          <table:table-cell office:value-type="float" office:value="0.000004">
            <text:p>4.000E-006</text:p>
          </table:table-cell>
          <table:table-cell office:value-type="float" office:value="0.003295">
            <text:p>3.295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.784031">
            <text:p>1.784E+000</text:p>
          </table:table-cell>
          <table:table-cell office:value-type="float" office:value="3.149509">
            <text:p>3.150E+000</text:p>
          </table:table-cell>
          <table:table-cell office:value-type="float" office:value="0.000031">
            <text:p>3.100E-005</text:p>
          </table:table-cell>
          <table:table-cell office:value-type="float" office:value="0.000013">
            <text:p>1.300E-005</text:p>
          </table:table-cell>
          <table:table-cell office:value-type="float" office:value="0">
            <text:p>0.000E+000</text:p>
          </table:table-cell>
          <table:table-cell office:value-type="float" office:value="0.000015">
            <text:p>1.5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.881046">
            <text:p>1.881E+000</text:p>
          </table:table-cell>
          <table:table-cell office:value-type="float" office:value="3.503558">
            <text:p>3.504E+000</text:p>
          </table:table-cell>
          <table:table-cell office:value-type="float" office:value="0.004117">
            <text:p>4.117E-003</text:p>
          </table:table-cell>
          <table:table-cell office:value-type="float" office:value="0.004028">
            <text:p>4.028E-003</text:p>
          </table:table-cell>
          <table:table-cell office:value-type="float" office:value="0.000016">
            <text:p>1.600E-005</text:p>
          </table:table-cell>
          <table:table-cell office:value-type="float" office:value="0.007523">
            <text:p>7.52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.741101">
            <text:p>1.741E+000</text:p>
          </table:table-cell>
          <table:table-cell office:value-type="float" office:value="2.999769">
            <text:p>3.000E+000</text:p>
          </table:table-cell>
          <table:table-cell office:value-type="float" office:value="0.024414">
            <text:p>2.441E-002</text:p>
          </table:table-cell>
          <table:table-cell office:value-type="float" office:value="0.023462">
            <text:p>2.346E-002</text:p>
          </table:table-cell>
          <table:table-cell office:value-type="float" office:value="0.000562">
            <text:p>5.620E-004</text:p>
          </table:table-cell>
          <table:table-cell office:value-type="float" office:value="0.039993">
            <text:p>3.999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.706792">
            <text:p>1.707E+000</text:p>
          </table:table-cell>
          <table:table-cell office:value-type="float" office:value="2.884874">
            <text:p>2.885E+000</text:p>
          </table:table-cell>
          <table:table-cell office:value-type="float" office:value="0.000007">
            <text:p>7.000E-006</text:p>
          </table:table-cell>
          <table:table-cell office:value-type="float" office:value="0.000003">
            <text:p>3.000E-006</text:p>
          </table:table-cell>
          <table:table-cell office:value-type="float" office:value="0">
            <text:p>0.000E+000</text:p>
          </table:table-cell>
          <table:table-cell office:value-type="float" office:value="0.000005">
            <text:p>5.000E-006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.681873">
            <text:p>1.682E+000</text:p>
          </table:table-cell>
          <table:table-cell office:value-type="float" office:value="2.795273">
            <text:p>2.795E+000</text:p>
          </table:table-cell>
          <table:table-cell office:value-type="float" office:value="0.004729">
            <text:p>4.729E-003</text:p>
          </table:table-cell>
          <table:table-cell office:value-type="float" office:value="0.001171">
            <text:p>1.171E-003</text:p>
          </table:table-cell>
          <table:table-cell office:value-type="float" office:value="0.000002">
            <text:p>2.000E-006</text:p>
          </table:table-cell>
          <table:table-cell office:value-type="float" office:value="0.000413">
            <text:p>4.130E-004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.881823">
            <text:p>1.882E+000</text:p>
          </table:table-cell>
          <table:table-cell office:value-type="float" office:value="3.508725">
            <text:p>3.509E+000</text:p>
          </table:table-cell>
          <table:table-cell office:value-type="float" office:value="0.000184">
            <text:p>1.840E-004</text:p>
          </table:table-cell>
          <table:table-cell office:value-type="float" office:value="0.000248">
            <text:p>2.480E-004</text:p>
          </table:table-cell>
          <table:table-cell office:value-type="float" office:value="0">
            <text:p>0.000E+000</text:p>
          </table:table-cell>
          <table:table-cell office:value-type="float" office:value="0.000461">
            <text:p>4.61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.884067">
            <text:p>1.884E+000</text:p>
          </table:table-cell>
          <table:table-cell office:value-type="float" office:value="3.515864">
            <text:p>3.516E+000</text:p>
          </table:table-cell>
          <table:table-cell office:value-type="float" office:value="0.081674">
            <text:p>8.167E-002</text:p>
          </table:table-cell>
          <table:table-cell office:value-type="float" office:value="0.079681">
            <text:p>7.968E-002</text:p>
          </table:table-cell>
          <table:table-cell office:value-type="float" office:value="0.006428">
            <text:p>6.428E-003</text:p>
          </table:table-cell>
          <table:table-cell office:value-type="float" office:value="0.149369">
            <text:p>1.494E-001</text:p>
          </table:table-cell>
          <table:table-cell office:value-type="float" office:value="0.000004">
            <text:p>4.000E-00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.75166">
            <text:p>1.752E+000</text:p>
          </table:table-cell>
          <table:table-cell office:value-type="float" office:value="3.034023">
            <text:p>3.034E+000</text:p>
          </table:table-cell>
          <table:table-cell office:value-type="float" office:value="0.000016">
            <text:p>1.600E-005</text:p>
          </table:table-cell>
          <table:table-cell office:value-type="float" office:value="0.000002">
            <text:p>2.000E-006</text:p>
          </table:table-cell>
          <table:table-cell office:value-type="float" office:value="-0">
            <text:p>-0.000E+000</text:p>
          </table:table-cell>
          <table:table-cell office:value-type="float" office:value="-0.000002">
            <text:p>-2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.774391">
            <text:p>1.774E+000</text:p>
          </table:table-cell>
          <table:table-cell office:value-type="float" office:value="3.114331">
            <text:p>3.114E+000</text:p>
          </table:table-cell>
          <table:table-cell office:value-type="float" office:value="0.002606">
            <text:p>2.606E-003</text:p>
          </table:table-cell>
          <table:table-cell office:value-type="float" office:value="0.00262">
            <text:p>2.620E-003</text:p>
          </table:table-cell>
          <table:table-cell office:value-type="float" office:value="0.000007">
            <text:p>7.000E-006</text:p>
          </table:table-cell>
          <table:table-cell office:value-type="float" office:value="0.004624">
            <text:p>4.62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.82692">
            <text:p>1.827E+000</text:p>
          </table:table-cell>
          <table:table-cell office:value-type="float" office:value="3.303955">
            <text:p>3.304E+000</text:p>
          </table:table-cell>
          <table:table-cell office:value-type="float" office:value="0.000244">
            <text:p>2.440E-004</text:p>
          </table:table-cell>
          <table:table-cell office:value-type="float" office:value="0.000202">
            <text:p>2.020E-004</text:p>
          </table:table-cell>
          <table:table-cell office:value-type="float" office:value="0">
            <text:p>0.000E+000</text:p>
          </table:table-cell>
          <table:table-cell office:value-type="float" office:value="0.000365">
            <text:p>3.65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.786043">
            <text:p>1.786E+000</text:p>
          </table:table-cell>
          <table:table-cell office:value-type="float" office:value="3.156038">
            <text:p>3.156E+000</text:p>
          </table:table-cell>
          <table:table-cell office:value-type="float" office:value="0.032973">
            <text:p>3.297E-002</text:p>
          </table:table-cell>
          <table:table-cell office:value-type="float" office:value="0.032256">
            <text:p>3.226E-002</text:p>
          </table:table-cell>
          <table:table-cell office:value-type="float" office:value="0.001052">
            <text:p>1.052E-003</text:p>
          </table:table-cell>
          <table:table-cell office:value-type="float" office:value="0.057288">
            <text:p>5.729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.750322">
            <text:p>1.750E+000</text:p>
          </table:table-cell>
          <table:table-cell office:value-type="float" office:value="3.031136">
            <text:p>3.031E+000</text:p>
          </table:table-cell>
          <table:table-cell office:value-type="float" office:value="0.000109">
            <text:p>1.090E-004</text:p>
          </table:table-cell>
          <table:table-cell office:value-type="float" office:value="0.000047">
            <text:p>4.700E-005</text:p>
          </table:table-cell>
          <table:table-cell office:value-type="float" office:value="0">
            <text:p>0.000E+000</text:p>
          </table:table-cell>
          <table:table-cell office:value-type="float" office:value="0.000057">
            <text:p>5.7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.923518">
            <text:p>1.924E+000</text:p>
          </table:table-cell>
          <table:table-cell office:value-type="float" office:value="3.665376">
            <text:p>3.665E+000</text:p>
          </table:table-cell>
          <table:table-cell office:value-type="float" office:value="0.000551">
            <text:p>5.510E-004</text:p>
          </table:table-cell>
          <table:table-cell office:value-type="float" office:value="0.00054">
            <text:p>5.400E-004</text:p>
          </table:table-cell>
          <table:table-cell office:value-type="float" office:value="0">
            <text:p>0.000E+000</text:p>
          </table:table-cell>
          <table:table-cell office:value-type="float" office:value="0.001026">
            <text:p>1.02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.844444">
            <text:p>1.844E+000</text:p>
          </table:table-cell>
          <table:table-cell office:value-type="float" office:value="3.36816">
            <text:p>3.368E+000</text:p>
          </table:table-cell>
          <table:table-cell office:value-type="float" office:value="0.002965">
            <text:p>2.965E-003</text:p>
          </table:table-cell>
          <table:table-cell office:value-type="float" office:value="0.002971">
            <text:p>2.971E-003</text:p>
          </table:table-cell>
          <table:table-cell office:value-type="float" office:value="0.000009">
            <text:p>9.000E-006</text:p>
          </table:table-cell>
          <table:table-cell office:value-type="float" office:value="0.005432">
            <text:p>5.432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.867505">
            <text:p>1.868E+000</text:p>
          </table:table-cell>
          <table:table-cell office:value-type="float" office:value="3.453512">
            <text:p>3.454E+000</text:p>
          </table:table-cell>
          <table:table-cell office:value-type="float" office:value="0.000042">
            <text:p>4.200E-005</text:p>
          </table:table-cell>
          <table:table-cell office:value-type="float" office:value="0.000012">
            <text:p>1.200E-005</text:p>
          </table:table-cell>
          <table:table-cell office:value-type="float" office:value="0">
            <text:p>0.000E+000</text:p>
          </table:table-cell>
          <table:table-cell office:value-type="float" office:value="0.000009">
            <text:p>9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.916207">
            <text:p>1.916E+000</text:p>
          </table:table-cell>
          <table:table-cell office:value-type="float" office:value="3.636843">
            <text:p>3.637E+000</text:p>
          </table:table-cell>
          <table:table-cell office:value-type="float" office:value="0.001019">
            <text:p>1.019E-003</text:p>
          </table:table-cell>
          <table:table-cell office:value-type="float" office:value="0.000798">
            <text:p>7.980E-004</text:p>
          </table:table-cell>
          <table:table-cell office:value-type="float" office:value="0.000001">
            <text:p>1.000E-006</text:p>
          </table:table-cell>
          <table:table-cell office:value-type="float" office:value="0.001501">
            <text:p>1.50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.899943">
            <text:p>1.900E+000</text:p>
          </table:table-cell>
          <table:table-cell office:value-type="float" office:value="3.574384">
            <text:p>3.574E+000</text:p>
          </table:table-cell>
          <table:table-cell office:value-type="float" office:value="0.003782">
            <text:p>3.782E-003</text:p>
          </table:table-cell>
          <table:table-cell office:value-type="float" office:value="0.003838">
            <text:p>3.838E-003</text:p>
          </table:table-cell>
          <table:table-cell office:value-type="float" office:value="0.000015">
            <text:p>1.500E-005</text:p>
          </table:table-cell>
          <table:table-cell office:value-type="float" office:value="0.007254">
            <text:p>7.25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.833335">
            <text:p>1.833E+000</text:p>
          </table:table-cell>
          <table:table-cell office:value-type="float" office:value="3.326366">
            <text:p>3.326E+000</text:p>
          </table:table-cell>
          <table:table-cell office:value-type="float" office:value="0.000573">
            <text:p>5.730E-004</text:p>
          </table:table-cell>
          <table:table-cell office:value-type="float" office:value="0.000577">
            <text:p>5.770E-004</text:p>
          </table:table-cell>
          <table:table-cell office:value-type="float" office:value="0">
            <text:p>0.000E+000</text:p>
          </table:table-cell>
          <table:table-cell office:value-type="float" office:value="0.001048">
            <text:p>1.048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.719772">
            <text:p>1.720E+000</text:p>
          </table:table-cell>
          <table:table-cell office:value-type="float" office:value="2.923818">
            <text:p>2.924E+000</text:p>
          </table:table-cell>
          <table:table-cell office:value-type="float" office:value="0.004347">
            <text:p>4.347E-003</text:p>
          </table:table-cell>
          <table:table-cell office:value-type="float" office:value="0.003968">
            <text:p>3.968E-003</text:p>
          </table:table-cell>
          <table:table-cell office:value-type="float" office:value="0.000016">
            <text:p>1.600E-005</text:p>
          </table:table-cell>
          <table:table-cell office:value-type="float" office:value="0.006643">
            <text:p>6.64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.805054">
            <text:p>1.805E+000</text:p>
          </table:table-cell>
          <table:table-cell office:value-type="float" office:value="3.223377">
            <text:p>3.223E+000</text:p>
          </table:table-cell>
          <table:table-cell office:value-type="float" office:value="0.003573">
            <text:p>3.573E-003</text:p>
          </table:table-cell>
          <table:table-cell office:value-type="float" office:value="0.003347">
            <text:p>3.347E-003</text:p>
          </table:table-cell>
          <table:table-cell office:value-type="float" office:value="0.000012">
            <text:p>1.200E-005</text:p>
          </table:table-cell>
          <table:table-cell office:value-type="float" office:value="0.005967">
            <text:p>5.96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.803506">
            <text:p>1.804E+000</text:p>
          </table:table-cell>
          <table:table-cell office:value-type="float" office:value="3.219193">
            <text:p>3.219E+000</text:p>
          </table:table-cell>
          <table:table-cell office:value-type="float" office:value="0.000052">
            <text:p>5.200E-005</text:p>
          </table:table-cell>
          <table:table-cell office:value-type="float" office:value="0.000044">
            <text:p>4.400E-005</text:p>
          </table:table-cell>
          <table:table-cell office:value-type="float" office:value="0">
            <text:p>0.000E+000</text:p>
          </table:table-cell>
          <table:table-cell office:value-type="float" office:value="0.000078">
            <text:p>7.8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.74886">
            <text:p>1.749E+000</text:p>
          </table:table-cell>
          <table:table-cell office:value-type="float" office:value="3.025026">
            <text:p>3.025E+000</text:p>
          </table:table-cell>
          <table:table-cell office:value-type="float" office:value="0.000006">
            <text:p>6.000E-006</text:p>
          </table:table-cell>
          <table:table-cell office:value-type="float" office:value="0.000007">
            <text:p>7.000E-006</text:p>
          </table:table-cell>
          <table:table-cell office:value-type="float" office:value="0">
            <text:p>0.000E+000</text:p>
          </table:table-cell>
          <table:table-cell office:value-type="float" office:value="0.000011">
            <text:p>1.1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.927448">
            <text:p>1.927E+000</text:p>
          </table:table-cell>
          <table:table-cell office:value-type="float" office:value="3.680231">
            <text:p>3.680E+000</text:p>
          </table:table-cell>
          <table:table-cell office:value-type="float" office:value="0.014249">
            <text:p>1.425E-002</text:p>
          </table:table-cell>
          <table:table-cell office:value-type="float" office:value="0.013815">
            <text:p>1.382E-002</text:p>
          </table:table-cell>
          <table:table-cell office:value-type="float" office:value="0.000194">
            <text:p>1.940E-004</text:p>
          </table:table-cell>
          <table:table-cell office:value-type="float" office:value="0.026458">
            <text:p>2.646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.841377">
            <text:p>1.841E+000</text:p>
          </table:table-cell>
          <table:table-cell office:value-type="float" office:value="3.358361">
            <text:p>3.358E+000</text:p>
          </table:table-cell>
          <table:table-cell office:value-type="float" office:value="0.007468">
            <text:p>7.468E-003</text:p>
          </table:table-cell>
          <table:table-cell office:value-type="float" office:value="0.007256">
            <text:p>7.256E-003</text:p>
          </table:table-cell>
          <table:table-cell office:value-type="float" office:value="0.000053">
            <text:p>5.300E-005</text:p>
          </table:table-cell>
          <table:table-cell office:value-type="float" office:value="0.013259">
            <text:p>1.326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.812312">
            <text:p>1.812E+000</text:p>
          </table:table-cell>
          <table:table-cell office:value-type="float" office:value="3.252293">
            <text:p>3.252E+000</text:p>
          </table:table-cell>
          <table:table-cell office:value-type="float" office:value="0.001202">
            <text:p>1.202E-003</text:p>
          </table:table-cell>
          <table:table-cell office:value-type="float" office:value="0.001042">
            <text:p>1.042E-003</text:p>
          </table:table-cell>
          <table:table-cell office:value-type="float" office:value="0.000001">
            <text:p>1.000E-006</text:p>
          </table:table-cell>
          <table:table-cell office:value-type="float" office:value="0.001797">
            <text:p>1.79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.785242">
            <text:p>1.785E+000</text:p>
          </table:table-cell>
          <table:table-cell office:value-type="float" office:value="3.154194">
            <text:p>3.154E+000</text:p>
          </table:table-cell>
          <table:table-cell office:value-type="float" office:value="0.002713">
            <text:p>2.713E-003</text:p>
          </table:table-cell>
          <table:table-cell office:value-type="float" office:value="0.002715">
            <text:p>2.715E-003</text:p>
          </table:table-cell>
          <table:table-cell office:value-type="float" office:value="0.000007">
            <text:p>7.000E-006</text:p>
          </table:table-cell>
          <table:table-cell office:value-type="float" office:value="0.004821">
            <text:p>4.82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.778986">
            <text:p>1.779E+000</text:p>
          </table:table-cell>
          <table:table-cell office:value-type="float" office:value="3.130365">
            <text:p>3.130E+000</text:p>
          </table:table-cell>
          <table:table-cell office:value-type="float" office:value="0.001921">
            <text:p>1.921E-003</text:p>
          </table:table-cell>
          <table:table-cell office:value-type="float" office:value="0.001846">
            <text:p>1.846E-003</text:p>
          </table:table-cell>
          <table:table-cell office:value-type="float" office:value="0.000003">
            <text:p>3.000E-006</text:p>
          </table:table-cell>
          <table:table-cell office:value-type="float" office:value="0.003255">
            <text:p>3.255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.732471">
            <text:p>1.732E+000</text:p>
          </table:table-cell>
          <table:table-cell office:value-type="float" office:value="2.968986">
            <text:p>2.969E+000</text:p>
          </table:table-cell>
          <table:table-cell office:value-type="float" office:value="0.001935">
            <text:p>1.935E-003</text:p>
          </table:table-cell>
          <table:table-cell office:value-type="float" office:value="0.001794">
            <text:p>1.794E-003</text:p>
          </table:table-cell>
          <table:table-cell office:value-type="float" office:value="0.000003">
            <text:p>3.000E-006</text:p>
          </table:table-cell>
          <table:table-cell office:value-type="float" office:value="0.003031">
            <text:p>3.03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.788889">
            <text:p>1.789E+000</text:p>
          </table:table-cell>
          <table:table-cell office:value-type="float" office:value="3.166897">
            <text:p>3.167E+000</text:p>
          </table:table-cell>
          <table:table-cell office:value-type="float" office:value="0.002234">
            <text:p>2.234E-003</text:p>
          </table:table-cell>
          <table:table-cell office:value-type="float" office:value="0.002144">
            <text:p>2.144E-003</text:p>
          </table:table-cell>
          <table:table-cell office:value-type="float" office:value="0.000005">
            <text:p>5.000E-006</text:p>
          </table:table-cell>
          <table:table-cell office:value-type="float" office:value="0.003814">
            <text:p>3.81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.788717">
            <text:p>1.789E+000</text:p>
          </table:table-cell>
          <table:table-cell office:value-type="float" office:value="3.165598">
            <text:p>3.166E+000</text:p>
          </table:table-cell>
          <table:table-cell office:value-type="float" office:value="0.000073">
            <text:p>7.300E-005</text:p>
          </table:table-cell>
          <table:table-cell office:value-type="float" office:value="0.000021">
            <text:p>2.100E-005</text:p>
          </table:table-cell>
          <table:table-cell office:value-type="float" office:value="0">
            <text:p>0.000E+000</text:p>
          </table:table-cell>
          <table:table-cell office:value-type="float" office:value="0.000017">
            <text:p>1.7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.881229">
            <text:p>1.881E+000</text:p>
          </table:table-cell>
          <table:table-cell office:value-type="float" office:value="3.504951">
            <text:p>3.505E+000</text:p>
          </table:table-cell>
          <table:table-cell office:value-type="float" office:value="0.027162">
            <text:p>2.716E-002</text:p>
          </table:table-cell>
          <table:table-cell office:value-type="float" office:value="0.026163">
            <text:p>2.616E-002</text:p>
          </table:table-cell>
          <table:table-cell office:value-type="float" office:value="0.000697">
            <text:p>6.970E-004</text:p>
          </table:table-cell>
          <table:table-cell office:value-type="float" office:value="0.048801">
            <text:p>4.880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.82196">
            <text:p>1.822E+000</text:p>
          </table:table-cell>
          <table:table-cell office:value-type="float" office:value="3.283472">
            <text:p>3.283E+000</text:p>
          </table:table-cell>
          <table:table-cell office:value-type="float" office:value="0.001023">
            <text:p>1.023E-003</text:p>
          </table:table-cell>
          <table:table-cell office:value-type="float" office:value="0.00071">
            <text:p>7.100E-004</text:p>
          </table:table-cell>
          <table:table-cell office:value-type="float" office:value="0.000001">
            <text:p>1.000E-006</text:p>
          </table:table-cell>
          <table:table-cell office:value-type="float" office:value="0.001145">
            <text:p>1.145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.785797">
            <text:p>1.786E+000</text:p>
          </table:table-cell>
          <table:table-cell office:value-type="float" office:value="3.155394">
            <text:p>3.155E+000</text:p>
          </table:table-cell>
          <table:table-cell office:value-type="float" office:value="0.003221">
            <text:p>3.221E-003</text:p>
          </table:table-cell>
          <table:table-cell office:value-type="float" office:value="0.003154">
            <text:p>3.154E-003</text:p>
          </table:table-cell>
          <table:table-cell office:value-type="float" office:value="0.00001">
            <text:p>1.000E-005</text:p>
          </table:table-cell>
          <table:table-cell office:value-type="float" office:value="0.005551">
            <text:p>5.55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.80867">
            <text:p>1.809E+000</text:p>
          </table:table-cell>
          <table:table-cell office:value-type="float" office:value="3.238463">
            <text:p>3.238E+000</text:p>
          </table:table-cell>
          <table:table-cell office:value-type="float" office:value="0.004231">
            <text:p>4.231E-003</text:p>
          </table:table-cell>
          <table:table-cell office:value-type="float" office:value="0.004111">
            <text:p>4.111E-003</text:p>
          </table:table-cell>
          <table:table-cell office:value-type="float" office:value="0.000017">
            <text:p>1.700E-005</text:p>
          </table:table-cell>
          <table:table-cell office:value-type="float" office:value="0.007391">
            <text:p>7.39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.857353">
            <text:p>1.857E+000</text:p>
          </table:table-cell>
          <table:table-cell office:value-type="float" office:value="3.414473">
            <text:p>3.414E+000</text:p>
          </table:table-cell>
          <table:table-cell office:value-type="float" office:value="0.000245">
            <text:p>2.450E-004</text:p>
          </table:table-cell>
          <table:table-cell office:value-type="float" office:value="0.000027">
            <text:p>2.700E-005</text:p>
          </table:table-cell>
          <table:table-cell office:value-type="float" office:value="-0">
            <text:p>-0.000E+000</text:p>
          </table:table-cell>
          <table:table-cell office:value-type="float" office:value="-0.00005">
            <text:p>-5.0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.859005">
            <text:p>1.859E+000</text:p>
          </table:table-cell>
          <table:table-cell office:value-type="float" office:value="3.421777">
            <text:p>3.422E+000</text:p>
          </table:table-cell>
          <table:table-cell office:value-type="float" office:value="0.00336">
            <text:p>3.360E-003</text:p>
          </table:table-cell>
          <table:table-cell office:value-type="float" office:value="0.003237">
            <text:p>3.237E-003</text:p>
          </table:table-cell>
          <table:table-cell office:value-type="float" office:value="0.000011">
            <text:p>1.100E-005</text:p>
          </table:table-cell>
          <table:table-cell office:value-type="float" office:value="0.005975">
            <text:p>5.975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.751017">
            <text:p>1.751E+000</text:p>
          </table:table-cell>
          <table:table-cell office:value-type="float" office:value="3.033948">
            <text:p>3.034E+000</text:p>
          </table:table-cell>
          <table:table-cell office:value-type="float" office:value="0.000185">
            <text:p>1.850E-004</text:p>
          </table:table-cell>
          <table:table-cell office:value-type="float" office:value="0.000112">
            <text:p>1.120E-004</text:p>
          </table:table-cell>
          <table:table-cell office:value-type="float" office:value="0">
            <text:p>0.000E+000</text:p>
          </table:table-cell>
          <table:table-cell office:value-type="float" office:value="0.000166">
            <text:p>1.66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.789411">
            <text:p>1.789E+000</text:p>
          </table:table-cell>
          <table:table-cell office:value-type="float" office:value="3.168267">
            <text:p>3.168E+000</text:p>
          </table:table-cell>
          <table:table-cell office:value-type="float" office:value="0.000249">
            <text:p>2.490E-004</text:p>
          </table:table-cell>
          <table:table-cell office:value-type="float" office:value="0.000072">
            <text:p>7.200E-005</text:p>
          </table:table-cell>
          <table:table-cell office:value-type="float" office:value="0">
            <text:p>0.000E+000</text:p>
          </table:table-cell>
          <table:table-cell office:value-type="float" office:value="0.00005">
            <text:p>5.0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.819679">
            <text:p>1.820E+000</text:p>
          </table:table-cell>
          <table:table-cell office:value-type="float" office:value="3.276117">
            <text:p>3.276E+000</text:p>
          </table:table-cell>
          <table:table-cell office:value-type="float" office:value="0.000049">
            <text:p>4.900E-005</text:p>
          </table:table-cell>
          <table:table-cell office:value-type="float" office:value="0.000005">
            <text:p>5.000E-006</text:p>
          </table:table-cell>
          <table:table-cell office:value-type="float" office:value="-0">
            <text:p>-0.000E+000</text:p>
          </table:table-cell>
          <table:table-cell office:value-type="float" office:value="-0.000008">
            <text:p>-8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.811185">
            <text:p>1.811E+000</text:p>
          </table:table-cell>
          <table:table-cell office:value-type="float" office:value="3.244503">
            <text:p>3.245E+000</text:p>
          </table:table-cell>
          <table:table-cell office:value-type="float" office:value="0.00023">
            <text:p>2.300E-004</text:p>
          </table:table-cell>
          <table:table-cell office:value-type="float" office:value="0.000029">
            <text:p>2.900E-005</text:p>
          </table:table-cell>
          <table:table-cell office:value-type="float" office:value="-0">
            <text:p>-0.000E+000</text:p>
          </table:table-cell>
          <table:table-cell office:value-type="float" office:value="-0.000039">
            <text:p>-3.9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.80234">
            <text:p>1.802E+000</text:p>
          </table:table-cell>
          <table:table-cell office:value-type="float" office:value="3.215951">
            <text:p>3.216E+000</text:p>
          </table:table-cell>
          <table:table-cell office:value-type="float" office:value="0.00003">
            <text:p>3.000E-005</text:p>
          </table:table-cell>
          <table:table-cell office:value-type="float" office:value="0.000003">
            <text:p>3.000E-006</text:p>
          </table:table-cell>
          <table:table-cell office:value-type="float" office:value="-0">
            <text:p>-0.000E+000</text:p>
          </table:table-cell>
          <table:table-cell office:value-type="float" office:value="-0.000005">
            <text:p>-5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.79762">
            <text:p>1.798E+000</text:p>
          </table:table-cell>
          <table:table-cell office:value-type="float" office:value="3.199972">
            <text:p>3.200E+000</text:p>
          </table:table-cell>
          <table:table-cell office:value-type="float" office:value="0.000308">
            <text:p>3.080E-004</text:p>
          </table:table-cell>
          <table:table-cell office:value-type="float" office:value="0.000035">
            <text:p>3.500E-005</text:p>
          </table:table-cell>
          <table:table-cell office:value-type="float" office:value="-0">
            <text:p>-0.000E+000</text:p>
          </table:table-cell>
          <table:table-cell office:value-type="float" office:value="-0.000056">
            <text:p>-5.6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.815705">
            <text:p>1.816E+000</text:p>
          </table:table-cell>
          <table:table-cell office:value-type="float" office:value="3.262842">
            <text:p>3.263E+000</text:p>
          </table:table-cell>
          <table:table-cell office:value-type="float" office:value="0.002994">
            <text:p>2.994E-003</text:p>
          </table:table-cell>
          <table:table-cell office:value-type="float" office:value="0.002871">
            <text:p>2.871E-003</text:p>
          </table:table-cell>
          <table:table-cell office:value-type="float" office:value="0.000008">
            <text:p>8.000E-006</text:p>
          </table:table-cell>
          <table:table-cell office:value-type="float" office:value="0.005178">
            <text:p>5.17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.788568">
            <text:p>1.789E+000</text:p>
          </table:table-cell>
          <table:table-cell office:value-type="float" office:value="3.163859">
            <text:p>3.164E+000</text:p>
          </table:table-cell>
          <table:table-cell office:value-type="float" office:value="0.000433">
            <text:p>4.330E-004</text:p>
          </table:table-cell>
          <table:table-cell office:value-type="float" office:value="0.000051">
            <text:p>5.100E-005</text:p>
          </table:table-cell>
          <table:table-cell office:value-type="float" office:value="-0">
            <text:p>-0.000E+000</text:p>
          </table:table-cell>
          <table:table-cell office:value-type="float" office:value="-0.000083">
            <text:p>-8.3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.817072">
            <text:p>1.817E+000</text:p>
          </table:table-cell>
          <table:table-cell office:value-type="float" office:value="3.265963">
            <text:p>3.266E+000</text:p>
          </table:table-cell>
          <table:table-cell office:value-type="float" office:value="0.000055">
            <text:p>5.500E-005</text:p>
          </table:table-cell>
          <table:table-cell office:value-type="float" office:value="0.000017">
            <text:p>1.700E-005</text:p>
          </table:table-cell>
          <table:table-cell office:value-type="float" office:value="0">
            <text:p>0.000E+000</text:p>
          </table:table-cell>
          <table:table-cell office:value-type="float" office:value="0.000015">
            <text:p>1.5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.82277">
            <text:p>1.823E+000</text:p>
          </table:table-cell>
          <table:table-cell office:value-type="float" office:value="3.28961">
            <text:p>3.290E+000</text:p>
          </table:table-cell>
          <table:table-cell office:value-type="float" office:value="0.000547">
            <text:p>5.470E-004</text:p>
          </table:table-cell>
          <table:table-cell office:value-type="float" office:value="0.000589">
            <text:p>5.890E-004</text:p>
          </table:table-cell>
          <table:table-cell office:value-type="float" office:value="0">
            <text:p>0.000E+000</text:p>
          </table:table-cell>
          <table:table-cell office:value-type="float" office:value="0.000982">
            <text:p>9.82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.833138">
            <text:p>1.833E+000</text:p>
          </table:table-cell>
          <table:table-cell office:value-type="float" office:value="3.323196">
            <text:p>3.323E+000</text:p>
          </table:table-cell>
          <table:table-cell office:value-type="float" office:value="0.004236">
            <text:p>4.236E-003</text:p>
          </table:table-cell>
          <table:table-cell office:value-type="float" office:value="0.001223">
            <text:p>1.223E-003</text:p>
          </table:table-cell>
          <table:table-cell office:value-type="float" office:value="0.000002">
            <text:p>2.000E-006</text:p>
          </table:table-cell>
          <table:table-cell office:value-type="float" office:value="0.00086">
            <text:p>8.600E-004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.823326">
            <text:p>1.823E+000</text:p>
          </table:table-cell>
          <table:table-cell office:value-type="float" office:value="3.288564">
            <text:p>3.289E+000</text:p>
          </table:table-cell>
          <table:table-cell office:value-type="float" office:value="0.002454">
            <text:p>2.454E-003</text:p>
          </table:table-cell>
          <table:table-cell office:value-type="float" office:value="0.000675">
            <text:p>6.750E-004</text:p>
          </table:table-cell>
          <table:table-cell office:value-type="float" office:value="0.000001">
            <text:p>1.000E-006</text:p>
          </table:table-cell>
          <table:table-cell office:value-type="float" office:value="0.000417">
            <text:p>4.170E-004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.823326">
            <text:p>1.823E+000</text:p>
          </table:table-cell>
          <table:table-cell office:value-type="float" office:value="3.288564">
            <text:p>3.289E+000</text:p>
          </table:table-cell>
          <table:table-cell office:value-type="float" office:value="0.002454">
            <text:p>2.454E-003</text:p>
          </table:table-cell>
          <table:table-cell office:value-type="float" office:value="0.000675">
            <text:p>6.750E-004</text:p>
          </table:table-cell>
          <table:table-cell office:value-type="float" office:value="0.000001">
            <text:p>1.000E-006</text:p>
          </table:table-cell>
          <table:table-cell office:value-type="float" office:value="0.000417">
            <text:p>4.170E-004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.593294">
            <text:p>3.593E+000</text:p>
          </table:table-cell>
          <table:table-cell office:value-type="float" office:value="12.886277">
            <text:p>1.289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.835993">
            <text:p>1.836E+000</text:p>
          </table:table-cell>
          <table:table-cell office:value-type="float" office:value="3.342358">
            <text:p>3.342E+000</text:p>
          </table:table-cell>
          <table:table-cell office:value-type="float" office:value="0.001304">
            <text:p>1.304E-003</text:p>
          </table:table-cell>
          <table:table-cell office:value-type="float" office:value="0.000462">
            <text:p>4.620E-004</text:p>
          </table:table-cell>
          <table:table-cell office:value-type="float" office:value="0">
            <text:p>0.000E+000</text:p>
          </table:table-cell>
          <table:table-cell office:value-type="float" office:value="0.000459">
            <text:p>4.59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.835993">
            <text:p>1.836E+000</text:p>
          </table:table-cell>
          <table:table-cell office:value-type="float" office:value="3.342358">
            <text:p>3.342E+000</text:p>
          </table:table-cell>
          <table:table-cell office:value-type="float" office:value="0.001304">
            <text:p>1.304E-003</text:p>
          </table:table-cell>
          <table:table-cell office:value-type="float" office:value="0.000462">
            <text:p>4.620E-004</text:p>
          </table:table-cell>
          <table:table-cell office:value-type="float" office:value="0">
            <text:p>0.000E+000</text:p>
          </table:table-cell>
          <table:table-cell office:value-type="float" office:value="0.000459">
            <text:p>4.59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.828976">
            <text:p>1.829E+000</text:p>
          </table:table-cell>
          <table:table-cell office:value-type="float" office:value="3.315779">
            <text:p>3.316E+000</text:p>
          </table:table-cell>
          <table:table-cell office:value-type="float" office:value="0.003818">
            <text:p>3.818E-003</text:p>
          </table:table-cell>
          <table:table-cell office:value-type="float" office:value="0.001418">
            <text:p>1.418E-003</text:p>
          </table:table-cell>
          <table:table-cell office:value-type="float" office:value="0.000003">
            <text:p>3.000E-006</text:p>
          </table:table-cell>
          <table:table-cell office:value-type="float" office:value="0.001467">
            <text:p>1.467E-003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.875885">
            <text:p>1.876E+000</text:p>
          </table:table-cell>
          <table:table-cell office:value-type="float" office:value="3.484545">
            <text:p>3.485E+000</text:p>
          </table:table-cell>
          <table:table-cell office:value-type="float" office:value="0.001469">
            <text:p>1.469E-003</text:p>
          </table:table-cell>
          <table:table-cell office:value-type="float" office:value="0.001604">
            <text:p>1.604E-003</text:p>
          </table:table-cell>
          <table:table-cell office:value-type="float" office:value="0.000002">
            <text:p>2.000E-006</text:p>
          </table:table-cell>
          <table:table-cell office:value-type="float" office:value="0.002948">
            <text:p>2.94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.859321">
            <text:p>1.859E+000</text:p>
          </table:table-cell>
          <table:table-cell office:value-type="float" office:value="3.422831">
            <text:p>3.423E+000</text:p>
          </table:table-cell>
          <table:table-cell office:value-type="float" office:value="0.000305">
            <text:p>3.050E-004</text:p>
          </table:table-cell>
          <table:table-cell office:value-type="float" office:value="0.000252">
            <text:p>2.520E-004</text:p>
          </table:table-cell>
          <table:table-cell office:value-type="float" office:value="0">
            <text:p>0.000E+000</text:p>
          </table:table-cell>
          <table:table-cell office:value-type="float" office:value="0.000464">
            <text:p>4.64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.827427">
            <text:p>1.827E+000</text:p>
          </table:table-cell>
          <table:table-cell office:value-type="float" office:value="3.305825">
            <text:p>3.306E+000</text:p>
          </table:table-cell>
          <table:table-cell office:value-type="float" office:value="0.000946">
            <text:p>9.460E-004</text:p>
          </table:table-cell>
          <table:table-cell office:value-type="float" office:value="0.000118">
            <text:p>1.180E-004</text:p>
          </table:table-cell>
          <table:table-cell office:value-type="float" office:value="-0">
            <text:p>-0.000E+000</text:p>
          </table:table-cell>
          <table:table-cell office:value-type="float" office:value="-0.00015">
            <text:p>-1.50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.892536">
            <text:p>1.893E+000</text:p>
          </table:table-cell>
          <table:table-cell office:value-type="float" office:value="3.546038">
            <text:p>3.546E+000</text:p>
          </table:table-cell>
          <table:table-cell office:value-type="float" office:value="0.009357">
            <text:p>9.357E-003</text:p>
          </table:table-cell>
          <table:table-cell office:value-type="float" office:value="0.007852">
            <text:p>7.852E-003</text:p>
          </table:table-cell>
          <table:table-cell office:value-type="float" office:value="0.000067">
            <text:p>6.700E-005</text:p>
          </table:table-cell>
          <table:table-cell office:value-type="float" office:value="0.014225">
            <text:p>1.423E-002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.851123">
            <text:p>1.851E+000</text:p>
          </table:table-cell>
          <table:table-cell office:value-type="float" office:value="3.390886">
            <text:p>3.391E+000</text:p>
          </table:table-cell>
          <table:table-cell office:value-type="float" office:value="0.000073">
            <text:p>7.300E-005</text:p>
          </table:table-cell>
          <table:table-cell office:value-type="float" office:value="0.00001">
            <text:p>1.000E-005</text:p>
          </table:table-cell>
          <table:table-cell office:value-type="float" office:value="-0">
            <text:p>-0.000E+000</text:p>
          </table:table-cell>
          <table:table-cell office:value-type="float" office:value="-0.00001">
            <text:p>-1.0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.862049">
            <text:p>1.862E+000</text:p>
          </table:table-cell>
          <table:table-cell office:value-type="float" office:value="3.4315">
            <text:p>3.432E+000</text:p>
          </table:table-cell>
          <table:table-cell office:value-type="float" office:value="0.000127">
            <text:p>1.270E-004</text:p>
          </table:table-cell>
          <table:table-cell office:value-type="float" office:value="0.000019">
            <text:p>1.900E-005</text:p>
          </table:table-cell>
          <table:table-cell office:value-type="float" office:value="-0">
            <text:p>-0.000E+000</text:p>
          </table:table-cell>
          <table:table-cell office:value-type="float" office:value="-0.000015">
            <text:p>-1.5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.78774">
            <text:p>1.788E+000</text:p>
          </table:table-cell>
          <table:table-cell office:value-type="float" office:value="3.162658">
            <text:p>3.163E+000</text:p>
          </table:table-cell>
          <table:table-cell office:value-type="float" office:value="0.003057">
            <text:p>3.057E-003</text:p>
          </table:table-cell>
          <table:table-cell office:value-type="float" office:value="0.002784">
            <text:p>2.784E-003</text:p>
          </table:table-cell>
          <table:table-cell office:value-type="float" office:value="0.000008">
            <text:p>8.000E-006</text:p>
          </table:table-cell>
          <table:table-cell office:value-type="float" office:value="0.004913">
            <text:p>4.91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.769491">
            <text:p>1.769E+000</text:p>
          </table:table-cell>
          <table:table-cell office:value-type="float" office:value="3.099644">
            <text:p>3.100E+000</text:p>
          </table:table-cell>
          <table:table-cell office:value-type="float" office:value="0.009847">
            <text:p>9.847E-003</text:p>
          </table:table-cell>
          <table:table-cell office:value-type="float" office:value="0.009801">
            <text:p>9.801E-003</text:p>
          </table:table-cell>
          <table:table-cell office:value-type="float" office:value="0.000096">
            <text:p>9.600E-005</text:p>
          </table:table-cell>
          <table:table-cell office:value-type="float" office:value="0.017242">
            <text:p>1.724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.781846">
            <text:p>1.782E+000</text:p>
          </table:table-cell>
          <table:table-cell office:value-type="float" office:value="3.140357">
            <text:p>3.140E+000</text:p>
          </table:table-cell>
          <table:table-cell office:value-type="float" office:value="0.000155">
            <text:p>1.550E-004</text:p>
          </table:table-cell>
          <table:table-cell office:value-type="float" office:value="0.000131">
            <text:p>1.310E-004</text:p>
          </table:table-cell>
          <table:table-cell office:value-type="float" office:value="0">
            <text:p>0.000E+000</text:p>
          </table:table-cell>
          <table:table-cell office:value-type="float" office:value="0.000225">
            <text:p>2.25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.822295">
            <text:p>1.822E+000</text:p>
          </table:table-cell>
          <table:table-cell office:value-type="float" office:value="3.286385">
            <text:p>3.286E+000</text:p>
          </table:table-cell>
          <table:table-cell office:value-type="float" office:value="0.00021">
            <text:p>2.100E-004</text:p>
          </table:table-cell>
          <table:table-cell office:value-type="float" office:value="0.000156">
            <text:p>1.560E-004</text:p>
          </table:table-cell>
          <table:table-cell office:value-type="float" office:value="0">
            <text:p>0.000E+000</text:p>
          </table:table-cell>
          <table:table-cell office:value-type="float" office:value="0.000263">
            <text:p>2.63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.880322">
            <text:p>1.880E+000</text:p>
          </table:table-cell>
          <table:table-cell office:value-type="float" office:value="3.50119">
            <text:p>3.501E+000</text:p>
          </table:table-cell>
          <table:table-cell office:value-type="float" office:value="0.000094">
            <text:p>9.400E-005</text:p>
          </table:table-cell>
          <table:table-cell office:value-type="float" office:value="0.000033">
            <text:p>3.300E-005</text:p>
          </table:table-cell>
          <table:table-cell office:value-type="float" office:value="0">
            <text:p>0.000E+000</text:p>
          </table:table-cell>
          <table:table-cell office:value-type="float" office:value="0.000033">
            <text:p>3.3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.81862">
            <text:p>1.819E+000</text:p>
          </table:table-cell>
          <table:table-cell office:value-type="float" office:value="3.274598">
            <text:p>3.275E+000</text:p>
          </table:table-cell>
          <table:table-cell office:value-type="float" office:value="0.000675">
            <text:p>6.750E-004</text:p>
          </table:table-cell>
          <table:table-cell office:value-type="float" office:value="0.00072">
            <text:p>7.200E-004</text:p>
          </table:table-cell>
          <table:table-cell office:value-type="float" office:value="0.000001">
            <text:p>1.000E-006</text:p>
          </table:table-cell>
          <table:table-cell office:value-type="float" office:value="0.0013">
            <text:p>1.300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.804721">
            <text:p>1.805E+000</text:p>
          </table:table-cell>
          <table:table-cell office:value-type="float" office:value="3.224043">
            <text:p>3.224E+000</text:p>
          </table:table-cell>
          <table:table-cell office:value-type="float" office:value="0.002668">
            <text:p>2.668E-003</text:p>
          </table:table-cell>
          <table:table-cell office:value-type="float" office:value="0.002551">
            <text:p>2.551E-003</text:p>
          </table:table-cell>
          <table:table-cell office:value-type="float" office:value="0.000007">
            <text:p>7.000E-006</text:p>
          </table:table-cell>
          <table:table-cell office:value-type="float" office:value="0.004549">
            <text:p>4.549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.808961">
            <text:p>1.809E+000</text:p>
          </table:table-cell>
          <table:table-cell office:value-type="float" office:value="3.239123">
            <text:p>3.239E+000</text:p>
          </table:table-cell>
          <table:table-cell office:value-type="float" office:value="0.000545">
            <text:p>5.450E-004</text:p>
          </table:table-cell>
          <table:table-cell office:value-type="float" office:value="0.000319">
            <text:p>3.190E-004</text:p>
          </table:table-cell>
          <table:table-cell office:value-type="float" office:value="0">
            <text:p>0.000E+000</text:p>
          </table:table-cell>
          <table:table-cell office:value-type="float" office:value="0.000502">
            <text:p>5.02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.92044">
            <text:p>1.920E+000</text:p>
          </table:table-cell>
          <table:table-cell office:value-type="float" office:value="3.654699">
            <text:p>3.655E+000</text:p>
          </table:table-cell>
          <table:table-cell office:value-type="float" office:value="0.000638">
            <text:p>6.380E-004</text:p>
          </table:table-cell>
          <table:table-cell office:value-type="float" office:value="0.000566">
            <text:p>5.660E-004</text:p>
          </table:table-cell>
          <table:table-cell office:value-type="float" office:value="0">
            <text:p>0.000E+000</text:p>
          </table:table-cell>
          <table:table-cell office:value-type="float" office:value="0.001076">
            <text:p>1.076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.835858">
            <text:p>1.836E+000</text:p>
          </table:table-cell>
          <table:table-cell office:value-type="float" office:value="3.335233">
            <text:p>3.335E+000</text:p>
          </table:table-cell>
          <table:table-cell office:value-type="float" office:value="0.000119">
            <text:p>1.190E-004</text:p>
          </table:table-cell>
          <table:table-cell office:value-type="float" office:value="0.000014">
            <text:p>1.400E-005</text:p>
          </table:table-cell>
          <table:table-cell office:value-type="float" office:value="-0">
            <text:p>-0.000E+000</text:p>
          </table:table-cell>
          <table:table-cell office:value-type="float" office:value="-0.000024">
            <text:p>-2.4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805583">
            <text:p>1.806E+000</text:p>
          </table:table-cell>
          <table:table-cell office:value-type="float" office:value="3.226746">
            <text:p>3.227E+000</text:p>
          </table:table-cell>
          <table:table-cell office:value-type="float" office:value="0.002455">
            <text:p>2.455E-003</text:p>
          </table:table-cell>
          <table:table-cell office:value-type="float" office:value="0.002061">
            <text:p>2.061E-003</text:p>
          </table:table-cell>
          <table:table-cell office:value-type="float" office:value="0.000005">
            <text:p>5.000E-006</text:p>
          </table:table-cell>
          <table:table-cell office:value-type="float" office:value="0.003549">
            <text:p>3.549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.852768">
            <text:p>1.853E+000</text:p>
          </table:table-cell>
          <table:table-cell office:value-type="float" office:value="3.398269">
            <text:p>3.398E+000</text:p>
          </table:table-cell>
          <table:table-cell office:value-type="float" office:value="0.023417">
            <text:p>2.342E-002</text:p>
          </table:table-cell>
          <table:table-cell office:value-type="float" office:value="0.022974">
            <text:p>2.297E-002</text:p>
          </table:table-cell>
          <table:table-cell office:value-type="float" office:value="0.000533">
            <text:p>5.330E-004</text:p>
          </table:table-cell>
          <table:table-cell office:value-type="float" office:value="0.04235">
            <text:p>4.235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.84175">
            <text:p>1.842E+000</text:p>
          </table:table-cell>
          <table:table-cell office:value-type="float" office:value="3.358128">
            <text:p>3.358E+000</text:p>
          </table:table-cell>
          <table:table-cell office:value-type="float" office:value="0.000088">
            <text:p>8.800E-005</text:p>
          </table:table-cell>
          <table:table-cell office:value-type="float" office:value="0.000038">
            <text:p>3.800E-005</text:p>
          </table:table-cell>
          <table:table-cell office:value-type="float" office:value="0">
            <text:p>0.000E+000</text:p>
          </table:table-cell>
          <table:table-cell office:value-type="float" office:value="0.000049">
            <text:p>4.9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.898549">
            <text:p>1.899E+000</text:p>
          </table:table-cell>
          <table:table-cell office:value-type="float" office:value="3.57047">
            <text:p>3.570E+000</text:p>
          </table:table-cell>
          <table:table-cell office:value-type="float" office:value="0.004151">
            <text:p>4.151E-003</text:p>
          </table:table-cell>
          <table:table-cell office:value-type="float" office:value="0.004108">
            <text:p>4.108E-003</text:p>
          </table:table-cell>
          <table:table-cell office:value-type="float" office:value="0.000017">
            <text:p>1.700E-005</text:p>
          </table:table-cell>
          <table:table-cell office:value-type="float" office:value="0.007761">
            <text:p>7.761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.825577">
            <text:p>1.826E+000</text:p>
          </table:table-cell>
          <table:table-cell office:value-type="float" office:value="3.298987">
            <text:p>3.299E+000</text:p>
          </table:table-cell>
          <table:table-cell office:value-type="float" office:value="0.002655">
            <text:p>2.655E-003</text:p>
          </table:table-cell>
          <table:table-cell office:value-type="float" office:value="0.002535">
            <text:p>2.535E-003</text:p>
          </table:table-cell>
          <table:table-cell office:value-type="float" office:value="0.000007">
            <text:p>7.000E-006</text:p>
          </table:table-cell>
          <table:table-cell office:value-type="float" office:value="0.004602">
            <text:p>4.602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.745741">
            <text:p>1.746E+000</text:p>
          </table:table-cell>
          <table:table-cell office:value-type="float" office:value="3.015046">
            <text:p>3.015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.948559">
            <text:p>1.949E+000</text:p>
          </table:table-cell>
          <table:table-cell office:value-type="float" office:value="3.761883">
            <text:p>3.762E+000</text:p>
          </table:table-cell>
          <table:table-cell office:value-type="float" office:value="0.017193">
            <text:p>1.719E-002</text:p>
          </table:table-cell>
          <table:table-cell office:value-type="float" office:value="0.015765">
            <text:p>1.577E-002</text:p>
          </table:table-cell>
          <table:table-cell office:value-type="float" office:value="0.00026">
            <text:p>2.600E-004</text:p>
          </table:table-cell>
          <table:table-cell office:value-type="float" office:value="0.030273">
            <text:p>3.027E-002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.82613">
            <text:p>1.826E+000</text:p>
          </table:table-cell>
          <table:table-cell office:value-type="float" office:value="3.302162">
            <text:p>3.302E+000</text:p>
          </table:table-cell>
          <table:table-cell office:value-type="float" office:value="0.025532">
            <text:p>2.553E-002</text:p>
          </table:table-cell>
          <table:table-cell office:value-type="float" office:value="0.024583">
            <text:p>2.458E-002</text:p>
          </table:table-cell>
          <table:table-cell office:value-type="float" office:value="0.000616">
            <text:p>6.160E-004</text:p>
          </table:table-cell>
          <table:table-cell office:value-type="float" office:value="0.04437">
            <text:p>4.437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.78396">
            <text:p>1.784E+000</text:p>
          </table:table-cell>
          <table:table-cell office:value-type="float" office:value="3.150366">
            <text:p>3.150E+000</text:p>
          </table:table-cell>
          <table:table-cell office:value-type="float" office:value="0.010451">
            <text:p>1.045E-002</text:p>
          </table:table-cell>
          <table:table-cell office:value-type="float" office:value="0.010366">
            <text:p>1.037E-002</text:p>
          </table:table-cell>
          <table:table-cell office:value-type="float" office:value="0.000108">
            <text:p>1.080E-004</text:p>
          </table:table-cell>
          <table:table-cell office:value-type="float" office:value="0.018395">
            <text:p>1.840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.816435">
            <text:p>1.816E+000</text:p>
          </table:table-cell>
          <table:table-cell office:value-type="float" office:value="3.265256">
            <text:p>3.265E+000</text:p>
          </table:table-cell>
          <table:table-cell office:value-type="float" office:value="0.000747">
            <text:p>7.470E-004</text:p>
          </table:table-cell>
          <table:table-cell office:value-type="float" office:value="0.000617">
            <text:p>6.170E-004</text:p>
          </table:table-cell>
          <table:table-cell office:value-type="float" office:value="0">
            <text:p>0.000E+000</text:p>
          </table:table-cell>
          <table:table-cell office:value-type="float" office:value="0.00103">
            <text:p>1.030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.815944">
            <text:p>1.816E+000</text:p>
          </table:table-cell>
          <table:table-cell office:value-type="float" office:value="3.265366">
            <text:p>3.265E+000</text:p>
          </table:table-cell>
          <table:table-cell office:value-type="float" office:value="0.00068">
            <text:p>6.800E-004</text:p>
          </table:table-cell>
          <table:table-cell office:value-type="float" office:value="0.000611">
            <text:p>6.110E-004</text:p>
          </table:table-cell>
          <table:table-cell office:value-type="float" office:value="0">
            <text:p>0.000E+000</text:p>
          </table:table-cell>
          <table:table-cell office:value-type="float" office:value="0.001076">
            <text:p>1.07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.726776">
            <text:p>1.727E+000</text:p>
          </table:table-cell>
          <table:table-cell office:value-type="float" office:value="2.949153">
            <text:p>2.949E+000</text:p>
          </table:table-cell>
          <table:table-cell office:value-type="float" office:value="0.001866">
            <text:p>1.866E-003</text:p>
          </table:table-cell>
          <table:table-cell office:value-type="float" office:value="0.001892">
            <text:p>1.892E-003</text:p>
          </table:table-cell>
          <table:table-cell office:value-type="float" office:value="0.000004">
            <text:p>4.000E-006</text:p>
          </table:table-cell>
          <table:table-cell office:value-type="float" office:value="0.003249">
            <text:p>3.249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.859424">
            <text:p>1.859E+000</text:p>
          </table:table-cell>
          <table:table-cell office:value-type="float" office:value="3.422847">
            <text:p>3.423E+000</text:p>
          </table:table-cell>
          <table:table-cell office:value-type="float" office:value="0.002698">
            <text:p>2.698E-003</text:p>
          </table:table-cell>
          <table:table-cell office:value-type="float" office:value="0.002631">
            <text:p>2.631E-003</text:p>
          </table:table-cell>
          <table:table-cell office:value-type="float" office:value="0.000007">
            <text:p>7.000E-006</text:p>
          </table:table-cell>
          <table:table-cell office:value-type="float" office:value="0.004867">
            <text:p>4.86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.847339">
            <text:p>1.847E+000</text:p>
          </table:table-cell>
          <table:table-cell office:value-type="float" office:value="3.377613">
            <text:p>3.378E+000</text:p>
          </table:table-cell>
          <table:table-cell office:value-type="float" office:value="0.001625">
            <text:p>1.625E-003</text:p>
          </table:table-cell>
          <table:table-cell office:value-type="float" office:value="0.001399">
            <text:p>1.399E-003</text:p>
          </table:table-cell>
          <table:table-cell office:value-type="float" office:value="0.000002">
            <text:p>2.000E-006</text:p>
          </table:table-cell>
          <table:table-cell office:value-type="float" office:value="0.002531">
            <text:p>2.531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.811828">
            <text:p>1.812E+000</text:p>
          </table:table-cell>
          <table:table-cell office:value-type="float" office:value="3.248158">
            <text:p>3.248E+000</text:p>
          </table:table-cell>
          <table:table-cell office:value-type="float" office:value="0.000003">
            <text:p>3.000E-006</text:p>
          </table:table-cell>
          <table:table-cell office:value-type="float" office:value="0.000001">
            <text:p>1.000E-006</text:p>
          </table:table-cell>
          <table:table-cell office:value-type="float" office:value="0">
            <text:p>0.000E+000</text:p>
          </table:table-cell>
          <table:table-cell office:value-type="float" office:value="0.000001">
            <text:p>1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.781176">
            <text:p>1.781E+000</text:p>
          </table:table-cell>
          <table:table-cell office:value-type="float" office:value="3.139001">
            <text:p>3.139E+000</text:p>
          </table:table-cell>
          <table:table-cell office:value-type="float" office:value="0.000018">
            <text:p>1.800E-005</text:p>
          </table:table-cell>
          <table:table-cell office:value-type="float" office:value="0.000005">
            <text:p>5.000E-006</text:p>
          </table:table-cell>
          <table:table-cell office:value-type="float" office:value="0">
            <text:p>0.000E+000</text:p>
          </table:table-cell>
          <table:table-cell office:value-type="float" office:value="0.000003">
            <text:p>3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.796575">
            <text:p>1.797E+000</text:p>
          </table:table-cell>
          <table:table-cell office:value-type="float" office:value="3.194291">
            <text:p>3.194E+000</text:p>
          </table:table-cell>
          <table:table-cell office:value-type="float" office:value="0.000044">
            <text:p>4.400E-005</text:p>
          </table:table-cell>
          <table:table-cell office:value-type="float" office:value="0.000018">
            <text:p>1.800E-005</text:p>
          </table:table-cell>
          <table:table-cell office:value-type="float" office:value="0">
            <text:p>0.000E+000</text:p>
          </table:table-cell>
          <table:table-cell office:value-type="float" office:value="0.000019">
            <text:p>1.9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.887973">
            <text:p>1.888E+000</text:p>
          </table:table-cell>
          <table:table-cell office:value-type="float" office:value="3.530075">
            <text:p>3.530E+000</text:p>
          </table:table-cell>
          <table:table-cell office:value-type="float" office:value="0.005143">
            <text:p>5.143E-003</text:p>
          </table:table-cell>
          <table:table-cell office:value-type="float" office:value="0.00496">
            <text:p>4.960E-003</text:p>
          </table:table-cell>
          <table:table-cell office:value-type="float" office:value="0.000025">
            <text:p>2.500E-005</text:p>
          </table:table-cell>
          <table:table-cell office:value-type="float" office:value="0.00927">
            <text:p>9.270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.811743">
            <text:p>1.812E+000</text:p>
          </table:table-cell>
          <table:table-cell office:value-type="float" office:value="3.249774">
            <text:p>3.250E+000</text:p>
          </table:table-cell>
          <table:table-cell office:value-type="float" office:value="0.000581">
            <text:p>5.810E-004</text:p>
          </table:table-cell>
          <table:table-cell office:value-type="float" office:value="0.000403">
            <text:p>4.030E-004</text:p>
          </table:table-cell>
          <table:table-cell office:value-type="float" office:value="0">
            <text:p>0.000E+000</text:p>
          </table:table-cell>
          <table:table-cell office:value-type="float" office:value="0.00065">
            <text:p>6.50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.838692">
            <text:p>1.839E+000</text:p>
          </table:table-cell>
          <table:table-cell office:value-type="float" office:value="3.347651">
            <text:p>3.348E+000</text:p>
          </table:table-cell>
          <table:table-cell office:value-type="float" office:value="0.002227">
            <text:p>2.227E-003</text:p>
          </table:table-cell>
          <table:table-cell office:value-type="float" office:value="0.002152">
            <text:p>2.152E-003</text:p>
          </table:table-cell>
          <table:table-cell office:value-type="float" office:value="0.000005">
            <text:p>5.000E-006</text:p>
          </table:table-cell>
          <table:table-cell office:value-type="float" office:value="0.003907">
            <text:p>3.90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.737986">
            <text:p>1.738E+000</text:p>
          </table:table-cell>
          <table:table-cell office:value-type="float" office:value="2.987548">
            <text:p>2.988E+000</text:p>
          </table:table-cell>
          <table:table-cell office:value-type="float" office:value="0.001907">
            <text:p>1.907E-003</text:p>
          </table:table-cell>
          <table:table-cell office:value-type="float" office:value="0.001914">
            <text:p>1.914E-003</text:p>
          </table:table-cell>
          <table:table-cell office:value-type="float" office:value="0.000004">
            <text:p>4.000E-006</text:p>
          </table:table-cell>
          <table:table-cell office:value-type="float" office:value="0.003295">
            <text:p>3.295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.784031">
            <text:p>1.784E+000</text:p>
          </table:table-cell>
          <table:table-cell office:value-type="float" office:value="3.149509">
            <text:p>3.150E+000</text:p>
          </table:table-cell>
          <table:table-cell office:value-type="float" office:value="0.000031">
            <text:p>3.100E-005</text:p>
          </table:table-cell>
          <table:table-cell office:value-type="float" office:value="0.000013">
            <text:p>1.300E-005</text:p>
          </table:table-cell>
          <table:table-cell office:value-type="float" office:value="0">
            <text:p>0.000E+000</text:p>
          </table:table-cell>
          <table:table-cell office:value-type="float" office:value="0.000015">
            <text:p>1.5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.881046">
            <text:p>1.881E+000</text:p>
          </table:table-cell>
          <table:table-cell office:value-type="float" office:value="3.503558">
            <text:p>3.504E+000</text:p>
          </table:table-cell>
          <table:table-cell office:value-type="float" office:value="0.004117">
            <text:p>4.117E-003</text:p>
          </table:table-cell>
          <table:table-cell office:value-type="float" office:value="0.004028">
            <text:p>4.028E-003</text:p>
          </table:table-cell>
          <table:table-cell office:value-type="float" office:value="0.000016">
            <text:p>1.600E-005</text:p>
          </table:table-cell>
          <table:table-cell office:value-type="float" office:value="0.007523">
            <text:p>7.52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.741101">
            <text:p>1.741E+000</text:p>
          </table:table-cell>
          <table:table-cell office:value-type="float" office:value="2.999769">
            <text:p>3.000E+000</text:p>
          </table:table-cell>
          <table:table-cell office:value-type="float" office:value="0.024414">
            <text:p>2.441E-002</text:p>
          </table:table-cell>
          <table:table-cell office:value-type="float" office:value="0.023462">
            <text:p>2.346E-002</text:p>
          </table:table-cell>
          <table:table-cell office:value-type="float" office:value="0.000562">
            <text:p>5.620E-004</text:p>
          </table:table-cell>
          <table:table-cell office:value-type="float" office:value="0.039993">
            <text:p>3.999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.706792">
            <text:p>1.707E+000</text:p>
          </table:table-cell>
          <table:table-cell office:value-type="float" office:value="2.884874">
            <text:p>2.885E+000</text:p>
          </table:table-cell>
          <table:table-cell office:value-type="float" office:value="0.000007">
            <text:p>7.000E-006</text:p>
          </table:table-cell>
          <table:table-cell office:value-type="float" office:value="0.000003">
            <text:p>3.000E-006</text:p>
          </table:table-cell>
          <table:table-cell office:value-type="float" office:value="0">
            <text:p>0.000E+000</text:p>
          </table:table-cell>
          <table:table-cell office:value-type="float" office:value="0.000005">
            <text:p>5.000E-006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.681873">
            <text:p>1.682E+000</text:p>
          </table:table-cell>
          <table:table-cell office:value-type="float" office:value="2.795273">
            <text:p>2.795E+000</text:p>
          </table:table-cell>
          <table:table-cell office:value-type="float" office:value="0.004729">
            <text:p>4.729E-003</text:p>
          </table:table-cell>
          <table:table-cell office:value-type="float" office:value="0.001171">
            <text:p>1.171E-003</text:p>
          </table:table-cell>
          <table:table-cell office:value-type="float" office:value="0.000002">
            <text:p>2.000E-006</text:p>
          </table:table-cell>
          <table:table-cell office:value-type="float" office:value="0.000413">
            <text:p>4.130E-004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.881823">
            <text:p>1.882E+000</text:p>
          </table:table-cell>
          <table:table-cell office:value-type="float" office:value="3.508725">
            <text:p>3.509E+000</text:p>
          </table:table-cell>
          <table:table-cell office:value-type="float" office:value="0.000184">
            <text:p>1.840E-004</text:p>
          </table:table-cell>
          <table:table-cell office:value-type="float" office:value="0.000248">
            <text:p>2.480E-004</text:p>
          </table:table-cell>
          <table:table-cell office:value-type="float" office:value="0">
            <text:p>0.000E+000</text:p>
          </table:table-cell>
          <table:table-cell office:value-type="float" office:value="0.000461">
            <text:p>4.61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.884067">
            <text:p>1.884E+000</text:p>
          </table:table-cell>
          <table:table-cell office:value-type="float" office:value="3.515864">
            <text:p>3.516E+000</text:p>
          </table:table-cell>
          <table:table-cell office:value-type="float" office:value="0.081674">
            <text:p>8.167E-002</text:p>
          </table:table-cell>
          <table:table-cell office:value-type="float" office:value="0.079681">
            <text:p>7.968E-002</text:p>
          </table:table-cell>
          <table:table-cell office:value-type="float" office:value="0.006428">
            <text:p>6.428E-003</text:p>
          </table:table-cell>
          <table:table-cell office:value-type="float" office:value="0.149369">
            <text:p>1.494E-001</text:p>
          </table:table-cell>
          <table:table-cell office:value-type="float" office:value="0.000004">
            <text:p>4.000E-00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.75166">
            <text:p>1.752E+000</text:p>
          </table:table-cell>
          <table:table-cell office:value-type="float" office:value="3.034023">
            <text:p>3.034E+000</text:p>
          </table:table-cell>
          <table:table-cell office:value-type="float" office:value="0.000016">
            <text:p>1.600E-005</text:p>
          </table:table-cell>
          <table:table-cell office:value-type="float" office:value="0.000002">
            <text:p>2.000E-006</text:p>
          </table:table-cell>
          <table:table-cell office:value-type="float" office:value="-0">
            <text:p>-0.000E+000</text:p>
          </table:table-cell>
          <table:table-cell office:value-type="float" office:value="-0.000002">
            <text:p>-2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.774391">
            <text:p>1.774E+000</text:p>
          </table:table-cell>
          <table:table-cell office:value-type="float" office:value="3.114331">
            <text:p>3.114E+000</text:p>
          </table:table-cell>
          <table:table-cell office:value-type="float" office:value="0.002606">
            <text:p>2.606E-003</text:p>
          </table:table-cell>
          <table:table-cell office:value-type="float" office:value="0.00262">
            <text:p>2.620E-003</text:p>
          </table:table-cell>
          <table:table-cell office:value-type="float" office:value="0.000007">
            <text:p>7.000E-006</text:p>
          </table:table-cell>
          <table:table-cell office:value-type="float" office:value="0.004624">
            <text:p>4.62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.82692">
            <text:p>1.827E+000</text:p>
          </table:table-cell>
          <table:table-cell office:value-type="float" office:value="3.303955">
            <text:p>3.304E+000</text:p>
          </table:table-cell>
          <table:table-cell office:value-type="float" office:value="0.000244">
            <text:p>2.440E-004</text:p>
          </table:table-cell>
          <table:table-cell office:value-type="float" office:value="0.000202">
            <text:p>2.020E-004</text:p>
          </table:table-cell>
          <table:table-cell office:value-type="float" office:value="0">
            <text:p>0.000E+000</text:p>
          </table:table-cell>
          <table:table-cell office:value-type="float" office:value="0.000365">
            <text:p>3.65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.786043">
            <text:p>1.786E+000</text:p>
          </table:table-cell>
          <table:table-cell office:value-type="float" office:value="3.156038">
            <text:p>3.156E+000</text:p>
          </table:table-cell>
          <table:table-cell office:value-type="float" office:value="0.032973">
            <text:p>3.297E-002</text:p>
          </table:table-cell>
          <table:table-cell office:value-type="float" office:value="0.032256">
            <text:p>3.226E-002</text:p>
          </table:table-cell>
          <table:table-cell office:value-type="float" office:value="0.001052">
            <text:p>1.052E-003</text:p>
          </table:table-cell>
          <table:table-cell office:value-type="float" office:value="0.057288">
            <text:p>5.729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.750322">
            <text:p>1.750E+000</text:p>
          </table:table-cell>
          <table:table-cell office:value-type="float" office:value="3.031136">
            <text:p>3.031E+000</text:p>
          </table:table-cell>
          <table:table-cell office:value-type="float" office:value="0.000109">
            <text:p>1.090E-004</text:p>
          </table:table-cell>
          <table:table-cell office:value-type="float" office:value="0.000047">
            <text:p>4.700E-005</text:p>
          </table:table-cell>
          <table:table-cell office:value-type="float" office:value="0">
            <text:p>0.000E+000</text:p>
          </table:table-cell>
          <table:table-cell office:value-type="float" office:value="0.000057">
            <text:p>5.7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.923518">
            <text:p>1.924E+000</text:p>
          </table:table-cell>
          <table:table-cell office:value-type="float" office:value="3.665376">
            <text:p>3.665E+000</text:p>
          </table:table-cell>
          <table:table-cell office:value-type="float" office:value="0.000551">
            <text:p>5.510E-004</text:p>
          </table:table-cell>
          <table:table-cell office:value-type="float" office:value="0.00054">
            <text:p>5.400E-004</text:p>
          </table:table-cell>
          <table:table-cell office:value-type="float" office:value="0">
            <text:p>0.000E+000</text:p>
          </table:table-cell>
          <table:table-cell office:value-type="float" office:value="0.001026">
            <text:p>1.02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.844444">
            <text:p>1.844E+000</text:p>
          </table:table-cell>
          <table:table-cell office:value-type="float" office:value="3.36816">
            <text:p>3.368E+000</text:p>
          </table:table-cell>
          <table:table-cell office:value-type="float" office:value="0.002965">
            <text:p>2.965E-003</text:p>
          </table:table-cell>
          <table:table-cell office:value-type="float" office:value="0.002971">
            <text:p>2.971E-003</text:p>
          </table:table-cell>
          <table:table-cell office:value-type="float" office:value="0.000009">
            <text:p>9.000E-006</text:p>
          </table:table-cell>
          <table:table-cell office:value-type="float" office:value="0.005432">
            <text:p>5.432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.867505">
            <text:p>1.868E+000</text:p>
          </table:table-cell>
          <table:table-cell office:value-type="float" office:value="3.453512">
            <text:p>3.454E+000</text:p>
          </table:table-cell>
          <table:table-cell office:value-type="float" office:value="0.000042">
            <text:p>4.200E-005</text:p>
          </table:table-cell>
          <table:table-cell office:value-type="float" office:value="0.000012">
            <text:p>1.200E-005</text:p>
          </table:table-cell>
          <table:table-cell office:value-type="float" office:value="0">
            <text:p>0.000E+000</text:p>
          </table:table-cell>
          <table:table-cell office:value-type="float" office:value="0.000009">
            <text:p>9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.916207">
            <text:p>1.916E+000</text:p>
          </table:table-cell>
          <table:table-cell office:value-type="float" office:value="3.636843">
            <text:p>3.637E+000</text:p>
          </table:table-cell>
          <table:table-cell office:value-type="float" office:value="0.001019">
            <text:p>1.019E-003</text:p>
          </table:table-cell>
          <table:table-cell office:value-type="float" office:value="0.000798">
            <text:p>7.980E-004</text:p>
          </table:table-cell>
          <table:table-cell office:value-type="float" office:value="0.000001">
            <text:p>1.000E-006</text:p>
          </table:table-cell>
          <table:table-cell office:value-type="float" office:value="0.001501">
            <text:p>1.50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.899943">
            <text:p>1.900E+000</text:p>
          </table:table-cell>
          <table:table-cell office:value-type="float" office:value="3.574384">
            <text:p>3.574E+000</text:p>
          </table:table-cell>
          <table:table-cell office:value-type="float" office:value="0.003782">
            <text:p>3.782E-003</text:p>
          </table:table-cell>
          <table:table-cell office:value-type="float" office:value="0.003838">
            <text:p>3.838E-003</text:p>
          </table:table-cell>
          <table:table-cell office:value-type="float" office:value="0.000015">
            <text:p>1.500E-005</text:p>
          </table:table-cell>
          <table:table-cell office:value-type="float" office:value="0.007254">
            <text:p>7.25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.833335">
            <text:p>1.833E+000</text:p>
          </table:table-cell>
          <table:table-cell office:value-type="float" office:value="3.326366">
            <text:p>3.326E+000</text:p>
          </table:table-cell>
          <table:table-cell office:value-type="float" office:value="0.000573">
            <text:p>5.730E-004</text:p>
          </table:table-cell>
          <table:table-cell office:value-type="float" office:value="0.000577">
            <text:p>5.770E-004</text:p>
          </table:table-cell>
          <table:table-cell office:value-type="float" office:value="0">
            <text:p>0.000E+000</text:p>
          </table:table-cell>
          <table:table-cell office:value-type="float" office:value="0.001048">
            <text:p>1.048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.729405">
            <text:p>1.729E+000</text:p>
          </table:table-cell>
          <table:table-cell office:value-type="float" office:value="2.957359">
            <text:p>2.957E+000</text:p>
          </table:table-cell>
          <table:table-cell office:value-type="float" office:value="0.013099">
            <text:p>1.310E-002</text:p>
          </table:table-cell>
          <table:table-cell office:value-type="float" office:value="0.012338">
            <text:p>1.234E-002</text:p>
          </table:table-cell>
          <table:table-cell office:value-type="float" office:value="0.000157">
            <text:p>1.570E-004</text:p>
          </table:table-cell>
          <table:table-cell office:value-type="float" office:value="0.021011">
            <text:p>2.101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.805054">
            <text:p>1.805E+000</text:p>
          </table:table-cell>
          <table:table-cell office:value-type="float" office:value="3.223377">
            <text:p>3.223E+000</text:p>
          </table:table-cell>
          <table:table-cell office:value-type="float" office:value="0.003573">
            <text:p>3.573E-003</text:p>
          </table:table-cell>
          <table:table-cell office:value-type="float" office:value="0.003347">
            <text:p>3.347E-003</text:p>
          </table:table-cell>
          <table:table-cell office:value-type="float" office:value="0.000012">
            <text:p>1.200E-005</text:p>
          </table:table-cell>
          <table:table-cell office:value-type="float" office:value="0.005967">
            <text:p>5.96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.803506">
            <text:p>1.804E+000</text:p>
          </table:table-cell>
          <table:table-cell office:value-type="float" office:value="3.219193">
            <text:p>3.219E+000</text:p>
          </table:table-cell>
          <table:table-cell office:value-type="float" office:value="0.000052">
            <text:p>5.200E-005</text:p>
          </table:table-cell>
          <table:table-cell office:value-type="float" office:value="0.000044">
            <text:p>4.400E-005</text:p>
          </table:table-cell>
          <table:table-cell office:value-type="float" office:value="0">
            <text:p>0.000E+000</text:p>
          </table:table-cell>
          <table:table-cell office:value-type="float" office:value="0.000078">
            <text:p>7.8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.74886">
            <text:p>1.749E+000</text:p>
          </table:table-cell>
          <table:table-cell office:value-type="float" office:value="3.025026">
            <text:p>3.025E+000</text:p>
          </table:table-cell>
          <table:table-cell office:value-type="float" office:value="0.000006">
            <text:p>6.000E-006</text:p>
          </table:table-cell>
          <table:table-cell office:value-type="float" office:value="0.000007">
            <text:p>7.000E-006</text:p>
          </table:table-cell>
          <table:table-cell office:value-type="float" office:value="0">
            <text:p>0.000E+000</text:p>
          </table:table-cell>
          <table:table-cell office:value-type="float" office:value="0.000011">
            <text:p>1.1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.927448">
            <text:p>1.927E+000</text:p>
          </table:table-cell>
          <table:table-cell office:value-type="float" office:value="3.680231">
            <text:p>3.680E+000</text:p>
          </table:table-cell>
          <table:table-cell office:value-type="float" office:value="0.014249">
            <text:p>1.425E-002</text:p>
          </table:table-cell>
          <table:table-cell office:value-type="float" office:value="0.013815">
            <text:p>1.382E-002</text:p>
          </table:table-cell>
          <table:table-cell office:value-type="float" office:value="0.000194">
            <text:p>1.940E-004</text:p>
          </table:table-cell>
          <table:table-cell office:value-type="float" office:value="0.026458">
            <text:p>2.646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.841377">
            <text:p>1.841E+000</text:p>
          </table:table-cell>
          <table:table-cell office:value-type="float" office:value="3.358361">
            <text:p>3.358E+000</text:p>
          </table:table-cell>
          <table:table-cell office:value-type="float" office:value="0.007468">
            <text:p>7.468E-003</text:p>
          </table:table-cell>
          <table:table-cell office:value-type="float" office:value="0.007256">
            <text:p>7.256E-003</text:p>
          </table:table-cell>
          <table:table-cell office:value-type="float" office:value="0.000053">
            <text:p>5.300E-005</text:p>
          </table:table-cell>
          <table:table-cell office:value-type="float" office:value="0.013259">
            <text:p>1.326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.812312">
            <text:p>1.812E+000</text:p>
          </table:table-cell>
          <table:table-cell office:value-type="float" office:value="3.252293">
            <text:p>3.252E+000</text:p>
          </table:table-cell>
          <table:table-cell office:value-type="float" office:value="0.001202">
            <text:p>1.202E-003</text:p>
          </table:table-cell>
          <table:table-cell office:value-type="float" office:value="0.001042">
            <text:p>1.042E-003</text:p>
          </table:table-cell>
          <table:table-cell office:value-type="float" office:value="0.000001">
            <text:p>1.000E-006</text:p>
          </table:table-cell>
          <table:table-cell office:value-type="float" office:value="0.001797">
            <text:p>1.79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.785242">
            <text:p>1.785E+000</text:p>
          </table:table-cell>
          <table:table-cell office:value-type="float" office:value="3.154194">
            <text:p>3.154E+000</text:p>
          </table:table-cell>
          <table:table-cell office:value-type="float" office:value="0.002713">
            <text:p>2.713E-003</text:p>
          </table:table-cell>
          <table:table-cell office:value-type="float" office:value="0.002715">
            <text:p>2.715E-003</text:p>
          </table:table-cell>
          <table:table-cell office:value-type="float" office:value="0.000007">
            <text:p>7.000E-006</text:p>
          </table:table-cell>
          <table:table-cell office:value-type="float" office:value="0.004821">
            <text:p>4.82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.778986">
            <text:p>1.779E+000</text:p>
          </table:table-cell>
          <table:table-cell office:value-type="float" office:value="3.130365">
            <text:p>3.130E+000</text:p>
          </table:table-cell>
          <table:table-cell office:value-type="float" office:value="0.001921">
            <text:p>1.921E-003</text:p>
          </table:table-cell>
          <table:table-cell office:value-type="float" office:value="0.001846">
            <text:p>1.846E-003</text:p>
          </table:table-cell>
          <table:table-cell office:value-type="float" office:value="0.000003">
            <text:p>3.000E-006</text:p>
          </table:table-cell>
          <table:table-cell office:value-type="float" office:value="0.003255">
            <text:p>3.255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.732471">
            <text:p>1.732E+000</text:p>
          </table:table-cell>
          <table:table-cell office:value-type="float" office:value="2.968986">
            <text:p>2.969E+000</text:p>
          </table:table-cell>
          <table:table-cell office:value-type="float" office:value="0.001935">
            <text:p>1.935E-003</text:p>
          </table:table-cell>
          <table:table-cell office:value-type="float" office:value="0.001794">
            <text:p>1.794E-003</text:p>
          </table:table-cell>
          <table:table-cell office:value-type="float" office:value="0.000003">
            <text:p>3.000E-006</text:p>
          </table:table-cell>
          <table:table-cell office:value-type="float" office:value="0.003031">
            <text:p>3.03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.788889">
            <text:p>1.789E+000</text:p>
          </table:table-cell>
          <table:table-cell office:value-type="float" office:value="3.166897">
            <text:p>3.167E+000</text:p>
          </table:table-cell>
          <table:table-cell office:value-type="float" office:value="0.002234">
            <text:p>2.234E-003</text:p>
          </table:table-cell>
          <table:table-cell office:value-type="float" office:value="0.002144">
            <text:p>2.144E-003</text:p>
          </table:table-cell>
          <table:table-cell office:value-type="float" office:value="0.000005">
            <text:p>5.000E-006</text:p>
          </table:table-cell>
          <table:table-cell office:value-type="float" office:value="0.003814">
            <text:p>3.81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.788717">
            <text:p>1.789E+000</text:p>
          </table:table-cell>
          <table:table-cell office:value-type="float" office:value="3.165598">
            <text:p>3.166E+000</text:p>
          </table:table-cell>
          <table:table-cell office:value-type="float" office:value="0.000073">
            <text:p>7.300E-005</text:p>
          </table:table-cell>
          <table:table-cell office:value-type="float" office:value="0.000021">
            <text:p>2.100E-005</text:p>
          </table:table-cell>
          <table:table-cell office:value-type="float" office:value="0">
            <text:p>0.000E+000</text:p>
          </table:table-cell>
          <table:table-cell office:value-type="float" office:value="0.000017">
            <text:p>1.7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.881229">
            <text:p>1.881E+000</text:p>
          </table:table-cell>
          <table:table-cell office:value-type="float" office:value="3.504951">
            <text:p>3.505E+000</text:p>
          </table:table-cell>
          <table:table-cell office:value-type="float" office:value="0.027162">
            <text:p>2.716E-002</text:p>
          </table:table-cell>
          <table:table-cell office:value-type="float" office:value="0.026163">
            <text:p>2.616E-002</text:p>
          </table:table-cell>
          <table:table-cell office:value-type="float" office:value="0.000697">
            <text:p>6.970E-004</text:p>
          </table:table-cell>
          <table:table-cell office:value-type="float" office:value="0.048801">
            <text:p>4.880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.82196">
            <text:p>1.822E+000</text:p>
          </table:table-cell>
          <table:table-cell office:value-type="float" office:value="3.283472">
            <text:p>3.283E+000</text:p>
          </table:table-cell>
          <table:table-cell office:value-type="float" office:value="0.001023">
            <text:p>1.023E-003</text:p>
          </table:table-cell>
          <table:table-cell office:value-type="float" office:value="0.00071">
            <text:p>7.100E-004</text:p>
          </table:table-cell>
          <table:table-cell office:value-type="float" office:value="0.000001">
            <text:p>1.000E-006</text:p>
          </table:table-cell>
          <table:table-cell office:value-type="float" office:value="0.001145">
            <text:p>1.145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.785797">
            <text:p>1.786E+000</text:p>
          </table:table-cell>
          <table:table-cell office:value-type="float" office:value="3.155394">
            <text:p>3.155E+000</text:p>
          </table:table-cell>
          <table:table-cell office:value-type="float" office:value="0.003221">
            <text:p>3.221E-003</text:p>
          </table:table-cell>
          <table:table-cell office:value-type="float" office:value="0.003154">
            <text:p>3.154E-003</text:p>
          </table:table-cell>
          <table:table-cell office:value-type="float" office:value="0.00001">
            <text:p>1.000E-005</text:p>
          </table:table-cell>
          <table:table-cell office:value-type="float" office:value="0.005551">
            <text:p>5.55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.80867">
            <text:p>1.809E+000</text:p>
          </table:table-cell>
          <table:table-cell office:value-type="float" office:value="3.238463">
            <text:p>3.238E+000</text:p>
          </table:table-cell>
          <table:table-cell office:value-type="float" office:value="0.004231">
            <text:p>4.231E-003</text:p>
          </table:table-cell>
          <table:table-cell office:value-type="float" office:value="0.004111">
            <text:p>4.111E-003</text:p>
          </table:table-cell>
          <table:table-cell office:value-type="float" office:value="0.000017">
            <text:p>1.700E-005</text:p>
          </table:table-cell>
          <table:table-cell office:value-type="float" office:value="0.007391">
            <text:p>7.39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.857353">
            <text:p>1.857E+000</text:p>
          </table:table-cell>
          <table:table-cell office:value-type="float" office:value="3.414473">
            <text:p>3.414E+000</text:p>
          </table:table-cell>
          <table:table-cell office:value-type="float" office:value="0.000245">
            <text:p>2.450E-004</text:p>
          </table:table-cell>
          <table:table-cell office:value-type="float" office:value="0.000027">
            <text:p>2.700E-005</text:p>
          </table:table-cell>
          <table:table-cell office:value-type="float" office:value="-0">
            <text:p>-0.000E+000</text:p>
          </table:table-cell>
          <table:table-cell office:value-type="float" office:value="-0.00005">
            <text:p>-5.0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.859005">
            <text:p>1.859E+000</text:p>
          </table:table-cell>
          <table:table-cell office:value-type="float" office:value="3.421777">
            <text:p>3.422E+000</text:p>
          </table:table-cell>
          <table:table-cell office:value-type="float" office:value="0.00336">
            <text:p>3.360E-003</text:p>
          </table:table-cell>
          <table:table-cell office:value-type="float" office:value="0.003237">
            <text:p>3.237E-003</text:p>
          </table:table-cell>
          <table:table-cell office:value-type="float" office:value="0.000011">
            <text:p>1.100E-005</text:p>
          </table:table-cell>
          <table:table-cell office:value-type="float" office:value="0.005975">
            <text:p>5.975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.751017">
            <text:p>1.751E+000</text:p>
          </table:table-cell>
          <table:table-cell office:value-type="float" office:value="3.033948">
            <text:p>3.034E+000</text:p>
          </table:table-cell>
          <table:table-cell office:value-type="float" office:value="0.000185">
            <text:p>1.850E-004</text:p>
          </table:table-cell>
          <table:table-cell office:value-type="float" office:value="0.000112">
            <text:p>1.120E-004</text:p>
          </table:table-cell>
          <table:table-cell office:value-type="float" office:value="0">
            <text:p>0.000E+000</text:p>
          </table:table-cell>
          <table:table-cell office:value-type="float" office:value="0.000166">
            <text:p>1.66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.789411">
            <text:p>1.789E+000</text:p>
          </table:table-cell>
          <table:table-cell office:value-type="float" office:value="3.168267">
            <text:p>3.168E+000</text:p>
          </table:table-cell>
          <table:table-cell office:value-type="float" office:value="0.000249">
            <text:p>2.490E-004</text:p>
          </table:table-cell>
          <table:table-cell office:value-type="float" office:value="0.000072">
            <text:p>7.200E-005</text:p>
          </table:table-cell>
          <table:table-cell office:value-type="float" office:value="0">
            <text:p>0.000E+000</text:p>
          </table:table-cell>
          <table:table-cell office:value-type="float" office:value="0.00005">
            <text:p>5.0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.819679">
            <text:p>1.820E+000</text:p>
          </table:table-cell>
          <table:table-cell office:value-type="float" office:value="3.276117">
            <text:p>3.276E+000</text:p>
          </table:table-cell>
          <table:table-cell office:value-type="float" office:value="0.000049">
            <text:p>4.900E-005</text:p>
          </table:table-cell>
          <table:table-cell office:value-type="float" office:value="0.000005">
            <text:p>5.000E-006</text:p>
          </table:table-cell>
          <table:table-cell office:value-type="float" office:value="-0">
            <text:p>-0.000E+000</text:p>
          </table:table-cell>
          <table:table-cell office:value-type="float" office:value="-0.000008">
            <text:p>-8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.811185">
            <text:p>1.811E+000</text:p>
          </table:table-cell>
          <table:table-cell office:value-type="float" office:value="3.244503">
            <text:p>3.245E+000</text:p>
          </table:table-cell>
          <table:table-cell office:value-type="float" office:value="0.00023">
            <text:p>2.300E-004</text:p>
          </table:table-cell>
          <table:table-cell office:value-type="float" office:value="0.000029">
            <text:p>2.900E-005</text:p>
          </table:table-cell>
          <table:table-cell office:value-type="float" office:value="-0">
            <text:p>-0.000E+000</text:p>
          </table:table-cell>
          <table:table-cell office:value-type="float" office:value="-0.000039">
            <text:p>-3.9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.80234">
            <text:p>1.802E+000</text:p>
          </table:table-cell>
          <table:table-cell office:value-type="float" office:value="3.215951">
            <text:p>3.216E+000</text:p>
          </table:table-cell>
          <table:table-cell office:value-type="float" office:value="0.00003">
            <text:p>3.000E-005</text:p>
          </table:table-cell>
          <table:table-cell office:value-type="float" office:value="0.000003">
            <text:p>3.000E-006</text:p>
          </table:table-cell>
          <table:table-cell office:value-type="float" office:value="-0">
            <text:p>-0.000E+000</text:p>
          </table:table-cell>
          <table:table-cell office:value-type="float" office:value="-0.000005">
            <text:p>-5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.79762">
            <text:p>1.798E+000</text:p>
          </table:table-cell>
          <table:table-cell office:value-type="float" office:value="3.199972">
            <text:p>3.200E+000</text:p>
          </table:table-cell>
          <table:table-cell office:value-type="float" office:value="0.000308">
            <text:p>3.080E-004</text:p>
          </table:table-cell>
          <table:table-cell office:value-type="float" office:value="0.000035">
            <text:p>3.500E-005</text:p>
          </table:table-cell>
          <table:table-cell office:value-type="float" office:value="-0">
            <text:p>-0.000E+000</text:p>
          </table:table-cell>
          <table:table-cell office:value-type="float" office:value="-0.000056">
            <text:p>-5.6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.815705">
            <text:p>1.816E+000</text:p>
          </table:table-cell>
          <table:table-cell office:value-type="float" office:value="3.262842">
            <text:p>3.263E+000</text:p>
          </table:table-cell>
          <table:table-cell office:value-type="float" office:value="0.002994">
            <text:p>2.994E-003</text:p>
          </table:table-cell>
          <table:table-cell office:value-type="float" office:value="0.002871">
            <text:p>2.871E-003</text:p>
          </table:table-cell>
          <table:table-cell office:value-type="float" office:value="0.000008">
            <text:p>8.000E-006</text:p>
          </table:table-cell>
          <table:table-cell office:value-type="float" office:value="0.005178">
            <text:p>5.17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.788568">
            <text:p>1.789E+000</text:p>
          </table:table-cell>
          <table:table-cell office:value-type="float" office:value="3.163859">
            <text:p>3.164E+000</text:p>
          </table:table-cell>
          <table:table-cell office:value-type="float" office:value="0.000433">
            <text:p>4.330E-004</text:p>
          </table:table-cell>
          <table:table-cell office:value-type="float" office:value="0.000051">
            <text:p>5.100E-005</text:p>
          </table:table-cell>
          <table:table-cell office:value-type="float" office:value="-0">
            <text:p>-0.000E+000</text:p>
          </table:table-cell>
          <table:table-cell office:value-type="float" office:value="-0.000083">
            <text:p>-8.3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.817072">
            <text:p>1.817E+000</text:p>
          </table:table-cell>
          <table:table-cell office:value-type="float" office:value="3.265963">
            <text:p>3.266E+000</text:p>
          </table:table-cell>
          <table:table-cell office:value-type="float" office:value="0.000055">
            <text:p>5.500E-005</text:p>
          </table:table-cell>
          <table:table-cell office:value-type="float" office:value="0.000017">
            <text:p>1.700E-005</text:p>
          </table:table-cell>
          <table:table-cell office:value-type="float" office:value="0">
            <text:p>0.000E+000</text:p>
          </table:table-cell>
          <table:table-cell office:value-type="float" office:value="0.000015">
            <text:p>1.5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.82277">
            <text:p>1.823E+000</text:p>
          </table:table-cell>
          <table:table-cell office:value-type="float" office:value="3.28961">
            <text:p>3.290E+000</text:p>
          </table:table-cell>
          <table:table-cell office:value-type="float" office:value="0.000547">
            <text:p>5.470E-004</text:p>
          </table:table-cell>
          <table:table-cell office:value-type="float" office:value="0.000589">
            <text:p>5.890E-004</text:p>
          </table:table-cell>
          <table:table-cell office:value-type="float" office:value="0">
            <text:p>0.000E+000</text:p>
          </table:table-cell>
          <table:table-cell office:value-type="float" office:value="0.000982">
            <text:p>9.82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.833138">
            <text:p>1.833E+000</text:p>
          </table:table-cell>
          <table:table-cell office:value-type="float" office:value="3.323196">
            <text:p>3.323E+000</text:p>
          </table:table-cell>
          <table:table-cell office:value-type="float" office:value="0.004236">
            <text:p>4.236E-003</text:p>
          </table:table-cell>
          <table:table-cell office:value-type="float" office:value="0.001223">
            <text:p>1.223E-003</text:p>
          </table:table-cell>
          <table:table-cell office:value-type="float" office:value="0.000002">
            <text:p>2.000E-006</text:p>
          </table:table-cell>
          <table:table-cell office:value-type="float" office:value="0.00086">
            <text:p>8.600E-004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.823326">
            <text:p>1.823E+000</text:p>
          </table:table-cell>
          <table:table-cell office:value-type="float" office:value="3.288564">
            <text:p>3.289E+000</text:p>
          </table:table-cell>
          <table:table-cell office:value-type="float" office:value="0.002454">
            <text:p>2.454E-003</text:p>
          </table:table-cell>
          <table:table-cell office:value-type="float" office:value="0.000675">
            <text:p>6.750E-004</text:p>
          </table:table-cell>
          <table:table-cell office:value-type="float" office:value="0.000001">
            <text:p>1.000E-006</text:p>
          </table:table-cell>
          <table:table-cell office:value-type="float" office:value="0.000417">
            <text:p>4.170E-004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.823326">
            <text:p>1.823E+000</text:p>
          </table:table-cell>
          <table:table-cell office:value-type="float" office:value="3.288564">
            <text:p>3.289E+000</text:p>
          </table:table-cell>
          <table:table-cell office:value-type="float" office:value="0.002454">
            <text:p>2.454E-003</text:p>
          </table:table-cell>
          <table:table-cell office:value-type="float" office:value="0.000675">
            <text:p>6.750E-004</text:p>
          </table:table-cell>
          <table:table-cell office:value-type="float" office:value="0.000001">
            <text:p>1.000E-006</text:p>
          </table:table-cell>
          <table:table-cell office:value-type="float" office:value="0.000417">
            <text:p>4.170E-004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.593294">
            <text:p>3.593E+000</text:p>
          </table:table-cell>
          <table:table-cell office:value-type="float" office:value="12.886277">
            <text:p>1.289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.835993">
            <text:p>1.836E+000</text:p>
          </table:table-cell>
          <table:table-cell office:value-type="float" office:value="3.342358">
            <text:p>3.342E+000</text:p>
          </table:table-cell>
          <table:table-cell office:value-type="float" office:value="0.001304">
            <text:p>1.304E-003</text:p>
          </table:table-cell>
          <table:table-cell office:value-type="float" office:value="0.000462">
            <text:p>4.620E-004</text:p>
          </table:table-cell>
          <table:table-cell office:value-type="float" office:value="0">
            <text:p>0.000E+000</text:p>
          </table:table-cell>
          <table:table-cell office:value-type="float" office:value="0.000459">
            <text:p>4.59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.835993">
            <text:p>1.836E+000</text:p>
          </table:table-cell>
          <table:table-cell office:value-type="float" office:value="3.342358">
            <text:p>3.342E+000</text:p>
          </table:table-cell>
          <table:table-cell office:value-type="float" office:value="0.001304">
            <text:p>1.304E-003</text:p>
          </table:table-cell>
          <table:table-cell office:value-type="float" office:value="0.000462">
            <text:p>4.620E-004</text:p>
          </table:table-cell>
          <table:table-cell office:value-type="float" office:value="0">
            <text:p>0.000E+000</text:p>
          </table:table-cell>
          <table:table-cell office:value-type="float" office:value="0.000459">
            <text:p>4.59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.828976">
            <text:p>1.829E+000</text:p>
          </table:table-cell>
          <table:table-cell office:value-type="float" office:value="3.315779">
            <text:p>3.316E+000</text:p>
          </table:table-cell>
          <table:table-cell office:value-type="float" office:value="0.003818">
            <text:p>3.818E-003</text:p>
          </table:table-cell>
          <table:table-cell office:value-type="float" office:value="0.001418">
            <text:p>1.418E-003</text:p>
          </table:table-cell>
          <table:table-cell office:value-type="float" office:value="0.000003">
            <text:p>3.000E-006</text:p>
          </table:table-cell>
          <table:table-cell office:value-type="float" office:value="0.001467">
            <text:p>1.467E-003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.875885">
            <text:p>1.876E+000</text:p>
          </table:table-cell>
          <table:table-cell office:value-type="float" office:value="3.484545">
            <text:p>3.485E+000</text:p>
          </table:table-cell>
          <table:table-cell office:value-type="float" office:value="0.001469">
            <text:p>1.469E-003</text:p>
          </table:table-cell>
          <table:table-cell office:value-type="float" office:value="0.001604">
            <text:p>1.604E-003</text:p>
          </table:table-cell>
          <table:table-cell office:value-type="float" office:value="0.000002">
            <text:p>2.000E-006</text:p>
          </table:table-cell>
          <table:table-cell office:value-type="float" office:value="0.002948">
            <text:p>2.94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.819086">
            <text:p>1.819E+000</text:p>
          </table:table-cell>
          <table:table-cell office:value-type="float" office:value="3.275201">
            <text:p>3.275E+000</text:p>
          </table:table-cell>
          <table:table-cell office:value-type="float" office:value="0.000025">
            <text:p>2.500E-005</text:p>
          </table:table-cell>
          <table:table-cell office:value-type="float" office:value="0.000003">
            <text:p>3.000E-006</text:p>
          </table:table-cell>
          <table:table-cell office:value-type="float" office:value="-0">
            <text:p>-0.000E+000</text:p>
          </table:table-cell>
          <table:table-cell office:value-type="float" office:value="-0.000004">
            <text:p>-4.000E-006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.827427">
            <text:p>1.827E+000</text:p>
          </table:table-cell>
          <table:table-cell office:value-type="float" office:value="3.305825">
            <text:p>3.306E+000</text:p>
          </table:table-cell>
          <table:table-cell office:value-type="float" office:value="0.000946">
            <text:p>9.460E-004</text:p>
          </table:table-cell>
          <table:table-cell office:value-type="float" office:value="0.000118">
            <text:p>1.180E-004</text:p>
          </table:table-cell>
          <table:table-cell office:value-type="float" office:value="-0">
            <text:p>-0.000E+000</text:p>
          </table:table-cell>
          <table:table-cell office:value-type="float" office:value="-0.00015">
            <text:p>-1.50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.892536">
            <text:p>1.893E+000</text:p>
          </table:table-cell>
          <table:table-cell office:value-type="float" office:value="3.546038">
            <text:p>3.546E+000</text:p>
          </table:table-cell>
          <table:table-cell office:value-type="float" office:value="0.009357">
            <text:p>9.357E-003</text:p>
          </table:table-cell>
          <table:table-cell office:value-type="float" office:value="0.007852">
            <text:p>7.852E-003</text:p>
          </table:table-cell>
          <table:table-cell office:value-type="float" office:value="0.000067">
            <text:p>6.700E-005</text:p>
          </table:table-cell>
          <table:table-cell office:value-type="float" office:value="0.014225">
            <text:p>1.423E-002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.851123">
            <text:p>1.851E+000</text:p>
          </table:table-cell>
          <table:table-cell office:value-type="float" office:value="3.390886">
            <text:p>3.391E+000</text:p>
          </table:table-cell>
          <table:table-cell office:value-type="float" office:value="0.000073">
            <text:p>7.300E-005</text:p>
          </table:table-cell>
          <table:table-cell office:value-type="float" office:value="0.00001">
            <text:p>1.000E-005</text:p>
          </table:table-cell>
          <table:table-cell office:value-type="float" office:value="-0">
            <text:p>-0.000E+000</text:p>
          </table:table-cell>
          <table:table-cell office:value-type="float" office:value="-0.00001">
            <text:p>-1.0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.862049">
            <text:p>1.862E+000</text:p>
          </table:table-cell>
          <table:table-cell office:value-type="float" office:value="3.4315">
            <text:p>3.432E+000</text:p>
          </table:table-cell>
          <table:table-cell office:value-type="float" office:value="0.000127">
            <text:p>1.270E-004</text:p>
          </table:table-cell>
          <table:table-cell office:value-type="float" office:value="0.000019">
            <text:p>1.900E-005</text:p>
          </table:table-cell>
          <table:table-cell office:value-type="float" office:value="-0">
            <text:p>-0.000E+000</text:p>
          </table:table-cell>
          <table:table-cell office:value-type="float" office:value="-0.000015">
            <text:p>-1.5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.78774">
            <text:p>1.788E+000</text:p>
          </table:table-cell>
          <table:table-cell office:value-type="float" office:value="3.162658">
            <text:p>3.163E+000</text:p>
          </table:table-cell>
          <table:table-cell office:value-type="float" office:value="0.003057">
            <text:p>3.057E-003</text:p>
          </table:table-cell>
          <table:table-cell office:value-type="float" office:value="0.002784">
            <text:p>2.784E-003</text:p>
          </table:table-cell>
          <table:table-cell office:value-type="float" office:value="0.000008">
            <text:p>8.000E-006</text:p>
          </table:table-cell>
          <table:table-cell office:value-type="float" office:value="0.004913">
            <text:p>4.91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.769491">
            <text:p>1.769E+000</text:p>
          </table:table-cell>
          <table:table-cell office:value-type="float" office:value="3.099644">
            <text:p>3.100E+000</text:p>
          </table:table-cell>
          <table:table-cell office:value-type="float" office:value="0.009847">
            <text:p>9.847E-003</text:p>
          </table:table-cell>
          <table:table-cell office:value-type="float" office:value="0.009801">
            <text:p>9.801E-003</text:p>
          </table:table-cell>
          <table:table-cell office:value-type="float" office:value="0.000096">
            <text:p>9.600E-005</text:p>
          </table:table-cell>
          <table:table-cell office:value-type="float" office:value="0.017242">
            <text:p>1.724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.781846">
            <text:p>1.782E+000</text:p>
          </table:table-cell>
          <table:table-cell office:value-type="float" office:value="3.140357">
            <text:p>3.140E+000</text:p>
          </table:table-cell>
          <table:table-cell office:value-type="float" office:value="0.000155">
            <text:p>1.550E-004</text:p>
          </table:table-cell>
          <table:table-cell office:value-type="float" office:value="0.000131">
            <text:p>1.310E-004</text:p>
          </table:table-cell>
          <table:table-cell office:value-type="float" office:value="0">
            <text:p>0.000E+000</text:p>
          </table:table-cell>
          <table:table-cell office:value-type="float" office:value="0.000225">
            <text:p>2.25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.822295">
            <text:p>1.822E+000</text:p>
          </table:table-cell>
          <table:table-cell office:value-type="float" office:value="3.286385">
            <text:p>3.286E+000</text:p>
          </table:table-cell>
          <table:table-cell office:value-type="float" office:value="0.00021">
            <text:p>2.100E-004</text:p>
          </table:table-cell>
          <table:table-cell office:value-type="float" office:value="0.000156">
            <text:p>1.560E-004</text:p>
          </table:table-cell>
          <table:table-cell office:value-type="float" office:value="0">
            <text:p>0.000E+000</text:p>
          </table:table-cell>
          <table:table-cell office:value-type="float" office:value="0.000263">
            <text:p>2.63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.880322">
            <text:p>1.880E+000</text:p>
          </table:table-cell>
          <table:table-cell office:value-type="float" office:value="3.50119">
            <text:p>3.501E+000</text:p>
          </table:table-cell>
          <table:table-cell office:value-type="float" office:value="0.000094">
            <text:p>9.400E-005</text:p>
          </table:table-cell>
          <table:table-cell office:value-type="float" office:value="0.000033">
            <text:p>3.300E-005</text:p>
          </table:table-cell>
          <table:table-cell office:value-type="float" office:value="0">
            <text:p>0.000E+000</text:p>
          </table:table-cell>
          <table:table-cell office:value-type="float" office:value="0.000033">
            <text:p>3.3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.81862">
            <text:p>1.819E+000</text:p>
          </table:table-cell>
          <table:table-cell office:value-type="float" office:value="3.274598">
            <text:p>3.275E+000</text:p>
          </table:table-cell>
          <table:table-cell office:value-type="float" office:value="0.000675">
            <text:p>6.750E-004</text:p>
          </table:table-cell>
          <table:table-cell office:value-type="float" office:value="0.00072">
            <text:p>7.200E-004</text:p>
          </table:table-cell>
          <table:table-cell office:value-type="float" office:value="0.000001">
            <text:p>1.000E-006</text:p>
          </table:table-cell>
          <table:table-cell office:value-type="float" office:value="0.0013">
            <text:p>1.300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.804721">
            <text:p>1.805E+000</text:p>
          </table:table-cell>
          <table:table-cell office:value-type="float" office:value="3.224043">
            <text:p>3.224E+000</text:p>
          </table:table-cell>
          <table:table-cell office:value-type="float" office:value="0.002668">
            <text:p>2.668E-003</text:p>
          </table:table-cell>
          <table:table-cell office:value-type="float" office:value="0.002551">
            <text:p>2.551E-003</text:p>
          </table:table-cell>
          <table:table-cell office:value-type="float" office:value="0.000007">
            <text:p>7.000E-006</text:p>
          </table:table-cell>
          <table:table-cell office:value-type="float" office:value="0.004549">
            <text:p>4.549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.808961">
            <text:p>1.809E+000</text:p>
          </table:table-cell>
          <table:table-cell office:value-type="float" office:value="3.239123">
            <text:p>3.239E+000</text:p>
          </table:table-cell>
          <table:table-cell office:value-type="float" office:value="0.000545">
            <text:p>5.450E-004</text:p>
          </table:table-cell>
          <table:table-cell office:value-type="float" office:value="0.000319">
            <text:p>3.190E-004</text:p>
          </table:table-cell>
          <table:table-cell office:value-type="float" office:value="0">
            <text:p>0.000E+000</text:p>
          </table:table-cell>
          <table:table-cell office:value-type="float" office:value="0.000502">
            <text:p>5.02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.92044">
            <text:p>1.920E+000</text:p>
          </table:table-cell>
          <table:table-cell office:value-type="float" office:value="3.654699">
            <text:p>3.655E+000</text:p>
          </table:table-cell>
          <table:table-cell office:value-type="float" office:value="0.000638">
            <text:p>6.380E-004</text:p>
          </table:table-cell>
          <table:table-cell office:value-type="float" office:value="0.000566">
            <text:p>5.660E-004</text:p>
          </table:table-cell>
          <table:table-cell office:value-type="float" office:value="0">
            <text:p>0.000E+000</text:p>
          </table:table-cell>
          <table:table-cell office:value-type="float" office:value="0.001076">
            <text:p>1.076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.835858">
            <text:p>1.836E+000</text:p>
          </table:table-cell>
          <table:table-cell office:value-type="float" office:value="3.335233">
            <text:p>3.335E+000</text:p>
          </table:table-cell>
          <table:table-cell office:value-type="float" office:value="0.000119">
            <text:p>1.190E-004</text:p>
          </table:table-cell>
          <table:table-cell office:value-type="float" office:value="0.000014">
            <text:p>1.400E-005</text:p>
          </table:table-cell>
          <table:table-cell office:value-type="float" office:value="-0">
            <text:p>-0.000E+000</text:p>
          </table:table-cell>
          <table:table-cell office:value-type="float" office:value="-0.000024">
            <text:p>-2.4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.805583">
            <text:p>1.806E+000</text:p>
          </table:table-cell>
          <table:table-cell office:value-type="float" office:value="3.226746">
            <text:p>3.227E+000</text:p>
          </table:table-cell>
          <table:table-cell office:value-type="float" office:value="0.002455">
            <text:p>2.455E-003</text:p>
          </table:table-cell>
          <table:table-cell office:value-type="float" office:value="0.002061">
            <text:p>2.061E-003</text:p>
          </table:table-cell>
          <table:table-cell office:value-type="float" office:value="0.000005">
            <text:p>5.000E-006</text:p>
          </table:table-cell>
          <table:table-cell office:value-type="float" office:value="0.003549">
            <text:p>3.549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.852768">
            <text:p>1.853E+000</text:p>
          </table:table-cell>
          <table:table-cell office:value-type="float" office:value="3.398269">
            <text:p>3.398E+000</text:p>
          </table:table-cell>
          <table:table-cell office:value-type="float" office:value="0.023417">
            <text:p>2.342E-002</text:p>
          </table:table-cell>
          <table:table-cell office:value-type="float" office:value="0.022974">
            <text:p>2.297E-002</text:p>
          </table:table-cell>
          <table:table-cell office:value-type="float" office:value="0.000533">
            <text:p>5.330E-004</text:p>
          </table:table-cell>
          <table:table-cell office:value-type="float" office:value="0.04235">
            <text:p>4.235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.84175">
            <text:p>1.842E+000</text:p>
          </table:table-cell>
          <table:table-cell office:value-type="float" office:value="3.358128">
            <text:p>3.358E+000</text:p>
          </table:table-cell>
          <table:table-cell office:value-type="float" office:value="0.000088">
            <text:p>8.800E-005</text:p>
          </table:table-cell>
          <table:table-cell office:value-type="float" office:value="0.000038">
            <text:p>3.800E-005</text:p>
          </table:table-cell>
          <table:table-cell office:value-type="float" office:value="0">
            <text:p>0.000E+000</text:p>
          </table:table-cell>
          <table:table-cell office:value-type="float" office:value="0.000049">
            <text:p>4.9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.898549">
            <text:p>1.899E+000</text:p>
          </table:table-cell>
          <table:table-cell office:value-type="float" office:value="3.57047">
            <text:p>3.570E+000</text:p>
          </table:table-cell>
          <table:table-cell office:value-type="float" office:value="0.004151">
            <text:p>4.151E-003</text:p>
          </table:table-cell>
          <table:table-cell office:value-type="float" office:value="0.004108">
            <text:p>4.108E-003</text:p>
          </table:table-cell>
          <table:table-cell office:value-type="float" office:value="0.000017">
            <text:p>1.700E-005</text:p>
          </table:table-cell>
          <table:table-cell office:value-type="float" office:value="0.007761">
            <text:p>7.761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.825577">
            <text:p>1.826E+000</text:p>
          </table:table-cell>
          <table:table-cell office:value-type="float" office:value="3.298987">
            <text:p>3.299E+000</text:p>
          </table:table-cell>
          <table:table-cell office:value-type="float" office:value="0.002655">
            <text:p>2.655E-003</text:p>
          </table:table-cell>
          <table:table-cell office:value-type="float" office:value="0.002535">
            <text:p>2.535E-003</text:p>
          </table:table-cell>
          <table:table-cell office:value-type="float" office:value="0.000007">
            <text:p>7.000E-006</text:p>
          </table:table-cell>
          <table:table-cell office:value-type="float" office:value="0.004602">
            <text:p>4.602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.745741">
            <text:p>1.746E+000</text:p>
          </table:table-cell>
          <table:table-cell office:value-type="float" office:value="3.015046">
            <text:p>3.015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.948559">
            <text:p>1.949E+000</text:p>
          </table:table-cell>
          <table:table-cell office:value-type="float" office:value="3.761883">
            <text:p>3.762E+000</text:p>
          </table:table-cell>
          <table:table-cell office:value-type="float" office:value="0.017193">
            <text:p>1.719E-002</text:p>
          </table:table-cell>
          <table:table-cell office:value-type="float" office:value="0.015765">
            <text:p>1.577E-002</text:p>
          </table:table-cell>
          <table:table-cell office:value-type="float" office:value="0.00026">
            <text:p>2.600E-004</text:p>
          </table:table-cell>
          <table:table-cell office:value-type="float" office:value="0.030273">
            <text:p>3.027E-002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.82613">
            <text:p>1.826E+000</text:p>
          </table:table-cell>
          <table:table-cell office:value-type="float" office:value="3.302162">
            <text:p>3.302E+000</text:p>
          </table:table-cell>
          <table:table-cell office:value-type="float" office:value="0.025532">
            <text:p>2.553E-002</text:p>
          </table:table-cell>
          <table:table-cell office:value-type="float" office:value="0.024583">
            <text:p>2.458E-002</text:p>
          </table:table-cell>
          <table:table-cell office:value-type="float" office:value="0.000616">
            <text:p>6.160E-004</text:p>
          </table:table-cell>
          <table:table-cell office:value-type="float" office:value="0.04437">
            <text:p>4.437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.774265">
            <text:p>1.774E+000</text:p>
          </table:table-cell>
          <table:table-cell office:value-type="float" office:value="3.11616">
            <text:p>3.116E+000</text:p>
          </table:table-cell>
          <table:table-cell office:value-type="float" office:value="0.002608">
            <text:p>2.608E-003</text:p>
          </table:table-cell>
          <table:table-cell office:value-type="float" office:value="0.002593">
            <text:p>2.593E-003</text:p>
          </table:table-cell>
          <table:table-cell office:value-type="float" office:value="0.000007">
            <text:p>7.000E-006</text:p>
          </table:table-cell>
          <table:table-cell office:value-type="float" office:value="0.004577">
            <text:p>4.57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.816435">
            <text:p>1.816E+000</text:p>
          </table:table-cell>
          <table:table-cell office:value-type="float" office:value="3.265256">
            <text:p>3.265E+000</text:p>
          </table:table-cell>
          <table:table-cell office:value-type="float" office:value="0.000747">
            <text:p>7.470E-004</text:p>
          </table:table-cell>
          <table:table-cell office:value-type="float" office:value="0.000617">
            <text:p>6.170E-004</text:p>
          </table:table-cell>
          <table:table-cell office:value-type="float" office:value="0">
            <text:p>0.000E+000</text:p>
          </table:table-cell>
          <table:table-cell office:value-type="float" office:value="0.00103">
            <text:p>1.030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815944">
            <text:p>1.816E+000</text:p>
          </table:table-cell>
          <table:table-cell office:value-type="float" office:value="3.265366">
            <text:p>3.265E+000</text:p>
          </table:table-cell>
          <table:table-cell office:value-type="float" office:value="0.00068">
            <text:p>6.800E-004</text:p>
          </table:table-cell>
          <table:table-cell office:value-type="float" office:value="0.000611">
            <text:p>6.110E-004</text:p>
          </table:table-cell>
          <table:table-cell office:value-type="float" office:value="0">
            <text:p>0.000E+000</text:p>
          </table:table-cell>
          <table:table-cell office:value-type="float" office:value="0.001076">
            <text:p>1.07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.726776">
            <text:p>1.727E+000</text:p>
          </table:table-cell>
          <table:table-cell office:value-type="float" office:value="2.949153">
            <text:p>2.949E+000</text:p>
          </table:table-cell>
          <table:table-cell office:value-type="float" office:value="0.001866">
            <text:p>1.866E-003</text:p>
          </table:table-cell>
          <table:table-cell office:value-type="float" office:value="0.001892">
            <text:p>1.892E-003</text:p>
          </table:table-cell>
          <table:table-cell office:value-type="float" office:value="0.000004">
            <text:p>4.000E-006</text:p>
          </table:table-cell>
          <table:table-cell office:value-type="float" office:value="0.003249">
            <text:p>3.249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.859424">
            <text:p>1.859E+000</text:p>
          </table:table-cell>
          <table:table-cell office:value-type="float" office:value="3.422847">
            <text:p>3.423E+000</text:p>
          </table:table-cell>
          <table:table-cell office:value-type="float" office:value="0.002698">
            <text:p>2.698E-003</text:p>
          </table:table-cell>
          <table:table-cell office:value-type="float" office:value="0.002631">
            <text:p>2.631E-003</text:p>
          </table:table-cell>
          <table:table-cell office:value-type="float" office:value="0.000007">
            <text:p>7.000E-006</text:p>
          </table:table-cell>
          <table:table-cell office:value-type="float" office:value="0.004867">
            <text:p>4.86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.847339">
            <text:p>1.847E+000</text:p>
          </table:table-cell>
          <table:table-cell office:value-type="float" office:value="3.377613">
            <text:p>3.378E+000</text:p>
          </table:table-cell>
          <table:table-cell office:value-type="float" office:value="0.001625">
            <text:p>1.625E-003</text:p>
          </table:table-cell>
          <table:table-cell office:value-type="float" office:value="0.001399">
            <text:p>1.399E-003</text:p>
          </table:table-cell>
          <table:table-cell office:value-type="float" office:value="0.000002">
            <text:p>2.000E-006</text:p>
          </table:table-cell>
          <table:table-cell office:value-type="float" office:value="0.002531">
            <text:p>2.531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.811828">
            <text:p>1.812E+000</text:p>
          </table:table-cell>
          <table:table-cell office:value-type="float" office:value="3.248158">
            <text:p>3.248E+000</text:p>
          </table:table-cell>
          <table:table-cell office:value-type="float" office:value="0.000003">
            <text:p>3.000E-006</text:p>
          </table:table-cell>
          <table:table-cell office:value-type="float" office:value="0.000001">
            <text:p>1.000E-006</text:p>
          </table:table-cell>
          <table:table-cell office:value-type="float" office:value="0">
            <text:p>0.000E+000</text:p>
          </table:table-cell>
          <table:table-cell office:value-type="float" office:value="0.000001">
            <text:p>1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.781176">
            <text:p>1.781E+000</text:p>
          </table:table-cell>
          <table:table-cell office:value-type="float" office:value="3.139001">
            <text:p>3.139E+000</text:p>
          </table:table-cell>
          <table:table-cell office:value-type="float" office:value="0.000018">
            <text:p>1.800E-005</text:p>
          </table:table-cell>
          <table:table-cell office:value-type="float" office:value="0.000005">
            <text:p>5.000E-006</text:p>
          </table:table-cell>
          <table:table-cell office:value-type="float" office:value="0">
            <text:p>0.000E+000</text:p>
          </table:table-cell>
          <table:table-cell office:value-type="float" office:value="0.000003">
            <text:p>3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.796575">
            <text:p>1.797E+000</text:p>
          </table:table-cell>
          <table:table-cell office:value-type="float" office:value="3.194291">
            <text:p>3.194E+000</text:p>
          </table:table-cell>
          <table:table-cell office:value-type="float" office:value="0.000044">
            <text:p>4.400E-005</text:p>
          </table:table-cell>
          <table:table-cell office:value-type="float" office:value="0.000018">
            <text:p>1.800E-005</text:p>
          </table:table-cell>
          <table:table-cell office:value-type="float" office:value="0">
            <text:p>0.000E+000</text:p>
          </table:table-cell>
          <table:table-cell office:value-type="float" office:value="0.000019">
            <text:p>1.9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.887973">
            <text:p>1.888E+000</text:p>
          </table:table-cell>
          <table:table-cell office:value-type="float" office:value="3.530075">
            <text:p>3.530E+000</text:p>
          </table:table-cell>
          <table:table-cell office:value-type="float" office:value="0.005143">
            <text:p>5.143E-003</text:p>
          </table:table-cell>
          <table:table-cell office:value-type="float" office:value="0.00496">
            <text:p>4.960E-003</text:p>
          </table:table-cell>
          <table:table-cell office:value-type="float" office:value="0.000025">
            <text:p>2.500E-005</text:p>
          </table:table-cell>
          <table:table-cell office:value-type="float" office:value="0.00927">
            <text:p>9.270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811743">
            <text:p>1.812E+000</text:p>
          </table:table-cell>
          <table:table-cell office:value-type="float" office:value="3.249774">
            <text:p>3.250E+000</text:p>
          </table:table-cell>
          <table:table-cell office:value-type="float" office:value="0.000581">
            <text:p>5.810E-004</text:p>
          </table:table-cell>
          <table:table-cell office:value-type="float" office:value="0.000403">
            <text:p>4.030E-004</text:p>
          </table:table-cell>
          <table:table-cell office:value-type="float" office:value="0">
            <text:p>0.000E+000</text:p>
          </table:table-cell>
          <table:table-cell office:value-type="float" office:value="0.00065">
            <text:p>6.50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838692">
            <text:p>1.839E+000</text:p>
          </table:table-cell>
          <table:table-cell office:value-type="float" office:value="3.347651">
            <text:p>3.348E+000</text:p>
          </table:table-cell>
          <table:table-cell office:value-type="float" office:value="0.002227">
            <text:p>2.227E-003</text:p>
          </table:table-cell>
          <table:table-cell office:value-type="float" office:value="0.002152">
            <text:p>2.152E-003</text:p>
          </table:table-cell>
          <table:table-cell office:value-type="float" office:value="0.000005">
            <text:p>5.000E-006</text:p>
          </table:table-cell>
          <table:table-cell office:value-type="float" office:value="0.003907">
            <text:p>3.90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.737986">
            <text:p>1.738E+000</text:p>
          </table:table-cell>
          <table:table-cell office:value-type="float" office:value="2.987548">
            <text:p>2.988E+000</text:p>
          </table:table-cell>
          <table:table-cell office:value-type="float" office:value="0.001907">
            <text:p>1.907E-003</text:p>
          </table:table-cell>
          <table:table-cell office:value-type="float" office:value="0.001914">
            <text:p>1.914E-003</text:p>
          </table:table-cell>
          <table:table-cell office:value-type="float" office:value="0.000004">
            <text:p>4.000E-006</text:p>
          </table:table-cell>
          <table:table-cell office:value-type="float" office:value="0.003295">
            <text:p>3.295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.784031">
            <text:p>1.784E+000</text:p>
          </table:table-cell>
          <table:table-cell office:value-type="float" office:value="3.149509">
            <text:p>3.150E+000</text:p>
          </table:table-cell>
          <table:table-cell office:value-type="float" office:value="0.000031">
            <text:p>3.100E-005</text:p>
          </table:table-cell>
          <table:table-cell office:value-type="float" office:value="0.000013">
            <text:p>1.300E-005</text:p>
          </table:table-cell>
          <table:table-cell office:value-type="float" office:value="0">
            <text:p>0.000E+000</text:p>
          </table:table-cell>
          <table:table-cell office:value-type="float" office:value="0.000015">
            <text:p>1.5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.881046">
            <text:p>1.881E+000</text:p>
          </table:table-cell>
          <table:table-cell office:value-type="float" office:value="3.503558">
            <text:p>3.504E+000</text:p>
          </table:table-cell>
          <table:table-cell office:value-type="float" office:value="0.004117">
            <text:p>4.117E-003</text:p>
          </table:table-cell>
          <table:table-cell office:value-type="float" office:value="0.004028">
            <text:p>4.028E-003</text:p>
          </table:table-cell>
          <table:table-cell office:value-type="float" office:value="0.000016">
            <text:p>1.600E-005</text:p>
          </table:table-cell>
          <table:table-cell office:value-type="float" office:value="0.007523">
            <text:p>7.52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.741101">
            <text:p>1.741E+000</text:p>
          </table:table-cell>
          <table:table-cell office:value-type="float" office:value="2.999769">
            <text:p>3.000E+000</text:p>
          </table:table-cell>
          <table:table-cell office:value-type="float" office:value="0.024414">
            <text:p>2.441E-002</text:p>
          </table:table-cell>
          <table:table-cell office:value-type="float" office:value="0.023462">
            <text:p>2.346E-002</text:p>
          </table:table-cell>
          <table:table-cell office:value-type="float" office:value="0.000562">
            <text:p>5.620E-004</text:p>
          </table:table-cell>
          <table:table-cell office:value-type="float" office:value="0.039993">
            <text:p>3.999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.706792">
            <text:p>1.707E+000</text:p>
          </table:table-cell>
          <table:table-cell office:value-type="float" office:value="2.884874">
            <text:p>2.885E+000</text:p>
          </table:table-cell>
          <table:table-cell office:value-type="float" office:value="0.000007">
            <text:p>7.000E-006</text:p>
          </table:table-cell>
          <table:table-cell office:value-type="float" office:value="0.000003">
            <text:p>3.000E-006</text:p>
          </table:table-cell>
          <table:table-cell office:value-type="float" office:value="0">
            <text:p>0.000E+000</text:p>
          </table:table-cell>
          <table:table-cell office:value-type="float" office:value="0.000005">
            <text:p>5.000E-006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.681873">
            <text:p>1.682E+000</text:p>
          </table:table-cell>
          <table:table-cell office:value-type="float" office:value="2.795273">
            <text:p>2.795E+000</text:p>
          </table:table-cell>
          <table:table-cell office:value-type="float" office:value="0.004729">
            <text:p>4.729E-003</text:p>
          </table:table-cell>
          <table:table-cell office:value-type="float" office:value="0.001171">
            <text:p>1.171E-003</text:p>
          </table:table-cell>
          <table:table-cell office:value-type="float" office:value="0.000002">
            <text:p>2.000E-006</text:p>
          </table:table-cell>
          <table:table-cell office:value-type="float" office:value="0.000413">
            <text:p>4.130E-004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.881823">
            <text:p>1.882E+000</text:p>
          </table:table-cell>
          <table:table-cell office:value-type="float" office:value="3.508725">
            <text:p>3.509E+000</text:p>
          </table:table-cell>
          <table:table-cell office:value-type="float" office:value="0.000184">
            <text:p>1.840E-004</text:p>
          </table:table-cell>
          <table:table-cell office:value-type="float" office:value="0.000248">
            <text:p>2.480E-004</text:p>
          </table:table-cell>
          <table:table-cell office:value-type="float" office:value="0">
            <text:p>0.000E+000</text:p>
          </table:table-cell>
          <table:table-cell office:value-type="float" office:value="0.000461">
            <text:p>4.61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.884067">
            <text:p>1.884E+000</text:p>
          </table:table-cell>
          <table:table-cell office:value-type="float" office:value="3.515864">
            <text:p>3.516E+000</text:p>
          </table:table-cell>
          <table:table-cell office:value-type="float" office:value="0.081674">
            <text:p>8.167E-002</text:p>
          </table:table-cell>
          <table:table-cell office:value-type="float" office:value="0.079681">
            <text:p>7.968E-002</text:p>
          </table:table-cell>
          <table:table-cell office:value-type="float" office:value="0.006428">
            <text:p>6.428E-003</text:p>
          </table:table-cell>
          <table:table-cell office:value-type="float" office:value="0.149369">
            <text:p>1.494E-001</text:p>
          </table:table-cell>
          <table:table-cell office:value-type="float" office:value="0.000004">
            <text:p>4.000E-00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75166">
            <text:p>1.752E+000</text:p>
          </table:table-cell>
          <table:table-cell office:value-type="float" office:value="3.034023">
            <text:p>3.034E+000</text:p>
          </table:table-cell>
          <table:table-cell office:value-type="float" office:value="0.000016">
            <text:p>1.600E-005</text:p>
          </table:table-cell>
          <table:table-cell office:value-type="float" office:value="0.000002">
            <text:p>2.000E-006</text:p>
          </table:table-cell>
          <table:table-cell office:value-type="float" office:value="-0">
            <text:p>-0.000E+000</text:p>
          </table:table-cell>
          <table:table-cell office:value-type="float" office:value="-0.000002">
            <text:p>-2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.774391">
            <text:p>1.774E+000</text:p>
          </table:table-cell>
          <table:table-cell office:value-type="float" office:value="3.114331">
            <text:p>3.114E+000</text:p>
          </table:table-cell>
          <table:table-cell office:value-type="float" office:value="0.002606">
            <text:p>2.606E-003</text:p>
          </table:table-cell>
          <table:table-cell office:value-type="float" office:value="0.00262">
            <text:p>2.620E-003</text:p>
          </table:table-cell>
          <table:table-cell office:value-type="float" office:value="0.000007">
            <text:p>7.000E-006</text:p>
          </table:table-cell>
          <table:table-cell office:value-type="float" office:value="0.004624">
            <text:p>4.62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.82692">
            <text:p>1.827E+000</text:p>
          </table:table-cell>
          <table:table-cell office:value-type="float" office:value="3.303955">
            <text:p>3.304E+000</text:p>
          </table:table-cell>
          <table:table-cell office:value-type="float" office:value="0.000244">
            <text:p>2.440E-004</text:p>
          </table:table-cell>
          <table:table-cell office:value-type="float" office:value="0.000202">
            <text:p>2.020E-004</text:p>
          </table:table-cell>
          <table:table-cell office:value-type="float" office:value="0">
            <text:p>0.000E+000</text:p>
          </table:table-cell>
          <table:table-cell office:value-type="float" office:value="0.000365">
            <text:p>3.65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.786043">
            <text:p>1.786E+000</text:p>
          </table:table-cell>
          <table:table-cell office:value-type="float" office:value="3.156038">
            <text:p>3.156E+000</text:p>
          </table:table-cell>
          <table:table-cell office:value-type="float" office:value="0.032973">
            <text:p>3.297E-002</text:p>
          </table:table-cell>
          <table:table-cell office:value-type="float" office:value="0.032256">
            <text:p>3.226E-002</text:p>
          </table:table-cell>
          <table:table-cell office:value-type="float" office:value="0.001052">
            <text:p>1.052E-003</text:p>
          </table:table-cell>
          <table:table-cell office:value-type="float" office:value="0.057288">
            <text:p>5.729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.750322">
            <text:p>1.750E+000</text:p>
          </table:table-cell>
          <table:table-cell office:value-type="float" office:value="3.031136">
            <text:p>3.031E+000</text:p>
          </table:table-cell>
          <table:table-cell office:value-type="float" office:value="0.000109">
            <text:p>1.090E-004</text:p>
          </table:table-cell>
          <table:table-cell office:value-type="float" office:value="0.000047">
            <text:p>4.700E-005</text:p>
          </table:table-cell>
          <table:table-cell office:value-type="float" office:value="0">
            <text:p>0.000E+000</text:p>
          </table:table-cell>
          <table:table-cell office:value-type="float" office:value="0.000057">
            <text:p>5.7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923518">
            <text:p>1.924E+000</text:p>
          </table:table-cell>
          <table:table-cell office:value-type="float" office:value="3.665376">
            <text:p>3.665E+000</text:p>
          </table:table-cell>
          <table:table-cell office:value-type="float" office:value="0.000551">
            <text:p>5.510E-004</text:p>
          </table:table-cell>
          <table:table-cell office:value-type="float" office:value="0.00054">
            <text:p>5.400E-004</text:p>
          </table:table-cell>
          <table:table-cell office:value-type="float" office:value="0">
            <text:p>0.000E+000</text:p>
          </table:table-cell>
          <table:table-cell office:value-type="float" office:value="0.001026">
            <text:p>1.02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.844444">
            <text:p>1.844E+000</text:p>
          </table:table-cell>
          <table:table-cell office:value-type="float" office:value="3.36816">
            <text:p>3.368E+000</text:p>
          </table:table-cell>
          <table:table-cell office:value-type="float" office:value="0.002965">
            <text:p>2.965E-003</text:p>
          </table:table-cell>
          <table:table-cell office:value-type="float" office:value="0.002971">
            <text:p>2.971E-003</text:p>
          </table:table-cell>
          <table:table-cell office:value-type="float" office:value="0.000009">
            <text:p>9.000E-006</text:p>
          </table:table-cell>
          <table:table-cell office:value-type="float" office:value="0.005432">
            <text:p>5.432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.867505">
            <text:p>1.868E+000</text:p>
          </table:table-cell>
          <table:table-cell office:value-type="float" office:value="3.453512">
            <text:p>3.454E+000</text:p>
          </table:table-cell>
          <table:table-cell office:value-type="float" office:value="0.000042">
            <text:p>4.200E-005</text:p>
          </table:table-cell>
          <table:table-cell office:value-type="float" office:value="0.000012">
            <text:p>1.200E-005</text:p>
          </table:table-cell>
          <table:table-cell office:value-type="float" office:value="0">
            <text:p>0.000E+000</text:p>
          </table:table-cell>
          <table:table-cell office:value-type="float" office:value="0.000009">
            <text:p>9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.916207">
            <text:p>1.916E+000</text:p>
          </table:table-cell>
          <table:table-cell office:value-type="float" office:value="3.636843">
            <text:p>3.637E+000</text:p>
          </table:table-cell>
          <table:table-cell office:value-type="float" office:value="0.001019">
            <text:p>1.019E-003</text:p>
          </table:table-cell>
          <table:table-cell office:value-type="float" office:value="0.000798">
            <text:p>7.980E-004</text:p>
          </table:table-cell>
          <table:table-cell office:value-type="float" office:value="0.000001">
            <text:p>1.000E-006</text:p>
          </table:table-cell>
          <table:table-cell office:value-type="float" office:value="0.001501">
            <text:p>1.50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.899943">
            <text:p>1.900E+000</text:p>
          </table:table-cell>
          <table:table-cell office:value-type="float" office:value="3.574384">
            <text:p>3.574E+000</text:p>
          </table:table-cell>
          <table:table-cell office:value-type="float" office:value="0.003782">
            <text:p>3.782E-003</text:p>
          </table:table-cell>
          <table:table-cell office:value-type="float" office:value="0.003838">
            <text:p>3.838E-003</text:p>
          </table:table-cell>
          <table:table-cell office:value-type="float" office:value="0.000015">
            <text:p>1.500E-005</text:p>
          </table:table-cell>
          <table:table-cell office:value-type="float" office:value="0.007254">
            <text:p>7.25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.833335">
            <text:p>1.833E+000</text:p>
          </table:table-cell>
          <table:table-cell office:value-type="float" office:value="3.326366">
            <text:p>3.326E+000</text:p>
          </table:table-cell>
          <table:table-cell office:value-type="float" office:value="0.000573">
            <text:p>5.730E-004</text:p>
          </table:table-cell>
          <table:table-cell office:value-type="float" office:value="0.000577">
            <text:p>5.770E-004</text:p>
          </table:table-cell>
          <table:table-cell office:value-type="float" office:value="0">
            <text:p>0.000E+000</text:p>
          </table:table-cell>
          <table:table-cell office:value-type="float" office:value="0.001048">
            <text:p>1.048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.729405">
            <text:p>1.729E+000</text:p>
          </table:table-cell>
          <table:table-cell office:value-type="float" office:value="2.957359">
            <text:p>2.957E+000</text:p>
          </table:table-cell>
          <table:table-cell office:value-type="float" office:value="0.013099">
            <text:p>1.310E-002</text:p>
          </table:table-cell>
          <table:table-cell office:value-type="float" office:value="0.012338">
            <text:p>1.234E-002</text:p>
          </table:table-cell>
          <table:table-cell office:value-type="float" office:value="0.000157">
            <text:p>1.570E-004</text:p>
          </table:table-cell>
          <table:table-cell office:value-type="float" office:value="0.021011">
            <text:p>2.101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.805054">
            <text:p>1.805E+000</text:p>
          </table:table-cell>
          <table:table-cell office:value-type="float" office:value="3.223377">
            <text:p>3.223E+000</text:p>
          </table:table-cell>
          <table:table-cell office:value-type="float" office:value="0.003573">
            <text:p>3.573E-003</text:p>
          </table:table-cell>
          <table:table-cell office:value-type="float" office:value="0.003347">
            <text:p>3.347E-003</text:p>
          </table:table-cell>
          <table:table-cell office:value-type="float" office:value="0.000012">
            <text:p>1.200E-005</text:p>
          </table:table-cell>
          <table:table-cell office:value-type="float" office:value="0.005967">
            <text:p>5.96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.803506">
            <text:p>1.804E+000</text:p>
          </table:table-cell>
          <table:table-cell office:value-type="float" office:value="3.219193">
            <text:p>3.219E+000</text:p>
          </table:table-cell>
          <table:table-cell office:value-type="float" office:value="0.000052">
            <text:p>5.200E-005</text:p>
          </table:table-cell>
          <table:table-cell office:value-type="float" office:value="0.000044">
            <text:p>4.400E-005</text:p>
          </table:table-cell>
          <table:table-cell office:value-type="float" office:value="0">
            <text:p>0.000E+000</text:p>
          </table:table-cell>
          <table:table-cell office:value-type="float" office:value="0.000078">
            <text:p>7.8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.74886">
            <text:p>1.749E+000</text:p>
          </table:table-cell>
          <table:table-cell office:value-type="float" office:value="3.025026">
            <text:p>3.025E+000</text:p>
          </table:table-cell>
          <table:table-cell office:value-type="float" office:value="0.000006">
            <text:p>6.000E-006</text:p>
          </table:table-cell>
          <table:table-cell office:value-type="float" office:value="0.000007">
            <text:p>7.000E-006</text:p>
          </table:table-cell>
          <table:table-cell office:value-type="float" office:value="0">
            <text:p>0.000E+000</text:p>
          </table:table-cell>
          <table:table-cell office:value-type="float" office:value="0.000011">
            <text:p>1.1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927448">
            <text:p>1.927E+000</text:p>
          </table:table-cell>
          <table:table-cell office:value-type="float" office:value="3.680231">
            <text:p>3.680E+000</text:p>
          </table:table-cell>
          <table:table-cell office:value-type="float" office:value="0.014249">
            <text:p>1.425E-002</text:p>
          </table:table-cell>
          <table:table-cell office:value-type="float" office:value="0.013815">
            <text:p>1.382E-002</text:p>
          </table:table-cell>
          <table:table-cell office:value-type="float" office:value="0.000194">
            <text:p>1.940E-004</text:p>
          </table:table-cell>
          <table:table-cell office:value-type="float" office:value="0.026458">
            <text:p>2.646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.841377">
            <text:p>1.841E+000</text:p>
          </table:table-cell>
          <table:table-cell office:value-type="float" office:value="3.358361">
            <text:p>3.358E+000</text:p>
          </table:table-cell>
          <table:table-cell office:value-type="float" office:value="0.007468">
            <text:p>7.468E-003</text:p>
          </table:table-cell>
          <table:table-cell office:value-type="float" office:value="0.007256">
            <text:p>7.256E-003</text:p>
          </table:table-cell>
          <table:table-cell office:value-type="float" office:value="0.000053">
            <text:p>5.300E-005</text:p>
          </table:table-cell>
          <table:table-cell office:value-type="float" office:value="0.013259">
            <text:p>1.326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.812312">
            <text:p>1.812E+000</text:p>
          </table:table-cell>
          <table:table-cell office:value-type="float" office:value="3.252293">
            <text:p>3.252E+000</text:p>
          </table:table-cell>
          <table:table-cell office:value-type="float" office:value="0.001202">
            <text:p>1.202E-003</text:p>
          </table:table-cell>
          <table:table-cell office:value-type="float" office:value="0.001042">
            <text:p>1.042E-003</text:p>
          </table:table-cell>
          <table:table-cell office:value-type="float" office:value="0.000001">
            <text:p>1.000E-006</text:p>
          </table:table-cell>
          <table:table-cell office:value-type="float" office:value="0.001797">
            <text:p>1.79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.785242">
            <text:p>1.785E+000</text:p>
          </table:table-cell>
          <table:table-cell office:value-type="float" office:value="3.154194">
            <text:p>3.154E+000</text:p>
          </table:table-cell>
          <table:table-cell office:value-type="float" office:value="0.002713">
            <text:p>2.713E-003</text:p>
          </table:table-cell>
          <table:table-cell office:value-type="float" office:value="0.002715">
            <text:p>2.715E-003</text:p>
          </table:table-cell>
          <table:table-cell office:value-type="float" office:value="0.000007">
            <text:p>7.000E-006</text:p>
          </table:table-cell>
          <table:table-cell office:value-type="float" office:value="0.004821">
            <text:p>4.82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.778986">
            <text:p>1.779E+000</text:p>
          </table:table-cell>
          <table:table-cell office:value-type="float" office:value="3.130365">
            <text:p>3.130E+000</text:p>
          </table:table-cell>
          <table:table-cell office:value-type="float" office:value="0.001921">
            <text:p>1.921E-003</text:p>
          </table:table-cell>
          <table:table-cell office:value-type="float" office:value="0.001846">
            <text:p>1.846E-003</text:p>
          </table:table-cell>
          <table:table-cell office:value-type="float" office:value="0.000003">
            <text:p>3.000E-006</text:p>
          </table:table-cell>
          <table:table-cell office:value-type="float" office:value="0.003255">
            <text:p>3.255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.732471">
            <text:p>1.732E+000</text:p>
          </table:table-cell>
          <table:table-cell office:value-type="float" office:value="2.968986">
            <text:p>2.969E+000</text:p>
          </table:table-cell>
          <table:table-cell office:value-type="float" office:value="0.001935">
            <text:p>1.935E-003</text:p>
          </table:table-cell>
          <table:table-cell office:value-type="float" office:value="0.001794">
            <text:p>1.794E-003</text:p>
          </table:table-cell>
          <table:table-cell office:value-type="float" office:value="0.000003">
            <text:p>3.000E-006</text:p>
          </table:table-cell>
          <table:table-cell office:value-type="float" office:value="0.003031">
            <text:p>3.03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.788889">
            <text:p>1.789E+000</text:p>
          </table:table-cell>
          <table:table-cell office:value-type="float" office:value="3.166897">
            <text:p>3.167E+000</text:p>
          </table:table-cell>
          <table:table-cell office:value-type="float" office:value="0.002234">
            <text:p>2.234E-003</text:p>
          </table:table-cell>
          <table:table-cell office:value-type="float" office:value="0.002144">
            <text:p>2.144E-003</text:p>
          </table:table-cell>
          <table:table-cell office:value-type="float" office:value="0.000005">
            <text:p>5.000E-006</text:p>
          </table:table-cell>
          <table:table-cell office:value-type="float" office:value="0.003814">
            <text:p>3.81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.788717">
            <text:p>1.789E+000</text:p>
          </table:table-cell>
          <table:table-cell office:value-type="float" office:value="3.165598">
            <text:p>3.166E+000</text:p>
          </table:table-cell>
          <table:table-cell office:value-type="float" office:value="0.000073">
            <text:p>7.300E-005</text:p>
          </table:table-cell>
          <table:table-cell office:value-type="float" office:value="0.000021">
            <text:p>2.100E-005</text:p>
          </table:table-cell>
          <table:table-cell office:value-type="float" office:value="0">
            <text:p>0.000E+000</text:p>
          </table:table-cell>
          <table:table-cell office:value-type="float" office:value="0.000017">
            <text:p>1.7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.881229">
            <text:p>1.881E+000</text:p>
          </table:table-cell>
          <table:table-cell office:value-type="float" office:value="3.504951">
            <text:p>3.505E+000</text:p>
          </table:table-cell>
          <table:table-cell office:value-type="float" office:value="0.027162">
            <text:p>2.716E-002</text:p>
          </table:table-cell>
          <table:table-cell office:value-type="float" office:value="0.026163">
            <text:p>2.616E-002</text:p>
          </table:table-cell>
          <table:table-cell office:value-type="float" office:value="0.000697">
            <text:p>6.970E-004</text:p>
          </table:table-cell>
          <table:table-cell office:value-type="float" office:value="0.048801">
            <text:p>4.880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.82196">
            <text:p>1.822E+000</text:p>
          </table:table-cell>
          <table:table-cell office:value-type="float" office:value="3.283472">
            <text:p>3.283E+000</text:p>
          </table:table-cell>
          <table:table-cell office:value-type="float" office:value="0.001023">
            <text:p>1.023E-003</text:p>
          </table:table-cell>
          <table:table-cell office:value-type="float" office:value="0.00071">
            <text:p>7.100E-004</text:p>
          </table:table-cell>
          <table:table-cell office:value-type="float" office:value="0.000001">
            <text:p>1.000E-006</text:p>
          </table:table-cell>
          <table:table-cell office:value-type="float" office:value="0.001145">
            <text:p>1.145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785797">
            <text:p>1.786E+000</text:p>
          </table:table-cell>
          <table:table-cell office:value-type="float" office:value="3.155394">
            <text:p>3.155E+000</text:p>
          </table:table-cell>
          <table:table-cell office:value-type="float" office:value="0.003221">
            <text:p>3.221E-003</text:p>
          </table:table-cell>
          <table:table-cell office:value-type="float" office:value="0.003154">
            <text:p>3.154E-003</text:p>
          </table:table-cell>
          <table:table-cell office:value-type="float" office:value="0.00001">
            <text:p>1.000E-005</text:p>
          </table:table-cell>
          <table:table-cell office:value-type="float" office:value="0.005551">
            <text:p>5.55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.80867">
            <text:p>1.809E+000</text:p>
          </table:table-cell>
          <table:table-cell office:value-type="float" office:value="3.238463">
            <text:p>3.238E+000</text:p>
          </table:table-cell>
          <table:table-cell office:value-type="float" office:value="0.004231">
            <text:p>4.231E-003</text:p>
          </table:table-cell>
          <table:table-cell office:value-type="float" office:value="0.004111">
            <text:p>4.111E-003</text:p>
          </table:table-cell>
          <table:table-cell office:value-type="float" office:value="0.000017">
            <text:p>1.700E-005</text:p>
          </table:table-cell>
          <table:table-cell office:value-type="float" office:value="0.007391">
            <text:p>7.39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.857353">
            <text:p>1.857E+000</text:p>
          </table:table-cell>
          <table:table-cell office:value-type="float" office:value="3.414473">
            <text:p>3.414E+000</text:p>
          </table:table-cell>
          <table:table-cell office:value-type="float" office:value="0.000245">
            <text:p>2.450E-004</text:p>
          </table:table-cell>
          <table:table-cell office:value-type="float" office:value="0.000027">
            <text:p>2.700E-005</text:p>
          </table:table-cell>
          <table:table-cell office:value-type="float" office:value="-0">
            <text:p>-0.000E+000</text:p>
          </table:table-cell>
          <table:table-cell office:value-type="float" office:value="-0.00005">
            <text:p>-5.0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.859005">
            <text:p>1.859E+000</text:p>
          </table:table-cell>
          <table:table-cell office:value-type="float" office:value="3.421777">
            <text:p>3.422E+000</text:p>
          </table:table-cell>
          <table:table-cell office:value-type="float" office:value="0.00336">
            <text:p>3.360E-003</text:p>
          </table:table-cell>
          <table:table-cell office:value-type="float" office:value="0.003237">
            <text:p>3.237E-003</text:p>
          </table:table-cell>
          <table:table-cell office:value-type="float" office:value="0.000011">
            <text:p>1.100E-005</text:p>
          </table:table-cell>
          <table:table-cell office:value-type="float" office:value="0.005975">
            <text:p>5.975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.751017">
            <text:p>1.751E+000</text:p>
          </table:table-cell>
          <table:table-cell office:value-type="float" office:value="3.033948">
            <text:p>3.034E+000</text:p>
          </table:table-cell>
          <table:table-cell office:value-type="float" office:value="0.000185">
            <text:p>1.850E-004</text:p>
          </table:table-cell>
          <table:table-cell office:value-type="float" office:value="0.000112">
            <text:p>1.120E-004</text:p>
          </table:table-cell>
          <table:table-cell office:value-type="float" office:value="0">
            <text:p>0.000E+000</text:p>
          </table:table-cell>
          <table:table-cell office:value-type="float" office:value="0.000166">
            <text:p>1.66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.789411">
            <text:p>1.789E+000</text:p>
          </table:table-cell>
          <table:table-cell office:value-type="float" office:value="3.168267">
            <text:p>3.168E+000</text:p>
          </table:table-cell>
          <table:table-cell office:value-type="float" office:value="0.000249">
            <text:p>2.490E-004</text:p>
          </table:table-cell>
          <table:table-cell office:value-type="float" office:value="0.000072">
            <text:p>7.200E-005</text:p>
          </table:table-cell>
          <table:table-cell office:value-type="float" office:value="0">
            <text:p>0.000E+000</text:p>
          </table:table-cell>
          <table:table-cell office:value-type="float" office:value="0.00005">
            <text:p>5.0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.819679">
            <text:p>1.820E+000</text:p>
          </table:table-cell>
          <table:table-cell office:value-type="float" office:value="3.276117">
            <text:p>3.276E+000</text:p>
          </table:table-cell>
          <table:table-cell office:value-type="float" office:value="0.000049">
            <text:p>4.900E-005</text:p>
          </table:table-cell>
          <table:table-cell office:value-type="float" office:value="0.000005">
            <text:p>5.000E-006</text:p>
          </table:table-cell>
          <table:table-cell office:value-type="float" office:value="-0">
            <text:p>-0.000E+000</text:p>
          </table:table-cell>
          <table:table-cell office:value-type="float" office:value="-0.000008">
            <text:p>-8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.811185">
            <text:p>1.811E+000</text:p>
          </table:table-cell>
          <table:table-cell office:value-type="float" office:value="3.244503">
            <text:p>3.245E+000</text:p>
          </table:table-cell>
          <table:table-cell office:value-type="float" office:value="0.00023">
            <text:p>2.300E-004</text:p>
          </table:table-cell>
          <table:table-cell office:value-type="float" office:value="0.000029">
            <text:p>2.900E-005</text:p>
          </table:table-cell>
          <table:table-cell office:value-type="float" office:value="-0">
            <text:p>-0.000E+000</text:p>
          </table:table-cell>
          <table:table-cell office:value-type="float" office:value="-0.000039">
            <text:p>-3.9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.80234">
            <text:p>1.802E+000</text:p>
          </table:table-cell>
          <table:table-cell office:value-type="float" office:value="3.215951">
            <text:p>3.216E+000</text:p>
          </table:table-cell>
          <table:table-cell office:value-type="float" office:value="0.00003">
            <text:p>3.000E-005</text:p>
          </table:table-cell>
          <table:table-cell office:value-type="float" office:value="0.000003">
            <text:p>3.000E-006</text:p>
          </table:table-cell>
          <table:table-cell office:value-type="float" office:value="-0">
            <text:p>-0.000E+000</text:p>
          </table:table-cell>
          <table:table-cell office:value-type="float" office:value="-0.000005">
            <text:p>-5.000E-006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.79762">
            <text:p>1.798E+000</text:p>
          </table:table-cell>
          <table:table-cell office:value-type="float" office:value="3.199972">
            <text:p>3.200E+000</text:p>
          </table:table-cell>
          <table:table-cell office:value-type="float" office:value="0.000308">
            <text:p>3.080E-004</text:p>
          </table:table-cell>
          <table:table-cell office:value-type="float" office:value="0.000035">
            <text:p>3.500E-005</text:p>
          </table:table-cell>
          <table:table-cell office:value-type="float" office:value="-0">
            <text:p>-0.000E+000</text:p>
          </table:table-cell>
          <table:table-cell office:value-type="float" office:value="-0.000056">
            <text:p>-5.6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815705">
            <text:p>1.816E+000</text:p>
          </table:table-cell>
          <table:table-cell office:value-type="float" office:value="3.262842">
            <text:p>3.263E+000</text:p>
          </table:table-cell>
          <table:table-cell office:value-type="float" office:value="0.002994">
            <text:p>2.994E-003</text:p>
          </table:table-cell>
          <table:table-cell office:value-type="float" office:value="0.002871">
            <text:p>2.871E-003</text:p>
          </table:table-cell>
          <table:table-cell office:value-type="float" office:value="0.000008">
            <text:p>8.000E-006</text:p>
          </table:table-cell>
          <table:table-cell office:value-type="float" office:value="0.005178">
            <text:p>5.17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.788568">
            <text:p>1.789E+000</text:p>
          </table:table-cell>
          <table:table-cell office:value-type="float" office:value="3.163859">
            <text:p>3.164E+000</text:p>
          </table:table-cell>
          <table:table-cell office:value-type="float" office:value="0.000433">
            <text:p>4.330E-004</text:p>
          </table:table-cell>
          <table:table-cell office:value-type="float" office:value="0.000051">
            <text:p>5.100E-005</text:p>
          </table:table-cell>
          <table:table-cell office:value-type="float" office:value="-0">
            <text:p>-0.000E+000</text:p>
          </table:table-cell>
          <table:table-cell office:value-type="float" office:value="-0.000083">
            <text:p>-8.3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.778053">
            <text:p>1.778E+000</text:p>
          </table:table-cell>
          <table:table-cell office:value-type="float" office:value="3.126014">
            <text:p>3.126E+000</text:p>
          </table:table-cell>
          <table:table-cell office:value-type="float" office:value="0.000592">
            <text:p>5.920E-004</text:p>
          </table:table-cell>
          <table:table-cell office:value-type="float" office:value="0.000586">
            <text:p>5.860E-004</text:p>
          </table:table-cell>
          <table:table-cell office:value-type="float" office:value="0">
            <text:p>0.000E+000</text:p>
          </table:table-cell>
          <table:table-cell office:value-type="float" office:value="0.001035">
            <text:p>1.035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.82277">
            <text:p>1.823E+000</text:p>
          </table:table-cell>
          <table:table-cell office:value-type="float" office:value="3.28961">
            <text:p>3.290E+000</text:p>
          </table:table-cell>
          <table:table-cell office:value-type="float" office:value="0.000547">
            <text:p>5.470E-004</text:p>
          </table:table-cell>
          <table:table-cell office:value-type="float" office:value="0.000589">
            <text:p>5.890E-004</text:p>
          </table:table-cell>
          <table:table-cell office:value-type="float" office:value="0">
            <text:p>0.000E+000</text:p>
          </table:table-cell>
          <table:table-cell office:value-type="float" office:value="0.000982">
            <text:p>9.82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.833138">
            <text:p>1.833E+000</text:p>
          </table:table-cell>
          <table:table-cell office:value-type="float" office:value="3.323196">
            <text:p>3.323E+000</text:p>
          </table:table-cell>
          <table:table-cell office:value-type="float" office:value="0.004236">
            <text:p>4.236E-003</text:p>
          </table:table-cell>
          <table:table-cell office:value-type="float" office:value="0.001223">
            <text:p>1.223E-003</text:p>
          </table:table-cell>
          <table:table-cell office:value-type="float" office:value="0.000002">
            <text:p>2.000E-006</text:p>
          </table:table-cell>
          <table:table-cell office:value-type="float" office:value="0.00086">
            <text:p>8.600E-004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.823326">
            <text:p>1.823E+000</text:p>
          </table:table-cell>
          <table:table-cell office:value-type="float" office:value="3.288564">
            <text:p>3.289E+000</text:p>
          </table:table-cell>
          <table:table-cell office:value-type="float" office:value="0.002454">
            <text:p>2.454E-003</text:p>
          </table:table-cell>
          <table:table-cell office:value-type="float" office:value="0.000675">
            <text:p>6.750E-004</text:p>
          </table:table-cell>
          <table:table-cell office:value-type="float" office:value="0.000001">
            <text:p>1.000E-006</text:p>
          </table:table-cell>
          <table:table-cell office:value-type="float" office:value="0.000417">
            <text:p>4.170E-004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.823326">
            <text:p>1.823E+000</text:p>
          </table:table-cell>
          <table:table-cell office:value-type="float" office:value="3.288564">
            <text:p>3.289E+000</text:p>
          </table:table-cell>
          <table:table-cell office:value-type="float" office:value="0.002454">
            <text:p>2.454E-003</text:p>
          </table:table-cell>
          <table:table-cell office:value-type="float" office:value="0.000675">
            <text:p>6.750E-004</text:p>
          </table:table-cell>
          <table:table-cell office:value-type="float" office:value="0.000001">
            <text:p>1.000E-006</text:p>
          </table:table-cell>
          <table:table-cell office:value-type="float" office:value="0.000417">
            <text:p>4.170E-004</text:p>
          </table:table-cell>
          <table:table-cell office:value-type="float" office:value="-0.000001">
            <text:p>-1.000E-006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ine_2" table:style-name="ta1" table:print="false">
        <table:table-column table:style-name="co1" table:default-cell-style-name="Default"/>
        <table:table-column table:style-name="co2" table:number-columns-repeated="4" table:default-cell-style-name="ce1"/>
        <table:table-column table:style-name="co3" table:number-columns-repeated="3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8.366071">
            <text:p>8.366E+000</text:p>
          </table:table-cell>
          <table:table-cell office:value-type="float" office:value="69.963902">
            <text:p>6.996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056819">
            <text:p>3.057E+000</text:p>
          </table:table-cell>
          <table:table-cell office:value-type="float" office:value="9.30828">
            <text:p>9.308E+000</text:p>
          </table:table-cell>
          <table:table-cell office:value-type="float" office:value="0.000166">
            <text:p>1.660E-004</text:p>
          </table:table-cell>
          <table:table-cell office:value-type="float" office:value="0.000024">
            <text:p>2.400E-005</text:p>
          </table:table-cell>
          <table:table-cell office:value-type="float" office:value="-0">
            <text:p>-0.000E+000</text:p>
          </table:table-cell>
          <table:table-cell office:value-type="float" office:value="-0.000034">
            <text:p>-3.4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975142">
            <text:p>2.975E+000</text:p>
          </table:table-cell>
          <table:table-cell office:value-type="float" office:value="8.815769">
            <text:p>8.816E+000</text:p>
          </table:table-cell>
          <table:table-cell office:value-type="float" office:value="0.000381">
            <text:p>3.810E-004</text:p>
          </table:table-cell>
          <table:table-cell office:value-type="float" office:value="0.000053">
            <text:p>5.300E-005</text:p>
          </table:table-cell>
          <table:table-cell office:value-type="float" office:value="-0">
            <text:p>-0.000E+000</text:p>
          </table:table-cell>
          <table:table-cell office:value-type="float" office:value="-0.000089">
            <text:p>-8.9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991029">
            <text:p>2.991E+000</text:p>
          </table:table-cell>
          <table:table-cell office:value-type="float" office:value="8.910793">
            <text:p>8.911E+000</text:p>
          </table:table-cell>
          <table:table-cell office:value-type="float" office:value="0.000145">
            <text:p>1.450E-004</text:p>
          </table:table-cell>
          <table:table-cell office:value-type="float" office:value="0.000071">
            <text:p>7.100E-005</text:p>
          </table:table-cell>
          <table:table-cell office:value-type="float" office:value="0">
            <text:p>0.000E+000</text:p>
          </table:table-cell>
          <table:table-cell office:value-type="float" office:value="0.00016">
            <text:p>1.60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007555">
            <text:p>3.008E+000</text:p>
          </table:table-cell>
          <table:table-cell office:value-type="float" office:value="9.011303">
            <text:p>9.011E+000</text:p>
          </table:table-cell>
          <table:table-cell office:value-type="float" office:value="0.008343">
            <text:p>8.343E-003</text:p>
          </table:table-cell>
          <table:table-cell office:value-type="float" office:value="0.008121">
            <text:p>8.121E-003</text:p>
          </table:table-cell>
          <table:table-cell office:value-type="float" office:value="0.000067">
            <text:p>6.700E-005</text:p>
          </table:table-cell>
          <table:table-cell office:value-type="float" office:value="0.024319">
            <text:p>2.432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907769">
            <text:p>2.908E+000</text:p>
          </table:table-cell>
          <table:table-cell office:value-type="float" office:value="8.423935">
            <text:p>8.424E+000</text:p>
          </table:table-cell>
          <table:table-cell office:value-type="float" office:value="0.006316">
            <text:p>6.316E-003</text:p>
          </table:table-cell>
          <table:table-cell office:value-type="float" office:value="0.006191">
            <text:p>6.191E-003</text:p>
          </table:table-cell>
          <table:table-cell office:value-type="float" office:value="0.000039">
            <text:p>3.900E-005</text:p>
          </table:table-cell>
          <table:table-cell office:value-type="float" office:value="0.017897">
            <text:p>1.790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900178">
            <text:p>2.900E+000</text:p>
          </table:table-cell>
          <table:table-cell office:value-type="float" office:value="8.377933">
            <text:p>8.378E+000</text:p>
          </table:table-cell>
          <table:table-cell office:value-type="float" office:value="0.001331">
            <text:p>1.331E-003</text:p>
          </table:table-cell>
          <table:table-cell office:value-type="float" office:value="0.001304">
            <text:p>1.304E-003</text:p>
          </table:table-cell>
          <table:table-cell office:value-type="float" office:value="0.000002">
            <text:p>2.000E-006</text:p>
          </table:table-cell>
          <table:table-cell office:value-type="float" office:value="0.003749">
            <text:p>3.749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918273">
            <text:p>2.918E+000</text:p>
          </table:table-cell>
          <table:table-cell office:value-type="float" office:value="8.484487">
            <text:p>8.484E+000</text:p>
          </table:table-cell>
          <table:table-cell office:value-type="float" office:value="0.001233">
            <text:p>1.233E-003</text:p>
          </table:table-cell>
          <table:table-cell office:value-type="float" office:value="0.000912">
            <text:p>9.120E-004</text:p>
          </table:table-cell>
          <table:table-cell office:value-type="float" office:value="0.000001">
            <text:p>1.000E-006</text:p>
          </table:table-cell>
          <table:table-cell office:value-type="float" office:value="0.002437">
            <text:p>2.43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933616">
            <text:p>2.934E+000</text:p>
          </table:table-cell>
          <table:table-cell office:value-type="float" office:value="8.572548">
            <text:p>8.573E+000</text:p>
          </table:table-cell>
          <table:table-cell office:value-type="float" office:value="0.007951">
            <text:p>7.951E-003</text:p>
          </table:table-cell>
          <table:table-cell office:value-type="float" office:value="0.007913">
            <text:p>7.913E-003</text:p>
          </table:table-cell>
          <table:table-cell office:value-type="float" office:value="0.000063">
            <text:p>6.300E-005</text:p>
          </table:table-cell>
          <table:table-cell office:value-type="float" office:value="0.023037">
            <text:p>2.304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904713">
            <text:p>2.905E+000</text:p>
          </table:table-cell>
          <table:table-cell office:value-type="float" office:value="8.40434">
            <text:p>8.404E+000</text:p>
          </table:table-cell>
          <table:table-cell office:value-type="float" office:value="0.003222">
            <text:p>3.222E-003</text:p>
          </table:table-cell>
          <table:table-cell office:value-type="float" office:value="0.002575">
            <text:p>2.575E-003</text:p>
          </table:table-cell>
          <table:table-cell office:value-type="float" office:value="0.000007">
            <text:p>7.000E-006</text:p>
          </table:table-cell>
          <table:table-cell office:value-type="float" office:value="0.007014">
            <text:p>7.01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941849">
            <text:p>2.942E+000</text:p>
          </table:table-cell>
          <table:table-cell office:value-type="float" office:value="8.620712">
            <text:p>8.621E+000</text:p>
          </table:table-cell>
          <table:table-cell office:value-type="float" office:value="0.005581">
            <text:p>5.581E-003</text:p>
          </table:table-cell>
          <table:table-cell office:value-type="float" office:value="0.005375">
            <text:p>5.375E-003</text:p>
          </table:table-cell>
          <table:table-cell office:value-type="float" office:value="0.000029">
            <text:p>2.900E-005</text:p>
          </table:table-cell>
          <table:table-cell office:value-type="float" office:value="0.015716">
            <text:p>1.572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976444">
            <text:p>2.976E+000</text:p>
          </table:table-cell>
          <table:table-cell office:value-type="float" office:value="8.826661">
            <text:p>8.827E+000</text:p>
          </table:table-cell>
          <table:table-cell office:value-type="float" office:value="0.077429">
            <text:p>7.743E-002</text:p>
          </table:table-cell>
          <table:table-cell office:value-type="float" office:value="0.076593">
            <text:p>7.659E-002</text:p>
          </table:table-cell>
          <table:table-cell office:value-type="float" office:value="0.005898">
            <text:p>5.898E-003</text:p>
          </table:table-cell>
          <table:table-cell office:value-type="float" office:value="0.227498">
            <text:p>2.275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01503">
            <text:p>3.015E+000</text:p>
          </table:table-cell>
          <table:table-cell office:value-type="float" office:value="9.055082">
            <text:p>9.055E+000</text:p>
          </table:table-cell>
          <table:table-cell office:value-type="float" office:value="0.022296">
            <text:p>2.230E-002</text:p>
          </table:table-cell>
          <table:table-cell office:value-type="float" office:value="0.022035">
            <text:p>2.204E-002</text:p>
          </table:table-cell>
          <table:table-cell office:value-type="float" office:value="0.000488">
            <text:p>4.880E-004</text:p>
          </table:table-cell>
          <table:table-cell office:value-type="float" office:value="0.066282">
            <text:p>6.628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012816">
            <text:p>3.013E+000</text:p>
          </table:table-cell>
          <table:table-cell office:value-type="float" office:value="9.043274">
            <text:p>9.043E+000</text:p>
          </table:table-cell>
          <table:table-cell office:value-type="float" office:value="0.000012">
            <text:p>1.200E-005</text:p>
          </table:table-cell>
          <table:table-cell office:value-type="float" office:value="0.000009">
            <text:p>9.000E-006</text:p>
          </table:table-cell>
          <table:table-cell office:value-type="float" office:value="0">
            <text:p>0.000E+000</text:p>
          </table:table-cell>
          <table:table-cell office:value-type="float" office:value="0.000027">
            <text:p>2.7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871077">
            <text:p>2.871E+000</text:p>
          </table:table-cell>
          <table:table-cell office:value-type="float" office:value="8.208955">
            <text:p>8.209E+000</text:p>
          </table:table-cell>
          <table:table-cell office:value-type="float" office:value="0.002392">
            <text:p>2.392E-003</text:p>
          </table:table-cell>
          <table:table-cell office:value-type="float" office:value="0.002346">
            <text:p>2.346E-003</text:p>
          </table:table-cell>
          <table:table-cell office:value-type="float" office:value="0.000006">
            <text:p>6.000E-006</text:p>
          </table:table-cell>
          <table:table-cell office:value-type="float" office:value="0.006719">
            <text:p>6.719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013964">
            <text:p>3.014E+000</text:p>
          </table:table-cell>
          <table:table-cell office:value-type="float" office:value="9.049507">
            <text:p>9.050E+000</text:p>
          </table:table-cell>
          <table:table-cell office:value-type="float" office:value="0.000386">
            <text:p>3.860E-004</text:p>
          </table:table-cell>
          <table:table-cell office:value-type="float" office:value="0.000359">
            <text:p>3.590E-004</text:p>
          </table:table-cell>
          <table:table-cell office:value-type="float" office:value="0">
            <text:p>0.000E+000</text:p>
          </table:table-cell>
          <table:table-cell office:value-type="float" office:value="0.001076">
            <text:p>1.076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141457">
            <text:p>3.141E+000</text:p>
          </table:table-cell>
          <table:table-cell office:value-type="float" office:value="9.836552">
            <text:p>9.837E+000</text:p>
          </table:table-cell>
          <table:table-cell office:value-type="float" office:value="0.007222">
            <text:p>7.222E-003</text:p>
          </table:table-cell>
          <table:table-cell office:value-type="float" office:value="0.007138">
            <text:p>7.138E-003</text:p>
          </table:table-cell>
          <table:table-cell office:value-type="float" office:value="0.000051">
            <text:p>5.100E-005</text:p>
          </table:table-cell>
          <table:table-cell office:value-type="float" office:value="0.022366">
            <text:p>2.237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027367">
            <text:p>3.027E+000</text:p>
          </table:table-cell>
          <table:table-cell office:value-type="float" office:value="9.131451">
            <text:p>9.131E+000</text:p>
          </table:table-cell>
          <table:table-cell office:value-type="float" office:value="0.016308">
            <text:p>1.631E-002</text:p>
          </table:table-cell>
          <table:table-cell office:value-type="float" office:value="0.016328">
            <text:p>1.633E-002</text:p>
          </table:table-cell>
          <table:table-cell office:value-type="float" office:value="0.000266">
            <text:p>2.660E-004</text:p>
          </table:table-cell>
          <table:table-cell office:value-type="float" office:value="0.049317">
            <text:p>4.932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.973488">
            <text:p>2.973E+000</text:p>
          </table:table-cell>
          <table:table-cell office:value-type="float" office:value="8.808302">
            <text:p>8.808E+000</text:p>
          </table:table-cell>
          <table:table-cell office:value-type="float" office:value="0.000942">
            <text:p>9.420E-004</text:p>
          </table:table-cell>
          <table:table-cell office:value-type="float" office:value="0.000955">
            <text:p>9.550E-004</text:p>
          </table:table-cell>
          <table:table-cell office:value-type="float" office:value="0.000001">
            <text:p>1.000E-006</text:p>
          </table:table-cell>
          <table:table-cell office:value-type="float" office:value="0.002834">
            <text:p>2.83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.956525">
            <text:p>2.957E+000</text:p>
          </table:table-cell>
          <table:table-cell office:value-type="float" office:value="8.707696">
            <text:p>8.708E+000</text:p>
          </table:table-cell>
          <table:table-cell office:value-type="float" office:value="0.000127">
            <text:p>1.270E-004</text:p>
          </table:table-cell>
          <table:table-cell office:value-type="float" office:value="0.000123">
            <text:p>1.230E-004</text:p>
          </table:table-cell>
          <table:table-cell office:value-type="float" office:value="0">
            <text:p>0.000E+000</text:p>
          </table:table-cell>
          <table:table-cell office:value-type="float" office:value="0.00036">
            <text:p>3.60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928565">
            <text:p>2.929E+000</text:p>
          </table:table-cell>
          <table:table-cell office:value-type="float" office:value="8.543168">
            <text:p>8.543E+000</text:p>
          </table:table-cell>
          <table:table-cell office:value-type="float" office:value="0.017017">
            <text:p>1.702E-002</text:p>
          </table:table-cell>
          <table:table-cell office:value-type="float" office:value="0.016759">
            <text:p>1.676E-002</text:p>
          </table:table-cell>
          <table:table-cell office:value-type="float" office:value="0.000283">
            <text:p>2.830E-004</text:p>
          </table:table-cell>
          <table:table-cell office:value-type="float" office:value="0.048968">
            <text:p>4.89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811826">
            <text:p>2.812E+000</text:p>
          </table:table-cell>
          <table:table-cell office:value-type="float" office:value="7.873375">
            <text:p>7.873E+000</text:p>
          </table:table-cell>
          <table:table-cell office:value-type="float" office:value="0.045032">
            <text:p>4.503E-002</text:p>
          </table:table-cell>
          <table:table-cell office:value-type="float" office:value="0.044274">
            <text:p>4.427E-002</text:p>
          </table:table-cell>
          <table:table-cell office:value-type="float" office:value="0.001977">
            <text:p>1.977E-003</text:p>
          </table:table-cell>
          <table:table-cell office:value-type="float" office:value="0.124035">
            <text:p>1.240E-001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921084">
            <text:p>2.921E+000</text:p>
          </table:table-cell>
          <table:table-cell office:value-type="float" office:value="8.499508">
            <text:p>8.500E+000</text:p>
          </table:table-cell>
          <table:table-cell office:value-type="float" office:value="0.32064">
            <text:p>3.206E-001</text:p>
          </table:table-cell>
          <table:table-cell office:value-type="float" office:value="0.318757">
            <text:p>3.188E-001</text:p>
          </table:table-cell>
          <table:table-cell office:value-type="float" office:value="0.101906">
            <text:p>1.019E-001</text:p>
          </table:table-cell>
          <table:table-cell office:value-type="float" office:value="0.929253">
            <text:p>9.293E-001</text:p>
          </table:table-cell>
          <table:table-cell office:value-type="float" office:value="0.000007">
            <text:p>7.000E-0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946558">
            <text:p>2.947E+000</text:p>
          </table:table-cell>
          <table:table-cell office:value-type="float" office:value="8.648462">
            <text:p>8.648E+000</text:p>
          </table:table-cell>
          <table:table-cell office:value-type="float" office:value="0.000971">
            <text:p>9.710E-004</text:p>
          </table:table-cell>
          <table:table-cell office:value-type="float" office:value="0.001015">
            <text:p>1.015E-003</text:p>
          </table:table-cell>
          <table:table-cell office:value-type="float" office:value="0.000001">
            <text:p>1.000E-006</text:p>
          </table:table-cell>
          <table:table-cell office:value-type="float" office:value="0.002961">
            <text:p>2.96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.969546">
            <text:p>2.970E+000</text:p>
          </table:table-cell>
          <table:table-cell office:value-type="float" office:value="8.785524">
            <text:p>8.786E+000</text:p>
          </table:table-cell>
          <table:table-cell office:value-type="float" office:value="0.064616">
            <text:p>6.462E-002</text:p>
          </table:table-cell>
          <table:table-cell office:value-type="float" office:value="0.063642">
            <text:p>6.364E-002</text:p>
          </table:table-cell>
          <table:table-cell office:value-type="float" office:value="0.004081">
            <text:p>4.081E-003</text:p>
          </table:table-cell>
          <table:table-cell office:value-type="float" office:value="0.188408">
            <text:p>1.884E-001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.040219">
            <text:p>3.040E+000</text:p>
          </table:table-cell>
          <table:table-cell office:value-type="float" office:value="9.20867">
            <text:p>9.209E+000</text:p>
          </table:table-cell>
          <table:table-cell office:value-type="float" office:value="0.001155">
            <text:p>1.155E-003</text:p>
          </table:table-cell>
          <table:table-cell office:value-type="float" office:value="0.001123">
            <text:p>1.123E-003</text:p>
          </table:table-cell>
          <table:table-cell office:value-type="float" office:value="0.000001">
            <text:p>1.000E-006</text:p>
          </table:table-cell>
          <table:table-cell office:value-type="float" office:value="0.003402">
            <text:p>3.402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959942">
            <text:p>2.960E+000</text:p>
          </table:table-cell>
          <table:table-cell office:value-type="float" office:value="8.72716">
            <text:p>8.727E+000</text:p>
          </table:table-cell>
          <table:table-cell office:value-type="float" office:value="0.010125">
            <text:p>1.013E-002</text:p>
          </table:table-cell>
          <table:table-cell office:value-type="float" office:value="0.010043">
            <text:p>1.004E-002</text:p>
          </table:table-cell>
          <table:table-cell office:value-type="float" office:value="0.000101">
            <text:p>1.010E-004</text:p>
          </table:table-cell>
          <table:table-cell office:value-type="float" office:value="0.029668">
            <text:p>2.96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856137">
            <text:p>2.856E+000</text:p>
          </table:table-cell>
          <table:table-cell office:value-type="float" office:value="8.124403">
            <text:p>8.124E+000</text:p>
          </table:table-cell>
          <table:table-cell office:value-type="float" office:value="0.000192">
            <text:p>1.920E-004</text:p>
          </table:table-cell>
          <table:table-cell office:value-type="float" office:value="0.000187">
            <text:p>1.870E-004</text:p>
          </table:table-cell>
          <table:table-cell office:value-type="float" office:value="0">
            <text:p>0.000E+000</text:p>
          </table:table-cell>
          <table:table-cell office:value-type="float" office:value="0.000528">
            <text:p>5.28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.99275">
            <text:p>2.993E+000</text:p>
          </table:table-cell>
          <table:table-cell office:value-type="float" office:value="8.923264">
            <text:p>8.923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.909499">
            <text:p>2.909E+000</text:p>
          </table:table-cell>
          <table:table-cell office:value-type="float" office:value="8.432681">
            <text:p>8.433E+000</text:p>
          </table:table-cell>
          <table:table-cell office:value-type="float" office:value="0.003656">
            <text:p>3.656E-003</text:p>
          </table:table-cell>
          <table:table-cell office:value-type="float" office:value="0.00358">
            <text:p>3.580E-003</text:p>
          </table:table-cell>
          <table:table-cell office:value-type="float" office:value="0.000013">
            <text:p>1.300E-005</text:p>
          </table:table-cell>
          <table:table-cell office:value-type="float" office:value="0.01036">
            <text:p>1.03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.964629">
            <text:p>2.965E+000</text:p>
          </table:table-cell>
          <table:table-cell office:value-type="float" office:value="8.753768">
            <text:p>8.754E+000</text:p>
          </table:table-cell>
          <table:table-cell office:value-type="float" office:value="0.000376">
            <text:p>3.760E-004</text:p>
          </table:table-cell>
          <table:table-cell office:value-type="float" office:value="0.00024">
            <text:p>2.400E-004</text:p>
          </table:table-cell>
          <table:table-cell office:value-type="float" office:value="0">
            <text:p>0.000E+000</text:p>
          </table:table-cell>
          <table:table-cell office:value-type="float" office:value="0.000611">
            <text:p>6.11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.939746">
            <text:p>2.940E+000</text:p>
          </table:table-cell>
          <table:table-cell office:value-type="float" office:value="8.606695">
            <text:p>8.607E+000</text:p>
          </table:table-cell>
          <table:table-cell office:value-type="float" office:value="0.000822">
            <text:p>8.220E-004</text:p>
          </table:table-cell>
          <table:table-cell office:value-type="float" office:value="0.000556">
            <text:p>5.560E-004</text:p>
          </table:table-cell>
          <table:table-cell office:value-type="float" office:value="0">
            <text:p>0.000E+000</text:p>
          </table:table-cell>
          <table:table-cell office:value-type="float" office:value="0.001403">
            <text:p>1.40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986215">
            <text:p>2.986E+000</text:p>
          </table:table-cell>
          <table:table-cell office:value-type="float" office:value="8.884333">
            <text:p>8.884E+000</text:p>
          </table:table-cell>
          <table:table-cell office:value-type="float" office:value="0.051872">
            <text:p>5.187E-002</text:p>
          </table:table-cell>
          <table:table-cell office:value-type="float" office:value="0.051312">
            <text:p>5.131E-002</text:p>
          </table:table-cell>
          <table:table-cell office:value-type="float" office:value="0.002647">
            <text:p>2.647E-003</text:p>
          </table:table-cell>
          <table:table-cell office:value-type="float" office:value="0.152724">
            <text:p>1.527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.878981">
            <text:p>2.879E+000</text:p>
          </table:table-cell>
          <table:table-cell office:value-type="float" office:value="8.256253">
            <text:p>8.256E+000</text:p>
          </table:table-cell>
          <table:table-cell office:value-type="float" office:value="0.006855">
            <text:p>6.855E-003</text:p>
          </table:table-cell>
          <table:table-cell office:value-type="float" office:value="0.006641">
            <text:p>6.641E-003</text:p>
          </table:table-cell>
          <table:table-cell office:value-type="float" office:value="0.000045">
            <text:p>4.500E-005</text:p>
          </table:table-cell>
          <table:table-cell office:value-type="float" office:value="0.01908">
            <text:p>1.908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950015">
            <text:p>2.950E+000</text:p>
          </table:table-cell>
          <table:table-cell office:value-type="float" office:value="8.669953">
            <text:p>8.670E+000</text:p>
          </table:table-cell>
          <table:table-cell office:value-type="float" office:value="0.00035">
            <text:p>3.500E-004</text:p>
          </table:table-cell>
          <table:table-cell office:value-type="float" office:value="0.000181">
            <text:p>1.810E-004</text:p>
          </table:table-cell>
          <table:table-cell office:value-type="float" office:value="0">
            <text:p>0.000E+000</text:p>
          </table:table-cell>
          <table:table-cell office:value-type="float" office:value="0.000409">
            <text:p>4.09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.001611">
            <text:p>3.002E+000</text:p>
          </table:table-cell>
          <table:table-cell office:value-type="float" office:value="8.975938">
            <text:p>8.976E+000</text:p>
          </table:table-cell>
          <table:table-cell office:value-type="float" office:value="0.00065">
            <text:p>6.500E-004</text:p>
          </table:table-cell>
          <table:table-cell office:value-type="float" office:value="0.000582">
            <text:p>5.820E-004</text:p>
          </table:table-cell>
          <table:table-cell office:value-type="float" office:value="0">
            <text:p>0.000E+000</text:p>
          </table:table-cell>
          <table:table-cell office:value-type="float" office:value="0.001686">
            <text:p>1.68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.945688">
            <text:p>2.946E+000</text:p>
          </table:table-cell>
          <table:table-cell office:value-type="float" office:value="8.644166">
            <text:p>8.644E+000</text:p>
          </table:table-cell>
          <table:table-cell office:value-type="float" office:value="0.005435">
            <text:p>5.435E-003</text:p>
          </table:table-cell>
          <table:table-cell office:value-type="float" office:value="0.00533">
            <text:p>5.330E-003</text:p>
          </table:table-cell>
          <table:table-cell office:value-type="float" office:value="0.000029">
            <text:p>2.900E-005</text:p>
          </table:table-cell>
          <table:table-cell office:value-type="float" office:value="0.015662">
            <text:p>1.56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.217373">
            <text:p>3.217E+000</text:p>
          </table:table-cell>
          <table:table-cell office:value-type="float" office:value="10.316282">
            <text:p>1.032E+001</text:p>
          </table:table-cell>
          <table:table-cell office:value-type="float" office:value="0.009428">
            <text:p>9.428E-003</text:p>
          </table:table-cell>
          <table:table-cell office:value-type="float" office:value="0.009049">
            <text:p>9.049E-003</text:p>
          </table:table-cell>
          <table:table-cell office:value-type="float" office:value="0.000084">
            <text:p>8.400E-005</text:p>
          </table:table-cell>
          <table:table-cell office:value-type="float" office:value="0.028853">
            <text:p>2.88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.003649">
            <text:p>3.004E+000</text:p>
          </table:table-cell>
          <table:table-cell office:value-type="float" office:value="8.987715">
            <text:p>8.988E+000</text:p>
          </table:table-cell>
          <table:table-cell office:value-type="float" office:value="0.002678">
            <text:p>2.678E-003</text:p>
          </table:table-cell>
          <table:table-cell office:value-type="float" office:value="0.002446">
            <text:p>2.446E-003</text:p>
          </table:table-cell>
          <table:table-cell office:value-type="float" office:value="0.000006">
            <text:p>6.000E-006</text:p>
          </table:table-cell>
          <table:table-cell office:value-type="float" office:value="0.007212">
            <text:p>7.212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.974462">
            <text:p>2.974E+000</text:p>
          </table:table-cell>
          <table:table-cell office:value-type="float" office:value="8.814509">
            <text:p>8.815E+000</text:p>
          </table:table-cell>
          <table:table-cell office:value-type="float" office:value="0.001798">
            <text:p>1.798E-003</text:p>
          </table:table-cell>
          <table:table-cell office:value-type="float" office:value="0.001848">
            <text:p>1.848E-003</text:p>
          </table:table-cell>
          <table:table-cell office:value-type="float" office:value="0.000003">
            <text:p>3.000E-006</text:p>
          </table:table-cell>
          <table:table-cell office:value-type="float" office:value="0.005483">
            <text:p>5.48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955828">
            <text:p>2.956E+000</text:p>
          </table:table-cell>
          <table:table-cell office:value-type="float" office:value="8.703488">
            <text:p>8.703E+000</text:p>
          </table:table-cell>
          <table:table-cell office:value-type="float" office:value="0.014339">
            <text:p>1.434E-002</text:p>
          </table:table-cell>
          <table:table-cell office:value-type="float" office:value="0.014156">
            <text:p>1.416E-002</text:p>
          </table:table-cell>
          <table:table-cell office:value-type="float" office:value="0.000202">
            <text:p>2.020E-004</text:p>
          </table:table-cell>
          <table:table-cell office:value-type="float" office:value="0.041686">
            <text:p>4.169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.024823">
            <text:p>3.025E+000</text:p>
          </table:table-cell>
          <table:table-cell office:value-type="float" office:value="9.115984">
            <text:p>9.116E+000</text:p>
          </table:table-cell>
          <table:table-cell office:value-type="float" office:value="0.015467">
            <text:p>1.547E-002</text:p>
          </table:table-cell>
          <table:table-cell office:value-type="float" office:value="0.015214">
            <text:p>1.521E-002</text:p>
          </table:table-cell>
          <table:table-cell office:value-type="float" office:value="0.000233">
            <text:p>2.330E-004</text:p>
          </table:table-cell>
          <table:table-cell office:value-type="float" office:value="0.045659">
            <text:p>4.56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.926537">
            <text:p>2.927E+000</text:p>
          </table:table-cell>
          <table:table-cell office:value-type="float" office:value="8.532012">
            <text:p>8.532E+000</text:p>
          </table:table-cell>
          <table:table-cell office:value-type="float" office:value="0.016473">
            <text:p>1.647E-002</text:p>
          </table:table-cell>
          <table:table-cell office:value-type="float" office:value="0.014981">
            <text:p>1.498E-002</text:p>
          </table:table-cell>
          <table:table-cell office:value-type="float" office:value="0.000235">
            <text:p>2.350E-004</text:p>
          </table:table-cell>
          <table:table-cell office:value-type="float" office:value="0.042418">
            <text:p>4.242E-002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.082775">
            <text:p>3.083E+000</text:p>
          </table:table-cell>
          <table:table-cell office:value-type="float" office:value="9.468819">
            <text:p>9.469E+000</text:p>
          </table:table-cell>
          <table:table-cell office:value-type="float" office:value="0.012228">
            <text:p>1.223E-002</text:p>
          </table:table-cell>
          <table:table-cell office:value-type="float" office:value="0.011036">
            <text:p>1.104E-002</text:p>
          </table:table-cell>
          <table:table-cell office:value-type="float" office:value="0.000128">
            <text:p>1.280E-004</text:p>
          </table:table-cell>
          <table:table-cell office:value-type="float" office:value="0.033652">
            <text:p>3.365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.90756">
            <text:p>2.908E+000</text:p>
          </table:table-cell>
          <table:table-cell office:value-type="float" office:value="8.418764">
            <text:p>8.419E+000</text:p>
          </table:table-cell>
          <table:table-cell office:value-type="float" office:value="0.024853">
            <text:p>2.485E-002</text:p>
          </table:table-cell>
          <table:table-cell office:value-type="float" office:value="0.023692">
            <text:p>2.369E-002</text:p>
          </table:table-cell>
          <table:table-cell office:value-type="float" office:value="0.000575">
            <text:p>5.750E-004</text:p>
          </table:table-cell>
          <table:table-cell office:value-type="float" office:value="0.068723">
            <text:p>6.872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.007668">
            <text:p>3.008E+000</text:p>
          </table:table-cell>
          <table:table-cell office:value-type="float" office:value="9.011637">
            <text:p>9.012E+000</text:p>
          </table:table-cell>
          <table:table-cell office:value-type="float" office:value="0.000287">
            <text:p>2.870E-004</text:p>
          </table:table-cell>
          <table:table-cell office:value-type="float" office:value="0.000292">
            <text:p>2.920E-004</text:p>
          </table:table-cell>
          <table:table-cell office:value-type="float" office:value="0">
            <text:p>0.000E+000</text:p>
          </table:table-cell>
          <table:table-cell office:value-type="float" office:value="0.000868">
            <text:p>8.68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.94992">
            <text:p>2.950E+000</text:p>
          </table:table-cell>
          <table:table-cell office:value-type="float" office:value="8.66882">
            <text:p>8.669E+000</text:p>
          </table:table-cell>
          <table:table-cell office:value-type="float" office:value="0.004574">
            <text:p>4.574E-003</text:p>
          </table:table-cell>
          <table:table-cell office:value-type="float" office:value="0.004338">
            <text:p>4.338E-003</text:p>
          </table:table-cell>
          <table:table-cell office:value-type="float" office:value="0.000019">
            <text:p>1.900E-005</text:p>
          </table:table-cell>
          <table:table-cell office:value-type="float" office:value="0.012566">
            <text:p>1.25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.916937">
            <text:p>2.917E+000</text:p>
          </table:table-cell>
          <table:table-cell office:value-type="float" office:value="8.475494">
            <text:p>8.475E+000</text:p>
          </table:table-cell>
          <table:table-cell office:value-type="float" office:value="0.020234">
            <text:p>2.023E-002</text:p>
          </table:table-cell>
          <table:table-cell office:value-type="float" office:value="0.019931">
            <text:p>1.993E-002</text:p>
          </table:table-cell>
          <table:table-cell office:value-type="float" office:value="0.0004">
            <text:p>4.000E-004</text:p>
          </table:table-cell>
          <table:table-cell office:value-type="float" office:value="0.058002">
            <text:p>5.800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.863007">
            <text:p>2.863E+000</text:p>
          </table:table-cell>
          <table:table-cell office:value-type="float" office:value="8.16276">
            <text:p>8.163E+000</text:p>
          </table:table-cell>
          <table:table-cell office:value-type="float" office:value="0.168734">
            <text:p>1.687E-001</text:p>
          </table:table-cell>
          <table:table-cell office:value-type="float" office:value="0.166035">
            <text:p>1.660E-001</text:p>
          </table:table-cell>
          <table:table-cell office:value-type="float" office:value="0.027791">
            <text:p>2.779E-002</text:p>
          </table:table-cell>
          <table:table-cell office:value-type="float" office:value="0.47431">
            <text:p>4.743E-001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.001865">
            <text:p>3.002E+000</text:p>
          </table:table-cell>
          <table:table-cell office:value-type="float" office:value="8.978146">
            <text:p>8.978E+000</text:p>
          </table:table-cell>
          <table:table-cell office:value-type="float" office:value="0.020654">
            <text:p>2.065E-002</text:p>
          </table:table-cell>
          <table:table-cell office:value-type="float" office:value="0.021175">
            <text:p>2.118E-002</text:p>
          </table:table-cell>
          <table:table-cell office:value-type="float" office:value="0.000443">
            <text:p>4.430E-004</text:p>
          </table:table-cell>
          <table:table-cell office:value-type="float" office:value="0.063438">
            <text:p>6.344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969323">
            <text:p>2.969E+000</text:p>
          </table:table-cell>
          <table:table-cell office:value-type="float" office:value="8.783003">
            <text:p>8.783E+000</text:p>
          </table:table-cell>
          <table:table-cell office:value-type="float" office:value="0.029718">
            <text:p>2.972E-002</text:p>
          </table:table-cell>
          <table:table-cell office:value-type="float" office:value="0.029384">
            <text:p>2.938E-002</text:p>
          </table:table-cell>
          <table:table-cell office:value-type="float" office:value="0.000868">
            <text:p>8.680E-004</text:p>
          </table:table-cell>
          <table:table-cell office:value-type="float" office:value="0.087076">
            <text:p>8.708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.979637">
            <text:p>2.980E+000</text:p>
          </table:table-cell>
          <table:table-cell office:value-type="float" office:value="8.844678">
            <text:p>8.845E+000</text:p>
          </table:table-cell>
          <table:table-cell office:value-type="float" office:value="0.005226">
            <text:p>5.226E-003</text:p>
          </table:table-cell>
          <table:table-cell office:value-type="float" office:value="0.005148">
            <text:p>5.148E-003</text:p>
          </table:table-cell>
          <table:table-cell office:value-type="float" office:value="0.000027">
            <text:p>2.700E-005</text:p>
          </table:table-cell>
          <table:table-cell office:value-type="float" office:value="0.015269">
            <text:p>1.52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.914896">
            <text:p>2.915E+000</text:p>
          </table:table-cell>
          <table:table-cell office:value-type="float" office:value="8.46326">
            <text:p>8.463E+000</text:p>
          </table:table-cell>
          <table:table-cell office:value-type="float" office:value="0.000844">
            <text:p>8.440E-004</text:p>
          </table:table-cell>
          <table:table-cell office:value-type="float" office:value="0.000749">
            <text:p>7.490E-004</text:p>
          </table:table-cell>
          <table:table-cell office:value-type="float" office:value="0.000001">
            <text:p>1.000E-006</text:p>
          </table:table-cell>
          <table:table-cell office:value-type="float" office:value="0.002158">
            <text:p>2.15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.289277">
            <text:p>3.289E+000</text:p>
          </table:table-cell>
          <table:table-cell office:value-type="float" office:value="10.784486">
            <text:p>1.078E+001</text:p>
          </table:table-cell>
          <table:table-cell office:value-type="float" office:value="0.094648">
            <text:p>9.465E-002</text:p>
          </table:table-cell>
          <table:table-cell office:value-type="float" office:value="0.09416">
            <text:p>9.416E-002</text:p>
          </table:table-cell>
          <table:table-cell office:value-type="float" office:value="0.008889">
            <text:p>8.889E-003</text:p>
          </table:table-cell>
          <table:table-cell office:value-type="float" office:value="0.309021">
            <text:p>3.090E-001</text:p>
          </table:table-cell>
          <table:table-cell office:value-type="float" office:value="-0.000003">
            <text:p>-3.000E-00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.976807">
            <text:p>2.977E+000</text:p>
          </table:table-cell>
          <table:table-cell office:value-type="float" office:value="8.826704">
            <text:p>8.827E+000</text:p>
          </table:table-cell>
          <table:table-cell office:value-type="float" office:value="0.016721">
            <text:p>1.672E-002</text:p>
          </table:table-cell>
          <table:table-cell office:value-type="float" office:value="0.016316">
            <text:p>1.632E-002</text:p>
          </table:table-cell>
          <table:table-cell office:value-type="float" office:value="0.000269">
            <text:p>2.690E-004</text:p>
          </table:table-cell>
          <table:table-cell office:value-type="float" office:value="0.048356">
            <text:p>4.836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.984092">
            <text:p>2.984E+000</text:p>
          </table:table-cell>
          <table:table-cell office:value-type="float" office:value="8.870742">
            <text:p>8.871E+000</text:p>
          </table:table-cell>
          <table:table-cell office:value-type="float" office:value="0.000053">
            <text:p>5.300E-005</text:p>
          </table:table-cell>
          <table:table-cell office:value-type="float" office:value="0.000009">
            <text:p>9.000E-006</text:p>
          </table:table-cell>
          <table:table-cell office:value-type="float" office:value="0">
            <text:p>0.000E+000</text:p>
          </table:table-cell>
          <table:table-cell office:value-type="float" office:value="-0.000004">
            <text:p>-4.000E-006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.863319">
            <text:p>2.863E+000</text:p>
          </table:table-cell>
          <table:table-cell office:value-type="float" office:value="8.165753">
            <text:p>8.166E+000</text:p>
          </table:table-cell>
          <table:table-cell office:value-type="float" office:value="0.011886">
            <text:p>1.189E-002</text:p>
          </table:table-cell>
          <table:table-cell office:value-type="float" office:value="0.011718">
            <text:p>1.172E-002</text:p>
          </table:table-cell>
          <table:table-cell office:value-type="float" office:value="0.000138">
            <text:p>1.380E-004</text:p>
          </table:table-cell>
          <table:table-cell office:value-type="float" office:value="0.033464">
            <text:p>3.34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.031675">
            <text:p>3.032E+000</text:p>
          </table:table-cell>
          <table:table-cell office:value-type="float" office:value="9.157243">
            <text:p>9.157E+000</text:p>
          </table:table-cell>
          <table:table-cell office:value-type="float" office:value="0.013377">
            <text:p>1.338E-002</text:p>
          </table:table-cell>
          <table:table-cell office:value-type="float" office:value="0.012812">
            <text:p>1.281E-002</text:p>
          </table:table-cell>
          <table:table-cell office:value-type="float" office:value="0.000168">
            <text:p>1.680E-004</text:p>
          </table:table-cell>
          <table:table-cell office:value-type="float" office:value="0.038371">
            <text:p>3.837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.766944">
            <text:p>2.767E+000</text:p>
          </table:table-cell>
          <table:table-cell office:value-type="float" office:value="7.624408">
            <text:p>7.624E+000</text:p>
          </table:table-cell>
          <table:table-cell office:value-type="float" office:value="0.08529">
            <text:p>8.529E-002</text:p>
          </table:table-cell>
          <table:table-cell office:value-type="float" office:value="0.084806">
            <text:p>8.481E-002</text:p>
          </table:table-cell>
          <table:table-cell office:value-type="float" office:value="0.007213">
            <text:p>7.213E-003</text:p>
          </table:table-cell>
          <table:table-cell office:value-type="float" office:value="0.23417">
            <text:p>2.342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.978641">
            <text:p>2.979E+000</text:p>
          </table:table-cell>
          <table:table-cell office:value-type="float" office:value="8.840529">
            <text:p>8.841E+000</text:p>
          </table:table-cell>
          <table:table-cell office:value-type="float" office:value="0.000905">
            <text:p>9.050E-004</text:p>
          </table:table-cell>
          <table:table-cell office:value-type="float" office:value="0.000901">
            <text:p>9.010E-004</text:p>
          </table:table-cell>
          <table:table-cell office:value-type="float" office:value="0.000001">
            <text:p>1.000E-006</text:p>
          </table:table-cell>
          <table:table-cell office:value-type="float" office:value="0.002665">
            <text:p>2.665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961381">
            <text:p>2.961E+000</text:p>
          </table:table-cell>
          <table:table-cell office:value-type="float" office:value="8.736125">
            <text:p>8.736E+000</text:p>
          </table:table-cell>
          <table:table-cell office:value-type="float" office:value="0.003886">
            <text:p>3.886E-003</text:p>
          </table:table-cell>
          <table:table-cell office:value-type="float" office:value="0.003877">
            <text:p>3.877E-003</text:p>
          </table:table-cell>
          <table:table-cell office:value-type="float" office:value="0.000015">
            <text:p>1.500E-005</text:p>
          </table:table-cell>
          <table:table-cell office:value-type="float" office:value="0.011429">
            <text:p>1.14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.886521">
            <text:p>2.887E+000</text:p>
          </table:table-cell>
          <table:table-cell office:value-type="float" office:value="8.296288">
            <text:p>8.296E+000</text:p>
          </table:table-cell>
          <table:table-cell office:value-type="float" office:value="0.000639">
            <text:p>6.390E-004</text:p>
          </table:table-cell>
          <table:table-cell office:value-type="float" office:value="0.000673">
            <text:p>6.730E-004</text:p>
          </table:table-cell>
          <table:table-cell office:value-type="float" office:value="0">
            <text:p>0.000E+000</text:p>
          </table:table-cell>
          <table:table-cell office:value-type="float" office:value="0.001937">
            <text:p>1.93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.027262">
            <text:p>3.027E+000</text:p>
          </table:table-cell>
          <table:table-cell office:value-type="float" office:value="9.129936">
            <text:p>9.130E+000</text:p>
          </table:table-cell>
          <table:table-cell office:value-type="float" office:value="0.000097">
            <text:p>9.700E-005</text:p>
          </table:table-cell>
          <table:table-cell office:value-type="float" office:value="0.000065">
            <text:p>6.500E-005</text:p>
          </table:table-cell>
          <table:table-cell office:value-type="float" office:value="0">
            <text:p>0.000E+000</text:p>
          </table:table-cell>
          <table:table-cell office:value-type="float" office:value="0.000166">
            <text:p>1.66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.914487">
            <text:p>2.914E+000</text:p>
          </table:table-cell>
          <table:table-cell office:value-type="float" office:value="8.460452">
            <text:p>8.460E+000</text:p>
          </table:table-cell>
          <table:table-cell office:value-type="float" office:value="0.032557">
            <text:p>3.256E-002</text:p>
          </table:table-cell>
          <table:table-cell office:value-type="float" office:value="0.032241">
            <text:p>3.224E-002</text:p>
          </table:table-cell>
          <table:table-cell office:value-type="float" office:value="0.001045">
            <text:p>1.045E-003</text:p>
          </table:table-cell>
          <table:table-cell office:value-type="float" office:value="0.093601">
            <text:p>9.360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.947148">
            <text:p>2.947E+000</text:p>
          </table:table-cell>
          <table:table-cell office:value-type="float" office:value="8.651832">
            <text:p>8.652E+000</text:p>
          </table:table-cell>
          <table:table-cell office:value-type="float" office:value="0.027109">
            <text:p>2.711E-002</text:p>
          </table:table-cell>
          <table:table-cell office:value-type="float" office:value="0.026832">
            <text:p>2.683E-002</text:p>
          </table:table-cell>
          <table:table-cell office:value-type="float" office:value="0.000724">
            <text:p>7.240E-004</text:p>
          </table:table-cell>
          <table:table-cell office:value-type="float" office:value="0.078919">
            <text:p>7.892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.997652">
            <text:p>2.998E+000</text:p>
          </table:table-cell>
          <table:table-cell office:value-type="float" office:value="8.952484">
            <text:p>8.952E+000</text:p>
          </table:table-cell>
          <table:table-cell office:value-type="float" office:value="0.00015">
            <text:p>1.500E-004</text:p>
          </table:table-cell>
          <table:table-cell office:value-type="float" office:value="0.000139">
            <text:p>1.390E-004</text:p>
          </table:table-cell>
          <table:table-cell office:value-type="float" office:value="0">
            <text:p>0.000E+000</text:p>
          </table:table-cell>
          <table:table-cell office:value-type="float" office:value="0.000398">
            <text:p>3.98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.876337">
            <text:p>2.876E+000</text:p>
          </table:table-cell>
          <table:table-cell office:value-type="float" office:value="8.24116">
            <text:p>8.241E+000</text:p>
          </table:table-cell>
          <table:table-cell office:value-type="float" office:value="0.000685">
            <text:p>6.850E-004</text:p>
          </table:table-cell>
          <table:table-cell office:value-type="float" office:value="0.000578">
            <text:p>5.780E-004</text:p>
          </table:table-cell>
          <table:table-cell office:value-type="float" office:value="0">
            <text:p>0.000E+000</text:p>
          </table:table-cell>
          <table:table-cell office:value-type="float" office:value="0.001552">
            <text:p>1.552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.950746">
            <text:p>2.951E+000</text:p>
          </table:table-cell>
          <table:table-cell office:value-type="float" office:value="8.672458">
            <text:p>8.672E+000</text:p>
          </table:table-cell>
          <table:table-cell office:value-type="float" office:value="0.008366">
            <text:p>8.366E-003</text:p>
          </table:table-cell>
          <table:table-cell office:value-type="float" office:value="0.008335">
            <text:p>8.335E-003</text:p>
          </table:table-cell>
          <table:table-cell office:value-type="float" office:value="0.00007">
            <text:p>7.000E-005</text:p>
          </table:table-cell>
          <table:table-cell office:value-type="float" office:value="0.024544">
            <text:p>2.454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.042964">
            <text:p>3.043E+000</text:p>
          </table:table-cell>
          <table:table-cell office:value-type="float" office:value="9.226844">
            <text:p>9.227E+000</text:p>
          </table:table-cell>
          <table:table-cell office:value-type="float" office:value="0.006205">
            <text:p>6.205E-003</text:p>
          </table:table-cell>
          <table:table-cell office:value-type="float" office:value="0.00613">
            <text:p>6.130E-003</text:p>
          </table:table-cell>
          <table:table-cell office:value-type="float" office:value="0.000038">
            <text:p>3.800E-005</text:p>
          </table:table-cell>
          <table:table-cell office:value-type="float" office:value="0.018552">
            <text:p>1.85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.082267">
            <text:p>3.082E+000</text:p>
          </table:table-cell>
          <table:table-cell office:value-type="float" office:value="9.467438">
            <text:p>9.467E+000</text:p>
          </table:table-cell>
          <table:table-cell office:value-type="float" office:value="0.007271">
            <text:p>7.271E-003</text:p>
          </table:table-cell>
          <table:table-cell office:value-type="float" office:value="0.006933">
            <text:p>6.933E-003</text:p>
          </table:table-cell>
          <table:table-cell office:value-type="float" office:value="0.000049">
            <text:p>4.900E-005</text:p>
          </table:table-cell>
          <table:table-cell office:value-type="float" office:value="0.021229">
            <text:p>2.12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.838333">
            <text:p>2.838E+000</text:p>
          </table:table-cell>
          <table:table-cell office:value-type="float" office:value="8.024416">
            <text:p>8.024E+000</text:p>
          </table:table-cell>
          <table:table-cell office:value-type="float" office:value="0.006158">
            <text:p>6.158E-003</text:p>
          </table:table-cell>
          <table:table-cell office:value-type="float" office:value="0.005925">
            <text:p>5.925E-003</text:p>
          </table:table-cell>
          <table:table-cell office:value-type="float" office:value="0.000036">
            <text:p>3.600E-005</text:p>
          </table:table-cell>
          <table:table-cell office:value-type="float" office:value="0.016651">
            <text:p>1.66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.001869">
            <text:p>3.002E+000</text:p>
          </table:table-cell>
          <table:table-cell office:value-type="float" office:value="8.97689">
            <text:p>8.977E+000</text:p>
          </table:table-cell>
          <table:table-cell office:value-type="float" office:value="0.006916">
            <text:p>6.916E-003</text:p>
          </table:table-cell>
          <table:table-cell office:value-type="float" office:value="0.006744">
            <text:p>6.744E-003</text:p>
          </table:table-cell>
          <table:table-cell office:value-type="float" office:value="0.000046">
            <text:p>4.600E-005</text:p>
          </table:table-cell>
          <table:table-cell office:value-type="float" office:value="0.020144">
            <text:p>2.014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.969309">
            <text:p>2.969E+000</text:p>
          </table:table-cell>
          <table:table-cell office:value-type="float" office:value="8.78374">
            <text:p>8.784E+000</text:p>
          </table:table-cell>
          <table:table-cell office:value-type="float" office:value="0.000768">
            <text:p>7.680E-004</text:p>
          </table:table-cell>
          <table:table-cell office:value-type="float" office:value="0.000837">
            <text:p>8.370E-004</text:p>
          </table:table-cell>
          <table:table-cell office:value-type="float" office:value="0.000001">
            <text:p>1.000E-006</text:p>
          </table:table-cell>
          <table:table-cell office:value-type="float" office:value="0.002455">
            <text:p>2.455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.16272">
            <text:p>3.163E+000</text:p>
          </table:table-cell>
          <table:table-cell office:value-type="float" office:value="9.969246">
            <text:p>9.969E+000</text:p>
          </table:table-cell>
          <table:table-cell office:value-type="float" office:value="0.000249">
            <text:p>2.490E-004</text:p>
          </table:table-cell>
          <table:table-cell office:value-type="float" office:value="0.000219">
            <text:p>2.190E-004</text:p>
          </table:table-cell>
          <table:table-cell office:value-type="float" office:value="0">
            <text:p>0.000E+000</text:p>
          </table:table-cell>
          <table:table-cell office:value-type="float" office:value="0.000664">
            <text:p>6.64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.982846">
            <text:p>2.983E+000</text:p>
          </table:table-cell>
          <table:table-cell office:value-type="float" office:value="8.865279">
            <text:p>8.865E+000</text:p>
          </table:table-cell>
          <table:table-cell office:value-type="float" office:value="0.006851">
            <text:p>6.851E-003</text:p>
          </table:table-cell>
          <table:table-cell office:value-type="float" office:value="0.006442">
            <text:p>6.442E-003</text:p>
          </table:table-cell>
          <table:table-cell office:value-type="float" office:value="0.000043">
            <text:p>4.300E-005</text:p>
          </table:table-cell>
          <table:table-cell office:value-type="float" office:value="0.019013">
            <text:p>1.901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.090563">
            <text:p>3.091E+000</text:p>
          </table:table-cell>
          <table:table-cell office:value-type="float" office:value="9.517556">
            <text:p>9.518E+000</text:p>
          </table:table-cell>
          <table:table-cell office:value-type="float" office:value="0.065569">
            <text:p>6.557E-002</text:p>
          </table:table-cell>
          <table:table-cell office:value-type="float" office:value="0.065175">
            <text:p>6.518E-002</text:p>
          </table:table-cell>
          <table:table-cell office:value-type="float" office:value="0.004261">
            <text:p>4.261E-003</text:p>
          </table:table-cell>
          <table:table-cell office:value-type="float" office:value="0.200982">
            <text:p>2.010E-001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.951342">
            <text:p>2.951E+000</text:p>
          </table:table-cell>
          <table:table-cell office:value-type="float" office:value="8.677198">
            <text:p>8.677E+000</text:p>
          </table:table-cell>
          <table:table-cell office:value-type="float" office:value="0.005116">
            <text:p>5.116E-003</text:p>
          </table:table-cell>
          <table:table-cell office:value-type="float" office:value="0.004991">
            <text:p>4.991E-003</text:p>
          </table:table-cell>
          <table:table-cell office:value-type="float" office:value="0.000025">
            <text:p>2.500E-005</text:p>
          </table:table-cell>
          <table:table-cell office:value-type="float" office:value="0.014647">
            <text:p>1.465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.042345">
            <text:p>3.042E+000</text:p>
          </table:table-cell>
          <table:table-cell office:value-type="float" office:value="9.222329">
            <text:p>9.222E+000</text:p>
          </table:table-cell>
          <table:table-cell office:value-type="float" office:value="0.001457">
            <text:p>1.457E-003</text:p>
          </table:table-cell>
          <table:table-cell office:value-type="float" office:value="0.001449">
            <text:p>1.449E-003</text:p>
          </table:table-cell>
          <table:table-cell office:value-type="float" office:value="0.000002">
            <text:p>2.000E-006</text:p>
          </table:table-cell>
          <table:table-cell office:value-type="float" office:value="0.004379">
            <text:p>4.379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.036076">
            <text:p>3.036E+000</text:p>
          </table:table-cell>
          <table:table-cell office:value-type="float" office:value="9.183952">
            <text:p>9.184E+000</text:p>
          </table:table-cell>
          <table:table-cell office:value-type="float" office:value="0.00296">
            <text:p>2.960E-003</text:p>
          </table:table-cell>
          <table:table-cell office:value-type="float" office:value="0.003061">
            <text:p>3.061E-003</text:p>
          </table:table-cell>
          <table:table-cell office:value-type="float" office:value="0.000009">
            <text:p>9.000E-006</text:p>
          </table:table-cell>
          <table:table-cell office:value-type="float" office:value="0.009277">
            <text:p>9.27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.913028">
            <text:p>2.913E+000</text:p>
          </table:table-cell>
          <table:table-cell office:value-type="float" office:value="8.451131">
            <text:p>8.451E+000</text:p>
          </table:table-cell>
          <table:table-cell office:value-type="float" office:value="0.002842">
            <text:p>2.842E-003</text:p>
          </table:table-cell>
          <table:table-cell office:value-type="float" office:value="0.002937">
            <text:p>2.937E-003</text:p>
          </table:table-cell>
          <table:table-cell office:value-type="float" office:value="0.000008">
            <text:p>8.000E-006</text:p>
          </table:table-cell>
          <table:table-cell office:value-type="float" office:value="0.008528">
            <text:p>8.52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.015426">
            <text:p>3.015E+000</text:p>
          </table:table-cell>
          <table:table-cell office:value-type="float" office:value="9.058335">
            <text:p>9.058E+000</text:p>
          </table:table-cell>
          <table:table-cell office:value-type="float" office:value="0.005732">
            <text:p>5.732E-003</text:p>
          </table:table-cell>
          <table:table-cell office:value-type="float" office:value="0.005702">
            <text:p>5.702E-003</text:p>
          </table:table-cell>
          <table:table-cell office:value-type="float" office:value="0.000033">
            <text:p>3.300E-005</text:p>
          </table:table-cell>
          <table:table-cell office:value-type="float" office:value="0.017104">
            <text:p>1.710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.970043">
            <text:p>2.970E+000</text:p>
          </table:table-cell>
          <table:table-cell office:value-type="float" office:value="8.7882">
            <text:p>8.788E+000</text:p>
          </table:table-cell>
          <table:table-cell office:value-type="float" office:value="0.011351">
            <text:p>1.135E-002</text:p>
          </table:table-cell>
          <table:table-cell office:value-type="float" office:value="0.011291">
            <text:p>1.129E-002</text:p>
          </table:table-cell>
          <table:table-cell office:value-type="float" office:value="0.000128">
            <text:p>1.280E-004</text:p>
          </table:table-cell>
          <table:table-cell office:value-type="float" office:value="0.033461">
            <text:p>3.34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.016708">
            <text:p>3.017E+000</text:p>
          </table:table-cell>
          <table:table-cell office:value-type="float" office:value="9.067055">
            <text:p>9.067E+000</text:p>
          </table:table-cell>
          <table:table-cell office:value-type="float" office:value="0.004231">
            <text:p>4.231E-003</text:p>
          </table:table-cell>
          <table:table-cell office:value-type="float" office:value="0.004196">
            <text:p>4.196E-003</text:p>
          </table:table-cell>
          <table:table-cell office:value-type="float" office:value="0.000018">
            <text:p>1.800E-005</text:p>
          </table:table-cell>
          <table:table-cell office:value-type="float" office:value="0.012626">
            <text:p>1.263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.992731">
            <text:p>2.993E+000</text:p>
          </table:table-cell>
          <table:table-cell office:value-type="float" office:value="8.922658">
            <text:p>8.923E+000</text:p>
          </table:table-cell>
          <table:table-cell office:value-type="float" office:value="0.000439">
            <text:p>4.390E-004</text:p>
          </table:table-cell>
          <table:table-cell office:value-type="float" office:value="0.000396">
            <text:p>3.960E-004</text:p>
          </table:table-cell>
          <table:table-cell office:value-type="float" office:value="0">
            <text:p>0.000E+000</text:p>
          </table:table-cell>
          <table:table-cell office:value-type="float" office:value="0.001126">
            <text:p>1.126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.944271">
            <text:p>2.944E+000</text:p>
          </table:table-cell>
          <table:table-cell office:value-type="float" office:value="8.638053">
            <text:p>8.638E+000</text:p>
          </table:table-cell>
          <table:table-cell office:value-type="float" office:value="0.002042">
            <text:p>2.042E-003</text:p>
          </table:table-cell>
          <table:table-cell office:value-type="float" office:value="0.001995">
            <text:p>1.995E-003</text:p>
          </table:table-cell>
          <table:table-cell office:value-type="float" office:value="0.000004">
            <text:p>4.000E-006</text:p>
          </table:table-cell>
          <table:table-cell office:value-type="float" office:value="0.005847">
            <text:p>5.84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.967572">
            <text:p>2.968E+000</text:p>
          </table:table-cell>
          <table:table-cell office:value-type="float" office:value="8.774059">
            <text:p>8.774E+000</text:p>
          </table:table-cell>
          <table:table-cell office:value-type="float" office:value="0.045711">
            <text:p>4.571E-002</text:p>
          </table:table-cell>
          <table:table-cell office:value-type="float" office:value="0.045958">
            <text:p>4.596E-002</text:p>
          </table:table-cell>
          <table:table-cell office:value-type="float" office:value="0.002106">
            <text:p>2.106E-003</text:p>
          </table:table-cell>
          <table:table-cell office:value-type="float" office:value="0.13588">
            <text:p>1.359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.065462">
            <text:p>3.065E+000</text:p>
          </table:table-cell>
          <table:table-cell office:value-type="float" office:value="9.363562">
            <text:p>9.364E+000</text:p>
          </table:table-cell>
          <table:table-cell office:value-type="float" office:value="0.029637">
            <text:p>2.964E-002</text:p>
          </table:table-cell>
          <table:table-cell office:value-type="float" office:value="0.028492">
            <text:p>2.849E-002</text:p>
          </table:table-cell>
          <table:table-cell office:value-type="float" office:value="0.000828">
            <text:p>8.280E-004</text:p>
          </table:table-cell>
          <table:table-cell office:value-type="float" office:value="0.086306">
            <text:p>8.631E-002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.002154">
            <text:p>3.002E+000</text:p>
          </table:table-cell>
          <table:table-cell office:value-type="float" office:value="8.980102">
            <text:p>8.980E+000</text:p>
          </table:table-cell>
          <table:table-cell office:value-type="float" office:value="0.017339">
            <text:p>1.734E-002</text:p>
          </table:table-cell>
          <table:table-cell office:value-type="float" office:value="0.017174">
            <text:p>1.717E-002</text:p>
          </table:table-cell>
          <table:table-cell office:value-type="float" office:value="0.000296">
            <text:p>2.960E-004</text:p>
          </table:table-cell>
          <table:table-cell office:value-type="float" office:value="0.051164">
            <text:p>5.11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.981288">
            <text:p>2.981E+000</text:p>
          </table:table-cell>
          <table:table-cell office:value-type="float" office:value="8.854621">
            <text:p>8.855E+000</text:p>
          </table:table-cell>
          <table:table-cell office:value-type="float" office:value="0.003317">
            <text:p>3.317E-003</text:p>
          </table:table-cell>
          <table:table-cell office:value-type="float" office:value="0.002216">
            <text:p>2.216E-003</text:p>
          </table:table-cell>
          <table:table-cell office:value-type="float" office:value="0.000006">
            <text:p>6.000E-006</text:p>
          </table:table-cell>
          <table:table-cell office:value-type="float" office:value="0.005774">
            <text:p>5.774E-003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.076039">
            <text:p>3.076E+000</text:p>
          </table:table-cell>
          <table:table-cell office:value-type="float" office:value="9.428374">
            <text:p>9.428E+000</text:p>
          </table:table-cell>
          <table:table-cell office:value-type="float" office:value="0.000541">
            <text:p>5.410E-004</text:p>
          </table:table-cell>
          <table:table-cell office:value-type="float" office:value="0.000523">
            <text:p>5.230E-004</text:p>
          </table:table-cell>
          <table:table-cell office:value-type="float" office:value="0">
            <text:p>0.000E+000</text:p>
          </table:table-cell>
          <table:table-cell office:value-type="float" office:value="0.001593">
            <text:p>1.59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.366071">
            <text:p>8.366E+000</text:p>
          </table:table-cell>
          <table:table-cell office:value-type="float" office:value="69.963902">
            <text:p>6.996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.056819">
            <text:p>3.057E+000</text:p>
          </table:table-cell>
          <table:table-cell office:value-type="float" office:value="9.30828">
            <text:p>9.308E+000</text:p>
          </table:table-cell>
          <table:table-cell office:value-type="float" office:value="0.000166">
            <text:p>1.660E-004</text:p>
          </table:table-cell>
          <table:table-cell office:value-type="float" office:value="0.000024">
            <text:p>2.400E-005</text:p>
          </table:table-cell>
          <table:table-cell office:value-type="float" office:value="-0">
            <text:p>-0.000E+000</text:p>
          </table:table-cell>
          <table:table-cell office:value-type="float" office:value="-0.000034">
            <text:p>-3.4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.975142">
            <text:p>2.975E+000</text:p>
          </table:table-cell>
          <table:table-cell office:value-type="float" office:value="8.815769">
            <text:p>8.816E+000</text:p>
          </table:table-cell>
          <table:table-cell office:value-type="float" office:value="0.000381">
            <text:p>3.810E-004</text:p>
          </table:table-cell>
          <table:table-cell office:value-type="float" office:value="0.000053">
            <text:p>5.300E-005</text:p>
          </table:table-cell>
          <table:table-cell office:value-type="float" office:value="-0">
            <text:p>-0.000E+000</text:p>
          </table:table-cell>
          <table:table-cell office:value-type="float" office:value="-0.000089">
            <text:p>-8.9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.991029">
            <text:p>2.991E+000</text:p>
          </table:table-cell>
          <table:table-cell office:value-type="float" office:value="8.910793">
            <text:p>8.911E+000</text:p>
          </table:table-cell>
          <table:table-cell office:value-type="float" office:value="0.000145">
            <text:p>1.450E-004</text:p>
          </table:table-cell>
          <table:table-cell office:value-type="float" office:value="0.000071">
            <text:p>7.100E-005</text:p>
          </table:table-cell>
          <table:table-cell office:value-type="float" office:value="0">
            <text:p>0.000E+000</text:p>
          </table:table-cell>
          <table:table-cell office:value-type="float" office:value="0.00016">
            <text:p>1.60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.007555">
            <text:p>3.008E+000</text:p>
          </table:table-cell>
          <table:table-cell office:value-type="float" office:value="9.011303">
            <text:p>9.011E+000</text:p>
          </table:table-cell>
          <table:table-cell office:value-type="float" office:value="0.008343">
            <text:p>8.343E-003</text:p>
          </table:table-cell>
          <table:table-cell office:value-type="float" office:value="0.008121">
            <text:p>8.121E-003</text:p>
          </table:table-cell>
          <table:table-cell office:value-type="float" office:value="0.000067">
            <text:p>6.700E-005</text:p>
          </table:table-cell>
          <table:table-cell office:value-type="float" office:value="0.024319">
            <text:p>2.432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.907769">
            <text:p>2.908E+000</text:p>
          </table:table-cell>
          <table:table-cell office:value-type="float" office:value="8.423935">
            <text:p>8.424E+000</text:p>
          </table:table-cell>
          <table:table-cell office:value-type="float" office:value="0.006316">
            <text:p>6.316E-003</text:p>
          </table:table-cell>
          <table:table-cell office:value-type="float" office:value="0.006191">
            <text:p>6.191E-003</text:p>
          </table:table-cell>
          <table:table-cell office:value-type="float" office:value="0.000039">
            <text:p>3.900E-005</text:p>
          </table:table-cell>
          <table:table-cell office:value-type="float" office:value="0.017897">
            <text:p>1.790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.900178">
            <text:p>2.900E+000</text:p>
          </table:table-cell>
          <table:table-cell office:value-type="float" office:value="8.377933">
            <text:p>8.378E+000</text:p>
          </table:table-cell>
          <table:table-cell office:value-type="float" office:value="0.001331">
            <text:p>1.331E-003</text:p>
          </table:table-cell>
          <table:table-cell office:value-type="float" office:value="0.001304">
            <text:p>1.304E-003</text:p>
          </table:table-cell>
          <table:table-cell office:value-type="float" office:value="0.000002">
            <text:p>2.000E-006</text:p>
          </table:table-cell>
          <table:table-cell office:value-type="float" office:value="0.003749">
            <text:p>3.749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.918273">
            <text:p>2.918E+000</text:p>
          </table:table-cell>
          <table:table-cell office:value-type="float" office:value="8.484487">
            <text:p>8.484E+000</text:p>
          </table:table-cell>
          <table:table-cell office:value-type="float" office:value="0.001233">
            <text:p>1.233E-003</text:p>
          </table:table-cell>
          <table:table-cell office:value-type="float" office:value="0.000912">
            <text:p>9.120E-004</text:p>
          </table:table-cell>
          <table:table-cell office:value-type="float" office:value="0.000001">
            <text:p>1.000E-006</text:p>
          </table:table-cell>
          <table:table-cell office:value-type="float" office:value="0.002437">
            <text:p>2.43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.933616">
            <text:p>2.934E+000</text:p>
          </table:table-cell>
          <table:table-cell office:value-type="float" office:value="8.572548">
            <text:p>8.573E+000</text:p>
          </table:table-cell>
          <table:table-cell office:value-type="float" office:value="0.007951">
            <text:p>7.951E-003</text:p>
          </table:table-cell>
          <table:table-cell office:value-type="float" office:value="0.007913">
            <text:p>7.913E-003</text:p>
          </table:table-cell>
          <table:table-cell office:value-type="float" office:value="0.000063">
            <text:p>6.300E-005</text:p>
          </table:table-cell>
          <table:table-cell office:value-type="float" office:value="0.023037">
            <text:p>2.304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.904713">
            <text:p>2.905E+000</text:p>
          </table:table-cell>
          <table:table-cell office:value-type="float" office:value="8.40434">
            <text:p>8.404E+000</text:p>
          </table:table-cell>
          <table:table-cell office:value-type="float" office:value="0.003222">
            <text:p>3.222E-003</text:p>
          </table:table-cell>
          <table:table-cell office:value-type="float" office:value="0.002575">
            <text:p>2.575E-003</text:p>
          </table:table-cell>
          <table:table-cell office:value-type="float" office:value="0.000007">
            <text:p>7.000E-006</text:p>
          </table:table-cell>
          <table:table-cell office:value-type="float" office:value="0.007014">
            <text:p>7.01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941849">
            <text:p>2.942E+000</text:p>
          </table:table-cell>
          <table:table-cell office:value-type="float" office:value="8.620712">
            <text:p>8.621E+000</text:p>
          </table:table-cell>
          <table:table-cell office:value-type="float" office:value="0.005581">
            <text:p>5.581E-003</text:p>
          </table:table-cell>
          <table:table-cell office:value-type="float" office:value="0.005375">
            <text:p>5.375E-003</text:p>
          </table:table-cell>
          <table:table-cell office:value-type="float" office:value="0.000029">
            <text:p>2.900E-005</text:p>
          </table:table-cell>
          <table:table-cell office:value-type="float" office:value="0.015716">
            <text:p>1.572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.010904">
            <text:p>3.011E+000</text:p>
          </table:table-cell>
          <table:table-cell office:value-type="float" office:value="9.032622">
            <text:p>9.033E+000</text:p>
          </table:table-cell>
          <table:table-cell office:value-type="float" office:value="0.060108">
            <text:p>6.011E-002</text:p>
          </table:table-cell>
          <table:table-cell office:value-type="float" office:value="0.059423">
            <text:p>5.942E-002</text:p>
          </table:table-cell>
          <table:table-cell office:value-type="float" office:value="0.003551">
            <text:p>3.551E-003</text:p>
          </table:table-cell>
          <table:table-cell office:value-type="float" office:value="0.178569">
            <text:p>1.786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.01503">
            <text:p>3.015E+000</text:p>
          </table:table-cell>
          <table:table-cell office:value-type="float" office:value="9.055082">
            <text:p>9.055E+000</text:p>
          </table:table-cell>
          <table:table-cell office:value-type="float" office:value="0.022296">
            <text:p>2.230E-002</text:p>
          </table:table-cell>
          <table:table-cell office:value-type="float" office:value="0.022035">
            <text:p>2.204E-002</text:p>
          </table:table-cell>
          <table:table-cell office:value-type="float" office:value="0.000488">
            <text:p>4.880E-004</text:p>
          </table:table-cell>
          <table:table-cell office:value-type="float" office:value="0.066282">
            <text:p>6.628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.012816">
            <text:p>3.013E+000</text:p>
          </table:table-cell>
          <table:table-cell office:value-type="float" office:value="9.043274">
            <text:p>9.043E+000</text:p>
          </table:table-cell>
          <table:table-cell office:value-type="float" office:value="0.000012">
            <text:p>1.200E-005</text:p>
          </table:table-cell>
          <table:table-cell office:value-type="float" office:value="0.000009">
            <text:p>9.000E-006</text:p>
          </table:table-cell>
          <table:table-cell office:value-type="float" office:value="0">
            <text:p>0.000E+000</text:p>
          </table:table-cell>
          <table:table-cell office:value-type="float" office:value="0.000027">
            <text:p>2.7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.871077">
            <text:p>2.871E+000</text:p>
          </table:table-cell>
          <table:table-cell office:value-type="float" office:value="8.208955">
            <text:p>8.209E+000</text:p>
          </table:table-cell>
          <table:table-cell office:value-type="float" office:value="0.002392">
            <text:p>2.392E-003</text:p>
          </table:table-cell>
          <table:table-cell office:value-type="float" office:value="0.002346">
            <text:p>2.346E-003</text:p>
          </table:table-cell>
          <table:table-cell office:value-type="float" office:value="0.000006">
            <text:p>6.000E-006</text:p>
          </table:table-cell>
          <table:table-cell office:value-type="float" office:value="0.006719">
            <text:p>6.719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.013964">
            <text:p>3.014E+000</text:p>
          </table:table-cell>
          <table:table-cell office:value-type="float" office:value="9.049507">
            <text:p>9.050E+000</text:p>
          </table:table-cell>
          <table:table-cell office:value-type="float" office:value="0.000386">
            <text:p>3.860E-004</text:p>
          </table:table-cell>
          <table:table-cell office:value-type="float" office:value="0.000359">
            <text:p>3.590E-004</text:p>
          </table:table-cell>
          <table:table-cell office:value-type="float" office:value="0">
            <text:p>0.000E+000</text:p>
          </table:table-cell>
          <table:table-cell office:value-type="float" office:value="0.001076">
            <text:p>1.076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.141457">
            <text:p>3.141E+000</text:p>
          </table:table-cell>
          <table:table-cell office:value-type="float" office:value="9.836552">
            <text:p>9.837E+000</text:p>
          </table:table-cell>
          <table:table-cell office:value-type="float" office:value="0.007222">
            <text:p>7.222E-003</text:p>
          </table:table-cell>
          <table:table-cell office:value-type="float" office:value="0.007138">
            <text:p>7.138E-003</text:p>
          </table:table-cell>
          <table:table-cell office:value-type="float" office:value="0.000051">
            <text:p>5.100E-005</text:p>
          </table:table-cell>
          <table:table-cell office:value-type="float" office:value="0.022366">
            <text:p>2.237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.062271">
            <text:p>3.062E+000</text:p>
          </table:table-cell>
          <table:table-cell office:value-type="float" office:value="9.343545">
            <text:p>9.344E+000</text:p>
          </table:table-cell>
          <table:table-cell office:value-type="float" office:value="0.008709">
            <text:p>8.709E-003</text:p>
          </table:table-cell>
          <table:table-cell office:value-type="float" office:value="0.008747">
            <text:p>8.747E-003</text:p>
          </table:table-cell>
          <table:table-cell office:value-type="float" office:value="0.000076">
            <text:p>7.600E-005</text:p>
          </table:table-cell>
          <table:table-cell office:value-type="float" office:value="0.026732">
            <text:p>2.67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.973488">
            <text:p>2.973E+000</text:p>
          </table:table-cell>
          <table:table-cell office:value-type="float" office:value="8.808302">
            <text:p>8.808E+000</text:p>
          </table:table-cell>
          <table:table-cell office:value-type="float" office:value="0.000942">
            <text:p>9.420E-004</text:p>
          </table:table-cell>
          <table:table-cell office:value-type="float" office:value="0.000955">
            <text:p>9.550E-004</text:p>
          </table:table-cell>
          <table:table-cell office:value-type="float" office:value="0.000001">
            <text:p>1.000E-006</text:p>
          </table:table-cell>
          <table:table-cell office:value-type="float" office:value="0.002834">
            <text:p>2.83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.956525">
            <text:p>2.957E+000</text:p>
          </table:table-cell>
          <table:table-cell office:value-type="float" office:value="8.707696">
            <text:p>8.708E+000</text:p>
          </table:table-cell>
          <table:table-cell office:value-type="float" office:value="0.000127">
            <text:p>1.270E-004</text:p>
          </table:table-cell>
          <table:table-cell office:value-type="float" office:value="0.000123">
            <text:p>1.230E-004</text:p>
          </table:table-cell>
          <table:table-cell office:value-type="float" office:value="0">
            <text:p>0.000E+000</text:p>
          </table:table-cell>
          <table:table-cell office:value-type="float" office:value="0.00036">
            <text:p>3.60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.928565">
            <text:p>2.929E+000</text:p>
          </table:table-cell>
          <table:table-cell office:value-type="float" office:value="8.543168">
            <text:p>8.543E+000</text:p>
          </table:table-cell>
          <table:table-cell office:value-type="float" office:value="0.017017">
            <text:p>1.702E-002</text:p>
          </table:table-cell>
          <table:table-cell office:value-type="float" office:value="0.016759">
            <text:p>1.676E-002</text:p>
          </table:table-cell>
          <table:table-cell office:value-type="float" office:value="0.000283">
            <text:p>2.830E-004</text:p>
          </table:table-cell>
          <table:table-cell office:value-type="float" office:value="0.048968">
            <text:p>4.89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.811826">
            <text:p>2.812E+000</text:p>
          </table:table-cell>
          <table:table-cell office:value-type="float" office:value="7.873375">
            <text:p>7.873E+000</text:p>
          </table:table-cell>
          <table:table-cell office:value-type="float" office:value="0.045032">
            <text:p>4.503E-002</text:p>
          </table:table-cell>
          <table:table-cell office:value-type="float" office:value="0.044274">
            <text:p>4.427E-002</text:p>
          </table:table-cell>
          <table:table-cell office:value-type="float" office:value="0.001977">
            <text:p>1.977E-003</text:p>
          </table:table-cell>
          <table:table-cell office:value-type="float" office:value="0.124035">
            <text:p>1.240E-001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.921084">
            <text:p>2.921E+000</text:p>
          </table:table-cell>
          <table:table-cell office:value-type="float" office:value="8.499508">
            <text:p>8.500E+000</text:p>
          </table:table-cell>
          <table:table-cell office:value-type="float" office:value="0.32064">
            <text:p>3.206E-001</text:p>
          </table:table-cell>
          <table:table-cell office:value-type="float" office:value="0.318757">
            <text:p>3.188E-001</text:p>
          </table:table-cell>
          <table:table-cell office:value-type="float" office:value="0.101906">
            <text:p>1.019E-001</text:p>
          </table:table-cell>
          <table:table-cell office:value-type="float" office:value="0.929253">
            <text:p>9.293E-001</text:p>
          </table:table-cell>
          <table:table-cell office:value-type="float" office:value="0.000007">
            <text:p>7.000E-00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.946558">
            <text:p>2.947E+000</text:p>
          </table:table-cell>
          <table:table-cell office:value-type="float" office:value="8.648462">
            <text:p>8.648E+000</text:p>
          </table:table-cell>
          <table:table-cell office:value-type="float" office:value="0.000971">
            <text:p>9.710E-004</text:p>
          </table:table-cell>
          <table:table-cell office:value-type="float" office:value="0.001015">
            <text:p>1.015E-003</text:p>
          </table:table-cell>
          <table:table-cell office:value-type="float" office:value="0.000001">
            <text:p>1.000E-006</text:p>
          </table:table-cell>
          <table:table-cell office:value-type="float" office:value="0.002961">
            <text:p>2.96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.979945">
            <text:p>2.980E+000</text:p>
          </table:table-cell>
          <table:table-cell office:value-type="float" office:value="8.847578">
            <text:p>8.848E+000</text:p>
          </table:table-cell>
          <table:table-cell office:value-type="float" office:value="0.101635">
            <text:p>1.016E-001</text:p>
          </table:table-cell>
          <table:table-cell office:value-type="float" office:value="0.100324">
            <text:p>1.003E-001</text:p>
          </table:table-cell>
          <table:table-cell office:value-type="float" office:value="0.01013">
            <text:p>1.013E-002</text:p>
          </table:table-cell>
          <table:table-cell office:value-type="float" office:value="0.298222">
            <text:p>2.982E-001</text:p>
          </table:table-cell>
          <table:table-cell office:value-type="float" office:value="-0.000003">
            <text:p>-3.000E-00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.040219">
            <text:p>3.040E+000</text:p>
          </table:table-cell>
          <table:table-cell office:value-type="float" office:value="9.20867">
            <text:p>9.209E+000</text:p>
          </table:table-cell>
          <table:table-cell office:value-type="float" office:value="0.001155">
            <text:p>1.155E-003</text:p>
          </table:table-cell>
          <table:table-cell office:value-type="float" office:value="0.001123">
            <text:p>1.123E-003</text:p>
          </table:table-cell>
          <table:table-cell office:value-type="float" office:value="0.000001">
            <text:p>1.000E-006</text:p>
          </table:table-cell>
          <table:table-cell office:value-type="float" office:value="0.003402">
            <text:p>3.402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.959942">
            <text:p>2.960E+000</text:p>
          </table:table-cell>
          <table:table-cell office:value-type="float" office:value="8.72716">
            <text:p>8.727E+000</text:p>
          </table:table-cell>
          <table:table-cell office:value-type="float" office:value="0.010125">
            <text:p>1.013E-002</text:p>
          </table:table-cell>
          <table:table-cell office:value-type="float" office:value="0.010043">
            <text:p>1.004E-002</text:p>
          </table:table-cell>
          <table:table-cell office:value-type="float" office:value="0.000101">
            <text:p>1.010E-004</text:p>
          </table:table-cell>
          <table:table-cell office:value-type="float" office:value="0.029668">
            <text:p>2.96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.856137">
            <text:p>2.856E+000</text:p>
          </table:table-cell>
          <table:table-cell office:value-type="float" office:value="8.124403">
            <text:p>8.124E+000</text:p>
          </table:table-cell>
          <table:table-cell office:value-type="float" office:value="0.000192">
            <text:p>1.920E-004</text:p>
          </table:table-cell>
          <table:table-cell office:value-type="float" office:value="0.000187">
            <text:p>1.870E-004</text:p>
          </table:table-cell>
          <table:table-cell office:value-type="float" office:value="0">
            <text:p>0.000E+000</text:p>
          </table:table-cell>
          <table:table-cell office:value-type="float" office:value="0.000528">
            <text:p>5.28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.99275">
            <text:p>2.993E+000</text:p>
          </table:table-cell>
          <table:table-cell office:value-type="float" office:value="8.923264">
            <text:p>8.923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.909499">
            <text:p>2.909E+000</text:p>
          </table:table-cell>
          <table:table-cell office:value-type="float" office:value="8.432681">
            <text:p>8.433E+000</text:p>
          </table:table-cell>
          <table:table-cell office:value-type="float" office:value="0.003656">
            <text:p>3.656E-003</text:p>
          </table:table-cell>
          <table:table-cell office:value-type="float" office:value="0.00358">
            <text:p>3.580E-003</text:p>
          </table:table-cell>
          <table:table-cell office:value-type="float" office:value="0.000013">
            <text:p>1.300E-005</text:p>
          </table:table-cell>
          <table:table-cell office:value-type="float" office:value="0.01036">
            <text:p>1.03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.964629">
            <text:p>2.965E+000</text:p>
          </table:table-cell>
          <table:table-cell office:value-type="float" office:value="8.753768">
            <text:p>8.754E+000</text:p>
          </table:table-cell>
          <table:table-cell office:value-type="float" office:value="0.000376">
            <text:p>3.760E-004</text:p>
          </table:table-cell>
          <table:table-cell office:value-type="float" office:value="0.00024">
            <text:p>2.400E-004</text:p>
          </table:table-cell>
          <table:table-cell office:value-type="float" office:value="0">
            <text:p>0.000E+000</text:p>
          </table:table-cell>
          <table:table-cell office:value-type="float" office:value="0.000611">
            <text:p>6.11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.939746">
            <text:p>2.940E+000</text:p>
          </table:table-cell>
          <table:table-cell office:value-type="float" office:value="8.606695">
            <text:p>8.607E+000</text:p>
          </table:table-cell>
          <table:table-cell office:value-type="float" office:value="0.000822">
            <text:p>8.220E-004</text:p>
          </table:table-cell>
          <table:table-cell office:value-type="float" office:value="0.000556">
            <text:p>5.560E-004</text:p>
          </table:table-cell>
          <table:table-cell office:value-type="float" office:value="0">
            <text:p>0.000E+000</text:p>
          </table:table-cell>
          <table:table-cell office:value-type="float" office:value="0.001403">
            <text:p>1.40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.986215">
            <text:p>2.986E+000</text:p>
          </table:table-cell>
          <table:table-cell office:value-type="float" office:value="8.884333">
            <text:p>8.884E+000</text:p>
          </table:table-cell>
          <table:table-cell office:value-type="float" office:value="0.051872">
            <text:p>5.187E-002</text:p>
          </table:table-cell>
          <table:table-cell office:value-type="float" office:value="0.051312">
            <text:p>5.131E-002</text:p>
          </table:table-cell>
          <table:table-cell office:value-type="float" office:value="0.002647">
            <text:p>2.647E-003</text:p>
          </table:table-cell>
          <table:table-cell office:value-type="float" office:value="0.152724">
            <text:p>1.527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.878981">
            <text:p>2.879E+000</text:p>
          </table:table-cell>
          <table:table-cell office:value-type="float" office:value="8.256253">
            <text:p>8.256E+000</text:p>
          </table:table-cell>
          <table:table-cell office:value-type="float" office:value="0.006855">
            <text:p>6.855E-003</text:p>
          </table:table-cell>
          <table:table-cell office:value-type="float" office:value="0.006641">
            <text:p>6.641E-003</text:p>
          </table:table-cell>
          <table:table-cell office:value-type="float" office:value="0.000045">
            <text:p>4.500E-005</text:p>
          </table:table-cell>
          <table:table-cell office:value-type="float" office:value="0.01908">
            <text:p>1.908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.950015">
            <text:p>2.950E+000</text:p>
          </table:table-cell>
          <table:table-cell office:value-type="float" office:value="8.669953">
            <text:p>8.670E+000</text:p>
          </table:table-cell>
          <table:table-cell office:value-type="float" office:value="0.00035">
            <text:p>3.500E-004</text:p>
          </table:table-cell>
          <table:table-cell office:value-type="float" office:value="0.000181">
            <text:p>1.810E-004</text:p>
          </table:table-cell>
          <table:table-cell office:value-type="float" office:value="0">
            <text:p>0.000E+000</text:p>
          </table:table-cell>
          <table:table-cell office:value-type="float" office:value="0.000409">
            <text:p>4.09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.001611">
            <text:p>3.002E+000</text:p>
          </table:table-cell>
          <table:table-cell office:value-type="float" office:value="8.975938">
            <text:p>8.976E+000</text:p>
          </table:table-cell>
          <table:table-cell office:value-type="float" office:value="0.00065">
            <text:p>6.500E-004</text:p>
          </table:table-cell>
          <table:table-cell office:value-type="float" office:value="0.000582">
            <text:p>5.820E-004</text:p>
          </table:table-cell>
          <table:table-cell office:value-type="float" office:value="0">
            <text:p>0.000E+000</text:p>
          </table:table-cell>
          <table:table-cell office:value-type="float" office:value="0.001686">
            <text:p>1.68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.945688">
            <text:p>2.946E+000</text:p>
          </table:table-cell>
          <table:table-cell office:value-type="float" office:value="8.644166">
            <text:p>8.644E+000</text:p>
          </table:table-cell>
          <table:table-cell office:value-type="float" office:value="0.005435">
            <text:p>5.435E-003</text:p>
          </table:table-cell>
          <table:table-cell office:value-type="float" office:value="0.00533">
            <text:p>5.330E-003</text:p>
          </table:table-cell>
          <table:table-cell office:value-type="float" office:value="0.000029">
            <text:p>2.900E-005</text:p>
          </table:table-cell>
          <table:table-cell office:value-type="float" office:value="0.015662">
            <text:p>1.56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.217373">
            <text:p>3.217E+000</text:p>
          </table:table-cell>
          <table:table-cell office:value-type="float" office:value="10.316282">
            <text:p>1.032E+001</text:p>
          </table:table-cell>
          <table:table-cell office:value-type="float" office:value="0.009428">
            <text:p>9.428E-003</text:p>
          </table:table-cell>
          <table:table-cell office:value-type="float" office:value="0.009049">
            <text:p>9.049E-003</text:p>
          </table:table-cell>
          <table:table-cell office:value-type="float" office:value="0.000084">
            <text:p>8.400E-005</text:p>
          </table:table-cell>
          <table:table-cell office:value-type="float" office:value="0.028853">
            <text:p>2.88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.005223">
            <text:p>3.005E+000</text:p>
          </table:table-cell>
          <table:table-cell office:value-type="float" office:value="8.997161">
            <text:p>8.997E+000</text:p>
          </table:table-cell>
          <table:table-cell office:value-type="float" office:value="0.000348">
            <text:p>3.480E-004</text:p>
          </table:table-cell>
          <table:table-cell office:value-type="float" office:value="0.000062">
            <text:p>6.200E-005</text:p>
          </table:table-cell>
          <table:table-cell office:value-type="float" office:value="0">
            <text:p>0.000E+000</text:p>
          </table:table-cell>
          <table:table-cell office:value-type="float" office:value="-0.000025">
            <text:p>-2.5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.974462">
            <text:p>2.974E+000</text:p>
          </table:table-cell>
          <table:table-cell office:value-type="float" office:value="8.814509">
            <text:p>8.815E+000</text:p>
          </table:table-cell>
          <table:table-cell office:value-type="float" office:value="0.001798">
            <text:p>1.798E-003</text:p>
          </table:table-cell>
          <table:table-cell office:value-type="float" office:value="0.001848">
            <text:p>1.848E-003</text:p>
          </table:table-cell>
          <table:table-cell office:value-type="float" office:value="0.000003">
            <text:p>3.000E-006</text:p>
          </table:table-cell>
          <table:table-cell office:value-type="float" office:value="0.005483">
            <text:p>5.48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.955828">
            <text:p>2.956E+000</text:p>
          </table:table-cell>
          <table:table-cell office:value-type="float" office:value="8.703488">
            <text:p>8.703E+000</text:p>
          </table:table-cell>
          <table:table-cell office:value-type="float" office:value="0.014339">
            <text:p>1.434E-002</text:p>
          </table:table-cell>
          <table:table-cell office:value-type="float" office:value="0.014156">
            <text:p>1.416E-002</text:p>
          </table:table-cell>
          <table:table-cell office:value-type="float" office:value="0.000202">
            <text:p>2.020E-004</text:p>
          </table:table-cell>
          <table:table-cell office:value-type="float" office:value="0.041686">
            <text:p>4.169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.024823">
            <text:p>3.025E+000</text:p>
          </table:table-cell>
          <table:table-cell office:value-type="float" office:value="9.115984">
            <text:p>9.116E+000</text:p>
          </table:table-cell>
          <table:table-cell office:value-type="float" office:value="0.015467">
            <text:p>1.547E-002</text:p>
          </table:table-cell>
          <table:table-cell office:value-type="float" office:value="0.015214">
            <text:p>1.521E-002</text:p>
          </table:table-cell>
          <table:table-cell office:value-type="float" office:value="0.000233">
            <text:p>2.330E-004</text:p>
          </table:table-cell>
          <table:table-cell office:value-type="float" office:value="0.045659">
            <text:p>4.56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.926537">
            <text:p>2.927E+000</text:p>
          </table:table-cell>
          <table:table-cell office:value-type="float" office:value="8.532012">
            <text:p>8.532E+000</text:p>
          </table:table-cell>
          <table:table-cell office:value-type="float" office:value="0.016473">
            <text:p>1.647E-002</text:p>
          </table:table-cell>
          <table:table-cell office:value-type="float" office:value="0.014981">
            <text:p>1.498E-002</text:p>
          </table:table-cell>
          <table:table-cell office:value-type="float" office:value="0.000235">
            <text:p>2.350E-004</text:p>
          </table:table-cell>
          <table:table-cell office:value-type="float" office:value="0.042418">
            <text:p>4.242E-002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.082775">
            <text:p>3.083E+000</text:p>
          </table:table-cell>
          <table:table-cell office:value-type="float" office:value="9.468819">
            <text:p>9.469E+000</text:p>
          </table:table-cell>
          <table:table-cell office:value-type="float" office:value="0.012228">
            <text:p>1.223E-002</text:p>
          </table:table-cell>
          <table:table-cell office:value-type="float" office:value="0.011036">
            <text:p>1.104E-002</text:p>
          </table:table-cell>
          <table:table-cell office:value-type="float" office:value="0.000128">
            <text:p>1.280E-004</text:p>
          </table:table-cell>
          <table:table-cell office:value-type="float" office:value="0.033652">
            <text:p>3.365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.90756">
            <text:p>2.908E+000</text:p>
          </table:table-cell>
          <table:table-cell office:value-type="float" office:value="8.418764">
            <text:p>8.419E+000</text:p>
          </table:table-cell>
          <table:table-cell office:value-type="float" office:value="0.024853">
            <text:p>2.485E-002</text:p>
          </table:table-cell>
          <table:table-cell office:value-type="float" office:value="0.023692">
            <text:p>2.369E-002</text:p>
          </table:table-cell>
          <table:table-cell office:value-type="float" office:value="0.000575">
            <text:p>5.750E-004</text:p>
          </table:table-cell>
          <table:table-cell office:value-type="float" office:value="0.068723">
            <text:p>6.872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.007668">
            <text:p>3.008E+000</text:p>
          </table:table-cell>
          <table:table-cell office:value-type="float" office:value="9.011637">
            <text:p>9.012E+000</text:p>
          </table:table-cell>
          <table:table-cell office:value-type="float" office:value="0.000287">
            <text:p>2.870E-004</text:p>
          </table:table-cell>
          <table:table-cell office:value-type="float" office:value="0.000292">
            <text:p>2.920E-004</text:p>
          </table:table-cell>
          <table:table-cell office:value-type="float" office:value="0">
            <text:p>0.000E+000</text:p>
          </table:table-cell>
          <table:table-cell office:value-type="float" office:value="0.000868">
            <text:p>8.68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.94992">
            <text:p>2.950E+000</text:p>
          </table:table-cell>
          <table:table-cell office:value-type="float" office:value="8.66882">
            <text:p>8.669E+000</text:p>
          </table:table-cell>
          <table:table-cell office:value-type="float" office:value="0.004574">
            <text:p>4.574E-003</text:p>
          </table:table-cell>
          <table:table-cell office:value-type="float" office:value="0.004338">
            <text:p>4.338E-003</text:p>
          </table:table-cell>
          <table:table-cell office:value-type="float" office:value="0.000019">
            <text:p>1.900E-005</text:p>
          </table:table-cell>
          <table:table-cell office:value-type="float" office:value="0.012566">
            <text:p>1.25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.916937">
            <text:p>2.917E+000</text:p>
          </table:table-cell>
          <table:table-cell office:value-type="float" office:value="8.475494">
            <text:p>8.475E+000</text:p>
          </table:table-cell>
          <table:table-cell office:value-type="float" office:value="0.020234">
            <text:p>2.023E-002</text:p>
          </table:table-cell>
          <table:table-cell office:value-type="float" office:value="0.019931">
            <text:p>1.993E-002</text:p>
          </table:table-cell>
          <table:table-cell office:value-type="float" office:value="0.0004">
            <text:p>4.000E-004</text:p>
          </table:table-cell>
          <table:table-cell office:value-type="float" office:value="0.058002">
            <text:p>5.800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.863007">
            <text:p>2.863E+000</text:p>
          </table:table-cell>
          <table:table-cell office:value-type="float" office:value="8.16276">
            <text:p>8.163E+000</text:p>
          </table:table-cell>
          <table:table-cell office:value-type="float" office:value="0.168734">
            <text:p>1.687E-001</text:p>
          </table:table-cell>
          <table:table-cell office:value-type="float" office:value="0.166035">
            <text:p>1.660E-001</text:p>
          </table:table-cell>
          <table:table-cell office:value-type="float" office:value="0.027791">
            <text:p>2.779E-002</text:p>
          </table:table-cell>
          <table:table-cell office:value-type="float" office:value="0.47431">
            <text:p>4.743E-001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.001865">
            <text:p>3.002E+000</text:p>
          </table:table-cell>
          <table:table-cell office:value-type="float" office:value="8.978146">
            <text:p>8.978E+000</text:p>
          </table:table-cell>
          <table:table-cell office:value-type="float" office:value="0.020654">
            <text:p>2.065E-002</text:p>
          </table:table-cell>
          <table:table-cell office:value-type="float" office:value="0.021175">
            <text:p>2.118E-002</text:p>
          </table:table-cell>
          <table:table-cell office:value-type="float" office:value="0.000443">
            <text:p>4.430E-004</text:p>
          </table:table-cell>
          <table:table-cell office:value-type="float" office:value="0.063438">
            <text:p>6.344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.969323">
            <text:p>2.969E+000</text:p>
          </table:table-cell>
          <table:table-cell office:value-type="float" office:value="8.783003">
            <text:p>8.783E+000</text:p>
          </table:table-cell>
          <table:table-cell office:value-type="float" office:value="0.029718">
            <text:p>2.972E-002</text:p>
          </table:table-cell>
          <table:table-cell office:value-type="float" office:value="0.029384">
            <text:p>2.938E-002</text:p>
          </table:table-cell>
          <table:table-cell office:value-type="float" office:value="0.000868">
            <text:p>8.680E-004</text:p>
          </table:table-cell>
          <table:table-cell office:value-type="float" office:value="0.087076">
            <text:p>8.708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.979637">
            <text:p>2.980E+000</text:p>
          </table:table-cell>
          <table:table-cell office:value-type="float" office:value="8.844678">
            <text:p>8.845E+000</text:p>
          </table:table-cell>
          <table:table-cell office:value-type="float" office:value="0.005226">
            <text:p>5.226E-003</text:p>
          </table:table-cell>
          <table:table-cell office:value-type="float" office:value="0.005148">
            <text:p>5.148E-003</text:p>
          </table:table-cell>
          <table:table-cell office:value-type="float" office:value="0.000027">
            <text:p>2.700E-005</text:p>
          </table:table-cell>
          <table:table-cell office:value-type="float" office:value="0.015269">
            <text:p>1.52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.914896">
            <text:p>2.915E+000</text:p>
          </table:table-cell>
          <table:table-cell office:value-type="float" office:value="8.46326">
            <text:p>8.463E+000</text:p>
          </table:table-cell>
          <table:table-cell office:value-type="float" office:value="0.000844">
            <text:p>8.440E-004</text:p>
          </table:table-cell>
          <table:table-cell office:value-type="float" office:value="0.000749">
            <text:p>7.490E-004</text:p>
          </table:table-cell>
          <table:table-cell office:value-type="float" office:value="0.000001">
            <text:p>1.000E-006</text:p>
          </table:table-cell>
          <table:table-cell office:value-type="float" office:value="0.002158">
            <text:p>2.15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.289277">
            <text:p>3.289E+000</text:p>
          </table:table-cell>
          <table:table-cell office:value-type="float" office:value="10.784486">
            <text:p>1.078E+001</text:p>
          </table:table-cell>
          <table:table-cell office:value-type="float" office:value="0.094648">
            <text:p>9.465E-002</text:p>
          </table:table-cell>
          <table:table-cell office:value-type="float" office:value="0.09416">
            <text:p>9.416E-002</text:p>
          </table:table-cell>
          <table:table-cell office:value-type="float" office:value="0.008889">
            <text:p>8.889E-003</text:p>
          </table:table-cell>
          <table:table-cell office:value-type="float" office:value="0.309021">
            <text:p>3.090E-001</text:p>
          </table:table-cell>
          <table:table-cell office:value-type="float" office:value="-0.000003">
            <text:p>-3.000E-00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.976807">
            <text:p>2.977E+000</text:p>
          </table:table-cell>
          <table:table-cell office:value-type="float" office:value="8.826704">
            <text:p>8.827E+000</text:p>
          </table:table-cell>
          <table:table-cell office:value-type="float" office:value="0.016721">
            <text:p>1.672E-002</text:p>
          </table:table-cell>
          <table:table-cell office:value-type="float" office:value="0.016316">
            <text:p>1.632E-002</text:p>
          </table:table-cell>
          <table:table-cell office:value-type="float" office:value="0.000269">
            <text:p>2.690E-004</text:p>
          </table:table-cell>
          <table:table-cell office:value-type="float" office:value="0.048356">
            <text:p>4.836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.984092">
            <text:p>2.984E+000</text:p>
          </table:table-cell>
          <table:table-cell office:value-type="float" office:value="8.870742">
            <text:p>8.871E+000</text:p>
          </table:table-cell>
          <table:table-cell office:value-type="float" office:value="0.000053">
            <text:p>5.300E-005</text:p>
          </table:table-cell>
          <table:table-cell office:value-type="float" office:value="0.000009">
            <text:p>9.000E-006</text:p>
          </table:table-cell>
          <table:table-cell office:value-type="float" office:value="0">
            <text:p>0.000E+000</text:p>
          </table:table-cell>
          <table:table-cell office:value-type="float" office:value="-0.000004">
            <text:p>-4.000E-006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.863319">
            <text:p>2.863E+000</text:p>
          </table:table-cell>
          <table:table-cell office:value-type="float" office:value="8.165753">
            <text:p>8.166E+000</text:p>
          </table:table-cell>
          <table:table-cell office:value-type="float" office:value="0.011886">
            <text:p>1.189E-002</text:p>
          </table:table-cell>
          <table:table-cell office:value-type="float" office:value="0.011718">
            <text:p>1.172E-002</text:p>
          </table:table-cell>
          <table:table-cell office:value-type="float" office:value="0.000138">
            <text:p>1.380E-004</text:p>
          </table:table-cell>
          <table:table-cell office:value-type="float" office:value="0.033464">
            <text:p>3.34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.031675">
            <text:p>3.032E+000</text:p>
          </table:table-cell>
          <table:table-cell office:value-type="float" office:value="9.157243">
            <text:p>9.157E+000</text:p>
          </table:table-cell>
          <table:table-cell office:value-type="float" office:value="0.013377">
            <text:p>1.338E-002</text:p>
          </table:table-cell>
          <table:table-cell office:value-type="float" office:value="0.012812">
            <text:p>1.281E-002</text:p>
          </table:table-cell>
          <table:table-cell office:value-type="float" office:value="0.000168">
            <text:p>1.680E-004</text:p>
          </table:table-cell>
          <table:table-cell office:value-type="float" office:value="0.038371">
            <text:p>3.837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.766944">
            <text:p>2.767E+000</text:p>
          </table:table-cell>
          <table:table-cell office:value-type="float" office:value="7.624408">
            <text:p>7.624E+000</text:p>
          </table:table-cell>
          <table:table-cell office:value-type="float" office:value="0.08529">
            <text:p>8.529E-002</text:p>
          </table:table-cell>
          <table:table-cell office:value-type="float" office:value="0.084806">
            <text:p>8.481E-002</text:p>
          </table:table-cell>
          <table:table-cell office:value-type="float" office:value="0.007213">
            <text:p>7.213E-003</text:p>
          </table:table-cell>
          <table:table-cell office:value-type="float" office:value="0.23417">
            <text:p>2.342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.978641">
            <text:p>2.979E+000</text:p>
          </table:table-cell>
          <table:table-cell office:value-type="float" office:value="8.840529">
            <text:p>8.841E+000</text:p>
          </table:table-cell>
          <table:table-cell office:value-type="float" office:value="0.000905">
            <text:p>9.050E-004</text:p>
          </table:table-cell>
          <table:table-cell office:value-type="float" office:value="0.000901">
            <text:p>9.010E-004</text:p>
          </table:table-cell>
          <table:table-cell office:value-type="float" office:value="0.000001">
            <text:p>1.000E-006</text:p>
          </table:table-cell>
          <table:table-cell office:value-type="float" office:value="0.002665">
            <text:p>2.665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.961381">
            <text:p>2.961E+000</text:p>
          </table:table-cell>
          <table:table-cell office:value-type="float" office:value="8.736125">
            <text:p>8.736E+000</text:p>
          </table:table-cell>
          <table:table-cell office:value-type="float" office:value="0.003886">
            <text:p>3.886E-003</text:p>
          </table:table-cell>
          <table:table-cell office:value-type="float" office:value="0.003877">
            <text:p>3.877E-003</text:p>
          </table:table-cell>
          <table:table-cell office:value-type="float" office:value="0.000015">
            <text:p>1.500E-005</text:p>
          </table:table-cell>
          <table:table-cell office:value-type="float" office:value="0.011429">
            <text:p>1.14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.886521">
            <text:p>2.887E+000</text:p>
          </table:table-cell>
          <table:table-cell office:value-type="float" office:value="8.296288">
            <text:p>8.296E+000</text:p>
          </table:table-cell>
          <table:table-cell office:value-type="float" office:value="0.000639">
            <text:p>6.390E-004</text:p>
          </table:table-cell>
          <table:table-cell office:value-type="float" office:value="0.000673">
            <text:p>6.730E-004</text:p>
          </table:table-cell>
          <table:table-cell office:value-type="float" office:value="0">
            <text:p>0.000E+000</text:p>
          </table:table-cell>
          <table:table-cell office:value-type="float" office:value="0.001937">
            <text:p>1.93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.027262">
            <text:p>3.027E+000</text:p>
          </table:table-cell>
          <table:table-cell office:value-type="float" office:value="9.129936">
            <text:p>9.130E+000</text:p>
          </table:table-cell>
          <table:table-cell office:value-type="float" office:value="0.000097">
            <text:p>9.700E-005</text:p>
          </table:table-cell>
          <table:table-cell office:value-type="float" office:value="0.000065">
            <text:p>6.500E-005</text:p>
          </table:table-cell>
          <table:table-cell office:value-type="float" office:value="0">
            <text:p>0.000E+000</text:p>
          </table:table-cell>
          <table:table-cell office:value-type="float" office:value="0.000166">
            <text:p>1.66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.914487">
            <text:p>2.914E+000</text:p>
          </table:table-cell>
          <table:table-cell office:value-type="float" office:value="8.460452">
            <text:p>8.460E+000</text:p>
          </table:table-cell>
          <table:table-cell office:value-type="float" office:value="0.032557">
            <text:p>3.256E-002</text:p>
          </table:table-cell>
          <table:table-cell office:value-type="float" office:value="0.032241">
            <text:p>3.224E-002</text:p>
          </table:table-cell>
          <table:table-cell office:value-type="float" office:value="0.001045">
            <text:p>1.045E-003</text:p>
          </table:table-cell>
          <table:table-cell office:value-type="float" office:value="0.093601">
            <text:p>9.360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.947148">
            <text:p>2.947E+000</text:p>
          </table:table-cell>
          <table:table-cell office:value-type="float" office:value="8.651832">
            <text:p>8.652E+000</text:p>
          </table:table-cell>
          <table:table-cell office:value-type="float" office:value="0.027109">
            <text:p>2.711E-002</text:p>
          </table:table-cell>
          <table:table-cell office:value-type="float" office:value="0.026832">
            <text:p>2.683E-002</text:p>
          </table:table-cell>
          <table:table-cell office:value-type="float" office:value="0.000724">
            <text:p>7.240E-004</text:p>
          </table:table-cell>
          <table:table-cell office:value-type="float" office:value="0.078919">
            <text:p>7.892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.997652">
            <text:p>2.998E+000</text:p>
          </table:table-cell>
          <table:table-cell office:value-type="float" office:value="8.952484">
            <text:p>8.952E+000</text:p>
          </table:table-cell>
          <table:table-cell office:value-type="float" office:value="0.00015">
            <text:p>1.500E-004</text:p>
          </table:table-cell>
          <table:table-cell office:value-type="float" office:value="0.000139">
            <text:p>1.390E-004</text:p>
          </table:table-cell>
          <table:table-cell office:value-type="float" office:value="0">
            <text:p>0.000E+000</text:p>
          </table:table-cell>
          <table:table-cell office:value-type="float" office:value="0.000398">
            <text:p>3.98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.876337">
            <text:p>2.876E+000</text:p>
          </table:table-cell>
          <table:table-cell office:value-type="float" office:value="8.24116">
            <text:p>8.241E+000</text:p>
          </table:table-cell>
          <table:table-cell office:value-type="float" office:value="0.000685">
            <text:p>6.850E-004</text:p>
          </table:table-cell>
          <table:table-cell office:value-type="float" office:value="0.000578">
            <text:p>5.780E-004</text:p>
          </table:table-cell>
          <table:table-cell office:value-type="float" office:value="0">
            <text:p>0.000E+000</text:p>
          </table:table-cell>
          <table:table-cell office:value-type="float" office:value="0.001552">
            <text:p>1.552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.950746">
            <text:p>2.951E+000</text:p>
          </table:table-cell>
          <table:table-cell office:value-type="float" office:value="8.672458">
            <text:p>8.672E+000</text:p>
          </table:table-cell>
          <table:table-cell office:value-type="float" office:value="0.008366">
            <text:p>8.366E-003</text:p>
          </table:table-cell>
          <table:table-cell office:value-type="float" office:value="0.008335">
            <text:p>8.335E-003</text:p>
          </table:table-cell>
          <table:table-cell office:value-type="float" office:value="0.00007">
            <text:p>7.000E-005</text:p>
          </table:table-cell>
          <table:table-cell office:value-type="float" office:value="0.024544">
            <text:p>2.454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.042964">
            <text:p>3.043E+000</text:p>
          </table:table-cell>
          <table:table-cell office:value-type="float" office:value="9.226844">
            <text:p>9.227E+000</text:p>
          </table:table-cell>
          <table:table-cell office:value-type="float" office:value="0.006205">
            <text:p>6.205E-003</text:p>
          </table:table-cell>
          <table:table-cell office:value-type="float" office:value="0.00613">
            <text:p>6.130E-003</text:p>
          </table:table-cell>
          <table:table-cell office:value-type="float" office:value="0.000038">
            <text:p>3.800E-005</text:p>
          </table:table-cell>
          <table:table-cell office:value-type="float" office:value="0.018552">
            <text:p>1.85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.082267">
            <text:p>3.082E+000</text:p>
          </table:table-cell>
          <table:table-cell office:value-type="float" office:value="9.467438">
            <text:p>9.467E+000</text:p>
          </table:table-cell>
          <table:table-cell office:value-type="float" office:value="0.007271">
            <text:p>7.271E-003</text:p>
          </table:table-cell>
          <table:table-cell office:value-type="float" office:value="0.006933">
            <text:p>6.933E-003</text:p>
          </table:table-cell>
          <table:table-cell office:value-type="float" office:value="0.000049">
            <text:p>4.900E-005</text:p>
          </table:table-cell>
          <table:table-cell office:value-type="float" office:value="0.021229">
            <text:p>2.12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.838333">
            <text:p>2.838E+000</text:p>
          </table:table-cell>
          <table:table-cell office:value-type="float" office:value="8.024416">
            <text:p>8.024E+000</text:p>
          </table:table-cell>
          <table:table-cell office:value-type="float" office:value="0.006158">
            <text:p>6.158E-003</text:p>
          </table:table-cell>
          <table:table-cell office:value-type="float" office:value="0.005925">
            <text:p>5.925E-003</text:p>
          </table:table-cell>
          <table:table-cell office:value-type="float" office:value="0.000036">
            <text:p>3.600E-005</text:p>
          </table:table-cell>
          <table:table-cell office:value-type="float" office:value="0.016651">
            <text:p>1.66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.001869">
            <text:p>3.002E+000</text:p>
          </table:table-cell>
          <table:table-cell office:value-type="float" office:value="8.97689">
            <text:p>8.977E+000</text:p>
          </table:table-cell>
          <table:table-cell office:value-type="float" office:value="0.006916">
            <text:p>6.916E-003</text:p>
          </table:table-cell>
          <table:table-cell office:value-type="float" office:value="0.006744">
            <text:p>6.744E-003</text:p>
          </table:table-cell>
          <table:table-cell office:value-type="float" office:value="0.000046">
            <text:p>4.600E-005</text:p>
          </table:table-cell>
          <table:table-cell office:value-type="float" office:value="0.020144">
            <text:p>2.014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.969309">
            <text:p>2.969E+000</text:p>
          </table:table-cell>
          <table:table-cell office:value-type="float" office:value="8.78374">
            <text:p>8.784E+000</text:p>
          </table:table-cell>
          <table:table-cell office:value-type="float" office:value="0.000768">
            <text:p>7.680E-004</text:p>
          </table:table-cell>
          <table:table-cell office:value-type="float" office:value="0.000837">
            <text:p>8.370E-004</text:p>
          </table:table-cell>
          <table:table-cell office:value-type="float" office:value="0.000001">
            <text:p>1.000E-006</text:p>
          </table:table-cell>
          <table:table-cell office:value-type="float" office:value="0.002455">
            <text:p>2.455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.171358">
            <text:p>3.171E+000</text:p>
          </table:table-cell>
          <table:table-cell office:value-type="float" office:value="10.023788">
            <text:p>1.002E+001</text:p>
          </table:table-cell>
          <table:table-cell office:value-type="float" office:value="0.000532">
            <text:p>5.320E-004</text:p>
          </table:table-cell>
          <table:table-cell office:value-type="float" office:value="0.000371">
            <text:p>3.710E-004</text:p>
          </table:table-cell>
          <table:table-cell office:value-type="float" office:value="0">
            <text:p>0.000E+000</text:p>
          </table:table-cell>
          <table:table-cell office:value-type="float" office:value="0.001056">
            <text:p>1.05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.982846">
            <text:p>2.983E+000</text:p>
          </table:table-cell>
          <table:table-cell office:value-type="float" office:value="8.865279">
            <text:p>8.865E+000</text:p>
          </table:table-cell>
          <table:table-cell office:value-type="float" office:value="0.006851">
            <text:p>6.851E-003</text:p>
          </table:table-cell>
          <table:table-cell office:value-type="float" office:value="0.006442">
            <text:p>6.442E-003</text:p>
          </table:table-cell>
          <table:table-cell office:value-type="float" office:value="0.000043">
            <text:p>4.300E-005</text:p>
          </table:table-cell>
          <table:table-cell office:value-type="float" office:value="0.019013">
            <text:p>1.901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.090563">
            <text:p>3.091E+000</text:p>
          </table:table-cell>
          <table:table-cell office:value-type="float" office:value="9.517556">
            <text:p>9.518E+000</text:p>
          </table:table-cell>
          <table:table-cell office:value-type="float" office:value="0.065569">
            <text:p>6.557E-002</text:p>
          </table:table-cell>
          <table:table-cell office:value-type="float" office:value="0.065175">
            <text:p>6.518E-002</text:p>
          </table:table-cell>
          <table:table-cell office:value-type="float" office:value="0.004261">
            <text:p>4.261E-003</text:p>
          </table:table-cell>
          <table:table-cell office:value-type="float" office:value="0.200982">
            <text:p>2.010E-001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.951342">
            <text:p>2.951E+000</text:p>
          </table:table-cell>
          <table:table-cell office:value-type="float" office:value="8.677198">
            <text:p>8.677E+000</text:p>
          </table:table-cell>
          <table:table-cell office:value-type="float" office:value="0.005116">
            <text:p>5.116E-003</text:p>
          </table:table-cell>
          <table:table-cell office:value-type="float" office:value="0.004991">
            <text:p>4.991E-003</text:p>
          </table:table-cell>
          <table:table-cell office:value-type="float" office:value="0.000025">
            <text:p>2.500E-005</text:p>
          </table:table-cell>
          <table:table-cell office:value-type="float" office:value="0.014647">
            <text:p>1.465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.042345">
            <text:p>3.042E+000</text:p>
          </table:table-cell>
          <table:table-cell office:value-type="float" office:value="9.222329">
            <text:p>9.222E+000</text:p>
          </table:table-cell>
          <table:table-cell office:value-type="float" office:value="0.001457">
            <text:p>1.457E-003</text:p>
          </table:table-cell>
          <table:table-cell office:value-type="float" office:value="0.001449">
            <text:p>1.449E-003</text:p>
          </table:table-cell>
          <table:table-cell office:value-type="float" office:value="0.000002">
            <text:p>2.000E-006</text:p>
          </table:table-cell>
          <table:table-cell office:value-type="float" office:value="0.004379">
            <text:p>4.379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.036076">
            <text:p>3.036E+000</text:p>
          </table:table-cell>
          <table:table-cell office:value-type="float" office:value="9.183952">
            <text:p>9.184E+000</text:p>
          </table:table-cell>
          <table:table-cell office:value-type="float" office:value="0.00296">
            <text:p>2.960E-003</text:p>
          </table:table-cell>
          <table:table-cell office:value-type="float" office:value="0.003061">
            <text:p>3.061E-003</text:p>
          </table:table-cell>
          <table:table-cell office:value-type="float" office:value="0.000009">
            <text:p>9.000E-006</text:p>
          </table:table-cell>
          <table:table-cell office:value-type="float" office:value="0.009277">
            <text:p>9.27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.913028">
            <text:p>2.913E+000</text:p>
          </table:table-cell>
          <table:table-cell office:value-type="float" office:value="8.451131">
            <text:p>8.451E+000</text:p>
          </table:table-cell>
          <table:table-cell office:value-type="float" office:value="0.002842">
            <text:p>2.842E-003</text:p>
          </table:table-cell>
          <table:table-cell office:value-type="float" office:value="0.002937">
            <text:p>2.937E-003</text:p>
          </table:table-cell>
          <table:table-cell office:value-type="float" office:value="0.000008">
            <text:p>8.000E-006</text:p>
          </table:table-cell>
          <table:table-cell office:value-type="float" office:value="0.008528">
            <text:p>8.52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.015426">
            <text:p>3.015E+000</text:p>
          </table:table-cell>
          <table:table-cell office:value-type="float" office:value="9.058335">
            <text:p>9.058E+000</text:p>
          </table:table-cell>
          <table:table-cell office:value-type="float" office:value="0.005732">
            <text:p>5.732E-003</text:p>
          </table:table-cell>
          <table:table-cell office:value-type="float" office:value="0.005702">
            <text:p>5.702E-003</text:p>
          </table:table-cell>
          <table:table-cell office:value-type="float" office:value="0.000033">
            <text:p>3.300E-005</text:p>
          </table:table-cell>
          <table:table-cell office:value-type="float" office:value="0.017104">
            <text:p>1.710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.970043">
            <text:p>2.970E+000</text:p>
          </table:table-cell>
          <table:table-cell office:value-type="float" office:value="8.7882">
            <text:p>8.788E+000</text:p>
          </table:table-cell>
          <table:table-cell office:value-type="float" office:value="0.011351">
            <text:p>1.135E-002</text:p>
          </table:table-cell>
          <table:table-cell office:value-type="float" office:value="0.011291">
            <text:p>1.129E-002</text:p>
          </table:table-cell>
          <table:table-cell office:value-type="float" office:value="0.000128">
            <text:p>1.280E-004</text:p>
          </table:table-cell>
          <table:table-cell office:value-type="float" office:value="0.033461">
            <text:p>3.34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.016708">
            <text:p>3.017E+000</text:p>
          </table:table-cell>
          <table:table-cell office:value-type="float" office:value="9.067055">
            <text:p>9.067E+000</text:p>
          </table:table-cell>
          <table:table-cell office:value-type="float" office:value="0.004231">
            <text:p>4.231E-003</text:p>
          </table:table-cell>
          <table:table-cell office:value-type="float" office:value="0.004196">
            <text:p>4.196E-003</text:p>
          </table:table-cell>
          <table:table-cell office:value-type="float" office:value="0.000018">
            <text:p>1.800E-005</text:p>
          </table:table-cell>
          <table:table-cell office:value-type="float" office:value="0.012626">
            <text:p>1.263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.992731">
            <text:p>2.993E+000</text:p>
          </table:table-cell>
          <table:table-cell office:value-type="float" office:value="8.922658">
            <text:p>8.923E+000</text:p>
          </table:table-cell>
          <table:table-cell office:value-type="float" office:value="0.000439">
            <text:p>4.390E-004</text:p>
          </table:table-cell>
          <table:table-cell office:value-type="float" office:value="0.000396">
            <text:p>3.960E-004</text:p>
          </table:table-cell>
          <table:table-cell office:value-type="float" office:value="0">
            <text:p>0.000E+000</text:p>
          </table:table-cell>
          <table:table-cell office:value-type="float" office:value="0.001126">
            <text:p>1.126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.944271">
            <text:p>2.944E+000</text:p>
          </table:table-cell>
          <table:table-cell office:value-type="float" office:value="8.638053">
            <text:p>8.638E+000</text:p>
          </table:table-cell>
          <table:table-cell office:value-type="float" office:value="0.002042">
            <text:p>2.042E-003</text:p>
          </table:table-cell>
          <table:table-cell office:value-type="float" office:value="0.001995">
            <text:p>1.995E-003</text:p>
          </table:table-cell>
          <table:table-cell office:value-type="float" office:value="0.000004">
            <text:p>4.000E-006</text:p>
          </table:table-cell>
          <table:table-cell office:value-type="float" office:value="0.005847">
            <text:p>5.84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.967572">
            <text:p>2.968E+000</text:p>
          </table:table-cell>
          <table:table-cell office:value-type="float" office:value="8.774059">
            <text:p>8.774E+000</text:p>
          </table:table-cell>
          <table:table-cell office:value-type="float" office:value="0.045711">
            <text:p>4.571E-002</text:p>
          </table:table-cell>
          <table:table-cell office:value-type="float" office:value="0.045958">
            <text:p>4.596E-002</text:p>
          </table:table-cell>
          <table:table-cell office:value-type="float" office:value="0.002106">
            <text:p>2.106E-003</text:p>
          </table:table-cell>
          <table:table-cell office:value-type="float" office:value="0.13588">
            <text:p>1.359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.065462">
            <text:p>3.065E+000</text:p>
          </table:table-cell>
          <table:table-cell office:value-type="float" office:value="9.363562">
            <text:p>9.364E+000</text:p>
          </table:table-cell>
          <table:table-cell office:value-type="float" office:value="0.029637">
            <text:p>2.964E-002</text:p>
          </table:table-cell>
          <table:table-cell office:value-type="float" office:value="0.028492">
            <text:p>2.849E-002</text:p>
          </table:table-cell>
          <table:table-cell office:value-type="float" office:value="0.000828">
            <text:p>8.280E-004</text:p>
          </table:table-cell>
          <table:table-cell office:value-type="float" office:value="0.086306">
            <text:p>8.631E-002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.002154">
            <text:p>3.002E+000</text:p>
          </table:table-cell>
          <table:table-cell office:value-type="float" office:value="8.980102">
            <text:p>8.980E+000</text:p>
          </table:table-cell>
          <table:table-cell office:value-type="float" office:value="0.017339">
            <text:p>1.734E-002</text:p>
          </table:table-cell>
          <table:table-cell office:value-type="float" office:value="0.017174">
            <text:p>1.717E-002</text:p>
          </table:table-cell>
          <table:table-cell office:value-type="float" office:value="0.000296">
            <text:p>2.960E-004</text:p>
          </table:table-cell>
          <table:table-cell office:value-type="float" office:value="0.051164">
            <text:p>5.11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.981288">
            <text:p>2.981E+000</text:p>
          </table:table-cell>
          <table:table-cell office:value-type="float" office:value="8.854621">
            <text:p>8.855E+000</text:p>
          </table:table-cell>
          <table:table-cell office:value-type="float" office:value="0.003317">
            <text:p>3.317E-003</text:p>
          </table:table-cell>
          <table:table-cell office:value-type="float" office:value="0.002216">
            <text:p>2.216E-003</text:p>
          </table:table-cell>
          <table:table-cell office:value-type="float" office:value="0.000006">
            <text:p>6.000E-006</text:p>
          </table:table-cell>
          <table:table-cell office:value-type="float" office:value="0.005774">
            <text:p>5.774E-003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.076039">
            <text:p>3.076E+000</text:p>
          </table:table-cell>
          <table:table-cell office:value-type="float" office:value="9.428374">
            <text:p>9.428E+000</text:p>
          </table:table-cell>
          <table:table-cell office:value-type="float" office:value="0.000541">
            <text:p>5.410E-004</text:p>
          </table:table-cell>
          <table:table-cell office:value-type="float" office:value="0.000523">
            <text:p>5.230E-004</text:p>
          </table:table-cell>
          <table:table-cell office:value-type="float" office:value="0">
            <text:p>0.000E+000</text:p>
          </table:table-cell>
          <table:table-cell office:value-type="float" office:value="0.001593">
            <text:p>1.59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.366071">
            <text:p>8.366E+000</text:p>
          </table:table-cell>
          <table:table-cell office:value-type="float" office:value="69.963902">
            <text:p>6.996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.056819">
            <text:p>3.057E+000</text:p>
          </table:table-cell>
          <table:table-cell office:value-type="float" office:value="9.30828">
            <text:p>9.308E+000</text:p>
          </table:table-cell>
          <table:table-cell office:value-type="float" office:value="0.000166">
            <text:p>1.660E-004</text:p>
          </table:table-cell>
          <table:table-cell office:value-type="float" office:value="0.000024">
            <text:p>2.400E-005</text:p>
          </table:table-cell>
          <table:table-cell office:value-type="float" office:value="-0">
            <text:p>-0.000E+000</text:p>
          </table:table-cell>
          <table:table-cell office:value-type="float" office:value="-0.000034">
            <text:p>-3.4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.975142">
            <text:p>2.975E+000</text:p>
          </table:table-cell>
          <table:table-cell office:value-type="float" office:value="8.815769">
            <text:p>8.816E+000</text:p>
          </table:table-cell>
          <table:table-cell office:value-type="float" office:value="0.000381">
            <text:p>3.810E-004</text:p>
          </table:table-cell>
          <table:table-cell office:value-type="float" office:value="0.000053">
            <text:p>5.300E-005</text:p>
          </table:table-cell>
          <table:table-cell office:value-type="float" office:value="-0">
            <text:p>-0.000E+000</text:p>
          </table:table-cell>
          <table:table-cell office:value-type="float" office:value="-0.000089">
            <text:p>-8.9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.003359">
            <text:p>3.003E+000</text:p>
          </table:table-cell>
          <table:table-cell office:value-type="float" office:value="8.984398">
            <text:p>8.984E+000</text:p>
          </table:table-cell>
          <table:table-cell office:value-type="float" office:value="0.005127">
            <text:p>5.127E-003</text:p>
          </table:table-cell>
          <table:table-cell office:value-type="float" office:value="0.004983">
            <text:p>4.983E-003</text:p>
          </table:table-cell>
          <table:table-cell office:value-type="float" office:value="0.000025">
            <text:p>2.500E-005</text:p>
          </table:table-cell>
          <table:table-cell office:value-type="float" office:value="0.014869">
            <text:p>1.48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.007555">
            <text:p>3.008E+000</text:p>
          </table:table-cell>
          <table:table-cell office:value-type="float" office:value="9.011303">
            <text:p>9.011E+000</text:p>
          </table:table-cell>
          <table:table-cell office:value-type="float" office:value="0.008343">
            <text:p>8.343E-003</text:p>
          </table:table-cell>
          <table:table-cell office:value-type="float" office:value="0.008121">
            <text:p>8.121E-003</text:p>
          </table:table-cell>
          <table:table-cell office:value-type="float" office:value="0.000067">
            <text:p>6.700E-005</text:p>
          </table:table-cell>
          <table:table-cell office:value-type="float" office:value="0.024319">
            <text:p>2.432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.907769">
            <text:p>2.908E+000</text:p>
          </table:table-cell>
          <table:table-cell office:value-type="float" office:value="8.423935">
            <text:p>8.424E+000</text:p>
          </table:table-cell>
          <table:table-cell office:value-type="float" office:value="0.006316">
            <text:p>6.316E-003</text:p>
          </table:table-cell>
          <table:table-cell office:value-type="float" office:value="0.006191">
            <text:p>6.191E-003</text:p>
          </table:table-cell>
          <table:table-cell office:value-type="float" office:value="0.000039">
            <text:p>3.900E-005</text:p>
          </table:table-cell>
          <table:table-cell office:value-type="float" office:value="0.017897">
            <text:p>1.790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.914989">
            <text:p>2.915E+000</text:p>
          </table:table-cell>
          <table:table-cell office:value-type="float" office:value="8.4638">
            <text:p>8.464E+000</text:p>
          </table:table-cell>
          <table:table-cell office:value-type="float" office:value="0.000703">
            <text:p>7.030E-004</text:p>
          </table:table-cell>
          <table:table-cell office:value-type="float" office:value="0.00072">
            <text:p>7.200E-004</text:p>
          </table:table-cell>
          <table:table-cell office:value-type="float" office:value="0.000001">
            <text:p>1.000E-006</text:p>
          </table:table-cell>
          <table:table-cell office:value-type="float" office:value="0.002093">
            <text:p>2.09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.918273">
            <text:p>2.918E+000</text:p>
          </table:table-cell>
          <table:table-cell office:value-type="float" office:value="8.484487">
            <text:p>8.484E+000</text:p>
          </table:table-cell>
          <table:table-cell office:value-type="float" office:value="0.001233">
            <text:p>1.233E-003</text:p>
          </table:table-cell>
          <table:table-cell office:value-type="float" office:value="0.000912">
            <text:p>9.120E-004</text:p>
          </table:table-cell>
          <table:table-cell office:value-type="float" office:value="0.000001">
            <text:p>1.000E-006</text:p>
          </table:table-cell>
          <table:table-cell office:value-type="float" office:value="0.002437">
            <text:p>2.43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.933616">
            <text:p>2.934E+000</text:p>
          </table:table-cell>
          <table:table-cell office:value-type="float" office:value="8.572548">
            <text:p>8.573E+000</text:p>
          </table:table-cell>
          <table:table-cell office:value-type="float" office:value="0.007951">
            <text:p>7.951E-003</text:p>
          </table:table-cell>
          <table:table-cell office:value-type="float" office:value="0.007913">
            <text:p>7.913E-003</text:p>
          </table:table-cell>
          <table:table-cell office:value-type="float" office:value="0.000063">
            <text:p>6.300E-005</text:p>
          </table:table-cell>
          <table:table-cell office:value-type="float" office:value="0.023037">
            <text:p>2.304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.904713">
            <text:p>2.905E+000</text:p>
          </table:table-cell>
          <table:table-cell office:value-type="float" office:value="8.40434">
            <text:p>8.404E+000</text:p>
          </table:table-cell>
          <table:table-cell office:value-type="float" office:value="0.003222">
            <text:p>3.222E-003</text:p>
          </table:table-cell>
          <table:table-cell office:value-type="float" office:value="0.002575">
            <text:p>2.575E-003</text:p>
          </table:table-cell>
          <table:table-cell office:value-type="float" office:value="0.000007">
            <text:p>7.000E-006</text:p>
          </table:table-cell>
          <table:table-cell office:value-type="float" office:value="0.007014">
            <text:p>7.01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.941849">
            <text:p>2.942E+000</text:p>
          </table:table-cell>
          <table:table-cell office:value-type="float" office:value="8.620712">
            <text:p>8.621E+000</text:p>
          </table:table-cell>
          <table:table-cell office:value-type="float" office:value="0.005581">
            <text:p>5.581E-003</text:p>
          </table:table-cell>
          <table:table-cell office:value-type="float" office:value="0.005375">
            <text:p>5.375E-003</text:p>
          </table:table-cell>
          <table:table-cell office:value-type="float" office:value="0.000029">
            <text:p>2.900E-005</text:p>
          </table:table-cell>
          <table:table-cell office:value-type="float" office:value="0.015716">
            <text:p>1.572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.976444">
            <text:p>2.976E+000</text:p>
          </table:table-cell>
          <table:table-cell office:value-type="float" office:value="8.826661">
            <text:p>8.827E+000</text:p>
          </table:table-cell>
          <table:table-cell office:value-type="float" office:value="0.077429">
            <text:p>7.743E-002</text:p>
          </table:table-cell>
          <table:table-cell office:value-type="float" office:value="0.076593">
            <text:p>7.659E-002</text:p>
          </table:table-cell>
          <table:table-cell office:value-type="float" office:value="0.005898">
            <text:p>5.898E-003</text:p>
          </table:table-cell>
          <table:table-cell office:value-type="float" office:value="0.227498">
            <text:p>2.275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.01503">
            <text:p>3.015E+000</text:p>
          </table:table-cell>
          <table:table-cell office:value-type="float" office:value="9.055082">
            <text:p>9.055E+000</text:p>
          </table:table-cell>
          <table:table-cell office:value-type="float" office:value="0.022296">
            <text:p>2.230E-002</text:p>
          </table:table-cell>
          <table:table-cell office:value-type="float" office:value="0.022035">
            <text:p>2.204E-002</text:p>
          </table:table-cell>
          <table:table-cell office:value-type="float" office:value="0.000488">
            <text:p>4.880E-004</text:p>
          </table:table-cell>
          <table:table-cell office:value-type="float" office:value="0.066282">
            <text:p>6.628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.012816">
            <text:p>3.013E+000</text:p>
          </table:table-cell>
          <table:table-cell office:value-type="float" office:value="9.043274">
            <text:p>9.043E+000</text:p>
          </table:table-cell>
          <table:table-cell office:value-type="float" office:value="0.000012">
            <text:p>1.200E-005</text:p>
          </table:table-cell>
          <table:table-cell office:value-type="float" office:value="0.000009">
            <text:p>9.000E-006</text:p>
          </table:table-cell>
          <table:table-cell office:value-type="float" office:value="0">
            <text:p>0.000E+000</text:p>
          </table:table-cell>
          <table:table-cell office:value-type="float" office:value="0.000027">
            <text:p>2.7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.871077">
            <text:p>2.871E+000</text:p>
          </table:table-cell>
          <table:table-cell office:value-type="float" office:value="8.208955">
            <text:p>8.209E+000</text:p>
          </table:table-cell>
          <table:table-cell office:value-type="float" office:value="0.002392">
            <text:p>2.392E-003</text:p>
          </table:table-cell>
          <table:table-cell office:value-type="float" office:value="0.002346">
            <text:p>2.346E-003</text:p>
          </table:table-cell>
          <table:table-cell office:value-type="float" office:value="0.000006">
            <text:p>6.000E-006</text:p>
          </table:table-cell>
          <table:table-cell office:value-type="float" office:value="0.006719">
            <text:p>6.719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.013964">
            <text:p>3.014E+000</text:p>
          </table:table-cell>
          <table:table-cell office:value-type="float" office:value="9.049507">
            <text:p>9.050E+000</text:p>
          </table:table-cell>
          <table:table-cell office:value-type="float" office:value="0.000386">
            <text:p>3.860E-004</text:p>
          </table:table-cell>
          <table:table-cell office:value-type="float" office:value="0.000359">
            <text:p>3.590E-004</text:p>
          </table:table-cell>
          <table:table-cell office:value-type="float" office:value="0">
            <text:p>0.000E+000</text:p>
          </table:table-cell>
          <table:table-cell office:value-type="float" office:value="0.001076">
            <text:p>1.076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.141457">
            <text:p>3.141E+000</text:p>
          </table:table-cell>
          <table:table-cell office:value-type="float" office:value="9.836552">
            <text:p>9.837E+000</text:p>
          </table:table-cell>
          <table:table-cell office:value-type="float" office:value="0.007222">
            <text:p>7.222E-003</text:p>
          </table:table-cell>
          <table:table-cell office:value-type="float" office:value="0.007138">
            <text:p>7.138E-003</text:p>
          </table:table-cell>
          <table:table-cell office:value-type="float" office:value="0.000051">
            <text:p>5.100E-005</text:p>
          </table:table-cell>
          <table:table-cell office:value-type="float" office:value="0.022366">
            <text:p>2.237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.027367">
            <text:p>3.027E+000</text:p>
          </table:table-cell>
          <table:table-cell office:value-type="float" office:value="9.131451">
            <text:p>9.131E+000</text:p>
          </table:table-cell>
          <table:table-cell office:value-type="float" office:value="0.016308">
            <text:p>1.631E-002</text:p>
          </table:table-cell>
          <table:table-cell office:value-type="float" office:value="0.016328">
            <text:p>1.633E-002</text:p>
          </table:table-cell>
          <table:table-cell office:value-type="float" office:value="0.000266">
            <text:p>2.660E-004</text:p>
          </table:table-cell>
          <table:table-cell office:value-type="float" office:value="0.049317">
            <text:p>4.932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.973488">
            <text:p>2.973E+000</text:p>
          </table:table-cell>
          <table:table-cell office:value-type="float" office:value="8.808302">
            <text:p>8.808E+000</text:p>
          </table:table-cell>
          <table:table-cell office:value-type="float" office:value="0.000942">
            <text:p>9.420E-004</text:p>
          </table:table-cell>
          <table:table-cell office:value-type="float" office:value="0.000955">
            <text:p>9.550E-004</text:p>
          </table:table-cell>
          <table:table-cell office:value-type="float" office:value="0.000001">
            <text:p>1.000E-006</text:p>
          </table:table-cell>
          <table:table-cell office:value-type="float" office:value="0.002834">
            <text:p>2.83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.956525">
            <text:p>2.957E+000</text:p>
          </table:table-cell>
          <table:table-cell office:value-type="float" office:value="8.707696">
            <text:p>8.708E+000</text:p>
          </table:table-cell>
          <table:table-cell office:value-type="float" office:value="0.000127">
            <text:p>1.270E-004</text:p>
          </table:table-cell>
          <table:table-cell office:value-type="float" office:value="0.000123">
            <text:p>1.230E-004</text:p>
          </table:table-cell>
          <table:table-cell office:value-type="float" office:value="0">
            <text:p>0.000E+000</text:p>
          </table:table-cell>
          <table:table-cell office:value-type="float" office:value="0.00036">
            <text:p>3.60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.928565">
            <text:p>2.929E+000</text:p>
          </table:table-cell>
          <table:table-cell office:value-type="float" office:value="8.543168">
            <text:p>8.543E+000</text:p>
          </table:table-cell>
          <table:table-cell office:value-type="float" office:value="0.017017">
            <text:p>1.702E-002</text:p>
          </table:table-cell>
          <table:table-cell office:value-type="float" office:value="0.016759">
            <text:p>1.676E-002</text:p>
          </table:table-cell>
          <table:table-cell office:value-type="float" office:value="0.000283">
            <text:p>2.830E-004</text:p>
          </table:table-cell>
          <table:table-cell office:value-type="float" office:value="0.048968">
            <text:p>4.89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.811826">
            <text:p>2.812E+000</text:p>
          </table:table-cell>
          <table:table-cell office:value-type="float" office:value="7.873375">
            <text:p>7.873E+000</text:p>
          </table:table-cell>
          <table:table-cell office:value-type="float" office:value="0.045032">
            <text:p>4.503E-002</text:p>
          </table:table-cell>
          <table:table-cell office:value-type="float" office:value="0.044274">
            <text:p>4.427E-002</text:p>
          </table:table-cell>
          <table:table-cell office:value-type="float" office:value="0.001977">
            <text:p>1.977E-003</text:p>
          </table:table-cell>
          <table:table-cell office:value-type="float" office:value="0.124035">
            <text:p>1.240E-001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.921084">
            <text:p>2.921E+000</text:p>
          </table:table-cell>
          <table:table-cell office:value-type="float" office:value="8.499508">
            <text:p>8.500E+000</text:p>
          </table:table-cell>
          <table:table-cell office:value-type="float" office:value="0.32064">
            <text:p>3.206E-001</text:p>
          </table:table-cell>
          <table:table-cell office:value-type="float" office:value="0.318757">
            <text:p>3.188E-001</text:p>
          </table:table-cell>
          <table:table-cell office:value-type="float" office:value="0.101906">
            <text:p>1.019E-001</text:p>
          </table:table-cell>
          <table:table-cell office:value-type="float" office:value="0.929253">
            <text:p>9.293E-001</text:p>
          </table:table-cell>
          <table:table-cell office:value-type="float" office:value="0.000007">
            <text:p>7.000E-00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946558">
            <text:p>2.947E+000</text:p>
          </table:table-cell>
          <table:table-cell office:value-type="float" office:value="8.648462">
            <text:p>8.648E+000</text:p>
          </table:table-cell>
          <table:table-cell office:value-type="float" office:value="0.000971">
            <text:p>9.710E-004</text:p>
          </table:table-cell>
          <table:table-cell office:value-type="float" office:value="0.001015">
            <text:p>1.015E-003</text:p>
          </table:table-cell>
          <table:table-cell office:value-type="float" office:value="0.000001">
            <text:p>1.000E-006</text:p>
          </table:table-cell>
          <table:table-cell office:value-type="float" office:value="0.002961">
            <text:p>2.96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.969546">
            <text:p>2.970E+000</text:p>
          </table:table-cell>
          <table:table-cell office:value-type="float" office:value="8.785524">
            <text:p>8.786E+000</text:p>
          </table:table-cell>
          <table:table-cell office:value-type="float" office:value="0.064616">
            <text:p>6.462E-002</text:p>
          </table:table-cell>
          <table:table-cell office:value-type="float" office:value="0.063642">
            <text:p>6.364E-002</text:p>
          </table:table-cell>
          <table:table-cell office:value-type="float" office:value="0.004081">
            <text:p>4.081E-003</text:p>
          </table:table-cell>
          <table:table-cell office:value-type="float" office:value="0.188408">
            <text:p>1.884E-001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.040219">
            <text:p>3.040E+000</text:p>
          </table:table-cell>
          <table:table-cell office:value-type="float" office:value="9.20867">
            <text:p>9.209E+000</text:p>
          </table:table-cell>
          <table:table-cell office:value-type="float" office:value="0.001155">
            <text:p>1.155E-003</text:p>
          </table:table-cell>
          <table:table-cell office:value-type="float" office:value="0.001123">
            <text:p>1.123E-003</text:p>
          </table:table-cell>
          <table:table-cell office:value-type="float" office:value="0.000001">
            <text:p>1.000E-006</text:p>
          </table:table-cell>
          <table:table-cell office:value-type="float" office:value="0.003402">
            <text:p>3.402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.959942">
            <text:p>2.960E+000</text:p>
          </table:table-cell>
          <table:table-cell office:value-type="float" office:value="8.72716">
            <text:p>8.727E+000</text:p>
          </table:table-cell>
          <table:table-cell office:value-type="float" office:value="0.010125">
            <text:p>1.013E-002</text:p>
          </table:table-cell>
          <table:table-cell office:value-type="float" office:value="0.010043">
            <text:p>1.004E-002</text:p>
          </table:table-cell>
          <table:table-cell office:value-type="float" office:value="0.000101">
            <text:p>1.010E-004</text:p>
          </table:table-cell>
          <table:table-cell office:value-type="float" office:value="0.029668">
            <text:p>2.96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.856137">
            <text:p>2.856E+000</text:p>
          </table:table-cell>
          <table:table-cell office:value-type="float" office:value="8.124403">
            <text:p>8.124E+000</text:p>
          </table:table-cell>
          <table:table-cell office:value-type="float" office:value="0.000192">
            <text:p>1.920E-004</text:p>
          </table:table-cell>
          <table:table-cell office:value-type="float" office:value="0.000187">
            <text:p>1.870E-004</text:p>
          </table:table-cell>
          <table:table-cell office:value-type="float" office:value="0">
            <text:p>0.000E+000</text:p>
          </table:table-cell>
          <table:table-cell office:value-type="float" office:value="0.000528">
            <text:p>5.28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.99275">
            <text:p>2.993E+000</text:p>
          </table:table-cell>
          <table:table-cell office:value-type="float" office:value="8.923264">
            <text:p>8.923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.909499">
            <text:p>2.909E+000</text:p>
          </table:table-cell>
          <table:table-cell office:value-type="float" office:value="8.432681">
            <text:p>8.433E+000</text:p>
          </table:table-cell>
          <table:table-cell office:value-type="float" office:value="0.003656">
            <text:p>3.656E-003</text:p>
          </table:table-cell>
          <table:table-cell office:value-type="float" office:value="0.00358">
            <text:p>3.580E-003</text:p>
          </table:table-cell>
          <table:table-cell office:value-type="float" office:value="0.000013">
            <text:p>1.300E-005</text:p>
          </table:table-cell>
          <table:table-cell office:value-type="float" office:value="0.01036">
            <text:p>1.03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964629">
            <text:p>2.965E+000</text:p>
          </table:table-cell>
          <table:table-cell office:value-type="float" office:value="8.753768">
            <text:p>8.754E+000</text:p>
          </table:table-cell>
          <table:table-cell office:value-type="float" office:value="0.000376">
            <text:p>3.760E-004</text:p>
          </table:table-cell>
          <table:table-cell office:value-type="float" office:value="0.00024">
            <text:p>2.400E-004</text:p>
          </table:table-cell>
          <table:table-cell office:value-type="float" office:value="0">
            <text:p>0.000E+000</text:p>
          </table:table-cell>
          <table:table-cell office:value-type="float" office:value="0.000611">
            <text:p>6.11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.939746">
            <text:p>2.940E+000</text:p>
          </table:table-cell>
          <table:table-cell office:value-type="float" office:value="8.606695">
            <text:p>8.607E+000</text:p>
          </table:table-cell>
          <table:table-cell office:value-type="float" office:value="0.000822">
            <text:p>8.220E-004</text:p>
          </table:table-cell>
          <table:table-cell office:value-type="float" office:value="0.000556">
            <text:p>5.560E-004</text:p>
          </table:table-cell>
          <table:table-cell office:value-type="float" office:value="0">
            <text:p>0.000E+000</text:p>
          </table:table-cell>
          <table:table-cell office:value-type="float" office:value="0.001403">
            <text:p>1.40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.986215">
            <text:p>2.986E+000</text:p>
          </table:table-cell>
          <table:table-cell office:value-type="float" office:value="8.884333">
            <text:p>8.884E+000</text:p>
          </table:table-cell>
          <table:table-cell office:value-type="float" office:value="0.051872">
            <text:p>5.187E-002</text:p>
          </table:table-cell>
          <table:table-cell office:value-type="float" office:value="0.051312">
            <text:p>5.131E-002</text:p>
          </table:table-cell>
          <table:table-cell office:value-type="float" office:value="0.002647">
            <text:p>2.647E-003</text:p>
          </table:table-cell>
          <table:table-cell office:value-type="float" office:value="0.152724">
            <text:p>1.527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.878981">
            <text:p>2.879E+000</text:p>
          </table:table-cell>
          <table:table-cell office:value-type="float" office:value="8.256253">
            <text:p>8.256E+000</text:p>
          </table:table-cell>
          <table:table-cell office:value-type="float" office:value="0.006855">
            <text:p>6.855E-003</text:p>
          </table:table-cell>
          <table:table-cell office:value-type="float" office:value="0.006641">
            <text:p>6.641E-003</text:p>
          </table:table-cell>
          <table:table-cell office:value-type="float" office:value="0.000045">
            <text:p>4.500E-005</text:p>
          </table:table-cell>
          <table:table-cell office:value-type="float" office:value="0.01908">
            <text:p>1.908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.950015">
            <text:p>2.950E+000</text:p>
          </table:table-cell>
          <table:table-cell office:value-type="float" office:value="8.669953">
            <text:p>8.670E+000</text:p>
          </table:table-cell>
          <table:table-cell office:value-type="float" office:value="0.00035">
            <text:p>3.500E-004</text:p>
          </table:table-cell>
          <table:table-cell office:value-type="float" office:value="0.000181">
            <text:p>1.810E-004</text:p>
          </table:table-cell>
          <table:table-cell office:value-type="float" office:value="0">
            <text:p>0.000E+000</text:p>
          </table:table-cell>
          <table:table-cell office:value-type="float" office:value="0.000409">
            <text:p>4.09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.001611">
            <text:p>3.002E+000</text:p>
          </table:table-cell>
          <table:table-cell office:value-type="float" office:value="8.975938">
            <text:p>8.976E+000</text:p>
          </table:table-cell>
          <table:table-cell office:value-type="float" office:value="0.00065">
            <text:p>6.500E-004</text:p>
          </table:table-cell>
          <table:table-cell office:value-type="float" office:value="0.000582">
            <text:p>5.820E-004</text:p>
          </table:table-cell>
          <table:table-cell office:value-type="float" office:value="0">
            <text:p>0.000E+000</text:p>
          </table:table-cell>
          <table:table-cell office:value-type="float" office:value="0.001686">
            <text:p>1.68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.945688">
            <text:p>2.946E+000</text:p>
          </table:table-cell>
          <table:table-cell office:value-type="float" office:value="8.644166">
            <text:p>8.644E+000</text:p>
          </table:table-cell>
          <table:table-cell office:value-type="float" office:value="0.005435">
            <text:p>5.435E-003</text:p>
          </table:table-cell>
          <table:table-cell office:value-type="float" office:value="0.00533">
            <text:p>5.330E-003</text:p>
          </table:table-cell>
          <table:table-cell office:value-type="float" office:value="0.000029">
            <text:p>2.900E-005</text:p>
          </table:table-cell>
          <table:table-cell office:value-type="float" office:value="0.015662">
            <text:p>1.56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.217373">
            <text:p>3.217E+000</text:p>
          </table:table-cell>
          <table:table-cell office:value-type="float" office:value="10.316282">
            <text:p>1.032E+001</text:p>
          </table:table-cell>
          <table:table-cell office:value-type="float" office:value="0.009428">
            <text:p>9.428E-003</text:p>
          </table:table-cell>
          <table:table-cell office:value-type="float" office:value="0.009049">
            <text:p>9.049E-003</text:p>
          </table:table-cell>
          <table:table-cell office:value-type="float" office:value="0.000084">
            <text:p>8.400E-005</text:p>
          </table:table-cell>
          <table:table-cell office:value-type="float" office:value="0.028853">
            <text:p>2.88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.005223">
            <text:p>3.005E+000</text:p>
          </table:table-cell>
          <table:table-cell office:value-type="float" office:value="8.997161">
            <text:p>8.997E+000</text:p>
          </table:table-cell>
          <table:table-cell office:value-type="float" office:value="0.000348">
            <text:p>3.480E-004</text:p>
          </table:table-cell>
          <table:table-cell office:value-type="float" office:value="0.000062">
            <text:p>6.200E-005</text:p>
          </table:table-cell>
          <table:table-cell office:value-type="float" office:value="0">
            <text:p>0.000E+000</text:p>
          </table:table-cell>
          <table:table-cell office:value-type="float" office:value="-0.000025">
            <text:p>-2.5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.974462">
            <text:p>2.974E+000</text:p>
          </table:table-cell>
          <table:table-cell office:value-type="float" office:value="8.814509">
            <text:p>8.815E+000</text:p>
          </table:table-cell>
          <table:table-cell office:value-type="float" office:value="0.001798">
            <text:p>1.798E-003</text:p>
          </table:table-cell>
          <table:table-cell office:value-type="float" office:value="0.001848">
            <text:p>1.848E-003</text:p>
          </table:table-cell>
          <table:table-cell office:value-type="float" office:value="0.000003">
            <text:p>3.000E-006</text:p>
          </table:table-cell>
          <table:table-cell office:value-type="float" office:value="0.005483">
            <text:p>5.48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.955828">
            <text:p>2.956E+000</text:p>
          </table:table-cell>
          <table:table-cell office:value-type="float" office:value="8.703488">
            <text:p>8.703E+000</text:p>
          </table:table-cell>
          <table:table-cell office:value-type="float" office:value="0.014339">
            <text:p>1.434E-002</text:p>
          </table:table-cell>
          <table:table-cell office:value-type="float" office:value="0.014156">
            <text:p>1.416E-002</text:p>
          </table:table-cell>
          <table:table-cell office:value-type="float" office:value="0.000202">
            <text:p>2.020E-004</text:p>
          </table:table-cell>
          <table:table-cell office:value-type="float" office:value="0.041686">
            <text:p>4.169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.024823">
            <text:p>3.025E+000</text:p>
          </table:table-cell>
          <table:table-cell office:value-type="float" office:value="9.115984">
            <text:p>9.116E+000</text:p>
          </table:table-cell>
          <table:table-cell office:value-type="float" office:value="0.015467">
            <text:p>1.547E-002</text:p>
          </table:table-cell>
          <table:table-cell office:value-type="float" office:value="0.015214">
            <text:p>1.521E-002</text:p>
          </table:table-cell>
          <table:table-cell office:value-type="float" office:value="0.000233">
            <text:p>2.330E-004</text:p>
          </table:table-cell>
          <table:table-cell office:value-type="float" office:value="0.045659">
            <text:p>4.56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.926537">
            <text:p>2.927E+000</text:p>
          </table:table-cell>
          <table:table-cell office:value-type="float" office:value="8.532012">
            <text:p>8.532E+000</text:p>
          </table:table-cell>
          <table:table-cell office:value-type="float" office:value="0.016473">
            <text:p>1.647E-002</text:p>
          </table:table-cell>
          <table:table-cell office:value-type="float" office:value="0.014981">
            <text:p>1.498E-002</text:p>
          </table:table-cell>
          <table:table-cell office:value-type="float" office:value="0.000235">
            <text:p>2.350E-004</text:p>
          </table:table-cell>
          <table:table-cell office:value-type="float" office:value="0.042418">
            <text:p>4.242E-002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.082775">
            <text:p>3.083E+000</text:p>
          </table:table-cell>
          <table:table-cell office:value-type="float" office:value="9.468819">
            <text:p>9.469E+000</text:p>
          </table:table-cell>
          <table:table-cell office:value-type="float" office:value="0.012228">
            <text:p>1.223E-002</text:p>
          </table:table-cell>
          <table:table-cell office:value-type="float" office:value="0.011036">
            <text:p>1.104E-002</text:p>
          </table:table-cell>
          <table:table-cell office:value-type="float" office:value="0.000128">
            <text:p>1.280E-004</text:p>
          </table:table-cell>
          <table:table-cell office:value-type="float" office:value="0.033652">
            <text:p>3.365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.90756">
            <text:p>2.908E+000</text:p>
          </table:table-cell>
          <table:table-cell office:value-type="float" office:value="8.418764">
            <text:p>8.419E+000</text:p>
          </table:table-cell>
          <table:table-cell office:value-type="float" office:value="0.024853">
            <text:p>2.485E-002</text:p>
          </table:table-cell>
          <table:table-cell office:value-type="float" office:value="0.023692">
            <text:p>2.369E-002</text:p>
          </table:table-cell>
          <table:table-cell office:value-type="float" office:value="0.000575">
            <text:p>5.750E-004</text:p>
          </table:table-cell>
          <table:table-cell office:value-type="float" office:value="0.068723">
            <text:p>6.872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.007668">
            <text:p>3.008E+000</text:p>
          </table:table-cell>
          <table:table-cell office:value-type="float" office:value="9.011637">
            <text:p>9.012E+000</text:p>
          </table:table-cell>
          <table:table-cell office:value-type="float" office:value="0.000287">
            <text:p>2.870E-004</text:p>
          </table:table-cell>
          <table:table-cell office:value-type="float" office:value="0.000292">
            <text:p>2.920E-004</text:p>
          </table:table-cell>
          <table:table-cell office:value-type="float" office:value="0">
            <text:p>0.000E+000</text:p>
          </table:table-cell>
          <table:table-cell office:value-type="float" office:value="0.000868">
            <text:p>8.68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.94992">
            <text:p>2.950E+000</text:p>
          </table:table-cell>
          <table:table-cell office:value-type="float" office:value="8.66882">
            <text:p>8.669E+000</text:p>
          </table:table-cell>
          <table:table-cell office:value-type="float" office:value="0.004574">
            <text:p>4.574E-003</text:p>
          </table:table-cell>
          <table:table-cell office:value-type="float" office:value="0.004338">
            <text:p>4.338E-003</text:p>
          </table:table-cell>
          <table:table-cell office:value-type="float" office:value="0.000019">
            <text:p>1.900E-005</text:p>
          </table:table-cell>
          <table:table-cell office:value-type="float" office:value="0.012566">
            <text:p>1.25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.916937">
            <text:p>2.917E+000</text:p>
          </table:table-cell>
          <table:table-cell office:value-type="float" office:value="8.475494">
            <text:p>8.475E+000</text:p>
          </table:table-cell>
          <table:table-cell office:value-type="float" office:value="0.020234">
            <text:p>2.023E-002</text:p>
          </table:table-cell>
          <table:table-cell office:value-type="float" office:value="0.019931">
            <text:p>1.993E-002</text:p>
          </table:table-cell>
          <table:table-cell office:value-type="float" office:value="0.0004">
            <text:p>4.000E-004</text:p>
          </table:table-cell>
          <table:table-cell office:value-type="float" office:value="0.058002">
            <text:p>5.800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.863007">
            <text:p>2.863E+000</text:p>
          </table:table-cell>
          <table:table-cell office:value-type="float" office:value="8.16276">
            <text:p>8.163E+000</text:p>
          </table:table-cell>
          <table:table-cell office:value-type="float" office:value="0.168734">
            <text:p>1.687E-001</text:p>
          </table:table-cell>
          <table:table-cell office:value-type="float" office:value="0.166035">
            <text:p>1.660E-001</text:p>
          </table:table-cell>
          <table:table-cell office:value-type="float" office:value="0.027791">
            <text:p>2.779E-002</text:p>
          </table:table-cell>
          <table:table-cell office:value-type="float" office:value="0.47431">
            <text:p>4.743E-001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.001865">
            <text:p>3.002E+000</text:p>
          </table:table-cell>
          <table:table-cell office:value-type="float" office:value="8.978146">
            <text:p>8.978E+000</text:p>
          </table:table-cell>
          <table:table-cell office:value-type="float" office:value="0.020654">
            <text:p>2.065E-002</text:p>
          </table:table-cell>
          <table:table-cell office:value-type="float" office:value="0.021175">
            <text:p>2.118E-002</text:p>
          </table:table-cell>
          <table:table-cell office:value-type="float" office:value="0.000443">
            <text:p>4.430E-004</text:p>
          </table:table-cell>
          <table:table-cell office:value-type="float" office:value="0.063438">
            <text:p>6.344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.969323">
            <text:p>2.969E+000</text:p>
          </table:table-cell>
          <table:table-cell office:value-type="float" office:value="8.783003">
            <text:p>8.783E+000</text:p>
          </table:table-cell>
          <table:table-cell office:value-type="float" office:value="0.029718">
            <text:p>2.972E-002</text:p>
          </table:table-cell>
          <table:table-cell office:value-type="float" office:value="0.029384">
            <text:p>2.938E-002</text:p>
          </table:table-cell>
          <table:table-cell office:value-type="float" office:value="0.000868">
            <text:p>8.680E-004</text:p>
          </table:table-cell>
          <table:table-cell office:value-type="float" office:value="0.087076">
            <text:p>8.708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.979637">
            <text:p>2.980E+000</text:p>
          </table:table-cell>
          <table:table-cell office:value-type="float" office:value="8.844678">
            <text:p>8.845E+000</text:p>
          </table:table-cell>
          <table:table-cell office:value-type="float" office:value="0.005226">
            <text:p>5.226E-003</text:p>
          </table:table-cell>
          <table:table-cell office:value-type="float" office:value="0.005148">
            <text:p>5.148E-003</text:p>
          </table:table-cell>
          <table:table-cell office:value-type="float" office:value="0.000027">
            <text:p>2.700E-005</text:p>
          </table:table-cell>
          <table:table-cell office:value-type="float" office:value="0.015269">
            <text:p>1.52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.914896">
            <text:p>2.915E+000</text:p>
          </table:table-cell>
          <table:table-cell office:value-type="float" office:value="8.46326">
            <text:p>8.463E+000</text:p>
          </table:table-cell>
          <table:table-cell office:value-type="float" office:value="0.000844">
            <text:p>8.440E-004</text:p>
          </table:table-cell>
          <table:table-cell office:value-type="float" office:value="0.000749">
            <text:p>7.490E-004</text:p>
          </table:table-cell>
          <table:table-cell office:value-type="float" office:value="0.000001">
            <text:p>1.000E-006</text:p>
          </table:table-cell>
          <table:table-cell office:value-type="float" office:value="0.002158">
            <text:p>2.15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.289277">
            <text:p>3.289E+000</text:p>
          </table:table-cell>
          <table:table-cell office:value-type="float" office:value="10.784486">
            <text:p>1.078E+001</text:p>
          </table:table-cell>
          <table:table-cell office:value-type="float" office:value="0.094648">
            <text:p>9.465E-002</text:p>
          </table:table-cell>
          <table:table-cell office:value-type="float" office:value="0.09416">
            <text:p>9.416E-002</text:p>
          </table:table-cell>
          <table:table-cell office:value-type="float" office:value="0.008889">
            <text:p>8.889E-003</text:p>
          </table:table-cell>
          <table:table-cell office:value-type="float" office:value="0.309021">
            <text:p>3.090E-001</text:p>
          </table:table-cell>
          <table:table-cell office:value-type="float" office:value="-0.000003">
            <text:p>-3.000E-00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.976807">
            <text:p>2.977E+000</text:p>
          </table:table-cell>
          <table:table-cell office:value-type="float" office:value="8.826704">
            <text:p>8.827E+000</text:p>
          </table:table-cell>
          <table:table-cell office:value-type="float" office:value="0.016721">
            <text:p>1.672E-002</text:p>
          </table:table-cell>
          <table:table-cell office:value-type="float" office:value="0.016316">
            <text:p>1.632E-002</text:p>
          </table:table-cell>
          <table:table-cell office:value-type="float" office:value="0.000269">
            <text:p>2.690E-004</text:p>
          </table:table-cell>
          <table:table-cell office:value-type="float" office:value="0.048356">
            <text:p>4.836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.984092">
            <text:p>2.984E+000</text:p>
          </table:table-cell>
          <table:table-cell office:value-type="float" office:value="8.870742">
            <text:p>8.871E+000</text:p>
          </table:table-cell>
          <table:table-cell office:value-type="float" office:value="0.000053">
            <text:p>5.300E-005</text:p>
          </table:table-cell>
          <table:table-cell office:value-type="float" office:value="0.000009">
            <text:p>9.000E-006</text:p>
          </table:table-cell>
          <table:table-cell office:value-type="float" office:value="0">
            <text:p>0.000E+000</text:p>
          </table:table-cell>
          <table:table-cell office:value-type="float" office:value="-0.000004">
            <text:p>-4.000E-006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.863319">
            <text:p>2.863E+000</text:p>
          </table:table-cell>
          <table:table-cell office:value-type="float" office:value="8.165753">
            <text:p>8.166E+000</text:p>
          </table:table-cell>
          <table:table-cell office:value-type="float" office:value="0.011886">
            <text:p>1.189E-002</text:p>
          </table:table-cell>
          <table:table-cell office:value-type="float" office:value="0.011718">
            <text:p>1.172E-002</text:p>
          </table:table-cell>
          <table:table-cell office:value-type="float" office:value="0.000138">
            <text:p>1.380E-004</text:p>
          </table:table-cell>
          <table:table-cell office:value-type="float" office:value="0.033464">
            <text:p>3.34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.031675">
            <text:p>3.032E+000</text:p>
          </table:table-cell>
          <table:table-cell office:value-type="float" office:value="9.157243">
            <text:p>9.157E+000</text:p>
          </table:table-cell>
          <table:table-cell office:value-type="float" office:value="0.013377">
            <text:p>1.338E-002</text:p>
          </table:table-cell>
          <table:table-cell office:value-type="float" office:value="0.012812">
            <text:p>1.281E-002</text:p>
          </table:table-cell>
          <table:table-cell office:value-type="float" office:value="0.000168">
            <text:p>1.680E-004</text:p>
          </table:table-cell>
          <table:table-cell office:value-type="float" office:value="0.038371">
            <text:p>3.837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.766944">
            <text:p>2.767E+000</text:p>
          </table:table-cell>
          <table:table-cell office:value-type="float" office:value="7.624408">
            <text:p>7.624E+000</text:p>
          </table:table-cell>
          <table:table-cell office:value-type="float" office:value="0.08529">
            <text:p>8.529E-002</text:p>
          </table:table-cell>
          <table:table-cell office:value-type="float" office:value="0.084806">
            <text:p>8.481E-002</text:p>
          </table:table-cell>
          <table:table-cell office:value-type="float" office:value="0.007213">
            <text:p>7.213E-003</text:p>
          </table:table-cell>
          <table:table-cell office:value-type="float" office:value="0.23417">
            <text:p>2.342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.978641">
            <text:p>2.979E+000</text:p>
          </table:table-cell>
          <table:table-cell office:value-type="float" office:value="8.840529">
            <text:p>8.841E+000</text:p>
          </table:table-cell>
          <table:table-cell office:value-type="float" office:value="0.000905">
            <text:p>9.050E-004</text:p>
          </table:table-cell>
          <table:table-cell office:value-type="float" office:value="0.000901">
            <text:p>9.010E-004</text:p>
          </table:table-cell>
          <table:table-cell office:value-type="float" office:value="0.000001">
            <text:p>1.000E-006</text:p>
          </table:table-cell>
          <table:table-cell office:value-type="float" office:value="0.002665">
            <text:p>2.665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.961381">
            <text:p>2.961E+000</text:p>
          </table:table-cell>
          <table:table-cell office:value-type="float" office:value="8.736125">
            <text:p>8.736E+000</text:p>
          </table:table-cell>
          <table:table-cell office:value-type="float" office:value="0.003886">
            <text:p>3.886E-003</text:p>
          </table:table-cell>
          <table:table-cell office:value-type="float" office:value="0.003877">
            <text:p>3.877E-003</text:p>
          </table:table-cell>
          <table:table-cell office:value-type="float" office:value="0.000015">
            <text:p>1.500E-005</text:p>
          </table:table-cell>
          <table:table-cell office:value-type="float" office:value="0.011429">
            <text:p>1.14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.886521">
            <text:p>2.887E+000</text:p>
          </table:table-cell>
          <table:table-cell office:value-type="float" office:value="8.296288">
            <text:p>8.296E+000</text:p>
          </table:table-cell>
          <table:table-cell office:value-type="float" office:value="0.000639">
            <text:p>6.390E-004</text:p>
          </table:table-cell>
          <table:table-cell office:value-type="float" office:value="0.000673">
            <text:p>6.730E-004</text:p>
          </table:table-cell>
          <table:table-cell office:value-type="float" office:value="0">
            <text:p>0.000E+000</text:p>
          </table:table-cell>
          <table:table-cell office:value-type="float" office:value="0.001937">
            <text:p>1.93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.027262">
            <text:p>3.027E+000</text:p>
          </table:table-cell>
          <table:table-cell office:value-type="float" office:value="9.129936">
            <text:p>9.130E+000</text:p>
          </table:table-cell>
          <table:table-cell office:value-type="float" office:value="0.000097">
            <text:p>9.700E-005</text:p>
          </table:table-cell>
          <table:table-cell office:value-type="float" office:value="0.000065">
            <text:p>6.500E-005</text:p>
          </table:table-cell>
          <table:table-cell office:value-type="float" office:value="0">
            <text:p>0.000E+000</text:p>
          </table:table-cell>
          <table:table-cell office:value-type="float" office:value="0.000166">
            <text:p>1.66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.914487">
            <text:p>2.914E+000</text:p>
          </table:table-cell>
          <table:table-cell office:value-type="float" office:value="8.460452">
            <text:p>8.460E+000</text:p>
          </table:table-cell>
          <table:table-cell office:value-type="float" office:value="0.032557">
            <text:p>3.256E-002</text:p>
          </table:table-cell>
          <table:table-cell office:value-type="float" office:value="0.032241">
            <text:p>3.224E-002</text:p>
          </table:table-cell>
          <table:table-cell office:value-type="float" office:value="0.001045">
            <text:p>1.045E-003</text:p>
          </table:table-cell>
          <table:table-cell office:value-type="float" office:value="0.093601">
            <text:p>9.360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.947148">
            <text:p>2.947E+000</text:p>
          </table:table-cell>
          <table:table-cell office:value-type="float" office:value="8.651832">
            <text:p>8.652E+000</text:p>
          </table:table-cell>
          <table:table-cell office:value-type="float" office:value="0.027109">
            <text:p>2.711E-002</text:p>
          </table:table-cell>
          <table:table-cell office:value-type="float" office:value="0.026832">
            <text:p>2.683E-002</text:p>
          </table:table-cell>
          <table:table-cell office:value-type="float" office:value="0.000724">
            <text:p>7.240E-004</text:p>
          </table:table-cell>
          <table:table-cell office:value-type="float" office:value="0.078919">
            <text:p>7.892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.997652">
            <text:p>2.998E+000</text:p>
          </table:table-cell>
          <table:table-cell office:value-type="float" office:value="8.952484">
            <text:p>8.952E+000</text:p>
          </table:table-cell>
          <table:table-cell office:value-type="float" office:value="0.00015">
            <text:p>1.500E-004</text:p>
          </table:table-cell>
          <table:table-cell office:value-type="float" office:value="0.000139">
            <text:p>1.390E-004</text:p>
          </table:table-cell>
          <table:table-cell office:value-type="float" office:value="0">
            <text:p>0.000E+000</text:p>
          </table:table-cell>
          <table:table-cell office:value-type="float" office:value="0.000398">
            <text:p>3.98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.876337">
            <text:p>2.876E+000</text:p>
          </table:table-cell>
          <table:table-cell office:value-type="float" office:value="8.24116">
            <text:p>8.241E+000</text:p>
          </table:table-cell>
          <table:table-cell office:value-type="float" office:value="0.000685">
            <text:p>6.850E-004</text:p>
          </table:table-cell>
          <table:table-cell office:value-type="float" office:value="0.000578">
            <text:p>5.780E-004</text:p>
          </table:table-cell>
          <table:table-cell office:value-type="float" office:value="0">
            <text:p>0.000E+000</text:p>
          </table:table-cell>
          <table:table-cell office:value-type="float" office:value="0.001552">
            <text:p>1.552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.950746">
            <text:p>2.951E+000</text:p>
          </table:table-cell>
          <table:table-cell office:value-type="float" office:value="8.672458">
            <text:p>8.672E+000</text:p>
          </table:table-cell>
          <table:table-cell office:value-type="float" office:value="0.008366">
            <text:p>8.366E-003</text:p>
          </table:table-cell>
          <table:table-cell office:value-type="float" office:value="0.008335">
            <text:p>8.335E-003</text:p>
          </table:table-cell>
          <table:table-cell office:value-type="float" office:value="0.00007">
            <text:p>7.000E-005</text:p>
          </table:table-cell>
          <table:table-cell office:value-type="float" office:value="0.024544">
            <text:p>2.454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.042964">
            <text:p>3.043E+000</text:p>
          </table:table-cell>
          <table:table-cell office:value-type="float" office:value="9.226844">
            <text:p>9.227E+000</text:p>
          </table:table-cell>
          <table:table-cell office:value-type="float" office:value="0.006205">
            <text:p>6.205E-003</text:p>
          </table:table-cell>
          <table:table-cell office:value-type="float" office:value="0.00613">
            <text:p>6.130E-003</text:p>
          </table:table-cell>
          <table:table-cell office:value-type="float" office:value="0.000038">
            <text:p>3.800E-005</text:p>
          </table:table-cell>
          <table:table-cell office:value-type="float" office:value="0.018552">
            <text:p>1.85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.082267">
            <text:p>3.082E+000</text:p>
          </table:table-cell>
          <table:table-cell office:value-type="float" office:value="9.467438">
            <text:p>9.467E+000</text:p>
          </table:table-cell>
          <table:table-cell office:value-type="float" office:value="0.007271">
            <text:p>7.271E-003</text:p>
          </table:table-cell>
          <table:table-cell office:value-type="float" office:value="0.006933">
            <text:p>6.933E-003</text:p>
          </table:table-cell>
          <table:table-cell office:value-type="float" office:value="0.000049">
            <text:p>4.900E-005</text:p>
          </table:table-cell>
          <table:table-cell office:value-type="float" office:value="0.021229">
            <text:p>2.12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.838333">
            <text:p>2.838E+000</text:p>
          </table:table-cell>
          <table:table-cell office:value-type="float" office:value="8.024416">
            <text:p>8.024E+000</text:p>
          </table:table-cell>
          <table:table-cell office:value-type="float" office:value="0.006158">
            <text:p>6.158E-003</text:p>
          </table:table-cell>
          <table:table-cell office:value-type="float" office:value="0.005925">
            <text:p>5.925E-003</text:p>
          </table:table-cell>
          <table:table-cell office:value-type="float" office:value="0.000036">
            <text:p>3.600E-005</text:p>
          </table:table-cell>
          <table:table-cell office:value-type="float" office:value="0.016651">
            <text:p>1.66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.001869">
            <text:p>3.002E+000</text:p>
          </table:table-cell>
          <table:table-cell office:value-type="float" office:value="8.97689">
            <text:p>8.977E+000</text:p>
          </table:table-cell>
          <table:table-cell office:value-type="float" office:value="0.006916">
            <text:p>6.916E-003</text:p>
          </table:table-cell>
          <table:table-cell office:value-type="float" office:value="0.006744">
            <text:p>6.744E-003</text:p>
          </table:table-cell>
          <table:table-cell office:value-type="float" office:value="0.000046">
            <text:p>4.600E-005</text:p>
          </table:table-cell>
          <table:table-cell office:value-type="float" office:value="0.020144">
            <text:p>2.014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.969309">
            <text:p>2.969E+000</text:p>
          </table:table-cell>
          <table:table-cell office:value-type="float" office:value="8.78374">
            <text:p>8.784E+000</text:p>
          </table:table-cell>
          <table:table-cell office:value-type="float" office:value="0.000768">
            <text:p>7.680E-004</text:p>
          </table:table-cell>
          <table:table-cell office:value-type="float" office:value="0.000837">
            <text:p>8.370E-004</text:p>
          </table:table-cell>
          <table:table-cell office:value-type="float" office:value="0.000001">
            <text:p>1.000E-006</text:p>
          </table:table-cell>
          <table:table-cell office:value-type="float" office:value="0.002455">
            <text:p>2.455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.16272">
            <text:p>3.163E+000</text:p>
          </table:table-cell>
          <table:table-cell office:value-type="float" office:value="9.969246">
            <text:p>9.969E+000</text:p>
          </table:table-cell>
          <table:table-cell office:value-type="float" office:value="0.000249">
            <text:p>2.490E-004</text:p>
          </table:table-cell>
          <table:table-cell office:value-type="float" office:value="0.000219">
            <text:p>2.190E-004</text:p>
          </table:table-cell>
          <table:table-cell office:value-type="float" office:value="0">
            <text:p>0.000E+000</text:p>
          </table:table-cell>
          <table:table-cell office:value-type="float" office:value="0.000664">
            <text:p>6.64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.982846">
            <text:p>2.983E+000</text:p>
          </table:table-cell>
          <table:table-cell office:value-type="float" office:value="8.865279">
            <text:p>8.865E+000</text:p>
          </table:table-cell>
          <table:table-cell office:value-type="float" office:value="0.006851">
            <text:p>6.851E-003</text:p>
          </table:table-cell>
          <table:table-cell office:value-type="float" office:value="0.006442">
            <text:p>6.442E-003</text:p>
          </table:table-cell>
          <table:table-cell office:value-type="float" office:value="0.000043">
            <text:p>4.300E-005</text:p>
          </table:table-cell>
          <table:table-cell office:value-type="float" office:value="0.019013">
            <text:p>1.901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.090563">
            <text:p>3.091E+000</text:p>
          </table:table-cell>
          <table:table-cell office:value-type="float" office:value="9.517556">
            <text:p>9.518E+000</text:p>
          </table:table-cell>
          <table:table-cell office:value-type="float" office:value="0.065569">
            <text:p>6.557E-002</text:p>
          </table:table-cell>
          <table:table-cell office:value-type="float" office:value="0.065175">
            <text:p>6.518E-002</text:p>
          </table:table-cell>
          <table:table-cell office:value-type="float" office:value="0.004261">
            <text:p>4.261E-003</text:p>
          </table:table-cell>
          <table:table-cell office:value-type="float" office:value="0.200982">
            <text:p>2.010E-001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.951342">
            <text:p>2.951E+000</text:p>
          </table:table-cell>
          <table:table-cell office:value-type="float" office:value="8.677198">
            <text:p>8.677E+000</text:p>
          </table:table-cell>
          <table:table-cell office:value-type="float" office:value="0.005116">
            <text:p>5.116E-003</text:p>
          </table:table-cell>
          <table:table-cell office:value-type="float" office:value="0.004991">
            <text:p>4.991E-003</text:p>
          </table:table-cell>
          <table:table-cell office:value-type="float" office:value="0.000025">
            <text:p>2.500E-005</text:p>
          </table:table-cell>
          <table:table-cell office:value-type="float" office:value="0.014647">
            <text:p>1.465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.042345">
            <text:p>3.042E+000</text:p>
          </table:table-cell>
          <table:table-cell office:value-type="float" office:value="9.222329">
            <text:p>9.222E+000</text:p>
          </table:table-cell>
          <table:table-cell office:value-type="float" office:value="0.001457">
            <text:p>1.457E-003</text:p>
          </table:table-cell>
          <table:table-cell office:value-type="float" office:value="0.001449">
            <text:p>1.449E-003</text:p>
          </table:table-cell>
          <table:table-cell office:value-type="float" office:value="0.000002">
            <text:p>2.000E-006</text:p>
          </table:table-cell>
          <table:table-cell office:value-type="float" office:value="0.004379">
            <text:p>4.379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.036076">
            <text:p>3.036E+000</text:p>
          </table:table-cell>
          <table:table-cell office:value-type="float" office:value="9.183952">
            <text:p>9.184E+000</text:p>
          </table:table-cell>
          <table:table-cell office:value-type="float" office:value="0.00296">
            <text:p>2.960E-003</text:p>
          </table:table-cell>
          <table:table-cell office:value-type="float" office:value="0.003061">
            <text:p>3.061E-003</text:p>
          </table:table-cell>
          <table:table-cell office:value-type="float" office:value="0.000009">
            <text:p>9.000E-006</text:p>
          </table:table-cell>
          <table:table-cell office:value-type="float" office:value="0.009277">
            <text:p>9.27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.913028">
            <text:p>2.913E+000</text:p>
          </table:table-cell>
          <table:table-cell office:value-type="float" office:value="8.451131">
            <text:p>8.451E+000</text:p>
          </table:table-cell>
          <table:table-cell office:value-type="float" office:value="0.002842">
            <text:p>2.842E-003</text:p>
          </table:table-cell>
          <table:table-cell office:value-type="float" office:value="0.002937">
            <text:p>2.937E-003</text:p>
          </table:table-cell>
          <table:table-cell office:value-type="float" office:value="0.000008">
            <text:p>8.000E-006</text:p>
          </table:table-cell>
          <table:table-cell office:value-type="float" office:value="0.008528">
            <text:p>8.52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.015426">
            <text:p>3.015E+000</text:p>
          </table:table-cell>
          <table:table-cell office:value-type="float" office:value="9.058335">
            <text:p>9.058E+000</text:p>
          </table:table-cell>
          <table:table-cell office:value-type="float" office:value="0.005732">
            <text:p>5.732E-003</text:p>
          </table:table-cell>
          <table:table-cell office:value-type="float" office:value="0.005702">
            <text:p>5.702E-003</text:p>
          </table:table-cell>
          <table:table-cell office:value-type="float" office:value="0.000033">
            <text:p>3.300E-005</text:p>
          </table:table-cell>
          <table:table-cell office:value-type="float" office:value="0.017104">
            <text:p>1.710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.970043">
            <text:p>2.970E+000</text:p>
          </table:table-cell>
          <table:table-cell office:value-type="float" office:value="8.7882">
            <text:p>8.788E+000</text:p>
          </table:table-cell>
          <table:table-cell office:value-type="float" office:value="0.011351">
            <text:p>1.135E-002</text:p>
          </table:table-cell>
          <table:table-cell office:value-type="float" office:value="0.011291">
            <text:p>1.129E-002</text:p>
          </table:table-cell>
          <table:table-cell office:value-type="float" office:value="0.000128">
            <text:p>1.280E-004</text:p>
          </table:table-cell>
          <table:table-cell office:value-type="float" office:value="0.033461">
            <text:p>3.34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.016708">
            <text:p>3.017E+000</text:p>
          </table:table-cell>
          <table:table-cell office:value-type="float" office:value="9.067055">
            <text:p>9.067E+000</text:p>
          </table:table-cell>
          <table:table-cell office:value-type="float" office:value="0.004231">
            <text:p>4.231E-003</text:p>
          </table:table-cell>
          <table:table-cell office:value-type="float" office:value="0.004196">
            <text:p>4.196E-003</text:p>
          </table:table-cell>
          <table:table-cell office:value-type="float" office:value="0.000018">
            <text:p>1.800E-005</text:p>
          </table:table-cell>
          <table:table-cell office:value-type="float" office:value="0.012626">
            <text:p>1.263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.992731">
            <text:p>2.993E+000</text:p>
          </table:table-cell>
          <table:table-cell office:value-type="float" office:value="8.922658">
            <text:p>8.923E+000</text:p>
          </table:table-cell>
          <table:table-cell office:value-type="float" office:value="0.000439">
            <text:p>4.390E-004</text:p>
          </table:table-cell>
          <table:table-cell office:value-type="float" office:value="0.000396">
            <text:p>3.960E-004</text:p>
          </table:table-cell>
          <table:table-cell office:value-type="float" office:value="0">
            <text:p>0.000E+000</text:p>
          </table:table-cell>
          <table:table-cell office:value-type="float" office:value="0.001126">
            <text:p>1.126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.944271">
            <text:p>2.944E+000</text:p>
          </table:table-cell>
          <table:table-cell office:value-type="float" office:value="8.638053">
            <text:p>8.638E+000</text:p>
          </table:table-cell>
          <table:table-cell office:value-type="float" office:value="0.002042">
            <text:p>2.042E-003</text:p>
          </table:table-cell>
          <table:table-cell office:value-type="float" office:value="0.001995">
            <text:p>1.995E-003</text:p>
          </table:table-cell>
          <table:table-cell office:value-type="float" office:value="0.000004">
            <text:p>4.000E-006</text:p>
          </table:table-cell>
          <table:table-cell office:value-type="float" office:value="0.005847">
            <text:p>5.84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.967572">
            <text:p>2.968E+000</text:p>
          </table:table-cell>
          <table:table-cell office:value-type="float" office:value="8.774059">
            <text:p>8.774E+000</text:p>
          </table:table-cell>
          <table:table-cell office:value-type="float" office:value="0.045711">
            <text:p>4.571E-002</text:p>
          </table:table-cell>
          <table:table-cell office:value-type="float" office:value="0.045958">
            <text:p>4.596E-002</text:p>
          </table:table-cell>
          <table:table-cell office:value-type="float" office:value="0.002106">
            <text:p>2.106E-003</text:p>
          </table:table-cell>
          <table:table-cell office:value-type="float" office:value="0.13588">
            <text:p>1.359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.065462">
            <text:p>3.065E+000</text:p>
          </table:table-cell>
          <table:table-cell office:value-type="float" office:value="9.363562">
            <text:p>9.364E+000</text:p>
          </table:table-cell>
          <table:table-cell office:value-type="float" office:value="0.029637">
            <text:p>2.964E-002</text:p>
          </table:table-cell>
          <table:table-cell office:value-type="float" office:value="0.028492">
            <text:p>2.849E-002</text:p>
          </table:table-cell>
          <table:table-cell office:value-type="float" office:value="0.000828">
            <text:p>8.280E-004</text:p>
          </table:table-cell>
          <table:table-cell office:value-type="float" office:value="0.086306">
            <text:p>8.631E-002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.002154">
            <text:p>3.002E+000</text:p>
          </table:table-cell>
          <table:table-cell office:value-type="float" office:value="8.980102">
            <text:p>8.980E+000</text:p>
          </table:table-cell>
          <table:table-cell office:value-type="float" office:value="0.017339">
            <text:p>1.734E-002</text:p>
          </table:table-cell>
          <table:table-cell office:value-type="float" office:value="0.017174">
            <text:p>1.717E-002</text:p>
          </table:table-cell>
          <table:table-cell office:value-type="float" office:value="0.000296">
            <text:p>2.960E-004</text:p>
          </table:table-cell>
          <table:table-cell office:value-type="float" office:value="0.051164">
            <text:p>5.11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.981288">
            <text:p>2.981E+000</text:p>
          </table:table-cell>
          <table:table-cell office:value-type="float" office:value="8.854621">
            <text:p>8.855E+000</text:p>
          </table:table-cell>
          <table:table-cell office:value-type="float" office:value="0.003317">
            <text:p>3.317E-003</text:p>
          </table:table-cell>
          <table:table-cell office:value-type="float" office:value="0.002216">
            <text:p>2.216E-003</text:p>
          </table:table-cell>
          <table:table-cell office:value-type="float" office:value="0.000006">
            <text:p>6.000E-006</text:p>
          </table:table-cell>
          <table:table-cell office:value-type="float" office:value="0.005774">
            <text:p>5.774E-003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.076039">
            <text:p>3.076E+000</text:p>
          </table:table-cell>
          <table:table-cell office:value-type="float" office:value="9.428374">
            <text:p>9.428E+000</text:p>
          </table:table-cell>
          <table:table-cell office:value-type="float" office:value="0.000541">
            <text:p>5.410E-004</text:p>
          </table:table-cell>
          <table:table-cell office:value-type="float" office:value="0.000523">
            <text:p>5.230E-004</text:p>
          </table:table-cell>
          <table:table-cell office:value-type="float" office:value="0">
            <text:p>0.000E+000</text:p>
          </table:table-cell>
          <table:table-cell office:value-type="float" office:value="0.001593">
            <text:p>1.59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8.366071">
            <text:p>8.366E+000</text:p>
          </table:table-cell>
          <table:table-cell office:value-type="float" office:value="69.963902">
            <text:p>6.996E+001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.056819">
            <text:p>3.057E+000</text:p>
          </table:table-cell>
          <table:table-cell office:value-type="float" office:value="9.30828">
            <text:p>9.308E+000</text:p>
          </table:table-cell>
          <table:table-cell office:value-type="float" office:value="0.000166">
            <text:p>1.660E-004</text:p>
          </table:table-cell>
          <table:table-cell office:value-type="float" office:value="0.000024">
            <text:p>2.400E-005</text:p>
          </table:table-cell>
          <table:table-cell office:value-type="float" office:value="-0">
            <text:p>-0.000E+000</text:p>
          </table:table-cell>
          <table:table-cell office:value-type="float" office:value="-0.000034">
            <text:p>-3.4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.975142">
            <text:p>2.975E+000</text:p>
          </table:table-cell>
          <table:table-cell office:value-type="float" office:value="8.815769">
            <text:p>8.816E+000</text:p>
          </table:table-cell>
          <table:table-cell office:value-type="float" office:value="0.000381">
            <text:p>3.810E-004</text:p>
          </table:table-cell>
          <table:table-cell office:value-type="float" office:value="0.000053">
            <text:p>5.300E-005</text:p>
          </table:table-cell>
          <table:table-cell office:value-type="float" office:value="-0">
            <text:p>-0.000E+000</text:p>
          </table:table-cell>
          <table:table-cell office:value-type="float" office:value="-0.000089">
            <text:p>-8.9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.991029">
            <text:p>2.991E+000</text:p>
          </table:table-cell>
          <table:table-cell office:value-type="float" office:value="8.910793">
            <text:p>8.911E+000</text:p>
          </table:table-cell>
          <table:table-cell office:value-type="float" office:value="0.000145">
            <text:p>1.450E-004</text:p>
          </table:table-cell>
          <table:table-cell office:value-type="float" office:value="0.000071">
            <text:p>7.100E-005</text:p>
          </table:table-cell>
          <table:table-cell office:value-type="float" office:value="0">
            <text:p>0.000E+000</text:p>
          </table:table-cell>
          <table:table-cell office:value-type="float" office:value="0.00016">
            <text:p>1.60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.007555">
            <text:p>3.008E+000</text:p>
          </table:table-cell>
          <table:table-cell office:value-type="float" office:value="9.011303">
            <text:p>9.011E+000</text:p>
          </table:table-cell>
          <table:table-cell office:value-type="float" office:value="0.008343">
            <text:p>8.343E-003</text:p>
          </table:table-cell>
          <table:table-cell office:value-type="float" office:value="0.008121">
            <text:p>8.121E-003</text:p>
          </table:table-cell>
          <table:table-cell office:value-type="float" office:value="0.000067">
            <text:p>6.700E-005</text:p>
          </table:table-cell>
          <table:table-cell office:value-type="float" office:value="0.024319">
            <text:p>2.432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.907769">
            <text:p>2.908E+000</text:p>
          </table:table-cell>
          <table:table-cell office:value-type="float" office:value="8.423935">
            <text:p>8.424E+000</text:p>
          </table:table-cell>
          <table:table-cell office:value-type="float" office:value="0.006316">
            <text:p>6.316E-003</text:p>
          </table:table-cell>
          <table:table-cell office:value-type="float" office:value="0.006191">
            <text:p>6.191E-003</text:p>
          </table:table-cell>
          <table:table-cell office:value-type="float" office:value="0.000039">
            <text:p>3.900E-005</text:p>
          </table:table-cell>
          <table:table-cell office:value-type="float" office:value="0.017897">
            <text:p>1.790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.914989">
            <text:p>2.915E+000</text:p>
          </table:table-cell>
          <table:table-cell office:value-type="float" office:value="8.4638">
            <text:p>8.464E+000</text:p>
          </table:table-cell>
          <table:table-cell office:value-type="float" office:value="0.000703">
            <text:p>7.030E-004</text:p>
          </table:table-cell>
          <table:table-cell office:value-type="float" office:value="0.00072">
            <text:p>7.200E-004</text:p>
          </table:table-cell>
          <table:table-cell office:value-type="float" office:value="0.000001">
            <text:p>1.000E-006</text:p>
          </table:table-cell>
          <table:table-cell office:value-type="float" office:value="0.002093">
            <text:p>2.09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.918273">
            <text:p>2.918E+000</text:p>
          </table:table-cell>
          <table:table-cell office:value-type="float" office:value="8.484487">
            <text:p>8.484E+000</text:p>
          </table:table-cell>
          <table:table-cell office:value-type="float" office:value="0.001233">
            <text:p>1.233E-003</text:p>
          </table:table-cell>
          <table:table-cell office:value-type="float" office:value="0.000912">
            <text:p>9.120E-004</text:p>
          </table:table-cell>
          <table:table-cell office:value-type="float" office:value="0.000001">
            <text:p>1.000E-006</text:p>
          </table:table-cell>
          <table:table-cell office:value-type="float" office:value="0.002437">
            <text:p>2.43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.933616">
            <text:p>2.934E+000</text:p>
          </table:table-cell>
          <table:table-cell office:value-type="float" office:value="8.572548">
            <text:p>8.573E+000</text:p>
          </table:table-cell>
          <table:table-cell office:value-type="float" office:value="0.007951">
            <text:p>7.951E-003</text:p>
          </table:table-cell>
          <table:table-cell office:value-type="float" office:value="0.007913">
            <text:p>7.913E-003</text:p>
          </table:table-cell>
          <table:table-cell office:value-type="float" office:value="0.000063">
            <text:p>6.300E-005</text:p>
          </table:table-cell>
          <table:table-cell office:value-type="float" office:value="0.023037">
            <text:p>2.304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.904713">
            <text:p>2.905E+000</text:p>
          </table:table-cell>
          <table:table-cell office:value-type="float" office:value="8.40434">
            <text:p>8.404E+000</text:p>
          </table:table-cell>
          <table:table-cell office:value-type="float" office:value="0.003222">
            <text:p>3.222E-003</text:p>
          </table:table-cell>
          <table:table-cell office:value-type="float" office:value="0.002575">
            <text:p>2.575E-003</text:p>
          </table:table-cell>
          <table:table-cell office:value-type="float" office:value="0.000007">
            <text:p>7.000E-006</text:p>
          </table:table-cell>
          <table:table-cell office:value-type="float" office:value="0.007014">
            <text:p>7.01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.941849">
            <text:p>2.942E+000</text:p>
          </table:table-cell>
          <table:table-cell office:value-type="float" office:value="8.620712">
            <text:p>8.621E+000</text:p>
          </table:table-cell>
          <table:table-cell office:value-type="float" office:value="0.005581">
            <text:p>5.581E-003</text:p>
          </table:table-cell>
          <table:table-cell office:value-type="float" office:value="0.005375">
            <text:p>5.375E-003</text:p>
          </table:table-cell>
          <table:table-cell office:value-type="float" office:value="0.000029">
            <text:p>2.900E-005</text:p>
          </table:table-cell>
          <table:table-cell office:value-type="float" office:value="0.015716">
            <text:p>1.572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.976444">
            <text:p>2.976E+000</text:p>
          </table:table-cell>
          <table:table-cell office:value-type="float" office:value="8.826661">
            <text:p>8.827E+000</text:p>
          </table:table-cell>
          <table:table-cell office:value-type="float" office:value="0.077429">
            <text:p>7.743E-002</text:p>
          </table:table-cell>
          <table:table-cell office:value-type="float" office:value="0.076593">
            <text:p>7.659E-002</text:p>
          </table:table-cell>
          <table:table-cell office:value-type="float" office:value="0.005898">
            <text:p>5.898E-003</text:p>
          </table:table-cell>
          <table:table-cell office:value-type="float" office:value="0.227498">
            <text:p>2.275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.01503">
            <text:p>3.015E+000</text:p>
          </table:table-cell>
          <table:table-cell office:value-type="float" office:value="9.055082">
            <text:p>9.055E+000</text:p>
          </table:table-cell>
          <table:table-cell office:value-type="float" office:value="0.022296">
            <text:p>2.230E-002</text:p>
          </table:table-cell>
          <table:table-cell office:value-type="float" office:value="0.022035">
            <text:p>2.204E-002</text:p>
          </table:table-cell>
          <table:table-cell office:value-type="float" office:value="0.000488">
            <text:p>4.880E-004</text:p>
          </table:table-cell>
          <table:table-cell office:value-type="float" office:value="0.066282">
            <text:p>6.628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.012816">
            <text:p>3.013E+000</text:p>
          </table:table-cell>
          <table:table-cell office:value-type="float" office:value="9.043274">
            <text:p>9.043E+000</text:p>
          </table:table-cell>
          <table:table-cell office:value-type="float" office:value="0.000012">
            <text:p>1.200E-005</text:p>
          </table:table-cell>
          <table:table-cell office:value-type="float" office:value="0.000009">
            <text:p>9.000E-006</text:p>
          </table:table-cell>
          <table:table-cell office:value-type="float" office:value="0">
            <text:p>0.000E+000</text:p>
          </table:table-cell>
          <table:table-cell office:value-type="float" office:value="0.000027">
            <text:p>2.7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.871077">
            <text:p>2.871E+000</text:p>
          </table:table-cell>
          <table:table-cell office:value-type="float" office:value="8.208955">
            <text:p>8.209E+000</text:p>
          </table:table-cell>
          <table:table-cell office:value-type="float" office:value="0.002392">
            <text:p>2.392E-003</text:p>
          </table:table-cell>
          <table:table-cell office:value-type="float" office:value="0.002346">
            <text:p>2.346E-003</text:p>
          </table:table-cell>
          <table:table-cell office:value-type="float" office:value="0.000006">
            <text:p>6.000E-006</text:p>
          </table:table-cell>
          <table:table-cell office:value-type="float" office:value="0.006719">
            <text:p>6.719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.013964">
            <text:p>3.014E+000</text:p>
          </table:table-cell>
          <table:table-cell office:value-type="float" office:value="9.049507">
            <text:p>9.050E+000</text:p>
          </table:table-cell>
          <table:table-cell office:value-type="float" office:value="0.000386">
            <text:p>3.860E-004</text:p>
          </table:table-cell>
          <table:table-cell office:value-type="float" office:value="0.000359">
            <text:p>3.590E-004</text:p>
          </table:table-cell>
          <table:table-cell office:value-type="float" office:value="0">
            <text:p>0.000E+000</text:p>
          </table:table-cell>
          <table:table-cell office:value-type="float" office:value="0.001076">
            <text:p>1.076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3.141457">
            <text:p>3.141E+000</text:p>
          </table:table-cell>
          <table:table-cell office:value-type="float" office:value="9.836552">
            <text:p>9.837E+000</text:p>
          </table:table-cell>
          <table:table-cell office:value-type="float" office:value="0.007222">
            <text:p>7.222E-003</text:p>
          </table:table-cell>
          <table:table-cell office:value-type="float" office:value="0.007138">
            <text:p>7.138E-003</text:p>
          </table:table-cell>
          <table:table-cell office:value-type="float" office:value="0.000051">
            <text:p>5.100E-005</text:p>
          </table:table-cell>
          <table:table-cell office:value-type="float" office:value="0.022366">
            <text:p>2.237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.027367">
            <text:p>3.027E+000</text:p>
          </table:table-cell>
          <table:table-cell office:value-type="float" office:value="9.131451">
            <text:p>9.131E+000</text:p>
          </table:table-cell>
          <table:table-cell office:value-type="float" office:value="0.016308">
            <text:p>1.631E-002</text:p>
          </table:table-cell>
          <table:table-cell office:value-type="float" office:value="0.016328">
            <text:p>1.633E-002</text:p>
          </table:table-cell>
          <table:table-cell office:value-type="float" office:value="0.000266">
            <text:p>2.660E-004</text:p>
          </table:table-cell>
          <table:table-cell office:value-type="float" office:value="0.049317">
            <text:p>4.932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.973488">
            <text:p>2.973E+000</text:p>
          </table:table-cell>
          <table:table-cell office:value-type="float" office:value="8.808302">
            <text:p>8.808E+000</text:p>
          </table:table-cell>
          <table:table-cell office:value-type="float" office:value="0.000942">
            <text:p>9.420E-004</text:p>
          </table:table-cell>
          <table:table-cell office:value-type="float" office:value="0.000955">
            <text:p>9.550E-004</text:p>
          </table:table-cell>
          <table:table-cell office:value-type="float" office:value="0.000001">
            <text:p>1.000E-006</text:p>
          </table:table-cell>
          <table:table-cell office:value-type="float" office:value="0.002834">
            <text:p>2.83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.956525">
            <text:p>2.957E+000</text:p>
          </table:table-cell>
          <table:table-cell office:value-type="float" office:value="8.707696">
            <text:p>8.708E+000</text:p>
          </table:table-cell>
          <table:table-cell office:value-type="float" office:value="0.000127">
            <text:p>1.270E-004</text:p>
          </table:table-cell>
          <table:table-cell office:value-type="float" office:value="0.000123">
            <text:p>1.230E-004</text:p>
          </table:table-cell>
          <table:table-cell office:value-type="float" office:value="0">
            <text:p>0.000E+000</text:p>
          </table:table-cell>
          <table:table-cell office:value-type="float" office:value="0.00036">
            <text:p>3.60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.928565">
            <text:p>2.929E+000</text:p>
          </table:table-cell>
          <table:table-cell office:value-type="float" office:value="8.543168">
            <text:p>8.543E+000</text:p>
          </table:table-cell>
          <table:table-cell office:value-type="float" office:value="0.017017">
            <text:p>1.702E-002</text:p>
          </table:table-cell>
          <table:table-cell office:value-type="float" office:value="0.016759">
            <text:p>1.676E-002</text:p>
          </table:table-cell>
          <table:table-cell office:value-type="float" office:value="0.000283">
            <text:p>2.830E-004</text:p>
          </table:table-cell>
          <table:table-cell office:value-type="float" office:value="0.048968">
            <text:p>4.89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.811826">
            <text:p>2.812E+000</text:p>
          </table:table-cell>
          <table:table-cell office:value-type="float" office:value="7.873375">
            <text:p>7.873E+000</text:p>
          </table:table-cell>
          <table:table-cell office:value-type="float" office:value="0.045032">
            <text:p>4.503E-002</text:p>
          </table:table-cell>
          <table:table-cell office:value-type="float" office:value="0.044274">
            <text:p>4.427E-002</text:p>
          </table:table-cell>
          <table:table-cell office:value-type="float" office:value="0.001977">
            <text:p>1.977E-003</text:p>
          </table:table-cell>
          <table:table-cell office:value-type="float" office:value="0.124035">
            <text:p>1.240E-001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.921084">
            <text:p>2.921E+000</text:p>
          </table:table-cell>
          <table:table-cell office:value-type="float" office:value="8.499508">
            <text:p>8.500E+000</text:p>
          </table:table-cell>
          <table:table-cell office:value-type="float" office:value="0.32064">
            <text:p>3.206E-001</text:p>
          </table:table-cell>
          <table:table-cell office:value-type="float" office:value="0.318757">
            <text:p>3.188E-001</text:p>
          </table:table-cell>
          <table:table-cell office:value-type="float" office:value="0.101906">
            <text:p>1.019E-001</text:p>
          </table:table-cell>
          <table:table-cell office:value-type="float" office:value="0.929253">
            <text:p>9.293E-001</text:p>
          </table:table-cell>
          <table:table-cell office:value-type="float" office:value="0.000007">
            <text:p>7.000E-00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.946558">
            <text:p>2.947E+000</text:p>
          </table:table-cell>
          <table:table-cell office:value-type="float" office:value="8.648462">
            <text:p>8.648E+000</text:p>
          </table:table-cell>
          <table:table-cell office:value-type="float" office:value="0.000971">
            <text:p>9.710E-004</text:p>
          </table:table-cell>
          <table:table-cell office:value-type="float" office:value="0.001015">
            <text:p>1.015E-003</text:p>
          </table:table-cell>
          <table:table-cell office:value-type="float" office:value="0.000001">
            <text:p>1.000E-006</text:p>
          </table:table-cell>
          <table:table-cell office:value-type="float" office:value="0.002961">
            <text:p>2.96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.969546">
            <text:p>2.970E+000</text:p>
          </table:table-cell>
          <table:table-cell office:value-type="float" office:value="8.785524">
            <text:p>8.786E+000</text:p>
          </table:table-cell>
          <table:table-cell office:value-type="float" office:value="0.064616">
            <text:p>6.462E-002</text:p>
          </table:table-cell>
          <table:table-cell office:value-type="float" office:value="0.063642">
            <text:p>6.364E-002</text:p>
          </table:table-cell>
          <table:table-cell office:value-type="float" office:value="0.004081">
            <text:p>4.081E-003</text:p>
          </table:table-cell>
          <table:table-cell office:value-type="float" office:value="0.188408">
            <text:p>1.884E-001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.040219">
            <text:p>3.040E+000</text:p>
          </table:table-cell>
          <table:table-cell office:value-type="float" office:value="9.20867">
            <text:p>9.209E+000</text:p>
          </table:table-cell>
          <table:table-cell office:value-type="float" office:value="0.001155">
            <text:p>1.155E-003</text:p>
          </table:table-cell>
          <table:table-cell office:value-type="float" office:value="0.001123">
            <text:p>1.123E-003</text:p>
          </table:table-cell>
          <table:table-cell office:value-type="float" office:value="0.000001">
            <text:p>1.000E-006</text:p>
          </table:table-cell>
          <table:table-cell office:value-type="float" office:value="0.003402">
            <text:p>3.402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.959942">
            <text:p>2.960E+000</text:p>
          </table:table-cell>
          <table:table-cell office:value-type="float" office:value="8.72716">
            <text:p>8.727E+000</text:p>
          </table:table-cell>
          <table:table-cell office:value-type="float" office:value="0.010125">
            <text:p>1.013E-002</text:p>
          </table:table-cell>
          <table:table-cell office:value-type="float" office:value="0.010043">
            <text:p>1.004E-002</text:p>
          </table:table-cell>
          <table:table-cell office:value-type="float" office:value="0.000101">
            <text:p>1.010E-004</text:p>
          </table:table-cell>
          <table:table-cell office:value-type="float" office:value="0.029668">
            <text:p>2.96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.856137">
            <text:p>2.856E+000</text:p>
          </table:table-cell>
          <table:table-cell office:value-type="float" office:value="8.124403">
            <text:p>8.124E+000</text:p>
          </table:table-cell>
          <table:table-cell office:value-type="float" office:value="0.000192">
            <text:p>1.920E-004</text:p>
          </table:table-cell>
          <table:table-cell office:value-type="float" office:value="0.000187">
            <text:p>1.870E-004</text:p>
          </table:table-cell>
          <table:table-cell office:value-type="float" office:value="0">
            <text:p>0.000E+000</text:p>
          </table:table-cell>
          <table:table-cell office:value-type="float" office:value="0.000528">
            <text:p>5.28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.99275">
            <text:p>2.993E+000</text:p>
          </table:table-cell>
          <table:table-cell office:value-type="float" office:value="8.923264">
            <text:p>8.923E+000</text:p>
          </table:table-cell>
          <table:table-cell table:number-columns-repeated="5" office:value-type="float" office:value="0">
            <text:p>0.000E+0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.909499">
            <text:p>2.909E+000</text:p>
          </table:table-cell>
          <table:table-cell office:value-type="float" office:value="8.432681">
            <text:p>8.433E+000</text:p>
          </table:table-cell>
          <table:table-cell office:value-type="float" office:value="0.003656">
            <text:p>3.656E-003</text:p>
          </table:table-cell>
          <table:table-cell office:value-type="float" office:value="0.00358">
            <text:p>3.580E-003</text:p>
          </table:table-cell>
          <table:table-cell office:value-type="float" office:value="0.000013">
            <text:p>1.300E-005</text:p>
          </table:table-cell>
          <table:table-cell office:value-type="float" office:value="0.01036">
            <text:p>1.03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.964629">
            <text:p>2.965E+000</text:p>
          </table:table-cell>
          <table:table-cell office:value-type="float" office:value="8.753768">
            <text:p>8.754E+000</text:p>
          </table:table-cell>
          <table:table-cell office:value-type="float" office:value="0.000376">
            <text:p>3.760E-004</text:p>
          </table:table-cell>
          <table:table-cell office:value-type="float" office:value="0.00024">
            <text:p>2.400E-004</text:p>
          </table:table-cell>
          <table:table-cell office:value-type="float" office:value="0">
            <text:p>0.000E+000</text:p>
          </table:table-cell>
          <table:table-cell office:value-type="float" office:value="0.000611">
            <text:p>6.11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.939746">
            <text:p>2.940E+000</text:p>
          </table:table-cell>
          <table:table-cell office:value-type="float" office:value="8.606695">
            <text:p>8.607E+000</text:p>
          </table:table-cell>
          <table:table-cell office:value-type="float" office:value="0.000822">
            <text:p>8.220E-004</text:p>
          </table:table-cell>
          <table:table-cell office:value-type="float" office:value="0.000556">
            <text:p>5.560E-004</text:p>
          </table:table-cell>
          <table:table-cell office:value-type="float" office:value="0">
            <text:p>0.000E+000</text:p>
          </table:table-cell>
          <table:table-cell office:value-type="float" office:value="0.001403">
            <text:p>1.40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.986215">
            <text:p>2.986E+000</text:p>
          </table:table-cell>
          <table:table-cell office:value-type="float" office:value="8.884333">
            <text:p>8.884E+000</text:p>
          </table:table-cell>
          <table:table-cell office:value-type="float" office:value="0.051872">
            <text:p>5.187E-002</text:p>
          </table:table-cell>
          <table:table-cell office:value-type="float" office:value="0.051312">
            <text:p>5.131E-002</text:p>
          </table:table-cell>
          <table:table-cell office:value-type="float" office:value="0.002647">
            <text:p>2.647E-003</text:p>
          </table:table-cell>
          <table:table-cell office:value-type="float" office:value="0.152724">
            <text:p>1.527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.878981">
            <text:p>2.879E+000</text:p>
          </table:table-cell>
          <table:table-cell office:value-type="float" office:value="8.256253">
            <text:p>8.256E+000</text:p>
          </table:table-cell>
          <table:table-cell office:value-type="float" office:value="0.006855">
            <text:p>6.855E-003</text:p>
          </table:table-cell>
          <table:table-cell office:value-type="float" office:value="0.006641">
            <text:p>6.641E-003</text:p>
          </table:table-cell>
          <table:table-cell office:value-type="float" office:value="0.000045">
            <text:p>4.500E-005</text:p>
          </table:table-cell>
          <table:table-cell office:value-type="float" office:value="0.01908">
            <text:p>1.908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.950015">
            <text:p>2.950E+000</text:p>
          </table:table-cell>
          <table:table-cell office:value-type="float" office:value="8.669953">
            <text:p>8.670E+000</text:p>
          </table:table-cell>
          <table:table-cell office:value-type="float" office:value="0.00035">
            <text:p>3.500E-004</text:p>
          </table:table-cell>
          <table:table-cell office:value-type="float" office:value="0.000181">
            <text:p>1.810E-004</text:p>
          </table:table-cell>
          <table:table-cell office:value-type="float" office:value="0">
            <text:p>0.000E+000</text:p>
          </table:table-cell>
          <table:table-cell office:value-type="float" office:value="0.000409">
            <text:p>4.09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.001611">
            <text:p>3.002E+000</text:p>
          </table:table-cell>
          <table:table-cell office:value-type="float" office:value="8.975938">
            <text:p>8.976E+000</text:p>
          </table:table-cell>
          <table:table-cell office:value-type="float" office:value="0.00065">
            <text:p>6.500E-004</text:p>
          </table:table-cell>
          <table:table-cell office:value-type="float" office:value="0.000582">
            <text:p>5.820E-004</text:p>
          </table:table-cell>
          <table:table-cell office:value-type="float" office:value="0">
            <text:p>0.000E+000</text:p>
          </table:table-cell>
          <table:table-cell office:value-type="float" office:value="0.001686">
            <text:p>1.68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.945688">
            <text:p>2.946E+000</text:p>
          </table:table-cell>
          <table:table-cell office:value-type="float" office:value="8.644166">
            <text:p>8.644E+000</text:p>
          </table:table-cell>
          <table:table-cell office:value-type="float" office:value="0.005435">
            <text:p>5.435E-003</text:p>
          </table:table-cell>
          <table:table-cell office:value-type="float" office:value="0.00533">
            <text:p>5.330E-003</text:p>
          </table:table-cell>
          <table:table-cell office:value-type="float" office:value="0.000029">
            <text:p>2.900E-005</text:p>
          </table:table-cell>
          <table:table-cell office:value-type="float" office:value="0.015662">
            <text:p>1.56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.217373">
            <text:p>3.217E+000</text:p>
          </table:table-cell>
          <table:table-cell office:value-type="float" office:value="10.316282">
            <text:p>1.032E+001</text:p>
          </table:table-cell>
          <table:table-cell office:value-type="float" office:value="0.009428">
            <text:p>9.428E-003</text:p>
          </table:table-cell>
          <table:table-cell office:value-type="float" office:value="0.009049">
            <text:p>9.049E-003</text:p>
          </table:table-cell>
          <table:table-cell office:value-type="float" office:value="0.000084">
            <text:p>8.400E-005</text:p>
          </table:table-cell>
          <table:table-cell office:value-type="float" office:value="0.028853">
            <text:p>2.88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.003649">
            <text:p>3.004E+000</text:p>
          </table:table-cell>
          <table:table-cell office:value-type="float" office:value="8.987715">
            <text:p>8.988E+000</text:p>
          </table:table-cell>
          <table:table-cell office:value-type="float" office:value="0.002678">
            <text:p>2.678E-003</text:p>
          </table:table-cell>
          <table:table-cell office:value-type="float" office:value="0.002446">
            <text:p>2.446E-003</text:p>
          </table:table-cell>
          <table:table-cell office:value-type="float" office:value="0.000006">
            <text:p>6.000E-006</text:p>
          </table:table-cell>
          <table:table-cell office:value-type="float" office:value="0.007212">
            <text:p>7.212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.974462">
            <text:p>2.974E+000</text:p>
          </table:table-cell>
          <table:table-cell office:value-type="float" office:value="8.814509">
            <text:p>8.815E+000</text:p>
          </table:table-cell>
          <table:table-cell office:value-type="float" office:value="0.001798">
            <text:p>1.798E-003</text:p>
          </table:table-cell>
          <table:table-cell office:value-type="float" office:value="0.001848">
            <text:p>1.848E-003</text:p>
          </table:table-cell>
          <table:table-cell office:value-type="float" office:value="0.000003">
            <text:p>3.000E-006</text:p>
          </table:table-cell>
          <table:table-cell office:value-type="float" office:value="0.005483">
            <text:p>5.48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.955828">
            <text:p>2.956E+000</text:p>
          </table:table-cell>
          <table:table-cell office:value-type="float" office:value="8.703488">
            <text:p>8.703E+000</text:p>
          </table:table-cell>
          <table:table-cell office:value-type="float" office:value="0.014339">
            <text:p>1.434E-002</text:p>
          </table:table-cell>
          <table:table-cell office:value-type="float" office:value="0.014156">
            <text:p>1.416E-002</text:p>
          </table:table-cell>
          <table:table-cell office:value-type="float" office:value="0.000202">
            <text:p>2.020E-004</text:p>
          </table:table-cell>
          <table:table-cell office:value-type="float" office:value="0.041686">
            <text:p>4.169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3.024823">
            <text:p>3.025E+000</text:p>
          </table:table-cell>
          <table:table-cell office:value-type="float" office:value="9.115984">
            <text:p>9.116E+000</text:p>
          </table:table-cell>
          <table:table-cell office:value-type="float" office:value="0.015467">
            <text:p>1.547E-002</text:p>
          </table:table-cell>
          <table:table-cell office:value-type="float" office:value="0.015214">
            <text:p>1.521E-002</text:p>
          </table:table-cell>
          <table:table-cell office:value-type="float" office:value="0.000233">
            <text:p>2.330E-004</text:p>
          </table:table-cell>
          <table:table-cell office:value-type="float" office:value="0.045659">
            <text:p>4.56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.926537">
            <text:p>2.927E+000</text:p>
          </table:table-cell>
          <table:table-cell office:value-type="float" office:value="8.532012">
            <text:p>8.532E+000</text:p>
          </table:table-cell>
          <table:table-cell office:value-type="float" office:value="0.016473">
            <text:p>1.647E-002</text:p>
          </table:table-cell>
          <table:table-cell office:value-type="float" office:value="0.014981">
            <text:p>1.498E-002</text:p>
          </table:table-cell>
          <table:table-cell office:value-type="float" office:value="0.000235">
            <text:p>2.350E-004</text:p>
          </table:table-cell>
          <table:table-cell office:value-type="float" office:value="0.042418">
            <text:p>4.242E-002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3.082775">
            <text:p>3.083E+000</text:p>
          </table:table-cell>
          <table:table-cell office:value-type="float" office:value="9.468819">
            <text:p>9.469E+000</text:p>
          </table:table-cell>
          <table:table-cell office:value-type="float" office:value="0.012228">
            <text:p>1.223E-002</text:p>
          </table:table-cell>
          <table:table-cell office:value-type="float" office:value="0.011036">
            <text:p>1.104E-002</text:p>
          </table:table-cell>
          <table:table-cell office:value-type="float" office:value="0.000128">
            <text:p>1.280E-004</text:p>
          </table:table-cell>
          <table:table-cell office:value-type="float" office:value="0.033652">
            <text:p>3.365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.90756">
            <text:p>2.908E+000</text:p>
          </table:table-cell>
          <table:table-cell office:value-type="float" office:value="8.418764">
            <text:p>8.419E+000</text:p>
          </table:table-cell>
          <table:table-cell office:value-type="float" office:value="0.024853">
            <text:p>2.485E-002</text:p>
          </table:table-cell>
          <table:table-cell office:value-type="float" office:value="0.023692">
            <text:p>2.369E-002</text:p>
          </table:table-cell>
          <table:table-cell office:value-type="float" office:value="0.000575">
            <text:p>5.750E-004</text:p>
          </table:table-cell>
          <table:table-cell office:value-type="float" office:value="0.068723">
            <text:p>6.872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3.007668">
            <text:p>3.008E+000</text:p>
          </table:table-cell>
          <table:table-cell office:value-type="float" office:value="9.011637">
            <text:p>9.012E+000</text:p>
          </table:table-cell>
          <table:table-cell office:value-type="float" office:value="0.000287">
            <text:p>2.870E-004</text:p>
          </table:table-cell>
          <table:table-cell office:value-type="float" office:value="0.000292">
            <text:p>2.920E-004</text:p>
          </table:table-cell>
          <table:table-cell office:value-type="float" office:value="0">
            <text:p>0.000E+000</text:p>
          </table:table-cell>
          <table:table-cell office:value-type="float" office:value="0.000868">
            <text:p>8.68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.94992">
            <text:p>2.950E+000</text:p>
          </table:table-cell>
          <table:table-cell office:value-type="float" office:value="8.66882">
            <text:p>8.669E+000</text:p>
          </table:table-cell>
          <table:table-cell office:value-type="float" office:value="0.004574">
            <text:p>4.574E-003</text:p>
          </table:table-cell>
          <table:table-cell office:value-type="float" office:value="0.004338">
            <text:p>4.338E-003</text:p>
          </table:table-cell>
          <table:table-cell office:value-type="float" office:value="0.000019">
            <text:p>1.900E-005</text:p>
          </table:table-cell>
          <table:table-cell office:value-type="float" office:value="0.012566">
            <text:p>1.25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.916937">
            <text:p>2.917E+000</text:p>
          </table:table-cell>
          <table:table-cell office:value-type="float" office:value="8.475494">
            <text:p>8.475E+000</text:p>
          </table:table-cell>
          <table:table-cell office:value-type="float" office:value="0.020234">
            <text:p>2.023E-002</text:p>
          </table:table-cell>
          <table:table-cell office:value-type="float" office:value="0.019931">
            <text:p>1.993E-002</text:p>
          </table:table-cell>
          <table:table-cell office:value-type="float" office:value="0.0004">
            <text:p>4.000E-004</text:p>
          </table:table-cell>
          <table:table-cell office:value-type="float" office:value="0.058002">
            <text:p>5.800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.863007">
            <text:p>2.863E+000</text:p>
          </table:table-cell>
          <table:table-cell office:value-type="float" office:value="8.16276">
            <text:p>8.163E+000</text:p>
          </table:table-cell>
          <table:table-cell office:value-type="float" office:value="0.168734">
            <text:p>1.687E-001</text:p>
          </table:table-cell>
          <table:table-cell office:value-type="float" office:value="0.166035">
            <text:p>1.660E-001</text:p>
          </table:table-cell>
          <table:table-cell office:value-type="float" office:value="0.027791">
            <text:p>2.779E-002</text:p>
          </table:table-cell>
          <table:table-cell office:value-type="float" office:value="0.47431">
            <text:p>4.743E-001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.001865">
            <text:p>3.002E+000</text:p>
          </table:table-cell>
          <table:table-cell office:value-type="float" office:value="8.978146">
            <text:p>8.978E+000</text:p>
          </table:table-cell>
          <table:table-cell office:value-type="float" office:value="0.020654">
            <text:p>2.065E-002</text:p>
          </table:table-cell>
          <table:table-cell office:value-type="float" office:value="0.021175">
            <text:p>2.118E-002</text:p>
          </table:table-cell>
          <table:table-cell office:value-type="float" office:value="0.000443">
            <text:p>4.430E-004</text:p>
          </table:table-cell>
          <table:table-cell office:value-type="float" office:value="0.063438">
            <text:p>6.344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.969323">
            <text:p>2.969E+000</text:p>
          </table:table-cell>
          <table:table-cell office:value-type="float" office:value="8.783003">
            <text:p>8.783E+000</text:p>
          </table:table-cell>
          <table:table-cell office:value-type="float" office:value="0.029718">
            <text:p>2.972E-002</text:p>
          </table:table-cell>
          <table:table-cell office:value-type="float" office:value="0.029384">
            <text:p>2.938E-002</text:p>
          </table:table-cell>
          <table:table-cell office:value-type="float" office:value="0.000868">
            <text:p>8.680E-004</text:p>
          </table:table-cell>
          <table:table-cell office:value-type="float" office:value="0.087076">
            <text:p>8.708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.979637">
            <text:p>2.980E+000</text:p>
          </table:table-cell>
          <table:table-cell office:value-type="float" office:value="8.844678">
            <text:p>8.845E+000</text:p>
          </table:table-cell>
          <table:table-cell office:value-type="float" office:value="0.005226">
            <text:p>5.226E-003</text:p>
          </table:table-cell>
          <table:table-cell office:value-type="float" office:value="0.005148">
            <text:p>5.148E-003</text:p>
          </table:table-cell>
          <table:table-cell office:value-type="float" office:value="0.000027">
            <text:p>2.700E-005</text:p>
          </table:table-cell>
          <table:table-cell office:value-type="float" office:value="0.015269">
            <text:p>1.52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.914896">
            <text:p>2.915E+000</text:p>
          </table:table-cell>
          <table:table-cell office:value-type="float" office:value="8.46326">
            <text:p>8.463E+000</text:p>
          </table:table-cell>
          <table:table-cell office:value-type="float" office:value="0.000844">
            <text:p>8.440E-004</text:p>
          </table:table-cell>
          <table:table-cell office:value-type="float" office:value="0.000749">
            <text:p>7.490E-004</text:p>
          </table:table-cell>
          <table:table-cell office:value-type="float" office:value="0.000001">
            <text:p>1.000E-006</text:p>
          </table:table-cell>
          <table:table-cell office:value-type="float" office:value="0.002158">
            <text:p>2.15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.289277">
            <text:p>3.289E+000</text:p>
          </table:table-cell>
          <table:table-cell office:value-type="float" office:value="10.784486">
            <text:p>1.078E+001</text:p>
          </table:table-cell>
          <table:table-cell office:value-type="float" office:value="0.094648">
            <text:p>9.465E-002</text:p>
          </table:table-cell>
          <table:table-cell office:value-type="float" office:value="0.09416">
            <text:p>9.416E-002</text:p>
          </table:table-cell>
          <table:table-cell office:value-type="float" office:value="0.008889">
            <text:p>8.889E-003</text:p>
          </table:table-cell>
          <table:table-cell office:value-type="float" office:value="0.309021">
            <text:p>3.090E-001</text:p>
          </table:table-cell>
          <table:table-cell office:value-type="float" office:value="-0.000003">
            <text:p>-3.000E-00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.976807">
            <text:p>2.977E+000</text:p>
          </table:table-cell>
          <table:table-cell office:value-type="float" office:value="8.826704">
            <text:p>8.827E+000</text:p>
          </table:table-cell>
          <table:table-cell office:value-type="float" office:value="0.016721">
            <text:p>1.672E-002</text:p>
          </table:table-cell>
          <table:table-cell office:value-type="float" office:value="0.016316">
            <text:p>1.632E-002</text:p>
          </table:table-cell>
          <table:table-cell office:value-type="float" office:value="0.000269">
            <text:p>2.690E-004</text:p>
          </table:table-cell>
          <table:table-cell office:value-type="float" office:value="0.048356">
            <text:p>4.836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.984092">
            <text:p>2.984E+000</text:p>
          </table:table-cell>
          <table:table-cell office:value-type="float" office:value="8.870742">
            <text:p>8.871E+000</text:p>
          </table:table-cell>
          <table:table-cell office:value-type="float" office:value="0.000053">
            <text:p>5.300E-005</text:p>
          </table:table-cell>
          <table:table-cell office:value-type="float" office:value="0.000009">
            <text:p>9.000E-006</text:p>
          </table:table-cell>
          <table:table-cell office:value-type="float" office:value="0">
            <text:p>0.000E+000</text:p>
          </table:table-cell>
          <table:table-cell office:value-type="float" office:value="-0.000004">
            <text:p>-4.000E-006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.863319">
            <text:p>2.863E+000</text:p>
          </table:table-cell>
          <table:table-cell office:value-type="float" office:value="8.165753">
            <text:p>8.166E+000</text:p>
          </table:table-cell>
          <table:table-cell office:value-type="float" office:value="0.011886">
            <text:p>1.189E-002</text:p>
          </table:table-cell>
          <table:table-cell office:value-type="float" office:value="0.011718">
            <text:p>1.172E-002</text:p>
          </table:table-cell>
          <table:table-cell office:value-type="float" office:value="0.000138">
            <text:p>1.380E-004</text:p>
          </table:table-cell>
          <table:table-cell office:value-type="float" office:value="0.033464">
            <text:p>3.34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.031675">
            <text:p>3.032E+000</text:p>
          </table:table-cell>
          <table:table-cell office:value-type="float" office:value="9.157243">
            <text:p>9.157E+000</text:p>
          </table:table-cell>
          <table:table-cell office:value-type="float" office:value="0.013377">
            <text:p>1.338E-002</text:p>
          </table:table-cell>
          <table:table-cell office:value-type="float" office:value="0.012812">
            <text:p>1.281E-002</text:p>
          </table:table-cell>
          <table:table-cell office:value-type="float" office:value="0.000168">
            <text:p>1.680E-004</text:p>
          </table:table-cell>
          <table:table-cell office:value-type="float" office:value="0.038371">
            <text:p>3.837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.766944">
            <text:p>2.767E+000</text:p>
          </table:table-cell>
          <table:table-cell office:value-type="float" office:value="7.624408">
            <text:p>7.624E+000</text:p>
          </table:table-cell>
          <table:table-cell office:value-type="float" office:value="0.08529">
            <text:p>8.529E-002</text:p>
          </table:table-cell>
          <table:table-cell office:value-type="float" office:value="0.084806">
            <text:p>8.481E-002</text:p>
          </table:table-cell>
          <table:table-cell office:value-type="float" office:value="0.007213">
            <text:p>7.213E-003</text:p>
          </table:table-cell>
          <table:table-cell office:value-type="float" office:value="0.23417">
            <text:p>2.342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.978641">
            <text:p>2.979E+000</text:p>
          </table:table-cell>
          <table:table-cell office:value-type="float" office:value="8.840529">
            <text:p>8.841E+000</text:p>
          </table:table-cell>
          <table:table-cell office:value-type="float" office:value="0.000905">
            <text:p>9.050E-004</text:p>
          </table:table-cell>
          <table:table-cell office:value-type="float" office:value="0.000901">
            <text:p>9.010E-004</text:p>
          </table:table-cell>
          <table:table-cell office:value-type="float" office:value="0.000001">
            <text:p>1.000E-006</text:p>
          </table:table-cell>
          <table:table-cell office:value-type="float" office:value="0.002665">
            <text:p>2.665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.961381">
            <text:p>2.961E+000</text:p>
          </table:table-cell>
          <table:table-cell office:value-type="float" office:value="8.736125">
            <text:p>8.736E+000</text:p>
          </table:table-cell>
          <table:table-cell office:value-type="float" office:value="0.003886">
            <text:p>3.886E-003</text:p>
          </table:table-cell>
          <table:table-cell office:value-type="float" office:value="0.003877">
            <text:p>3.877E-003</text:p>
          </table:table-cell>
          <table:table-cell office:value-type="float" office:value="0.000015">
            <text:p>1.500E-005</text:p>
          </table:table-cell>
          <table:table-cell office:value-type="float" office:value="0.011429">
            <text:p>1.14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.886521">
            <text:p>2.887E+000</text:p>
          </table:table-cell>
          <table:table-cell office:value-type="float" office:value="8.296288">
            <text:p>8.296E+000</text:p>
          </table:table-cell>
          <table:table-cell office:value-type="float" office:value="0.000639">
            <text:p>6.390E-004</text:p>
          </table:table-cell>
          <table:table-cell office:value-type="float" office:value="0.000673">
            <text:p>6.730E-004</text:p>
          </table:table-cell>
          <table:table-cell office:value-type="float" office:value="0">
            <text:p>0.000E+000</text:p>
          </table:table-cell>
          <table:table-cell office:value-type="float" office:value="0.001937">
            <text:p>1.93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.027262">
            <text:p>3.027E+000</text:p>
          </table:table-cell>
          <table:table-cell office:value-type="float" office:value="9.129936">
            <text:p>9.130E+000</text:p>
          </table:table-cell>
          <table:table-cell office:value-type="float" office:value="0.000097">
            <text:p>9.700E-005</text:p>
          </table:table-cell>
          <table:table-cell office:value-type="float" office:value="0.000065">
            <text:p>6.500E-005</text:p>
          </table:table-cell>
          <table:table-cell office:value-type="float" office:value="0">
            <text:p>0.000E+000</text:p>
          </table:table-cell>
          <table:table-cell office:value-type="float" office:value="0.000166">
            <text:p>1.66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.914487">
            <text:p>2.914E+000</text:p>
          </table:table-cell>
          <table:table-cell office:value-type="float" office:value="8.460452">
            <text:p>8.460E+000</text:p>
          </table:table-cell>
          <table:table-cell office:value-type="float" office:value="0.032557">
            <text:p>3.256E-002</text:p>
          </table:table-cell>
          <table:table-cell office:value-type="float" office:value="0.032241">
            <text:p>3.224E-002</text:p>
          </table:table-cell>
          <table:table-cell office:value-type="float" office:value="0.001045">
            <text:p>1.045E-003</text:p>
          </table:table-cell>
          <table:table-cell office:value-type="float" office:value="0.093601">
            <text:p>9.360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.947148">
            <text:p>2.947E+000</text:p>
          </table:table-cell>
          <table:table-cell office:value-type="float" office:value="8.651832">
            <text:p>8.652E+000</text:p>
          </table:table-cell>
          <table:table-cell office:value-type="float" office:value="0.027109">
            <text:p>2.711E-002</text:p>
          </table:table-cell>
          <table:table-cell office:value-type="float" office:value="0.026832">
            <text:p>2.683E-002</text:p>
          </table:table-cell>
          <table:table-cell office:value-type="float" office:value="0.000724">
            <text:p>7.240E-004</text:p>
          </table:table-cell>
          <table:table-cell office:value-type="float" office:value="0.078919">
            <text:p>7.892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.997652">
            <text:p>2.998E+000</text:p>
          </table:table-cell>
          <table:table-cell office:value-type="float" office:value="8.952484">
            <text:p>8.952E+000</text:p>
          </table:table-cell>
          <table:table-cell office:value-type="float" office:value="0.00015">
            <text:p>1.500E-004</text:p>
          </table:table-cell>
          <table:table-cell office:value-type="float" office:value="0.000139">
            <text:p>1.390E-004</text:p>
          </table:table-cell>
          <table:table-cell office:value-type="float" office:value="0">
            <text:p>0.000E+000</text:p>
          </table:table-cell>
          <table:table-cell office:value-type="float" office:value="0.000398">
            <text:p>3.98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.876337">
            <text:p>2.876E+000</text:p>
          </table:table-cell>
          <table:table-cell office:value-type="float" office:value="8.24116">
            <text:p>8.241E+000</text:p>
          </table:table-cell>
          <table:table-cell office:value-type="float" office:value="0.000685">
            <text:p>6.850E-004</text:p>
          </table:table-cell>
          <table:table-cell office:value-type="float" office:value="0.000578">
            <text:p>5.780E-004</text:p>
          </table:table-cell>
          <table:table-cell office:value-type="float" office:value="0">
            <text:p>0.000E+000</text:p>
          </table:table-cell>
          <table:table-cell office:value-type="float" office:value="0.001552">
            <text:p>1.552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.950746">
            <text:p>2.951E+000</text:p>
          </table:table-cell>
          <table:table-cell office:value-type="float" office:value="8.672458">
            <text:p>8.672E+000</text:p>
          </table:table-cell>
          <table:table-cell office:value-type="float" office:value="0.008366">
            <text:p>8.366E-003</text:p>
          </table:table-cell>
          <table:table-cell office:value-type="float" office:value="0.008335">
            <text:p>8.335E-003</text:p>
          </table:table-cell>
          <table:table-cell office:value-type="float" office:value="0.00007">
            <text:p>7.000E-005</text:p>
          </table:table-cell>
          <table:table-cell office:value-type="float" office:value="0.024544">
            <text:p>2.454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.042964">
            <text:p>3.043E+000</text:p>
          </table:table-cell>
          <table:table-cell office:value-type="float" office:value="9.226844">
            <text:p>9.227E+000</text:p>
          </table:table-cell>
          <table:table-cell office:value-type="float" office:value="0.006205">
            <text:p>6.205E-003</text:p>
          </table:table-cell>
          <table:table-cell office:value-type="float" office:value="0.00613">
            <text:p>6.130E-003</text:p>
          </table:table-cell>
          <table:table-cell office:value-type="float" office:value="0.000038">
            <text:p>3.800E-005</text:p>
          </table:table-cell>
          <table:table-cell office:value-type="float" office:value="0.018552">
            <text:p>1.85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.082267">
            <text:p>3.082E+000</text:p>
          </table:table-cell>
          <table:table-cell office:value-type="float" office:value="9.467438">
            <text:p>9.467E+000</text:p>
          </table:table-cell>
          <table:table-cell office:value-type="float" office:value="0.007271">
            <text:p>7.271E-003</text:p>
          </table:table-cell>
          <table:table-cell office:value-type="float" office:value="0.006933">
            <text:p>6.933E-003</text:p>
          </table:table-cell>
          <table:table-cell office:value-type="float" office:value="0.000049">
            <text:p>4.900E-005</text:p>
          </table:table-cell>
          <table:table-cell office:value-type="float" office:value="0.021229">
            <text:p>2.12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.838333">
            <text:p>2.838E+000</text:p>
          </table:table-cell>
          <table:table-cell office:value-type="float" office:value="8.024416">
            <text:p>8.024E+000</text:p>
          </table:table-cell>
          <table:table-cell office:value-type="float" office:value="0.006158">
            <text:p>6.158E-003</text:p>
          </table:table-cell>
          <table:table-cell office:value-type="float" office:value="0.005925">
            <text:p>5.925E-003</text:p>
          </table:table-cell>
          <table:table-cell office:value-type="float" office:value="0.000036">
            <text:p>3.600E-005</text:p>
          </table:table-cell>
          <table:table-cell office:value-type="float" office:value="0.016651">
            <text:p>1.66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.001869">
            <text:p>3.002E+000</text:p>
          </table:table-cell>
          <table:table-cell office:value-type="float" office:value="8.97689">
            <text:p>8.977E+000</text:p>
          </table:table-cell>
          <table:table-cell office:value-type="float" office:value="0.006916">
            <text:p>6.916E-003</text:p>
          </table:table-cell>
          <table:table-cell office:value-type="float" office:value="0.006744">
            <text:p>6.744E-003</text:p>
          </table:table-cell>
          <table:table-cell office:value-type="float" office:value="0.000046">
            <text:p>4.600E-005</text:p>
          </table:table-cell>
          <table:table-cell office:value-type="float" office:value="0.020144">
            <text:p>2.014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.969309">
            <text:p>2.969E+000</text:p>
          </table:table-cell>
          <table:table-cell office:value-type="float" office:value="8.78374">
            <text:p>8.784E+000</text:p>
          </table:table-cell>
          <table:table-cell office:value-type="float" office:value="0.000768">
            <text:p>7.680E-004</text:p>
          </table:table-cell>
          <table:table-cell office:value-type="float" office:value="0.000837">
            <text:p>8.370E-004</text:p>
          </table:table-cell>
          <table:table-cell office:value-type="float" office:value="0.000001">
            <text:p>1.000E-006</text:p>
          </table:table-cell>
          <table:table-cell office:value-type="float" office:value="0.002455">
            <text:p>2.455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.171358">
            <text:p>3.171E+000</text:p>
          </table:table-cell>
          <table:table-cell office:value-type="float" office:value="10.023788">
            <text:p>1.002E+001</text:p>
          </table:table-cell>
          <table:table-cell office:value-type="float" office:value="0.000532">
            <text:p>5.320E-004</text:p>
          </table:table-cell>
          <table:table-cell office:value-type="float" office:value="0.000371">
            <text:p>3.710E-004</text:p>
          </table:table-cell>
          <table:table-cell office:value-type="float" office:value="0">
            <text:p>0.000E+000</text:p>
          </table:table-cell>
          <table:table-cell office:value-type="float" office:value="0.001056">
            <text:p>1.05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.982846">
            <text:p>2.983E+000</text:p>
          </table:table-cell>
          <table:table-cell office:value-type="float" office:value="8.865279">
            <text:p>8.865E+000</text:p>
          </table:table-cell>
          <table:table-cell office:value-type="float" office:value="0.006851">
            <text:p>6.851E-003</text:p>
          </table:table-cell>
          <table:table-cell office:value-type="float" office:value="0.006442">
            <text:p>6.442E-003</text:p>
          </table:table-cell>
          <table:table-cell office:value-type="float" office:value="0.000043">
            <text:p>4.300E-005</text:p>
          </table:table-cell>
          <table:table-cell office:value-type="float" office:value="0.019013">
            <text:p>1.901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.090563">
            <text:p>3.091E+000</text:p>
          </table:table-cell>
          <table:table-cell office:value-type="float" office:value="9.517556">
            <text:p>9.518E+000</text:p>
          </table:table-cell>
          <table:table-cell office:value-type="float" office:value="0.065569">
            <text:p>6.557E-002</text:p>
          </table:table-cell>
          <table:table-cell office:value-type="float" office:value="0.065175">
            <text:p>6.518E-002</text:p>
          </table:table-cell>
          <table:table-cell office:value-type="float" office:value="0.004261">
            <text:p>4.261E-003</text:p>
          </table:table-cell>
          <table:table-cell office:value-type="float" office:value="0.200982">
            <text:p>2.010E-001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.951342">
            <text:p>2.951E+000</text:p>
          </table:table-cell>
          <table:table-cell office:value-type="float" office:value="8.677198">
            <text:p>8.677E+000</text:p>
          </table:table-cell>
          <table:table-cell office:value-type="float" office:value="0.005116">
            <text:p>5.116E-003</text:p>
          </table:table-cell>
          <table:table-cell office:value-type="float" office:value="0.004991">
            <text:p>4.991E-003</text:p>
          </table:table-cell>
          <table:table-cell office:value-type="float" office:value="0.000025">
            <text:p>2.500E-005</text:p>
          </table:table-cell>
          <table:table-cell office:value-type="float" office:value="0.014647">
            <text:p>1.465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.042345">
            <text:p>3.042E+000</text:p>
          </table:table-cell>
          <table:table-cell office:value-type="float" office:value="9.222329">
            <text:p>9.222E+000</text:p>
          </table:table-cell>
          <table:table-cell office:value-type="float" office:value="0.001457">
            <text:p>1.457E-003</text:p>
          </table:table-cell>
          <table:table-cell office:value-type="float" office:value="0.001449">
            <text:p>1.449E-003</text:p>
          </table:table-cell>
          <table:table-cell office:value-type="float" office:value="0.000002">
            <text:p>2.000E-006</text:p>
          </table:table-cell>
          <table:table-cell office:value-type="float" office:value="0.004379">
            <text:p>4.379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.036076">
            <text:p>3.036E+000</text:p>
          </table:table-cell>
          <table:table-cell office:value-type="float" office:value="9.183952">
            <text:p>9.184E+000</text:p>
          </table:table-cell>
          <table:table-cell office:value-type="float" office:value="0.00296">
            <text:p>2.960E-003</text:p>
          </table:table-cell>
          <table:table-cell office:value-type="float" office:value="0.003061">
            <text:p>3.061E-003</text:p>
          </table:table-cell>
          <table:table-cell office:value-type="float" office:value="0.000009">
            <text:p>9.000E-006</text:p>
          </table:table-cell>
          <table:table-cell office:value-type="float" office:value="0.009277">
            <text:p>9.27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.913028">
            <text:p>2.913E+000</text:p>
          </table:table-cell>
          <table:table-cell office:value-type="float" office:value="8.451131">
            <text:p>8.451E+000</text:p>
          </table:table-cell>
          <table:table-cell office:value-type="float" office:value="0.002842">
            <text:p>2.842E-003</text:p>
          </table:table-cell>
          <table:table-cell office:value-type="float" office:value="0.002937">
            <text:p>2.937E-003</text:p>
          </table:table-cell>
          <table:table-cell office:value-type="float" office:value="0.000008">
            <text:p>8.000E-006</text:p>
          </table:table-cell>
          <table:table-cell office:value-type="float" office:value="0.008528">
            <text:p>8.52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.015426">
            <text:p>3.015E+000</text:p>
          </table:table-cell>
          <table:table-cell office:value-type="float" office:value="9.058335">
            <text:p>9.058E+000</text:p>
          </table:table-cell>
          <table:table-cell office:value-type="float" office:value="0.005732">
            <text:p>5.732E-003</text:p>
          </table:table-cell>
          <table:table-cell office:value-type="float" office:value="0.005702">
            <text:p>5.702E-003</text:p>
          </table:table-cell>
          <table:table-cell office:value-type="float" office:value="0.000033">
            <text:p>3.300E-005</text:p>
          </table:table-cell>
          <table:table-cell office:value-type="float" office:value="0.017104">
            <text:p>1.710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.970043">
            <text:p>2.970E+000</text:p>
          </table:table-cell>
          <table:table-cell office:value-type="float" office:value="8.7882">
            <text:p>8.788E+000</text:p>
          </table:table-cell>
          <table:table-cell office:value-type="float" office:value="0.011351">
            <text:p>1.135E-002</text:p>
          </table:table-cell>
          <table:table-cell office:value-type="float" office:value="0.011291">
            <text:p>1.129E-002</text:p>
          </table:table-cell>
          <table:table-cell office:value-type="float" office:value="0.000128">
            <text:p>1.280E-004</text:p>
          </table:table-cell>
          <table:table-cell office:value-type="float" office:value="0.033461">
            <text:p>3.34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.016708">
            <text:p>3.017E+000</text:p>
          </table:table-cell>
          <table:table-cell office:value-type="float" office:value="9.067055">
            <text:p>9.067E+000</text:p>
          </table:table-cell>
          <table:table-cell office:value-type="float" office:value="0.004231">
            <text:p>4.231E-003</text:p>
          </table:table-cell>
          <table:table-cell office:value-type="float" office:value="0.004196">
            <text:p>4.196E-003</text:p>
          </table:table-cell>
          <table:table-cell office:value-type="float" office:value="0.000018">
            <text:p>1.800E-005</text:p>
          </table:table-cell>
          <table:table-cell office:value-type="float" office:value="0.012626">
            <text:p>1.263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.992731">
            <text:p>2.993E+000</text:p>
          </table:table-cell>
          <table:table-cell office:value-type="float" office:value="8.922658">
            <text:p>8.923E+000</text:p>
          </table:table-cell>
          <table:table-cell office:value-type="float" office:value="0.000439">
            <text:p>4.390E-004</text:p>
          </table:table-cell>
          <table:table-cell office:value-type="float" office:value="0.000396">
            <text:p>3.960E-004</text:p>
          </table:table-cell>
          <table:table-cell office:value-type="float" office:value="0">
            <text:p>0.000E+000</text:p>
          </table:table-cell>
          <table:table-cell office:value-type="float" office:value="0.001126">
            <text:p>1.126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.944271">
            <text:p>2.944E+000</text:p>
          </table:table-cell>
          <table:table-cell office:value-type="float" office:value="8.638053">
            <text:p>8.638E+000</text:p>
          </table:table-cell>
          <table:table-cell office:value-type="float" office:value="0.002042">
            <text:p>2.042E-003</text:p>
          </table:table-cell>
          <table:table-cell office:value-type="float" office:value="0.001995">
            <text:p>1.995E-003</text:p>
          </table:table-cell>
          <table:table-cell office:value-type="float" office:value="0.000004">
            <text:p>4.000E-006</text:p>
          </table:table-cell>
          <table:table-cell office:value-type="float" office:value="0.005847">
            <text:p>5.84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.967572">
            <text:p>2.968E+000</text:p>
          </table:table-cell>
          <table:table-cell office:value-type="float" office:value="8.774059">
            <text:p>8.774E+000</text:p>
          </table:table-cell>
          <table:table-cell office:value-type="float" office:value="0.045711">
            <text:p>4.571E-002</text:p>
          </table:table-cell>
          <table:table-cell office:value-type="float" office:value="0.045958">
            <text:p>4.596E-002</text:p>
          </table:table-cell>
          <table:table-cell office:value-type="float" office:value="0.002106">
            <text:p>2.106E-003</text:p>
          </table:table-cell>
          <table:table-cell office:value-type="float" office:value="0.13588">
            <text:p>1.359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.065462">
            <text:p>3.065E+000</text:p>
          </table:table-cell>
          <table:table-cell office:value-type="float" office:value="9.363562">
            <text:p>9.364E+000</text:p>
          </table:table-cell>
          <table:table-cell office:value-type="float" office:value="0.029637">
            <text:p>2.964E-002</text:p>
          </table:table-cell>
          <table:table-cell office:value-type="float" office:value="0.028492">
            <text:p>2.849E-002</text:p>
          </table:table-cell>
          <table:table-cell office:value-type="float" office:value="0.000828">
            <text:p>8.280E-004</text:p>
          </table:table-cell>
          <table:table-cell office:value-type="float" office:value="0.086306">
            <text:p>8.631E-002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.002154">
            <text:p>3.002E+000</text:p>
          </table:table-cell>
          <table:table-cell office:value-type="float" office:value="8.980102">
            <text:p>8.980E+000</text:p>
          </table:table-cell>
          <table:table-cell office:value-type="float" office:value="0.017339">
            <text:p>1.734E-002</text:p>
          </table:table-cell>
          <table:table-cell office:value-type="float" office:value="0.017174">
            <text:p>1.717E-002</text:p>
          </table:table-cell>
          <table:table-cell office:value-type="float" office:value="0.000296">
            <text:p>2.960E-004</text:p>
          </table:table-cell>
          <table:table-cell office:value-type="float" office:value="0.051164">
            <text:p>5.11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.981288">
            <text:p>2.981E+000</text:p>
          </table:table-cell>
          <table:table-cell office:value-type="float" office:value="8.854621">
            <text:p>8.855E+000</text:p>
          </table:table-cell>
          <table:table-cell office:value-type="float" office:value="0.003317">
            <text:p>3.317E-003</text:p>
          </table:table-cell>
          <table:table-cell office:value-type="float" office:value="0.002216">
            <text:p>2.216E-003</text:p>
          </table:table-cell>
          <table:table-cell office:value-type="float" office:value="0.000006">
            <text:p>6.000E-006</text:p>
          </table:table-cell>
          <table:table-cell office:value-type="float" office:value="0.005774">
            <text:p>5.774E-003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.076039">
            <text:p>3.076E+000</text:p>
          </table:table-cell>
          <table:table-cell office:value-type="float" office:value="9.428374">
            <text:p>9.428E+000</text:p>
          </table:table-cell>
          <table:table-cell office:value-type="float" office:value="0.000541">
            <text:p>5.410E-004</text:p>
          </table:table-cell>
          <table:table-cell office:value-type="float" office:value="0.000523">
            <text:p>5.230E-004</text:p>
          </table:table-cell>
          <table:table-cell office:value-type="float" office:value="0">
            <text:p>0.000E+000</text:p>
          </table:table-cell>
          <table:table-cell office:value-type="float" office:value="0.001593">
            <text:p>1.593E-003</text:p>
          </table:table-cell>
          <table:table-cell office:value-type="float" office:value="-0">
            <text:p>-0.000E+0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ine_3" table:style-name="ta1" table:print="false">
        <table:table-column table:style-name="co1" table:default-cell-style-name="Default"/>
        <table:table-column table:style-name="co2" table:number-columns-repeated="4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7.259842">
            <text:p>7.260E+000</text:p>
          </table:table-cell>
          <table:table-cell office:value-type="float" office:value="52.678736">
            <text:p>5.268E+001</text:p>
          </table:table-cell>
          <table:table-cell office:value-type="float" office:value="0.00018">
            <text:p>1.800E-004</text:p>
          </table:table-cell>
          <table:table-cell office:value-type="float" office:value="0.00002">
            <text:p>2.000E-005</text:p>
          </table:table-cell>
          <table:table-cell office:value-type="float" office:value="-0">
            <text:p>-0.000E+000</text:p>
          </table:table-cell>
          <table:table-cell office:value-type="float" office:value="-0.000143">
            <text:p>-1.43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68976">
            <text:p>3.690E+000</text:p>
          </table:table-cell>
          <table:table-cell office:value-type="float" office:value="13.579481">
            <text:p>1.358E+001</text:p>
          </table:table-cell>
          <table:table-cell office:value-type="float" office:value="0.000011">
            <text:p>1.100E-005</text:p>
          </table:table-cell>
          <table:table-cell office:value-type="float" office:value="0.000006">
            <text:p>6.000E-006</text:p>
          </table:table-cell>
          <table:table-cell office:value-type="float" office:value="0">
            <text:p>0.000E+000</text:p>
          </table:table-cell>
          <table:table-cell office:value-type="float" office:value="0.000016">
            <text:p>1.6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689037">
            <text:p>3.689E+000</text:p>
          </table:table-cell>
          <table:table-cell office:value-type="float" office:value="13.56453">
            <text:p>1.356E+001</text:p>
          </table:table-cell>
          <table:table-cell office:value-type="float" office:value="0.000012">
            <text:p>1.200E-005</text:p>
          </table:table-cell>
          <table:table-cell office:value-type="float" office:value="0.000006">
            <text:p>6.000E-006</text:p>
          </table:table-cell>
          <table:table-cell office:value-type="float" office:value="0">
            <text:p>0.000E+000</text:p>
          </table:table-cell>
          <table:table-cell office:value-type="float" office:value="0.000016">
            <text:p>1.6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657979">
            <text:p>3.658E+000</text:p>
          </table:table-cell>
          <table:table-cell office:value-type="float" office:value="13.347147">
            <text:p>1.335E+001</text:p>
          </table:table-cell>
          <table:table-cell office:value-type="float" office:value="0.005484">
            <text:p>5.484E-003</text:p>
          </table:table-cell>
          <table:table-cell office:value-type="float" office:value="0.005461">
            <text:p>5.461E-003</text:p>
          </table:table-cell>
          <table:table-cell office:value-type="float" office:value="0.00003">
            <text:p>3.000E-005</text:p>
          </table:table-cell>
          <table:table-cell office:value-type="float" office:value="0.019951">
            <text:p>1.99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659279">
            <text:p>3.659E+000</text:p>
          </table:table-cell>
          <table:table-cell office:value-type="float" office:value="13.351048">
            <text:p>1.335E+001</text:p>
          </table:table-cell>
          <table:table-cell office:value-type="float" office:value="0.00345">
            <text:p>3.450E-003</text:p>
          </table:table-cell>
          <table:table-cell office:value-type="float" office:value="0.003457">
            <text:p>3.457E-003</text:p>
          </table:table-cell>
          <table:table-cell office:value-type="float" office:value="0.000012">
            <text:p>1.200E-005</text:p>
          </table:table-cell>
          <table:table-cell office:value-type="float" office:value="0.012633">
            <text:p>1.26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681732">
            <text:p>3.682E+000</text:p>
          </table:table-cell>
          <table:table-cell office:value-type="float" office:value="13.521919">
            <text:p>1.352E+001</text:p>
          </table:table-cell>
          <table:table-cell office:value-type="float" office:value="0.000945">
            <text:p>9.450E-004</text:p>
          </table:table-cell>
          <table:table-cell office:value-type="float" office:value="0.000221">
            <text:p>2.210E-004</text:p>
          </table:table-cell>
          <table:table-cell office:value-type="float" office:value="0">
            <text:p>0.000E+000</text:p>
          </table:table-cell>
          <table:table-cell office:value-type="float" office:value="0.000155">
            <text:p>1.55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613054">
            <text:p>3.613E+000</text:p>
          </table:table-cell>
          <table:table-cell office:value-type="float" office:value="13.02018">
            <text:p>1.302E+001</text:p>
          </table:table-cell>
          <table:table-cell office:value-type="float" office:value="0.000648">
            <text:p>6.480E-004</text:p>
          </table:table-cell>
          <table:table-cell office:value-type="float" office:value="0.000571">
            <text:p>5.710E-004</text:p>
          </table:table-cell>
          <table:table-cell office:value-type="float" office:value="0">
            <text:p>0.000E+000</text:p>
          </table:table-cell>
          <table:table-cell office:value-type="float" office:value="0.002002">
            <text:p>2.002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617363">
            <text:p>3.617E+000</text:p>
          </table:table-cell>
          <table:table-cell office:value-type="float" office:value="13.051929">
            <text:p>1.305E+001</text:p>
          </table:table-cell>
          <table:table-cell office:value-type="float" office:value="0.000536">
            <text:p>5.360E-004</text:p>
          </table:table-cell>
          <table:table-cell office:value-type="float" office:value="0.000489">
            <text:p>4.890E-004</text:p>
          </table:table-cell>
          <table:table-cell office:value-type="float" office:value="0">
            <text:p>0.000E+000</text:p>
          </table:table-cell>
          <table:table-cell office:value-type="float" office:value="0.001743">
            <text:p>1.743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670338">
            <text:p>3.670E+000</text:p>
          </table:table-cell>
          <table:table-cell office:value-type="float" office:value="13.437997">
            <text:p>1.344E+001</text:p>
          </table:table-cell>
          <table:table-cell office:value-type="float" office:value="0.017387">
            <text:p>1.739E-002</text:p>
          </table:table-cell>
          <table:table-cell office:value-type="float" office:value="0.016914">
            <text:p>1.691E-002</text:p>
          </table:table-cell>
          <table:table-cell office:value-type="float" office:value="0.00029">
            <text:p>2.900E-004</text:p>
          </table:table-cell>
          <table:table-cell office:value-type="float" office:value="0.061597">
            <text:p>6.160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636198">
            <text:p>3.636E+000</text:p>
          </table:table-cell>
          <table:table-cell office:value-type="float" office:value="13.186263">
            <text:p>1.319E+001</text:p>
          </table:table-cell>
          <table:table-cell office:value-type="float" office:value="0.005951">
            <text:p>5.951E-003</text:p>
          </table:table-cell>
          <table:table-cell office:value-type="float" office:value="0.005913">
            <text:p>5.913E-003</text:p>
          </table:table-cell>
          <table:table-cell office:value-type="float" office:value="0.000035">
            <text:p>3.500E-005</text:p>
          </table:table-cell>
          <table:table-cell office:value-type="float" office:value="0.021473">
            <text:p>2.14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65486">
            <text:p>3.655E+000</text:p>
          </table:table-cell>
          <table:table-cell office:value-type="float" office:value="13.325135">
            <text:p>1.333E+001</text:p>
          </table:table-cell>
          <table:table-cell office:value-type="float" office:value="0.000066">
            <text:p>6.600E-005</text:p>
          </table:table-cell>
          <table:table-cell office:value-type="float" office:value="0.000041">
            <text:p>4.100E-005</text:p>
          </table:table-cell>
          <table:table-cell office:value-type="float" office:value="0">
            <text:p>0.000E+000</text:p>
          </table:table-cell>
          <table:table-cell office:value-type="float" office:value="0.000133">
            <text:p>1.33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572921">
            <text:p>3.573E+000</text:p>
          </table:table-cell>
          <table:table-cell office:value-type="float" office:value="12.732379">
            <text:p>1.273E+001</text:p>
          </table:table-cell>
          <table:table-cell office:value-type="float" office:value="0.013174">
            <text:p>1.317E-002</text:p>
          </table:table-cell>
          <table:table-cell office:value-type="float" office:value="0.012955">
            <text:p>1.296E-002</text:p>
          </table:table-cell>
          <table:table-cell office:value-type="float" office:value="0.000169">
            <text:p>1.690E-004</text:p>
          </table:table-cell>
          <table:table-cell office:value-type="float" office:value="0.046199">
            <text:p>4.620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549372">
            <text:p>3.549E+000</text:p>
          </table:table-cell>
          <table:table-cell office:value-type="float" office:value="12.562507">
            <text:p>1.256E+001</text:p>
          </table:table-cell>
          <table:table-cell office:value-type="float" office:value="0.035335">
            <text:p>3.534E-002</text:p>
          </table:table-cell>
          <table:table-cell office:value-type="float" office:value="0.035253">
            <text:p>3.525E-002</text:p>
          </table:table-cell>
          <table:table-cell office:value-type="float" office:value="0.001244">
            <text:p>1.244E-003</text:p>
          </table:table-cell>
          <table:table-cell office:value-type="float" office:value="0.124862">
            <text:p>1.249E-001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333311">
            <text:p>3.333E+000</text:p>
          </table:table-cell>
          <table:table-cell office:value-type="float" office:value="11.077939">
            <text:p>1.108E+001</text:p>
          </table:table-cell>
          <table:table-cell office:value-type="float" office:value="0.014063">
            <text:p>1.406E-002</text:p>
          </table:table-cell>
          <table:table-cell office:value-type="float" office:value="0.013498">
            <text:p>1.350E-002</text:p>
          </table:table-cell>
          <table:table-cell office:value-type="float" office:value="0.000186">
            <text:p>1.860E-004</text:p>
          </table:table-cell>
          <table:table-cell office:value-type="float" office:value="0.044594">
            <text:p>4.459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059098">
            <text:p>3.059E+000</text:p>
          </table:table-cell>
          <table:table-cell office:value-type="float" office:value="9.323165">
            <text:p>9.323E+000</text:p>
          </table:table-cell>
          <table:table-cell office:value-type="float" office:value="0.00979">
            <text:p>9.790E-003</text:p>
          </table:table-cell>
          <table:table-cell office:value-type="float" office:value="0.009336">
            <text:p>9.336E-003</text:p>
          </table:table-cell>
          <table:table-cell office:value-type="float" office:value="0.000089">
            <text:p>8.900E-005</text:p>
          </table:table-cell>
          <table:table-cell office:value-type="float" office:value="0.028189">
            <text:p>2.819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301807">
            <text:p>3.302E+000</text:p>
          </table:table-cell>
          <table:table-cell office:value-type="float" office:value="10.865486">
            <text:p>1.087E+001</text:p>
          </table:table-cell>
          <table:table-cell office:value-type="float" office:value="0.009774">
            <text:p>9.774E-003</text:p>
          </table:table-cell>
          <table:table-cell office:value-type="float" office:value="0.007888">
            <text:p>7.888E-003</text:p>
          </table:table-cell>
          <table:table-cell office:value-type="float" office:value="0.000069">
            <text:p>6.900E-005</text:p>
          </table:table-cell>
          <table:table-cell office:value-type="float" office:value="0.024563">
            <text:p>2.456E-002</text:p>
          </table:table-cell>
          <table:table-cell office:value-type="float" office:value="0.000003">
            <text:p>3.000E-0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085685">
            <text:p>3.086E+000</text:p>
          </table:table-cell>
          <table:table-cell office:value-type="float" office:value="9.487698">
            <text:p>9.488E+000</text:p>
          </table:table-cell>
          <table:table-cell office:value-type="float" office:value="0.06565">
            <text:p>6.565E-002</text:p>
          </table:table-cell>
          <table:table-cell office:value-type="float" office:value="0.0636">
            <text:p>6.360E-002</text:p>
          </table:table-cell>
          <table:table-cell office:value-type="float" office:value="0.00411">
            <text:p>4.110E-003</text:p>
          </table:table-cell>
          <table:table-cell office:value-type="float" office:value="0.194615">
            <text:p>1.946E-001</text:p>
          </table:table-cell>
          <table:table-cell office:value-type="float" office:value="-0.000008">
            <text:p>-8.000E-0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0991">
            <text:p>3.099E+000</text:p>
          </table:table-cell>
          <table:table-cell office:value-type="float" office:value="9.569627">
            <text:p>9.570E+000</text:p>
          </table:table-cell>
          <table:table-cell office:value-type="float" office:value="0.002005">
            <text:p>2.005E-003</text:p>
          </table:table-cell>
          <table:table-cell office:value-type="float" office:value="0.000289">
            <text:p>2.890E-004</text:p>
          </table:table-cell>
          <table:table-cell office:value-type="float" office:value="-0">
            <text:p>-0.000E+000</text:p>
          </table:table-cell>
          <table:table-cell office:value-type="float" office:value="-0.000445">
            <text:p>-4.45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097375">
            <text:p>3.097E+000</text:p>
          </table:table-cell>
          <table:table-cell office:value-type="float" office:value="9.557975">
            <text:p>9.558E+000</text:p>
          </table:table-cell>
          <table:table-cell office:value-type="float" office:value="0.05222">
            <text:p>5.222E-002</text:p>
          </table:table-cell>
          <table:table-cell office:value-type="float" office:value="0.048836">
            <text:p>4.884E-002</text:p>
          </table:table-cell>
          <table:table-cell office:value-type="float" office:value="0.002466">
            <text:p>2.466E-003</text:p>
          </table:table-cell>
          <table:table-cell office:value-type="float" office:value="0.148759">
            <text:p>1.488E-001</text:p>
          </table:table-cell>
          <table:table-cell office:value-type="float" office:value="-0.000015">
            <text:p>-1.500E-00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.981275">
            <text:p>2.981E+000</text:p>
          </table:table-cell>
          <table:table-cell office:value-type="float" office:value="8.856132">
            <text:p>8.856E+000</text:p>
          </table:table-cell>
          <table:table-cell office:value-type="float" office:value="0.012683">
            <text:p>1.268E-002</text:p>
          </table:table-cell>
          <table:table-cell office:value-type="float" office:value="0.009183">
            <text:p>9.183E-003</text:p>
          </table:table-cell>
          <table:table-cell office:value-type="float" office:value="0.000099">
            <text:p>9.900E-005</text:p>
          </table:table-cell>
          <table:table-cell office:value-type="float" office:value="0.024858">
            <text:p>2.486E-002</text:p>
          </table:table-cell>
          <table:table-cell office:value-type="float" office:value="-0.000007">
            <text:p>-7.000E-0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921929">
            <text:p>2.922E+000</text:p>
          </table:table-cell>
          <table:table-cell office:value-type="float" office:value="8.503058">
            <text:p>8.503E+000</text:p>
          </table:table-cell>
          <table:table-cell office:value-type="float" office:value="0.010315">
            <text:p>1.032E-002</text:p>
          </table:table-cell>
          <table:table-cell office:value-type="float" office:value="0.004581">
            <text:p>4.581E-003</text:p>
          </table:table-cell>
          <table:table-cell office:value-type="float" office:value="0.00003">
            <text:p>3.000E-005</text:p>
          </table:table-cell>
          <table:table-cell office:value-type="float" office:value="0.009305">
            <text:p>9.305E-003</text:p>
          </table:table-cell>
          <table:table-cell office:value-type="float" office:value="-0.00001">
            <text:p>-1.000E-0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987874">
            <text:p>2.988E+000</text:p>
          </table:table-cell>
          <table:table-cell office:value-type="float" office:value="8.893244">
            <text:p>8.893E+000</text:p>
          </table:table-cell>
          <table:table-cell office:value-type="float" office:value="0.033128">
            <text:p>3.313E-002</text:p>
          </table:table-cell>
          <table:table-cell office:value-type="float" office:value="0.028746">
            <text:p>2.875E-002</text:p>
          </table:table-cell>
          <table:table-cell office:value-type="float" office:value="0.000887">
            <text:p>8.870E-004</text:p>
          </table:table-cell>
          <table:table-cell office:value-type="float" office:value="0.082912">
            <text:p>8.291E-002</text:p>
          </table:table-cell>
          <table:table-cell office:value-type="float" office:value="-0.000017">
            <text:p>-1.700E-00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752999">
            <text:p>2.753E+000</text:p>
          </table:table-cell>
          <table:table-cell office:value-type="float" office:value="7.545384">
            <text:p>7.545E+000</text:p>
          </table:table-cell>
          <table:table-cell office:value-type="float" office:value="0.005075">
            <text:p>5.075E-003</text:p>
          </table:table-cell>
          <table:table-cell office:value-type="float" office:value="0.000833">
            <text:p>8.330E-004</text:p>
          </table:table-cell>
          <table:table-cell office:value-type="float" office:value="0">
            <text:p>0.000E+000</text:p>
          </table:table-cell>
          <table:table-cell office:value-type="float" office:value="-0.000626">
            <text:p>-6.260E-004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827501">
            <text:p>2.828E+000</text:p>
          </table:table-cell>
          <table:table-cell office:value-type="float" office:value="7.961506">
            <text:p>7.962E+000</text:p>
          </table:table-cell>
          <table:table-cell office:value-type="float" office:value="0.007193">
            <text:p>7.193E-003</text:p>
          </table:table-cell>
          <table:table-cell office:value-type="float" office:value="0.002295">
            <text:p>2.295E-003</text:p>
          </table:table-cell>
          <table:table-cell office:value-type="float" office:value="0.000008">
            <text:p>8.000E-006</text:p>
          </table:table-cell>
          <table:table-cell office:value-type="float" office:value="0.003068">
            <text:p>3.068E-003</text:p>
          </table:table-cell>
          <table:table-cell office:value-type="float" office:value="-0.000005">
            <text:p>-5.000E-00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.933767">
            <text:p>2.934E+000</text:p>
          </table:table-cell>
          <table:table-cell office:value-type="float" office:value="8.570935">
            <text:p>8.571E+000</text:p>
          </table:table-cell>
          <table:table-cell office:value-type="float" office:value="0.010252">
            <text:p>1.025E-002</text:p>
          </table:table-cell>
          <table:table-cell office:value-type="float" office:value="0.003952">
            <text:p>3.952E-003</text:p>
          </table:table-cell>
          <table:table-cell office:value-type="float" office:value="0.000023">
            <text:p>2.300E-005</text:p>
          </table:table-cell>
          <table:table-cell office:value-type="float" office:value="0.007058">
            <text:p>7.058E-003</text:p>
          </table:table-cell>
          <table:table-cell office:value-type="float" office:value="-0.00001">
            <text:p>-1.000E-00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80981">
            <text:p>2.810E+000</text:p>
          </table:table-cell>
          <table:table-cell office:value-type="float" office:value="7.860089">
            <text:p>7.860E+000</text:p>
          </table:table-cell>
          <table:table-cell office:value-type="float" office:value="0.053258">
            <text:p>5.326E-002</text:p>
          </table:table-cell>
          <table:table-cell office:value-type="float" office:value="0.047966">
            <text:p>4.797E-002</text:p>
          </table:table-cell>
          <table:table-cell office:value-type="float" office:value="0.002424">
            <text:p>2.424E-003</text:p>
          </table:table-cell>
          <table:table-cell office:value-type="float" office:value="0.131195">
            <text:p>1.312E-001</text:p>
          </table:table-cell>
          <table:table-cell office:value-type="float" office:value="-0.000029">
            <text:p>-2.900E-00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930113">
            <text:p>2.930E+000</text:p>
          </table:table-cell>
          <table:table-cell office:value-type="float" office:value="8.549133">
            <text:p>8.549E+000</text:p>
          </table:table-cell>
          <table:table-cell office:value-type="float" office:value="0.260148">
            <text:p>2.601E-001</text:p>
          </table:table-cell>
          <table:table-cell office:value-type="float" office:value="0.25083">
            <text:p>2.508E-001</text:p>
          </table:table-cell>
          <table:table-cell office:value-type="float" office:value="0.064073">
            <text:p>6.407E-002</text:p>
          </table:table-cell>
          <table:table-cell office:value-type="float" office:value="0.728306">
            <text:p>7.283E-001</text:p>
          </table:table-cell>
          <table:table-cell office:value-type="float" office:value="-0.000155">
            <text:p>-1.550E-00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76211">
            <text:p>2.762E+000</text:p>
          </table:table-cell>
          <table:table-cell office:value-type="float" office:value="7.594189">
            <text:p>7.594E+000</text:p>
          </table:table-cell>
          <table:table-cell office:value-type="float" office:value="0.009822">
            <text:p>9.822E-003</text:p>
          </table:table-cell>
          <table:table-cell office:value-type="float" office:value="0.002284">
            <text:p>2.284E-003</text:p>
          </table:table-cell>
          <table:table-cell office:value-type="float" office:value="0.000007">
            <text:p>7.000E-006</text:p>
          </table:table-cell>
          <table:table-cell office:value-type="float" office:value="0.001097">
            <text:p>1.097E-003</text:p>
          </table:table-cell>
          <table:table-cell office:value-type="float" office:value="0.000008">
            <text:p>8.000E-00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.75706">
            <text:p>2.757E+000</text:p>
          </table:table-cell>
          <table:table-cell office:value-type="float" office:value="7.56612">
            <text:p>7.566E+000</text:p>
          </table:table-cell>
          <table:table-cell office:value-type="float" office:value="0.009345">
            <text:p>9.345E-003</text:p>
          </table:table-cell>
          <table:table-cell office:value-type="float" office:value="0.004037">
            <text:p>4.037E-003</text:p>
          </table:table-cell>
          <table:table-cell office:value-type="float" office:value="0.000023">
            <text:p>2.300E-005</text:p>
          </table:table-cell>
          <table:table-cell office:value-type="float" office:value="0.007505">
            <text:p>7.505E-003</text:p>
          </table:table-cell>
          <table:table-cell office:value-type="float" office:value="-0.000008">
            <text:p>-8.000E-00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.658466">
            <text:p>2.658E+000</text:p>
          </table:table-cell>
          <table:table-cell office:value-type="float" office:value="7.032981">
            <text:p>7.033E+000</text:p>
          </table:table-cell>
          <table:table-cell office:value-type="float" office:value="0.00612">
            <text:p>6.120E-003</text:p>
          </table:table-cell>
          <table:table-cell office:value-type="float" office:value="0.001268">
            <text:p>1.268E-003</text:p>
          </table:table-cell>
          <table:table-cell office:value-type="float" office:value="0.000002">
            <text:p>2.000E-006</text:p>
          </table:table-cell>
          <table:table-cell office:value-type="float" office:value="0.000175">
            <text:p>1.750E-004</text:p>
          </table:table-cell>
          <table:table-cell office:value-type="float" office:value="-0.000003">
            <text:p>-3.000E-00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.692488">
            <text:p>2.692E+000</text:p>
          </table:table-cell>
          <table:table-cell office:value-type="float" office:value="7.215251">
            <text:p>7.215E+000</text:p>
          </table:table-cell>
          <table:table-cell office:value-type="float" office:value="0.022846">
            <text:p>2.285E-002</text:p>
          </table:table-cell>
          <table:table-cell office:value-type="float" office:value="0.017749">
            <text:p>1.775E-002</text:p>
          </table:table-cell>
          <table:table-cell office:value-type="float" office:value="0.000357">
            <text:p>3.570E-004</text:p>
          </table:table-cell>
          <table:table-cell office:value-type="float" office:value="0.044409">
            <text:p>4.441E-002</text:p>
          </table:table-cell>
          <table:table-cell office:value-type="float" office:value="-0.000017">
            <text:p>-1.700E-00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.808718">
            <text:p>2.809E+000</text:p>
          </table:table-cell>
          <table:table-cell office:value-type="float" office:value="7.852711">
            <text:p>7.853E+000</text:p>
          </table:table-cell>
          <table:table-cell office:value-type="float" office:value="0.009868">
            <text:p>9.868E-003</text:p>
          </table:table-cell>
          <table:table-cell office:value-type="float" office:value="0.004155">
            <text:p>4.155E-003</text:p>
          </table:table-cell>
          <table:table-cell office:value-type="float" office:value="0.000025">
            <text:p>2.500E-005</text:p>
          </table:table-cell>
          <table:table-cell office:value-type="float" office:value="0.007766">
            <text:p>7.766E-003</text:p>
          </table:table-cell>
          <table:table-cell office:value-type="float" office:value="-0.000009">
            <text:p>-9.000E-00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736372">
            <text:p>2.736E+000</text:p>
          </table:table-cell>
          <table:table-cell office:value-type="float" office:value="7.451312">
            <text:p>7.451E+000</text:p>
          </table:table-cell>
          <table:table-cell office:value-type="float" office:value="0.015265">
            <text:p>1.527E-002</text:p>
          </table:table-cell>
          <table:table-cell office:value-type="float" office:value="0.009506">
            <text:p>9.506E-003</text:p>
          </table:table-cell>
          <table:table-cell office:value-type="float" office:value="0.000114">
            <text:p>1.140E-004</text:p>
          </table:table-cell>
          <table:table-cell office:value-type="float" office:value="0.021868">
            <text:p>2.187E-002</text:p>
          </table:table-cell>
          <table:table-cell office:value-type="float" office:value="0.000014">
            <text:p>1.400E-00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.626927">
            <text:p>2.627E+000</text:p>
          </table:table-cell>
          <table:table-cell office:value-type="float" office:value="6.867171">
            <text:p>6.867E+000</text:p>
          </table:table-cell>
          <table:table-cell office:value-type="float" office:value="0.004008">
            <text:p>4.008E-003</text:p>
          </table:table-cell>
          <table:table-cell office:value-type="float" office:value="0.000481">
            <text:p>4.810E-004</text:p>
          </table:table-cell>
          <table:table-cell office:value-type="float" office:value="-0">
            <text:p>-0.000E+000</text:p>
          </table:table-cell>
          <table:table-cell office:value-type="float" office:value="-0.001054">
            <text:p>-1.054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72354">
            <text:p>2.724E+000</text:p>
          </table:table-cell>
          <table:table-cell office:value-type="float" office:value="7.380204">
            <text:p>7.380E+000</text:p>
          </table:table-cell>
          <table:table-cell office:value-type="float" office:value="0.013672">
            <text:p>1.367E-002</text:p>
          </table:table-cell>
          <table:table-cell office:value-type="float" office:value="0.005614">
            <text:p>5.614E-003</text:p>
          </table:table-cell>
          <table:table-cell office:value-type="float" office:value="0.000046">
            <text:p>4.600E-005</text:p>
          </table:table-cell>
          <table:table-cell office:value-type="float" office:value="0.009912">
            <text:p>9.912E-003</text:p>
          </table:table-cell>
          <table:table-cell office:value-type="float" office:value="-0.000017">
            <text:p>-1.700E-00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.651699">
            <text:p>2.652E+000</text:p>
          </table:table-cell>
          <table:table-cell office:value-type="float" office:value="6.995936">
            <text:p>6.996E+000</text:p>
          </table:table-cell>
          <table:table-cell office:value-type="float" office:value="0.006351">
            <text:p>6.351E-003</text:p>
          </table:table-cell>
          <table:table-cell office:value-type="float" office:value="0.001529">
            <text:p>1.529E-003</text:p>
          </table:table-cell>
          <table:table-cell office:value-type="float" office:value="0.000003">
            <text:p>3.000E-006</text:p>
          </table:table-cell>
          <table:table-cell office:value-type="float" office:value="0.000943">
            <text:p>9.430E-004</text:p>
          </table:table-cell>
          <table:table-cell office:value-type="float" office:value="-0.000004">
            <text:p>-4.000E-00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.634535">
            <text:p>2.635E+000</text:p>
          </table:table-cell>
          <table:table-cell office:value-type="float" office:value="6.905934">
            <text:p>6.906E+000</text:p>
          </table:table-cell>
          <table:table-cell office:value-type="float" office:value="0.019344">
            <text:p>1.934E-002</text:p>
          </table:table-cell>
          <table:table-cell office:value-type="float" office:value="0.013655">
            <text:p>1.366E-002</text:p>
          </table:table-cell>
          <table:table-cell office:value-type="float" office:value="0.000221">
            <text:p>2.210E-004</text:p>
          </table:table-cell>
          <table:table-cell office:value-type="float" office:value="0.032445">
            <text:p>3.245E-002</text:p>
          </table:table-cell>
          <table:table-cell office:value-type="float" office:value="-0.000017">
            <text:p>-1.700E-00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.654897">
            <text:p>2.655E+000</text:p>
          </table:table-cell>
          <table:table-cell office:value-type="float" office:value="7.013101">
            <text:p>7.013E+000</text:p>
          </table:table-cell>
          <table:table-cell office:value-type="float" office:value="0.010611">
            <text:p>1.061E-002</text:p>
          </table:table-cell>
          <table:table-cell office:value-type="float" office:value="0.006924">
            <text:p>6.924E-003</text:p>
          </table:table-cell>
          <table:table-cell office:value-type="float" office:value="0.000059">
            <text:p>5.900E-005</text:p>
          </table:table-cell>
          <table:table-cell office:value-type="float" office:value="0.01597">
            <text:p>1.597E-002</text:p>
          </table:table-cell>
          <table:table-cell office:value-type="float" office:value="-0.000006">
            <text:p>-6.000E-00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.595015">
            <text:p>2.595E+000</text:p>
          </table:table-cell>
          <table:table-cell office:value-type="float" office:value="6.699164">
            <text:p>6.699E+000</text:p>
          </table:table-cell>
          <table:table-cell office:value-type="float" office:value="0.005265">
            <text:p>5.265E-003</text:p>
          </table:table-cell>
          <table:table-cell office:value-type="float" office:value="0.001066">
            <text:p>1.066E-003</text:p>
          </table:table-cell>
          <table:table-cell office:value-type="float" office:value="0.000001">
            <text:p>1.000E-006</text:p>
          </table:table-cell>
          <table:table-cell office:value-type="float" office:value="0.000099">
            <text:p>9.900E-005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.607901">
            <text:p>2.608E+000</text:p>
          </table:table-cell>
          <table:table-cell office:value-type="float" office:value="6.766057">
            <text:p>6.766E+000</text:p>
          </table:table-cell>
          <table:table-cell office:value-type="float" office:value="0.006974">
            <text:p>6.974E-003</text:p>
          </table:table-cell>
          <table:table-cell office:value-type="float" office:value="0.003823">
            <text:p>3.823E-003</text:p>
          </table:table-cell>
          <table:table-cell office:value-type="float" office:value="0.000019">
            <text:p>1.900E-005</text:p>
          </table:table-cell>
          <table:table-cell office:value-type="float" office:value="0.007791">
            <text:p>7.791E-003</text:p>
          </table:table-cell>
          <table:table-cell office:value-type="float" office:value="0.000004">
            <text:p>4.000E-00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64545">
            <text:p>2.645E+000</text:p>
          </table:table-cell>
          <table:table-cell office:value-type="float" office:value="6.963264">
            <text:p>6.963E+000</text:p>
          </table:table-cell>
          <table:table-cell office:value-type="float" office:value="0.010522">
            <text:p>1.052E-002</text:p>
          </table:table-cell>
          <table:table-cell office:value-type="float" office:value="0.007923">
            <text:p>7.923E-003</text:p>
          </table:table-cell>
          <table:table-cell office:value-type="float" office:value="0.000072">
            <text:p>7.200E-005</text:p>
          </table:table-cell>
          <table:table-cell office:value-type="float" office:value="0.018983">
            <text:p>1.898E-002</text:p>
          </table:table-cell>
          <table:table-cell office:value-type="float" office:value="0.000004">
            <text:p>4.000E-00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.65214">
            <text:p>2.652E+000</text:p>
          </table:table-cell>
          <table:table-cell office:value-type="float" office:value="6.996519">
            <text:p>6.997E+000</text:p>
          </table:table-cell>
          <table:table-cell office:value-type="float" office:value="0.015003">
            <text:p>1.500E-002</text:p>
          </table:table-cell>
          <table:table-cell office:value-type="float" office:value="0.008011">
            <text:p>8.011E-003</text:p>
          </table:table-cell>
          <table:table-cell office:value-type="float" office:value="0.000086">
            <text:p>8.600E-005</text:p>
          </table:table-cell>
          <table:table-cell office:value-type="float" office:value="0.016763">
            <text:p>1.676E-002</text:p>
          </table:table-cell>
          <table:table-cell office:value-type="float" office:value="-0.000017">
            <text:p>-1.700E-00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.619625">
            <text:p>2.620E+000</text:p>
          </table:table-cell>
          <table:table-cell office:value-type="float" office:value="6.828268">
            <text:p>6.828E+000</text:p>
          </table:table-cell>
          <table:table-cell office:value-type="float" office:value="0.024695">
            <text:p>2.470E-002</text:p>
          </table:table-cell>
          <table:table-cell office:value-type="float" office:value="0.017472">
            <text:p>1.747E-002</text:p>
          </table:table-cell>
          <table:table-cell office:value-type="float" office:value="0.000362">
            <text:p>3.620E-004</text:p>
          </table:table-cell>
          <table:table-cell office:value-type="float" office:value="0.041117">
            <text:p>4.112E-002</text:p>
          </table:table-cell>
          <table:table-cell office:value-type="float" office:value="-0.000028">
            <text:p>-2.800E-00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.637729">
            <text:p>2.638E+000</text:p>
          </table:table-cell>
          <table:table-cell office:value-type="float" office:value="6.922841">
            <text:p>6.923E+000</text:p>
          </table:table-cell>
          <table:table-cell office:value-type="float" office:value="0.002468">
            <text:p>2.468E-003</text:p>
          </table:table-cell>
          <table:table-cell office:value-type="float" office:value="0.000952">
            <text:p>9.520E-004</text:p>
          </table:table-cell>
          <table:table-cell office:value-type="float" office:value="0.000001">
            <text:p>1.000E-006</text:p>
          </table:table-cell>
          <table:table-cell office:value-type="float" office:value="0.001448">
            <text:p>1.448E-003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.521852">
            <text:p>2.522E+000</text:p>
          </table:table-cell>
          <table:table-cell office:value-type="float" office:value="6.32669">
            <text:p>6.327E+000</text:p>
          </table:table-cell>
          <table:table-cell office:value-type="float" office:value="0.156412">
            <text:p>1.564E-001</text:p>
          </table:table-cell>
          <table:table-cell office:value-type="float" office:value="0.142951">
            <text:p>1.430E-001</text:p>
          </table:table-cell>
          <table:table-cell office:value-type="float" office:value="0.021374">
            <text:p>2.137E-002</text:p>
          </table:table-cell>
          <table:table-cell office:value-type="float" office:value="0.351144">
            <text:p>3.511E-001</text:p>
          </table:table-cell>
          <table:table-cell office:value-type="float" office:value="-0.000206">
            <text:p>-2.060E-00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.065178">
            <text:p>3.065E+000</text:p>
          </table:table-cell>
          <table:table-cell office:value-type="float" office:value="9.355463">
            <text:p>9.355E+000</text:p>
          </table:table-cell>
          <table:table-cell office:value-type="float" office:value="1.381781">
            <text:p>1.382E+000</text:p>
          </table:table-cell>
          <table:table-cell office:value-type="float" office:value="1.366676">
            <text:p>1.367E+000</text:p>
          </table:table-cell>
          <table:table-cell office:value-type="float" office:value="1.878097">
            <text:p>1.878E+000</text:p>
          </table:table-cell>
          <table:table-cell office:value-type="float" office:value="4.169788">
            <text:p>4.170E+000</text:p>
          </table:table-cell>
          <table:table-cell office:value-type="float" office:value="0.000751">
            <text:p>7.510E-00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.602331">
            <text:p>2.602E+000</text:p>
          </table:table-cell>
          <table:table-cell office:value-type="float" office:value="6.737039">
            <text:p>6.737E+000</text:p>
          </table:table-cell>
          <table:table-cell office:value-type="float" office:value="0.076754">
            <text:p>7.675E-002</text:p>
          </table:table-cell>
          <table:table-cell office:value-type="float" office:value="0.072028">
            <text:p>7.203E-002</text:p>
          </table:table-cell>
          <table:table-cell office:value-type="float" office:value="0.005355">
            <text:p>5.355E-003</text:p>
          </table:table-cell>
          <table:table-cell office:value-type="float" office:value="0.185793">
            <text:p>1.858E-001</text:p>
          </table:table-cell>
          <table:table-cell office:value-type="float" office:value="-0.000022">
            <text:p>-2.200E-00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.641303">
            <text:p>2.641E+000</text:p>
          </table:table-cell>
          <table:table-cell office:value-type="float" office:value="6.942546">
            <text:p>6.943E+000</text:p>
          </table:table-cell>
          <table:table-cell office:value-type="float" office:value="0.004354">
            <text:p>4.354E-003</text:p>
          </table:table-cell>
          <table:table-cell office:value-type="float" office:value="0.001144">
            <text:p>1.144E-003</text:p>
          </table:table-cell>
          <table:table-cell office:value-type="float" office:value="0.000002">
            <text:p>2.000E-006</text:p>
          </table:table-cell>
          <table:table-cell office:value-type="float" office:value="0.000926">
            <text:p>9.260E-004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.562271">
            <text:p>2.562E+000</text:p>
          </table:table-cell>
          <table:table-cell office:value-type="float" office:value="6.531474">
            <text:p>6.531E+000</text:p>
          </table:table-cell>
          <table:table-cell office:value-type="float" office:value="0.011717">
            <text:p>1.172E-002</text:p>
          </table:table-cell>
          <table:table-cell office:value-type="float" office:value="0.010356">
            <text:p>1.036E-002</text:p>
          </table:table-cell>
          <table:table-cell office:value-type="float" office:value="0.000114">
            <text:p>1.140E-004</text:p>
          </table:table-cell>
          <table:table-cell office:value-type="float" office:value="0.025791">
            <text:p>2.579E-002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.587665">
            <text:p>2.588E+000</text:p>
          </table:table-cell>
          <table:table-cell office:value-type="float" office:value="6.661826">
            <text:p>6.662E+000</text:p>
          </table:table-cell>
          <table:table-cell office:value-type="float" office:value="0.007593">
            <text:p>7.593E-003</text:p>
          </table:table-cell>
          <table:table-cell office:value-type="float" office:value="0.004899">
            <text:p>4.899E-003</text:p>
          </table:table-cell>
          <table:table-cell office:value-type="float" office:value="0.00003">
            <text:p>3.000E-005</text:p>
          </table:table-cell>
          <table:table-cell office:value-type="float" office:value="0.011144">
            <text:p>1.114E-002</text:p>
          </table:table-cell>
          <table:table-cell office:value-type="float" office:value="-0.000003">
            <text:p>-3.000E-00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596818">
            <text:p>2.597E+000</text:p>
          </table:table-cell>
          <table:table-cell office:value-type="float" office:value="6.708377">
            <text:p>6.708E+000</text:p>
          </table:table-cell>
          <table:table-cell office:value-type="float" office:value="0.003433">
            <text:p>3.433E-003</text:p>
          </table:table-cell>
          <table:table-cell office:value-type="float" office:value="0.000511">
            <text:p>5.110E-004</text:p>
          </table:table-cell>
          <table:table-cell office:value-type="float" office:value="-0">
            <text:p>-0.000E+000</text:p>
          </table:table-cell>
          <table:table-cell office:value-type="float" office:value="-0.000596">
            <text:p>-5.960E-004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.618993">
            <text:p>2.619E+000</text:p>
          </table:table-cell>
          <table:table-cell office:value-type="float" office:value="6.824089">
            <text:p>6.824E+000</text:p>
          </table:table-cell>
          <table:table-cell office:value-type="float" office:value="0.003444">
            <text:p>3.444E-003</text:p>
          </table:table-cell>
          <table:table-cell office:value-type="float" office:value="0.001249">
            <text:p>1.249E-003</text:p>
          </table:table-cell>
          <table:table-cell office:value-type="float" office:value="0.000002">
            <text:p>2.000E-006</text:p>
          </table:table-cell>
          <table:table-cell office:value-type="float" office:value="0.001776">
            <text:p>1.776E-003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.644055">
            <text:p>2.644E+000</text:p>
          </table:table-cell>
          <table:table-cell office:value-type="float" office:value="6.956607">
            <text:p>6.957E+000</text:p>
          </table:table-cell>
          <table:table-cell office:value-type="float" office:value="0.027198">
            <text:p>2.720E-002</text:p>
          </table:table-cell>
          <table:table-cell office:value-type="float" office:value="0.02529">
            <text:p>2.529E-002</text:p>
          </table:table-cell>
          <table:table-cell office:value-type="float" office:value="0.000663">
            <text:p>6.630E-004</text:p>
          </table:table-cell>
          <table:table-cell office:value-type="float" office:value="0.065433">
            <text:p>6.543E-002</text:p>
          </table:table-cell>
          <table:table-cell office:value-type="float" office:value="0.000004">
            <text:p>4.000E-00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.754814">
            <text:p>2.755E+000</text:p>
          </table:table-cell>
          <table:table-cell office:value-type="float" office:value="7.552616">
            <text:p>7.553E+000</text:p>
          </table:table-cell>
          <table:table-cell office:value-type="float" office:value="0.002529">
            <text:p>2.529E-003</text:p>
          </table:table-cell>
          <table:table-cell office:value-type="float" office:value="0.000565">
            <text:p>5.650E-004</text:p>
          </table:table-cell>
          <table:table-cell office:value-type="float" office:value="0">
            <text:p>0.000E+000</text:p>
          </table:table-cell>
          <table:table-cell office:value-type="float" office:value="0.00024">
            <text:p>2.400E-004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.688926">
            <text:p>2.689E+000</text:p>
          </table:table-cell>
          <table:table-cell office:value-type="float" office:value="7.194156">
            <text:p>7.194E+000</text:p>
          </table:table-cell>
          <table:table-cell office:value-type="float" office:value="0.001623">
            <text:p>1.623E-003</text:p>
          </table:table-cell>
          <table:table-cell office:value-type="float" office:value="0.000184">
            <text:p>1.840E-004</text:p>
          </table:table-cell>
          <table:table-cell office:value-type="float" office:value="-0">
            <text:p>-0.000E+000</text:p>
          </table:table-cell>
          <table:table-cell office:value-type="float" office:value="-0.000468">
            <text:p>-4.68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.747974">
            <text:p>2.748E+000</text:p>
          </table:table-cell>
          <table:table-cell office:value-type="float" office:value="7.515039">
            <text:p>7.515E+000</text:p>
          </table:table-cell>
          <table:table-cell office:value-type="float" office:value="0.004697">
            <text:p>4.697E-003</text:p>
          </table:table-cell>
          <table:table-cell office:value-type="float" office:value="0.003143">
            <text:p>3.143E-003</text:p>
          </table:table-cell>
          <table:table-cell office:value-type="float" office:value="0.000012">
            <text:p>1.200E-005</text:p>
          </table:table-cell>
          <table:table-cell office:value-type="float" office:value="0.007699">
            <text:p>7.699E-003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.722616">
            <text:p>2.723E+000</text:p>
          </table:table-cell>
          <table:table-cell office:value-type="float" office:value="7.374375">
            <text:p>7.374E+000</text:p>
          </table:table-cell>
          <table:table-cell office:value-type="float" office:value="0.003225">
            <text:p>3.225E-003</text:p>
          </table:table-cell>
          <table:table-cell office:value-type="float" office:value="0.001606">
            <text:p>1.606E-003</text:p>
          </table:table-cell>
          <table:table-cell office:value-type="float" office:value="0.000004">
            <text:p>4.000E-006</text:p>
          </table:table-cell>
          <table:table-cell office:value-type="float" office:value="0.003364">
            <text:p>3.364E-003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.754491">
            <text:p>2.754E+000</text:p>
          </table:table-cell>
          <table:table-cell office:value-type="float" office:value="7.550949">
            <text:p>7.551E+000</text:p>
          </table:table-cell>
          <table:table-cell office:value-type="float" office:value="0.000735">
            <text:p>7.350E-004</text:p>
          </table:table-cell>
          <table:table-cell office:value-type="float" office:value="0.000099">
            <text:p>9.900E-005</text:p>
          </table:table-cell>
          <table:table-cell office:value-type="float" office:value="-0">
            <text:p>-0.000E+000</text:p>
          </table:table-cell>
          <table:table-cell office:value-type="float" office:value="-0.00016">
            <text:p>-1.60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.798537">
            <text:p>2.799E+000</text:p>
          </table:table-cell>
          <table:table-cell office:value-type="float" office:value="7.7958">
            <text:p>7.796E+000</text:p>
          </table:table-cell>
          <table:table-cell office:value-type="float" office:value="0.038985">
            <text:p>3.899E-002</text:p>
          </table:table-cell>
          <table:table-cell office:value-type="float" office:value="0.037218">
            <text:p>3.722E-002</text:p>
          </table:table-cell>
          <table:table-cell office:value-type="float" office:value="0.001418">
            <text:p>1.418E-003</text:p>
          </table:table-cell>
          <table:table-cell office:value-type="float" office:value="0.102844">
            <text:p>1.028E-001</text:p>
          </table:table-cell>
          <table:table-cell office:value-type="float" office:value="0.000005">
            <text:p>5.000E-00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.865023">
            <text:p>2.865E+000</text:p>
          </table:table-cell>
          <table:table-cell office:value-type="float" office:value="8.171753">
            <text:p>8.172E+000</text:p>
          </table:table-cell>
          <table:table-cell office:value-type="float" office:value="0.055532">
            <text:p>5.553E-002</text:p>
          </table:table-cell>
          <table:table-cell office:value-type="float" office:value="0.053573">
            <text:p>5.357E-002</text:p>
          </table:table-cell>
          <table:table-cell office:value-type="float" office:value="0.002922">
            <text:p>2.922E-003</text:p>
          </table:table-cell>
          <table:table-cell office:value-type="float" office:value="0.15235">
            <text:p>1.524E-001</text:p>
          </table:table-cell>
          <table:table-cell office:value-type="float" office:value="-0.000006">
            <text:p>-6.000E-00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861905">
            <text:p>2.862E+000</text:p>
          </table:table-cell>
          <table:table-cell office:value-type="float" office:value="8.153448">
            <text:p>8.153E+000</text:p>
          </table:table-cell>
          <table:table-cell office:value-type="float" office:value="0.013775">
            <text:p>1.378E-002</text:p>
          </table:table-cell>
          <table:table-cell office:value-type="float" office:value="0.012914">
            <text:p>1.291E-002</text:p>
          </table:table-cell>
          <table:table-cell office:value-type="float" office:value="0.000172">
            <text:p>1.720E-004</text:p>
          </table:table-cell>
          <table:table-cell office:value-type="float" office:value="0.036316">
            <text:p>3.632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.960669">
            <text:p>2.961E+000</text:p>
          </table:table-cell>
          <table:table-cell office:value-type="float" office:value="8.729643">
            <text:p>8.730E+000</text:p>
          </table:table-cell>
          <table:table-cell office:value-type="float" office:value="0.004564">
            <text:p>4.564E-003</text:p>
          </table:table-cell>
          <table:table-cell office:value-type="float" office:value="0.003606">
            <text:p>3.606E-003</text:p>
          </table:table-cell>
          <table:table-cell office:value-type="float" office:value="0.000015">
            <text:p>1.500E-005</text:p>
          </table:table-cell>
          <table:table-cell office:value-type="float" office:value="0.01001">
            <text:p>1.001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.967005">
            <text:p>2.967E+000</text:p>
          </table:table-cell>
          <table:table-cell office:value-type="float" office:value="8.76635">
            <text:p>8.766E+000</text:p>
          </table:table-cell>
          <table:table-cell office:value-type="float" office:value="0.00468">
            <text:p>4.680E-003</text:p>
          </table:table-cell>
          <table:table-cell office:value-type="float" office:value="0.003975">
            <text:p>3.975E-003</text:p>
          </table:table-cell>
          <table:table-cell office:value-type="float" office:value="0.000017">
            <text:p>1.700E-005</text:p>
          </table:table-cell>
          <table:table-cell office:value-type="float" office:value="0.011303">
            <text:p>1.130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.235321">
            <text:p>3.235E+000</text:p>
          </table:table-cell>
          <table:table-cell office:value-type="float" office:value="10.429411">
            <text:p>1.043E+001</text:p>
          </table:table-cell>
          <table:table-cell office:value-type="float" office:value="0.062576">
            <text:p>6.258E-002</text:p>
          </table:table-cell>
          <table:table-cell office:value-type="float" office:value="0.061087">
            <text:p>6.109E-002</text:p>
          </table:table-cell>
          <table:table-cell office:value-type="float" office:value="0.003777">
            <text:p>3.777E-003</text:p>
          </table:table-cell>
          <table:table-cell office:value-type="float" office:value="0.197089">
            <text:p>1.971E-001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.854914">
            <text:p>2.855E+000</text:p>
          </table:table-cell>
          <table:table-cell office:value-type="float" office:value="8.116531">
            <text:p>8.117E+000</text:p>
          </table:table-cell>
          <table:table-cell office:value-type="float" office:value="0.000436">
            <text:p>4.360E-004</text:p>
          </table:table-cell>
          <table:table-cell office:value-type="float" office:value="0.000272">
            <text:p>2.720E-004</text:p>
          </table:table-cell>
          <table:table-cell office:value-type="float" office:value="0">
            <text:p>0.000E+000</text:p>
          </table:table-cell>
          <table:table-cell office:value-type="float" office:value="0.00068">
            <text:p>6.80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.028355">
            <text:p>3.028E+000</text:p>
          </table:table-cell>
          <table:table-cell office:value-type="float" office:value="9.136981">
            <text:p>9.137E+000</text:p>
          </table:table-cell>
          <table:table-cell office:value-type="float" office:value="0.006182">
            <text:p>6.182E-003</text:p>
          </table:table-cell>
          <table:table-cell office:value-type="float" office:value="0.005715">
            <text:p>5.715E-003</text:p>
          </table:table-cell>
          <table:table-cell office:value-type="float" office:value="0.000034">
            <text:p>3.400E-005</text:p>
          </table:table-cell>
          <table:table-cell office:value-type="float" office:value="0.017001">
            <text:p>1.700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.10293">
            <text:p>3.103E+000</text:p>
          </table:table-cell>
          <table:table-cell office:value-type="float" office:value="9.593352">
            <text:p>9.593E+000</text:p>
          </table:table-cell>
          <table:table-cell office:value-type="float" office:value="0.021552">
            <text:p>2.155E-002</text:p>
          </table:table-cell>
          <table:table-cell office:value-type="float" office:value="0.020867">
            <text:p>2.087E-002</text:p>
          </table:table-cell>
          <table:table-cell office:value-type="float" office:value="0.000443">
            <text:p>4.430E-004</text:p>
          </table:table-cell>
          <table:table-cell office:value-type="float" office:value="0.064376">
            <text:p>6.438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.164759">
            <text:p>3.165E+000</text:p>
          </table:table-cell>
          <table:table-cell office:value-type="float" office:value="9.980683">
            <text:p>9.981E+000</text:p>
          </table:table-cell>
          <table:table-cell office:value-type="float" office:value="0.002344">
            <text:p>2.344E-003</text:p>
          </table:table-cell>
          <table:table-cell office:value-type="float" office:value="0.00227">
            <text:p>2.270E-003</text:p>
          </table:table-cell>
          <table:table-cell office:value-type="float" office:value="0.000005">
            <text:p>5.000E-006</text:p>
          </table:table-cell>
          <table:table-cell office:value-type="float" office:value="0.00708">
            <text:p>7.080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.330788">
            <text:p>3.331E+000</text:p>
          </table:table-cell>
          <table:table-cell office:value-type="float" office:value="11.058037">
            <text:p>1.106E+001</text:p>
          </table:table-cell>
          <table:table-cell office:value-type="float" office:value="0.001341">
            <text:p>1.341E-003</text:p>
          </table:table-cell>
          <table:table-cell office:value-type="float" office:value="0.000184">
            <text:p>1.840E-004</text:p>
          </table:table-cell>
          <table:table-cell office:value-type="float" office:value="-0">
            <text:p>-0.000E+000</text:p>
          </table:table-cell>
          <table:table-cell office:value-type="float" office:value="-0.000347">
            <text:p>-3.47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.305052">
            <text:p>3.305E+000</text:p>
          </table:table-cell>
          <table:table-cell office:value-type="float" office:value="10.88849">
            <text:p>1.089E+001</text:p>
          </table:table-cell>
          <table:table-cell office:value-type="float" office:value="0.020959">
            <text:p>2.096E-002</text:p>
          </table:table-cell>
          <table:table-cell office:value-type="float" office:value="0.020734">
            <text:p>2.073E-002</text:p>
          </table:table-cell>
          <table:table-cell office:value-type="float" office:value="0.000432">
            <text:p>4.320E-004</text:p>
          </table:table-cell>
          <table:table-cell office:value-type="float" office:value="0.06839">
            <text:p>6.839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396844">
            <text:p>3.397E+000</text:p>
          </table:table-cell>
          <table:table-cell office:value-type="float" office:value="11.503602">
            <text:p>1.150E+001</text:p>
          </table:table-cell>
          <table:table-cell office:value-type="float" office:value="0.014605">
            <text:p>1.461E-002</text:p>
          </table:table-cell>
          <table:table-cell office:value-type="float" office:value="0.014238">
            <text:p>1.424E-002</text:p>
          </table:table-cell>
          <table:table-cell office:value-type="float" office:value="0.000205">
            <text:p>2.050E-004</text:p>
          </table:table-cell>
          <table:table-cell office:value-type="float" office:value="0.048244">
            <text:p>4.824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.363746">
            <text:p>3.364E+000</text:p>
          </table:table-cell>
          <table:table-cell office:value-type="float" office:value="11.280059">
            <text:p>1.128E+001</text:p>
          </table:table-cell>
          <table:table-cell office:value-type="float" office:value="0.00075">
            <text:p>7.500E-004</text:p>
          </table:table-cell>
          <table:table-cell office:value-type="float" office:value="0.000601">
            <text:p>6.010E-004</text:p>
          </table:table-cell>
          <table:table-cell office:value-type="float" office:value="0">
            <text:p>0.000E+000</text:p>
          </table:table-cell>
          <table:table-cell office:value-type="float" office:value="0.001877">
            <text:p>1.877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.359159">
            <text:p>3.359E+000</text:p>
          </table:table-cell>
          <table:table-cell office:value-type="float" office:value="11.251969">
            <text:p>1.125E+001</text:p>
          </table:table-cell>
          <table:table-cell office:value-type="float" office:value="0.002497">
            <text:p>2.497E-003</text:p>
          </table:table-cell>
          <table:table-cell office:value-type="float" office:value="0.002412">
            <text:p>2.412E-003</text:p>
          </table:table-cell>
          <table:table-cell office:value-type="float" office:value="0.000006">
            <text:p>6.000E-006</text:p>
          </table:table-cell>
          <table:table-cell office:value-type="float" office:value="0.008024">
            <text:p>8.024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.444296">
            <text:p>3.444E+000</text:p>
          </table:table-cell>
          <table:table-cell office:value-type="float" office:value="11.828504">
            <text:p>1.183E+001</text:p>
          </table:table-cell>
          <table:table-cell office:value-type="float" office:value="0.00022">
            <text:p>2.200E-004</text:p>
          </table:table-cell>
          <table:table-cell office:value-type="float" office:value="0.000194">
            <text:p>1.940E-004</text:p>
          </table:table-cell>
          <table:table-cell office:value-type="float" office:value="0">
            <text:p>0.000E+000</text:p>
          </table:table-cell>
          <table:table-cell office:value-type="float" office:value="0.000656">
            <text:p>6.56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.563534">
            <text:p>3.564E+000</text:p>
          </table:table-cell>
          <table:table-cell office:value-type="float" office:value="12.663803">
            <text:p>1.266E+001</text:p>
          </table:table-cell>
          <table:table-cell office:value-type="float" office:value="0.000045">
            <text:p>4.500E-005</text:p>
          </table:table-cell>
          <table:table-cell office:value-type="float" office:value="0.000039">
            <text:p>3.900E-005</text:p>
          </table:table-cell>
          <table:table-cell office:value-type="float" office:value="0">
            <text:p>0.000E+000</text:p>
          </table:table-cell>
          <table:table-cell office:value-type="float" office:value="0.000134">
            <text:p>1.34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.436133">
            <text:p>3.436E+000</text:p>
          </table:table-cell>
          <table:table-cell office:value-type="float" office:value="11.774067">
            <text:p>1.177E+001</text:p>
          </table:table-cell>
          <table:table-cell office:value-type="float" office:value="0.002395">
            <text:p>2.395E-003</text:p>
          </table:table-cell>
          <table:table-cell office:value-type="float" office:value="0.002421">
            <text:p>2.421E-003</text:p>
          </table:table-cell>
          <table:table-cell office:value-type="float" office:value="0.000006">
            <text:p>6.000E-006</text:p>
          </table:table-cell>
          <table:table-cell office:value-type="float" office:value="0.008296">
            <text:p>8.29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.507947">
            <text:p>3.508E+000</text:p>
          </table:table-cell>
          <table:table-cell office:value-type="float" office:value="12.271688">
            <text:p>1.227E+001</text:p>
          </table:table-cell>
          <table:table-cell office:value-type="float" office:value="0.002203">
            <text:p>2.203E-003</text:p>
          </table:table-cell>
          <table:table-cell office:value-type="float" office:value="0.001446">
            <text:p>1.446E-003</text:p>
          </table:table-cell>
          <table:table-cell office:value-type="float" office:value="0.000003">
            <text:p>3.000E-006</text:p>
          </table:table-cell>
          <table:table-cell office:value-type="float" office:value="0.004437">
            <text:p>4.43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.55289">
            <text:p>3.553E+000</text:p>
          </table:table-cell>
          <table:table-cell office:value-type="float" office:value="12.588127">
            <text:p>1.259E+001</text:p>
          </table:table-cell>
          <table:table-cell office:value-type="float" office:value="0.018111">
            <text:p>1.811E-002</text:p>
          </table:table-cell>
          <table:table-cell office:value-type="float" office:value="0.017806">
            <text:p>1.781E-002</text:p>
          </table:table-cell>
          <table:table-cell office:value-type="float" office:value="0.00032">
            <text:p>3.200E-004</text:p>
          </table:table-cell>
          <table:table-cell office:value-type="float" office:value="0.063136">
            <text:p>6.314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.523962">
            <text:p>3.524E+000</text:p>
          </table:table-cell>
          <table:table-cell office:value-type="float" office:value="12.384099">
            <text:p>1.238E+001</text:p>
          </table:table-cell>
          <table:table-cell office:value-type="float" office:value="0.000276">
            <text:p>2.760E-004</text:p>
          </table:table-cell>
          <table:table-cell office:value-type="float" office:value="0.000235">
            <text:p>2.350E-004</text:p>
          </table:table-cell>
          <table:table-cell office:value-type="float" office:value="0">
            <text:p>0.000E+000</text:p>
          </table:table-cell>
          <table:table-cell office:value-type="float" office:value="0.000808">
            <text:p>8.08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.575136">
            <text:p>3.575E+000</text:p>
          </table:table-cell>
          <table:table-cell office:value-type="float" office:value="12.745581">
            <text:p>1.275E+001</text:p>
          </table:table-cell>
          <table:table-cell office:value-type="float" office:value="0.006541">
            <text:p>6.541E-003</text:p>
          </table:table-cell>
          <table:table-cell office:value-type="float" office:value="0.006403">
            <text:p>6.403E-003</text:p>
          </table:table-cell>
          <table:table-cell office:value-type="float" office:value="0.000041">
            <text:p>4.100E-005</text:p>
          </table:table-cell>
          <table:table-cell office:value-type="float" office:value="0.022825">
            <text:p>2.28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.622643">
            <text:p>3.623E+000</text:p>
          </table:table-cell>
          <table:table-cell office:value-type="float" office:value="13.08853">
            <text:p>1.309E+001</text:p>
          </table:table-cell>
          <table:table-cell office:value-type="float" office:value="0.000216">
            <text:p>2.160E-004</text:p>
          </table:table-cell>
          <table:table-cell office:value-type="float" office:value="0.000024">
            <text:p>2.400E-005</text:p>
          </table:table-cell>
          <table:table-cell office:value-type="float" office:value="-0">
            <text:p>-0.000E+000</text:p>
          </table:table-cell>
          <table:table-cell office:value-type="float" office:value="-0.000085">
            <text:p>-8.5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.622427">
            <text:p>3.622E+000</text:p>
          </table:table-cell>
          <table:table-cell office:value-type="float" office:value="13.088729">
            <text:p>1.309E+001</text:p>
          </table:table-cell>
          <table:table-cell office:value-type="float" office:value="0.005181">
            <text:p>5.181E-003</text:p>
          </table:table-cell>
          <table:table-cell office:value-type="float" office:value="0.004927">
            <text:p>4.927E-003</text:p>
          </table:table-cell>
          <table:table-cell office:value-type="float" office:value="0.000025">
            <text:p>2.500E-005</text:p>
          </table:table-cell>
          <table:table-cell office:value-type="float" office:value="0.017651">
            <text:p>1.765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.676483">
            <text:p>3.676E+000</text:p>
          </table:table-cell>
          <table:table-cell office:value-type="float" office:value="13.481087">
            <text:p>1.348E+001</text:p>
          </table:table-cell>
          <table:table-cell office:value-type="float" office:value="0.000336">
            <text:p>3.360E-004</text:p>
          </table:table-cell>
          <table:table-cell office:value-type="float" office:value="0.000329">
            <text:p>3.290E-004</text:p>
          </table:table-cell>
          <table:table-cell office:value-type="float" office:value="0">
            <text:p>0.000E+000</text:p>
          </table:table-cell>
          <table:table-cell office:value-type="float" office:value="0.001196">
            <text:p>1.19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.696986">
            <text:p>3.697E+000</text:p>
          </table:table-cell>
          <table:table-cell office:value-type="float" office:value="13.632624">
            <text:p>1.363E+001</text:p>
          </table:table-cell>
          <table:table-cell office:value-type="float" office:value="0.000195">
            <text:p>1.950E-004</text:p>
          </table:table-cell>
          <table:table-cell office:value-type="float" office:value="0.000022">
            <text:p>2.200E-005</text:p>
          </table:table-cell>
          <table:table-cell office:value-type="float" office:value="-0">
            <text:p>-0.000E+000</text:p>
          </table:table-cell>
          <table:table-cell office:value-type="float" office:value="-0.00008">
            <text:p>-8.0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.669045">
            <text:p>3.669E+000</text:p>
          </table:table-cell>
          <table:table-cell office:value-type="float" office:value="13.42677">
            <text:p>1.343E+001</text:p>
          </table:table-cell>
          <table:table-cell office:value-type="float" office:value="0.015049">
            <text:p>1.505E-002</text:p>
          </table:table-cell>
          <table:table-cell office:value-type="float" office:value="0.014688">
            <text:p>1.469E-002</text:p>
          </table:table-cell>
          <table:table-cell office:value-type="float" office:value="0.000218">
            <text:p>2.180E-004</text:p>
          </table:table-cell>
          <table:table-cell office:value-type="float" office:value="0.05353">
            <text:p>5.35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.635434">
            <text:p>3.635E+000</text:p>
          </table:table-cell>
          <table:table-cell office:value-type="float" office:value="13.181208">
            <text:p>1.318E+001</text:p>
          </table:table-cell>
          <table:table-cell office:value-type="float" office:value="0.000881">
            <text:p>8.810E-004</text:p>
          </table:table-cell>
          <table:table-cell office:value-type="float" office:value="0.000269">
            <text:p>2.690E-004</text:p>
          </table:table-cell>
          <table:table-cell office:value-type="float" office:value="0">
            <text:p>0.000E+000</text:p>
          </table:table-cell>
          <table:table-cell office:value-type="float" office:value="0.000417">
            <text:p>4.17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.650676">
            <text:p>3.651E+000</text:p>
          </table:table-cell>
          <table:table-cell office:value-type="float" office:value="13.296591">
            <text:p>1.330E+001</text:p>
          </table:table-cell>
          <table:table-cell office:value-type="float" office:value="0.000252">
            <text:p>2.520E-004</text:p>
          </table:table-cell>
          <table:table-cell office:value-type="float" office:value="0.000176">
            <text:p>1.760E-004</text:p>
          </table:table-cell>
          <table:table-cell office:value-type="float" office:value="0">
            <text:p>0.000E+000</text:p>
          </table:table-cell>
          <table:table-cell office:value-type="float" office:value="0.000563">
            <text:p>5.63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.688504">
            <text:p>3.689E+000</text:p>
          </table:table-cell>
          <table:table-cell office:value-type="float" office:value="13.568327">
            <text:p>1.357E+001</text:p>
          </table:table-cell>
          <table:table-cell office:value-type="float" office:value="0.000024">
            <text:p>2.400E-005</text:p>
          </table:table-cell>
          <table:table-cell office:value-type="float" office:value="0.000007">
            <text:p>7.000E-006</text:p>
          </table:table-cell>
          <table:table-cell office:value-type="float" office:value="0">
            <text:p>0.000E+000</text:p>
          </table:table-cell>
          <table:table-cell office:value-type="float" office:value="0.000011">
            <text:p>1.1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.667735">
            <text:p>3.668E+000</text:p>
          </table:table-cell>
          <table:table-cell office:value-type="float" office:value="13.428703">
            <text:p>1.343E+001</text:p>
          </table:table-cell>
          <table:table-cell office:value-type="float" office:value="0.000026">
            <text:p>2.600E-005</text:p>
          </table:table-cell>
          <table:table-cell office:value-type="float" office:value="0.000007">
            <text:p>7.000E-006</text:p>
          </table:table-cell>
          <table:table-cell office:value-type="float" office:value="0">
            <text:p>0.000E+000</text:p>
          </table:table-cell>
          <table:table-cell office:value-type="float" office:value="0.000011">
            <text:p>1.1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.680184">
            <text:p>3.680E+000</text:p>
          </table:table-cell>
          <table:table-cell office:value-type="float" office:value="13.514048">
            <text:p>1.351E+001</text:p>
          </table:table-cell>
          <table:table-cell office:value-type="float" office:value="0.000011">
            <text:p>1.100E-005</text:p>
          </table:table-cell>
          <table:table-cell office:value-type="float" office:value="0.000006">
            <text:p>6.000E-006</text:p>
          </table:table-cell>
          <table:table-cell office:value-type="float" office:value="0">
            <text:p>0.000E+000</text:p>
          </table:table-cell>
          <table:table-cell office:value-type="float" office:value="0.000017">
            <text:p>1.7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.259842">
            <text:p>7.260E+000</text:p>
          </table:table-cell>
          <table:table-cell office:value-type="float" office:value="52.678736">
            <text:p>5.268E+001</text:p>
          </table:table-cell>
          <table:table-cell office:value-type="float" office:value="0.00018">
            <text:p>1.800E-004</text:p>
          </table:table-cell>
          <table:table-cell office:value-type="float" office:value="0.00002">
            <text:p>2.000E-005</text:p>
          </table:table-cell>
          <table:table-cell office:value-type="float" office:value="-0">
            <text:p>-0.000E+000</text:p>
          </table:table-cell>
          <table:table-cell office:value-type="float" office:value="-0.000143">
            <text:p>-1.43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.68976">
            <text:p>3.690E+000</text:p>
          </table:table-cell>
          <table:table-cell office:value-type="float" office:value="13.579481">
            <text:p>1.358E+001</text:p>
          </table:table-cell>
          <table:table-cell office:value-type="float" office:value="0.000011">
            <text:p>1.100E-005</text:p>
          </table:table-cell>
          <table:table-cell office:value-type="float" office:value="0.000006">
            <text:p>6.000E-006</text:p>
          </table:table-cell>
          <table:table-cell office:value-type="float" office:value="0">
            <text:p>0.000E+000</text:p>
          </table:table-cell>
          <table:table-cell office:value-type="float" office:value="0.000016">
            <text:p>1.6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.689037">
            <text:p>3.689E+000</text:p>
          </table:table-cell>
          <table:table-cell office:value-type="float" office:value="13.56453">
            <text:p>1.356E+001</text:p>
          </table:table-cell>
          <table:table-cell office:value-type="float" office:value="0.000012">
            <text:p>1.200E-005</text:p>
          </table:table-cell>
          <table:table-cell office:value-type="float" office:value="0.000006">
            <text:p>6.000E-006</text:p>
          </table:table-cell>
          <table:table-cell office:value-type="float" office:value="0">
            <text:p>0.000E+000</text:p>
          </table:table-cell>
          <table:table-cell office:value-type="float" office:value="0.000016">
            <text:p>1.6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.657979">
            <text:p>3.658E+000</text:p>
          </table:table-cell>
          <table:table-cell office:value-type="float" office:value="13.347147">
            <text:p>1.335E+001</text:p>
          </table:table-cell>
          <table:table-cell office:value-type="float" office:value="0.005484">
            <text:p>5.484E-003</text:p>
          </table:table-cell>
          <table:table-cell office:value-type="float" office:value="0.005461">
            <text:p>5.461E-003</text:p>
          </table:table-cell>
          <table:table-cell office:value-type="float" office:value="0.00003">
            <text:p>3.000E-005</text:p>
          </table:table-cell>
          <table:table-cell office:value-type="float" office:value="0.019951">
            <text:p>1.99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.659279">
            <text:p>3.659E+000</text:p>
          </table:table-cell>
          <table:table-cell office:value-type="float" office:value="13.351048">
            <text:p>1.335E+001</text:p>
          </table:table-cell>
          <table:table-cell office:value-type="float" office:value="0.00345">
            <text:p>3.450E-003</text:p>
          </table:table-cell>
          <table:table-cell office:value-type="float" office:value="0.003457">
            <text:p>3.457E-003</text:p>
          </table:table-cell>
          <table:table-cell office:value-type="float" office:value="0.000012">
            <text:p>1.200E-005</text:p>
          </table:table-cell>
          <table:table-cell office:value-type="float" office:value="0.012633">
            <text:p>1.26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.681732">
            <text:p>3.682E+000</text:p>
          </table:table-cell>
          <table:table-cell office:value-type="float" office:value="13.521919">
            <text:p>1.352E+001</text:p>
          </table:table-cell>
          <table:table-cell office:value-type="float" office:value="0.000945">
            <text:p>9.450E-004</text:p>
          </table:table-cell>
          <table:table-cell office:value-type="float" office:value="0.000221">
            <text:p>2.210E-004</text:p>
          </table:table-cell>
          <table:table-cell office:value-type="float" office:value="0">
            <text:p>0.000E+000</text:p>
          </table:table-cell>
          <table:table-cell office:value-type="float" office:value="0.000155">
            <text:p>1.55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.613054">
            <text:p>3.613E+000</text:p>
          </table:table-cell>
          <table:table-cell office:value-type="float" office:value="13.02018">
            <text:p>1.302E+001</text:p>
          </table:table-cell>
          <table:table-cell office:value-type="float" office:value="0.000648">
            <text:p>6.480E-004</text:p>
          </table:table-cell>
          <table:table-cell office:value-type="float" office:value="0.000571">
            <text:p>5.710E-004</text:p>
          </table:table-cell>
          <table:table-cell office:value-type="float" office:value="0">
            <text:p>0.000E+000</text:p>
          </table:table-cell>
          <table:table-cell office:value-type="float" office:value="0.002002">
            <text:p>2.002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.617363">
            <text:p>3.617E+000</text:p>
          </table:table-cell>
          <table:table-cell office:value-type="float" office:value="13.051929">
            <text:p>1.305E+001</text:p>
          </table:table-cell>
          <table:table-cell office:value-type="float" office:value="0.000536">
            <text:p>5.360E-004</text:p>
          </table:table-cell>
          <table:table-cell office:value-type="float" office:value="0.000489">
            <text:p>4.890E-004</text:p>
          </table:table-cell>
          <table:table-cell office:value-type="float" office:value="0">
            <text:p>0.000E+000</text:p>
          </table:table-cell>
          <table:table-cell office:value-type="float" office:value="0.001743">
            <text:p>1.743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.670338">
            <text:p>3.670E+000</text:p>
          </table:table-cell>
          <table:table-cell office:value-type="float" office:value="13.437997">
            <text:p>1.344E+001</text:p>
          </table:table-cell>
          <table:table-cell office:value-type="float" office:value="0.017387">
            <text:p>1.739E-002</text:p>
          </table:table-cell>
          <table:table-cell office:value-type="float" office:value="0.016914">
            <text:p>1.691E-002</text:p>
          </table:table-cell>
          <table:table-cell office:value-type="float" office:value="0.00029">
            <text:p>2.900E-004</text:p>
          </table:table-cell>
          <table:table-cell office:value-type="float" office:value="0.061597">
            <text:p>6.160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.636198">
            <text:p>3.636E+000</text:p>
          </table:table-cell>
          <table:table-cell office:value-type="float" office:value="13.186263">
            <text:p>1.319E+001</text:p>
          </table:table-cell>
          <table:table-cell office:value-type="float" office:value="0.005951">
            <text:p>5.951E-003</text:p>
          </table:table-cell>
          <table:table-cell office:value-type="float" office:value="0.005913">
            <text:p>5.913E-003</text:p>
          </table:table-cell>
          <table:table-cell office:value-type="float" office:value="0.000035">
            <text:p>3.500E-005</text:p>
          </table:table-cell>
          <table:table-cell office:value-type="float" office:value="0.021473">
            <text:p>2.14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.65486">
            <text:p>3.655E+000</text:p>
          </table:table-cell>
          <table:table-cell office:value-type="float" office:value="13.325135">
            <text:p>1.333E+001</text:p>
          </table:table-cell>
          <table:table-cell office:value-type="float" office:value="0.000066">
            <text:p>6.600E-005</text:p>
          </table:table-cell>
          <table:table-cell office:value-type="float" office:value="0.000041">
            <text:p>4.100E-005</text:p>
          </table:table-cell>
          <table:table-cell office:value-type="float" office:value="0">
            <text:p>0.000E+000</text:p>
          </table:table-cell>
          <table:table-cell office:value-type="float" office:value="0.000133">
            <text:p>1.33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.648484">
            <text:p>3.648E+000</text:p>
          </table:table-cell>
          <table:table-cell office:value-type="float" office:value="13.27802">
            <text:p>1.328E+001</text:p>
          </table:table-cell>
          <table:table-cell office:value-type="float" office:value="0.008319">
            <text:p>8.319E-003</text:p>
          </table:table-cell>
          <table:table-cell office:value-type="float" office:value="0.007572">
            <text:p>7.572E-003</text:p>
          </table:table-cell>
          <table:table-cell office:value-type="float" office:value="0.00006">
            <text:p>6.000E-005</text:p>
          </table:table-cell>
          <table:table-cell office:value-type="float" office:value="0.02703">
            <text:p>2.703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.69828">
            <text:p>3.698E+000</text:p>
          </table:table-cell>
          <table:table-cell office:value-type="float" office:value="13.642456">
            <text:p>1.364E+001</text:p>
          </table:table-cell>
          <table:table-cell office:value-type="float" office:value="0.004473">
            <text:p>4.473E-003</text:p>
          </table:table-cell>
          <table:table-cell office:value-type="float" office:value="0.004238">
            <text:p>4.238E-003</text:p>
          </table:table-cell>
          <table:table-cell office:value-type="float" office:value="0.000018">
            <text:p>1.800E-005</text:p>
          </table:table-cell>
          <table:table-cell office:value-type="float" office:value="0.015404">
            <text:p>1.540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.5588">
            <text:p>3.559E+000</text:p>
          </table:table-cell>
          <table:table-cell office:value-type="float" office:value="12.632256">
            <text:p>1.263E+001</text:p>
          </table:table-cell>
          <table:table-cell office:value-type="float" office:value="0.017506">
            <text:p>1.751E-002</text:p>
          </table:table-cell>
          <table:table-cell office:value-type="float" office:value="0.017344">
            <text:p>1.734E-002</text:p>
          </table:table-cell>
          <table:table-cell office:value-type="float" office:value="0.000302">
            <text:p>3.020E-004</text:p>
          </table:table-cell>
          <table:table-cell office:value-type="float" office:value="0.061616">
            <text:p>6.162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.280763">
            <text:p>3.281E+000</text:p>
          </table:table-cell>
          <table:table-cell office:value-type="float" office:value="10.729391">
            <text:p>1.073E+001</text:p>
          </table:table-cell>
          <table:table-cell office:value-type="float" office:value="0.001454">
            <text:p>1.454E-003</text:p>
          </table:table-cell>
          <table:table-cell office:value-type="float" office:value="0.001475">
            <text:p>1.475E-003</text:p>
          </table:table-cell>
          <table:table-cell office:value-type="float" office:value="0.000002">
            <text:p>2.000E-006</text:p>
          </table:table-cell>
          <table:table-cell office:value-type="float" office:value="0.004832">
            <text:p>4.832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.600852">
            <text:p>3.601E+000</text:p>
          </table:table-cell>
          <table:table-cell office:value-type="float" office:value="12.929921">
            <text:p>1.293E+001</text:p>
          </table:table-cell>
          <table:table-cell office:value-type="float" office:value="0.016586">
            <text:p>1.659E-002</text:p>
          </table:table-cell>
          <table:table-cell office:value-type="float" office:value="0.015698">
            <text:p>1.570E-002</text:p>
          </table:table-cell>
          <table:table-cell office:value-type="float" office:value="0.000253">
            <text:p>2.530E-004</text:p>
          </table:table-cell>
          <table:table-cell office:value-type="float" office:value="0.055788">
            <text:p>5.579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.408631">
            <text:p>3.409E+000</text:p>
          </table:table-cell>
          <table:table-cell office:value-type="float" office:value="11.584148">
            <text:p>1.158E+001</text:p>
          </table:table-cell>
          <table:table-cell office:value-type="float" office:value="0.070346">
            <text:p>7.035E-002</text:p>
          </table:table-cell>
          <table:table-cell office:value-type="float" office:value="0.07003">
            <text:p>7.003E-002</text:p>
          </table:table-cell>
          <table:table-cell office:value-type="float" office:value="0.004915">
            <text:p>4.915E-003</text:p>
          </table:table-cell>
          <table:table-cell office:value-type="float" office:value="0.238094">
            <text:p>2.381E-001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.400765">
            <text:p>3.401E+000</text:p>
          </table:table-cell>
          <table:table-cell office:value-type="float" office:value="11.529647">
            <text:p>1.153E+001</text:p>
          </table:table-cell>
          <table:table-cell office:value-type="float" office:value="0.000295">
            <text:p>2.950E-004</text:p>
          </table:table-cell>
          <table:table-cell office:value-type="float" office:value="0.000179">
            <text:p>1.790E-004</text:p>
          </table:table-cell>
          <table:table-cell office:value-type="float" office:value="0">
            <text:p>0.000E+000</text:p>
          </table:table-cell>
          <table:table-cell office:value-type="float" office:value="0.00051">
            <text:p>5.10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.343313">
            <text:p>3.343E+000</text:p>
          </table:table-cell>
          <table:table-cell office:value-type="float" office:value="11.140832">
            <text:p>1.114E+001</text:p>
          </table:table-cell>
          <table:table-cell office:value-type="float" office:value="0.013106">
            <text:p>1.311E-002</text:p>
          </table:table-cell>
          <table:table-cell office:value-type="float" office:value="0.01299">
            <text:p>1.299E-002</text:p>
          </table:table-cell>
          <table:table-cell office:value-type="float" office:value="0.000169">
            <text:p>1.690E-004</text:p>
          </table:table-cell>
          <table:table-cell office:value-type="float" office:value="0.043207">
            <text:p>4.321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.232475">
            <text:p>3.232E+000</text:p>
          </table:table-cell>
          <table:table-cell office:value-type="float" office:value="10.416613">
            <text:p>1.042E+001</text:p>
          </table:table-cell>
          <table:table-cell office:value-type="float" office:value="0.009396">
            <text:p>9.396E-003</text:p>
          </table:table-cell>
          <table:table-cell office:value-type="float" office:value="0.008415">
            <text:p>8.415E-003</text:p>
          </table:table-cell>
          <table:table-cell office:value-type="float" office:value="0.000075">
            <text:p>7.500E-005</text:p>
          </table:table-cell>
          <table:table-cell office:value-type="float" office:value="0.026423">
            <text:p>2.642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.157459">
            <text:p>3.157E+000</text:p>
          </table:table-cell>
          <table:table-cell office:value-type="float" office:value="9.934013">
            <text:p>9.934E+000</text:p>
          </table:table-cell>
          <table:table-cell office:value-type="float" office:value="0.001848">
            <text:p>1.848E-003</text:p>
          </table:table-cell>
          <table:table-cell office:value-type="float" office:value="0.00094">
            <text:p>9.400E-004</text:p>
          </table:table-cell>
          <table:table-cell office:value-type="float" office:value="0.000001">
            <text:p>1.000E-006</text:p>
          </table:table-cell>
          <table:table-cell office:value-type="float" office:value="0.002249">
            <text:p>2.249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.202497">
            <text:p>3.202E+000</text:p>
          </table:table-cell>
          <table:table-cell office:value-type="float" office:value="10.220693">
            <text:p>1.022E+001</text:p>
          </table:table-cell>
          <table:table-cell office:value-type="float" office:value="0.007016">
            <text:p>7.016E-003</text:p>
          </table:table-cell>
          <table:table-cell office:value-type="float" office:value="0.006825">
            <text:p>6.825E-003</text:p>
          </table:table-cell>
          <table:table-cell office:value-type="float" office:value="0.000047">
            <text:p>4.700E-005</text:p>
          </table:table-cell>
          <table:table-cell office:value-type="float" office:value="0.021683">
            <text:p>2.168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.942214">
            <text:p>2.942E+000</text:p>
          </table:table-cell>
          <table:table-cell office:value-type="float" office:value="8.622773">
            <text:p>8.623E+000</text:p>
          </table:table-cell>
          <table:table-cell office:value-type="float" office:value="0.001304">
            <text:p>1.304E-003</text:p>
          </table:table-cell>
          <table:table-cell office:value-type="float" office:value="0.00049">
            <text:p>4.900E-004</text:p>
          </table:table-cell>
          <table:table-cell office:value-type="float" office:value="0">
            <text:p>0.000E+000</text:p>
          </table:table-cell>
          <table:table-cell office:value-type="float" office:value="0.000849">
            <text:p>8.49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.003804">
            <text:p>3.004E+000</text:p>
          </table:table-cell>
          <table:table-cell office:value-type="float" office:value="8.989727">
            <text:p>8.990E+000</text:p>
          </table:table-cell>
          <table:table-cell office:value-type="float" office:value="0.007015">
            <text:p>7.015E-003</text:p>
          </table:table-cell>
          <table:table-cell office:value-type="float" office:value="0.005022">
            <text:p>5.022E-003</text:p>
          </table:table-cell>
          <table:table-cell office:value-type="float" office:value="0.00003">
            <text:p>3.000E-005</text:p>
          </table:table-cell>
          <table:table-cell office:value-type="float" office:value="0.013649">
            <text:p>1.365E-002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.100201">
            <text:p>3.100E+000</text:p>
          </table:table-cell>
          <table:table-cell office:value-type="float" office:value="9.574752">
            <text:p>9.575E+000</text:p>
          </table:table-cell>
          <table:table-cell office:value-type="float" office:value="0.002045">
            <text:p>2.045E-003</text:p>
          </table:table-cell>
          <table:table-cell office:value-type="float" office:value="0.000572">
            <text:p>5.720E-004</text:p>
          </table:table-cell>
          <table:table-cell office:value-type="float" office:value="0">
            <text:p>0.000E+000</text:p>
          </table:table-cell>
          <table:table-cell office:value-type="float" office:value="0.00064">
            <text:p>6.40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.969249">
            <text:p>2.969E+000</text:p>
          </table:table-cell>
          <table:table-cell office:value-type="float" office:value="8.781221">
            <text:p>8.781E+000</text:p>
          </table:table-cell>
          <table:table-cell office:value-type="float" office:value="0.031064">
            <text:p>3.106E-002</text:p>
          </table:table-cell>
          <table:table-cell office:value-type="float" office:value="0.029558">
            <text:p>2.956E-002</text:p>
          </table:table-cell>
          <table:table-cell office:value-type="float" office:value="0.000896">
            <text:p>8.960E-004</text:p>
          </table:table-cell>
          <table:table-cell office:value-type="float" office:value="0.086647">
            <text:p>8.665E-002</text:p>
          </table:table-cell>
          <table:table-cell office:value-type="float" office:value="-0.000003">
            <text:p>-3.000E-00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.078704">
            <text:p>3.079E+000</text:p>
          </table:table-cell>
          <table:table-cell office:value-type="float" office:value="9.441757">
            <text:p>9.442E+000</text:p>
          </table:table-cell>
          <table:table-cell office:value-type="float" office:value="0.189749">
            <text:p>1.897E-001</text:p>
          </table:table-cell>
          <table:table-cell office:value-type="float" office:value="0.18562">
            <text:p>1.856E-001</text:p>
          </table:table-cell>
          <table:table-cell office:value-type="float" office:value="0.034836">
            <text:p>3.484E-002</text:p>
          </table:table-cell>
          <table:table-cell office:value-type="float" office:value="0.568227">
            <text:p>5.682E-001</text:p>
          </table:table-cell>
          <table:table-cell office:value-type="float" office:value="-0.000038">
            <text:p>-3.800E-00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.857255">
            <text:p>2.857E+000</text:p>
          </table:table-cell>
          <table:table-cell office:value-type="float" office:value="8.129032">
            <text:p>8.129E+000</text:p>
          </table:table-cell>
          <table:table-cell office:value-type="float" office:value="0.013682">
            <text:p>1.368E-002</text:p>
          </table:table-cell>
          <table:table-cell office:value-type="float" office:value="0.010524">
            <text:p>1.052E-002</text:p>
          </table:table-cell>
          <table:table-cell office:value-type="float" office:value="0.000126">
            <text:p>1.260E-004</text:p>
          </table:table-cell>
          <table:table-cell office:value-type="float" office:value="0.02779">
            <text:p>2.779E-002</text:p>
          </table:table-cell>
          <table:table-cell office:value-type="float" office:value="0.000006">
            <text:p>6.000E-00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.867746">
            <text:p>2.868E+000</text:p>
          </table:table-cell>
          <table:table-cell office:value-type="float" office:value="8.188769">
            <text:p>8.189E+000</text:p>
          </table:table-cell>
          <table:table-cell office:value-type="float" office:value="0.002346">
            <text:p>2.346E-003</text:p>
          </table:table-cell>
          <table:table-cell office:value-type="float" office:value="0.000528">
            <text:p>5.280E-004</text:p>
          </table:table-cell>
          <table:table-cell office:value-type="float" office:value="0">
            <text:p>0.000E+000</text:p>
          </table:table-cell>
          <table:table-cell office:value-type="float" office:value="0.000217">
            <text:p>2.17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.755321">
            <text:p>2.755E+000</text:p>
          </table:table-cell>
          <table:table-cell office:value-type="float" office:value="7.557419">
            <text:p>7.557E+000</text:p>
          </table:table-cell>
          <table:table-cell office:value-type="float" office:value="0.003088">
            <text:p>3.088E-003</text:p>
          </table:table-cell>
          <table:table-cell office:value-type="float" office:value="0.00068">
            <text:p>6.800E-004</text:p>
          </table:table-cell>
          <table:table-cell office:value-type="float" office:value="0.000001">
            <text:p>1.000E-006</text:p>
          </table:table-cell>
          <table:table-cell office:value-type="float" office:value="0.000208">
            <text:p>2.080E-004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.811436">
            <text:p>2.811E+000</text:p>
          </table:table-cell>
          <table:table-cell office:value-type="float" office:value="7.869962">
            <text:p>7.870E+000</text:p>
          </table:table-cell>
          <table:table-cell office:value-type="float" office:value="0.013095">
            <text:p>1.310E-002</text:p>
          </table:table-cell>
          <table:table-cell office:value-type="float" office:value="0.011115">
            <text:p>1.112E-002</text:p>
          </table:table-cell>
          <table:table-cell office:value-type="float" office:value="0.000134">
            <text:p>1.340E-004</text:p>
          </table:table-cell>
          <table:table-cell office:value-type="float" office:value="0.029875">
            <text:p>2.988E-002</text:p>
          </table:table-cell>
          <table:table-cell office:value-type="float" office:value="-0.000003">
            <text:p>-3.000E-00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.924241">
            <text:p>2.924E+000</text:p>
          </table:table-cell>
          <table:table-cell office:value-type="float" office:value="8.515619">
            <text:p>8.516E+000</text:p>
          </table:table-cell>
          <table:table-cell office:value-type="float" office:value="0.0077">
            <text:p>7.700E-003</text:p>
          </table:table-cell>
          <table:table-cell office:value-type="float" office:value="0.004438">
            <text:p>4.438E-003</text:p>
          </table:table-cell>
          <table:table-cell office:value-type="float" office:value="0.000026">
            <text:p>2.600E-005</text:p>
          </table:table-cell>
          <table:table-cell office:value-type="float" office:value="0.010746">
            <text:p>1.075E-002</text:p>
          </table:table-cell>
          <table:table-cell office:value-type="float" office:value="-0.000004">
            <text:p>-4.000E-00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.838091">
            <text:p>2.838E+000</text:p>
          </table:table-cell>
          <table:table-cell office:value-type="float" office:value="8.01912">
            <text:p>8.019E+000</text:p>
          </table:table-cell>
          <table:table-cell office:value-type="float" office:value="0.013604">
            <text:p>1.360E-002</text:p>
          </table:table-cell>
          <table:table-cell office:value-type="float" office:value="0.010334">
            <text:p>1.033E-002</text:p>
          </table:table-cell>
          <table:table-cell office:value-type="float" office:value="0.000122">
            <text:p>1.220E-004</text:p>
          </table:table-cell>
          <table:table-cell office:value-type="float" office:value="0.02672">
            <text:p>2.672E-002</text:p>
          </table:table-cell>
          <table:table-cell office:value-type="float" office:value="0.000007">
            <text:p>7.000E-00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.752382">
            <text:p>2.752E+000</text:p>
          </table:table-cell>
          <table:table-cell office:value-type="float" office:value="7.542582">
            <text:p>7.543E+000</text:p>
          </table:table-cell>
          <table:table-cell office:value-type="float" office:value="0.002368">
            <text:p>2.368E-003</text:p>
          </table:table-cell>
          <table:table-cell office:value-type="float" office:value="0.000264">
            <text:p>2.640E-004</text:p>
          </table:table-cell>
          <table:table-cell office:value-type="float" office:value="-0">
            <text:p>-0.000E+000</text:p>
          </table:table-cell>
          <table:table-cell office:value-type="float" office:value="-0.00072">
            <text:p>-7.20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.828398">
            <text:p>2.828E+000</text:p>
          </table:table-cell>
          <table:table-cell office:value-type="float" office:value="7.96297">
            <text:p>7.963E+000</text:p>
          </table:table-cell>
          <table:table-cell office:value-type="float" office:value="0.008702">
            <text:p>8.702E-003</text:p>
          </table:table-cell>
          <table:table-cell office:value-type="float" office:value="0.003306">
            <text:p>3.306E-003</text:p>
          </table:table-cell>
          <table:table-cell office:value-type="float" office:value="0.000016">
            <text:p>1.600E-005</text:p>
          </table:table-cell>
          <table:table-cell office:value-type="float" office:value="0.00565">
            <text:p>5.650E-003</text:p>
          </table:table-cell>
          <table:table-cell office:value-type="float" office:value="-0.000007">
            <text:p>-7.000E-00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.753971">
            <text:p>2.754E+000</text:p>
          </table:table-cell>
          <table:table-cell office:value-type="float" office:value="7.549291">
            <text:p>7.549E+000</text:p>
          </table:table-cell>
          <table:table-cell office:value-type="float" office:value="0.0039">
            <text:p>3.900E-003</text:p>
          </table:table-cell>
          <table:table-cell office:value-type="float" office:value="0.000891">
            <text:p>8.910E-004</text:p>
          </table:table-cell>
          <table:table-cell office:value-type="float" office:value="0.000001">
            <text:p>1.000E-006</text:p>
          </table:table-cell>
          <table:table-cell office:value-type="float" office:value="0.000455">
            <text:p>4.550E-004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.746646">
            <text:p>2.747E+000</text:p>
          </table:table-cell>
          <table:table-cell office:value-type="float" office:value="7.509482">
            <text:p>7.509E+000</text:p>
          </table:table-cell>
          <table:table-cell office:value-type="float" office:value="0.019255">
            <text:p>1.926E-002</text:p>
          </table:table-cell>
          <table:table-cell office:value-type="float" office:value="0.015851">
            <text:p>1.585E-002</text:p>
          </table:table-cell>
          <table:table-cell office:value-type="float" office:value="0.000277">
            <text:p>2.770E-004</text:p>
          </table:table-cell>
          <table:table-cell office:value-type="float" office:value="0.041452">
            <text:p>4.145E-002</text:p>
          </table:table-cell>
          <table:table-cell office:value-type="float" office:value="-0.000009">
            <text:p>-9.000E-00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.754229">
            <text:p>2.754E+000</text:p>
          </table:table-cell>
          <table:table-cell office:value-type="float" office:value="7.550729">
            <text:p>7.551E+000</text:p>
          </table:table-cell>
          <table:table-cell office:value-type="float" office:value="0.005274">
            <text:p>5.274E-003</text:p>
          </table:table-cell>
          <table:table-cell office:value-type="float" office:value="0.003554">
            <text:p>3.554E-003</text:p>
          </table:table-cell>
          <table:table-cell office:value-type="float" office:value="0.000015">
            <text:p>1.500E-005</text:p>
          </table:table-cell>
          <table:table-cell office:value-type="float" office:value="0.008646">
            <text:p>8.646E-003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.692162">
            <text:p>2.692E+000</text:p>
          </table:table-cell>
          <table:table-cell office:value-type="float" office:value="7.212739">
            <text:p>7.213E+000</text:p>
          </table:table-cell>
          <table:table-cell office:value-type="float" office:value="0.001603">
            <text:p>1.603E-003</text:p>
          </table:table-cell>
          <table:table-cell office:value-type="float" office:value="0.000218">
            <text:p>2.180E-004</text:p>
          </table:table-cell>
          <table:table-cell office:value-type="float" office:value="-0">
            <text:p>-0.000E+000</text:p>
          </table:table-cell>
          <table:table-cell office:value-type="float" office:value="-0.000332">
            <text:p>-3.32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.693325">
            <text:p>2.693E+000</text:p>
          </table:table-cell>
          <table:table-cell office:value-type="float" office:value="7.218388">
            <text:p>7.218E+000</text:p>
          </table:table-cell>
          <table:table-cell office:value-type="float" office:value="0.00355">
            <text:p>3.550E-003</text:p>
          </table:table-cell>
          <table:table-cell office:value-type="float" office:value="0.002612">
            <text:p>2.612E-003</text:p>
          </table:table-cell>
          <table:table-cell office:value-type="float" office:value="0.000008">
            <text:p>8.000E-006</text:p>
          </table:table-cell>
          <table:table-cell office:value-type="float" office:value="0.006349">
            <text:p>6.349E-003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.726727">
            <text:p>2.727E+000</text:p>
          </table:table-cell>
          <table:table-cell office:value-type="float" office:value="7.39886">
            <text:p>7.399E+000</text:p>
          </table:table-cell>
          <table:table-cell office:value-type="float" office:value="0.008651">
            <text:p>8.651E-003</text:p>
          </table:table-cell>
          <table:table-cell office:value-type="float" office:value="0.008256">
            <text:p>8.256E-003</text:p>
          </table:table-cell>
          <table:table-cell office:value-type="float" office:value="0.00007">
            <text:p>7.000E-005</text:p>
          </table:table-cell>
          <table:table-cell office:value-type="float" office:value="0.022138">
            <text:p>2.214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.755023">
            <text:p>2.755E+000</text:p>
          </table:table-cell>
          <table:table-cell office:value-type="float" office:value="7.553232">
            <text:p>7.553E+000</text:p>
          </table:table-cell>
          <table:table-cell office:value-type="float" office:value="0.009461">
            <text:p>9.461E-003</text:p>
          </table:table-cell>
          <table:table-cell office:value-type="float" office:value="0.005261">
            <text:p>5.261E-003</text:p>
          </table:table-cell>
          <table:table-cell office:value-type="float" office:value="0.000037">
            <text:p>3.700E-005</text:p>
          </table:table-cell>
          <table:table-cell office:value-type="float" office:value="0.011744">
            <text:p>1.174E-002</text:p>
          </table:table-cell>
          <table:table-cell office:value-type="float" office:value="-0.000007">
            <text:p>-7.000E-00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.721883">
            <text:p>2.722E+000</text:p>
          </table:table-cell>
          <table:table-cell office:value-type="float" office:value="7.374524">
            <text:p>7.375E+000</text:p>
          </table:table-cell>
          <table:table-cell office:value-type="float" office:value="0.015294">
            <text:p>1.529E-002</text:p>
          </table:table-cell>
          <table:table-cell office:value-type="float" office:value="0.011708">
            <text:p>1.171E-002</text:p>
          </table:table-cell>
          <table:table-cell office:value-type="float" office:value="0.000156">
            <text:p>1.560E-004</text:p>
          </table:table-cell>
          <table:table-cell office:value-type="float" office:value="0.029464">
            <text:p>2.946E-002</text:p>
          </table:table-cell>
          <table:table-cell office:value-type="float" office:value="-0.000008">
            <text:p>-8.000E-00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.728687">
            <text:p>2.729E+000</text:p>
          </table:table-cell>
          <table:table-cell office:value-type="float" office:value="7.410818">
            <text:p>7.411E+000</text:p>
          </table:table-cell>
          <table:table-cell office:value-type="float" office:value="0.003892">
            <text:p>3.892E-003</text:p>
          </table:table-cell>
          <table:table-cell office:value-type="float" office:value="0.003844">
            <text:p>3.844E-003</text:p>
          </table:table-cell>
          <table:table-cell office:value-type="float" office:value="0.000015">
            <text:p>1.500E-005</text:p>
          </table:table-cell>
          <table:table-cell office:value-type="float" office:value="0.010325">
            <text:p>1.03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.643085">
            <text:p>2.643E+000</text:p>
          </table:table-cell>
          <table:table-cell office:value-type="float" office:value="6.95191">
            <text:p>6.952E+000</text:p>
          </table:table-cell>
          <table:table-cell office:value-type="float" office:value="0.164508">
            <text:p>1.645E-001</text:p>
          </table:table-cell>
          <table:table-cell office:value-type="float" office:value="0.159495">
            <text:p>1.595E-001</text:p>
          </table:table-cell>
          <table:table-cell office:value-type="float" office:value="0.025835">
            <text:p>2.584E-002</text:p>
          </table:table-cell>
          <table:table-cell office:value-type="float" office:value="0.416606">
            <text:p>4.166E-001</text:p>
          </table:table-cell>
          <table:table-cell office:value-type="float" office:value="-0.000048">
            <text:p>-4.800E-00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.116668">
            <text:p>3.117E+000</text:p>
          </table:table-cell>
          <table:table-cell office:value-type="float" office:value="9.674149">
            <text:p>9.674E+000</text:p>
          </table:table-cell>
          <table:table-cell office:value-type="float" office:value="1.494777">
            <text:p>1.495E+000</text:p>
          </table:table-cell>
          <table:table-cell office:value-type="float" office:value="1.485331">
            <text:p>1.485E+000</text:p>
          </table:table-cell>
          <table:table-cell office:value-type="float" office:value="2.213212">
            <text:p>2.213E+000</text:p>
          </table:table-cell>
          <table:table-cell office:value-type="float" office:value="4.614946">
            <text:p>4.615E+000</text:p>
          </table:table-cell>
          <table:table-cell office:value-type="float" office:value="0.000415">
            <text:p>4.150E-00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.755369">
            <text:p>2.755E+000</text:p>
          </table:table-cell>
          <table:table-cell office:value-type="float" office:value="7.555977">
            <text:p>7.556E+000</text:p>
          </table:table-cell>
          <table:table-cell office:value-type="float" office:value="0.096065">
            <text:p>9.607E-002</text:p>
          </table:table-cell>
          <table:table-cell office:value-type="float" office:value="0.09348">
            <text:p>9.348E-002</text:p>
          </table:table-cell>
          <table:table-cell office:value-type="float" office:value="0.008859">
            <text:p>8.859E-003</text:p>
          </table:table-cell>
          <table:table-cell office:value-type="float" office:value="0.25688">
            <text:p>2.569E-001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.74885">
            <text:p>2.749E+000</text:p>
          </table:table-cell>
          <table:table-cell office:value-type="float" office:value="7.520407">
            <text:p>7.520E+000</text:p>
          </table:table-cell>
          <table:table-cell office:value-type="float" office:value="0.00659">
            <text:p>6.590E-003</text:p>
          </table:table-cell>
          <table:table-cell office:value-type="float" office:value="0.006023">
            <text:p>6.023E-003</text:p>
          </table:table-cell>
          <table:table-cell office:value-type="float" office:value="0.000038">
            <text:p>3.800E-005</text:p>
          </table:table-cell>
          <table:table-cell office:value-type="float" office:value="0.016443">
            <text:p>1.644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.65667">
            <text:p>2.657E+000</text:p>
          </table:table-cell>
          <table:table-cell office:value-type="float" office:value="7.02387">
            <text:p>7.024E+000</text:p>
          </table:table-cell>
          <table:table-cell office:value-type="float" office:value="0.016756">
            <text:p>1.676E-002</text:p>
          </table:table-cell>
          <table:table-cell office:value-type="float" office:value="0.016387">
            <text:p>1.639E-002</text:p>
          </table:table-cell>
          <table:table-cell office:value-type="float" office:value="0.000272">
            <text:p>2.720E-004</text:p>
          </table:table-cell>
          <table:table-cell office:value-type="float" office:value="0.04339">
            <text:p>4.339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.694689">
            <text:p>2.695E+000</text:p>
          </table:table-cell>
          <table:table-cell office:value-type="float" office:value="7.226478">
            <text:p>7.226E+000</text:p>
          </table:table-cell>
          <table:table-cell office:value-type="float" office:value="0.006359">
            <text:p>6.359E-003</text:p>
          </table:table-cell>
          <table:table-cell office:value-type="float" office:value="0.005797">
            <text:p>5.797E-003</text:p>
          </table:table-cell>
          <table:table-cell office:value-type="float" office:value="0.000035">
            <text:p>3.500E-005</text:p>
          </table:table-cell>
          <table:table-cell office:value-type="float" office:value="0.015375">
            <text:p>1.538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.708498">
            <text:p>2.708E+000</text:p>
          </table:table-cell>
          <table:table-cell office:value-type="float" office:value="7.300012">
            <text:p>7.300E+000</text:p>
          </table:table-cell>
          <table:table-cell office:value-type="float" office:value="0.001592">
            <text:p>1.592E-003</text:p>
          </table:table-cell>
          <table:table-cell office:value-type="float" office:value="0.001155">
            <text:p>1.155E-003</text:p>
          </table:table-cell>
          <table:table-cell office:value-type="float" office:value="0.000002">
            <text:p>2.000E-006</text:p>
          </table:table-cell>
          <table:table-cell office:value-type="float" office:value="0.00281">
            <text:p>2.810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.728537">
            <text:p>2.729E+000</text:p>
          </table:table-cell>
          <table:table-cell office:value-type="float" office:value="7.409181">
            <text:p>7.409E+000</text:p>
          </table:table-cell>
          <table:table-cell office:value-type="float" office:value="0.000419">
            <text:p>4.190E-004</text:p>
          </table:table-cell>
          <table:table-cell office:value-type="float" office:value="0.000144">
            <text:p>1.440E-004</text:p>
          </table:table-cell>
          <table:table-cell office:value-type="float" office:value="0">
            <text:p>0.000E+000</text:p>
          </table:table-cell>
          <table:table-cell office:value-type="float" office:value="0.000199">
            <text:p>1.99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.740834">
            <text:p>2.741E+000</text:p>
          </table:table-cell>
          <table:table-cell office:value-type="float" office:value="7.477626">
            <text:p>7.478E+000</text:p>
          </table:table-cell>
          <table:table-cell office:value-type="float" office:value="0.026976">
            <text:p>2.698E-002</text:p>
          </table:table-cell>
          <table:table-cell office:value-type="float" office:value="0.026411">
            <text:p>2.641E-002</text:p>
          </table:table-cell>
          <table:table-cell office:value-type="float" office:value="0.000705">
            <text:p>7.050E-004</text:p>
          </table:table-cell>
          <table:table-cell office:value-type="float" office:value="0.071892">
            <text:p>7.189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.870952">
            <text:p>2.871E+000</text:p>
          </table:table-cell>
          <table:table-cell office:value-type="float" office:value="8.205129">
            <text:p>8.205E+000</text:p>
          </table:table-cell>
          <table:table-cell office:value-type="float" office:value="0.000515">
            <text:p>5.150E-004</text:p>
          </table:table-cell>
          <table:table-cell office:value-type="float" office:value="0.000327">
            <text:p>3.270E-004</text:p>
          </table:table-cell>
          <table:table-cell office:value-type="float" office:value="0">
            <text:p>0.000E+000</text:p>
          </table:table-cell>
          <table:table-cell office:value-type="float" office:value="0.000799">
            <text:p>7.99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.789836">
            <text:p>2.790E+000</text:p>
          </table:table-cell>
          <table:table-cell office:value-type="float" office:value="7.746759">
            <text:p>7.747E+000</text:p>
          </table:table-cell>
          <table:table-cell office:value-type="float" office:value="0.000254">
            <text:p>2.540E-004</text:p>
          </table:table-cell>
          <table:table-cell office:value-type="float" office:value="0.000032">
            <text:p>3.200E-005</text:p>
          </table:table-cell>
          <table:table-cell office:value-type="float" office:value="-0">
            <text:p>-0.000E+000</text:p>
          </table:table-cell>
          <table:table-cell office:value-type="float" office:value="-0.000065">
            <text:p>-6.5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.829531">
            <text:p>2.830E+000</text:p>
          </table:table-cell>
          <table:table-cell office:value-type="float" office:value="7.970001">
            <text:p>7.970E+000</text:p>
          </table:table-cell>
          <table:table-cell office:value-type="float" office:value="0.002675">
            <text:p>2.675E-003</text:p>
          </table:table-cell>
          <table:table-cell office:value-type="float" office:value="0.00222">
            <text:p>2.220E-003</text:p>
          </table:table-cell>
          <table:table-cell office:value-type="float" office:value="0.000005">
            <text:p>5.000E-006</text:p>
          </table:table-cell>
          <table:table-cell office:value-type="float" office:value="0.006066">
            <text:p>6.06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.823584">
            <text:p>2.824E+000</text:p>
          </table:table-cell>
          <table:table-cell office:value-type="float" office:value="7.933887">
            <text:p>7.934E+000</text:p>
          </table:table-cell>
          <table:table-cell office:value-type="float" office:value="0.001197">
            <text:p>1.197E-003</text:p>
          </table:table-cell>
          <table:table-cell office:value-type="float" office:value="0.000992">
            <text:p>9.920E-004</text:p>
          </table:table-cell>
          <table:table-cell office:value-type="float" office:value="0.000001">
            <text:p>1.000E-006</text:p>
          </table:table-cell>
          <table:table-cell office:value-type="float" office:value="0.002702">
            <text:p>2.702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.852498">
            <text:p>2.852E+000</text:p>
          </table:table-cell>
          <table:table-cell office:value-type="float" office:value="8.100439">
            <text:p>8.100E+000</text:p>
          </table:table-cell>
          <table:table-cell office:value-type="float" office:value="0.000124">
            <text:p>1.240E-004</text:p>
          </table:table-cell>
          <table:table-cell office:value-type="float" office:value="0.000048">
            <text:p>4.800E-005</text:p>
          </table:table-cell>
          <table:table-cell office:value-type="float" office:value="0">
            <text:p>0.000E+000</text:p>
          </table:table-cell>
          <table:table-cell office:value-type="float" office:value="0.00008">
            <text:p>8.0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.870596">
            <text:p>2.871E+000</text:p>
          </table:table-cell>
          <table:table-cell office:value-type="float" office:value="8.204669">
            <text:p>8.205E+000</text:p>
          </table:table-cell>
          <table:table-cell office:value-type="float" office:value="0.043911">
            <text:p>4.391E-002</text:p>
          </table:table-cell>
          <table:table-cell office:value-type="float" office:value="0.043151">
            <text:p>4.315E-002</text:p>
          </table:table-cell>
          <table:table-cell office:value-type="float" office:value="0.001878">
            <text:p>1.878E-003</text:p>
          </table:table-cell>
          <table:table-cell office:value-type="float" office:value="0.123178">
            <text:p>1.232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.979">
            <text:p>2.979E+000</text:p>
          </table:table-cell>
          <table:table-cell office:value-type="float" office:value="8.837463">
            <text:p>8.837E+000</text:p>
          </table:table-cell>
          <table:table-cell office:value-type="float" office:value="0.05427">
            <text:p>5.427E-002</text:p>
          </table:table-cell>
          <table:table-cell office:value-type="float" office:value="0.05348">
            <text:p>5.348E-002</text:p>
          </table:table-cell>
          <table:table-cell office:value-type="float" office:value="0.002881">
            <text:p>2.881E-003</text:p>
          </table:table-cell>
          <table:table-cell office:value-type="float" office:value="0.158859">
            <text:p>1.589E-001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.95944">
            <text:p>2.959E+000</text:p>
          </table:table-cell>
          <table:table-cell office:value-type="float" office:value="8.721342">
            <text:p>8.721E+000</text:p>
          </table:table-cell>
          <table:table-cell office:value-type="float" office:value="0.014778">
            <text:p>1.478E-002</text:p>
          </table:table-cell>
          <table:table-cell office:value-type="float" office:value="0.014433">
            <text:p>1.443E-002</text:p>
          </table:table-cell>
          <table:table-cell office:value-type="float" office:value="0.000211">
            <text:p>2.110E-004</text:p>
          </table:table-cell>
          <table:table-cell office:value-type="float" office:value="0.042425">
            <text:p>4.243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.046866">
            <text:p>3.047E+000</text:p>
          </table:table-cell>
          <table:table-cell office:value-type="float" office:value="9.247754">
            <text:p>9.248E+000</text:p>
          </table:table-cell>
          <table:table-cell office:value-type="float" office:value="0.003541">
            <text:p>3.541E-003</text:p>
          </table:table-cell>
          <table:table-cell office:value-type="float" office:value="0.003071">
            <text:p>3.071E-003</text:p>
          </table:table-cell>
          <table:table-cell office:value-type="float" office:value="0.00001">
            <text:p>1.000E-005</text:p>
          </table:table-cell>
          <table:table-cell office:value-type="float" office:value="0.009061">
            <text:p>9.06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.056089">
            <text:p>3.056E+000</text:p>
          </table:table-cell>
          <table:table-cell office:value-type="float" office:value="9.302969">
            <text:p>9.303E+000</text:p>
          </table:table-cell>
          <table:table-cell office:value-type="float" office:value="0.000538">
            <text:p>5.380E-004</text:p>
          </table:table-cell>
          <table:table-cell office:value-type="float" office:value="0.000386">
            <text:p>3.860E-004</text:p>
          </table:table-cell>
          <table:table-cell office:value-type="float" office:value="0">
            <text:p>0.000E+000</text:p>
          </table:table-cell>
          <table:table-cell office:value-type="float" office:value="0.001075">
            <text:p>1.075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.337441">
            <text:p>3.337E+000</text:p>
          </table:table-cell>
          <table:table-cell office:value-type="float" office:value="11.100812">
            <text:p>1.110E+001</text:p>
          </table:table-cell>
          <table:table-cell office:value-type="float" office:value="0.060928">
            <text:p>6.093E-002</text:p>
          </table:table-cell>
          <table:table-cell office:value-type="float" office:value="0.05966">
            <text:p>5.966E-002</text:p>
          </table:table-cell>
          <table:table-cell office:value-type="float" office:value="0.003597">
            <text:p>3.597E-003</text:p>
          </table:table-cell>
          <table:table-cell office:value-type="float" office:value="0.198764">
            <text:p>1.988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.940916">
            <text:p>2.941E+000</text:p>
          </table:table-cell>
          <table:table-cell office:value-type="float" office:value="8.615182">
            <text:p>8.615E+000</text:p>
          </table:table-cell>
          <table:table-cell office:value-type="float" office:value="0.00181">
            <text:p>1.810E-003</text:p>
          </table:table-cell>
          <table:table-cell office:value-type="float" office:value="0.001678">
            <text:p>1.678E-003</text:p>
          </table:table-cell>
          <table:table-cell office:value-type="float" office:value="0.000003">
            <text:p>3.000E-006</text:p>
          </table:table-cell>
          <table:table-cell office:value-type="float" office:value="0.004896">
            <text:p>4.89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.126078">
            <text:p>3.126E+000</text:p>
          </table:table-cell>
          <table:table-cell office:value-type="float" office:value="9.738367">
            <text:p>9.738E+000</text:p>
          </table:table-cell>
          <table:table-cell office:value-type="float" office:value="0.00388">
            <text:p>3.880E-003</text:p>
          </table:table-cell>
          <table:table-cell office:value-type="float" office:value="0.003682">
            <text:p>3.682E-003</text:p>
          </table:table-cell>
          <table:table-cell office:value-type="float" office:value="0.000014">
            <text:p>1.400E-005</text:p>
          </table:table-cell>
          <table:table-cell office:value-type="float" office:value="0.011389">
            <text:p>1.139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.207233">
            <text:p>3.207E+000</text:p>
          </table:table-cell>
          <table:table-cell office:value-type="float" office:value="10.251802">
            <text:p>1.025E+001</text:p>
          </table:table-cell>
          <table:table-cell office:value-type="float" office:value="0.008545">
            <text:p>8.545E-003</text:p>
          </table:table-cell>
          <table:table-cell office:value-type="float" office:value="0.00819">
            <text:p>8.190E-003</text:p>
          </table:table-cell>
          <table:table-cell office:value-type="float" office:value="0.000069">
            <text:p>6.900E-005</text:p>
          </table:table-cell>
          <table:table-cell office:value-type="float" office:value="0.026037">
            <text:p>2.604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.268757">
            <text:p>3.269E+000</text:p>
          </table:table-cell>
          <table:table-cell office:value-type="float" office:value="10.649644">
            <text:p>1.065E+001</text:p>
          </table:table-cell>
          <table:table-cell office:value-type="float" office:value="0.001894">
            <text:p>1.894E-003</text:p>
          </table:table-cell>
          <table:table-cell office:value-type="float" office:value="0.001922">
            <text:p>1.922E-003</text:p>
          </table:table-cell>
          <table:table-cell office:value-type="float" office:value="0.000004">
            <text:p>4.000E-006</text:p>
          </table:table-cell>
          <table:table-cell office:value-type="float" office:value="0.006258">
            <text:p>6.25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.415782">
            <text:p>3.416E+000</text:p>
          </table:table-cell>
          <table:table-cell office:value-type="float" office:value="11.631594">
            <text:p>1.163E+001</text:p>
          </table:table-cell>
          <table:table-cell office:value-type="float" office:value="0.000881">
            <text:p>8.810E-004</text:p>
          </table:table-cell>
          <table:table-cell office:value-type="float" office:value="0.000302">
            <text:p>3.020E-004</text:p>
          </table:table-cell>
          <table:table-cell office:value-type="float" office:value="0">
            <text:p>0.000E+000</text:p>
          </table:table-cell>
          <table:table-cell office:value-type="float" office:value="0.000539">
            <text:p>5.39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.386155">
            <text:p>3.386E+000</text:p>
          </table:table-cell>
          <table:table-cell office:value-type="float" office:value="11.431541">
            <text:p>1.143E+001</text:p>
          </table:table-cell>
          <table:table-cell office:value-type="float" office:value="0.020939">
            <text:p>2.094E-002</text:p>
          </table:table-cell>
          <table:table-cell office:value-type="float" office:value="0.020807">
            <text:p>2.081E-002</text:p>
          </table:table-cell>
          <table:table-cell office:value-type="float" office:value="0.000434">
            <text:p>4.340E-004</text:p>
          </table:table-cell>
          <table:table-cell office:value-type="float" office:value="0.070312">
            <text:p>7.031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.469275">
            <text:p>3.469E+000</text:p>
          </table:table-cell>
          <table:table-cell office:value-type="float" office:value="12.001619">
            <text:p>1.200E+001</text:p>
          </table:table-cell>
          <table:table-cell office:value-type="float" office:value="0.00833">
            <text:p>8.330E-003</text:p>
          </table:table-cell>
          <table:table-cell office:value-type="float" office:value="0.008193">
            <text:p>8.193E-003</text:p>
          </table:table-cell>
          <table:table-cell office:value-type="float" office:value="0.000068">
            <text:p>6.800E-005</text:p>
          </table:table-cell>
          <table:table-cell office:value-type="float" office:value="0.028357">
            <text:p>2.836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.448701">
            <text:p>3.449E+000</text:p>
          </table:table-cell>
          <table:table-cell office:value-type="float" office:value="11.858927">
            <text:p>1.186E+001</text:p>
          </table:table-cell>
          <table:table-cell office:value-type="float" office:value="0.001015">
            <text:p>1.015E-003</text:p>
          </table:table-cell>
          <table:table-cell office:value-type="float" office:value="0.000943">
            <text:p>9.430E-004</text:p>
          </table:table-cell>
          <table:table-cell office:value-type="float" office:value="0.000001">
            <text:p>1.000E-006</text:p>
          </table:table-cell>
          <table:table-cell office:value-type="float" office:value="0.003172">
            <text:p>3.172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.444733">
            <text:p>3.445E+000</text:p>
          </table:table-cell>
          <table:table-cell office:value-type="float" office:value="11.834368">
            <text:p>1.183E+001</text:p>
          </table:table-cell>
          <table:table-cell office:value-type="float" office:value="0.003914">
            <text:p>3.914E-003</text:p>
          </table:table-cell>
          <table:table-cell office:value-type="float" office:value="0.003883">
            <text:p>3.883E-003</text:p>
          </table:table-cell>
          <table:table-cell office:value-type="float" office:value="0.000015">
            <text:p>1.500E-005</text:p>
          </table:table-cell>
          <table:table-cell office:value-type="float" office:value="0.013357">
            <text:p>1.336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.531408">
            <text:p>3.531E+000</text:p>
          </table:table-cell>
          <table:table-cell office:value-type="float" office:value="12.436456">
            <text:p>1.244E+001</text:p>
          </table:table-cell>
          <table:table-cell office:value-type="float" office:value="0.000011">
            <text:p>1.100E-005</text:p>
          </table:table-cell>
          <table:table-cell office:value-type="float" office:value="0.00001">
            <text:p>1.000E-005</text:p>
          </table:table-cell>
          <table:table-cell office:value-type="float" office:value="0">
            <text:p>0.000E+000</text:p>
          </table:table-cell>
          <table:table-cell office:value-type="float" office:value="0.000033">
            <text:p>3.3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.647816">
            <text:p>3.648E+000</text:p>
          </table:table-cell>
          <table:table-cell office:value-type="float" office:value="13.271754">
            <text:p>1.327E+001</text:p>
          </table:table-cell>
          <table:table-cell office:value-type="float" office:value="0.000078">
            <text:p>7.800E-005</text:p>
          </table:table-cell>
          <table:table-cell office:value-type="float" office:value="0.000013">
            <text:p>1.300E-005</text:p>
          </table:table-cell>
          <table:table-cell office:value-type="float" office:value="0">
            <text:p>0.000E+000</text:p>
          </table:table-cell>
          <table:table-cell office:value-type="float" office:value="-0.000013">
            <text:p>-1.3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.523136">
            <text:p>3.523E+000</text:p>
          </table:table-cell>
          <table:table-cell office:value-type="float" office:value="12.379531">
            <text:p>1.238E+001</text:p>
          </table:table-cell>
          <table:table-cell office:value-type="float" office:value="0.004147">
            <text:p>4.147E-003</text:p>
          </table:table-cell>
          <table:table-cell office:value-type="float" office:value="0.004172">
            <text:p>4.172E-003</text:p>
          </table:table-cell>
          <table:table-cell office:value-type="float" office:value="0.000017">
            <text:p>1.700E-005</text:p>
          </table:table-cell>
          <table:table-cell office:value-type="float" office:value="0.01466">
            <text:p>1.46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.595791">
            <text:p>3.596E+000</text:p>
          </table:table-cell>
          <table:table-cell office:value-type="float" office:value="12.89576">
            <text:p>1.290E+001</text:p>
          </table:table-cell>
          <table:table-cell office:value-type="float" office:value="0.002788">
            <text:p>2.788E-003</text:p>
          </table:table-cell>
          <table:table-cell office:value-type="float" office:value="0.002547">
            <text:p>2.547E-003</text:p>
          </table:table-cell>
          <table:table-cell office:value-type="float" office:value="0.000007">
            <text:p>7.000E-006</text:p>
          </table:table-cell>
          <table:table-cell office:value-type="float" office:value="0.008981">
            <text:p>8.981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.632308">
            <text:p>3.632E+000</text:p>
          </table:table-cell>
          <table:table-cell office:value-type="float" office:value="13.159113">
            <text:p>1.316E+001</text:p>
          </table:table-cell>
          <table:table-cell office:value-type="float" office:value="0.01864">
            <text:p>1.864E-002</text:p>
          </table:table-cell>
          <table:table-cell office:value-type="float" office:value="0.018427">
            <text:p>1.843E-002</text:p>
          </table:table-cell>
          <table:table-cell office:value-type="float" office:value="0.000342">
            <text:p>3.420E-004</text:p>
          </table:table-cell>
          <table:table-cell office:value-type="float" office:value="0.066806">
            <text:p>6.681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.609167">
            <text:p>3.609E+000</text:p>
          </table:table-cell>
          <table:table-cell office:value-type="float" office:value="12.992081">
            <text:p>1.299E+001</text:p>
          </table:table-cell>
          <table:table-cell office:value-type="float" office:value="0.000209">
            <text:p>2.090E-004</text:p>
          </table:table-cell>
          <table:table-cell office:value-type="float" office:value="0.000065">
            <text:p>6.500E-005</text:p>
          </table:table-cell>
          <table:table-cell office:value-type="float" office:value="0">
            <text:p>0.000E+000</text:p>
          </table:table-cell>
          <table:table-cell office:value-type="float" office:value="0.000108">
            <text:p>1.08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.657379">
            <text:p>3.657E+000</text:p>
          </table:table-cell>
          <table:table-cell office:value-type="float" office:value="13.340429">
            <text:p>1.334E+001</text:p>
          </table:table-cell>
          <table:table-cell office:value-type="float" office:value="0.006179">
            <text:p>6.179E-003</text:p>
          </table:table-cell>
          <table:table-cell office:value-type="float" office:value="0.006084">
            <text:p>6.084E-003</text:p>
          </table:table-cell>
          <table:table-cell office:value-type="float" office:value="0.000037">
            <text:p>3.700E-005</text:p>
          </table:table-cell>
          <table:table-cell office:value-type="float" office:value="0.022216">
            <text:p>2.222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.664208">
            <text:p>3.664E+000</text:p>
          </table:table-cell>
          <table:table-cell office:value-type="float" office:value="13.391388">
            <text:p>1.339E+001</text:p>
          </table:table-cell>
          <table:table-cell office:value-type="float" office:value="0.000037">
            <text:p>3.700E-005</text:p>
          </table:table-cell>
          <table:table-cell office:value-type="float" office:value="0.000004">
            <text:p>4.000E-006</text:p>
          </table:table-cell>
          <table:table-cell office:value-type="float" office:value="-0">
            <text:p>-0.000E+000</text:p>
          </table:table-cell>
          <table:table-cell office:value-type="float" office:value="-0.000013">
            <text:p>-1.3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.644298">
            <text:p>3.644E+000</text:p>
          </table:table-cell>
          <table:table-cell office:value-type="float" office:value="13.247802">
            <text:p>1.325E+001</text:p>
          </table:table-cell>
          <table:table-cell office:value-type="float" office:value="0.005764">
            <text:p>5.764E-003</text:p>
          </table:table-cell>
          <table:table-cell office:value-type="float" office:value="0.005417">
            <text:p>5.417E-003</text:p>
          </table:table-cell>
          <table:table-cell office:value-type="float" office:value="0.00003">
            <text:p>3.000E-005</text:p>
          </table:table-cell>
          <table:table-cell office:value-type="float" office:value="0.019478">
            <text:p>1.948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.676483">
            <text:p>3.676E+000</text:p>
          </table:table-cell>
          <table:table-cell office:value-type="float" office:value="13.481087">
            <text:p>1.348E+001</text:p>
          </table:table-cell>
          <table:table-cell office:value-type="float" office:value="0.000336">
            <text:p>3.360E-004</text:p>
          </table:table-cell>
          <table:table-cell office:value-type="float" office:value="0.000329">
            <text:p>3.290E-004</text:p>
          </table:table-cell>
          <table:table-cell office:value-type="float" office:value="0">
            <text:p>0.000E+000</text:p>
          </table:table-cell>
          <table:table-cell office:value-type="float" office:value="0.001196">
            <text:p>1.19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.696986">
            <text:p>3.697E+000</text:p>
          </table:table-cell>
          <table:table-cell office:value-type="float" office:value="13.632624">
            <text:p>1.363E+001</text:p>
          </table:table-cell>
          <table:table-cell office:value-type="float" office:value="0.000195">
            <text:p>1.950E-004</text:p>
          </table:table-cell>
          <table:table-cell office:value-type="float" office:value="0.000022">
            <text:p>2.200E-005</text:p>
          </table:table-cell>
          <table:table-cell office:value-type="float" office:value="-0">
            <text:p>-0.000E+000</text:p>
          </table:table-cell>
          <table:table-cell office:value-type="float" office:value="-0.00008">
            <text:p>-8.0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.669045">
            <text:p>3.669E+000</text:p>
          </table:table-cell>
          <table:table-cell office:value-type="float" office:value="13.42677">
            <text:p>1.343E+001</text:p>
          </table:table-cell>
          <table:table-cell office:value-type="float" office:value="0.015049">
            <text:p>1.505E-002</text:p>
          </table:table-cell>
          <table:table-cell office:value-type="float" office:value="0.014688">
            <text:p>1.469E-002</text:p>
          </table:table-cell>
          <table:table-cell office:value-type="float" office:value="0.000218">
            <text:p>2.180E-004</text:p>
          </table:table-cell>
          <table:table-cell office:value-type="float" office:value="0.05353">
            <text:p>5.35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.635434">
            <text:p>3.635E+000</text:p>
          </table:table-cell>
          <table:table-cell office:value-type="float" office:value="13.181208">
            <text:p>1.318E+001</text:p>
          </table:table-cell>
          <table:table-cell office:value-type="float" office:value="0.000881">
            <text:p>8.810E-004</text:p>
          </table:table-cell>
          <table:table-cell office:value-type="float" office:value="0.000269">
            <text:p>2.690E-004</text:p>
          </table:table-cell>
          <table:table-cell office:value-type="float" office:value="0">
            <text:p>0.000E+000</text:p>
          </table:table-cell>
          <table:table-cell office:value-type="float" office:value="0.000417">
            <text:p>4.17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.650676">
            <text:p>3.651E+000</text:p>
          </table:table-cell>
          <table:table-cell office:value-type="float" office:value="13.296591">
            <text:p>1.330E+001</text:p>
          </table:table-cell>
          <table:table-cell office:value-type="float" office:value="0.000252">
            <text:p>2.520E-004</text:p>
          </table:table-cell>
          <table:table-cell office:value-type="float" office:value="0.000176">
            <text:p>1.760E-004</text:p>
          </table:table-cell>
          <table:table-cell office:value-type="float" office:value="0">
            <text:p>0.000E+000</text:p>
          </table:table-cell>
          <table:table-cell office:value-type="float" office:value="0.000563">
            <text:p>5.63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.688504">
            <text:p>3.689E+000</text:p>
          </table:table-cell>
          <table:table-cell office:value-type="float" office:value="13.568327">
            <text:p>1.357E+001</text:p>
          </table:table-cell>
          <table:table-cell office:value-type="float" office:value="0.000024">
            <text:p>2.400E-005</text:p>
          </table:table-cell>
          <table:table-cell office:value-type="float" office:value="0.000007">
            <text:p>7.000E-006</text:p>
          </table:table-cell>
          <table:table-cell office:value-type="float" office:value="0">
            <text:p>0.000E+000</text:p>
          </table:table-cell>
          <table:table-cell office:value-type="float" office:value="0.000011">
            <text:p>1.1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.667735">
            <text:p>3.668E+000</text:p>
          </table:table-cell>
          <table:table-cell office:value-type="float" office:value="13.428703">
            <text:p>1.343E+001</text:p>
          </table:table-cell>
          <table:table-cell office:value-type="float" office:value="0.000026">
            <text:p>2.600E-005</text:p>
          </table:table-cell>
          <table:table-cell office:value-type="float" office:value="0.000007">
            <text:p>7.000E-006</text:p>
          </table:table-cell>
          <table:table-cell office:value-type="float" office:value="0">
            <text:p>0.000E+000</text:p>
          </table:table-cell>
          <table:table-cell office:value-type="float" office:value="0.000011">
            <text:p>1.1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.680184">
            <text:p>3.680E+000</text:p>
          </table:table-cell>
          <table:table-cell office:value-type="float" office:value="13.514048">
            <text:p>1.351E+001</text:p>
          </table:table-cell>
          <table:table-cell office:value-type="float" office:value="0.000011">
            <text:p>1.100E-005</text:p>
          </table:table-cell>
          <table:table-cell office:value-type="float" office:value="0.000006">
            <text:p>6.000E-006</text:p>
          </table:table-cell>
          <table:table-cell office:value-type="float" office:value="0">
            <text:p>0.000E+000</text:p>
          </table:table-cell>
          <table:table-cell office:value-type="float" office:value="0.000017">
            <text:p>1.7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.259842">
            <text:p>7.260E+000</text:p>
          </table:table-cell>
          <table:table-cell office:value-type="float" office:value="52.678736">
            <text:p>5.268E+001</text:p>
          </table:table-cell>
          <table:table-cell office:value-type="float" office:value="0.00018">
            <text:p>1.800E-004</text:p>
          </table:table-cell>
          <table:table-cell office:value-type="float" office:value="0.00002">
            <text:p>2.000E-005</text:p>
          </table:table-cell>
          <table:table-cell office:value-type="float" office:value="-0">
            <text:p>-0.000E+000</text:p>
          </table:table-cell>
          <table:table-cell office:value-type="float" office:value="-0.000143">
            <text:p>-1.43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.68976">
            <text:p>3.690E+000</text:p>
          </table:table-cell>
          <table:table-cell office:value-type="float" office:value="13.579481">
            <text:p>1.358E+001</text:p>
          </table:table-cell>
          <table:table-cell office:value-type="float" office:value="0.000011">
            <text:p>1.100E-005</text:p>
          </table:table-cell>
          <table:table-cell office:value-type="float" office:value="0.000006">
            <text:p>6.000E-006</text:p>
          </table:table-cell>
          <table:table-cell office:value-type="float" office:value="0">
            <text:p>0.000E+000</text:p>
          </table:table-cell>
          <table:table-cell office:value-type="float" office:value="0.000016">
            <text:p>1.6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.689037">
            <text:p>3.689E+000</text:p>
          </table:table-cell>
          <table:table-cell office:value-type="float" office:value="13.56453">
            <text:p>1.356E+001</text:p>
          </table:table-cell>
          <table:table-cell office:value-type="float" office:value="0.000012">
            <text:p>1.200E-005</text:p>
          </table:table-cell>
          <table:table-cell office:value-type="float" office:value="0.000006">
            <text:p>6.000E-006</text:p>
          </table:table-cell>
          <table:table-cell office:value-type="float" office:value="0">
            <text:p>0.000E+000</text:p>
          </table:table-cell>
          <table:table-cell office:value-type="float" office:value="0.000016">
            <text:p>1.6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.657979">
            <text:p>3.658E+000</text:p>
          </table:table-cell>
          <table:table-cell office:value-type="float" office:value="13.347147">
            <text:p>1.335E+001</text:p>
          </table:table-cell>
          <table:table-cell office:value-type="float" office:value="0.005484">
            <text:p>5.484E-003</text:p>
          </table:table-cell>
          <table:table-cell office:value-type="float" office:value="0.005461">
            <text:p>5.461E-003</text:p>
          </table:table-cell>
          <table:table-cell office:value-type="float" office:value="0.00003">
            <text:p>3.000E-005</text:p>
          </table:table-cell>
          <table:table-cell office:value-type="float" office:value="0.019951">
            <text:p>1.99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.659279">
            <text:p>3.659E+000</text:p>
          </table:table-cell>
          <table:table-cell office:value-type="float" office:value="13.351048">
            <text:p>1.335E+001</text:p>
          </table:table-cell>
          <table:table-cell office:value-type="float" office:value="0.00345">
            <text:p>3.450E-003</text:p>
          </table:table-cell>
          <table:table-cell office:value-type="float" office:value="0.003457">
            <text:p>3.457E-003</text:p>
          </table:table-cell>
          <table:table-cell office:value-type="float" office:value="0.000012">
            <text:p>1.200E-005</text:p>
          </table:table-cell>
          <table:table-cell office:value-type="float" office:value="0.012633">
            <text:p>1.26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.681732">
            <text:p>3.682E+000</text:p>
          </table:table-cell>
          <table:table-cell office:value-type="float" office:value="13.521919">
            <text:p>1.352E+001</text:p>
          </table:table-cell>
          <table:table-cell office:value-type="float" office:value="0.000945">
            <text:p>9.450E-004</text:p>
          </table:table-cell>
          <table:table-cell office:value-type="float" office:value="0.000221">
            <text:p>2.210E-004</text:p>
          </table:table-cell>
          <table:table-cell office:value-type="float" office:value="0">
            <text:p>0.000E+000</text:p>
          </table:table-cell>
          <table:table-cell office:value-type="float" office:value="0.000155">
            <text:p>1.55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.613922">
            <text:p>3.614E+000</text:p>
          </table:table-cell>
          <table:table-cell office:value-type="float" office:value="13.026515">
            <text:p>1.303E+001</text:p>
          </table:table-cell>
          <table:table-cell office:value-type="float" office:value="0.005959">
            <text:p>5.959E-003</text:p>
          </table:table-cell>
          <table:table-cell office:value-type="float" office:value="0.005777">
            <text:p>5.777E-003</text:p>
          </table:table-cell>
          <table:table-cell office:value-type="float" office:value="0.000034">
            <text:p>3.400E-005</text:p>
          </table:table-cell>
          <table:table-cell office:value-type="float" office:value="0.020727">
            <text:p>2.073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.617363">
            <text:p>3.617E+000</text:p>
          </table:table-cell>
          <table:table-cell office:value-type="float" office:value="13.051929">
            <text:p>1.305E+001</text:p>
          </table:table-cell>
          <table:table-cell office:value-type="float" office:value="0.000536">
            <text:p>5.360E-004</text:p>
          </table:table-cell>
          <table:table-cell office:value-type="float" office:value="0.000489">
            <text:p>4.890E-004</text:p>
          </table:table-cell>
          <table:table-cell office:value-type="float" office:value="0">
            <text:p>0.000E+000</text:p>
          </table:table-cell>
          <table:table-cell office:value-type="float" office:value="0.001743">
            <text:p>1.743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.670338">
            <text:p>3.670E+000</text:p>
          </table:table-cell>
          <table:table-cell office:value-type="float" office:value="13.437997">
            <text:p>1.344E+001</text:p>
          </table:table-cell>
          <table:table-cell office:value-type="float" office:value="0.017387">
            <text:p>1.739E-002</text:p>
          </table:table-cell>
          <table:table-cell office:value-type="float" office:value="0.016914">
            <text:p>1.691E-002</text:p>
          </table:table-cell>
          <table:table-cell office:value-type="float" office:value="0.00029">
            <text:p>2.900E-004</text:p>
          </table:table-cell>
          <table:table-cell office:value-type="float" office:value="0.061597">
            <text:p>6.160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.636198">
            <text:p>3.636E+000</text:p>
          </table:table-cell>
          <table:table-cell office:value-type="float" office:value="13.186263">
            <text:p>1.319E+001</text:p>
          </table:table-cell>
          <table:table-cell office:value-type="float" office:value="0.005951">
            <text:p>5.951E-003</text:p>
          </table:table-cell>
          <table:table-cell office:value-type="float" office:value="0.005913">
            <text:p>5.913E-003</text:p>
          </table:table-cell>
          <table:table-cell office:value-type="float" office:value="0.000035">
            <text:p>3.500E-005</text:p>
          </table:table-cell>
          <table:table-cell office:value-type="float" office:value="0.021473">
            <text:p>2.14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.633197">
            <text:p>3.633E+000</text:p>
          </table:table-cell>
          <table:table-cell office:value-type="float" office:value="13.16712">
            <text:p>1.317E+001</text:p>
          </table:table-cell>
          <table:table-cell office:value-type="float" office:value="0.000065">
            <text:p>6.500E-005</text:p>
          </table:table-cell>
          <table:table-cell office:value-type="float" office:value="0.000014">
            <text:p>1.400E-005</text:p>
          </table:table-cell>
          <table:table-cell office:value-type="float" office:value="0">
            <text:p>0.000E+000</text:p>
          </table:table-cell>
          <table:table-cell office:value-type="float" office:value="0.000007">
            <text:p>7.000E-006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.608298">
            <text:p>3.608E+000</text:p>
          </table:table-cell>
          <table:table-cell office:value-type="float" office:value="12.986602">
            <text:p>1.299E+001</text:p>
          </table:table-cell>
          <table:table-cell office:value-type="float" office:value="0.007687">
            <text:p>7.687E-003</text:p>
          </table:table-cell>
          <table:table-cell office:value-type="float" office:value="0.007376">
            <text:p>7.376E-003</text:p>
          </table:table-cell>
          <table:table-cell office:value-type="float" office:value="0.000056">
            <text:p>5.600E-005</text:p>
          </table:table-cell>
          <table:table-cell office:value-type="float" office:value="0.026394">
            <text:p>2.639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.604665">
            <text:p>3.605E+000</text:p>
          </table:table-cell>
          <table:table-cell office:value-type="float" office:value="12.958451">
            <text:p>1.296E+001</text:p>
          </table:table-cell>
          <table:table-cell office:value-type="float" office:value="0.018939">
            <text:p>1.894E-002</text:p>
          </table:table-cell>
          <table:table-cell office:value-type="float" office:value="0.0189">
            <text:p>1.890E-002</text:p>
          </table:table-cell>
          <table:table-cell office:value-type="float" office:value="0.000358">
            <text:p>3.580E-004</text:p>
          </table:table-cell>
          <table:table-cell office:value-type="float" office:value="0.068031">
            <text:p>6.80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.47442">
            <text:p>3.474E+000</text:p>
          </table:table-cell>
          <table:table-cell office:value-type="float" office:value="12.038646">
            <text:p>1.204E+001</text:p>
          </table:table-cell>
          <table:table-cell office:value-type="float" office:value="0.015093">
            <text:p>1.509E-002</text:p>
          </table:table-cell>
          <table:table-cell office:value-type="float" office:value="0.015002">
            <text:p>1.500E-002</text:p>
          </table:table-cell>
          <table:table-cell office:value-type="float" office:value="0.000226">
            <text:p>2.260E-004</text:p>
          </table:table-cell>
          <table:table-cell office:value-type="float" office:value="0.052045">
            <text:p>5.205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.20092">
            <text:p>3.201E+000</text:p>
          </table:table-cell>
          <table:table-cell office:value-type="float" office:value="10.21161">
            <text:p>1.021E+001</text:p>
          </table:table-cell>
          <table:table-cell office:value-type="float" office:value="0.000166">
            <text:p>1.660E-004</text:p>
          </table:table-cell>
          <table:table-cell office:value-type="float" office:value="0.00018">
            <text:p>1.800E-004</text:p>
          </table:table-cell>
          <table:table-cell office:value-type="float" office:value="0">
            <text:p>0.000E+000</text:p>
          </table:table-cell>
          <table:table-cell office:value-type="float" office:value="0.000572">
            <text:p>5.72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.5105">
            <text:p>3.511E+000</text:p>
          </table:table-cell>
          <table:table-cell office:value-type="float" office:value="12.2873">
            <text:p>1.229E+001</text:p>
          </table:table-cell>
          <table:table-cell office:value-type="float" office:value="0.013978">
            <text:p>1.398E-002</text:p>
          </table:table-cell>
          <table:table-cell office:value-type="float" office:value="0.013603">
            <text:p>1.360E-002</text:p>
          </table:table-cell>
          <table:table-cell office:value-type="float" office:value="0.000188">
            <text:p>1.880E-004</text:p>
          </table:table-cell>
          <table:table-cell office:value-type="float" office:value="0.047452">
            <text:p>4.745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.329964">
            <text:p>3.330E+000</text:p>
          </table:table-cell>
          <table:table-cell office:value-type="float" office:value="11.053829">
            <text:p>1.105E+001</text:p>
          </table:table-cell>
          <table:table-cell office:value-type="float" office:value="0.075052">
            <text:p>7.505E-002</text:p>
          </table:table-cell>
          <table:table-cell office:value-type="float" office:value="0.074709">
            <text:p>7.471E-002</text:p>
          </table:table-cell>
          <table:table-cell office:value-type="float" office:value="0.005594">
            <text:p>5.594E-003</text:p>
          </table:table-cell>
          <table:table-cell office:value-type="float" office:value="0.248198">
            <text:p>2.482E-001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.316918">
            <text:p>3.317E+000</text:p>
          </table:table-cell>
          <table:table-cell office:value-type="float" office:value="10.96607">
            <text:p>1.097E+001</text:p>
          </table:table-cell>
          <table:table-cell office:value-type="float" office:value="0.00048">
            <text:p>4.800E-004</text:p>
          </table:table-cell>
          <table:table-cell office:value-type="float" office:value="0.000144">
            <text:p>1.440E-004</text:p>
          </table:table-cell>
          <table:table-cell office:value-type="float" office:value="0">
            <text:p>0.000E+000</text:p>
          </table:table-cell>
          <table:table-cell office:value-type="float" office:value="0.000204">
            <text:p>2.04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.267199">
            <text:p>3.267E+000</text:p>
          </table:table-cell>
          <table:table-cell office:value-type="float" office:value="10.637227">
            <text:p>1.064E+001</text:p>
          </table:table-cell>
          <table:table-cell office:value-type="float" office:value="0.009931">
            <text:p>9.931E-003</text:p>
          </table:table-cell>
          <table:table-cell office:value-type="float" office:value="0.009834">
            <text:p>9.834E-003</text:p>
          </table:table-cell>
          <table:table-cell office:value-type="float" office:value="0.000097">
            <text:p>9.700E-005</text:p>
          </table:table-cell>
          <table:table-cell office:value-type="float" office:value="0.032003">
            <text:p>3.200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.131356">
            <text:p>3.131E+000</text:p>
          </table:table-cell>
          <table:table-cell office:value-type="float" office:value="9.773259">
            <text:p>9.773E+000</text:p>
          </table:table-cell>
          <table:table-cell office:value-type="float" office:value="0.009091">
            <text:p>9.091E-003</text:p>
          </table:table-cell>
          <table:table-cell office:value-type="float" office:value="0.008377">
            <text:p>8.377E-003</text:p>
          </table:table-cell>
          <table:table-cell office:value-type="float" office:value="0.000073">
            <text:p>7.300E-005</text:p>
          </table:table-cell>
          <table:table-cell office:value-type="float" office:value="0.025669">
            <text:p>2.567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.077978">
            <text:p>3.078E+000</text:p>
          </table:table-cell>
          <table:table-cell office:value-type="float" office:value="9.438135">
            <text:p>9.438E+000</text:p>
          </table:table-cell>
          <table:table-cell office:value-type="float" office:value="0.001266">
            <text:p>1.266E-003</text:p>
          </table:table-cell>
          <table:table-cell office:value-type="float" office:value="0.00062">
            <text:p>6.200E-004</text:p>
          </table:table-cell>
          <table:table-cell office:value-type="float" office:value="0.000001">
            <text:p>1.000E-006</text:p>
          </table:table-cell>
          <table:table-cell office:value-type="float" office:value="0.001422">
            <text:p>1.422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.094581">
            <text:p>3.095E+000</text:p>
          </table:table-cell>
          <table:table-cell office:value-type="float" office:value="9.540737">
            <text:p>9.541E+000</text:p>
          </table:table-cell>
          <table:table-cell office:value-type="float" office:value="0.016084">
            <text:p>1.608E-002</text:p>
          </table:table-cell>
          <table:table-cell office:value-type="float" office:value="0.015549">
            <text:p>1.555E-002</text:p>
          </table:table-cell>
          <table:table-cell office:value-type="float" office:value="0.000246">
            <text:p>2.460E-004</text:p>
          </table:table-cell>
          <table:table-cell office:value-type="float" office:value="0.047756">
            <text:p>4.77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.857126">
            <text:p>2.857E+000</text:p>
          </table:table-cell>
          <table:table-cell office:value-type="float" office:value="8.129194">
            <text:p>8.129E+000</text:p>
          </table:table-cell>
          <table:table-cell office:value-type="float" office:value="0.002078">
            <text:p>2.078E-003</text:p>
          </table:table-cell>
          <table:table-cell office:value-type="float" office:value="0.001696">
            <text:p>1.696E-003</text:p>
          </table:table-cell>
          <table:table-cell office:value-type="float" office:value="0.000003">
            <text:p>3.000E-006</text:p>
          </table:table-cell>
          <table:table-cell office:value-type="float" office:value="0.004589">
            <text:p>4.589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.924262">
            <text:p>2.924E+000</text:p>
          </table:table-cell>
          <table:table-cell office:value-type="float" office:value="8.517844">
            <text:p>8.518E+000</text:p>
          </table:table-cell>
          <table:table-cell office:value-type="float" office:value="0.006487">
            <text:p>6.487E-003</text:p>
          </table:table-cell>
          <table:table-cell office:value-type="float" office:value="0.004407">
            <text:p>4.407E-003</text:p>
          </table:table-cell>
          <table:table-cell office:value-type="float" office:value="0.000023">
            <text:p>2.300E-005</text:p>
          </table:table-cell>
          <table:table-cell office:value-type="float" office:value="0.01146">
            <text:p>1.146E-002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.991718">
            <text:p>2.992E+000</text:p>
          </table:table-cell>
          <table:table-cell office:value-type="float" office:value="8.913861">
            <text:p>8.914E+000</text:p>
          </table:table-cell>
          <table:table-cell office:value-type="float" office:value="0.001654">
            <text:p>1.654E-003</text:p>
          </table:table-cell>
          <table:table-cell office:value-type="float" office:value="0.000379">
            <text:p>3.790E-004</text:p>
          </table:table-cell>
          <table:table-cell office:value-type="float" office:value="0">
            <text:p>0.000E+000</text:p>
          </table:table-cell>
          <table:table-cell office:value-type="float" office:value="0.000188">
            <text:p>1.88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.892901">
            <text:p>2.893E+000</text:p>
          </table:table-cell>
          <table:table-cell office:value-type="float" office:value="8.333228">
            <text:p>8.333E+000</text:p>
          </table:table-cell>
          <table:table-cell office:value-type="float" office:value="0.028354">
            <text:p>2.835E-002</text:p>
          </table:table-cell>
          <table:table-cell office:value-type="float" office:value="0.026984">
            <text:p>2.698E-002</text:p>
          </table:table-cell>
          <table:table-cell office:value-type="float" office:value="0.000746">
            <text:p>7.460E-004</text:p>
          </table:table-cell>
          <table:table-cell office:value-type="float" office:value="0.077177">
            <text:p>7.718E-002</text:p>
          </table:table-cell>
          <table:table-cell office:value-type="float" office:value="-0.000003">
            <text:p>-3.000E-00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.005208">
            <text:p>3.005E+000</text:p>
          </table:table-cell>
          <table:table-cell office:value-type="float" office:value="8.994184">
            <text:p>8.994E+000</text:p>
          </table:table-cell>
          <table:table-cell office:value-type="float" office:value="0.135938">
            <text:p>1.359E-001</text:p>
          </table:table-cell>
          <table:table-cell office:value-type="float" office:value="0.132354">
            <text:p>1.324E-001</text:p>
          </table:table-cell>
          <table:table-cell office:value-type="float" office:value="0.017753">
            <text:p>1.775E-002</text:p>
          </table:table-cell>
          <table:table-cell office:value-type="float" office:value="0.39522">
            <text:p>3.952E-001</text:p>
          </table:table-cell>
          <table:table-cell office:value-type="float" office:value="-0.000026">
            <text:p>-2.600E-00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.774967">
            <text:p>2.775E+000</text:p>
          </table:table-cell>
          <table:table-cell office:value-type="float" office:value="7.665267">
            <text:p>7.665E+000</text:p>
          </table:table-cell>
          <table:table-cell office:value-type="float" office:value="0.013029">
            <text:p>1.303E-002</text:p>
          </table:table-cell>
          <table:table-cell office:value-type="float" office:value="0.010666">
            <text:p>1.067E-002</text:p>
          </table:table-cell>
          <table:table-cell office:value-type="float" office:value="0.000126">
            <text:p>1.260E-004</text:p>
          </table:table-cell>
          <table:table-cell office:value-type="float" office:value="0.027866">
            <text:p>2.787E-002</text:p>
          </table:table-cell>
          <table:table-cell office:value-type="float" office:value="0.000004">
            <text:p>4.000E-00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.763655">
            <text:p>2.764E+000</text:p>
          </table:table-cell>
          <table:table-cell office:value-type="float" office:value="7.60276">
            <text:p>7.603E+000</text:p>
          </table:table-cell>
          <table:table-cell office:value-type="float" office:value="0.001456">
            <text:p>1.456E-003</text:p>
          </table:table-cell>
          <table:table-cell office:value-type="float" office:value="0.000611">
            <text:p>6.110E-004</text:p>
          </table:table-cell>
          <table:table-cell office:value-type="float" office:value="0.000001">
            <text:p>1.000E-006</text:p>
          </table:table-cell>
          <table:table-cell office:value-type="float" office:value="0.001108">
            <text:p>1.108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.674527">
            <text:p>2.675E+000</text:p>
          </table:table-cell>
          <table:table-cell office:value-type="float" office:value="7.118557">
            <text:p>7.119E+000</text:p>
          </table:table-cell>
          <table:table-cell office:value-type="float" office:value="0.002">
            <text:p>2.000E-003</text:p>
          </table:table-cell>
          <table:table-cell office:value-type="float" office:value="0.000403">
            <text:p>4.030E-004</text:p>
          </table:table-cell>
          <table:table-cell office:value-type="float" office:value="0">
            <text:p>0.000E+000</text:p>
          </table:table-cell>
          <table:table-cell office:value-type="float" office:value="-0.000002">
            <text:p>-2.000E-006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.733182">
            <text:p>2.733E+000</text:p>
          </table:table-cell>
          <table:table-cell office:value-type="float" office:value="7.435543">
            <text:p>7.436E+000</text:p>
          </table:table-cell>
          <table:table-cell office:value-type="float" office:value="0.012023">
            <text:p>1.202E-002</text:p>
          </table:table-cell>
          <table:table-cell office:value-type="float" office:value="0.010182">
            <text:p>1.018E-002</text:p>
          </table:table-cell>
          <table:table-cell office:value-type="float" office:value="0.000113">
            <text:p>1.130E-004</text:p>
          </table:table-cell>
          <table:table-cell office:value-type="float" office:value="0.026666">
            <text:p>2.667E-002</text:p>
          </table:table-cell>
          <table:table-cell office:value-type="float" office:value="-0.000003">
            <text:p>-3.000E-00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.822518">
            <text:p>2.823E+000</text:p>
          </table:table-cell>
          <table:table-cell office:value-type="float" office:value="7.930835">
            <text:p>7.931E+000</text:p>
          </table:table-cell>
          <table:table-cell office:value-type="float" office:value="0.004569">
            <text:p>4.569E-003</text:p>
          </table:table-cell>
          <table:table-cell office:value-type="float" office:value="0.001748">
            <text:p>1.748E-003</text:p>
          </table:table-cell>
          <table:table-cell office:value-type="float" office:value="0.000005">
            <text:p>5.000E-006</text:p>
          </table:table-cell>
          <table:table-cell office:value-type="float" office:value="0.003053">
            <text:p>3.053E-003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.728886">
            <text:p>2.729E+000</text:p>
          </table:table-cell>
          <table:table-cell office:value-type="float" office:value="7.411689">
            <text:p>7.412E+000</text:p>
          </table:table-cell>
          <table:table-cell office:value-type="float" office:value="0.012199">
            <text:p>1.220E-002</text:p>
          </table:table-cell>
          <table:table-cell office:value-type="float" office:value="0.010931">
            <text:p>1.093E-002</text:p>
          </table:table-cell>
          <table:table-cell office:value-type="float" office:value="0.000126">
            <text:p>1.260E-004</text:p>
          </table:table-cell>
          <table:table-cell office:value-type="float" office:value="0.028686">
            <text:p>2.869E-002</text:p>
          </table:table-cell>
          <table:table-cell office:value-type="float" office:value="0.000002">
            <text:p>2.000E-00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.649191">
            <text:p>2.649E+000</text:p>
          </table:table-cell>
          <table:table-cell office:value-type="float" office:value="6.985221">
            <text:p>6.985E+000</text:p>
          </table:table-cell>
          <table:table-cell office:value-type="float" office:value="0.001426">
            <text:p>1.426E-003</text:p>
          </table:table-cell>
          <table:table-cell office:value-type="float" office:value="0.00016">
            <text:p>1.600E-004</text:p>
          </table:table-cell>
          <table:table-cell office:value-type="float" office:value="-0">
            <text:p>-0.000E+000</text:p>
          </table:table-cell>
          <table:table-cell office:value-type="float" office:value="-0.000414">
            <text:p>-4.14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.746807">
            <text:p>2.747E+000</text:p>
          </table:table-cell>
          <table:table-cell office:value-type="float" office:value="7.507665">
            <text:p>7.508E+000</text:p>
          </table:table-cell>
          <table:table-cell office:value-type="float" office:value="0.00613">
            <text:p>6.130E-003</text:p>
          </table:table-cell>
          <table:table-cell office:value-type="float" office:value="0.002101">
            <text:p>2.101E-003</text:p>
          </table:table-cell>
          <table:table-cell office:value-type="float" office:value="0.000007">
            <text:p>7.000E-006</text:p>
          </table:table-cell>
          <table:table-cell office:value-type="float" office:value="0.003131">
            <text:p>3.131E-003</text:p>
          </table:table-cell>
          <table:table-cell office:value-type="float" office:value="-0.000004">
            <text:p>-4.000E-00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.651196">
            <text:p>2.651E+000</text:p>
          </table:table-cell>
          <table:table-cell office:value-type="float" office:value="6.993817">
            <text:p>6.994E+000</text:p>
          </table:table-cell>
          <table:table-cell office:value-type="float" office:value="0.002403">
            <text:p>2.403E-003</text:p>
          </table:table-cell>
          <table:table-cell office:value-type="float" office:value="0.000659">
            <text:p>6.590E-004</text:p>
          </table:table-cell>
          <table:table-cell office:value-type="float" office:value="0.000001">
            <text:p>1.000E-006</text:p>
          </table:table-cell>
          <table:table-cell office:value-type="float" office:value="0.000663">
            <text:p>6.630E-004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.630047">
            <text:p>2.630E+000</text:p>
          </table:table-cell>
          <table:table-cell office:value-type="float" office:value="6.882972">
            <text:p>6.883E+000</text:p>
          </table:table-cell>
          <table:table-cell office:value-type="float" office:value="0.014574">
            <text:p>1.457E-002</text:p>
          </table:table-cell>
          <table:table-cell office:value-type="float" office:value="0.012902">
            <text:p>1.290E-002</text:p>
          </table:table-cell>
          <table:table-cell office:value-type="float" office:value="0.000177">
            <text:p>1.770E-004</text:p>
          </table:table-cell>
          <table:table-cell office:value-type="float" office:value="0.033028">
            <text:p>3.303E-002</text:p>
          </table:table-cell>
          <table:table-cell office:value-type="float" office:value="-0.000003">
            <text:p>-3.000E-00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.659207">
            <text:p>2.659E+000</text:p>
          </table:table-cell>
          <table:table-cell office:value-type="float" office:value="7.036166">
            <text:p>7.036E+000</text:p>
          </table:table-cell>
          <table:table-cell office:value-type="float" office:value="0.002098">
            <text:p>2.098E-003</text:p>
          </table:table-cell>
          <table:table-cell office:value-type="float" office:value="0.001267">
            <text:p>1.267E-003</text:p>
          </table:table-cell>
          <table:table-cell office:value-type="float" office:value="0.000002">
            <text:p>2.000E-006</text:p>
          </table:table-cell>
          <table:table-cell office:value-type="float" office:value="0.002854">
            <text:p>2.85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.613157">
            <text:p>2.613E+000</text:p>
          </table:table-cell>
          <table:table-cell office:value-type="float" office:value="6.793157">
            <text:p>6.793E+000</text:p>
          </table:table-cell>
          <table:table-cell office:value-type="float" office:value="0.000682">
            <text:p>6.820E-004</text:p>
          </table:table-cell>
          <table:table-cell office:value-type="float" office:value="0.000077">
            <text:p>7.700E-005</text:p>
          </table:table-cell>
          <table:table-cell office:value-type="float" office:value="-0">
            <text:p>-0.000E+000</text:p>
          </table:table-cell>
          <table:table-cell office:value-type="float" office:value="-0.000195">
            <text:p>-1.95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.581478">
            <text:p>2.581E+000</text:p>
          </table:table-cell>
          <table:table-cell office:value-type="float" office:value="6.628441">
            <text:p>6.628E+000</text:p>
          </table:table-cell>
          <table:table-cell office:value-type="float" office:value="0.0014">
            <text:p>1.400E-003</text:p>
          </table:table-cell>
          <table:table-cell office:value-type="float" office:value="0.001197">
            <text:p>1.197E-003</text:p>
          </table:table-cell>
          <table:table-cell office:value-type="float" office:value="0.000002">
            <text:p>2.000E-006</text:p>
          </table:table-cell>
          <table:table-cell office:value-type="float" office:value="0.002917">
            <text:p>2.91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.595011">
            <text:p>2.595E+000</text:p>
          </table:table-cell>
          <table:table-cell office:value-type="float" office:value="6.698507">
            <text:p>6.699E+000</text:p>
          </table:table-cell>
          <table:table-cell office:value-type="float" office:value="0.008004">
            <text:p>8.004E-003</text:p>
          </table:table-cell>
          <table:table-cell office:value-type="float" office:value="0.007929">
            <text:p>7.929E-003</text:p>
          </table:table-cell>
          <table:table-cell office:value-type="float" office:value="0.000063">
            <text:p>6.300E-005</text:p>
          </table:table-cell>
          <table:table-cell office:value-type="float" office:value="0.020489">
            <text:p>2.049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.662187">
            <text:p>2.662E+000</text:p>
          </table:table-cell>
          <table:table-cell office:value-type="float" office:value="7.050448">
            <text:p>7.050E+000</text:p>
          </table:table-cell>
          <table:table-cell office:value-type="float" office:value="0.003644">
            <text:p>3.644E-003</text:p>
          </table:table-cell>
          <table:table-cell office:value-type="float" office:value="0.001657">
            <text:p>1.657E-003</text:p>
          </table:table-cell>
          <table:table-cell office:value-type="float" office:value="0.000004">
            <text:p>4.000E-006</text:p>
          </table:table-cell>
          <table:table-cell office:value-type="float" office:value="0.003179">
            <text:p>3.179E-003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.637296">
            <text:p>2.637E+000</text:p>
          </table:table-cell>
          <table:table-cell office:value-type="float" office:value="6.920813">
            <text:p>6.921E+000</text:p>
          </table:table-cell>
          <table:table-cell office:value-type="float" office:value="0.015876">
            <text:p>1.588E-002</text:p>
          </table:table-cell>
          <table:table-cell office:value-type="float" office:value="0.013404">
            <text:p>1.340E-002</text:p>
          </table:table-cell>
          <table:table-cell office:value-type="float" office:value="0.000195">
            <text:p>1.950E-004</text:p>
          </table:table-cell>
          <table:table-cell office:value-type="float" office:value="0.033843">
            <text:p>3.384E-002</text:p>
          </table:table-cell>
          <table:table-cell office:value-type="float" office:value="-0.000005">
            <text:p>-5.000E-00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.602526">
            <text:p>2.603E+000</text:p>
          </table:table-cell>
          <table:table-cell office:value-type="float" office:value="6.738196">
            <text:p>6.738E+000</text:p>
          </table:table-cell>
          <table:table-cell office:value-type="float" office:value="0.004403">
            <text:p>4.403E-003</text:p>
          </table:table-cell>
          <table:table-cell office:value-type="float" office:value="0.004592">
            <text:p>4.592E-003</text:p>
          </table:table-cell>
          <table:table-cell office:value-type="float" office:value="0.000021">
            <text:p>2.100E-005</text:p>
          </table:table-cell>
          <table:table-cell office:value-type="float" office:value="0.011912">
            <text:p>1.191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.543852">
            <text:p>2.544E+000</text:p>
          </table:table-cell>
          <table:table-cell office:value-type="float" office:value="6.437048">
            <text:p>6.437E+000</text:p>
          </table:table-cell>
          <table:table-cell office:value-type="float" office:value="0.151776">
            <text:p>1.518E-001</text:p>
          </table:table-cell>
          <table:table-cell office:value-type="float" office:value="0.148931">
            <text:p>1.489E-001</text:p>
          </table:table-cell>
          <table:table-cell office:value-type="float" office:value="0.022391">
            <text:p>2.239E-002</text:p>
          </table:table-cell>
          <table:table-cell office:value-type="float" office:value="0.375476">
            <text:p>3.755E-001</text:p>
          </table:table-cell>
          <table:table-cell office:value-type="float" office:value="-0.000019">
            <text:p>-1.900E-00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.910142">
            <text:p>2.910E+000</text:p>
          </table:table-cell>
          <table:table-cell office:value-type="float" office:value="8.430485">
            <text:p>8.430E+000</text:p>
          </table:table-cell>
          <table:table-cell office:value-type="float" office:value="1.51518">
            <text:p>1.515E+000</text:p>
          </table:table-cell>
          <table:table-cell office:value-type="float" office:value="1.508046">
            <text:p>1.508E+000</text:p>
          </table:table-cell>
          <table:table-cell office:value-type="float" office:value="2.279574">
            <text:p>2.280E+000</text:p>
          </table:table-cell>
          <table:table-cell office:value-type="float" office:value="4.376242">
            <text:p>4.376E+000</text:p>
          </table:table-cell>
          <table:table-cell office:value-type="float" office:value="0.00026">
            <text:p>2.600E-00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.639781">
            <text:p>2.640E+000</text:p>
          </table:table-cell>
          <table:table-cell office:value-type="float" office:value="6.933073">
            <text:p>6.933E+000</text:p>
          </table:table-cell>
          <table:table-cell office:value-type="float" office:value="0.095972">
            <text:p>9.597E-002</text:p>
          </table:table-cell>
          <table:table-cell office:value-type="float" office:value="0.092984">
            <text:p>9.298E-002</text:p>
          </table:table-cell>
          <table:table-cell office:value-type="float" office:value="0.008784">
            <text:p>8.784E-003</text:p>
          </table:table-cell>
          <table:table-cell office:value-type="float" office:value="0.244243">
            <text:p>2.442E-001</text:p>
          </table:table-cell>
          <table:table-cell office:value-type="float" office:value="0.000016">
            <text:p>1.600E-00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.640348">
            <text:p>2.640E+000</text:p>
          </table:table-cell>
          <table:table-cell office:value-type="float" office:value="6.935295">
            <text:p>6.935E+000</text:p>
          </table:table-cell>
          <table:table-cell office:value-type="float" office:value="0.006532">
            <text:p>6.532E-003</text:p>
          </table:table-cell>
          <table:table-cell office:value-type="float" office:value="0.006062">
            <text:p>6.062E-003</text:p>
          </table:table-cell>
          <table:table-cell office:value-type="float" office:value="0.000038">
            <text:p>3.800E-005</text:p>
          </table:table-cell>
          <table:table-cell office:value-type="float" office:value="0.015945">
            <text:p>1.59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.537931">
            <text:p>2.538E+000</text:p>
          </table:table-cell>
          <table:table-cell office:value-type="float" office:value="6.406725">
            <text:p>6.407E+000</text:p>
          </table:table-cell>
          <table:table-cell office:value-type="float" office:value="0.017678">
            <text:p>1.768E-002</text:p>
          </table:table-cell>
          <table:table-cell office:value-type="float" office:value="0.017148">
            <text:p>1.715E-002</text:p>
          </table:table-cell>
          <table:table-cell office:value-type="float" office:value="0.000299">
            <text:p>2.990E-004</text:p>
          </table:table-cell>
          <table:table-cell office:value-type="float" office:value="0.043345">
            <text:p>4.335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.584011">
            <text:p>2.584E+000</text:p>
          </table:table-cell>
          <table:table-cell office:value-type="float" office:value="6.641985">
            <text:p>6.642E+000</text:p>
          </table:table-cell>
          <table:table-cell office:value-type="float" office:value="0.002842">
            <text:p>2.842E-003</text:p>
          </table:table-cell>
          <table:table-cell office:value-type="float" office:value="0.002618">
            <text:p>2.618E-003</text:p>
          </table:table-cell>
          <table:table-cell office:value-type="float" office:value="0.000007">
            <text:p>7.000E-006</text:p>
          </table:table-cell>
          <table:table-cell office:value-type="float" office:value="0.006734">
            <text:p>6.734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.590859">
            <text:p>2.591E+000</text:p>
          </table:table-cell>
          <table:table-cell office:value-type="float" office:value="6.676338">
            <text:p>6.676E+000</text:p>
          </table:table-cell>
          <table:table-cell office:value-type="float" office:value="0.001891">
            <text:p>1.891E-003</text:p>
          </table:table-cell>
          <table:table-cell office:value-type="float" office:value="0.001946">
            <text:p>1.946E-003</text:p>
          </table:table-cell>
          <table:table-cell office:value-type="float" office:value="0.000004">
            <text:p>4.000E-006</text:p>
          </table:table-cell>
          <table:table-cell office:value-type="float" office:value="0.005028">
            <text:p>5.028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.605231">
            <text:p>2.605E+000</text:p>
          </table:table-cell>
          <table:table-cell office:value-type="float" office:value="6.75154">
            <text:p>6.752E+000</text:p>
          </table:table-cell>
          <table:table-cell office:value-type="float" office:value="0.000289">
            <text:p>2.890E-004</text:p>
          </table:table-cell>
          <table:table-cell office:value-type="float" office:value="0.000174">
            <text:p>1.740E-004</text:p>
          </table:table-cell>
          <table:table-cell office:value-type="float" office:value="0">
            <text:p>0.000E+000</text:p>
          </table:table-cell>
          <table:table-cell office:value-type="float" office:value="0.000371">
            <text:p>3.71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.596646">
            <text:p>2.597E+000</text:p>
          </table:table-cell>
          <table:table-cell office:value-type="float" office:value="6.708736">
            <text:p>6.709E+000</text:p>
          </table:table-cell>
          <table:table-cell office:value-type="float" office:value="0.014658">
            <text:p>1.466E-002</text:p>
          </table:table-cell>
          <table:table-cell office:value-type="float" office:value="0.014281">
            <text:p>1.428E-002</text:p>
          </table:table-cell>
          <table:table-cell office:value-type="float" office:value="0.000207">
            <text:p>2.070E-004</text:p>
          </table:table-cell>
          <table:table-cell office:value-type="float" office:value="0.036869">
            <text:p>3.68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.732534">
            <text:p>2.733E+000</text:p>
          </table:table-cell>
          <table:table-cell office:value-type="float" office:value="7.429891">
            <text:p>7.430E+000</text:p>
          </table:table-cell>
          <table:table-cell office:value-type="float" office:value="0.003552">
            <text:p>3.552E-003</text:p>
          </table:table-cell>
          <table:table-cell office:value-type="float" office:value="0.002979">
            <text:p>2.979E-003</text:p>
          </table:table-cell>
          <table:table-cell office:value-type="float" office:value="0.00001">
            <text:p>1.000E-005</text:p>
          </table:table-cell>
          <table:table-cell office:value-type="float" office:value="0.007762">
            <text:p>7.762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.65017">
            <text:p>2.650E+000</text:p>
          </table:table-cell>
          <table:table-cell office:value-type="float" office:value="6.987148">
            <text:p>6.987E+000</text:p>
          </table:table-cell>
          <table:table-cell office:value-type="float" office:value="0.00051">
            <text:p>5.100E-004</text:p>
          </table:table-cell>
          <table:table-cell office:value-type="float" office:value="0.000193">
            <text:p>1.930E-004</text:p>
          </table:table-cell>
          <table:table-cell office:value-type="float" office:value="0">
            <text:p>0.000E+000</text:p>
          </table:table-cell>
          <table:table-cell office:value-type="float" office:value="0.000299">
            <text:p>2.99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.685813">
            <text:p>2.686E+000</text:p>
          </table:table-cell>
          <table:table-cell office:value-type="float" office:value="7.178388">
            <text:p>7.178E+000</text:p>
          </table:table-cell>
          <table:table-cell office:value-type="float" office:value="0.000144">
            <text:p>1.440E-004</text:p>
          </table:table-cell>
          <table:table-cell office:value-type="float" office:value="0.000126">
            <text:p>1.260E-004</text:p>
          </table:table-cell>
          <table:table-cell office:value-type="float" office:value="0">
            <text:p>0.000E+000</text:p>
          </table:table-cell>
          <table:table-cell office:value-type="float" office:value="0.000316">
            <text:p>3.16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.678937">
            <text:p>2.679E+000</text:p>
          </table:table-cell>
          <table:table-cell office:value-type="float" office:value="7.138641">
            <text:p>7.139E+000</text:p>
          </table:table-cell>
          <table:table-cell office:value-type="float" office:value="0.000477">
            <text:p>4.770E-004</text:p>
          </table:table-cell>
          <table:table-cell office:value-type="float" office:value="0.000331">
            <text:p>3.310E-004</text:p>
          </table:table-cell>
          <table:table-cell office:value-type="float" office:value="0">
            <text:p>0.000E+000</text:p>
          </table:table-cell>
          <table:table-cell office:value-type="float" office:value="0.000779">
            <text:p>7.79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.704909">
            <text:p>2.705E+000</text:p>
          </table:table-cell>
          <table:table-cell office:value-type="float" office:value="7.280764">
            <text:p>7.281E+000</text:p>
          </table:table-cell>
          <table:table-cell office:value-type="float" office:value="0.002676">
            <text:p>2.676E-003</text:p>
          </table:table-cell>
          <table:table-cell office:value-type="float" office:value="0.002532">
            <text:p>2.532E-003</text:p>
          </table:table-cell>
          <table:table-cell office:value-type="float" office:value="0.000007">
            <text:p>7.000E-006</text:p>
          </table:table-cell>
          <table:table-cell office:value-type="float" office:value="0.006766">
            <text:p>6.76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.714864">
            <text:p>2.715E+000</text:p>
          </table:table-cell>
          <table:table-cell office:value-type="float" office:value="7.33474">
            <text:p>7.335E+000</text:p>
          </table:table-cell>
          <table:table-cell office:value-type="float" office:value="0.039312">
            <text:p>3.931E-002</text:p>
          </table:table-cell>
          <table:table-cell office:value-type="float" office:value="0.039253">
            <text:p>3.925E-002</text:p>
          </table:table-cell>
          <table:table-cell office:value-type="float" office:value="0.001542">
            <text:p>1.542E-003</text:p>
          </table:table-cell>
          <table:table-cell office:value-type="float" office:value="0.106306">
            <text:p>1.063E-001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.828101">
            <text:p>2.828E+000</text:p>
          </table:table-cell>
          <table:table-cell office:value-type="float" office:value="7.961047">
            <text:p>7.961E+000</text:p>
          </table:table-cell>
          <table:table-cell office:value-type="float" office:value="0.043659">
            <text:p>4.366E-002</text:p>
          </table:table-cell>
          <table:table-cell office:value-type="float" office:value="0.042509">
            <text:p>4.251E-002</text:p>
          </table:table-cell>
          <table:table-cell office:value-type="float" office:value="0.001831">
            <text:p>1.831E-003</text:p>
          </table:table-cell>
          <table:table-cell office:value-type="float" office:value="0.119506">
            <text:p>1.195E-001</text:p>
          </table:table-cell>
          <table:table-cell office:value-type="float" office:value="0.000003">
            <text:p>3.000E-00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.791435">
            <text:p>2.791E+000</text:p>
          </table:table-cell>
          <table:table-cell office:value-type="float" office:value="7.75492">
            <text:p>7.755E+000</text:p>
          </table:table-cell>
          <table:table-cell office:value-type="float" office:value="0.016379">
            <text:p>1.638E-002</text:p>
          </table:table-cell>
          <table:table-cell office:value-type="float" office:value="0.016177">
            <text:p>1.618E-002</text:p>
          </table:table-cell>
          <table:table-cell office:value-type="float" office:value="0.000263">
            <text:p>2.630E-004</text:p>
          </table:table-cell>
          <table:table-cell office:value-type="float" office:value="0.044924">
            <text:p>4.492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.890363">
            <text:p>2.890E+000</text:p>
          </table:table-cell>
          <table:table-cell office:value-type="float" office:value="8.317748">
            <text:p>8.318E+000</text:p>
          </table:table-cell>
          <table:table-cell office:value-type="float" office:value="0.000252">
            <text:p>2.520E-004</text:p>
          </table:table-cell>
          <table:table-cell office:value-type="float" office:value="0.000199">
            <text:p>1.990E-004</text:p>
          </table:table-cell>
          <table:table-cell office:value-type="float" office:value="0">
            <text:p>0.000E+000</text:p>
          </table:table-cell>
          <table:table-cell office:value-type="float" office:value="0.000572">
            <text:p>5.72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.901191">
            <text:p>2.901E+000</text:p>
          </table:table-cell>
          <table:table-cell office:value-type="float" office:value="8.379383">
            <text:p>8.379E+000</text:p>
          </table:table-cell>
          <table:table-cell office:value-type="float" office:value="0.004936">
            <text:p>4.936E-003</text:p>
          </table:table-cell>
          <table:table-cell office:value-type="float" office:value="0.005029">
            <text:p>5.029E-003</text:p>
          </table:table-cell>
          <table:table-cell office:value-type="float" office:value="0.000025">
            <text:p>2.500E-005</text:p>
          </table:table-cell>
          <table:table-cell office:value-type="float" office:value="0.014529">
            <text:p>1.453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.171703">
            <text:p>3.172E+000</text:p>
          </table:table-cell>
          <table:table-cell office:value-type="float" office:value="10.02118">
            <text:p>1.002E+001</text:p>
          </table:table-cell>
          <table:table-cell office:value-type="float" office:value="0.037924">
            <text:p>3.792E-002</text:p>
          </table:table-cell>
          <table:table-cell office:value-type="float" office:value="0.035834">
            <text:p>3.583E-002</text:p>
          </table:table-cell>
          <table:table-cell office:value-type="float" office:value="0.001321">
            <text:p>1.321E-003</text:p>
          </table:table-cell>
          <table:table-cell office:value-type="float" office:value="0.112789">
            <text:p>1.128E-001</text:p>
          </table:table-cell>
          <table:table-cell office:value-type="float" office:value="0.000006">
            <text:p>6.000E-00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.785879">
            <text:p>2.786E+000</text:p>
          </table:table-cell>
          <table:table-cell office:value-type="float" office:value="7.726588">
            <text:p>7.727E+000</text:p>
          </table:table-cell>
          <table:table-cell office:value-type="float" office:value="0.003032">
            <text:p>3.032E-003</text:p>
          </table:table-cell>
          <table:table-cell office:value-type="float" office:value="0.002632">
            <text:p>2.632E-003</text:p>
          </table:table-cell>
          <table:table-cell office:value-type="float" office:value="0.000007">
            <text:p>7.000E-006</text:p>
          </table:table-cell>
          <table:table-cell office:value-type="float" office:value="0.007182">
            <text:p>7.182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.939264">
            <text:p>2.939E+000</text:p>
          </table:table-cell>
          <table:table-cell office:value-type="float" office:value="8.604635">
            <text:p>8.605E+000</text:p>
          </table:table-cell>
          <table:table-cell office:value-type="float" office:value="0.00081">
            <text:p>8.100E-004</text:p>
          </table:table-cell>
          <table:table-cell office:value-type="float" office:value="0.00068">
            <text:p>6.800E-004</text:p>
          </table:table-cell>
          <table:table-cell office:value-type="float" office:value="0.000001">
            <text:p>1.000E-006</text:p>
          </table:table-cell>
          <table:table-cell office:value-type="float" office:value="0.001944">
            <text:p>1.944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.972272">
            <text:p>2.972E+000</text:p>
          </table:table-cell>
          <table:table-cell office:value-type="float" office:value="8.799268">
            <text:p>8.799E+000</text:p>
          </table:table-cell>
          <table:table-cell office:value-type="float" office:value="0.028912">
            <text:p>2.891E-002</text:p>
          </table:table-cell>
          <table:table-cell office:value-type="float" office:value="0.028845">
            <text:p>2.885E-002</text:p>
          </table:table-cell>
          <table:table-cell office:value-type="float" office:value="0.000833">
            <text:p>8.330E-004</text:p>
          </table:table-cell>
          <table:table-cell office:value-type="float" office:value="0.08556">
            <text:p>8.556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.071339">
            <text:p>3.071E+000</text:p>
          </table:table-cell>
          <table:table-cell office:value-type="float" office:value="9.396987">
            <text:p>9.397E+000</text:p>
          </table:table-cell>
          <table:table-cell office:value-type="float" office:value="0.000377">
            <text:p>3.770E-004</text:p>
          </table:table-cell>
          <table:table-cell office:value-type="float" office:value="0.00035">
            <text:p>3.500E-004</text:p>
          </table:table-cell>
          <table:table-cell office:value-type="float" office:value="0">
            <text:p>0.000E+000</text:p>
          </table:table-cell>
          <table:table-cell office:value-type="float" office:value="0.001063">
            <text:p>1.06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.193608">
            <text:p>3.194E+000</text:p>
          </table:table-cell>
          <table:table-cell office:value-type="float" office:value="10.162285">
            <text:p>1.016E+001</text:p>
          </table:table-cell>
          <table:table-cell office:value-type="float" office:value="0.000221">
            <text:p>2.210E-004</text:p>
          </table:table-cell>
          <table:table-cell office:value-type="float" office:value="0.000081">
            <text:p>8.100E-005</text:p>
          </table:table-cell>
          <table:table-cell office:value-type="float" office:value="0">
            <text:p>0.000E+000</text:p>
          </table:table-cell>
          <table:table-cell office:value-type="float" office:value="0.000136">
            <text:p>1.36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.138263">
            <text:p>3.138E+000</text:p>
          </table:table-cell>
          <table:table-cell office:value-type="float" office:value="9.813484">
            <text:p>9.813E+000</text:p>
          </table:table-cell>
          <table:table-cell office:value-type="float" office:value="0.011373">
            <text:p>1.137E-002</text:p>
          </table:table-cell>
          <table:table-cell office:value-type="float" office:value="0.011499">
            <text:p>1.150E-002</text:p>
          </table:table-cell>
          <table:table-cell office:value-type="float" office:value="0.000132">
            <text:p>1.320E-004</text:p>
          </table:table-cell>
          <table:table-cell office:value-type="float" office:value="0.036023">
            <text:p>3.602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.234378">
            <text:p>3.234E+000</text:p>
          </table:table-cell>
          <table:table-cell office:value-type="float" office:value="10.426014">
            <text:p>1.043E+001</text:p>
          </table:table-cell>
          <table:table-cell office:value-type="float" office:value="0.007866">
            <text:p>7.866E-003</text:p>
          </table:table-cell>
          <table:table-cell office:value-type="float" office:value="0.007908">
            <text:p>7.908E-003</text:p>
          </table:table-cell>
          <table:table-cell office:value-type="float" office:value="0.000062">
            <text:p>6.200E-005</text:p>
          </table:table-cell>
          <table:table-cell office:value-type="float" office:value="0.025523">
            <text:p>2.552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.265418">
            <text:p>3.265E+000</text:p>
          </table:table-cell>
          <table:table-cell office:value-type="float" office:value="10.627557">
            <text:p>1.063E+001</text:p>
          </table:table-cell>
          <table:table-cell office:value-type="float" office:value="0.001245">
            <text:p>1.245E-003</text:p>
          </table:table-cell>
          <table:table-cell office:value-type="float" office:value="0.000898">
            <text:p>8.980E-004</text:p>
          </table:table-cell>
          <table:table-cell office:value-type="float" office:value="0.000001">
            <text:p>1.000E-006</text:p>
          </table:table-cell>
          <table:table-cell office:value-type="float" office:value="0.002665">
            <text:p>2.665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.284313">
            <text:p>3.284E+000</text:p>
          </table:table-cell>
          <table:table-cell office:value-type="float" office:value="10.754667">
            <text:p>1.075E+001</text:p>
          </table:table-cell>
          <table:table-cell office:value-type="float" office:value="0.005378">
            <text:p>5.378E-003</text:p>
          </table:table-cell>
          <table:table-cell office:value-type="float" office:value="0.005011">
            <text:p>5.011E-003</text:p>
          </table:table-cell>
          <table:table-cell office:value-type="float" office:value="0.000026">
            <text:p>2.600E-005</text:p>
          </table:table-cell>
          <table:table-cell office:value-type="float" office:value="0.016185">
            <text:p>1.619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.456274">
            <text:p>3.456E+000</text:p>
          </table:table-cell>
          <table:table-cell office:value-type="float" office:value="11.911346">
            <text:p>1.191E+001</text:p>
          </table:table-cell>
          <table:table-cell office:value-type="float" office:value="0.001487">
            <text:p>1.487E-003</text:p>
          </table:table-cell>
          <table:table-cell office:value-type="float" office:value="0.001059">
            <text:p>1.059E-003</text:p>
          </table:table-cell>
          <table:table-cell office:value-type="float" office:value="0.000001">
            <text:p>1.000E-006</text:p>
          </table:table-cell>
          <table:table-cell office:value-type="float" office:value="0.003296">
            <text:p>3.296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.607227">
            <text:p>3.607E+000</text:p>
          </table:table-cell>
          <table:table-cell office:value-type="float" office:value="12.977437">
            <text:p>1.298E+001</text:p>
          </table:table-cell>
          <table:table-cell office:value-type="float" office:value="0.000166">
            <text:p>1.660E-004</text:p>
          </table:table-cell>
          <table:table-cell office:value-type="float" office:value="0.000134">
            <text:p>1.340E-004</text:p>
          </table:table-cell>
          <table:table-cell office:value-type="float" office:value="0">
            <text:p>0.000E+000</text:p>
          </table:table-cell>
          <table:table-cell office:value-type="float" office:value="0.000454">
            <text:p>4.54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.523136">
            <text:p>3.523E+000</text:p>
          </table:table-cell>
          <table:table-cell office:value-type="float" office:value="12.379531">
            <text:p>1.238E+001</text:p>
          </table:table-cell>
          <table:table-cell office:value-type="float" office:value="0.004147">
            <text:p>4.147E-003</text:p>
          </table:table-cell>
          <table:table-cell office:value-type="float" office:value="0.004172">
            <text:p>4.172E-003</text:p>
          </table:table-cell>
          <table:table-cell office:value-type="float" office:value="0.000017">
            <text:p>1.700E-005</text:p>
          </table:table-cell>
          <table:table-cell office:value-type="float" office:value="0.01466">
            <text:p>1.46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.595791">
            <text:p>3.596E+000</text:p>
          </table:table-cell>
          <table:table-cell office:value-type="float" office:value="12.89576">
            <text:p>1.290E+001</text:p>
          </table:table-cell>
          <table:table-cell office:value-type="float" office:value="0.002788">
            <text:p>2.788E-003</text:p>
          </table:table-cell>
          <table:table-cell office:value-type="float" office:value="0.002547">
            <text:p>2.547E-003</text:p>
          </table:table-cell>
          <table:table-cell office:value-type="float" office:value="0.000007">
            <text:p>7.000E-006</text:p>
          </table:table-cell>
          <table:table-cell office:value-type="float" office:value="0.008981">
            <text:p>8.981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.632308">
            <text:p>3.632E+000</text:p>
          </table:table-cell>
          <table:table-cell office:value-type="float" office:value="13.159113">
            <text:p>1.316E+001</text:p>
          </table:table-cell>
          <table:table-cell office:value-type="float" office:value="0.01864">
            <text:p>1.864E-002</text:p>
          </table:table-cell>
          <table:table-cell office:value-type="float" office:value="0.018427">
            <text:p>1.843E-002</text:p>
          </table:table-cell>
          <table:table-cell office:value-type="float" office:value="0.000342">
            <text:p>3.420E-004</text:p>
          </table:table-cell>
          <table:table-cell office:value-type="float" office:value="0.066806">
            <text:p>6.681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.609167">
            <text:p>3.609E+000</text:p>
          </table:table-cell>
          <table:table-cell office:value-type="float" office:value="12.992081">
            <text:p>1.299E+001</text:p>
          </table:table-cell>
          <table:table-cell office:value-type="float" office:value="0.000209">
            <text:p>2.090E-004</text:p>
          </table:table-cell>
          <table:table-cell office:value-type="float" office:value="0.000065">
            <text:p>6.500E-005</text:p>
          </table:table-cell>
          <table:table-cell office:value-type="float" office:value="0">
            <text:p>0.000E+000</text:p>
          </table:table-cell>
          <table:table-cell office:value-type="float" office:value="0.000108">
            <text:p>1.08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.657379">
            <text:p>3.657E+000</text:p>
          </table:table-cell>
          <table:table-cell office:value-type="float" office:value="13.340429">
            <text:p>1.334E+001</text:p>
          </table:table-cell>
          <table:table-cell office:value-type="float" office:value="0.006179">
            <text:p>6.179E-003</text:p>
          </table:table-cell>
          <table:table-cell office:value-type="float" office:value="0.006084">
            <text:p>6.084E-003</text:p>
          </table:table-cell>
          <table:table-cell office:value-type="float" office:value="0.000037">
            <text:p>3.700E-005</text:p>
          </table:table-cell>
          <table:table-cell office:value-type="float" office:value="0.022216">
            <text:p>2.222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.664208">
            <text:p>3.664E+000</text:p>
          </table:table-cell>
          <table:table-cell office:value-type="float" office:value="13.391388">
            <text:p>1.339E+001</text:p>
          </table:table-cell>
          <table:table-cell office:value-type="float" office:value="0.000037">
            <text:p>3.700E-005</text:p>
          </table:table-cell>
          <table:table-cell office:value-type="float" office:value="0.000004">
            <text:p>4.000E-006</text:p>
          </table:table-cell>
          <table:table-cell office:value-type="float" office:value="-0">
            <text:p>-0.000E+000</text:p>
          </table:table-cell>
          <table:table-cell office:value-type="float" office:value="-0.000013">
            <text:p>-1.3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.644298">
            <text:p>3.644E+000</text:p>
          </table:table-cell>
          <table:table-cell office:value-type="float" office:value="13.247802">
            <text:p>1.325E+001</text:p>
          </table:table-cell>
          <table:table-cell office:value-type="float" office:value="0.005764">
            <text:p>5.764E-003</text:p>
          </table:table-cell>
          <table:table-cell office:value-type="float" office:value="0.005417">
            <text:p>5.417E-003</text:p>
          </table:table-cell>
          <table:table-cell office:value-type="float" office:value="0.00003">
            <text:p>3.000E-005</text:p>
          </table:table-cell>
          <table:table-cell office:value-type="float" office:value="0.019478">
            <text:p>1.948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.676483">
            <text:p>3.676E+000</text:p>
          </table:table-cell>
          <table:table-cell office:value-type="float" office:value="13.481087">
            <text:p>1.348E+001</text:p>
          </table:table-cell>
          <table:table-cell office:value-type="float" office:value="0.000336">
            <text:p>3.360E-004</text:p>
          </table:table-cell>
          <table:table-cell office:value-type="float" office:value="0.000329">
            <text:p>3.290E-004</text:p>
          </table:table-cell>
          <table:table-cell office:value-type="float" office:value="0">
            <text:p>0.000E+000</text:p>
          </table:table-cell>
          <table:table-cell office:value-type="float" office:value="0.001196">
            <text:p>1.19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.696986">
            <text:p>3.697E+000</text:p>
          </table:table-cell>
          <table:table-cell office:value-type="float" office:value="13.632624">
            <text:p>1.363E+001</text:p>
          </table:table-cell>
          <table:table-cell office:value-type="float" office:value="0.000195">
            <text:p>1.950E-004</text:p>
          </table:table-cell>
          <table:table-cell office:value-type="float" office:value="0.000022">
            <text:p>2.200E-005</text:p>
          </table:table-cell>
          <table:table-cell office:value-type="float" office:value="-0">
            <text:p>-0.000E+000</text:p>
          </table:table-cell>
          <table:table-cell office:value-type="float" office:value="-0.00008">
            <text:p>-8.0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.669045">
            <text:p>3.669E+000</text:p>
          </table:table-cell>
          <table:table-cell office:value-type="float" office:value="13.42677">
            <text:p>1.343E+001</text:p>
          </table:table-cell>
          <table:table-cell office:value-type="float" office:value="0.015049">
            <text:p>1.505E-002</text:p>
          </table:table-cell>
          <table:table-cell office:value-type="float" office:value="0.014688">
            <text:p>1.469E-002</text:p>
          </table:table-cell>
          <table:table-cell office:value-type="float" office:value="0.000218">
            <text:p>2.180E-004</text:p>
          </table:table-cell>
          <table:table-cell office:value-type="float" office:value="0.05353">
            <text:p>5.35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.635434">
            <text:p>3.635E+000</text:p>
          </table:table-cell>
          <table:table-cell office:value-type="float" office:value="13.181208">
            <text:p>1.318E+001</text:p>
          </table:table-cell>
          <table:table-cell office:value-type="float" office:value="0.000881">
            <text:p>8.810E-004</text:p>
          </table:table-cell>
          <table:table-cell office:value-type="float" office:value="0.000269">
            <text:p>2.690E-004</text:p>
          </table:table-cell>
          <table:table-cell office:value-type="float" office:value="0">
            <text:p>0.000E+000</text:p>
          </table:table-cell>
          <table:table-cell office:value-type="float" office:value="0.000417">
            <text:p>4.17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.650676">
            <text:p>3.651E+000</text:p>
          </table:table-cell>
          <table:table-cell office:value-type="float" office:value="13.296591">
            <text:p>1.330E+001</text:p>
          </table:table-cell>
          <table:table-cell office:value-type="float" office:value="0.000252">
            <text:p>2.520E-004</text:p>
          </table:table-cell>
          <table:table-cell office:value-type="float" office:value="0.000176">
            <text:p>1.760E-004</text:p>
          </table:table-cell>
          <table:table-cell office:value-type="float" office:value="0">
            <text:p>0.000E+000</text:p>
          </table:table-cell>
          <table:table-cell office:value-type="float" office:value="0.000563">
            <text:p>5.63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.688504">
            <text:p>3.689E+000</text:p>
          </table:table-cell>
          <table:table-cell office:value-type="float" office:value="13.568327">
            <text:p>1.357E+001</text:p>
          </table:table-cell>
          <table:table-cell office:value-type="float" office:value="0.000024">
            <text:p>2.400E-005</text:p>
          </table:table-cell>
          <table:table-cell office:value-type="float" office:value="0.000007">
            <text:p>7.000E-006</text:p>
          </table:table-cell>
          <table:table-cell office:value-type="float" office:value="0">
            <text:p>0.000E+000</text:p>
          </table:table-cell>
          <table:table-cell office:value-type="float" office:value="0.000011">
            <text:p>1.1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.667735">
            <text:p>3.668E+000</text:p>
          </table:table-cell>
          <table:table-cell office:value-type="float" office:value="13.428703">
            <text:p>1.343E+001</text:p>
          </table:table-cell>
          <table:table-cell office:value-type="float" office:value="0.000026">
            <text:p>2.600E-005</text:p>
          </table:table-cell>
          <table:table-cell office:value-type="float" office:value="0.000007">
            <text:p>7.000E-006</text:p>
          </table:table-cell>
          <table:table-cell office:value-type="float" office:value="0">
            <text:p>0.000E+000</text:p>
          </table:table-cell>
          <table:table-cell office:value-type="float" office:value="0.000011">
            <text:p>1.1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.680184">
            <text:p>3.680E+000</text:p>
          </table:table-cell>
          <table:table-cell office:value-type="float" office:value="13.514048">
            <text:p>1.351E+001</text:p>
          </table:table-cell>
          <table:table-cell office:value-type="float" office:value="0.000011">
            <text:p>1.100E-005</text:p>
          </table:table-cell>
          <table:table-cell office:value-type="float" office:value="0.000006">
            <text:p>6.000E-006</text:p>
          </table:table-cell>
          <table:table-cell office:value-type="float" office:value="0">
            <text:p>0.000E+000</text:p>
          </table:table-cell>
          <table:table-cell office:value-type="float" office:value="0.000017">
            <text:p>1.7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.259842">
            <text:p>7.260E+000</text:p>
          </table:table-cell>
          <table:table-cell office:value-type="float" office:value="52.678736">
            <text:p>5.268E+001</text:p>
          </table:table-cell>
          <table:table-cell office:value-type="float" office:value="0.00018">
            <text:p>1.800E-004</text:p>
          </table:table-cell>
          <table:table-cell office:value-type="float" office:value="0.00002">
            <text:p>2.000E-005</text:p>
          </table:table-cell>
          <table:table-cell office:value-type="float" office:value="-0">
            <text:p>-0.000E+000</text:p>
          </table:table-cell>
          <table:table-cell office:value-type="float" office:value="-0.000143">
            <text:p>-1.43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.68976">
            <text:p>3.690E+000</text:p>
          </table:table-cell>
          <table:table-cell office:value-type="float" office:value="13.579481">
            <text:p>1.358E+001</text:p>
          </table:table-cell>
          <table:table-cell office:value-type="float" office:value="0.000011">
            <text:p>1.100E-005</text:p>
          </table:table-cell>
          <table:table-cell office:value-type="float" office:value="0.000006">
            <text:p>6.000E-006</text:p>
          </table:table-cell>
          <table:table-cell office:value-type="float" office:value="0">
            <text:p>0.000E+000</text:p>
          </table:table-cell>
          <table:table-cell office:value-type="float" office:value="0.000016">
            <text:p>1.6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.689037">
            <text:p>3.689E+000</text:p>
          </table:table-cell>
          <table:table-cell office:value-type="float" office:value="13.56453">
            <text:p>1.356E+001</text:p>
          </table:table-cell>
          <table:table-cell office:value-type="float" office:value="0.000012">
            <text:p>1.200E-005</text:p>
          </table:table-cell>
          <table:table-cell office:value-type="float" office:value="0.000006">
            <text:p>6.000E-006</text:p>
          </table:table-cell>
          <table:table-cell office:value-type="float" office:value="0">
            <text:p>0.000E+000</text:p>
          </table:table-cell>
          <table:table-cell office:value-type="float" office:value="0.000016">
            <text:p>1.6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.657979">
            <text:p>3.658E+000</text:p>
          </table:table-cell>
          <table:table-cell office:value-type="float" office:value="13.347147">
            <text:p>1.335E+001</text:p>
          </table:table-cell>
          <table:table-cell office:value-type="float" office:value="0.005484">
            <text:p>5.484E-003</text:p>
          </table:table-cell>
          <table:table-cell office:value-type="float" office:value="0.005461">
            <text:p>5.461E-003</text:p>
          </table:table-cell>
          <table:table-cell office:value-type="float" office:value="0.00003">
            <text:p>3.000E-005</text:p>
          </table:table-cell>
          <table:table-cell office:value-type="float" office:value="0.019951">
            <text:p>1.99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.659279">
            <text:p>3.659E+000</text:p>
          </table:table-cell>
          <table:table-cell office:value-type="float" office:value="13.351048">
            <text:p>1.335E+001</text:p>
          </table:table-cell>
          <table:table-cell office:value-type="float" office:value="0.00345">
            <text:p>3.450E-003</text:p>
          </table:table-cell>
          <table:table-cell office:value-type="float" office:value="0.003457">
            <text:p>3.457E-003</text:p>
          </table:table-cell>
          <table:table-cell office:value-type="float" office:value="0.000012">
            <text:p>1.200E-005</text:p>
          </table:table-cell>
          <table:table-cell office:value-type="float" office:value="0.012633">
            <text:p>1.26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.681732">
            <text:p>3.682E+000</text:p>
          </table:table-cell>
          <table:table-cell office:value-type="float" office:value="13.521919">
            <text:p>1.352E+001</text:p>
          </table:table-cell>
          <table:table-cell office:value-type="float" office:value="0.000945">
            <text:p>9.450E-004</text:p>
          </table:table-cell>
          <table:table-cell office:value-type="float" office:value="0.000221">
            <text:p>2.210E-004</text:p>
          </table:table-cell>
          <table:table-cell office:value-type="float" office:value="0">
            <text:p>0.000E+000</text:p>
          </table:table-cell>
          <table:table-cell office:value-type="float" office:value="0.000155">
            <text:p>1.55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.613922">
            <text:p>3.614E+000</text:p>
          </table:table-cell>
          <table:table-cell office:value-type="float" office:value="13.026515">
            <text:p>1.303E+001</text:p>
          </table:table-cell>
          <table:table-cell office:value-type="float" office:value="0.005959">
            <text:p>5.959E-003</text:p>
          </table:table-cell>
          <table:table-cell office:value-type="float" office:value="0.005777">
            <text:p>5.777E-003</text:p>
          </table:table-cell>
          <table:table-cell office:value-type="float" office:value="0.000034">
            <text:p>3.400E-005</text:p>
          </table:table-cell>
          <table:table-cell office:value-type="float" office:value="0.020727">
            <text:p>2.073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.617363">
            <text:p>3.617E+000</text:p>
          </table:table-cell>
          <table:table-cell office:value-type="float" office:value="13.051929">
            <text:p>1.305E+001</text:p>
          </table:table-cell>
          <table:table-cell office:value-type="float" office:value="0.000536">
            <text:p>5.360E-004</text:p>
          </table:table-cell>
          <table:table-cell office:value-type="float" office:value="0.000489">
            <text:p>4.890E-004</text:p>
          </table:table-cell>
          <table:table-cell office:value-type="float" office:value="0">
            <text:p>0.000E+000</text:p>
          </table:table-cell>
          <table:table-cell office:value-type="float" office:value="0.001743">
            <text:p>1.743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.670338">
            <text:p>3.670E+000</text:p>
          </table:table-cell>
          <table:table-cell office:value-type="float" office:value="13.437997">
            <text:p>1.344E+001</text:p>
          </table:table-cell>
          <table:table-cell office:value-type="float" office:value="0.017387">
            <text:p>1.739E-002</text:p>
          </table:table-cell>
          <table:table-cell office:value-type="float" office:value="0.016914">
            <text:p>1.691E-002</text:p>
          </table:table-cell>
          <table:table-cell office:value-type="float" office:value="0.00029">
            <text:p>2.900E-004</text:p>
          </table:table-cell>
          <table:table-cell office:value-type="float" office:value="0.061597">
            <text:p>6.160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.636198">
            <text:p>3.636E+000</text:p>
          </table:table-cell>
          <table:table-cell office:value-type="float" office:value="13.186263">
            <text:p>1.319E+001</text:p>
          </table:table-cell>
          <table:table-cell office:value-type="float" office:value="0.005951">
            <text:p>5.951E-003</text:p>
          </table:table-cell>
          <table:table-cell office:value-type="float" office:value="0.005913">
            <text:p>5.913E-003</text:p>
          </table:table-cell>
          <table:table-cell office:value-type="float" office:value="0.000035">
            <text:p>3.500E-005</text:p>
          </table:table-cell>
          <table:table-cell office:value-type="float" office:value="0.021473">
            <text:p>2.147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.633197">
            <text:p>3.633E+000</text:p>
          </table:table-cell>
          <table:table-cell office:value-type="float" office:value="13.16712">
            <text:p>1.317E+001</text:p>
          </table:table-cell>
          <table:table-cell office:value-type="float" office:value="0.000065">
            <text:p>6.500E-005</text:p>
          </table:table-cell>
          <table:table-cell office:value-type="float" office:value="0.000014">
            <text:p>1.400E-005</text:p>
          </table:table-cell>
          <table:table-cell office:value-type="float" office:value="0">
            <text:p>0.000E+000</text:p>
          </table:table-cell>
          <table:table-cell office:value-type="float" office:value="0.000007">
            <text:p>7.000E-006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.532837">
            <text:p>3.533E+000</text:p>
          </table:table-cell>
          <table:table-cell office:value-type="float" office:value="12.447732">
            <text:p>1.245E+001</text:p>
          </table:table-cell>
          <table:table-cell office:value-type="float" office:value="0.013011">
            <text:p>1.301E-002</text:p>
          </table:table-cell>
          <table:table-cell office:value-type="float" office:value="0.012831">
            <text:p>1.283E-002</text:p>
          </table:table-cell>
          <table:table-cell office:value-type="float" office:value="0.000166">
            <text:p>1.660E-004</text:p>
          </table:table-cell>
          <table:table-cell office:value-type="float" office:value="0.045246">
            <text:p>4.52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.481419">
            <text:p>3.481E+000</text:p>
          </table:table-cell>
          <table:table-cell office:value-type="float" office:value="12.085151">
            <text:p>1.209E+001</text:p>
          </table:table-cell>
          <table:table-cell office:value-type="float" office:value="0.013874">
            <text:p>1.387E-002</text:p>
          </table:table-cell>
          <table:table-cell office:value-type="float" office:value="0.013418">
            <text:p>1.342E-002</text:p>
          </table:table-cell>
          <table:table-cell office:value-type="float" office:value="0.000183">
            <text:p>1.830E-004</text:p>
          </table:table-cell>
          <table:table-cell office:value-type="float" office:value="0.046134">
            <text:p>4.61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.248875">
            <text:p>3.249E+000</text:p>
          </table:table-cell>
          <table:table-cell office:value-type="float" office:value="10.521972">
            <text:p>1.052E+001</text:p>
          </table:table-cell>
          <table:table-cell office:value-type="float" office:value="0.012628">
            <text:p>1.263E-002</text:p>
          </table:table-cell>
          <table:table-cell office:value-type="float" office:value="0.011696">
            <text:p>1.170E-002</text:p>
          </table:table-cell>
          <table:table-cell office:value-type="float" office:value="0.000142">
            <text:p>1.420E-004</text:p>
          </table:table-cell>
          <table:table-cell office:value-type="float" office:value="0.037282">
            <text:p>3.728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.9779">
            <text:p>2.978E+000</text:p>
          </table:table-cell>
          <table:table-cell office:value-type="float" office:value="8.832665">
            <text:p>8.833E+000</text:p>
          </table:table-cell>
          <table:table-cell office:value-type="float" office:value="0.006163">
            <text:p>6.163E-003</text:p>
          </table:table-cell>
          <table:table-cell office:value-type="float" office:value="0.005715">
            <text:p>5.715E-003</text:p>
          </table:table-cell>
          <table:table-cell office:value-type="float" office:value="0.000034">
            <text:p>3.400E-005</text:p>
          </table:table-cell>
          <table:table-cell office:value-type="float" office:value="0.016626">
            <text:p>1.663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.211571">
            <text:p>3.212E+000</text:p>
          </table:table-cell>
          <table:table-cell office:value-type="float" office:value="10.277658">
            <text:p>1.028E+001</text:p>
          </table:table-cell>
          <table:table-cell office:value-type="float" office:value="0.007598">
            <text:p>7.598E-003</text:p>
          </table:table-cell>
          <table:table-cell office:value-type="float" office:value="0.006562">
            <text:p>6.562E-003</text:p>
          </table:table-cell>
          <table:table-cell office:value-type="float" office:value="0.000046">
            <text:p>4.600E-005</text:p>
          </table:table-cell>
          <table:table-cell office:value-type="float" office:value="0.020292">
            <text:p>2.029E-002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3.006663">
            <text:p>3.007E+000</text:p>
          </table:table-cell>
          <table:table-cell office:value-type="float" office:value="9.00608">
            <text:p>9.006E+000</text:p>
          </table:table-cell>
          <table:table-cell office:value-type="float" office:value="0.072111">
            <text:p>7.211E-002</text:p>
          </table:table-cell>
          <table:table-cell office:value-type="float" office:value="0.070087">
            <text:p>7.009E-002</text:p>
          </table:table-cell>
          <table:table-cell office:value-type="float" office:value="0.004983">
            <text:p>4.983E-003</text:p>
          </table:table-cell>
          <table:table-cell office:value-type="float" office:value="0.209211">
            <text:p>2.092E-001</text:p>
          </table:table-cell>
          <table:table-cell office:value-type="float" office:value="-0.000008">
            <text:p>-8.000E-00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.015198">
            <text:p>3.015E+000</text:p>
          </table:table-cell>
          <table:table-cell office:value-type="float" office:value="9.056274">
            <text:p>9.056E+000</text:p>
          </table:table-cell>
          <table:table-cell office:value-type="float" office:value="0.002916">
            <text:p>2.916E-003</text:p>
          </table:table-cell>
          <table:table-cell office:value-type="float" office:value="0.000453">
            <text:p>4.530E-004</text:p>
          </table:table-cell>
          <table:table-cell office:value-type="float" office:value="0">
            <text:p>0.000E+000</text:p>
          </table:table-cell>
          <table:table-cell office:value-type="float" office:value="-0.000509">
            <text:p>-5.090E-004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.022604">
            <text:p>3.023E+000</text:p>
          </table:table-cell>
          <table:table-cell office:value-type="float" office:value="9.099948">
            <text:p>9.100E+000</text:p>
          </table:table-cell>
          <table:table-cell office:value-type="float" office:value="0.04684">
            <text:p>4.684E-002</text:p>
          </table:table-cell>
          <table:table-cell office:value-type="float" office:value="0.0437">
            <text:p>4.370E-002</text:p>
          </table:table-cell>
          <table:table-cell office:value-type="float" office:value="0.001977">
            <text:p>1.977E-003</text:p>
          </table:table-cell>
          <table:table-cell office:value-type="float" office:value="0.129972">
            <text:p>1.300E-001</text:p>
          </table:table-cell>
          <table:table-cell office:value-type="float" office:value="-0.000013">
            <text:p>-1.300E-005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.880224">
            <text:p>2.880E+000</text:p>
          </table:table-cell>
          <table:table-cell office:value-type="float" office:value="8.264032">
            <text:p>8.264E+000</text:p>
          </table:table-cell>
          <table:table-cell office:value-type="float" office:value="0.012431">
            <text:p>1.243E-002</text:p>
          </table:table-cell>
          <table:table-cell office:value-type="float" office:value="0.00937">
            <text:p>9.370E-003</text:p>
          </table:table-cell>
          <table:table-cell office:value-type="float" office:value="0.000101">
            <text:p>1.010E-004</text:p>
          </table:table-cell>
          <table:table-cell office:value-type="float" office:value="0.024858">
            <text:p>2.486E-002</text:p>
          </table:table-cell>
          <table:table-cell office:value-type="float" office:value="-0.000006">
            <text:p>-6.000E-00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.842956">
            <text:p>2.843E+000</text:p>
          </table:table-cell>
          <table:table-cell office:value-type="float" office:value="8.047555">
            <text:p>8.048E+000</text:p>
          </table:table-cell>
          <table:table-cell office:value-type="float" office:value="0.009062">
            <text:p>9.062E-003</text:p>
          </table:table-cell>
          <table:table-cell office:value-type="float" office:value="0.003915">
            <text:p>3.915E-003</text:p>
          </table:table-cell>
          <table:table-cell office:value-type="float" office:value="0.000022">
            <text:p>2.200E-005</text:p>
          </table:table-cell>
          <table:table-cell office:value-type="float" office:value="0.007604">
            <text:p>7.604E-003</text:p>
          </table:table-cell>
          <table:table-cell office:value-type="float" office:value="-0.000007">
            <text:p>-7.000E-00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.878781">
            <text:p>2.879E+000</text:p>
          </table:table-cell>
          <table:table-cell office:value-type="float" office:value="8.252808">
            <text:p>8.253E+000</text:p>
          </table:table-cell>
          <table:table-cell office:value-type="float" office:value="0.047683">
            <text:p>4.768E-002</text:p>
          </table:table-cell>
          <table:table-cell office:value-type="float" office:value="0.041984">
            <text:p>4.198E-002</text:p>
          </table:table-cell>
          <table:table-cell office:value-type="float" office:value="0.001878">
            <text:p>1.878E-003</text:p>
          </table:table-cell>
          <table:table-cell office:value-type="float" office:value="0.117267">
            <text:p>1.173E-001</text:p>
          </table:table-cell>
          <table:table-cell office:value-type="float" office:value="-0.00003">
            <text:p>-3.000E-00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.667123">
            <text:p>2.667E+000</text:p>
          </table:table-cell>
          <table:table-cell office:value-type="float" office:value="7.07988">
            <text:p>7.080E+000</text:p>
          </table:table-cell>
          <table:table-cell office:value-type="float" office:value="0.003551">
            <text:p>3.551E-003</text:p>
          </table:table-cell>
          <table:table-cell office:value-type="float" office:value="0.000405">
            <text:p>4.050E-004</text:p>
          </table:table-cell>
          <table:table-cell office:value-type="float" office:value="-0">
            <text:p>-0.000E+000</text:p>
          </table:table-cell>
          <table:table-cell office:value-type="float" office:value="-0.001004">
            <text:p>-1.004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.747802">
            <text:p>2.748E+000</text:p>
          </table:table-cell>
          <table:table-cell office:value-type="float" office:value="7.516793">
            <text:p>7.517E+000</text:p>
          </table:table-cell>
          <table:table-cell office:value-type="float" office:value="0.007068">
            <text:p>7.068E-003</text:p>
          </table:table-cell>
          <table:table-cell office:value-type="float" office:value="0.001952">
            <text:p>1.952E-003</text:p>
          </table:table-cell>
          <table:table-cell office:value-type="float" office:value="0.000006">
            <text:p>6.000E-006</text:p>
          </table:table-cell>
          <table:table-cell office:value-type="float" office:value="0.00191">
            <text:p>1.910E-003</text:p>
          </table:table-cell>
          <table:table-cell office:value-type="float" office:value="-0.000005">
            <text:p>-5.000E-00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.825861">
            <text:p>2.826E+000</text:p>
          </table:table-cell>
          <table:table-cell office:value-type="float" office:value="7.949466">
            <text:p>7.949E+000</text:p>
          </table:table-cell>
          <table:table-cell office:value-type="float" office:value="0.009587">
            <text:p>9.587E-003</text:p>
          </table:table-cell>
          <table:table-cell office:value-type="float" office:value="0.003501">
            <text:p>3.501E-003</text:p>
          </table:table-cell>
          <table:table-cell office:value-type="float" office:value="0.000018">
            <text:p>1.800E-005</text:p>
          </table:table-cell>
          <table:table-cell office:value-type="float" office:value="0.005684">
            <text:p>5.684E-003</text:p>
          </table:table-cell>
          <table:table-cell office:value-type="float" office:value="-0.000009">
            <text:p>-9.000E-00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.734088">
            <text:p>2.734E+000</text:p>
          </table:table-cell>
          <table:table-cell office:value-type="float" office:value="7.439874">
            <text:p>7.440E+000</text:p>
          </table:table-cell>
          <table:table-cell office:value-type="float" office:value="0.050802">
            <text:p>5.080E-002</text:p>
          </table:table-cell>
          <table:table-cell office:value-type="float" office:value="0.045736">
            <text:p>4.574E-002</text:p>
          </table:table-cell>
          <table:table-cell office:value-type="float" office:value="0.002204">
            <text:p>2.204E-003</text:p>
          </table:table-cell>
          <table:table-cell office:value-type="float" office:value="0.121864">
            <text:p>1.219E-001</text:p>
          </table:table-cell>
          <table:table-cell office:value-type="float" office:value="-0.000027">
            <text:p>-2.700E-005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.858731">
            <text:p>2.859E+000</text:p>
          </table:table-cell>
          <table:table-cell office:value-type="float" office:value="8.135495">
            <text:p>8.135E+000</text:p>
          </table:table-cell>
          <table:table-cell office:value-type="float" office:value="0.201519">
            <text:p>2.015E-001</text:p>
          </table:table-cell>
          <table:table-cell office:value-type="float" office:value="0.192808">
            <text:p>1.928E-001</text:p>
          </table:table-cell>
          <table:table-cell office:value-type="float" office:value="0.038005">
            <text:p>3.801E-002</text:p>
          </table:table-cell>
          <table:table-cell office:value-type="float" office:value="0.54541">
            <text:p>5.454E-001</text:p>
          </table:table-cell>
          <table:table-cell office:value-type="float" office:value="-0.000123">
            <text:p>-1.230E-00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.680519">
            <text:p>2.681E+000</text:p>
          </table:table-cell>
          <table:table-cell office:value-type="float" office:value="7.149839">
            <text:p>7.150E+000</text:p>
          </table:table-cell>
          <table:table-cell office:value-type="float" office:value="0.008687">
            <text:p>8.687E-003</text:p>
          </table:table-cell>
          <table:table-cell office:value-type="float" office:value="0.002223">
            <text:p>2.223E-003</text:p>
          </table:table-cell>
          <table:table-cell office:value-type="float" office:value="0.000007">
            <text:p>7.000E-006</text:p>
          </table:table-cell>
          <table:table-cell office:value-type="float" office:value="0.001591">
            <text:p>1.591E-003</text:p>
          </table:table-cell>
          <table:table-cell office:value-type="float" office:value="0.000007">
            <text:p>7.000E-00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.65344">
            <text:p>2.653E+000</text:p>
          </table:table-cell>
          <table:table-cell office:value-type="float" office:value="7.005744">
            <text:p>7.006E+000</text:p>
          </table:table-cell>
          <table:table-cell office:value-type="float" office:value="0.008188">
            <text:p>8.188E-003</text:p>
          </table:table-cell>
          <table:table-cell office:value-type="float" office:value="0.004602">
            <text:p>4.602E-003</text:p>
          </table:table-cell>
          <table:table-cell office:value-type="float" office:value="0.000028">
            <text:p>2.800E-005</text:p>
          </table:table-cell>
          <table:table-cell office:value-type="float" office:value="0.009863">
            <text:p>9.863E-003</text:p>
          </table:table-cell>
          <table:table-cell office:value-type="float" office:value="-0.000005">
            <text:p>-5.000E-00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.566092">
            <text:p>2.566E+000</text:p>
          </table:table-cell>
          <table:table-cell office:value-type="float" office:value="6.55016">
            <text:p>6.550E+000</text:p>
          </table:table-cell>
          <table:table-cell office:value-type="float" office:value="0.005281">
            <text:p>5.281E-003</text:p>
          </table:table-cell>
          <table:table-cell office:value-type="float" office:value="0.000692">
            <text:p>6.920E-004</text:p>
          </table:table-cell>
          <table:table-cell office:value-type="float" office:value="-0.000001">
            <text:p>-1.000E-006</text:p>
          </table:table-cell>
          <table:table-cell office:value-type="float" office:value="-0.001147">
            <text:p>-1.147E-003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.614609">
            <text:p>2.615E+000</text:p>
          </table:table-cell>
          <table:table-cell office:value-type="float" office:value="6.801402">
            <text:p>6.801E+000</text:p>
          </table:table-cell>
          <table:table-cell office:value-type="float" office:value="0.021854">
            <text:p>2.185E-002</text:p>
          </table:table-cell>
          <table:table-cell office:value-type="float" office:value="0.01691">
            <text:p>1.691E-002</text:p>
          </table:table-cell>
          <table:table-cell office:value-type="float" office:value="0.000325">
            <text:p>3.250E-004</text:p>
          </table:table-cell>
          <table:table-cell office:value-type="float" office:value="0.04114">
            <text:p>4.114E-002</text:p>
          </table:table-cell>
          <table:table-cell office:value-type="float" office:value="-0.000016">
            <text:p>-1.600E-00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.70731">
            <text:p>2.707E+000</text:p>
          </table:table-cell>
          <table:table-cell office:value-type="float" office:value="7.293118">
            <text:p>7.293E+000</text:p>
          </table:table-cell>
          <table:table-cell office:value-type="float" office:value="0.007001">
            <text:p>7.001E-003</text:p>
          </table:table-cell>
          <table:table-cell office:value-type="float" office:value="0.001708">
            <text:p>1.708E-003</text:p>
          </table:table-cell>
          <table:table-cell office:value-type="float" office:value="0.000004">
            <text:p>4.000E-006</text:p>
          </table:table-cell>
          <table:table-cell office:value-type="float" office:value="0.001122">
            <text:p>1.122E-003</text:p>
          </table:table-cell>
          <table:table-cell office:value-type="float" office:value="-0.000004">
            <text:p>-4.000E-00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.627326">
            <text:p>2.627E+000</text:p>
          </table:table-cell>
          <table:table-cell office:value-type="float" office:value="6.866981">
            <text:p>6.867E+000</text:p>
          </table:table-cell>
          <table:table-cell office:value-type="float" office:value="0.013271">
            <text:p>1.327E-002</text:p>
          </table:table-cell>
          <table:table-cell office:value-type="float" office:value="0.01017">
            <text:p>1.017E-002</text:p>
          </table:table-cell>
          <table:table-cell office:value-type="float" office:value="0.000118">
            <text:p>1.180E-004</text:p>
          </table:table-cell>
          <table:table-cell office:value-type="float" office:value="0.024483">
            <text:p>2.448E-002</text:p>
          </table:table-cell>
          <table:table-cell office:value-type="float" office:value="0.000006">
            <text:p>6.000E-00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.523684">
            <text:p>2.524E+000</text:p>
          </table:table-cell>
          <table:table-cell office:value-type="float" office:value="6.335446">
            <text:p>6.335E+000</text:p>
          </table:table-cell>
          <table:table-cell office:value-type="float" office:value="0.002813">
            <text:p>2.813E-003</text:p>
          </table:table-cell>
          <table:table-cell office:value-type="float" office:value="0.000354">
            <text:p>3.540E-004</text:p>
          </table:table-cell>
          <table:table-cell office:value-type="float" office:value="-0">
            <text:p>-0.000E+000</text:p>
          </table:table-cell>
          <table:table-cell office:value-type="float" office:value="-0.00066">
            <text:p>-6.60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.642308">
            <text:p>2.642E+000</text:p>
          </table:table-cell>
          <table:table-cell office:value-type="float" office:value="6.943895">
            <text:p>6.944E+000</text:p>
          </table:table-cell>
          <table:table-cell office:value-type="float" office:value="0.010547">
            <text:p>1.055E-002</text:p>
          </table:table-cell>
          <table:table-cell office:value-type="float" office:value="0.004064">
            <text:p>4.064E-003</text:p>
          </table:table-cell>
          <table:table-cell office:value-type="float" office:value="0.000024">
            <text:p>2.400E-005</text:p>
          </table:table-cell>
          <table:table-cell office:value-type="float" office:value="0.006604">
            <text:p>6.604E-003</text:p>
          </table:table-cell>
          <table:table-cell office:value-type="float" office:value="-0.000011">
            <text:p>-1.100E-00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.549069">
            <text:p>2.549E+000</text:p>
          </table:table-cell>
          <table:table-cell office:value-type="float" office:value="6.46224">
            <text:p>6.462E+000</text:p>
          </table:table-cell>
          <table:table-cell office:value-type="float" office:value="0.004474">
            <text:p>4.474E-003</text:p>
          </table:table-cell>
          <table:table-cell office:value-type="float" office:value="0.001251">
            <text:p>1.251E-003</text:p>
          </table:table-cell>
          <table:table-cell office:value-type="float" office:value="0.000002">
            <text:p>2.000E-006</text:p>
          </table:table-cell>
          <table:table-cell office:value-type="float" office:value="0.001222">
            <text:p>1.222E-003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.517939">
            <text:p>2.518E+000</text:p>
          </table:table-cell>
          <table:table-cell office:value-type="float" office:value="6.30565">
            <text:p>6.306E+000</text:p>
          </table:table-cell>
          <table:table-cell office:value-type="float" office:value="0.014424">
            <text:p>1.442E-002</text:p>
          </table:table-cell>
          <table:table-cell office:value-type="float" office:value="0.011059">
            <text:p>1.106E-002</text:p>
          </table:table-cell>
          <table:table-cell office:value-type="float" office:value="0.000139">
            <text:p>1.390E-004</text:p>
          </table:table-cell>
          <table:table-cell office:value-type="float" office:value="0.025901">
            <text:p>2.590E-002</text:p>
          </table:table-cell>
          <table:table-cell office:value-type="float" office:value="-0.000007">
            <text:p>-7.000E-00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.56055">
            <text:p>2.561E+000</text:p>
          </table:table-cell>
          <table:table-cell office:value-type="float" office:value="6.520894">
            <text:p>6.521E+000</text:p>
          </table:table-cell>
          <table:table-cell office:value-type="float" office:value="0.005948">
            <text:p>5.948E-003</text:p>
          </table:table-cell>
          <table:table-cell office:value-type="float" office:value="0.003578">
            <text:p>3.578E-003</text:p>
          </table:table-cell>
          <table:table-cell office:value-type="float" office:value="0.000016">
            <text:p>1.600E-005</text:p>
          </table:table-cell>
          <table:table-cell office:value-type="float" office:value="0.007694">
            <text:p>7.694E-003</text:p>
          </table:table-cell>
          <table:table-cell office:value-type="float" office:value="-0.000002">
            <text:p>-2.000E-00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.516328">
            <text:p>2.516E+000</text:p>
          </table:table-cell>
          <table:table-cell office:value-type="float" office:value="6.296589">
            <text:p>6.297E+000</text:p>
          </table:table-cell>
          <table:table-cell office:value-type="float" office:value="0.003403">
            <text:p>3.403E-003</text:p>
          </table:table-cell>
          <table:table-cell office:value-type="float" office:value="0.000591">
            <text:p>5.910E-004</text:p>
          </table:table-cell>
          <table:table-cell office:value-type="float" office:value="0">
            <text:p>0.000E+000</text:p>
          </table:table-cell>
          <table:table-cell office:value-type="float" office:value="-0.000229">
            <text:p>-2.290E-004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.49576">
            <text:p>2.496E+000</text:p>
          </table:table-cell>
          <table:table-cell office:value-type="float" office:value="6.193858">
            <text:p>6.194E+000</text:p>
          </table:table-cell>
          <table:table-cell office:value-type="float" office:value="0.003733">
            <text:p>3.733E-003</text:p>
          </table:table-cell>
          <table:table-cell office:value-type="float" office:value="0.00207">
            <text:p>2.070E-003</text:p>
          </table:table-cell>
          <table:table-cell office:value-type="float" office:value="0.000006">
            <text:p>6.000E-006</text:p>
          </table:table-cell>
          <table:table-cell office:value-type="float" office:value="0.004028">
            <text:p>4.028E-003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.51379">
            <text:p>2.514E+000</text:p>
          </table:table-cell>
          <table:table-cell office:value-type="float" office:value="6.284855">
            <text:p>6.285E+000</text:p>
          </table:table-cell>
          <table:table-cell office:value-type="float" office:value="0.00793">
            <text:p>7.930E-003</text:p>
          </table:table-cell>
          <table:table-cell office:value-type="float" office:value="0.007512">
            <text:p>7.512E-003</text:p>
          </table:table-cell>
          <table:table-cell office:value-type="float" office:value="0.000058">
            <text:p>5.800E-005</text:p>
          </table:table-cell>
          <table:table-cell office:value-type="float" office:value="0.018421">
            <text:p>1.842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.559994">
            <text:p>2.560E+000</text:p>
          </table:table-cell>
          <table:table-cell office:value-type="float" office:value="6.516422">
            <text:p>6.516E+000</text:p>
          </table:table-cell>
          <table:table-cell office:value-type="float" office:value="0.007491">
            <text:p>7.491E-003</text:p>
          </table:table-cell>
          <table:table-cell office:value-type="float" office:value="0.003383">
            <text:p>3.383E-003</text:p>
          </table:table-cell>
          <table:table-cell office:value-type="float" office:value="0.000016">
            <text:p>1.600E-005</text:p>
          </table:table-cell>
          <table:table-cell office:value-type="float" office:value="0.006148">
            <text:p>6.148E-003</text:p>
          </table:table-cell>
          <table:table-cell office:value-type="float" office:value="-0.000005">
            <text:p>-5.000E-00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.535192">
            <text:p>2.535E+000</text:p>
          </table:table-cell>
          <table:table-cell office:value-type="float" office:value="6.392685">
            <text:p>6.393E+000</text:p>
          </table:table-cell>
          <table:table-cell office:value-type="float" office:value="0.025568">
            <text:p>2.557E-002</text:p>
          </table:table-cell>
          <table:table-cell office:value-type="float" office:value="0.019921">
            <text:p>1.992E-002</text:p>
          </table:table-cell>
          <table:table-cell office:value-type="float" office:value="0.000449">
            <text:p>4.490E-004</text:p>
          </table:table-cell>
          <table:table-cell office:value-type="float" office:value="0.047119">
            <text:p>4.712E-002</text:p>
          </table:table-cell>
          <table:table-cell office:value-type="float" office:value="-0.000021">
            <text:p>-2.100E-005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.512272">
            <text:p>2.512E+000</text:p>
          </table:table-cell>
          <table:table-cell office:value-type="float" office:value="6.2768">
            <text:p>6.277E+000</text:p>
          </table:table-cell>
          <table:table-cell office:value-type="float" office:value="0.001533">
            <text:p>1.533E-003</text:p>
          </table:table-cell>
          <table:table-cell office:value-type="float" office:value="0.001171">
            <text:p>1.171E-003</text:p>
          </table:table-cell>
          <table:table-cell office:value-type="float" office:value="0.000002">
            <text:p>2.000E-006</text:p>
          </table:table-cell>
          <table:table-cell office:value-type="float" office:value="0.002622">
            <text:p>2.622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.422439">
            <text:p>2.422E+000</text:p>
          </table:table-cell>
          <table:table-cell office:value-type="float" office:value="5.835226">
            <text:p>5.835E+000</text:p>
          </table:table-cell>
          <table:table-cell office:value-type="float" office:value="0.146223">
            <text:p>1.462E-001</text:p>
          </table:table-cell>
          <table:table-cell office:value-type="float" office:value="0.135668">
            <text:p>1.357E-001</text:p>
          </table:table-cell>
          <table:table-cell office:value-type="float" office:value="0.019108">
            <text:p>1.911E-002</text:p>
          </table:table-cell>
          <table:table-cell office:value-type="float" office:value="0.321497">
            <text:p>3.215E-001</text:p>
          </table:table-cell>
          <table:table-cell office:value-type="float" office:value="-0.000139">
            <text:p>-1.390E-00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.859658">
            <text:p>2.860E+000</text:p>
          </table:table-cell>
          <table:table-cell office:value-type="float" office:value="8.139011">
            <text:p>8.139E+000</text:p>
          </table:table-cell>
          <table:table-cell office:value-type="float" office:value="1.433386">
            <text:p>1.433E+000</text:p>
          </table:table-cell>
          <table:table-cell office:value-type="float" office:value="1.422293">
            <text:p>1.422E+000</text:p>
          </table:table-cell>
          <table:table-cell office:value-type="float" office:value="2.030792">
            <text:p>2.031E+000</text:p>
          </table:table-cell>
          <table:table-cell office:value-type="float" office:value="4.051021">
            <text:p>4.051E+000</text:p>
          </table:table-cell>
          <table:table-cell office:value-type="float" office:value="0.000464">
            <text:p>4.640E-00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.48612">
            <text:p>2.486E+000</text:p>
          </table:table-cell>
          <table:table-cell office:value-type="float" office:value="6.146764">
            <text:p>6.147E+000</text:p>
          </table:table-cell>
          <table:table-cell office:value-type="float" office:value="0.075785">
            <text:p>7.579E-002</text:p>
          </table:table-cell>
          <table:table-cell office:value-type="float" office:value="0.073109">
            <text:p>7.311E-002</text:p>
          </table:table-cell>
          <table:table-cell office:value-type="float" office:value="0.005442">
            <text:p>5.442E-003</text:p>
          </table:table-cell>
          <table:table-cell office:value-type="float" office:value="0.181255">
            <text:p>1.813E-001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.533562">
            <text:p>2.534E+000</text:p>
          </table:table-cell>
          <table:table-cell office:value-type="float" office:value="6.384835">
            <text:p>6.385E+000</text:p>
          </table:table-cell>
          <table:table-cell office:value-type="float" office:value="0.002644">
            <text:p>2.644E-003</text:p>
          </table:table-cell>
          <table:table-cell office:value-type="float" office:value="0.000957">
            <text:p>9.570E-004</text:p>
          </table:table-cell>
          <table:table-cell office:value-type="float" office:value="0.000001">
            <text:p>1.000E-006</text:p>
          </table:table-cell>
          <table:table-cell office:value-type="float" office:value="0.001365">
            <text:p>1.365E-003</text:p>
          </table:table-cell>
          <table:table-cell office:value-type="float" office:value="0.000001">
            <text:p>1.000E-00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.443053">
            <text:p>2.443E+000</text:p>
          </table:table-cell>
          <table:table-cell office:value-type="float" office:value="5.934499">
            <text:p>5.934E+000</text:p>
          </table:table-cell>
          <table:table-cell office:value-type="float" office:value="0.011616">
            <text:p>1.162E-002</text:p>
          </table:table-cell>
          <table:table-cell office:value-type="float" office:value="0.010951">
            <text:p>1.095E-002</text:p>
          </table:table-cell>
          <table:table-cell office:value-type="float" office:value="0.000124">
            <text:p>1.240E-004</text:p>
          </table:table-cell>
          <table:table-cell office:value-type="float" office:value="0.026531">
            <text:p>2.653E-002</text:p>
          </table:table-cell>
          <table:table-cell office:value-type="float" office:value="-0.000001">
            <text:p>-1.000E-00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.477221">
            <text:p>2.477E+000</text:p>
          </table:table-cell>
          <table:table-cell office:value-type="float" office:value="6.102354">
            <text:p>6.102E+000</text:p>
          </table:table-cell>
          <table:table-cell office:value-type="float" office:value="0.002956">
            <text:p>2.956E-003</text:p>
          </table:table-cell>
          <table:table-cell office:value-type="float" office:value="0.001958">
            <text:p>1.958E-003</text:p>
          </table:table-cell>
          <table:table-cell office:value-type="float" office:value="0.000005">
            <text:p>5.000E-006</text:p>
          </table:table-cell>
          <table:table-cell office:value-type="float" office:value="0.004391">
            <text:p>4.391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.479745">
            <text:p>2.480E+000</text:p>
          </table:table-cell>
          <table:table-cell office:value-type="float" office:value="6.11396">
            <text:p>6.114E+000</text:p>
          </table:table-cell>
          <table:table-cell office:value-type="float" office:value="0.001737">
            <text:p>1.737E-003</text:p>
          </table:table-cell>
          <table:table-cell office:value-type="float" office:value="0.000673">
            <text:p>6.730E-004</text:p>
          </table:table-cell>
          <table:table-cell office:value-type="float" office:value="0.000001">
            <text:p>1.000E-006</text:p>
          </table:table-cell>
          <table:table-cell office:value-type="float" office:value="0.000947">
            <text:p>9.47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.495386">
            <text:p>2.495E+000</text:p>
          </table:table-cell>
          <table:table-cell office:value-type="float" office:value="6.192174">
            <text:p>6.192E+000</text:p>
          </table:table-cell>
          <table:table-cell office:value-type="float" office:value="0.001514">
            <text:p>1.514E-003</text:p>
          </table:table-cell>
          <table:table-cell office:value-type="float" office:value="0.001208">
            <text:p>1.208E-003</text:p>
          </table:table-cell>
          <table:table-cell office:value-type="float" office:value="0.000002">
            <text:p>2.000E-006</text:p>
          </table:table-cell>
          <table:table-cell office:value-type="float" office:value="0.002754">
            <text:p>2.754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.499349">
            <text:p>2.499E+000</text:p>
          </table:table-cell>
          <table:table-cell office:value-type="float" office:value="6.213229">
            <text:p>6.213E+000</text:p>
          </table:table-cell>
          <table:table-cell office:value-type="float" office:value="0.013626">
            <text:p>1.363E-002</text:p>
          </table:table-cell>
          <table:table-cell office:value-type="float" office:value="0.013451">
            <text:p>1.345E-002</text:p>
          </table:table-cell>
          <table:table-cell office:value-type="float" office:value="0.000182">
            <text:p>1.820E-004</text:p>
          </table:table-cell>
          <table:table-cell office:value-type="float" office:value="0.033489">
            <text:p>3.349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.617728">
            <text:p>2.618E+000</text:p>
          </table:table-cell>
          <table:table-cell office:value-type="float" office:value="6.816782">
            <text:p>6.817E+000</text:p>
          </table:table-cell>
          <table:table-cell office:value-type="float" office:value="0.000368">
            <text:p>3.680E-004</text:p>
          </table:table-cell>
          <table:table-cell office:value-type="float" office:value="0.000353">
            <text:p>3.530E-004</text:p>
          </table:table-cell>
          <table:table-cell office:value-type="float" office:value="0">
            <text:p>0.000E+000</text:p>
          </table:table-cell>
          <table:table-cell office:value-type="float" office:value="0.000891">
            <text:p>8.91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.549505">
            <text:p>2.550E+000</text:p>
          </table:table-cell>
          <table:table-cell office:value-type="float" office:value="6.464153">
            <text:p>6.464E+000</text:p>
          </table:table-cell>
          <table:table-cell office:value-type="float" office:value="0.000091">
            <text:p>9.100E-005</text:p>
          </table:table-cell>
          <table:table-cell office:value-type="float" office:value="0.000071">
            <text:p>7.100E-005</text:p>
          </table:table-cell>
          <table:table-cell office:value-type="float" office:value="0">
            <text:p>0.000E+000</text:p>
          </table:table-cell>
          <table:table-cell office:value-type="float" office:value="0.000163">
            <text:p>1.63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.605098">
            <text:p>2.605E+000</text:p>
          </table:table-cell>
          <table:table-cell office:value-type="float" office:value="6.75135">
            <text:p>6.751E+000</text:p>
          </table:table-cell>
          <table:table-cell office:value-type="float" office:value="0.000241">
            <text:p>2.410E-004</text:p>
          </table:table-cell>
          <table:table-cell office:value-type="float" office:value="0.000037">
            <text:p>3.700E-005</text:p>
          </table:table-cell>
          <table:table-cell office:value-type="float" office:value="0">
            <text:p>0.000E+000</text:p>
          </table:table-cell>
          <table:table-cell office:value-type="float" office:value="-0.000038">
            <text:p>-3.8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.578812">
            <text:p>2.579E+000</text:p>
          </table:table-cell>
          <table:table-cell office:value-type="float" office:value="6.612851">
            <text:p>6.613E+000</text:p>
          </table:table-cell>
          <table:table-cell office:value-type="float" office:value="0.000352">
            <text:p>3.520E-004</text:p>
          </table:table-cell>
          <table:table-cell office:value-type="float" office:value="0.000159">
            <text:p>1.590E-004</text:p>
          </table:table-cell>
          <table:table-cell office:value-type="float" office:value="0">
            <text:p>0.000E+000</text:p>
          </table:table-cell>
          <table:table-cell office:value-type="float" office:value="0.000266">
            <text:p>2.660E-004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.607751">
            <text:p>2.608E+000</text:p>
          </table:table-cell>
          <table:table-cell office:value-type="float" office:value="6.7647">
            <text:p>6.765E+000</text:p>
          </table:table-cell>
          <table:table-cell office:value-type="float" office:value="0.00168">
            <text:p>1.680E-003</text:p>
          </table:table-cell>
          <table:table-cell office:value-type="float" office:value="0.00161">
            <text:p>1.610E-003</text:p>
          </table:table-cell>
          <table:table-cell office:value-type="float" office:value="0.000003">
            <text:p>3.000E-006</text:p>
          </table:table-cell>
          <table:table-cell office:value-type="float" office:value="0.004161">
            <text:p>4.161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.643002">
            <text:p>2.643E+000</text:p>
          </table:table-cell>
          <table:table-cell office:value-type="float" office:value="6.949399">
            <text:p>6.949E+000</text:p>
          </table:table-cell>
          <table:table-cell office:value-type="float" office:value="0.034348">
            <text:p>3.435E-002</text:p>
          </table:table-cell>
          <table:table-cell office:value-type="float" office:value="0.034029">
            <text:p>3.403E-002</text:p>
          </table:table-cell>
          <table:table-cell office:value-type="float" office:value="0.001163">
            <text:p>1.163E-003</text:p>
          </table:table-cell>
          <table:table-cell office:value-type="float" office:value="0.08958">
            <text:p>8.958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.714494">
            <text:p>2.714E+000</text:p>
          </table:table-cell>
          <table:table-cell office:value-type="float" office:value="7.3319">
            <text:p>7.332E+000</text:p>
          </table:table-cell>
          <table:table-cell office:value-type="float" office:value="0.044415">
            <text:p>4.442E-002</text:p>
          </table:table-cell>
          <table:table-cell office:value-type="float" office:value="0.043627">
            <text:p>4.363E-002</text:p>
          </table:table-cell>
          <table:table-cell office:value-type="float" office:value="0.00192">
            <text:p>1.920E-003</text:p>
          </table:table-cell>
          <table:table-cell office:value-type="float" office:value="0.118116">
            <text:p>1.181E-001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.694152">
            <text:p>2.694E+000</text:p>
          </table:table-cell>
          <table:table-cell office:value-type="float" office:value="7.221204">
            <text:p>7.221E+000</text:p>
          </table:table-cell>
          <table:table-cell office:value-type="float" office:value="0.01486">
            <text:p>1.486E-002</text:p>
          </table:table-cell>
          <table:table-cell office:value-type="float" office:value="0.01483">
            <text:p>1.483E-002</text:p>
          </table:table-cell>
          <table:table-cell office:value-type="float" office:value="0.00022">
            <text:p>2.200E-004</text:p>
          </table:table-cell>
          <table:table-cell office:value-type="float" office:value="0.039848">
            <text:p>3.985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.804694">
            <text:p>2.805E+000</text:p>
          </table:table-cell>
          <table:table-cell office:value-type="float" office:value="7.82956">
            <text:p>7.830E+000</text:p>
          </table:table-cell>
          <table:table-cell office:value-type="float" office:value="0.000548">
            <text:p>5.480E-004</text:p>
          </table:table-cell>
          <table:table-cell office:value-type="float" office:value="0.000351">
            <text:p>3.510E-004</text:p>
          </table:table-cell>
          <table:table-cell office:value-type="float" office:value="0">
            <text:p>0.000E+000</text:p>
          </table:table-cell>
          <table:table-cell office:value-type="float" office:value="0.000885">
            <text:p>8.85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.814186">
            <text:p>2.814E+000</text:p>
          </table:table-cell>
          <table:table-cell office:value-type="float" office:value="7.882048">
            <text:p>7.882E+000</text:p>
          </table:table-cell>
          <table:table-cell office:value-type="float" office:value="0.000771">
            <text:p>7.710E-004</text:p>
          </table:table-cell>
          <table:table-cell office:value-type="float" office:value="0.000781">
            <text:p>7.810E-004</text:p>
          </table:table-cell>
          <table:table-cell office:value-type="float" office:value="0.000001">
            <text:p>1.000E-006</text:p>
          </table:table-cell>
          <table:table-cell office:value-type="float" office:value="0.002153">
            <text:p>2.15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.070226">
            <text:p>3.070E+000</text:p>
          </table:table-cell>
          <table:table-cell office:value-type="float" office:value="9.387595">
            <text:p>9.388E+000</text:p>
          </table:table-cell>
          <table:table-cell office:value-type="float" office:value="0.03926">
            <text:p>3.926E-002</text:p>
          </table:table-cell>
          <table:table-cell office:value-type="float" office:value="0.037655">
            <text:p>3.766E-002</text:p>
          </table:table-cell>
          <table:table-cell office:value-type="float" office:value="0.001448">
            <text:p>1.448E-003</text:p>
          </table:table-cell>
          <table:table-cell office:value-type="float" office:value="0.115142">
            <text:p>1.151E-001</text:p>
          </table:table-cell>
          <table:table-cell office:value-type="float" office:value="0.000003">
            <text:p>3.000E-00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.69934">
            <text:p>2.699E+000</text:p>
          </table:table-cell>
          <table:table-cell office:value-type="float" office:value="7.251706">
            <text:p>7.252E+000</text:p>
          </table:table-cell>
          <table:table-cell office:value-type="float" office:value="0.000857">
            <text:p>8.570E-004</text:p>
          </table:table-cell>
          <table:table-cell office:value-type="float" office:value="0.000683">
            <text:p>6.830E-004</text:p>
          </table:table-cell>
          <table:table-cell office:value-type="float" office:value="0.000001">
            <text:p>1.000E-006</text:p>
          </table:table-cell>
          <table:table-cell office:value-type="float" office:value="0.001787">
            <text:p>1.78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.842312">
            <text:p>2.842E+000</text:p>
          </table:table-cell>
          <table:table-cell office:value-type="float" office:value="8.044137">
            <text:p>8.044E+000</text:p>
          </table:table-cell>
          <table:table-cell office:value-type="float" office:value="0.001834">
            <text:p>1.834E-003</text:p>
          </table:table-cell>
          <table:table-cell office:value-type="float" office:value="0.001723">
            <text:p>1.723E-003</text:p>
          </table:table-cell>
          <table:table-cell office:value-type="float" office:value="0.000003">
            <text:p>3.000E-006</text:p>
          </table:table-cell>
          <table:table-cell office:value-type="float" office:value="0.004887">
            <text:p>4.88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.927731">
            <text:p>2.928E+000</text:p>
          </table:table-cell>
          <table:table-cell office:value-type="float" office:value="8.535821">
            <text:p>8.536E+000</text:p>
          </table:table-cell>
          <table:table-cell office:value-type="float" office:value="0.010002">
            <text:p>1.000E-002</text:p>
          </table:table-cell>
          <table:table-cell office:value-type="float" office:value="0.009818">
            <text:p>9.818E-003</text:p>
          </table:table-cell>
          <table:table-cell office:value-type="float" office:value="0.000097">
            <text:p>9.700E-005</text:p>
          </table:table-cell>
          <table:table-cell office:value-type="float" office:value="0.028609">
            <text:p>2.861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.967729">
            <text:p>2.968E+000</text:p>
          </table:table-cell>
          <table:table-cell office:value-type="float" office:value="8.771354">
            <text:p>8.771E+000</text:p>
          </table:table-cell>
          <table:table-cell office:value-type="float" office:value="0.000662">
            <text:p>6.620E-004</text:p>
          </table:table-cell>
          <table:table-cell office:value-type="float" office:value="0.000529">
            <text:p>5.290E-004</text:p>
          </table:table-cell>
          <table:table-cell office:value-type="float" office:value="0">
            <text:p>0.000E+000</text:p>
          </table:table-cell>
          <table:table-cell office:value-type="float" office:value="0.001483">
            <text:p>1.48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.10877">
            <text:p>3.109E+000</text:p>
          </table:table-cell>
          <table:table-cell office:value-type="float" office:value="9.627444">
            <text:p>9.627E+000</text:p>
          </table:table-cell>
          <table:table-cell office:value-type="float" office:value="0.00058">
            <text:p>5.800E-004</text:p>
          </table:table-cell>
          <table:table-cell office:value-type="float" office:value="0.000066">
            <text:p>6.600E-005</text:p>
          </table:table-cell>
          <table:table-cell office:value-type="float" office:value="-0">
            <text:p>-0.000E+000</text:p>
          </table:table-cell>
          <table:table-cell office:value-type="float" office:value="-0.000191">
            <text:p>-1.91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.056878">
            <text:p>3.057E+000</text:p>
          </table:table-cell>
          <table:table-cell office:value-type="float" office:value="9.30888">
            <text:p>9.309E+000</text:p>
          </table:table-cell>
          <table:table-cell office:value-type="float" office:value="0.011572">
            <text:p>1.157E-002</text:p>
          </table:table-cell>
          <table:table-cell office:value-type="float" office:value="0.011621">
            <text:p>1.162E-002</text:p>
          </table:table-cell>
          <table:table-cell office:value-type="float" office:value="0.000135">
            <text:p>1.350E-004</text:p>
          </table:table-cell>
          <table:table-cell office:value-type="float" office:value="0.035455">
            <text:p>3.546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.154542">
            <text:p>3.155E+000</text:p>
          </table:table-cell>
          <table:table-cell office:value-type="float" office:value="9.915677">
            <text:p>9.916E+000</text:p>
          </table:table-cell>
          <table:table-cell office:value-type="float" office:value="0.006921">
            <text:p>6.921E-003</text:p>
          </table:table-cell>
          <table:table-cell office:value-type="float" office:value="0.006737">
            <text:p>6.737E-003</text:p>
          </table:table-cell>
          <table:table-cell office:value-type="float" office:value="0.000046">
            <text:p>4.600E-005</text:p>
          </table:table-cell>
          <table:table-cell office:value-type="float" office:value="0.021054">
            <text:p>2.105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.180377">
            <text:p>3.180E+000</text:p>
          </table:table-cell>
          <table:table-cell office:value-type="float" office:value="10.079252">
            <text:p>1.008E+001</text:p>
          </table:table-cell>
          <table:table-cell office:value-type="float" office:value="0.001072">
            <text:p>1.072E-003</text:p>
          </table:table-cell>
          <table:table-cell office:value-type="float" office:value="0.000585">
            <text:p>5.850E-004</text:p>
          </table:table-cell>
          <table:table-cell office:value-type="float" office:value="0">
            <text:p>0.000E+000</text:p>
          </table:table-cell>
          <table:table-cell office:value-type="float" office:value="0.001483">
            <text:p>1.483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.198487">
            <text:p>3.198E+000</text:p>
          </table:table-cell>
          <table:table-cell office:value-type="float" office:value="10.198131">
            <text:p>1.020E+001</text:p>
          </table:table-cell>
          <table:table-cell office:value-type="float" office:value="0.003453">
            <text:p>3.453E-003</text:p>
          </table:table-cell>
          <table:table-cell office:value-type="float" office:value="0.00332">
            <text:p>3.320E-003</text:p>
          </table:table-cell>
          <table:table-cell office:value-type="float" office:value="0.000011">
            <text:p>1.100E-005</text:p>
          </table:table-cell>
          <table:table-cell office:value-type="float" office:value="0.01052">
            <text:p>1.052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.369305">
            <text:p>3.369E+000</text:p>
          </table:table-cell>
          <table:table-cell office:value-type="float" office:value="11.317426">
            <text:p>1.132E+001</text:p>
          </table:table-cell>
          <table:table-cell office:value-type="float" office:value="0.002506">
            <text:p>2.506E-003</text:p>
          </table:table-cell>
          <table:table-cell office:value-type="float" office:value="0.00192">
            <text:p>1.920E-003</text:p>
          </table:table-cell>
          <table:table-cell office:value-type="float" office:value="0.000004">
            <text:p>4.000E-006</text:p>
          </table:table-cell>
          <table:table-cell office:value-type="float" office:value="0.006006">
            <text:p>6.006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.523046">
            <text:p>3.523E+000</text:p>
          </table:table-cell>
          <table:table-cell office:value-type="float" office:value="12.377018">
            <text:p>1.238E+001</text:p>
          </table:table-cell>
          <table:table-cell office:value-type="float" office:value="0.000313">
            <text:p>3.130E-004</text:p>
          </table:table-cell>
          <table:table-cell office:value-type="float" office:value="0.000043">
            <text:p>4.300E-005</text:p>
          </table:table-cell>
          <table:table-cell office:value-type="float" office:value="-0">
            <text:p>-0.000E+000</text:p>
          </table:table-cell>
          <table:table-cell office:value-type="float" office:value="-0.000084">
            <text:p>-8.400E-005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.436133">
            <text:p>3.436E+000</text:p>
          </table:table-cell>
          <table:table-cell office:value-type="float" office:value="11.774067">
            <text:p>1.177E+001</text:p>
          </table:table-cell>
          <table:table-cell office:value-type="float" office:value="0.002395">
            <text:p>2.395E-003</text:p>
          </table:table-cell>
          <table:table-cell office:value-type="float" office:value="0.002421">
            <text:p>2.421E-003</text:p>
          </table:table-cell>
          <table:table-cell office:value-type="float" office:value="0.000006">
            <text:p>6.000E-006</text:p>
          </table:table-cell>
          <table:table-cell office:value-type="float" office:value="0.008296">
            <text:p>8.29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.507947">
            <text:p>3.508E+000</text:p>
          </table:table-cell>
          <table:table-cell office:value-type="float" office:value="12.271688">
            <text:p>1.227E+001</text:p>
          </table:table-cell>
          <table:table-cell office:value-type="float" office:value="0.002203">
            <text:p>2.203E-003</text:p>
          </table:table-cell>
          <table:table-cell office:value-type="float" office:value="0.001446">
            <text:p>1.446E-003</text:p>
          </table:table-cell>
          <table:table-cell office:value-type="float" office:value="0.000003">
            <text:p>3.000E-006</text:p>
          </table:table-cell>
          <table:table-cell office:value-type="float" office:value="0.004437">
            <text:p>4.437E-003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.55289">
            <text:p>3.553E+000</text:p>
          </table:table-cell>
          <table:table-cell office:value-type="float" office:value="12.588127">
            <text:p>1.259E+001</text:p>
          </table:table-cell>
          <table:table-cell office:value-type="float" office:value="0.018111">
            <text:p>1.811E-002</text:p>
          </table:table-cell>
          <table:table-cell office:value-type="float" office:value="0.017806">
            <text:p>1.781E-002</text:p>
          </table:table-cell>
          <table:table-cell office:value-type="float" office:value="0.00032">
            <text:p>3.200E-004</text:p>
          </table:table-cell>
          <table:table-cell office:value-type="float" office:value="0.063136">
            <text:p>6.314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.523962">
            <text:p>3.524E+000</text:p>
          </table:table-cell>
          <table:table-cell office:value-type="float" office:value="12.384099">
            <text:p>1.238E+001</text:p>
          </table:table-cell>
          <table:table-cell office:value-type="float" office:value="0.000276">
            <text:p>2.760E-004</text:p>
          </table:table-cell>
          <table:table-cell office:value-type="float" office:value="0.000235">
            <text:p>2.350E-004</text:p>
          </table:table-cell>
          <table:table-cell office:value-type="float" office:value="0">
            <text:p>0.000E+000</text:p>
          </table:table-cell>
          <table:table-cell office:value-type="float" office:value="0.000808">
            <text:p>8.08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.575136">
            <text:p>3.575E+000</text:p>
          </table:table-cell>
          <table:table-cell office:value-type="float" office:value="12.745581">
            <text:p>1.275E+001</text:p>
          </table:table-cell>
          <table:table-cell office:value-type="float" office:value="0.006541">
            <text:p>6.541E-003</text:p>
          </table:table-cell>
          <table:table-cell office:value-type="float" office:value="0.006403">
            <text:p>6.403E-003</text:p>
          </table:table-cell>
          <table:table-cell office:value-type="float" office:value="0.000041">
            <text:p>4.100E-005</text:p>
          </table:table-cell>
          <table:table-cell office:value-type="float" office:value="0.022825">
            <text:p>2.28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.622643">
            <text:p>3.623E+000</text:p>
          </table:table-cell>
          <table:table-cell office:value-type="float" office:value="13.08853">
            <text:p>1.309E+001</text:p>
          </table:table-cell>
          <table:table-cell office:value-type="float" office:value="0.000216">
            <text:p>2.160E-004</text:p>
          </table:table-cell>
          <table:table-cell office:value-type="float" office:value="0.000024">
            <text:p>2.400E-005</text:p>
          </table:table-cell>
          <table:table-cell office:value-type="float" office:value="-0">
            <text:p>-0.000E+000</text:p>
          </table:table-cell>
          <table:table-cell office:value-type="float" office:value="-0.000085">
            <text:p>-8.5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.622427">
            <text:p>3.622E+000</text:p>
          </table:table-cell>
          <table:table-cell office:value-type="float" office:value="13.088729">
            <text:p>1.309E+001</text:p>
          </table:table-cell>
          <table:table-cell office:value-type="float" office:value="0.005181">
            <text:p>5.181E-003</text:p>
          </table:table-cell>
          <table:table-cell office:value-type="float" office:value="0.004927">
            <text:p>4.927E-003</text:p>
          </table:table-cell>
          <table:table-cell office:value-type="float" office:value="0.000025">
            <text:p>2.500E-005</text:p>
          </table:table-cell>
          <table:table-cell office:value-type="float" office:value="0.017651">
            <text:p>1.765E-002</text:p>
          </table:table-cell>
          <table:table-cell office:value-type="float" office:value="0">
            <text:p>0.000E+0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.676483">
            <text:p>3.676E+000</text:p>
          </table:table-cell>
          <table:table-cell office:value-type="float" office:value="13.481087">
            <text:p>1.348E+001</text:p>
          </table:table-cell>
          <table:table-cell office:value-type="float" office:value="0.000336">
            <text:p>3.360E-004</text:p>
          </table:table-cell>
          <table:table-cell office:value-type="float" office:value="0.000329">
            <text:p>3.290E-004</text:p>
          </table:table-cell>
          <table:table-cell office:value-type="float" office:value="0">
            <text:p>0.000E+000</text:p>
          </table:table-cell>
          <table:table-cell office:value-type="float" office:value="0.001196">
            <text:p>1.196E-003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.696986">
            <text:p>3.697E+000</text:p>
          </table:table-cell>
          <table:table-cell office:value-type="float" office:value="13.632624">
            <text:p>1.363E+001</text:p>
          </table:table-cell>
          <table:table-cell office:value-type="float" office:value="0.000195">
            <text:p>1.950E-004</text:p>
          </table:table-cell>
          <table:table-cell office:value-type="float" office:value="0.000022">
            <text:p>2.200E-005</text:p>
          </table:table-cell>
          <table:table-cell office:value-type="float" office:value="-0">
            <text:p>-0.000E+000</text:p>
          </table:table-cell>
          <table:table-cell office:value-type="float" office:value="-0.00008">
            <text:p>-8.0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.669045">
            <text:p>3.669E+000</text:p>
          </table:table-cell>
          <table:table-cell office:value-type="float" office:value="13.42677">
            <text:p>1.343E+001</text:p>
          </table:table-cell>
          <table:table-cell office:value-type="float" office:value="0.015049">
            <text:p>1.505E-002</text:p>
          </table:table-cell>
          <table:table-cell office:value-type="float" office:value="0.014688">
            <text:p>1.469E-002</text:p>
          </table:table-cell>
          <table:table-cell office:value-type="float" office:value="0.000218">
            <text:p>2.180E-004</text:p>
          </table:table-cell>
          <table:table-cell office:value-type="float" office:value="0.05353">
            <text:p>5.353E-002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.635434">
            <text:p>3.635E+000</text:p>
          </table:table-cell>
          <table:table-cell office:value-type="float" office:value="13.181208">
            <text:p>1.318E+001</text:p>
          </table:table-cell>
          <table:table-cell office:value-type="float" office:value="0.000881">
            <text:p>8.810E-004</text:p>
          </table:table-cell>
          <table:table-cell office:value-type="float" office:value="0.000269">
            <text:p>2.690E-004</text:p>
          </table:table-cell>
          <table:table-cell office:value-type="float" office:value="0">
            <text:p>0.000E+000</text:p>
          </table:table-cell>
          <table:table-cell office:value-type="float" office:value="0.000417">
            <text:p>4.17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.650676">
            <text:p>3.651E+000</text:p>
          </table:table-cell>
          <table:table-cell office:value-type="float" office:value="13.296591">
            <text:p>1.330E+001</text:p>
          </table:table-cell>
          <table:table-cell office:value-type="float" office:value="0.000252">
            <text:p>2.520E-004</text:p>
          </table:table-cell>
          <table:table-cell office:value-type="float" office:value="0.000176">
            <text:p>1.760E-004</text:p>
          </table:table-cell>
          <table:table-cell office:value-type="float" office:value="0">
            <text:p>0.000E+000</text:p>
          </table:table-cell>
          <table:table-cell office:value-type="float" office:value="0.000563">
            <text:p>5.630E-004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.688504">
            <text:p>3.689E+000</text:p>
          </table:table-cell>
          <table:table-cell office:value-type="float" office:value="13.568327">
            <text:p>1.357E+001</text:p>
          </table:table-cell>
          <table:table-cell office:value-type="float" office:value="0.000024">
            <text:p>2.400E-005</text:p>
          </table:table-cell>
          <table:table-cell office:value-type="float" office:value="0.000007">
            <text:p>7.000E-006</text:p>
          </table:table-cell>
          <table:table-cell office:value-type="float" office:value="0">
            <text:p>0.000E+000</text:p>
          </table:table-cell>
          <table:table-cell office:value-type="float" office:value="0.000011">
            <text:p>1.1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3.667735">
            <text:p>3.668E+000</text:p>
          </table:table-cell>
          <table:table-cell office:value-type="float" office:value="13.428703">
            <text:p>1.343E+001</text:p>
          </table:table-cell>
          <table:table-cell office:value-type="float" office:value="0.000026">
            <text:p>2.600E-005</text:p>
          </table:table-cell>
          <table:table-cell office:value-type="float" office:value="0.000007">
            <text:p>7.000E-006</text:p>
          </table:table-cell>
          <table:table-cell office:value-type="float" office:value="0">
            <text:p>0.000E+000</text:p>
          </table:table-cell>
          <table:table-cell office:value-type="float" office:value="0.000011">
            <text:p>1.100E-005</text:p>
          </table:table-cell>
          <table:table-cell office:value-type="float" office:value="-0">
            <text:p>-0.000E+0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.680184">
            <text:p>3.680E+000</text:p>
          </table:table-cell>
          <table:table-cell office:value-type="float" office:value="13.514048">
            <text:p>1.351E+001</text:p>
          </table:table-cell>
          <table:table-cell office:value-type="float" office:value="0.000011">
            <text:p>1.100E-005</text:p>
          </table:table-cell>
          <table:table-cell office:value-type="float" office:value="0.000006">
            <text:p>6.000E-006</text:p>
          </table:table-cell>
          <table:table-cell office:value-type="float" office:value="0">
            <text:p>0.000E+000</text:p>
          </table:table-cell>
          <table:table-cell office:value-type="float" office:value="0.000017">
            <text:p>1.700E-005</text:p>
          </table:table-cell>
          <table:table-cell office:value-type="float" office:value="-0">
            <text:p>-0.000E+0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ine_h1_result" table:style-name="ta1" table:print="false">
        <table:table-column table:style-name="co4" table:default-cell-style-name="Default"/>
        <table:table-row table:style-name="ro1">
          <table:table-cell>
            <draw:frame table:end-cell-address="line_h1_result.L30" table:end-x="0.824in" table:end-y="0.1354in" draw:z-index="0" draw:style-name="gr1" svg:width="10.6028in" svg:height="5.2713in" svg:x="0.0004in" svg:y="0.0004in">
              <draw:object draw:notify-on-update-of-ranges="line_1.B1:line_1.B360 line_2.B1:line_2.B360 line_3.B1:line_3.B3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line_h2_result" table:style-name="ta1" table:print="false">
        <table:table-column table:style-name="co4" table:default-cell-style-name="Default"/>
        <table:table-row table:style-name="ro1">
          <table:table-cell>
            <draw:frame table:end-cell-address="line_h2_result.L30" table:end-x="0.8783in" table:end-y="0.1461in" draw:z-index="0" draw:style-name="gr1" svg:width="10.6571in" svg:height="5.2823in" svg:x="0.0004in" svg:y="0in">
              <draw:object draw:notify-on-update-of-ranges="line_1.C1:line_1.C360 line_2.C1:line_2.C360 line_3.C1:line_3.C3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line_h3_result" table:style-name="ta1" table:print="false">
        <table:table-column table:style-name="co4" table:default-cell-style-name="Default"/>
        <table:table-row table:style-name="ro1">
          <table:table-cell>
            <draw:frame table:end-cell-address="line_h3_result.L30" table:end-x="0.889in" table:end-y="0.1461in" draw:z-index="0" draw:style-name="gr1" svg:width="10.6677in" svg:height="5.2823in" svg:x="0.0004in" svg:y="0in">
              <draw:object draw:notify-on-update-of-ranges="line_1.D1:line_1.D360 line_2.D1:line_2.D360 line_3.D1:line_3.D36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line_h4_result" table:style-name="ta1" table:print="false">
        <table:table-column table:style-name="co4" table:default-cell-style-name="Default"/>
        <table:table-row table:style-name="ro1">
          <table:table-cell>
            <draw:frame table:end-cell-address="line_h4_result.L30" table:end-x="0.8886in" table:end-y="0.1465in" draw:z-index="0" draw:style-name="gr1" svg:width="10.6677in" svg:height="5.2823in" svg:x="0in" svg:y="0.0004in">
              <draw:object draw:notify-on-update-of-ranges="line_1.E1:line_1.E360 line_2.E1:line_2.E360 line_3.E1:line_3.E36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line_h5_result" table:style-name="ta1" table:print="false">
        <table:table-column table:style-name="co4" table:default-cell-style-name="Default"/>
        <table:table-row table:style-name="ro1">
          <table:table-cell>
            <draw:frame table:end-cell-address="line_h5_result.L30" table:end-x="0.8886in" table:end-y="0.1465in" draw:z-index="0" draw:style-name="gr1" svg:width="10.6677in" svg:height="5.2823in" svg:x="0in" svg:y="0.0004in">
              <draw:object draw:notify-on-update-of-ranges="line_1.F1:line_1.F360 line_2.F1:line_2.F360 line_3.F1:line_3.F36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line_h6_result" table:style-name="ta1" table:print="false">
        <table:table-column table:style-name="co4" table:default-cell-style-name="Default"/>
        <table:table-row table:style-name="ro1">
          <table:table-cell>
            <draw:frame table:end-cell-address="line_h6_result.L30" table:end-x="0.8886in" table:end-y="0.1465in" draw:z-index="0" draw:style-name="gr1" svg:width="10.6677in" svg:height="5.2823in" svg:x="0in" svg:y="0.0004in">
              <draw:object draw:notify-on-update-of-ranges="line_1.G1:line_1.G360 line_2.G1:line_2.G360 line_3.G1:line_3.G36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table table:name="line_h7_result" table:style-name="ta1" table:print="false">
        <table:table-column table:style-name="co4" table:default-cell-style-name="Default"/>
        <table:table-row table:style-name="ro1">
          <table:table-cell>
            <draw:frame table:end-cell-address="line_h7_result.L30" table:end-x="0.8886in" table:end-y="0.1465in" draw:z-index="0" draw:style-name="gr1" svg:width="10.6677in" svg:height="5.2823in" svg:x="0in" svg:y="0.0004in">
              <draw:object draw:notify-on-update-of-ranges="line_1.H1:line_1.H360 line_2.H1:line_2.H360 line_3.H1:line_3.H36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8/05/2011</text:date>, <text:time>12:2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l Paisal</meta:initial-creator>
    <meta:creation-date>2011-08-05T08:31:24</meta:creation-date>
    <dc:date>2011-08-05T12:21:29</dc:date>
    <dc:creator>Anol Paisal</dc:creator>
    <meta:editing-duration>PT00H46M01S</meta:editing-duration>
    <meta:editing-cycles>14</meta:editing-cycles>
    <meta:generator>OpenOffice.org/3.2$Linux OpenOffice.org_project/320m12$Build-9483</meta:generator>
    <meta:document-statistic meta:table-count="10" meta:cell-count="864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min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32cm" svg:height="13.39cm" xlink:href=".." chart:class="chart:line" chart:style-name="ch1">
        <chart:title svg:x="12.222cm" svg:y="0.268cm" chart:style-name="ch2">
          <text:p>Straight Line</text:p>
        </chart:title>
        <chart:subtitle svg:x="10.992cm" svg:y="1.038cm" chart:style-name="ch3">
          <text:p>First Order of Hu's Moments</text:p>
        </chart:subtitle>
        <chart:legend chart:legend-position="end" svg:x="24.5cm" svg:y="6.038cm" chart:style-name="ch4"/>
        <chart:plot-area chart:style-name="ch5" table:cell-range-address="line_1.B1:line_1.B360 line_2.B1:line_2.B360 line_3.B1:line_3.B360" svg:x="0.875cm" svg:y="1.756cm" svg:width="23.088cm" svg:height="11.034cm">
          <chart:axis chart:dimension="x" chart:name="primary-x" chart:style-name="ch6">
            <chart:title svg:x="12.281cm" svg:y="12.485cm" chart:style-name="ch7">
              <text:p>Angle</text:p>
            </chart:title>
          </chart:axis>
          <chart:axis chart:dimension="y" chart:name="primary-y" chart:style-name="ch8">
            <chart:title svg:x="0.539cm" svg:y="8.218cm" chart:style-name="ch9">
              <text:p>Coefficient Value</text:p>
            </chart:title>
          </chart:axis>
          <chart:series chart:style-name="ch10" chart:values-cell-range-address="line_1.B1:line_1.B360" chart:class="chart:line">
            <chart:data-point chart:repeated="360"/>
          </chart:series>
          <chart:series chart:style-name="ch11" chart:values-cell-range-address="line_2.B1:line_2.B360" chart:class="chart:line">
            <chart:data-point chart:repeated="360"/>
          </chart:series>
          <chart:series chart:style-name="ch12" chart:values-cell-range-address="line_3.B1:line_3.B360" chart:class="chart:line">
            <chart:data-point chart:repeated="3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93294">
                <text:p text:id="line_1.B1:line_1.B360">3.593294</text:p>
              </table:table-cell>
              <table:table-cell office:value-type="float" office:value="8.366071">
                <text:p text:id="line_2.B1:line_2.B360">8.366071</text:p>
              </table:table-cell>
              <table:table-cell office:value-type="float" office:value="7.259842">
                <text:p text:id="line_3.B1:line_3.B360">7.2598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35993">
                <text:p>1.835993</text:p>
              </table:table-cell>
              <table:table-cell office:value-type="float" office:value="3.056819">
                <text:p>3.056819</text:p>
              </table:table-cell>
              <table:table-cell office:value-type="float" office:value="3.68976">
                <text:p>3.68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35993">
                <text:p>1.835993</text:p>
              </table:table-cell>
              <table:table-cell office:value-type="float" office:value="2.975142">
                <text:p>2.975142</text:p>
              </table:table-cell>
              <table:table-cell office:value-type="float" office:value="3.689037">
                <text:p>3.689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28976">
                <text:p>1.828976</text:p>
              </table:table-cell>
              <table:table-cell office:value-type="float" office:value="2.991029">
                <text:p>2.991029</text:p>
              </table:table-cell>
              <table:table-cell office:value-type="float" office:value="3.657979">
                <text:p>3.657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75885">
                <text:p>1.875885</text:p>
              </table:table-cell>
              <table:table-cell office:value-type="float" office:value="3.007555">
                <text:p>3.007555</text:p>
              </table:table-cell>
              <table:table-cell office:value-type="float" office:value="3.659279">
                <text:p>3.659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19086">
                <text:p>1.819086</text:p>
              </table:table-cell>
              <table:table-cell office:value-type="float" office:value="2.907769">
                <text:p>2.907769</text:p>
              </table:table-cell>
              <table:table-cell office:value-type="float" office:value="3.681732">
                <text:p>3.681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27427">
                <text:p>1.827427</text:p>
              </table:table-cell>
              <table:table-cell office:value-type="float" office:value="2.900178">
                <text:p>2.900178</text:p>
              </table:table-cell>
              <table:table-cell office:value-type="float" office:value="3.613054">
                <text:p>3.613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92536">
                <text:p>1.892536</text:p>
              </table:table-cell>
              <table:table-cell office:value-type="float" office:value="2.918273">
                <text:p>2.918273</text:p>
              </table:table-cell>
              <table:table-cell office:value-type="float" office:value="3.617363">
                <text:p>3.617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51123">
                <text:p>1.851123</text:p>
              </table:table-cell>
              <table:table-cell office:value-type="float" office:value="2.933616">
                <text:p>2.933616</text:p>
              </table:table-cell>
              <table:table-cell office:value-type="float" office:value="3.670338">
                <text:p>3.670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62049">
                <text:p>1.862049</text:p>
              </table:table-cell>
              <table:table-cell office:value-type="float" office:value="2.904713">
                <text:p>2.904713</text:p>
              </table:table-cell>
              <table:table-cell office:value-type="float" office:value="3.636198">
                <text:p>3.636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8774">
                <text:p>1.78774</text:p>
              </table:table-cell>
              <table:table-cell office:value-type="float" office:value="2.941849">
                <text:p>2.941849</text:p>
              </table:table-cell>
              <table:table-cell office:value-type="float" office:value="3.65486">
                <text:p>3.65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69491">
                <text:p>1.769491</text:p>
              </table:table-cell>
              <table:table-cell office:value-type="float" office:value="2.976444">
                <text:p>2.976444</text:p>
              </table:table-cell>
              <table:table-cell office:value-type="float" office:value="3.572921">
                <text:p>3.572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81846">
                <text:p>1.781846</text:p>
              </table:table-cell>
              <table:table-cell office:value-type="float" office:value="3.01503">
                <text:p>3.01503</text:p>
              </table:table-cell>
              <table:table-cell office:value-type="float" office:value="3.549372">
                <text:p>3.549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22295">
                <text:p>1.822295</text:p>
              </table:table-cell>
              <table:table-cell office:value-type="float" office:value="3.012816">
                <text:p>3.012816</text:p>
              </table:table-cell>
              <table:table-cell office:value-type="float" office:value="3.333311">
                <text:p>3.3333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80322">
                <text:p>1.880322</text:p>
              </table:table-cell>
              <table:table-cell office:value-type="float" office:value="2.871077">
                <text:p>2.871077</text:p>
              </table:table-cell>
              <table:table-cell office:value-type="float" office:value="3.059098">
                <text:p>3.059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1862">
                <text:p>1.81862</text:p>
              </table:table-cell>
              <table:table-cell office:value-type="float" office:value="3.013964">
                <text:p>3.013964</text:p>
              </table:table-cell>
              <table:table-cell office:value-type="float" office:value="3.301807">
                <text:p>3.301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04721">
                <text:p>1.804721</text:p>
              </table:table-cell>
              <table:table-cell office:value-type="float" office:value="3.141457">
                <text:p>3.141457</text:p>
              </table:table-cell>
              <table:table-cell office:value-type="float" office:value="3.085685">
                <text:p>3.085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08961">
                <text:p>1.808961</text:p>
              </table:table-cell>
              <table:table-cell office:value-type="float" office:value="3.027367">
                <text:p>3.027367</text:p>
              </table:table-cell>
              <table:table-cell office:value-type="float" office:value="3.0991">
                <text:p>3.0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2044">
                <text:p>1.92044</text:p>
              </table:table-cell>
              <table:table-cell office:value-type="float" office:value="2.973488">
                <text:p>2.973488</text:p>
              </table:table-cell>
              <table:table-cell office:value-type="float" office:value="3.097375">
                <text:p>3.097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35858">
                <text:p>1.835858</text:p>
              </table:table-cell>
              <table:table-cell office:value-type="float" office:value="2.956525">
                <text:p>2.956525</text:p>
              </table:table-cell>
              <table:table-cell office:value-type="float" office:value="2.981275">
                <text:p>2.981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05583">
                <text:p>1.805583</text:p>
              </table:table-cell>
              <table:table-cell office:value-type="float" office:value="2.928565">
                <text:p>2.928565</text:p>
              </table:table-cell>
              <table:table-cell office:value-type="float" office:value="2.921929">
                <text:p>2.9219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52768">
                <text:p>1.852768</text:p>
              </table:table-cell>
              <table:table-cell office:value-type="float" office:value="2.811826">
                <text:p>2.811826</text:p>
              </table:table-cell>
              <table:table-cell office:value-type="float" office:value="2.987874">
                <text:p>2.987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4175">
                <text:p>1.84175</text:p>
              </table:table-cell>
              <table:table-cell office:value-type="float" office:value="2.921084">
                <text:p>2.921084</text:p>
              </table:table-cell>
              <table:table-cell office:value-type="float" office:value="2.752999">
                <text:p>2.752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98549">
                <text:p>1.898549</text:p>
              </table:table-cell>
              <table:table-cell office:value-type="float" office:value="2.946558">
                <text:p>2.946558</text:p>
              </table:table-cell>
              <table:table-cell office:value-type="float" office:value="2.827501">
                <text:p>2.827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25577">
                <text:p>1.825577</text:p>
              </table:table-cell>
              <table:table-cell office:value-type="float" office:value="2.969546">
                <text:p>2.969546</text:p>
              </table:table-cell>
              <table:table-cell office:value-type="float" office:value="2.933767">
                <text:p>2.933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45741">
                <text:p>1.745741</text:p>
              </table:table-cell>
              <table:table-cell office:value-type="float" office:value="3.040219">
                <text:p>3.040219</text:p>
              </table:table-cell>
              <table:table-cell office:value-type="float" office:value="2.80981">
                <text:p>2.80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48559">
                <text:p>1.948559</text:p>
              </table:table-cell>
              <table:table-cell office:value-type="float" office:value="2.959942">
                <text:p>2.959942</text:p>
              </table:table-cell>
              <table:table-cell office:value-type="float" office:value="2.930113">
                <text:p>2.930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2613">
                <text:p>1.82613</text:p>
              </table:table-cell>
              <table:table-cell office:value-type="float" office:value="2.856137">
                <text:p>2.856137</text:p>
              </table:table-cell>
              <table:table-cell office:value-type="float" office:value="2.76211">
                <text:p>2.76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8396">
                <text:p>1.78396</text:p>
              </table:table-cell>
              <table:table-cell office:value-type="float" office:value="2.99275">
                <text:p>2.99275</text:p>
              </table:table-cell>
              <table:table-cell office:value-type="float" office:value="2.75706">
                <text:p>2.75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16435">
                <text:p>1.816435</text:p>
              </table:table-cell>
              <table:table-cell office:value-type="float" office:value="2.909499">
                <text:p>2.909499</text:p>
              </table:table-cell>
              <table:table-cell office:value-type="float" office:value="2.658466">
                <text:p>2.658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15944">
                <text:p>1.815944</text:p>
              </table:table-cell>
              <table:table-cell office:value-type="float" office:value="2.964629">
                <text:p>2.964629</text:p>
              </table:table-cell>
              <table:table-cell office:value-type="float" office:value="2.692488">
                <text:p>2.6924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26776">
                <text:p>1.726776</text:p>
              </table:table-cell>
              <table:table-cell office:value-type="float" office:value="2.939746">
                <text:p>2.939746</text:p>
              </table:table-cell>
              <table:table-cell office:value-type="float" office:value="2.808718">
                <text:p>2.808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59424">
                <text:p>1.859424</text:p>
              </table:table-cell>
              <table:table-cell office:value-type="float" office:value="2.986215">
                <text:p>2.986215</text:p>
              </table:table-cell>
              <table:table-cell office:value-type="float" office:value="2.736372">
                <text:p>2.736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47339">
                <text:p>1.847339</text:p>
              </table:table-cell>
              <table:table-cell office:value-type="float" office:value="2.878981">
                <text:p>2.878981</text:p>
              </table:table-cell>
              <table:table-cell office:value-type="float" office:value="2.626927">
                <text:p>2.626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11828">
                <text:p>1.811828</text:p>
              </table:table-cell>
              <table:table-cell office:value-type="float" office:value="2.950015">
                <text:p>2.950015</text:p>
              </table:table-cell>
              <table:table-cell office:value-type="float" office:value="2.72354">
                <text:p>2.72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81176">
                <text:p>1.781176</text:p>
              </table:table-cell>
              <table:table-cell office:value-type="float" office:value="3.001611">
                <text:p>3.001611</text:p>
              </table:table-cell>
              <table:table-cell office:value-type="float" office:value="2.651699">
                <text:p>2.6516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96575">
                <text:p>1.796575</text:p>
              </table:table-cell>
              <table:table-cell office:value-type="float" office:value="2.945688">
                <text:p>2.945688</text:p>
              </table:table-cell>
              <table:table-cell office:value-type="float" office:value="2.634535">
                <text:p>2.6345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87973">
                <text:p>1.887973</text:p>
              </table:table-cell>
              <table:table-cell office:value-type="float" office:value="3.217373">
                <text:p>3.217373</text:p>
              </table:table-cell>
              <table:table-cell office:value-type="float" office:value="2.654897">
                <text:p>2.654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11743">
                <text:p>1.811743</text:p>
              </table:table-cell>
              <table:table-cell office:value-type="float" office:value="3.003649">
                <text:p>3.003649</text:p>
              </table:table-cell>
              <table:table-cell office:value-type="float" office:value="2.595015">
                <text:p>2.595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38692">
                <text:p>1.838692</text:p>
              </table:table-cell>
              <table:table-cell office:value-type="float" office:value="2.974462">
                <text:p>2.974462</text:p>
              </table:table-cell>
              <table:table-cell office:value-type="float" office:value="2.607901">
                <text:p>2.607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37986">
                <text:p>1.737986</text:p>
              </table:table-cell>
              <table:table-cell office:value-type="float" office:value="2.955828">
                <text:p>2.955828</text:p>
              </table:table-cell>
              <table:table-cell office:value-type="float" office:value="2.64545">
                <text:p>2.64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84031">
                <text:p>1.784031</text:p>
              </table:table-cell>
              <table:table-cell office:value-type="float" office:value="3.024823">
                <text:p>3.024823</text:p>
              </table:table-cell>
              <table:table-cell office:value-type="float" office:value="2.65214">
                <text:p>2.652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81046">
                <text:p>1.881046</text:p>
              </table:table-cell>
              <table:table-cell office:value-type="float" office:value="2.926537">
                <text:p>2.926537</text:p>
              </table:table-cell>
              <table:table-cell office:value-type="float" office:value="2.619625">
                <text:p>2.619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41101">
                <text:p>1.741101</text:p>
              </table:table-cell>
              <table:table-cell office:value-type="float" office:value="3.082775">
                <text:p>3.082775</text:p>
              </table:table-cell>
              <table:table-cell office:value-type="float" office:value="2.637729">
                <text:p>2.6377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06792">
                <text:p>1.706792</text:p>
              </table:table-cell>
              <table:table-cell office:value-type="float" office:value="2.90756">
                <text:p>2.90756</text:p>
              </table:table-cell>
              <table:table-cell office:value-type="float" office:value="2.521852">
                <text:p>2.521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81873">
                <text:p>1.681873</text:p>
              </table:table-cell>
              <table:table-cell office:value-type="float" office:value="3.007668">
                <text:p>3.007668</text:p>
              </table:table-cell>
              <table:table-cell office:value-type="float" office:value="3.065178">
                <text:p>3.0651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81823">
                <text:p>1.881823</text:p>
              </table:table-cell>
              <table:table-cell office:value-type="float" office:value="2.94992">
                <text:p>2.94992</text:p>
              </table:table-cell>
              <table:table-cell office:value-type="float" office:value="2.602331">
                <text:p>2.602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4067">
                <text:p>1.884067</text:p>
              </table:table-cell>
              <table:table-cell office:value-type="float" office:value="2.916937">
                <text:p>2.916937</text:p>
              </table:table-cell>
              <table:table-cell office:value-type="float" office:value="2.641303">
                <text:p>2.6413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5166">
                <text:p>1.75166</text:p>
              </table:table-cell>
              <table:table-cell office:value-type="float" office:value="2.863007">
                <text:p>2.863007</text:p>
              </table:table-cell>
              <table:table-cell office:value-type="float" office:value="2.562271">
                <text:p>2.5622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74391">
                <text:p>1.774391</text:p>
              </table:table-cell>
              <table:table-cell office:value-type="float" office:value="3.001865">
                <text:p>3.001865</text:p>
              </table:table-cell>
              <table:table-cell office:value-type="float" office:value="2.587665">
                <text:p>2.5876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2692">
                <text:p>1.82692</text:p>
              </table:table-cell>
              <table:table-cell office:value-type="float" office:value="2.969323">
                <text:p>2.969323</text:p>
              </table:table-cell>
              <table:table-cell office:value-type="float" office:value="2.596818">
                <text:p>2.5968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86043">
                <text:p>1.786043</text:p>
              </table:table-cell>
              <table:table-cell office:value-type="float" office:value="2.979637">
                <text:p>2.979637</text:p>
              </table:table-cell>
              <table:table-cell office:value-type="float" office:value="2.618993">
                <text:p>2.6189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50322">
                <text:p>1.750322</text:p>
              </table:table-cell>
              <table:table-cell office:value-type="float" office:value="2.914896">
                <text:p>2.914896</text:p>
              </table:table-cell>
              <table:table-cell office:value-type="float" office:value="2.644055">
                <text:p>2.6440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23518">
                <text:p>1.923518</text:p>
              </table:table-cell>
              <table:table-cell office:value-type="float" office:value="3.289277">
                <text:p>3.289277</text:p>
              </table:table-cell>
              <table:table-cell office:value-type="float" office:value="2.754814">
                <text:p>2.7548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44444">
                <text:p>1.844444</text:p>
              </table:table-cell>
              <table:table-cell office:value-type="float" office:value="2.976807">
                <text:p>2.976807</text:p>
              </table:table-cell>
              <table:table-cell office:value-type="float" office:value="2.688926">
                <text:p>2.688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67505">
                <text:p>1.867505</text:p>
              </table:table-cell>
              <table:table-cell office:value-type="float" office:value="2.984092">
                <text:p>2.984092</text:p>
              </table:table-cell>
              <table:table-cell office:value-type="float" office:value="2.747974">
                <text:p>2.7479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16207">
                <text:p>1.916207</text:p>
              </table:table-cell>
              <table:table-cell office:value-type="float" office:value="2.863319">
                <text:p>2.863319</text:p>
              </table:table-cell>
              <table:table-cell office:value-type="float" office:value="2.722616">
                <text:p>2.7226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99943">
                <text:p>1.899943</text:p>
              </table:table-cell>
              <table:table-cell office:value-type="float" office:value="3.031675">
                <text:p>3.031675</text:p>
              </table:table-cell>
              <table:table-cell office:value-type="float" office:value="2.754491">
                <text:p>2.7544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33335">
                <text:p>1.833335</text:p>
              </table:table-cell>
              <table:table-cell office:value-type="float" office:value="2.766944">
                <text:p>2.766944</text:p>
              </table:table-cell>
              <table:table-cell office:value-type="float" office:value="2.798537">
                <text:p>2.7985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29405">
                <text:p>1.729405</text:p>
              </table:table-cell>
              <table:table-cell office:value-type="float" office:value="2.978641">
                <text:p>2.978641</text:p>
              </table:table-cell>
              <table:table-cell office:value-type="float" office:value="2.865023">
                <text:p>2.865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05054">
                <text:p>1.805054</text:p>
              </table:table-cell>
              <table:table-cell office:value-type="float" office:value="2.961381">
                <text:p>2.961381</text:p>
              </table:table-cell>
              <table:table-cell office:value-type="float" office:value="2.861905">
                <text:p>2.8619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03506">
                <text:p>1.803506</text:p>
              </table:table-cell>
              <table:table-cell office:value-type="float" office:value="2.886521">
                <text:p>2.886521</text:p>
              </table:table-cell>
              <table:table-cell office:value-type="float" office:value="2.960669">
                <text:p>2.9606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4886">
                <text:p>1.74886</text:p>
              </table:table-cell>
              <table:table-cell office:value-type="float" office:value="3.027262">
                <text:p>3.027262</text:p>
              </table:table-cell>
              <table:table-cell office:value-type="float" office:value="2.967005">
                <text:p>2.967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27448">
                <text:p>1.927448</text:p>
              </table:table-cell>
              <table:table-cell office:value-type="float" office:value="2.914487">
                <text:p>2.914487</text:p>
              </table:table-cell>
              <table:table-cell office:value-type="float" office:value="3.235321">
                <text:p>3.2353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41377">
                <text:p>1.841377</text:p>
              </table:table-cell>
              <table:table-cell office:value-type="float" office:value="2.947148">
                <text:p>2.947148</text:p>
              </table:table-cell>
              <table:table-cell office:value-type="float" office:value="2.854914">
                <text:p>2.8549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12312">
                <text:p>1.812312</text:p>
              </table:table-cell>
              <table:table-cell office:value-type="float" office:value="2.997652">
                <text:p>2.997652</text:p>
              </table:table-cell>
              <table:table-cell office:value-type="float" office:value="3.028355">
                <text:p>3.0283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85242">
                <text:p>1.785242</text:p>
              </table:table-cell>
              <table:table-cell office:value-type="float" office:value="2.876337">
                <text:p>2.876337</text:p>
              </table:table-cell>
              <table:table-cell office:value-type="float" office:value="3.10293">
                <text:p>3.10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78986">
                <text:p>1.778986</text:p>
              </table:table-cell>
              <table:table-cell office:value-type="float" office:value="2.950746">
                <text:p>2.950746</text:p>
              </table:table-cell>
              <table:table-cell office:value-type="float" office:value="3.164759">
                <text:p>3.1647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32471">
                <text:p>1.732471</text:p>
              </table:table-cell>
              <table:table-cell office:value-type="float" office:value="3.042964">
                <text:p>3.042964</text:p>
              </table:table-cell>
              <table:table-cell office:value-type="float" office:value="3.330788">
                <text:p>3.3307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88889">
                <text:p>1.788889</text:p>
              </table:table-cell>
              <table:table-cell office:value-type="float" office:value="3.082267">
                <text:p>3.082267</text:p>
              </table:table-cell>
              <table:table-cell office:value-type="float" office:value="3.305052">
                <text:p>3.3050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88717">
                <text:p>1.788717</text:p>
              </table:table-cell>
              <table:table-cell office:value-type="float" office:value="2.838333">
                <text:p>2.838333</text:p>
              </table:table-cell>
              <table:table-cell office:value-type="float" office:value="3.396844">
                <text:p>3.3968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81229">
                <text:p>1.881229</text:p>
              </table:table-cell>
              <table:table-cell office:value-type="float" office:value="3.001869">
                <text:p>3.001869</text:p>
              </table:table-cell>
              <table:table-cell office:value-type="float" office:value="3.363746">
                <text:p>3.363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2196">
                <text:p>1.82196</text:p>
              </table:table-cell>
              <table:table-cell office:value-type="float" office:value="2.969309">
                <text:p>2.969309</text:p>
              </table:table-cell>
              <table:table-cell office:value-type="float" office:value="3.359159">
                <text:p>3.359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85797">
                <text:p>1.785797</text:p>
              </table:table-cell>
              <table:table-cell office:value-type="float" office:value="3.16272">
                <text:p>3.16272</text:p>
              </table:table-cell>
              <table:table-cell office:value-type="float" office:value="3.444296">
                <text:p>3.4442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0867">
                <text:p>1.80867</text:p>
              </table:table-cell>
              <table:table-cell office:value-type="float" office:value="2.982846">
                <text:p>2.982846</text:p>
              </table:table-cell>
              <table:table-cell office:value-type="float" office:value="3.563534">
                <text:p>3.5635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57353">
                <text:p>1.857353</text:p>
              </table:table-cell>
              <table:table-cell office:value-type="float" office:value="3.090563">
                <text:p>3.090563</text:p>
              </table:table-cell>
              <table:table-cell office:value-type="float" office:value="3.436133">
                <text:p>3.4361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59005">
                <text:p>1.859005</text:p>
              </table:table-cell>
              <table:table-cell office:value-type="float" office:value="2.951342">
                <text:p>2.951342</text:p>
              </table:table-cell>
              <table:table-cell office:value-type="float" office:value="3.507947">
                <text:p>3.5079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51017">
                <text:p>1.751017</text:p>
              </table:table-cell>
              <table:table-cell office:value-type="float" office:value="3.042345">
                <text:p>3.042345</text:p>
              </table:table-cell>
              <table:table-cell office:value-type="float" office:value="3.55289">
                <text:p>3.552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89411">
                <text:p>1.789411</text:p>
              </table:table-cell>
              <table:table-cell office:value-type="float" office:value="3.036076">
                <text:p>3.036076</text:p>
              </table:table-cell>
              <table:table-cell office:value-type="float" office:value="3.523962">
                <text:p>3.5239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19679">
                <text:p>1.819679</text:p>
              </table:table-cell>
              <table:table-cell office:value-type="float" office:value="2.913028">
                <text:p>2.913028</text:p>
              </table:table-cell>
              <table:table-cell office:value-type="float" office:value="3.575136">
                <text:p>3.575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11185">
                <text:p>1.811185</text:p>
              </table:table-cell>
              <table:table-cell office:value-type="float" office:value="3.015426">
                <text:p>3.015426</text:p>
              </table:table-cell>
              <table:table-cell office:value-type="float" office:value="3.622643">
                <text:p>3.6226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0234">
                <text:p>1.80234</text:p>
              </table:table-cell>
              <table:table-cell office:value-type="float" office:value="2.970043">
                <text:p>2.970043</text:p>
              </table:table-cell>
              <table:table-cell office:value-type="float" office:value="3.622427">
                <text:p>3.622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9762">
                <text:p>1.79762</text:p>
              </table:table-cell>
              <table:table-cell office:value-type="float" office:value="3.016708">
                <text:p>3.016708</text:p>
              </table:table-cell>
              <table:table-cell office:value-type="float" office:value="3.676483">
                <text:p>3.6764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15705">
                <text:p>1.815705</text:p>
              </table:table-cell>
              <table:table-cell office:value-type="float" office:value="2.992731">
                <text:p>2.992731</text:p>
              </table:table-cell>
              <table:table-cell office:value-type="float" office:value="3.696986">
                <text:p>3.6969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88568">
                <text:p>1.788568</text:p>
              </table:table-cell>
              <table:table-cell office:value-type="float" office:value="2.944271">
                <text:p>2.944271</text:p>
              </table:table-cell>
              <table:table-cell office:value-type="float" office:value="3.669045">
                <text:p>3.669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78053">
                <text:p>1.778053</text:p>
              </table:table-cell>
              <table:table-cell office:value-type="float" office:value="2.967572">
                <text:p>2.967572</text:p>
              </table:table-cell>
              <table:table-cell office:value-type="float" office:value="3.635434">
                <text:p>3.635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2277">
                <text:p>1.82277</text:p>
              </table:table-cell>
              <table:table-cell office:value-type="float" office:value="3.065462">
                <text:p>3.065462</text:p>
              </table:table-cell>
              <table:table-cell office:value-type="float" office:value="3.650676">
                <text:p>3.6506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33138">
                <text:p>1.833138</text:p>
              </table:table-cell>
              <table:table-cell office:value-type="float" office:value="3.002154">
                <text:p>3.002154</text:p>
              </table:table-cell>
              <table:table-cell office:value-type="float" office:value="3.688504">
                <text:p>3.6885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23326">
                <text:p>1.823326</text:p>
              </table:table-cell>
              <table:table-cell office:value-type="float" office:value="2.981288">
                <text:p>2.981288</text:p>
              </table:table-cell>
              <table:table-cell office:value-type="float" office:value="3.667735">
                <text:p>3.6677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23326">
                <text:p>1.823326</text:p>
              </table:table-cell>
              <table:table-cell office:value-type="float" office:value="3.076039">
                <text:p>3.076039</text:p>
              </table:table-cell>
              <table:table-cell office:value-type="float" office:value="3.680184">
                <text:p>3.6801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593294">
                <text:p>3.593294</text:p>
              </table:table-cell>
              <table:table-cell office:value-type="float" office:value="8.366071">
                <text:p>8.366071</text:p>
              </table:table-cell>
              <table:table-cell office:value-type="float" office:value="7.259842">
                <text:p>7.259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35993">
                <text:p>1.835993</text:p>
              </table:table-cell>
              <table:table-cell office:value-type="float" office:value="3.056819">
                <text:p>3.056819</text:p>
              </table:table-cell>
              <table:table-cell office:value-type="float" office:value="3.68976">
                <text:p>3.689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35993">
                <text:p>1.835993</text:p>
              </table:table-cell>
              <table:table-cell office:value-type="float" office:value="2.975142">
                <text:p>2.975142</text:p>
              </table:table-cell>
              <table:table-cell office:value-type="float" office:value="3.689037">
                <text:p>3.6890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28976">
                <text:p>1.828976</text:p>
              </table:table-cell>
              <table:table-cell office:value-type="float" office:value="2.991029">
                <text:p>2.991029</text:p>
              </table:table-cell>
              <table:table-cell office:value-type="float" office:value="3.657979">
                <text:p>3.6579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75885">
                <text:p>1.875885</text:p>
              </table:table-cell>
              <table:table-cell office:value-type="float" office:value="3.007555">
                <text:p>3.007555</text:p>
              </table:table-cell>
              <table:table-cell office:value-type="float" office:value="3.659279">
                <text:p>3.6592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59321">
                <text:p>1.859321</text:p>
              </table:table-cell>
              <table:table-cell office:value-type="float" office:value="2.907769">
                <text:p>2.907769</text:p>
              </table:table-cell>
              <table:table-cell office:value-type="float" office:value="3.681732">
                <text:p>3.6817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27427">
                <text:p>1.827427</text:p>
              </table:table-cell>
              <table:table-cell office:value-type="float" office:value="2.900178">
                <text:p>2.900178</text:p>
              </table:table-cell>
              <table:table-cell office:value-type="float" office:value="3.613054">
                <text:p>3.6130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92536">
                <text:p>1.892536</text:p>
              </table:table-cell>
              <table:table-cell office:value-type="float" office:value="2.918273">
                <text:p>2.918273</text:p>
              </table:table-cell>
              <table:table-cell office:value-type="float" office:value="3.617363">
                <text:p>3.6173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51123">
                <text:p>1.851123</text:p>
              </table:table-cell>
              <table:table-cell office:value-type="float" office:value="2.933616">
                <text:p>2.933616</text:p>
              </table:table-cell>
              <table:table-cell office:value-type="float" office:value="3.670338">
                <text:p>3.6703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62049">
                <text:p>1.862049</text:p>
              </table:table-cell>
              <table:table-cell office:value-type="float" office:value="2.904713">
                <text:p>2.904713</text:p>
              </table:table-cell>
              <table:table-cell office:value-type="float" office:value="3.636198">
                <text:p>3.6361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78774">
                <text:p>1.78774</text:p>
              </table:table-cell>
              <table:table-cell office:value-type="float" office:value="2.941849">
                <text:p>2.941849</text:p>
              </table:table-cell>
              <table:table-cell office:value-type="float" office:value="3.65486">
                <text:p>3.654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69491">
                <text:p>1.769491</text:p>
              </table:table-cell>
              <table:table-cell office:value-type="float" office:value="3.010904">
                <text:p>3.010904</text:p>
              </table:table-cell>
              <table:table-cell office:value-type="float" office:value="3.648484">
                <text:p>3.6484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81846">
                <text:p>1.781846</text:p>
              </table:table-cell>
              <table:table-cell office:value-type="float" office:value="3.01503">
                <text:p>3.01503</text:p>
              </table:table-cell>
              <table:table-cell office:value-type="float" office:value="3.69828">
                <text:p>3.698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22295">
                <text:p>1.822295</text:p>
              </table:table-cell>
              <table:table-cell office:value-type="float" office:value="3.012816">
                <text:p>3.012816</text:p>
              </table:table-cell>
              <table:table-cell office:value-type="float" office:value="3.5588">
                <text:p>3.5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80322">
                <text:p>1.880322</text:p>
              </table:table-cell>
              <table:table-cell office:value-type="float" office:value="2.871077">
                <text:p>2.871077</text:p>
              </table:table-cell>
              <table:table-cell office:value-type="float" office:value="3.280763">
                <text:p>3.2807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1862">
                <text:p>1.81862</text:p>
              </table:table-cell>
              <table:table-cell office:value-type="float" office:value="3.013964">
                <text:p>3.013964</text:p>
              </table:table-cell>
              <table:table-cell office:value-type="float" office:value="3.600852">
                <text:p>3.6008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04721">
                <text:p>1.804721</text:p>
              </table:table-cell>
              <table:table-cell office:value-type="float" office:value="3.141457">
                <text:p>3.141457</text:p>
              </table:table-cell>
              <table:table-cell office:value-type="float" office:value="3.408631">
                <text:p>3.4086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08961">
                <text:p>1.808961</text:p>
              </table:table-cell>
              <table:table-cell office:value-type="float" office:value="3.062271">
                <text:p>3.062271</text:p>
              </table:table-cell>
              <table:table-cell office:value-type="float" office:value="3.400765">
                <text:p>3.4007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92044">
                <text:p>1.92044</text:p>
              </table:table-cell>
              <table:table-cell office:value-type="float" office:value="2.973488">
                <text:p>2.973488</text:p>
              </table:table-cell>
              <table:table-cell office:value-type="float" office:value="3.343313">
                <text:p>3.3433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35858">
                <text:p>1.835858</text:p>
              </table:table-cell>
              <table:table-cell office:value-type="float" office:value="2.956525">
                <text:p>2.956525</text:p>
              </table:table-cell>
              <table:table-cell office:value-type="float" office:value="3.232475">
                <text:p>3.2324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05583">
                <text:p>1.805583</text:p>
              </table:table-cell>
              <table:table-cell office:value-type="float" office:value="2.928565">
                <text:p>2.928565</text:p>
              </table:table-cell>
              <table:table-cell office:value-type="float" office:value="3.157459">
                <text:p>3.1574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52768">
                <text:p>1.852768</text:p>
              </table:table-cell>
              <table:table-cell office:value-type="float" office:value="2.811826">
                <text:p>2.811826</text:p>
              </table:table-cell>
              <table:table-cell office:value-type="float" office:value="3.202497">
                <text:p>3.2024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4175">
                <text:p>1.84175</text:p>
              </table:table-cell>
              <table:table-cell office:value-type="float" office:value="2.921084">
                <text:p>2.921084</text:p>
              </table:table-cell>
              <table:table-cell office:value-type="float" office:value="2.942214">
                <text:p>2.9422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98549">
                <text:p>1.898549</text:p>
              </table:table-cell>
              <table:table-cell office:value-type="float" office:value="2.946558">
                <text:p>2.946558</text:p>
              </table:table-cell>
              <table:table-cell office:value-type="float" office:value="3.003804">
                <text:p>3.0038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25577">
                <text:p>1.825577</text:p>
              </table:table-cell>
              <table:table-cell office:value-type="float" office:value="2.979945">
                <text:p>2.979945</text:p>
              </table:table-cell>
              <table:table-cell office:value-type="float" office:value="3.100201">
                <text:p>3.1002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45741">
                <text:p>1.745741</text:p>
              </table:table-cell>
              <table:table-cell office:value-type="float" office:value="3.040219">
                <text:p>3.040219</text:p>
              </table:table-cell>
              <table:table-cell office:value-type="float" office:value="2.969249">
                <text:p>2.9692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48559">
                <text:p>1.948559</text:p>
              </table:table-cell>
              <table:table-cell office:value-type="float" office:value="2.959942">
                <text:p>2.959942</text:p>
              </table:table-cell>
              <table:table-cell office:value-type="float" office:value="3.078704">
                <text:p>3.0787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2613">
                <text:p>1.82613</text:p>
              </table:table-cell>
              <table:table-cell office:value-type="float" office:value="2.856137">
                <text:p>2.856137</text:p>
              </table:table-cell>
              <table:table-cell office:value-type="float" office:value="2.857255">
                <text:p>2.8572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8396">
                <text:p>1.78396</text:p>
              </table:table-cell>
              <table:table-cell office:value-type="float" office:value="2.99275">
                <text:p>2.99275</text:p>
              </table:table-cell>
              <table:table-cell office:value-type="float" office:value="2.867746">
                <text:p>2.8677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16435">
                <text:p>1.816435</text:p>
              </table:table-cell>
              <table:table-cell office:value-type="float" office:value="2.909499">
                <text:p>2.909499</text:p>
              </table:table-cell>
              <table:table-cell office:value-type="float" office:value="2.755321">
                <text:p>2.7553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15944">
                <text:p>1.815944</text:p>
              </table:table-cell>
              <table:table-cell office:value-type="float" office:value="2.964629">
                <text:p>2.964629</text:p>
              </table:table-cell>
              <table:table-cell office:value-type="float" office:value="2.811436">
                <text:p>2.8114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726776">
                <text:p>1.726776</text:p>
              </table:table-cell>
              <table:table-cell office:value-type="float" office:value="2.939746">
                <text:p>2.939746</text:p>
              </table:table-cell>
              <table:table-cell office:value-type="float" office:value="2.924241">
                <text:p>2.9242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59424">
                <text:p>1.859424</text:p>
              </table:table-cell>
              <table:table-cell office:value-type="float" office:value="2.986215">
                <text:p>2.986215</text:p>
              </table:table-cell>
              <table:table-cell office:value-type="float" office:value="2.838091">
                <text:p>2.8380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847339">
                <text:p>1.847339</text:p>
              </table:table-cell>
              <table:table-cell office:value-type="float" office:value="2.878981">
                <text:p>2.878981</text:p>
              </table:table-cell>
              <table:table-cell office:value-type="float" office:value="2.752382">
                <text:p>2.7523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811828">
                <text:p>1.811828</text:p>
              </table:table-cell>
              <table:table-cell office:value-type="float" office:value="2.950015">
                <text:p>2.950015</text:p>
              </table:table-cell>
              <table:table-cell office:value-type="float" office:value="2.828398">
                <text:p>2.8283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81176">
                <text:p>1.781176</text:p>
              </table:table-cell>
              <table:table-cell office:value-type="float" office:value="3.001611">
                <text:p>3.001611</text:p>
              </table:table-cell>
              <table:table-cell office:value-type="float" office:value="2.753971">
                <text:p>2.7539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96575">
                <text:p>1.796575</text:p>
              </table:table-cell>
              <table:table-cell office:value-type="float" office:value="2.945688">
                <text:p>2.945688</text:p>
              </table:table-cell>
              <table:table-cell office:value-type="float" office:value="2.746646">
                <text:p>2.7466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87973">
                <text:p>1.887973</text:p>
              </table:table-cell>
              <table:table-cell office:value-type="float" office:value="3.217373">
                <text:p>3.217373</text:p>
              </table:table-cell>
              <table:table-cell office:value-type="float" office:value="2.754229">
                <text:p>2.7542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811743">
                <text:p>1.811743</text:p>
              </table:table-cell>
              <table:table-cell office:value-type="float" office:value="3.005223">
                <text:p>3.005223</text:p>
              </table:table-cell>
              <table:table-cell office:value-type="float" office:value="2.692162">
                <text:p>2.6921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838692">
                <text:p>1.838692</text:p>
              </table:table-cell>
              <table:table-cell office:value-type="float" office:value="2.974462">
                <text:p>2.974462</text:p>
              </table:table-cell>
              <table:table-cell office:value-type="float" office:value="2.693325">
                <text:p>2.6933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37986">
                <text:p>1.737986</text:p>
              </table:table-cell>
              <table:table-cell office:value-type="float" office:value="2.955828">
                <text:p>2.955828</text:p>
              </table:table-cell>
              <table:table-cell office:value-type="float" office:value="2.726727">
                <text:p>2.7267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84031">
                <text:p>1.784031</text:p>
              </table:table-cell>
              <table:table-cell office:value-type="float" office:value="3.024823">
                <text:p>3.024823</text:p>
              </table:table-cell>
              <table:table-cell office:value-type="float" office:value="2.755023">
                <text:p>2.7550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881046">
                <text:p>1.881046</text:p>
              </table:table-cell>
              <table:table-cell office:value-type="float" office:value="2.926537">
                <text:p>2.926537</text:p>
              </table:table-cell>
              <table:table-cell office:value-type="float" office:value="2.721883">
                <text:p>2.7218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41101">
                <text:p>1.741101</text:p>
              </table:table-cell>
              <table:table-cell office:value-type="float" office:value="3.082775">
                <text:p>3.082775</text:p>
              </table:table-cell>
              <table:table-cell office:value-type="float" office:value="2.728687">
                <text:p>2.7286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06792">
                <text:p>1.706792</text:p>
              </table:table-cell>
              <table:table-cell office:value-type="float" office:value="2.90756">
                <text:p>2.90756</text:p>
              </table:table-cell>
              <table:table-cell office:value-type="float" office:value="2.643085">
                <text:p>2.6430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681873">
                <text:p>1.681873</text:p>
              </table:table-cell>
              <table:table-cell office:value-type="float" office:value="3.007668">
                <text:p>3.007668</text:p>
              </table:table-cell>
              <table:table-cell office:value-type="float" office:value="3.116668">
                <text:p>3.1166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81823">
                <text:p>1.881823</text:p>
              </table:table-cell>
              <table:table-cell office:value-type="float" office:value="2.94992">
                <text:p>2.94992</text:p>
              </table:table-cell>
              <table:table-cell office:value-type="float" office:value="2.755369">
                <text:p>2.7553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84067">
                <text:p>1.884067</text:p>
              </table:table-cell>
              <table:table-cell office:value-type="float" office:value="2.916937">
                <text:p>2.916937</text:p>
              </table:table-cell>
              <table:table-cell office:value-type="float" office:value="2.74885">
                <text:p>2.748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5166">
                <text:p>1.75166</text:p>
              </table:table-cell>
              <table:table-cell office:value-type="float" office:value="2.863007">
                <text:p>2.863007</text:p>
              </table:table-cell>
              <table:table-cell office:value-type="float" office:value="2.65667">
                <text:p>2.65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74391">
                <text:p>1.774391</text:p>
              </table:table-cell>
              <table:table-cell office:value-type="float" office:value="3.001865">
                <text:p>3.001865</text:p>
              </table:table-cell>
              <table:table-cell office:value-type="float" office:value="2.694689">
                <text:p>2.6946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82692">
                <text:p>1.82692</text:p>
              </table:table-cell>
              <table:table-cell office:value-type="float" office:value="2.969323">
                <text:p>2.969323</text:p>
              </table:table-cell>
              <table:table-cell office:value-type="float" office:value="2.708498">
                <text:p>2.7084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786043">
                <text:p>1.786043</text:p>
              </table:table-cell>
              <table:table-cell office:value-type="float" office:value="2.979637">
                <text:p>2.979637</text:p>
              </table:table-cell>
              <table:table-cell office:value-type="float" office:value="2.728537">
                <text:p>2.7285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750322">
                <text:p>1.750322</text:p>
              </table:table-cell>
              <table:table-cell office:value-type="float" office:value="2.914896">
                <text:p>2.914896</text:p>
              </table:table-cell>
              <table:table-cell office:value-type="float" office:value="2.740834">
                <text:p>2.7408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23518">
                <text:p>1.923518</text:p>
              </table:table-cell>
              <table:table-cell office:value-type="float" office:value="3.289277">
                <text:p>3.289277</text:p>
              </table:table-cell>
              <table:table-cell office:value-type="float" office:value="2.870952">
                <text:p>2.8709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44444">
                <text:p>1.844444</text:p>
              </table:table-cell>
              <table:table-cell office:value-type="float" office:value="2.976807">
                <text:p>2.976807</text:p>
              </table:table-cell>
              <table:table-cell office:value-type="float" office:value="2.789836">
                <text:p>2.7898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867505">
                <text:p>1.867505</text:p>
              </table:table-cell>
              <table:table-cell office:value-type="float" office:value="2.984092">
                <text:p>2.984092</text:p>
              </table:table-cell>
              <table:table-cell office:value-type="float" office:value="2.829531">
                <text:p>2.8295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16207">
                <text:p>1.916207</text:p>
              </table:table-cell>
              <table:table-cell office:value-type="float" office:value="2.863319">
                <text:p>2.863319</text:p>
              </table:table-cell>
              <table:table-cell office:value-type="float" office:value="2.823584">
                <text:p>2.8235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899943">
                <text:p>1.899943</text:p>
              </table:table-cell>
              <table:table-cell office:value-type="float" office:value="3.031675">
                <text:p>3.031675</text:p>
              </table:table-cell>
              <table:table-cell office:value-type="float" office:value="2.852498">
                <text:p>2.8524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33335">
                <text:p>1.833335</text:p>
              </table:table-cell>
              <table:table-cell office:value-type="float" office:value="2.766944">
                <text:p>2.766944</text:p>
              </table:table-cell>
              <table:table-cell office:value-type="float" office:value="2.870596">
                <text:p>2.8705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19772">
                <text:p>1.719772</text:p>
              </table:table-cell>
              <table:table-cell office:value-type="float" office:value="2.978641">
                <text:p>2.978641</text:p>
              </table:table-cell>
              <table:table-cell office:value-type="float" office:value="2.979">
                <text:p>2.9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805054">
                <text:p>1.805054</text:p>
              </table:table-cell>
              <table:table-cell office:value-type="float" office:value="2.961381">
                <text:p>2.961381</text:p>
              </table:table-cell>
              <table:table-cell office:value-type="float" office:value="2.95944">
                <text:p>2.959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803506">
                <text:p>1.803506</text:p>
              </table:table-cell>
              <table:table-cell office:value-type="float" office:value="2.886521">
                <text:p>2.886521</text:p>
              </table:table-cell>
              <table:table-cell office:value-type="float" office:value="3.046866">
                <text:p>3.0468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74886">
                <text:p>1.74886</text:p>
              </table:table-cell>
              <table:table-cell office:value-type="float" office:value="3.027262">
                <text:p>3.027262</text:p>
              </table:table-cell>
              <table:table-cell office:value-type="float" office:value="3.056089">
                <text:p>3.0560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27448">
                <text:p>1.927448</text:p>
              </table:table-cell>
              <table:table-cell office:value-type="float" office:value="2.914487">
                <text:p>2.914487</text:p>
              </table:table-cell>
              <table:table-cell office:value-type="float" office:value="3.337441">
                <text:p>3.3374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841377">
                <text:p>1.841377</text:p>
              </table:table-cell>
              <table:table-cell office:value-type="float" office:value="2.947148">
                <text:p>2.947148</text:p>
              </table:table-cell>
              <table:table-cell office:value-type="float" office:value="2.940916">
                <text:p>2.9409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812312">
                <text:p>1.812312</text:p>
              </table:table-cell>
              <table:table-cell office:value-type="float" office:value="2.997652">
                <text:p>2.997652</text:p>
              </table:table-cell>
              <table:table-cell office:value-type="float" office:value="3.126078">
                <text:p>3.1260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785242">
                <text:p>1.785242</text:p>
              </table:table-cell>
              <table:table-cell office:value-type="float" office:value="2.876337">
                <text:p>2.876337</text:p>
              </table:table-cell>
              <table:table-cell office:value-type="float" office:value="3.207233">
                <text:p>3.2072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778986">
                <text:p>1.778986</text:p>
              </table:table-cell>
              <table:table-cell office:value-type="float" office:value="2.950746">
                <text:p>2.950746</text:p>
              </table:table-cell>
              <table:table-cell office:value-type="float" office:value="3.268757">
                <text:p>3.2687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732471">
                <text:p>1.732471</text:p>
              </table:table-cell>
              <table:table-cell office:value-type="float" office:value="3.042964">
                <text:p>3.042964</text:p>
              </table:table-cell>
              <table:table-cell office:value-type="float" office:value="3.415782">
                <text:p>3.4157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788889">
                <text:p>1.788889</text:p>
              </table:table-cell>
              <table:table-cell office:value-type="float" office:value="3.082267">
                <text:p>3.082267</text:p>
              </table:table-cell>
              <table:table-cell office:value-type="float" office:value="3.386155">
                <text:p>3.3861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88717">
                <text:p>1.788717</text:p>
              </table:table-cell>
              <table:table-cell office:value-type="float" office:value="2.838333">
                <text:p>2.838333</text:p>
              </table:table-cell>
              <table:table-cell office:value-type="float" office:value="3.469275">
                <text:p>3.4692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881229">
                <text:p>1.881229</text:p>
              </table:table-cell>
              <table:table-cell office:value-type="float" office:value="3.001869">
                <text:p>3.001869</text:p>
              </table:table-cell>
              <table:table-cell office:value-type="float" office:value="3.448701">
                <text:p>3.4487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82196">
                <text:p>1.82196</text:p>
              </table:table-cell>
              <table:table-cell office:value-type="float" office:value="2.969309">
                <text:p>2.969309</text:p>
              </table:table-cell>
              <table:table-cell office:value-type="float" office:value="3.444733">
                <text:p>3.4447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85797">
                <text:p>1.785797</text:p>
              </table:table-cell>
              <table:table-cell office:value-type="float" office:value="3.171358">
                <text:p>3.171358</text:p>
              </table:table-cell>
              <table:table-cell office:value-type="float" office:value="3.531408">
                <text:p>3.5314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80867">
                <text:p>1.80867</text:p>
              </table:table-cell>
              <table:table-cell office:value-type="float" office:value="2.982846">
                <text:p>2.982846</text:p>
              </table:table-cell>
              <table:table-cell office:value-type="float" office:value="3.647816">
                <text:p>3.6478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857353">
                <text:p>1.857353</text:p>
              </table:table-cell>
              <table:table-cell office:value-type="float" office:value="3.090563">
                <text:p>3.090563</text:p>
              </table:table-cell>
              <table:table-cell office:value-type="float" office:value="3.523136">
                <text:p>3.5231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859005">
                <text:p>1.859005</text:p>
              </table:table-cell>
              <table:table-cell office:value-type="float" office:value="2.951342">
                <text:p>2.951342</text:p>
              </table:table-cell>
              <table:table-cell office:value-type="float" office:value="3.595791">
                <text:p>3.5957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51017">
                <text:p>1.751017</text:p>
              </table:table-cell>
              <table:table-cell office:value-type="float" office:value="3.042345">
                <text:p>3.042345</text:p>
              </table:table-cell>
              <table:table-cell office:value-type="float" office:value="3.632308">
                <text:p>3.6323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89411">
                <text:p>1.789411</text:p>
              </table:table-cell>
              <table:table-cell office:value-type="float" office:value="3.036076">
                <text:p>3.036076</text:p>
              </table:table-cell>
              <table:table-cell office:value-type="float" office:value="3.609167">
                <text:p>3.6091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819679">
                <text:p>1.819679</text:p>
              </table:table-cell>
              <table:table-cell office:value-type="float" office:value="2.913028">
                <text:p>2.913028</text:p>
              </table:table-cell>
              <table:table-cell office:value-type="float" office:value="3.657379">
                <text:p>3.6573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811185">
                <text:p>1.811185</text:p>
              </table:table-cell>
              <table:table-cell office:value-type="float" office:value="3.015426">
                <text:p>3.015426</text:p>
              </table:table-cell>
              <table:table-cell office:value-type="float" office:value="3.664208">
                <text:p>3.6642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80234">
                <text:p>1.80234</text:p>
              </table:table-cell>
              <table:table-cell office:value-type="float" office:value="2.970043">
                <text:p>2.970043</text:p>
              </table:table-cell>
              <table:table-cell office:value-type="float" office:value="3.644298">
                <text:p>3.6442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9762">
                <text:p>1.79762</text:p>
              </table:table-cell>
              <table:table-cell office:value-type="float" office:value="3.016708">
                <text:p>3.016708</text:p>
              </table:table-cell>
              <table:table-cell office:value-type="float" office:value="3.676483">
                <text:p>3.6764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15705">
                <text:p>1.815705</text:p>
              </table:table-cell>
              <table:table-cell office:value-type="float" office:value="2.992731">
                <text:p>2.992731</text:p>
              </table:table-cell>
              <table:table-cell office:value-type="float" office:value="3.696986">
                <text:p>3.6969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88568">
                <text:p>1.788568</text:p>
              </table:table-cell>
              <table:table-cell office:value-type="float" office:value="2.944271">
                <text:p>2.944271</text:p>
              </table:table-cell>
              <table:table-cell office:value-type="float" office:value="3.669045">
                <text:p>3.6690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17072">
                <text:p>1.817072</text:p>
              </table:table-cell>
              <table:table-cell office:value-type="float" office:value="2.967572">
                <text:p>2.967572</text:p>
              </table:table-cell>
              <table:table-cell office:value-type="float" office:value="3.635434">
                <text:p>3.6354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2277">
                <text:p>1.82277</text:p>
              </table:table-cell>
              <table:table-cell office:value-type="float" office:value="3.065462">
                <text:p>3.065462</text:p>
              </table:table-cell>
              <table:table-cell office:value-type="float" office:value="3.650676">
                <text:p>3.6506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33138">
                <text:p>1.833138</text:p>
              </table:table-cell>
              <table:table-cell office:value-type="float" office:value="3.002154">
                <text:p>3.002154</text:p>
              </table:table-cell>
              <table:table-cell office:value-type="float" office:value="3.688504">
                <text:p>3.6885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23326">
                <text:p>1.823326</text:p>
              </table:table-cell>
              <table:table-cell office:value-type="float" office:value="2.981288">
                <text:p>2.981288</text:p>
              </table:table-cell>
              <table:table-cell office:value-type="float" office:value="3.667735">
                <text:p>3.6677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23326">
                <text:p>1.823326</text:p>
              </table:table-cell>
              <table:table-cell office:value-type="float" office:value="3.076039">
                <text:p>3.076039</text:p>
              </table:table-cell>
              <table:table-cell office:value-type="float" office:value="3.680184">
                <text:p>3.6801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593294">
                <text:p>3.593294</text:p>
              </table:table-cell>
              <table:table-cell office:value-type="float" office:value="8.366071">
                <text:p>8.366071</text:p>
              </table:table-cell>
              <table:table-cell office:value-type="float" office:value="7.259842">
                <text:p>7.2598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35993">
                <text:p>1.835993</text:p>
              </table:table-cell>
              <table:table-cell office:value-type="float" office:value="3.056819">
                <text:p>3.056819</text:p>
              </table:table-cell>
              <table:table-cell office:value-type="float" office:value="3.68976">
                <text:p>3.689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5993">
                <text:p>1.835993</text:p>
              </table:table-cell>
              <table:table-cell office:value-type="float" office:value="2.975142">
                <text:p>2.975142</text:p>
              </table:table-cell>
              <table:table-cell office:value-type="float" office:value="3.689037">
                <text:p>3.689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28976">
                <text:p>1.828976</text:p>
              </table:table-cell>
              <table:table-cell office:value-type="float" office:value="3.003359">
                <text:p>3.003359</text:p>
              </table:table-cell>
              <table:table-cell office:value-type="float" office:value="3.657979">
                <text:p>3.6579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75885">
                <text:p>1.875885</text:p>
              </table:table-cell>
              <table:table-cell office:value-type="float" office:value="3.007555">
                <text:p>3.007555</text:p>
              </table:table-cell>
              <table:table-cell office:value-type="float" office:value="3.659279">
                <text:p>3.6592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9321">
                <text:p>1.859321</text:p>
              </table:table-cell>
              <table:table-cell office:value-type="float" office:value="2.907769">
                <text:p>2.907769</text:p>
              </table:table-cell>
              <table:table-cell office:value-type="float" office:value="3.681732">
                <text:p>3.6817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27427">
                <text:p>1.827427</text:p>
              </table:table-cell>
              <table:table-cell office:value-type="float" office:value="2.914989">
                <text:p>2.914989</text:p>
              </table:table-cell>
              <table:table-cell office:value-type="float" office:value="3.613922">
                <text:p>3.6139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92536">
                <text:p>1.892536</text:p>
              </table:table-cell>
              <table:table-cell office:value-type="float" office:value="2.918273">
                <text:p>2.918273</text:p>
              </table:table-cell>
              <table:table-cell office:value-type="float" office:value="3.617363">
                <text:p>3.6173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51123">
                <text:p>1.851123</text:p>
              </table:table-cell>
              <table:table-cell office:value-type="float" office:value="2.933616">
                <text:p>2.933616</text:p>
              </table:table-cell>
              <table:table-cell office:value-type="float" office:value="3.670338">
                <text:p>3.6703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62049">
                <text:p>1.862049</text:p>
              </table:table-cell>
              <table:table-cell office:value-type="float" office:value="2.904713">
                <text:p>2.904713</text:p>
              </table:table-cell>
              <table:table-cell office:value-type="float" office:value="3.636198">
                <text:p>3.6361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78774">
                <text:p>1.78774</text:p>
              </table:table-cell>
              <table:table-cell office:value-type="float" office:value="2.941849">
                <text:p>2.941849</text:p>
              </table:table-cell>
              <table:table-cell office:value-type="float" office:value="3.633197">
                <text:p>3.6331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769491">
                <text:p>1.769491</text:p>
              </table:table-cell>
              <table:table-cell office:value-type="float" office:value="2.976444">
                <text:p>2.976444</text:p>
              </table:table-cell>
              <table:table-cell office:value-type="float" office:value="3.608298">
                <text:p>3.6082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81846">
                <text:p>1.781846</text:p>
              </table:table-cell>
              <table:table-cell office:value-type="float" office:value="3.01503">
                <text:p>3.01503</text:p>
              </table:table-cell>
              <table:table-cell office:value-type="float" office:value="3.604665">
                <text:p>3.6046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822295">
                <text:p>1.822295</text:p>
              </table:table-cell>
              <table:table-cell office:value-type="float" office:value="3.012816">
                <text:p>3.012816</text:p>
              </table:table-cell>
              <table:table-cell office:value-type="float" office:value="3.47442">
                <text:p>3.474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880322">
                <text:p>1.880322</text:p>
              </table:table-cell>
              <table:table-cell office:value-type="float" office:value="2.871077">
                <text:p>2.871077</text:p>
              </table:table-cell>
              <table:table-cell office:value-type="float" office:value="3.20092">
                <text:p>3.200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81862">
                <text:p>1.81862</text:p>
              </table:table-cell>
              <table:table-cell office:value-type="float" office:value="3.013964">
                <text:p>3.013964</text:p>
              </table:table-cell>
              <table:table-cell office:value-type="float" office:value="3.5105">
                <text:p>3.51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804721">
                <text:p>1.804721</text:p>
              </table:table-cell>
              <table:table-cell office:value-type="float" office:value="3.141457">
                <text:p>3.141457</text:p>
              </table:table-cell>
              <table:table-cell office:value-type="float" office:value="3.329964">
                <text:p>3.3299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808961">
                <text:p>1.808961</text:p>
              </table:table-cell>
              <table:table-cell office:value-type="float" office:value="3.027367">
                <text:p>3.027367</text:p>
              </table:table-cell>
              <table:table-cell office:value-type="float" office:value="3.316918">
                <text:p>3.3169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2044">
                <text:p>1.92044</text:p>
              </table:table-cell>
              <table:table-cell office:value-type="float" office:value="2.973488">
                <text:p>2.973488</text:p>
              </table:table-cell>
              <table:table-cell office:value-type="float" office:value="3.267199">
                <text:p>3.2671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835858">
                <text:p>1.835858</text:p>
              </table:table-cell>
              <table:table-cell office:value-type="float" office:value="2.956525">
                <text:p>2.956525</text:p>
              </table:table-cell>
              <table:table-cell office:value-type="float" office:value="3.131356">
                <text:p>3.1313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805583">
                <text:p>1.805583</text:p>
              </table:table-cell>
              <table:table-cell office:value-type="float" office:value="2.928565">
                <text:p>2.928565</text:p>
              </table:table-cell>
              <table:table-cell office:value-type="float" office:value="3.077978">
                <text:p>3.0779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852768">
                <text:p>1.852768</text:p>
              </table:table-cell>
              <table:table-cell office:value-type="float" office:value="2.811826">
                <text:p>2.811826</text:p>
              </table:table-cell>
              <table:table-cell office:value-type="float" office:value="3.094581">
                <text:p>3.0945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84175">
                <text:p>1.84175</text:p>
              </table:table-cell>
              <table:table-cell office:value-type="float" office:value="2.921084">
                <text:p>2.921084</text:p>
              </table:table-cell>
              <table:table-cell office:value-type="float" office:value="2.857126">
                <text:p>2.8571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898549">
                <text:p>1.898549</text:p>
              </table:table-cell>
              <table:table-cell office:value-type="float" office:value="2.946558">
                <text:p>2.946558</text:p>
              </table:table-cell>
              <table:table-cell office:value-type="float" office:value="2.924262">
                <text:p>2.9242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825577">
                <text:p>1.825577</text:p>
              </table:table-cell>
              <table:table-cell office:value-type="float" office:value="2.969546">
                <text:p>2.969546</text:p>
              </table:table-cell>
              <table:table-cell office:value-type="float" office:value="2.991718">
                <text:p>2.9917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745741">
                <text:p>1.745741</text:p>
              </table:table-cell>
              <table:table-cell office:value-type="float" office:value="3.040219">
                <text:p>3.040219</text:p>
              </table:table-cell>
              <table:table-cell office:value-type="float" office:value="2.892901">
                <text:p>2.8929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948559">
                <text:p>1.948559</text:p>
              </table:table-cell>
              <table:table-cell office:value-type="float" office:value="2.959942">
                <text:p>2.959942</text:p>
              </table:table-cell>
              <table:table-cell office:value-type="float" office:value="3.005208">
                <text:p>3.0052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82613">
                <text:p>1.82613</text:p>
              </table:table-cell>
              <table:table-cell office:value-type="float" office:value="2.856137">
                <text:p>2.856137</text:p>
              </table:table-cell>
              <table:table-cell office:value-type="float" office:value="2.774967">
                <text:p>2.7749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8396">
                <text:p>1.78396</text:p>
              </table:table-cell>
              <table:table-cell office:value-type="float" office:value="2.99275">
                <text:p>2.99275</text:p>
              </table:table-cell>
              <table:table-cell office:value-type="float" office:value="2.763655">
                <text:p>2.7636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816435">
                <text:p>1.816435</text:p>
              </table:table-cell>
              <table:table-cell office:value-type="float" office:value="2.909499">
                <text:p>2.909499</text:p>
              </table:table-cell>
              <table:table-cell office:value-type="float" office:value="2.674527">
                <text:p>2.6745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815944">
                <text:p>1.815944</text:p>
              </table:table-cell>
              <table:table-cell office:value-type="float" office:value="2.964629">
                <text:p>2.964629</text:p>
              </table:table-cell>
              <table:table-cell office:value-type="float" office:value="2.733182">
                <text:p>2.7331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26776">
                <text:p>1.726776</text:p>
              </table:table-cell>
              <table:table-cell office:value-type="float" office:value="2.939746">
                <text:p>2.939746</text:p>
              </table:table-cell>
              <table:table-cell office:value-type="float" office:value="2.822518">
                <text:p>2.8225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859424">
                <text:p>1.859424</text:p>
              </table:table-cell>
              <table:table-cell office:value-type="float" office:value="2.986215">
                <text:p>2.986215</text:p>
              </table:table-cell>
              <table:table-cell office:value-type="float" office:value="2.728886">
                <text:p>2.7288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847339">
                <text:p>1.847339</text:p>
              </table:table-cell>
              <table:table-cell office:value-type="float" office:value="2.878981">
                <text:p>2.878981</text:p>
              </table:table-cell>
              <table:table-cell office:value-type="float" office:value="2.649191">
                <text:p>2.6491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811828">
                <text:p>1.811828</text:p>
              </table:table-cell>
              <table:table-cell office:value-type="float" office:value="2.950015">
                <text:p>2.950015</text:p>
              </table:table-cell>
              <table:table-cell office:value-type="float" office:value="2.746807">
                <text:p>2.7468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781176">
                <text:p>1.781176</text:p>
              </table:table-cell>
              <table:table-cell office:value-type="float" office:value="3.001611">
                <text:p>3.001611</text:p>
              </table:table-cell>
              <table:table-cell office:value-type="float" office:value="2.651196">
                <text:p>2.65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796575">
                <text:p>1.796575</text:p>
              </table:table-cell>
              <table:table-cell office:value-type="float" office:value="2.945688">
                <text:p>2.945688</text:p>
              </table:table-cell>
              <table:table-cell office:value-type="float" office:value="2.630047">
                <text:p>2.6300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887973">
                <text:p>1.887973</text:p>
              </table:table-cell>
              <table:table-cell office:value-type="float" office:value="3.217373">
                <text:p>3.217373</text:p>
              </table:table-cell>
              <table:table-cell office:value-type="float" office:value="2.659207">
                <text:p>2.6592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11743">
                <text:p>1.811743</text:p>
              </table:table-cell>
              <table:table-cell office:value-type="float" office:value="3.005223">
                <text:p>3.005223</text:p>
              </table:table-cell>
              <table:table-cell office:value-type="float" office:value="2.613157">
                <text:p>2.6131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838692">
                <text:p>1.838692</text:p>
              </table:table-cell>
              <table:table-cell office:value-type="float" office:value="2.974462">
                <text:p>2.974462</text:p>
              </table:table-cell>
              <table:table-cell office:value-type="float" office:value="2.581478">
                <text:p>2.5814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37986">
                <text:p>1.737986</text:p>
              </table:table-cell>
              <table:table-cell office:value-type="float" office:value="2.955828">
                <text:p>2.955828</text:p>
              </table:table-cell>
              <table:table-cell office:value-type="float" office:value="2.595011">
                <text:p>2.5950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84031">
                <text:p>1.784031</text:p>
              </table:table-cell>
              <table:table-cell office:value-type="float" office:value="3.024823">
                <text:p>3.024823</text:p>
              </table:table-cell>
              <table:table-cell office:value-type="float" office:value="2.662187">
                <text:p>2.6621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81046">
                <text:p>1.881046</text:p>
              </table:table-cell>
              <table:table-cell office:value-type="float" office:value="2.926537">
                <text:p>2.926537</text:p>
              </table:table-cell>
              <table:table-cell office:value-type="float" office:value="2.637296">
                <text:p>2.6372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741101">
                <text:p>1.741101</text:p>
              </table:table-cell>
              <table:table-cell office:value-type="float" office:value="3.082775">
                <text:p>3.082775</text:p>
              </table:table-cell>
              <table:table-cell office:value-type="float" office:value="2.602526">
                <text:p>2.6025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706792">
                <text:p>1.706792</text:p>
              </table:table-cell>
              <table:table-cell office:value-type="float" office:value="2.90756">
                <text:p>2.90756</text:p>
              </table:table-cell>
              <table:table-cell office:value-type="float" office:value="2.543852">
                <text:p>2.5438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681873">
                <text:p>1.681873</text:p>
              </table:table-cell>
              <table:table-cell office:value-type="float" office:value="3.007668">
                <text:p>3.007668</text:p>
              </table:table-cell>
              <table:table-cell office:value-type="float" office:value="2.910142">
                <text:p>2.9101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81823">
                <text:p>1.881823</text:p>
              </table:table-cell>
              <table:table-cell office:value-type="float" office:value="2.94992">
                <text:p>2.94992</text:p>
              </table:table-cell>
              <table:table-cell office:value-type="float" office:value="2.639781">
                <text:p>2.6397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84067">
                <text:p>1.884067</text:p>
              </table:table-cell>
              <table:table-cell office:value-type="float" office:value="2.916937">
                <text:p>2.916937</text:p>
              </table:table-cell>
              <table:table-cell office:value-type="float" office:value="2.640348">
                <text:p>2.6403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75166">
                <text:p>1.75166</text:p>
              </table:table-cell>
              <table:table-cell office:value-type="float" office:value="2.863007">
                <text:p>2.863007</text:p>
              </table:table-cell>
              <table:table-cell office:value-type="float" office:value="2.537931">
                <text:p>2.5379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774391">
                <text:p>1.774391</text:p>
              </table:table-cell>
              <table:table-cell office:value-type="float" office:value="3.001865">
                <text:p>3.001865</text:p>
              </table:table-cell>
              <table:table-cell office:value-type="float" office:value="2.584011">
                <text:p>2.5840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2692">
                <text:p>1.82692</text:p>
              </table:table-cell>
              <table:table-cell office:value-type="float" office:value="2.969323">
                <text:p>2.969323</text:p>
              </table:table-cell>
              <table:table-cell office:value-type="float" office:value="2.590859">
                <text:p>2.5908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786043">
                <text:p>1.786043</text:p>
              </table:table-cell>
              <table:table-cell office:value-type="float" office:value="2.979637">
                <text:p>2.979637</text:p>
              </table:table-cell>
              <table:table-cell office:value-type="float" office:value="2.605231">
                <text:p>2.6052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750322">
                <text:p>1.750322</text:p>
              </table:table-cell>
              <table:table-cell office:value-type="float" office:value="2.914896">
                <text:p>2.914896</text:p>
              </table:table-cell>
              <table:table-cell office:value-type="float" office:value="2.596646">
                <text:p>2.5966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23518">
                <text:p>1.923518</text:p>
              </table:table-cell>
              <table:table-cell office:value-type="float" office:value="3.289277">
                <text:p>3.289277</text:p>
              </table:table-cell>
              <table:table-cell office:value-type="float" office:value="2.732534">
                <text:p>2.7325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844444">
                <text:p>1.844444</text:p>
              </table:table-cell>
              <table:table-cell office:value-type="float" office:value="2.976807">
                <text:p>2.976807</text:p>
              </table:table-cell>
              <table:table-cell office:value-type="float" office:value="2.65017">
                <text:p>2.650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67505">
                <text:p>1.867505</text:p>
              </table:table-cell>
              <table:table-cell office:value-type="float" office:value="2.984092">
                <text:p>2.984092</text:p>
              </table:table-cell>
              <table:table-cell office:value-type="float" office:value="2.685813">
                <text:p>2.6858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16207">
                <text:p>1.916207</text:p>
              </table:table-cell>
              <table:table-cell office:value-type="float" office:value="2.863319">
                <text:p>2.863319</text:p>
              </table:table-cell>
              <table:table-cell office:value-type="float" office:value="2.678937">
                <text:p>2.6789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899943">
                <text:p>1.899943</text:p>
              </table:table-cell>
              <table:table-cell office:value-type="float" office:value="3.031675">
                <text:p>3.031675</text:p>
              </table:table-cell>
              <table:table-cell office:value-type="float" office:value="2.704909">
                <text:p>2.7049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833335">
                <text:p>1.833335</text:p>
              </table:table-cell>
              <table:table-cell office:value-type="float" office:value="2.766944">
                <text:p>2.766944</text:p>
              </table:table-cell>
              <table:table-cell office:value-type="float" office:value="2.714864">
                <text:p>2.7148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29405">
                <text:p>1.729405</text:p>
              </table:table-cell>
              <table:table-cell office:value-type="float" office:value="2.978641">
                <text:p>2.978641</text:p>
              </table:table-cell>
              <table:table-cell office:value-type="float" office:value="2.828101">
                <text:p>2.8281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805054">
                <text:p>1.805054</text:p>
              </table:table-cell>
              <table:table-cell office:value-type="float" office:value="2.961381">
                <text:p>2.961381</text:p>
              </table:table-cell>
              <table:table-cell office:value-type="float" office:value="2.791435">
                <text:p>2.7914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803506">
                <text:p>1.803506</text:p>
              </table:table-cell>
              <table:table-cell office:value-type="float" office:value="2.886521">
                <text:p>2.886521</text:p>
              </table:table-cell>
              <table:table-cell office:value-type="float" office:value="2.890363">
                <text:p>2.8903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4886">
                <text:p>1.74886</text:p>
              </table:table-cell>
              <table:table-cell office:value-type="float" office:value="3.027262">
                <text:p>3.027262</text:p>
              </table:table-cell>
              <table:table-cell office:value-type="float" office:value="2.901191">
                <text:p>2.9011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27448">
                <text:p>1.927448</text:p>
              </table:table-cell>
              <table:table-cell office:value-type="float" office:value="2.914487">
                <text:p>2.914487</text:p>
              </table:table-cell>
              <table:table-cell office:value-type="float" office:value="3.171703">
                <text:p>3.1717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841377">
                <text:p>1.841377</text:p>
              </table:table-cell>
              <table:table-cell office:value-type="float" office:value="2.947148">
                <text:p>2.947148</text:p>
              </table:table-cell>
              <table:table-cell office:value-type="float" office:value="2.785879">
                <text:p>2.7858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812312">
                <text:p>1.812312</text:p>
              </table:table-cell>
              <table:table-cell office:value-type="float" office:value="2.997652">
                <text:p>2.997652</text:p>
              </table:table-cell>
              <table:table-cell office:value-type="float" office:value="2.939264">
                <text:p>2.9392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85242">
                <text:p>1.785242</text:p>
              </table:table-cell>
              <table:table-cell office:value-type="float" office:value="2.876337">
                <text:p>2.876337</text:p>
              </table:table-cell>
              <table:table-cell office:value-type="float" office:value="2.972272">
                <text:p>2.9722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78986">
                <text:p>1.778986</text:p>
              </table:table-cell>
              <table:table-cell office:value-type="float" office:value="2.950746">
                <text:p>2.950746</text:p>
              </table:table-cell>
              <table:table-cell office:value-type="float" office:value="3.071339">
                <text:p>3.0713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32471">
                <text:p>1.732471</text:p>
              </table:table-cell>
              <table:table-cell office:value-type="float" office:value="3.042964">
                <text:p>3.042964</text:p>
              </table:table-cell>
              <table:table-cell office:value-type="float" office:value="3.193608">
                <text:p>3.1936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788889">
                <text:p>1.788889</text:p>
              </table:table-cell>
              <table:table-cell office:value-type="float" office:value="3.082267">
                <text:p>3.082267</text:p>
              </table:table-cell>
              <table:table-cell office:value-type="float" office:value="3.138263">
                <text:p>3.1382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88717">
                <text:p>1.788717</text:p>
              </table:table-cell>
              <table:table-cell office:value-type="float" office:value="2.838333">
                <text:p>2.838333</text:p>
              </table:table-cell>
              <table:table-cell office:value-type="float" office:value="3.234378">
                <text:p>3.2343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881229">
                <text:p>1.881229</text:p>
              </table:table-cell>
              <table:table-cell office:value-type="float" office:value="3.001869">
                <text:p>3.001869</text:p>
              </table:table-cell>
              <table:table-cell office:value-type="float" office:value="3.265418">
                <text:p>3.2654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82196">
                <text:p>1.82196</text:p>
              </table:table-cell>
              <table:table-cell office:value-type="float" office:value="2.969309">
                <text:p>2.969309</text:p>
              </table:table-cell>
              <table:table-cell office:value-type="float" office:value="3.284313">
                <text:p>3.2843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785797">
                <text:p>1.785797</text:p>
              </table:table-cell>
              <table:table-cell office:value-type="float" office:value="3.16272">
                <text:p>3.16272</text:p>
              </table:table-cell>
              <table:table-cell office:value-type="float" office:value="3.456274">
                <text:p>3.4562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80867">
                <text:p>1.80867</text:p>
              </table:table-cell>
              <table:table-cell office:value-type="float" office:value="2.982846">
                <text:p>2.982846</text:p>
              </table:table-cell>
              <table:table-cell office:value-type="float" office:value="3.607227">
                <text:p>3.6072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857353">
                <text:p>1.857353</text:p>
              </table:table-cell>
              <table:table-cell office:value-type="float" office:value="3.090563">
                <text:p>3.090563</text:p>
              </table:table-cell>
              <table:table-cell office:value-type="float" office:value="3.523136">
                <text:p>3.5231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859005">
                <text:p>1.859005</text:p>
              </table:table-cell>
              <table:table-cell office:value-type="float" office:value="2.951342">
                <text:p>2.951342</text:p>
              </table:table-cell>
              <table:table-cell office:value-type="float" office:value="3.595791">
                <text:p>3.5957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751017">
                <text:p>1.751017</text:p>
              </table:table-cell>
              <table:table-cell office:value-type="float" office:value="3.042345">
                <text:p>3.042345</text:p>
              </table:table-cell>
              <table:table-cell office:value-type="float" office:value="3.632308">
                <text:p>3.6323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789411">
                <text:p>1.789411</text:p>
              </table:table-cell>
              <table:table-cell office:value-type="float" office:value="3.036076">
                <text:p>3.036076</text:p>
              </table:table-cell>
              <table:table-cell office:value-type="float" office:value="3.609167">
                <text:p>3.6091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819679">
                <text:p>1.819679</text:p>
              </table:table-cell>
              <table:table-cell office:value-type="float" office:value="2.913028">
                <text:p>2.913028</text:p>
              </table:table-cell>
              <table:table-cell office:value-type="float" office:value="3.657379">
                <text:p>3.6573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811185">
                <text:p>1.811185</text:p>
              </table:table-cell>
              <table:table-cell office:value-type="float" office:value="3.015426">
                <text:p>3.015426</text:p>
              </table:table-cell>
              <table:table-cell office:value-type="float" office:value="3.664208">
                <text:p>3.6642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80234">
                <text:p>1.80234</text:p>
              </table:table-cell>
              <table:table-cell office:value-type="float" office:value="2.970043">
                <text:p>2.970043</text:p>
              </table:table-cell>
              <table:table-cell office:value-type="float" office:value="3.644298">
                <text:p>3.6442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79762">
                <text:p>1.79762</text:p>
              </table:table-cell>
              <table:table-cell office:value-type="float" office:value="3.016708">
                <text:p>3.016708</text:p>
              </table:table-cell>
              <table:table-cell office:value-type="float" office:value="3.676483">
                <text:p>3.6764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815705">
                <text:p>1.815705</text:p>
              </table:table-cell>
              <table:table-cell office:value-type="float" office:value="2.992731">
                <text:p>2.992731</text:p>
              </table:table-cell>
              <table:table-cell office:value-type="float" office:value="3.696986">
                <text:p>3.6969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788568">
                <text:p>1.788568</text:p>
              </table:table-cell>
              <table:table-cell office:value-type="float" office:value="2.944271">
                <text:p>2.944271</text:p>
              </table:table-cell>
              <table:table-cell office:value-type="float" office:value="3.669045">
                <text:p>3.6690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817072">
                <text:p>1.817072</text:p>
              </table:table-cell>
              <table:table-cell office:value-type="float" office:value="2.967572">
                <text:p>2.967572</text:p>
              </table:table-cell>
              <table:table-cell office:value-type="float" office:value="3.635434">
                <text:p>3.6354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2277">
                <text:p>1.82277</text:p>
              </table:table-cell>
              <table:table-cell office:value-type="float" office:value="3.065462">
                <text:p>3.065462</text:p>
              </table:table-cell>
              <table:table-cell office:value-type="float" office:value="3.650676">
                <text:p>3.6506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833138">
                <text:p>1.833138</text:p>
              </table:table-cell>
              <table:table-cell office:value-type="float" office:value="3.002154">
                <text:p>3.002154</text:p>
              </table:table-cell>
              <table:table-cell office:value-type="float" office:value="3.688504">
                <text:p>3.6885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823326">
                <text:p>1.823326</text:p>
              </table:table-cell>
              <table:table-cell office:value-type="float" office:value="2.981288">
                <text:p>2.981288</text:p>
              </table:table-cell>
              <table:table-cell office:value-type="float" office:value="3.667735">
                <text:p>3.6677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823326">
                <text:p>1.823326</text:p>
              </table:table-cell>
              <table:table-cell office:value-type="float" office:value="3.076039">
                <text:p>3.076039</text:p>
              </table:table-cell>
              <table:table-cell office:value-type="float" office:value="3.680184">
                <text:p>3.6801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593294">
                <text:p>3.593294</text:p>
              </table:table-cell>
              <table:table-cell office:value-type="float" office:value="8.366071">
                <text:p>8.366071</text:p>
              </table:table-cell>
              <table:table-cell office:value-type="float" office:value="7.259842">
                <text:p>7.2598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835993">
                <text:p>1.835993</text:p>
              </table:table-cell>
              <table:table-cell office:value-type="float" office:value="3.056819">
                <text:p>3.056819</text:p>
              </table:table-cell>
              <table:table-cell office:value-type="float" office:value="3.68976">
                <text:p>3.689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835993">
                <text:p>1.835993</text:p>
              </table:table-cell>
              <table:table-cell office:value-type="float" office:value="2.975142">
                <text:p>2.975142</text:p>
              </table:table-cell>
              <table:table-cell office:value-type="float" office:value="3.689037">
                <text:p>3.6890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828976">
                <text:p>1.828976</text:p>
              </table:table-cell>
              <table:table-cell office:value-type="float" office:value="2.991029">
                <text:p>2.991029</text:p>
              </table:table-cell>
              <table:table-cell office:value-type="float" office:value="3.657979">
                <text:p>3.6579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875885">
                <text:p>1.875885</text:p>
              </table:table-cell>
              <table:table-cell office:value-type="float" office:value="3.007555">
                <text:p>3.007555</text:p>
              </table:table-cell>
              <table:table-cell office:value-type="float" office:value="3.659279">
                <text:p>3.6592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819086">
                <text:p>1.819086</text:p>
              </table:table-cell>
              <table:table-cell office:value-type="float" office:value="2.907769">
                <text:p>2.907769</text:p>
              </table:table-cell>
              <table:table-cell office:value-type="float" office:value="3.681732">
                <text:p>3.6817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827427">
                <text:p>1.827427</text:p>
              </table:table-cell>
              <table:table-cell office:value-type="float" office:value="2.914989">
                <text:p>2.914989</text:p>
              </table:table-cell>
              <table:table-cell office:value-type="float" office:value="3.613922">
                <text:p>3.6139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892536">
                <text:p>1.892536</text:p>
              </table:table-cell>
              <table:table-cell office:value-type="float" office:value="2.918273">
                <text:p>2.918273</text:p>
              </table:table-cell>
              <table:table-cell office:value-type="float" office:value="3.617363">
                <text:p>3.6173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851123">
                <text:p>1.851123</text:p>
              </table:table-cell>
              <table:table-cell office:value-type="float" office:value="2.933616">
                <text:p>2.933616</text:p>
              </table:table-cell>
              <table:table-cell office:value-type="float" office:value="3.670338">
                <text:p>3.6703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862049">
                <text:p>1.862049</text:p>
              </table:table-cell>
              <table:table-cell office:value-type="float" office:value="2.904713">
                <text:p>2.904713</text:p>
              </table:table-cell>
              <table:table-cell office:value-type="float" office:value="3.636198">
                <text:p>3.6361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8774">
                <text:p>1.78774</text:p>
              </table:table-cell>
              <table:table-cell office:value-type="float" office:value="2.941849">
                <text:p>2.941849</text:p>
              </table:table-cell>
              <table:table-cell office:value-type="float" office:value="3.633197">
                <text:p>3.6331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69491">
                <text:p>1.769491</text:p>
              </table:table-cell>
              <table:table-cell office:value-type="float" office:value="2.976444">
                <text:p>2.976444</text:p>
              </table:table-cell>
              <table:table-cell office:value-type="float" office:value="3.532837">
                <text:p>3.5328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781846">
                <text:p>1.781846</text:p>
              </table:table-cell>
              <table:table-cell office:value-type="float" office:value="3.01503">
                <text:p>3.01503</text:p>
              </table:table-cell>
              <table:table-cell office:value-type="float" office:value="3.481419">
                <text:p>3.4814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822295">
                <text:p>1.822295</text:p>
              </table:table-cell>
              <table:table-cell office:value-type="float" office:value="3.012816">
                <text:p>3.012816</text:p>
              </table:table-cell>
              <table:table-cell office:value-type="float" office:value="3.248875">
                <text:p>3.2488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880322">
                <text:p>1.880322</text:p>
              </table:table-cell>
              <table:table-cell office:value-type="float" office:value="2.871077">
                <text:p>2.871077</text:p>
              </table:table-cell>
              <table:table-cell office:value-type="float" office:value="2.9779">
                <text:p>2.97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81862">
                <text:p>1.81862</text:p>
              </table:table-cell>
              <table:table-cell office:value-type="float" office:value="3.013964">
                <text:p>3.013964</text:p>
              </table:table-cell>
              <table:table-cell office:value-type="float" office:value="3.211571">
                <text:p>3.2115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804721">
                <text:p>1.804721</text:p>
              </table:table-cell>
              <table:table-cell office:value-type="float" office:value="3.141457">
                <text:p>3.141457</text:p>
              </table:table-cell>
              <table:table-cell office:value-type="float" office:value="3.006663">
                <text:p>3.0066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808961">
                <text:p>1.808961</text:p>
              </table:table-cell>
              <table:table-cell office:value-type="float" office:value="3.027367">
                <text:p>3.027367</text:p>
              </table:table-cell>
              <table:table-cell office:value-type="float" office:value="3.015198">
                <text:p>3.0151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92044">
                <text:p>1.92044</text:p>
              </table:table-cell>
              <table:table-cell office:value-type="float" office:value="2.973488">
                <text:p>2.973488</text:p>
              </table:table-cell>
              <table:table-cell office:value-type="float" office:value="3.022604">
                <text:p>3.0226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835858">
                <text:p>1.835858</text:p>
              </table:table-cell>
              <table:table-cell office:value-type="float" office:value="2.956525">
                <text:p>2.956525</text:p>
              </table:table-cell>
              <table:table-cell office:value-type="float" office:value="2.880224">
                <text:p>2.8802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805583">
                <text:p>1.805583</text:p>
              </table:table-cell>
              <table:table-cell office:value-type="float" office:value="2.928565">
                <text:p>2.928565</text:p>
              </table:table-cell>
              <table:table-cell office:value-type="float" office:value="2.842956">
                <text:p>2.8429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852768">
                <text:p>1.852768</text:p>
              </table:table-cell>
              <table:table-cell office:value-type="float" office:value="2.811826">
                <text:p>2.811826</text:p>
              </table:table-cell>
              <table:table-cell office:value-type="float" office:value="2.878781">
                <text:p>2.8787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84175">
                <text:p>1.84175</text:p>
              </table:table-cell>
              <table:table-cell office:value-type="float" office:value="2.921084">
                <text:p>2.921084</text:p>
              </table:table-cell>
              <table:table-cell office:value-type="float" office:value="2.667123">
                <text:p>2.6671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898549">
                <text:p>1.898549</text:p>
              </table:table-cell>
              <table:table-cell office:value-type="float" office:value="2.946558">
                <text:p>2.946558</text:p>
              </table:table-cell>
              <table:table-cell office:value-type="float" office:value="2.747802">
                <text:p>2.7478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825577">
                <text:p>1.825577</text:p>
              </table:table-cell>
              <table:table-cell office:value-type="float" office:value="2.969546">
                <text:p>2.969546</text:p>
              </table:table-cell>
              <table:table-cell office:value-type="float" office:value="2.825861">
                <text:p>2.8258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45741">
                <text:p>1.745741</text:p>
              </table:table-cell>
              <table:table-cell office:value-type="float" office:value="3.040219">
                <text:p>3.040219</text:p>
              </table:table-cell>
              <table:table-cell office:value-type="float" office:value="2.734088">
                <text:p>2.7340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948559">
                <text:p>1.948559</text:p>
              </table:table-cell>
              <table:table-cell office:value-type="float" office:value="2.959942">
                <text:p>2.959942</text:p>
              </table:table-cell>
              <table:table-cell office:value-type="float" office:value="2.858731">
                <text:p>2.8587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82613">
                <text:p>1.82613</text:p>
              </table:table-cell>
              <table:table-cell office:value-type="float" office:value="2.856137">
                <text:p>2.856137</text:p>
              </table:table-cell>
              <table:table-cell office:value-type="float" office:value="2.680519">
                <text:p>2.6805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774265">
                <text:p>1.774265</text:p>
              </table:table-cell>
              <table:table-cell office:value-type="float" office:value="2.99275">
                <text:p>2.99275</text:p>
              </table:table-cell>
              <table:table-cell office:value-type="float" office:value="2.65344">
                <text:p>2.653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816435">
                <text:p>1.816435</text:p>
              </table:table-cell>
              <table:table-cell office:value-type="float" office:value="2.909499">
                <text:p>2.909499</text:p>
              </table:table-cell>
              <table:table-cell office:value-type="float" office:value="2.566092">
                <text:p>2.5660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815944">
                <text:p>1.815944</text:p>
              </table:table-cell>
              <table:table-cell office:value-type="float" office:value="2.964629">
                <text:p>2.964629</text:p>
              </table:table-cell>
              <table:table-cell office:value-type="float" office:value="2.614609">
                <text:p>2.6146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726776">
                <text:p>1.726776</text:p>
              </table:table-cell>
              <table:table-cell office:value-type="float" office:value="2.939746">
                <text:p>2.939746</text:p>
              </table:table-cell>
              <table:table-cell office:value-type="float" office:value="2.70731">
                <text:p>2.707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859424">
                <text:p>1.859424</text:p>
              </table:table-cell>
              <table:table-cell office:value-type="float" office:value="2.986215">
                <text:p>2.986215</text:p>
              </table:table-cell>
              <table:table-cell office:value-type="float" office:value="2.627326">
                <text:p>2.6273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847339">
                <text:p>1.847339</text:p>
              </table:table-cell>
              <table:table-cell office:value-type="float" office:value="2.878981">
                <text:p>2.878981</text:p>
              </table:table-cell>
              <table:table-cell office:value-type="float" office:value="2.523684">
                <text:p>2.5236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811828">
                <text:p>1.811828</text:p>
              </table:table-cell>
              <table:table-cell office:value-type="float" office:value="2.950015">
                <text:p>2.950015</text:p>
              </table:table-cell>
              <table:table-cell office:value-type="float" office:value="2.642308">
                <text:p>2.6423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781176">
                <text:p>1.781176</text:p>
              </table:table-cell>
              <table:table-cell office:value-type="float" office:value="3.001611">
                <text:p>3.001611</text:p>
              </table:table-cell>
              <table:table-cell office:value-type="float" office:value="2.549069">
                <text:p>2.5490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796575">
                <text:p>1.796575</text:p>
              </table:table-cell>
              <table:table-cell office:value-type="float" office:value="2.945688">
                <text:p>2.945688</text:p>
              </table:table-cell>
              <table:table-cell office:value-type="float" office:value="2.517939">
                <text:p>2.5179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887973">
                <text:p>1.887973</text:p>
              </table:table-cell>
              <table:table-cell office:value-type="float" office:value="3.217373">
                <text:p>3.217373</text:p>
              </table:table-cell>
              <table:table-cell office:value-type="float" office:value="2.56055">
                <text:p>2.560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811743">
                <text:p>1.811743</text:p>
              </table:table-cell>
              <table:table-cell office:value-type="float" office:value="3.003649">
                <text:p>3.003649</text:p>
              </table:table-cell>
              <table:table-cell office:value-type="float" office:value="2.516328">
                <text:p>2.5163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838692">
                <text:p>1.838692</text:p>
              </table:table-cell>
              <table:table-cell office:value-type="float" office:value="2.974462">
                <text:p>2.974462</text:p>
              </table:table-cell>
              <table:table-cell office:value-type="float" office:value="2.49576">
                <text:p>2.495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737986">
                <text:p>1.737986</text:p>
              </table:table-cell>
              <table:table-cell office:value-type="float" office:value="2.955828">
                <text:p>2.955828</text:p>
              </table:table-cell>
              <table:table-cell office:value-type="float" office:value="2.51379">
                <text:p>2.513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784031">
                <text:p>1.784031</text:p>
              </table:table-cell>
              <table:table-cell office:value-type="float" office:value="3.024823">
                <text:p>3.024823</text:p>
              </table:table-cell>
              <table:table-cell office:value-type="float" office:value="2.559994">
                <text:p>2.5599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881046">
                <text:p>1.881046</text:p>
              </table:table-cell>
              <table:table-cell office:value-type="float" office:value="2.926537">
                <text:p>2.926537</text:p>
              </table:table-cell>
              <table:table-cell office:value-type="float" office:value="2.535192">
                <text:p>2.5351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741101">
                <text:p>1.741101</text:p>
              </table:table-cell>
              <table:table-cell office:value-type="float" office:value="3.082775">
                <text:p>3.082775</text:p>
              </table:table-cell>
              <table:table-cell office:value-type="float" office:value="2.512272">
                <text:p>2.5122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706792">
                <text:p>1.706792</text:p>
              </table:table-cell>
              <table:table-cell office:value-type="float" office:value="2.90756">
                <text:p>2.90756</text:p>
              </table:table-cell>
              <table:table-cell office:value-type="float" office:value="2.422439">
                <text:p>2.4224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681873">
                <text:p>1.681873</text:p>
              </table:table-cell>
              <table:table-cell office:value-type="float" office:value="3.007668">
                <text:p>3.007668</text:p>
              </table:table-cell>
              <table:table-cell office:value-type="float" office:value="2.859658">
                <text:p>2.8596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881823">
                <text:p>1.881823</text:p>
              </table:table-cell>
              <table:table-cell office:value-type="float" office:value="2.94992">
                <text:p>2.94992</text:p>
              </table:table-cell>
              <table:table-cell office:value-type="float" office:value="2.48612">
                <text:p>2.486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884067">
                <text:p>1.884067</text:p>
              </table:table-cell>
              <table:table-cell office:value-type="float" office:value="2.916937">
                <text:p>2.916937</text:p>
              </table:table-cell>
              <table:table-cell office:value-type="float" office:value="2.533562">
                <text:p>2.5335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75166">
                <text:p>1.75166</text:p>
              </table:table-cell>
              <table:table-cell office:value-type="float" office:value="2.863007">
                <text:p>2.863007</text:p>
              </table:table-cell>
              <table:table-cell office:value-type="float" office:value="2.443053">
                <text:p>2.4430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774391">
                <text:p>1.774391</text:p>
              </table:table-cell>
              <table:table-cell office:value-type="float" office:value="3.001865">
                <text:p>3.001865</text:p>
              </table:table-cell>
              <table:table-cell office:value-type="float" office:value="2.477221">
                <text:p>2.4772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82692">
                <text:p>1.82692</text:p>
              </table:table-cell>
              <table:table-cell office:value-type="float" office:value="2.969323">
                <text:p>2.969323</text:p>
              </table:table-cell>
              <table:table-cell office:value-type="float" office:value="2.479745">
                <text:p>2.4797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786043">
                <text:p>1.786043</text:p>
              </table:table-cell>
              <table:table-cell office:value-type="float" office:value="2.979637">
                <text:p>2.979637</text:p>
              </table:table-cell>
              <table:table-cell office:value-type="float" office:value="2.495386">
                <text:p>2.4953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750322">
                <text:p>1.750322</text:p>
              </table:table-cell>
              <table:table-cell office:value-type="float" office:value="2.914896">
                <text:p>2.914896</text:p>
              </table:table-cell>
              <table:table-cell office:value-type="float" office:value="2.499349">
                <text:p>2.4993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923518">
                <text:p>1.923518</text:p>
              </table:table-cell>
              <table:table-cell office:value-type="float" office:value="3.289277">
                <text:p>3.289277</text:p>
              </table:table-cell>
              <table:table-cell office:value-type="float" office:value="2.617728">
                <text:p>2.6177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844444">
                <text:p>1.844444</text:p>
              </table:table-cell>
              <table:table-cell office:value-type="float" office:value="2.976807">
                <text:p>2.976807</text:p>
              </table:table-cell>
              <table:table-cell office:value-type="float" office:value="2.549505">
                <text:p>2.5495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867505">
                <text:p>1.867505</text:p>
              </table:table-cell>
              <table:table-cell office:value-type="float" office:value="2.984092">
                <text:p>2.984092</text:p>
              </table:table-cell>
              <table:table-cell office:value-type="float" office:value="2.605098">
                <text:p>2.6050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916207">
                <text:p>1.916207</text:p>
              </table:table-cell>
              <table:table-cell office:value-type="float" office:value="2.863319">
                <text:p>2.863319</text:p>
              </table:table-cell>
              <table:table-cell office:value-type="float" office:value="2.578812">
                <text:p>2.5788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899943">
                <text:p>1.899943</text:p>
              </table:table-cell>
              <table:table-cell office:value-type="float" office:value="3.031675">
                <text:p>3.031675</text:p>
              </table:table-cell>
              <table:table-cell office:value-type="float" office:value="2.607751">
                <text:p>2.6077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833335">
                <text:p>1.833335</text:p>
              </table:table-cell>
              <table:table-cell office:value-type="float" office:value="2.766944">
                <text:p>2.766944</text:p>
              </table:table-cell>
              <table:table-cell office:value-type="float" office:value="2.643002">
                <text:p>2.6430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729405">
                <text:p>1.729405</text:p>
              </table:table-cell>
              <table:table-cell office:value-type="float" office:value="2.978641">
                <text:p>2.978641</text:p>
              </table:table-cell>
              <table:table-cell office:value-type="float" office:value="2.714494">
                <text:p>2.7144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805054">
                <text:p>1.805054</text:p>
              </table:table-cell>
              <table:table-cell office:value-type="float" office:value="2.961381">
                <text:p>2.961381</text:p>
              </table:table-cell>
              <table:table-cell office:value-type="float" office:value="2.694152">
                <text:p>2.6941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803506">
                <text:p>1.803506</text:p>
              </table:table-cell>
              <table:table-cell office:value-type="float" office:value="2.886521">
                <text:p>2.886521</text:p>
              </table:table-cell>
              <table:table-cell office:value-type="float" office:value="2.804694">
                <text:p>2.8046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74886">
                <text:p>1.74886</text:p>
              </table:table-cell>
              <table:table-cell office:value-type="float" office:value="3.027262">
                <text:p>3.027262</text:p>
              </table:table-cell>
              <table:table-cell office:value-type="float" office:value="2.814186">
                <text:p>2.8141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927448">
                <text:p>1.927448</text:p>
              </table:table-cell>
              <table:table-cell office:value-type="float" office:value="2.914487">
                <text:p>2.914487</text:p>
              </table:table-cell>
              <table:table-cell office:value-type="float" office:value="3.070226">
                <text:p>3.0702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841377">
                <text:p>1.841377</text:p>
              </table:table-cell>
              <table:table-cell office:value-type="float" office:value="2.947148">
                <text:p>2.947148</text:p>
              </table:table-cell>
              <table:table-cell office:value-type="float" office:value="2.69934">
                <text:p>2.699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812312">
                <text:p>1.812312</text:p>
              </table:table-cell>
              <table:table-cell office:value-type="float" office:value="2.997652">
                <text:p>2.997652</text:p>
              </table:table-cell>
              <table:table-cell office:value-type="float" office:value="2.842312">
                <text:p>2.8423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785242">
                <text:p>1.785242</text:p>
              </table:table-cell>
              <table:table-cell office:value-type="float" office:value="2.876337">
                <text:p>2.876337</text:p>
              </table:table-cell>
              <table:table-cell office:value-type="float" office:value="2.927731">
                <text:p>2.9277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778986">
                <text:p>1.778986</text:p>
              </table:table-cell>
              <table:table-cell office:value-type="float" office:value="2.950746">
                <text:p>2.950746</text:p>
              </table:table-cell>
              <table:table-cell office:value-type="float" office:value="2.967729">
                <text:p>2.9677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732471">
                <text:p>1.732471</text:p>
              </table:table-cell>
              <table:table-cell office:value-type="float" office:value="3.042964">
                <text:p>3.042964</text:p>
              </table:table-cell>
              <table:table-cell office:value-type="float" office:value="3.10877">
                <text:p>3.108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788889">
                <text:p>1.788889</text:p>
              </table:table-cell>
              <table:table-cell office:value-type="float" office:value="3.082267">
                <text:p>3.082267</text:p>
              </table:table-cell>
              <table:table-cell office:value-type="float" office:value="3.056878">
                <text:p>3.05687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788717">
                <text:p>1.788717</text:p>
              </table:table-cell>
              <table:table-cell office:value-type="float" office:value="2.838333">
                <text:p>2.838333</text:p>
              </table:table-cell>
              <table:table-cell office:value-type="float" office:value="3.154542">
                <text:p>3.1545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881229">
                <text:p>1.881229</text:p>
              </table:table-cell>
              <table:table-cell office:value-type="float" office:value="3.001869">
                <text:p>3.001869</text:p>
              </table:table-cell>
              <table:table-cell office:value-type="float" office:value="3.180377">
                <text:p>3.1803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82196">
                <text:p>1.82196</text:p>
              </table:table-cell>
              <table:table-cell office:value-type="float" office:value="2.969309">
                <text:p>2.969309</text:p>
              </table:table-cell>
              <table:table-cell office:value-type="float" office:value="3.198487">
                <text:p>3.1984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785797">
                <text:p>1.785797</text:p>
              </table:table-cell>
              <table:table-cell office:value-type="float" office:value="3.171358">
                <text:p>3.171358</text:p>
              </table:table-cell>
              <table:table-cell office:value-type="float" office:value="3.369305">
                <text:p>3.3693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80867">
                <text:p>1.80867</text:p>
              </table:table-cell>
              <table:table-cell office:value-type="float" office:value="2.982846">
                <text:p>2.982846</text:p>
              </table:table-cell>
              <table:table-cell office:value-type="float" office:value="3.523046">
                <text:p>3.5230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857353">
                <text:p>1.857353</text:p>
              </table:table-cell>
              <table:table-cell office:value-type="float" office:value="3.090563">
                <text:p>3.090563</text:p>
              </table:table-cell>
              <table:table-cell office:value-type="float" office:value="3.436133">
                <text:p>3.4361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859005">
                <text:p>1.859005</text:p>
              </table:table-cell>
              <table:table-cell office:value-type="float" office:value="2.951342">
                <text:p>2.951342</text:p>
              </table:table-cell>
              <table:table-cell office:value-type="float" office:value="3.507947">
                <text:p>3.5079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751017">
                <text:p>1.751017</text:p>
              </table:table-cell>
              <table:table-cell office:value-type="float" office:value="3.042345">
                <text:p>3.042345</text:p>
              </table:table-cell>
              <table:table-cell office:value-type="float" office:value="3.55289">
                <text:p>3.552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789411">
                <text:p>1.789411</text:p>
              </table:table-cell>
              <table:table-cell office:value-type="float" office:value="3.036076">
                <text:p>3.036076</text:p>
              </table:table-cell>
              <table:table-cell office:value-type="float" office:value="3.523962">
                <text:p>3.5239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819679">
                <text:p>1.819679</text:p>
              </table:table-cell>
              <table:table-cell office:value-type="float" office:value="2.913028">
                <text:p>2.913028</text:p>
              </table:table-cell>
              <table:table-cell office:value-type="float" office:value="3.575136">
                <text:p>3.5751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811185">
                <text:p>1.811185</text:p>
              </table:table-cell>
              <table:table-cell office:value-type="float" office:value="3.015426">
                <text:p>3.015426</text:p>
              </table:table-cell>
              <table:table-cell office:value-type="float" office:value="3.622643">
                <text:p>3.6226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80234">
                <text:p>1.80234</text:p>
              </table:table-cell>
              <table:table-cell office:value-type="float" office:value="2.970043">
                <text:p>2.970043</text:p>
              </table:table-cell>
              <table:table-cell office:value-type="float" office:value="3.622427">
                <text:p>3.6224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79762">
                <text:p>1.79762</text:p>
              </table:table-cell>
              <table:table-cell office:value-type="float" office:value="3.016708">
                <text:p>3.016708</text:p>
              </table:table-cell>
              <table:table-cell office:value-type="float" office:value="3.676483">
                <text:p>3.6764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815705">
                <text:p>1.815705</text:p>
              </table:table-cell>
              <table:table-cell office:value-type="float" office:value="2.992731">
                <text:p>2.992731</text:p>
              </table:table-cell>
              <table:table-cell office:value-type="float" office:value="3.696986">
                <text:p>3.6969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788568">
                <text:p>1.788568</text:p>
              </table:table-cell>
              <table:table-cell office:value-type="float" office:value="2.944271">
                <text:p>2.944271</text:p>
              </table:table-cell>
              <table:table-cell office:value-type="float" office:value="3.669045">
                <text:p>3.6690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778053">
                <text:p>1.778053</text:p>
              </table:table-cell>
              <table:table-cell office:value-type="float" office:value="2.967572">
                <text:p>2.967572</text:p>
              </table:table-cell>
              <table:table-cell office:value-type="float" office:value="3.635434">
                <text:p>3.6354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82277">
                <text:p>1.82277</text:p>
              </table:table-cell>
              <table:table-cell office:value-type="float" office:value="3.065462">
                <text:p>3.065462</text:p>
              </table:table-cell>
              <table:table-cell office:value-type="float" office:value="3.650676">
                <text:p>3.6506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833138">
                <text:p>1.833138</text:p>
              </table:table-cell>
              <table:table-cell office:value-type="float" office:value="3.002154">
                <text:p>3.002154</text:p>
              </table:table-cell>
              <table:table-cell office:value-type="float" office:value="3.688504">
                <text:p>3.6885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823326">
                <text:p>1.823326</text:p>
              </table:table-cell>
              <table:table-cell office:value-type="float" office:value="2.981288">
                <text:p>2.981288</text:p>
              </table:table-cell>
              <table:table-cell office:value-type="float" office:value="3.667735">
                <text:p>3.6677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823326">
                <text:p>1.823326</text:p>
              </table:table-cell>
              <table:table-cell office:value-type="float" office:value="3.076039">
                <text:p>3.076039</text:p>
              </table:table-cell>
              <table:table-cell office:value-type="float" office:value="3.680184">
                <text:p>3.680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7cm" svg:height="13.418cm" xlink:href=".." chart:class="chart:line" chart:style-name="ch1">
        <chart:title svg:x="12.291cm" svg:y="0.269cm" chart:style-name="ch2">
          <text:p>Straight Line</text:p>
        </chart:title>
        <chart:subtitle svg:x="10.783cm" svg:y="1.04cm" chart:style-name="ch3">
          <text:p>Second Order of Hu's Moments</text:p>
        </chart:subtitle>
        <chart:legend chart:legend-position="end" svg:x="24.609cm" svg:y="6.052cm" chart:style-name="ch4"/>
        <chart:plot-area chart:style-name="ch5" table:cell-range-address="line_1.C1:line_1.C360 line_2.C1:line_2.C360 line_3.C1:line_3.C360" svg:x="0.881cm" svg:y="1.759cm" svg:width="23.188cm" svg:height="11.056cm">
          <chart:axis chart:dimension="x" chart:name="primary-x" chart:style-name="ch6">
            <chart:title svg:x="12.337cm" svg:y="12.511cm" chart:style-name="ch7">
              <text:p>Angle</text:p>
            </chart:title>
          </chart:axis>
          <chart:axis chart:dimension="y" chart:name="primary-y" chart:style-name="ch8">
            <chart:title svg:x="0.542cm" svg:y="8.232cm" chart:style-name="ch9">
              <text:p>Coefficient Value</text:p>
            </chart:title>
          </chart:axis>
          <chart:series chart:style-name="ch10" chart:values-cell-range-address="line_1.C1:line_1.C360" chart:class="chart:line">
            <chart:data-point chart:repeated="360"/>
          </chart:series>
          <chart:series chart:style-name="ch11" chart:values-cell-range-address="line_2.C1:line_2.C360" chart:class="chart:line">
            <chart:data-point chart:repeated="360"/>
          </chart:series>
          <chart:series chart:style-name="ch12" chart:values-cell-range-address="line_3.C1:line_3.C360" chart:class="chart:line">
            <chart:data-point chart:repeated="3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886277">
                <text:p text:id="line_1.C1:line_1.C360">12.886277</text:p>
              </table:table-cell>
              <table:table-cell office:value-type="float" office:value="69.963902">
                <text:p text:id="line_2.C1:line_2.C360">69.963902</text:p>
              </table:table-cell>
              <table:table-cell office:value-type="float" office:value="52.678736">
                <text:p text:id="line_3.C1:line_3.C360">52.6787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42358">
                <text:p>3.342358</text:p>
              </table:table-cell>
              <table:table-cell office:value-type="float" office:value="9.30828">
                <text:p>9.30828</text:p>
              </table:table-cell>
              <table:table-cell office:value-type="float" office:value="13.579481">
                <text:p>13.579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42358">
                <text:p>3.342358</text:p>
              </table:table-cell>
              <table:table-cell office:value-type="float" office:value="8.815769">
                <text:p>8.815769</text:p>
              </table:table-cell>
              <table:table-cell office:value-type="float" office:value="13.56453">
                <text:p>13.56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15779">
                <text:p>3.315779</text:p>
              </table:table-cell>
              <table:table-cell office:value-type="float" office:value="8.910793">
                <text:p>8.910793</text:p>
              </table:table-cell>
              <table:table-cell office:value-type="float" office:value="13.347147">
                <text:p>13.347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84545">
                <text:p>3.484545</text:p>
              </table:table-cell>
              <table:table-cell office:value-type="float" office:value="9.011303">
                <text:p>9.011303</text:p>
              </table:table-cell>
              <table:table-cell office:value-type="float" office:value="13.351048">
                <text:p>13.351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75201">
                <text:p>3.275201</text:p>
              </table:table-cell>
              <table:table-cell office:value-type="float" office:value="8.423935">
                <text:p>8.423935</text:p>
              </table:table-cell>
              <table:table-cell office:value-type="float" office:value="13.521919">
                <text:p>13.521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05825">
                <text:p>3.305825</text:p>
              </table:table-cell>
              <table:table-cell office:value-type="float" office:value="8.377933">
                <text:p>8.377933</text:p>
              </table:table-cell>
              <table:table-cell office:value-type="float" office:value="13.02018">
                <text:p>13.02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46038">
                <text:p>3.546038</text:p>
              </table:table-cell>
              <table:table-cell office:value-type="float" office:value="8.484487">
                <text:p>8.484487</text:p>
              </table:table-cell>
              <table:table-cell office:value-type="float" office:value="13.051929">
                <text:p>13.0519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90886">
                <text:p>3.390886</text:p>
              </table:table-cell>
              <table:table-cell office:value-type="float" office:value="8.572548">
                <text:p>8.572548</text:p>
              </table:table-cell>
              <table:table-cell office:value-type="float" office:value="13.437997">
                <text:p>13.437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315">
                <text:p>3.4315</text:p>
              </table:table-cell>
              <table:table-cell office:value-type="float" office:value="8.40434">
                <text:p>8.40434</text:p>
              </table:table-cell>
              <table:table-cell office:value-type="float" office:value="13.186263">
                <text:p>13.186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62658">
                <text:p>3.162658</text:p>
              </table:table-cell>
              <table:table-cell office:value-type="float" office:value="8.620712">
                <text:p>8.620712</text:p>
              </table:table-cell>
              <table:table-cell office:value-type="float" office:value="13.325135">
                <text:p>13.325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99644">
                <text:p>3.099644</text:p>
              </table:table-cell>
              <table:table-cell office:value-type="float" office:value="8.826661">
                <text:p>8.826661</text:p>
              </table:table-cell>
              <table:table-cell office:value-type="float" office:value="12.732379">
                <text:p>12.732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40357">
                <text:p>3.140357</text:p>
              </table:table-cell>
              <table:table-cell office:value-type="float" office:value="9.055082">
                <text:p>9.055082</text:p>
              </table:table-cell>
              <table:table-cell office:value-type="float" office:value="12.562507">
                <text:p>12.562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86385">
                <text:p>3.286385</text:p>
              </table:table-cell>
              <table:table-cell office:value-type="float" office:value="9.043274">
                <text:p>9.043274</text:p>
              </table:table-cell>
              <table:table-cell office:value-type="float" office:value="11.077939">
                <text:p>11.0779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0119">
                <text:p>3.50119</text:p>
              </table:table-cell>
              <table:table-cell office:value-type="float" office:value="8.208955">
                <text:p>8.208955</text:p>
              </table:table-cell>
              <table:table-cell office:value-type="float" office:value="9.323165">
                <text:p>9.323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74598">
                <text:p>3.274598</text:p>
              </table:table-cell>
              <table:table-cell office:value-type="float" office:value="9.049507">
                <text:p>9.049507</text:p>
              </table:table-cell>
              <table:table-cell office:value-type="float" office:value="10.865486">
                <text:p>10.865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24043">
                <text:p>3.224043</text:p>
              </table:table-cell>
              <table:table-cell office:value-type="float" office:value="9.836552">
                <text:p>9.836552</text:p>
              </table:table-cell>
              <table:table-cell office:value-type="float" office:value="9.487698">
                <text:p>9.4876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239123">
                <text:p>3.239123</text:p>
              </table:table-cell>
              <table:table-cell office:value-type="float" office:value="9.131451">
                <text:p>9.131451</text:p>
              </table:table-cell>
              <table:table-cell office:value-type="float" office:value="9.569627">
                <text:p>9.5696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54699">
                <text:p>3.654699</text:p>
              </table:table-cell>
              <table:table-cell office:value-type="float" office:value="8.808302">
                <text:p>8.808302</text:p>
              </table:table-cell>
              <table:table-cell office:value-type="float" office:value="9.557975">
                <text:p>9.557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35233">
                <text:p>3.335233</text:p>
              </table:table-cell>
              <table:table-cell office:value-type="float" office:value="8.707696">
                <text:p>8.707696</text:p>
              </table:table-cell>
              <table:table-cell office:value-type="float" office:value="8.856132">
                <text:p>8.8561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26746">
                <text:p>3.226746</text:p>
              </table:table-cell>
              <table:table-cell office:value-type="float" office:value="8.543168">
                <text:p>8.543168</text:p>
              </table:table-cell>
              <table:table-cell office:value-type="float" office:value="8.503058">
                <text:p>8.5030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98269">
                <text:p>3.398269</text:p>
              </table:table-cell>
              <table:table-cell office:value-type="float" office:value="7.873375">
                <text:p>7.873375</text:p>
              </table:table-cell>
              <table:table-cell office:value-type="float" office:value="8.893244">
                <text:p>8.893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58128">
                <text:p>3.358128</text:p>
              </table:table-cell>
              <table:table-cell office:value-type="float" office:value="8.499508">
                <text:p>8.499508</text:p>
              </table:table-cell>
              <table:table-cell office:value-type="float" office:value="7.545384">
                <text:p>7.5453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7047">
                <text:p>3.57047</text:p>
              </table:table-cell>
              <table:table-cell office:value-type="float" office:value="8.648462">
                <text:p>8.648462</text:p>
              </table:table-cell>
              <table:table-cell office:value-type="float" office:value="7.961506">
                <text:p>7.9615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98987">
                <text:p>3.298987</text:p>
              </table:table-cell>
              <table:table-cell office:value-type="float" office:value="8.785524">
                <text:p>8.785524</text:p>
              </table:table-cell>
              <table:table-cell office:value-type="float" office:value="8.570935">
                <text:p>8.5709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15046">
                <text:p>3.015046</text:p>
              </table:table-cell>
              <table:table-cell office:value-type="float" office:value="9.20867">
                <text:p>9.20867</text:p>
              </table:table-cell>
              <table:table-cell office:value-type="float" office:value="7.860089">
                <text:p>7.8600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61883">
                <text:p>3.761883</text:p>
              </table:table-cell>
              <table:table-cell office:value-type="float" office:value="8.72716">
                <text:p>8.72716</text:p>
              </table:table-cell>
              <table:table-cell office:value-type="float" office:value="8.549133">
                <text:p>8.549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02162">
                <text:p>3.302162</text:p>
              </table:table-cell>
              <table:table-cell office:value-type="float" office:value="8.124403">
                <text:p>8.124403</text:p>
              </table:table-cell>
              <table:table-cell office:value-type="float" office:value="7.594189">
                <text:p>7.5941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50366">
                <text:p>3.150366</text:p>
              </table:table-cell>
              <table:table-cell office:value-type="float" office:value="8.923264">
                <text:p>8.923264</text:p>
              </table:table-cell>
              <table:table-cell office:value-type="float" office:value="7.56612">
                <text:p>7.56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265256">
                <text:p>3.265256</text:p>
              </table:table-cell>
              <table:table-cell office:value-type="float" office:value="8.432681">
                <text:p>8.432681</text:p>
              </table:table-cell>
              <table:table-cell office:value-type="float" office:value="7.032981">
                <text:p>7.032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65366">
                <text:p>3.265366</text:p>
              </table:table-cell>
              <table:table-cell office:value-type="float" office:value="8.753768">
                <text:p>8.753768</text:p>
              </table:table-cell>
              <table:table-cell office:value-type="float" office:value="7.215251">
                <text:p>7.2152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49153">
                <text:p>2.949153</text:p>
              </table:table-cell>
              <table:table-cell office:value-type="float" office:value="8.606695">
                <text:p>8.606695</text:p>
              </table:table-cell>
              <table:table-cell office:value-type="float" office:value="7.852711">
                <text:p>7.852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22847">
                <text:p>3.422847</text:p>
              </table:table-cell>
              <table:table-cell office:value-type="float" office:value="8.884333">
                <text:p>8.884333</text:p>
              </table:table-cell>
              <table:table-cell office:value-type="float" office:value="7.451312">
                <text:p>7.451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77613">
                <text:p>3.377613</text:p>
              </table:table-cell>
              <table:table-cell office:value-type="float" office:value="8.256253">
                <text:p>8.256253</text:p>
              </table:table-cell>
              <table:table-cell office:value-type="float" office:value="6.867171">
                <text:p>6.867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248158">
                <text:p>3.248158</text:p>
              </table:table-cell>
              <table:table-cell office:value-type="float" office:value="8.669953">
                <text:p>8.669953</text:p>
              </table:table-cell>
              <table:table-cell office:value-type="float" office:value="7.380204">
                <text:p>7.380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39001">
                <text:p>3.139001</text:p>
              </table:table-cell>
              <table:table-cell office:value-type="float" office:value="8.975938">
                <text:p>8.975938</text:p>
              </table:table-cell>
              <table:table-cell office:value-type="float" office:value="6.995936">
                <text:p>6.995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94291">
                <text:p>3.194291</text:p>
              </table:table-cell>
              <table:table-cell office:value-type="float" office:value="8.644166">
                <text:p>8.644166</text:p>
              </table:table-cell>
              <table:table-cell office:value-type="float" office:value="6.905934">
                <text:p>6.9059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530075">
                <text:p>3.530075</text:p>
              </table:table-cell>
              <table:table-cell office:value-type="float" office:value="10.316282">
                <text:p>10.316282</text:p>
              </table:table-cell>
              <table:table-cell office:value-type="float" office:value="7.013101">
                <text:p>7.013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249774">
                <text:p>3.249774</text:p>
              </table:table-cell>
              <table:table-cell office:value-type="float" office:value="8.987715">
                <text:p>8.987715</text:p>
              </table:table-cell>
              <table:table-cell office:value-type="float" office:value="6.699164">
                <text:p>6.6991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347651">
                <text:p>3.347651</text:p>
              </table:table-cell>
              <table:table-cell office:value-type="float" office:value="8.814509">
                <text:p>8.814509</text:p>
              </table:table-cell>
              <table:table-cell office:value-type="float" office:value="6.766057">
                <text:p>6.7660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87548">
                <text:p>2.987548</text:p>
              </table:table-cell>
              <table:table-cell office:value-type="float" office:value="8.703488">
                <text:p>8.703488</text:p>
              </table:table-cell>
              <table:table-cell office:value-type="float" office:value="6.963264">
                <text:p>6.9632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49509">
                <text:p>3.149509</text:p>
              </table:table-cell>
              <table:table-cell office:value-type="float" office:value="9.115984">
                <text:p>9.115984</text:p>
              </table:table-cell>
              <table:table-cell office:value-type="float" office:value="6.996519">
                <text:p>6.996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03558">
                <text:p>3.503558</text:p>
              </table:table-cell>
              <table:table-cell office:value-type="float" office:value="8.532012">
                <text:p>8.532012</text:p>
              </table:table-cell>
              <table:table-cell office:value-type="float" office:value="6.828268">
                <text:p>6.828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9769">
                <text:p>2.999769</text:p>
              </table:table-cell>
              <table:table-cell office:value-type="float" office:value="9.468819">
                <text:p>9.468819</text:p>
              </table:table-cell>
              <table:table-cell office:value-type="float" office:value="6.922841">
                <text:p>6.9228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84874">
                <text:p>2.884874</text:p>
              </table:table-cell>
              <table:table-cell office:value-type="float" office:value="8.418764">
                <text:p>8.418764</text:p>
              </table:table-cell>
              <table:table-cell office:value-type="float" office:value="6.32669">
                <text:p>6.326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95273">
                <text:p>2.795273</text:p>
              </table:table-cell>
              <table:table-cell office:value-type="float" office:value="9.011637">
                <text:p>9.011637</text:p>
              </table:table-cell>
              <table:table-cell office:value-type="float" office:value="9.355463">
                <text:p>9.3554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508725">
                <text:p>3.508725</text:p>
              </table:table-cell>
              <table:table-cell office:value-type="float" office:value="8.66882">
                <text:p>8.66882</text:p>
              </table:table-cell>
              <table:table-cell office:value-type="float" office:value="6.737039">
                <text:p>6.7370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515864">
                <text:p>3.515864</text:p>
              </table:table-cell>
              <table:table-cell office:value-type="float" office:value="8.475494">
                <text:p>8.475494</text:p>
              </table:table-cell>
              <table:table-cell office:value-type="float" office:value="6.942546">
                <text:p>6.9425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34023">
                <text:p>3.034023</text:p>
              </table:table-cell>
              <table:table-cell office:value-type="float" office:value="8.16276">
                <text:p>8.16276</text:p>
              </table:table-cell>
              <table:table-cell office:value-type="float" office:value="6.531474">
                <text:p>6.531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14331">
                <text:p>3.114331</text:p>
              </table:table-cell>
              <table:table-cell office:value-type="float" office:value="8.978146">
                <text:p>8.978146</text:p>
              </table:table-cell>
              <table:table-cell office:value-type="float" office:value="6.661826">
                <text:p>6.661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303955">
                <text:p>3.303955</text:p>
              </table:table-cell>
              <table:table-cell office:value-type="float" office:value="8.783003">
                <text:p>8.783003</text:p>
              </table:table-cell>
              <table:table-cell office:value-type="float" office:value="6.708377">
                <text:p>6.7083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56038">
                <text:p>3.156038</text:p>
              </table:table-cell>
              <table:table-cell office:value-type="float" office:value="8.844678">
                <text:p>8.844678</text:p>
              </table:table-cell>
              <table:table-cell office:value-type="float" office:value="6.824089">
                <text:p>6.8240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31136">
                <text:p>3.031136</text:p>
              </table:table-cell>
              <table:table-cell office:value-type="float" office:value="8.46326">
                <text:p>8.46326</text:p>
              </table:table-cell>
              <table:table-cell office:value-type="float" office:value="6.956607">
                <text:p>6.9566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65376">
                <text:p>3.665376</text:p>
              </table:table-cell>
              <table:table-cell office:value-type="float" office:value="10.784486">
                <text:p>10.784486</text:p>
              </table:table-cell>
              <table:table-cell office:value-type="float" office:value="7.552616">
                <text:p>7.5526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6816">
                <text:p>3.36816</text:p>
              </table:table-cell>
              <table:table-cell office:value-type="float" office:value="8.826704">
                <text:p>8.826704</text:p>
              </table:table-cell>
              <table:table-cell office:value-type="float" office:value="7.194156">
                <text:p>7.194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53512">
                <text:p>3.453512</text:p>
              </table:table-cell>
              <table:table-cell office:value-type="float" office:value="8.870742">
                <text:p>8.870742</text:p>
              </table:table-cell>
              <table:table-cell office:value-type="float" office:value="7.515039">
                <text:p>7.5150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36843">
                <text:p>3.636843</text:p>
              </table:table-cell>
              <table:table-cell office:value-type="float" office:value="8.165753">
                <text:p>8.165753</text:p>
              </table:table-cell>
              <table:table-cell office:value-type="float" office:value="7.374375">
                <text:p>7.37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74384">
                <text:p>3.574384</text:p>
              </table:table-cell>
              <table:table-cell office:value-type="float" office:value="9.157243">
                <text:p>9.157243</text:p>
              </table:table-cell>
              <table:table-cell office:value-type="float" office:value="7.550949">
                <text:p>7.5509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26366">
                <text:p>3.326366</text:p>
              </table:table-cell>
              <table:table-cell office:value-type="float" office:value="7.624408">
                <text:p>7.624408</text:p>
              </table:table-cell>
              <table:table-cell office:value-type="float" office:value="7.7958">
                <text:p>7.79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7359">
                <text:p>2.957359</text:p>
              </table:table-cell>
              <table:table-cell office:value-type="float" office:value="8.840529">
                <text:p>8.840529</text:p>
              </table:table-cell>
              <table:table-cell office:value-type="float" office:value="8.171753">
                <text:p>8.1717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23377">
                <text:p>3.223377</text:p>
              </table:table-cell>
              <table:table-cell office:value-type="float" office:value="8.736125">
                <text:p>8.736125</text:p>
              </table:table-cell>
              <table:table-cell office:value-type="float" office:value="8.153448">
                <text:p>8.153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19193">
                <text:p>3.219193</text:p>
              </table:table-cell>
              <table:table-cell office:value-type="float" office:value="8.296288">
                <text:p>8.296288</text:p>
              </table:table-cell>
              <table:table-cell office:value-type="float" office:value="8.729643">
                <text:p>8.729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25026">
                <text:p>3.025026</text:p>
              </table:table-cell>
              <table:table-cell office:value-type="float" office:value="9.129936">
                <text:p>9.129936</text:p>
              </table:table-cell>
              <table:table-cell office:value-type="float" office:value="8.76635">
                <text:p>8.76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80231">
                <text:p>3.680231</text:p>
              </table:table-cell>
              <table:table-cell office:value-type="float" office:value="8.460452">
                <text:p>8.460452</text:p>
              </table:table-cell>
              <table:table-cell office:value-type="float" office:value="10.429411">
                <text:p>10.4294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58361">
                <text:p>3.358361</text:p>
              </table:table-cell>
              <table:table-cell office:value-type="float" office:value="8.651832">
                <text:p>8.651832</text:p>
              </table:table-cell>
              <table:table-cell office:value-type="float" office:value="8.116531">
                <text:p>8.1165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2293">
                <text:p>3.252293</text:p>
              </table:table-cell>
              <table:table-cell office:value-type="float" office:value="8.952484">
                <text:p>8.952484</text:p>
              </table:table-cell>
              <table:table-cell office:value-type="float" office:value="9.136981">
                <text:p>9.1369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54194">
                <text:p>3.154194</text:p>
              </table:table-cell>
              <table:table-cell office:value-type="float" office:value="8.24116">
                <text:p>8.24116</text:p>
              </table:table-cell>
              <table:table-cell office:value-type="float" office:value="9.593352">
                <text:p>9.5933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130365">
                <text:p>3.130365</text:p>
              </table:table-cell>
              <table:table-cell office:value-type="float" office:value="8.672458">
                <text:p>8.672458</text:p>
              </table:table-cell>
              <table:table-cell office:value-type="float" office:value="9.980683">
                <text:p>9.9806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68986">
                <text:p>2.968986</text:p>
              </table:table-cell>
              <table:table-cell office:value-type="float" office:value="9.226844">
                <text:p>9.226844</text:p>
              </table:table-cell>
              <table:table-cell office:value-type="float" office:value="11.058037">
                <text:p>11.058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166897">
                <text:p>3.166897</text:p>
              </table:table-cell>
              <table:table-cell office:value-type="float" office:value="9.467438">
                <text:p>9.467438</text:p>
              </table:table-cell>
              <table:table-cell office:value-type="float" office:value="10.88849">
                <text:p>10.888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165598">
                <text:p>3.165598</text:p>
              </table:table-cell>
              <table:table-cell office:value-type="float" office:value="8.024416">
                <text:p>8.024416</text:p>
              </table:table-cell>
              <table:table-cell office:value-type="float" office:value="11.503602">
                <text:p>11.503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04951">
                <text:p>3.504951</text:p>
              </table:table-cell>
              <table:table-cell office:value-type="float" office:value="8.97689">
                <text:p>8.97689</text:p>
              </table:table-cell>
              <table:table-cell office:value-type="float" office:value="11.280059">
                <text:p>11.2800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83472">
                <text:p>3.283472</text:p>
              </table:table-cell>
              <table:table-cell office:value-type="float" office:value="8.78374">
                <text:p>8.78374</text:p>
              </table:table-cell>
              <table:table-cell office:value-type="float" office:value="11.251969">
                <text:p>11.2519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155394">
                <text:p>3.155394</text:p>
              </table:table-cell>
              <table:table-cell office:value-type="float" office:value="9.969246">
                <text:p>9.969246</text:p>
              </table:table-cell>
              <table:table-cell office:value-type="float" office:value="11.828504">
                <text:p>11.8285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38463">
                <text:p>3.238463</text:p>
              </table:table-cell>
              <table:table-cell office:value-type="float" office:value="8.865279">
                <text:p>8.865279</text:p>
              </table:table-cell>
              <table:table-cell office:value-type="float" office:value="12.663803">
                <text:p>12.6638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14473">
                <text:p>3.414473</text:p>
              </table:table-cell>
              <table:table-cell office:value-type="float" office:value="9.517556">
                <text:p>9.517556</text:p>
              </table:table-cell>
              <table:table-cell office:value-type="float" office:value="11.774067">
                <text:p>11.7740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421777">
                <text:p>3.421777</text:p>
              </table:table-cell>
              <table:table-cell office:value-type="float" office:value="8.677198">
                <text:p>8.677198</text:p>
              </table:table-cell>
              <table:table-cell office:value-type="float" office:value="12.271688">
                <text:p>12.2716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33948">
                <text:p>3.033948</text:p>
              </table:table-cell>
              <table:table-cell office:value-type="float" office:value="9.222329">
                <text:p>9.222329</text:p>
              </table:table-cell>
              <table:table-cell office:value-type="float" office:value="12.588127">
                <text:p>12.588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68267">
                <text:p>3.168267</text:p>
              </table:table-cell>
              <table:table-cell office:value-type="float" office:value="9.183952">
                <text:p>9.183952</text:p>
              </table:table-cell>
              <table:table-cell office:value-type="float" office:value="12.384099">
                <text:p>12.3840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76117">
                <text:p>3.276117</text:p>
              </table:table-cell>
              <table:table-cell office:value-type="float" office:value="8.451131">
                <text:p>8.451131</text:p>
              </table:table-cell>
              <table:table-cell office:value-type="float" office:value="12.745581">
                <text:p>12.7455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44503">
                <text:p>3.244503</text:p>
              </table:table-cell>
              <table:table-cell office:value-type="float" office:value="9.058335">
                <text:p>9.058335</text:p>
              </table:table-cell>
              <table:table-cell office:value-type="float" office:value="13.08853">
                <text:p>13.088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15951">
                <text:p>3.215951</text:p>
              </table:table-cell>
              <table:table-cell office:value-type="float" office:value="8.7882">
                <text:p>8.7882</text:p>
              </table:table-cell>
              <table:table-cell office:value-type="float" office:value="13.088729">
                <text:p>13.0887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72">
                <text:p>3.199972</text:p>
              </table:table-cell>
              <table:table-cell office:value-type="float" office:value="9.067055">
                <text:p>9.067055</text:p>
              </table:table-cell>
              <table:table-cell office:value-type="float" office:value="13.481087">
                <text:p>13.4810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62842">
                <text:p>3.262842</text:p>
              </table:table-cell>
              <table:table-cell office:value-type="float" office:value="8.922658">
                <text:p>8.922658</text:p>
              </table:table-cell>
              <table:table-cell office:value-type="float" office:value="13.632624">
                <text:p>13.632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63859">
                <text:p>3.163859</text:p>
              </table:table-cell>
              <table:table-cell office:value-type="float" office:value="8.638053">
                <text:p>8.638053</text:p>
              </table:table-cell>
              <table:table-cell office:value-type="float" office:value="13.42677">
                <text:p>13.426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26014">
                <text:p>3.126014</text:p>
              </table:table-cell>
              <table:table-cell office:value-type="float" office:value="8.774059">
                <text:p>8.774059</text:p>
              </table:table-cell>
              <table:table-cell office:value-type="float" office:value="13.181208">
                <text:p>13.1812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28961">
                <text:p>3.28961</text:p>
              </table:table-cell>
              <table:table-cell office:value-type="float" office:value="9.363562">
                <text:p>9.363562</text:p>
              </table:table-cell>
              <table:table-cell office:value-type="float" office:value="13.296591">
                <text:p>13.2965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323196">
                <text:p>3.323196</text:p>
              </table:table-cell>
              <table:table-cell office:value-type="float" office:value="8.980102">
                <text:p>8.980102</text:p>
              </table:table-cell>
              <table:table-cell office:value-type="float" office:value="13.568327">
                <text:p>13.5683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288564">
                <text:p>3.288564</text:p>
              </table:table-cell>
              <table:table-cell office:value-type="float" office:value="8.854621">
                <text:p>8.854621</text:p>
              </table:table-cell>
              <table:table-cell office:value-type="float" office:value="13.428703">
                <text:p>13.4287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288564">
                <text:p>3.288564</text:p>
              </table:table-cell>
              <table:table-cell office:value-type="float" office:value="9.428374">
                <text:p>9.428374</text:p>
              </table:table-cell>
              <table:table-cell office:value-type="float" office:value="13.514048">
                <text:p>13.5140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886277">
                <text:p>12.886277</text:p>
              </table:table-cell>
              <table:table-cell office:value-type="float" office:value="69.963902">
                <text:p>69.963902</text:p>
              </table:table-cell>
              <table:table-cell office:value-type="float" office:value="52.678736">
                <text:p>52.6787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342358">
                <text:p>3.342358</text:p>
              </table:table-cell>
              <table:table-cell office:value-type="float" office:value="9.30828">
                <text:p>9.30828</text:p>
              </table:table-cell>
              <table:table-cell office:value-type="float" office:value="13.579481">
                <text:p>13.5794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42358">
                <text:p>3.342358</text:p>
              </table:table-cell>
              <table:table-cell office:value-type="float" office:value="8.815769">
                <text:p>8.815769</text:p>
              </table:table-cell>
              <table:table-cell office:value-type="float" office:value="13.56453">
                <text:p>13.564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15779">
                <text:p>3.315779</text:p>
              </table:table-cell>
              <table:table-cell office:value-type="float" office:value="8.910793">
                <text:p>8.910793</text:p>
              </table:table-cell>
              <table:table-cell office:value-type="float" office:value="13.347147">
                <text:p>13.3471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484545">
                <text:p>3.484545</text:p>
              </table:table-cell>
              <table:table-cell office:value-type="float" office:value="9.011303">
                <text:p>9.011303</text:p>
              </table:table-cell>
              <table:table-cell office:value-type="float" office:value="13.351048">
                <text:p>13.3510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422831">
                <text:p>3.422831</text:p>
              </table:table-cell>
              <table:table-cell office:value-type="float" office:value="8.423935">
                <text:p>8.423935</text:p>
              </table:table-cell>
              <table:table-cell office:value-type="float" office:value="13.521919">
                <text:p>13.521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305825">
                <text:p>3.305825</text:p>
              </table:table-cell>
              <table:table-cell office:value-type="float" office:value="8.377933">
                <text:p>8.377933</text:p>
              </table:table-cell>
              <table:table-cell office:value-type="float" office:value="13.02018">
                <text:p>13.02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546038">
                <text:p>3.546038</text:p>
              </table:table-cell>
              <table:table-cell office:value-type="float" office:value="8.484487">
                <text:p>8.484487</text:p>
              </table:table-cell>
              <table:table-cell office:value-type="float" office:value="13.051929">
                <text:p>13.0519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90886">
                <text:p>3.390886</text:p>
              </table:table-cell>
              <table:table-cell office:value-type="float" office:value="8.572548">
                <text:p>8.572548</text:p>
              </table:table-cell>
              <table:table-cell office:value-type="float" office:value="13.437997">
                <text:p>13.4379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4315">
                <text:p>3.4315</text:p>
              </table:table-cell>
              <table:table-cell office:value-type="float" office:value="8.40434">
                <text:p>8.40434</text:p>
              </table:table-cell>
              <table:table-cell office:value-type="float" office:value="13.186263">
                <text:p>13.1862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162658">
                <text:p>3.162658</text:p>
              </table:table-cell>
              <table:table-cell office:value-type="float" office:value="8.620712">
                <text:p>8.620712</text:p>
              </table:table-cell>
              <table:table-cell office:value-type="float" office:value="13.325135">
                <text:p>13.3251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99644">
                <text:p>3.099644</text:p>
              </table:table-cell>
              <table:table-cell office:value-type="float" office:value="9.032622">
                <text:p>9.032622</text:p>
              </table:table-cell>
              <table:table-cell office:value-type="float" office:value="13.27802">
                <text:p>13.278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140357">
                <text:p>3.140357</text:p>
              </table:table-cell>
              <table:table-cell office:value-type="float" office:value="9.055082">
                <text:p>9.055082</text:p>
              </table:table-cell>
              <table:table-cell office:value-type="float" office:value="13.642456">
                <text:p>13.6424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286385">
                <text:p>3.286385</text:p>
              </table:table-cell>
              <table:table-cell office:value-type="float" office:value="9.043274">
                <text:p>9.043274</text:p>
              </table:table-cell>
              <table:table-cell office:value-type="float" office:value="12.632256">
                <text:p>12.6322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0119">
                <text:p>3.50119</text:p>
              </table:table-cell>
              <table:table-cell office:value-type="float" office:value="8.208955">
                <text:p>8.208955</text:p>
              </table:table-cell>
              <table:table-cell office:value-type="float" office:value="10.729391">
                <text:p>10.7293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274598">
                <text:p>3.274598</text:p>
              </table:table-cell>
              <table:table-cell office:value-type="float" office:value="9.049507">
                <text:p>9.049507</text:p>
              </table:table-cell>
              <table:table-cell office:value-type="float" office:value="12.929921">
                <text:p>12.9299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224043">
                <text:p>3.224043</text:p>
              </table:table-cell>
              <table:table-cell office:value-type="float" office:value="9.836552">
                <text:p>9.836552</text:p>
              </table:table-cell>
              <table:table-cell office:value-type="float" office:value="11.584148">
                <text:p>11.5841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239123">
                <text:p>3.239123</text:p>
              </table:table-cell>
              <table:table-cell office:value-type="float" office:value="9.343545">
                <text:p>9.343545</text:p>
              </table:table-cell>
              <table:table-cell office:value-type="float" office:value="11.529647">
                <text:p>11.5296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54699">
                <text:p>3.654699</text:p>
              </table:table-cell>
              <table:table-cell office:value-type="float" office:value="8.808302">
                <text:p>8.808302</text:p>
              </table:table-cell>
              <table:table-cell office:value-type="float" office:value="11.140832">
                <text:p>11.1408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35233">
                <text:p>3.335233</text:p>
              </table:table-cell>
              <table:table-cell office:value-type="float" office:value="8.707696">
                <text:p>8.707696</text:p>
              </table:table-cell>
              <table:table-cell office:value-type="float" office:value="10.416613">
                <text:p>10.4166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226746">
                <text:p>3.226746</text:p>
              </table:table-cell>
              <table:table-cell office:value-type="float" office:value="8.543168">
                <text:p>8.543168</text:p>
              </table:table-cell>
              <table:table-cell office:value-type="float" office:value="9.934013">
                <text:p>9.9340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398269">
                <text:p>3.398269</text:p>
              </table:table-cell>
              <table:table-cell office:value-type="float" office:value="7.873375">
                <text:p>7.873375</text:p>
              </table:table-cell>
              <table:table-cell office:value-type="float" office:value="10.220693">
                <text:p>10.2206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358128">
                <text:p>3.358128</text:p>
              </table:table-cell>
              <table:table-cell office:value-type="float" office:value="8.499508">
                <text:p>8.499508</text:p>
              </table:table-cell>
              <table:table-cell office:value-type="float" office:value="8.622773">
                <text:p>8.6227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7047">
                <text:p>3.57047</text:p>
              </table:table-cell>
              <table:table-cell office:value-type="float" office:value="8.648462">
                <text:p>8.648462</text:p>
              </table:table-cell>
              <table:table-cell office:value-type="float" office:value="8.989727">
                <text:p>8.9897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298987">
                <text:p>3.298987</text:p>
              </table:table-cell>
              <table:table-cell office:value-type="float" office:value="8.847578">
                <text:p>8.847578</text:p>
              </table:table-cell>
              <table:table-cell office:value-type="float" office:value="9.574752">
                <text:p>9.5747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15046">
                <text:p>3.015046</text:p>
              </table:table-cell>
              <table:table-cell office:value-type="float" office:value="9.20867">
                <text:p>9.20867</text:p>
              </table:table-cell>
              <table:table-cell office:value-type="float" office:value="8.781221">
                <text:p>8.7812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761883">
                <text:p>3.761883</text:p>
              </table:table-cell>
              <table:table-cell office:value-type="float" office:value="8.72716">
                <text:p>8.72716</text:p>
              </table:table-cell>
              <table:table-cell office:value-type="float" office:value="9.441757">
                <text:p>9.4417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302162">
                <text:p>3.302162</text:p>
              </table:table-cell>
              <table:table-cell office:value-type="float" office:value="8.124403">
                <text:p>8.124403</text:p>
              </table:table-cell>
              <table:table-cell office:value-type="float" office:value="8.129032">
                <text:p>8.1290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150366">
                <text:p>3.150366</text:p>
              </table:table-cell>
              <table:table-cell office:value-type="float" office:value="8.923264">
                <text:p>8.923264</text:p>
              </table:table-cell>
              <table:table-cell office:value-type="float" office:value="8.188769">
                <text:p>8.1887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265256">
                <text:p>3.265256</text:p>
              </table:table-cell>
              <table:table-cell office:value-type="float" office:value="8.432681">
                <text:p>8.432681</text:p>
              </table:table-cell>
              <table:table-cell office:value-type="float" office:value="7.557419">
                <text:p>7.5574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265366">
                <text:p>3.265366</text:p>
              </table:table-cell>
              <table:table-cell office:value-type="float" office:value="8.753768">
                <text:p>8.753768</text:p>
              </table:table-cell>
              <table:table-cell office:value-type="float" office:value="7.869962">
                <text:p>7.8699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949153">
                <text:p>2.949153</text:p>
              </table:table-cell>
              <table:table-cell office:value-type="float" office:value="8.606695">
                <text:p>8.606695</text:p>
              </table:table-cell>
              <table:table-cell office:value-type="float" office:value="8.515619">
                <text:p>8.5156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422847">
                <text:p>3.422847</text:p>
              </table:table-cell>
              <table:table-cell office:value-type="float" office:value="8.884333">
                <text:p>8.884333</text:p>
              </table:table-cell>
              <table:table-cell office:value-type="float" office:value="8.01912">
                <text:p>8.019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377613">
                <text:p>3.377613</text:p>
              </table:table-cell>
              <table:table-cell office:value-type="float" office:value="8.256253">
                <text:p>8.256253</text:p>
              </table:table-cell>
              <table:table-cell office:value-type="float" office:value="7.542582">
                <text:p>7.5425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248158">
                <text:p>3.248158</text:p>
              </table:table-cell>
              <table:table-cell office:value-type="float" office:value="8.669953">
                <text:p>8.669953</text:p>
              </table:table-cell>
              <table:table-cell office:value-type="float" office:value="7.96297">
                <text:p>7.962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39001">
                <text:p>3.139001</text:p>
              </table:table-cell>
              <table:table-cell office:value-type="float" office:value="8.975938">
                <text:p>8.975938</text:p>
              </table:table-cell>
              <table:table-cell office:value-type="float" office:value="7.549291">
                <text:p>7.5492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94291">
                <text:p>3.194291</text:p>
              </table:table-cell>
              <table:table-cell office:value-type="float" office:value="8.644166">
                <text:p>8.644166</text:p>
              </table:table-cell>
              <table:table-cell office:value-type="float" office:value="7.509482">
                <text:p>7.5094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530075">
                <text:p>3.530075</text:p>
              </table:table-cell>
              <table:table-cell office:value-type="float" office:value="10.316282">
                <text:p>10.316282</text:p>
              </table:table-cell>
              <table:table-cell office:value-type="float" office:value="7.550729">
                <text:p>7.5507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49774">
                <text:p>3.249774</text:p>
              </table:table-cell>
              <table:table-cell office:value-type="float" office:value="8.997161">
                <text:p>8.997161</text:p>
              </table:table-cell>
              <table:table-cell office:value-type="float" office:value="7.212739">
                <text:p>7.2127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47651">
                <text:p>3.347651</text:p>
              </table:table-cell>
              <table:table-cell office:value-type="float" office:value="8.814509">
                <text:p>8.814509</text:p>
              </table:table-cell>
              <table:table-cell office:value-type="float" office:value="7.218388">
                <text:p>7.2183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987548">
                <text:p>2.987548</text:p>
              </table:table-cell>
              <table:table-cell office:value-type="float" office:value="8.703488">
                <text:p>8.703488</text:p>
              </table:table-cell>
              <table:table-cell office:value-type="float" office:value="7.39886">
                <text:p>7.398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149509">
                <text:p>3.149509</text:p>
              </table:table-cell>
              <table:table-cell office:value-type="float" office:value="9.115984">
                <text:p>9.115984</text:p>
              </table:table-cell>
              <table:table-cell office:value-type="float" office:value="7.553232">
                <text:p>7.5532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503558">
                <text:p>3.503558</text:p>
              </table:table-cell>
              <table:table-cell office:value-type="float" office:value="8.532012">
                <text:p>8.532012</text:p>
              </table:table-cell>
              <table:table-cell office:value-type="float" office:value="7.374524">
                <text:p>7.3745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999769">
                <text:p>2.999769</text:p>
              </table:table-cell>
              <table:table-cell office:value-type="float" office:value="9.468819">
                <text:p>9.468819</text:p>
              </table:table-cell>
              <table:table-cell office:value-type="float" office:value="7.410818">
                <text:p>7.4108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884874">
                <text:p>2.884874</text:p>
              </table:table-cell>
              <table:table-cell office:value-type="float" office:value="8.418764">
                <text:p>8.418764</text:p>
              </table:table-cell>
              <table:table-cell office:value-type="float" office:value="6.95191">
                <text:p>6.951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95273">
                <text:p>2.795273</text:p>
              </table:table-cell>
              <table:table-cell office:value-type="float" office:value="9.011637">
                <text:p>9.011637</text:p>
              </table:table-cell>
              <table:table-cell office:value-type="float" office:value="9.674149">
                <text:p>9.6741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08725">
                <text:p>3.508725</text:p>
              </table:table-cell>
              <table:table-cell office:value-type="float" office:value="8.66882">
                <text:p>8.66882</text:p>
              </table:table-cell>
              <table:table-cell office:value-type="float" office:value="7.555977">
                <text:p>7.5559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15864">
                <text:p>3.515864</text:p>
              </table:table-cell>
              <table:table-cell office:value-type="float" office:value="8.475494">
                <text:p>8.475494</text:p>
              </table:table-cell>
              <table:table-cell office:value-type="float" office:value="7.520407">
                <text:p>7.5204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034023">
                <text:p>3.034023</text:p>
              </table:table-cell>
              <table:table-cell office:value-type="float" office:value="8.16276">
                <text:p>8.16276</text:p>
              </table:table-cell>
              <table:table-cell office:value-type="float" office:value="7.02387">
                <text:p>7.023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114331">
                <text:p>3.114331</text:p>
              </table:table-cell>
              <table:table-cell office:value-type="float" office:value="8.978146">
                <text:p>8.978146</text:p>
              </table:table-cell>
              <table:table-cell office:value-type="float" office:value="7.226478">
                <text:p>7.2264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303955">
                <text:p>3.303955</text:p>
              </table:table-cell>
              <table:table-cell office:value-type="float" office:value="8.783003">
                <text:p>8.783003</text:p>
              </table:table-cell>
              <table:table-cell office:value-type="float" office:value="7.300012">
                <text:p>7.3000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56038">
                <text:p>3.156038</text:p>
              </table:table-cell>
              <table:table-cell office:value-type="float" office:value="8.844678">
                <text:p>8.844678</text:p>
              </table:table-cell>
              <table:table-cell office:value-type="float" office:value="7.409181">
                <text:p>7.4091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031136">
                <text:p>3.031136</text:p>
              </table:table-cell>
              <table:table-cell office:value-type="float" office:value="8.46326">
                <text:p>8.46326</text:p>
              </table:table-cell>
              <table:table-cell office:value-type="float" office:value="7.477626">
                <text:p>7.4776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665376">
                <text:p>3.665376</text:p>
              </table:table-cell>
              <table:table-cell office:value-type="float" office:value="10.784486">
                <text:p>10.784486</text:p>
              </table:table-cell>
              <table:table-cell office:value-type="float" office:value="8.205129">
                <text:p>8.2051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36816">
                <text:p>3.36816</text:p>
              </table:table-cell>
              <table:table-cell office:value-type="float" office:value="8.826704">
                <text:p>8.826704</text:p>
              </table:table-cell>
              <table:table-cell office:value-type="float" office:value="7.746759">
                <text:p>7.7467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453512">
                <text:p>3.453512</text:p>
              </table:table-cell>
              <table:table-cell office:value-type="float" office:value="8.870742">
                <text:p>8.870742</text:p>
              </table:table-cell>
              <table:table-cell office:value-type="float" office:value="7.970001">
                <text:p>7.97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636843">
                <text:p>3.636843</text:p>
              </table:table-cell>
              <table:table-cell office:value-type="float" office:value="8.165753">
                <text:p>8.165753</text:p>
              </table:table-cell>
              <table:table-cell office:value-type="float" office:value="7.933887">
                <text:p>7.9338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574384">
                <text:p>3.574384</text:p>
              </table:table-cell>
              <table:table-cell office:value-type="float" office:value="9.157243">
                <text:p>9.157243</text:p>
              </table:table-cell>
              <table:table-cell office:value-type="float" office:value="8.100439">
                <text:p>8.1004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326366">
                <text:p>3.326366</text:p>
              </table:table-cell>
              <table:table-cell office:value-type="float" office:value="7.624408">
                <text:p>7.624408</text:p>
              </table:table-cell>
              <table:table-cell office:value-type="float" office:value="8.204669">
                <text:p>8.2046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23818">
                <text:p>2.923818</text:p>
              </table:table-cell>
              <table:table-cell office:value-type="float" office:value="8.840529">
                <text:p>8.840529</text:p>
              </table:table-cell>
              <table:table-cell office:value-type="float" office:value="8.837463">
                <text:p>8.8374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223377">
                <text:p>3.223377</text:p>
              </table:table-cell>
              <table:table-cell office:value-type="float" office:value="8.736125">
                <text:p>8.736125</text:p>
              </table:table-cell>
              <table:table-cell office:value-type="float" office:value="8.721342">
                <text:p>8.7213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219193">
                <text:p>3.219193</text:p>
              </table:table-cell>
              <table:table-cell office:value-type="float" office:value="8.296288">
                <text:p>8.296288</text:p>
              </table:table-cell>
              <table:table-cell office:value-type="float" office:value="9.247754">
                <text:p>9.2477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25026">
                <text:p>3.025026</text:p>
              </table:table-cell>
              <table:table-cell office:value-type="float" office:value="9.129936">
                <text:p>9.129936</text:p>
              </table:table-cell>
              <table:table-cell office:value-type="float" office:value="9.302969">
                <text:p>9.3029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680231">
                <text:p>3.680231</text:p>
              </table:table-cell>
              <table:table-cell office:value-type="float" office:value="8.460452">
                <text:p>8.460452</text:p>
              </table:table-cell>
              <table:table-cell office:value-type="float" office:value="11.100812">
                <text:p>11.1008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358361">
                <text:p>3.358361</text:p>
              </table:table-cell>
              <table:table-cell office:value-type="float" office:value="8.651832">
                <text:p>8.651832</text:p>
              </table:table-cell>
              <table:table-cell office:value-type="float" office:value="8.615182">
                <text:p>8.6151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252293">
                <text:p>3.252293</text:p>
              </table:table-cell>
              <table:table-cell office:value-type="float" office:value="8.952484">
                <text:p>8.952484</text:p>
              </table:table-cell>
              <table:table-cell office:value-type="float" office:value="9.738367">
                <text:p>9.7383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54194">
                <text:p>3.154194</text:p>
              </table:table-cell>
              <table:table-cell office:value-type="float" office:value="8.24116">
                <text:p>8.24116</text:p>
              </table:table-cell>
              <table:table-cell office:value-type="float" office:value="10.251802">
                <text:p>10.2518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30365">
                <text:p>3.130365</text:p>
              </table:table-cell>
              <table:table-cell office:value-type="float" office:value="8.672458">
                <text:p>8.672458</text:p>
              </table:table-cell>
              <table:table-cell office:value-type="float" office:value="10.649644">
                <text:p>10.6496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68986">
                <text:p>2.968986</text:p>
              </table:table-cell>
              <table:table-cell office:value-type="float" office:value="9.226844">
                <text:p>9.226844</text:p>
              </table:table-cell>
              <table:table-cell office:value-type="float" office:value="11.631594">
                <text:p>11.6315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66897">
                <text:p>3.166897</text:p>
              </table:table-cell>
              <table:table-cell office:value-type="float" office:value="9.467438">
                <text:p>9.467438</text:p>
              </table:table-cell>
              <table:table-cell office:value-type="float" office:value="11.431541">
                <text:p>11.4315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165598">
                <text:p>3.165598</text:p>
              </table:table-cell>
              <table:table-cell office:value-type="float" office:value="8.024416">
                <text:p>8.024416</text:p>
              </table:table-cell>
              <table:table-cell office:value-type="float" office:value="12.001619">
                <text:p>12.0016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504951">
                <text:p>3.504951</text:p>
              </table:table-cell>
              <table:table-cell office:value-type="float" office:value="8.97689">
                <text:p>8.97689</text:p>
              </table:table-cell>
              <table:table-cell office:value-type="float" office:value="11.858927">
                <text:p>11.8589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83472">
                <text:p>3.283472</text:p>
              </table:table-cell>
              <table:table-cell office:value-type="float" office:value="8.78374">
                <text:p>8.78374</text:p>
              </table:table-cell>
              <table:table-cell office:value-type="float" office:value="11.834368">
                <text:p>11.834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155394">
                <text:p>3.155394</text:p>
              </table:table-cell>
              <table:table-cell office:value-type="float" office:value="10.023788">
                <text:p>10.023788</text:p>
              </table:table-cell>
              <table:table-cell office:value-type="float" office:value="12.436456">
                <text:p>12.4364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38463">
                <text:p>3.238463</text:p>
              </table:table-cell>
              <table:table-cell office:value-type="float" office:value="8.865279">
                <text:p>8.865279</text:p>
              </table:table-cell>
              <table:table-cell office:value-type="float" office:value="13.271754">
                <text:p>13.2717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414473">
                <text:p>3.414473</text:p>
              </table:table-cell>
              <table:table-cell office:value-type="float" office:value="9.517556">
                <text:p>9.517556</text:p>
              </table:table-cell>
              <table:table-cell office:value-type="float" office:value="12.379531">
                <text:p>12.3795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421777">
                <text:p>3.421777</text:p>
              </table:table-cell>
              <table:table-cell office:value-type="float" office:value="8.677198">
                <text:p>8.677198</text:p>
              </table:table-cell>
              <table:table-cell office:value-type="float" office:value="12.89576">
                <text:p>12.895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033948">
                <text:p>3.033948</text:p>
              </table:table-cell>
              <table:table-cell office:value-type="float" office:value="9.222329">
                <text:p>9.222329</text:p>
              </table:table-cell>
              <table:table-cell office:value-type="float" office:value="13.159113">
                <text:p>13.1591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68267">
                <text:p>3.168267</text:p>
              </table:table-cell>
              <table:table-cell office:value-type="float" office:value="9.183952">
                <text:p>9.183952</text:p>
              </table:table-cell>
              <table:table-cell office:value-type="float" office:value="12.992081">
                <text:p>12.9920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276117">
                <text:p>3.276117</text:p>
              </table:table-cell>
              <table:table-cell office:value-type="float" office:value="8.451131">
                <text:p>8.451131</text:p>
              </table:table-cell>
              <table:table-cell office:value-type="float" office:value="13.340429">
                <text:p>13.3404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244503">
                <text:p>3.244503</text:p>
              </table:table-cell>
              <table:table-cell office:value-type="float" office:value="9.058335">
                <text:p>9.058335</text:p>
              </table:table-cell>
              <table:table-cell office:value-type="float" office:value="13.391388">
                <text:p>13.3913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215951">
                <text:p>3.215951</text:p>
              </table:table-cell>
              <table:table-cell office:value-type="float" office:value="8.7882">
                <text:p>8.7882</text:p>
              </table:table-cell>
              <table:table-cell office:value-type="float" office:value="13.247802">
                <text:p>13.2478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99972">
                <text:p>3.199972</text:p>
              </table:table-cell>
              <table:table-cell office:value-type="float" office:value="9.067055">
                <text:p>9.067055</text:p>
              </table:table-cell>
              <table:table-cell office:value-type="float" office:value="13.481087">
                <text:p>13.4810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262842">
                <text:p>3.262842</text:p>
              </table:table-cell>
              <table:table-cell office:value-type="float" office:value="8.922658">
                <text:p>8.922658</text:p>
              </table:table-cell>
              <table:table-cell office:value-type="float" office:value="13.632624">
                <text:p>13.6326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163859">
                <text:p>3.163859</text:p>
              </table:table-cell>
              <table:table-cell office:value-type="float" office:value="8.638053">
                <text:p>8.638053</text:p>
              </table:table-cell>
              <table:table-cell office:value-type="float" office:value="13.42677">
                <text:p>13.426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265963">
                <text:p>3.265963</text:p>
              </table:table-cell>
              <table:table-cell office:value-type="float" office:value="8.774059">
                <text:p>8.774059</text:p>
              </table:table-cell>
              <table:table-cell office:value-type="float" office:value="13.181208">
                <text:p>13.1812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8961">
                <text:p>3.28961</text:p>
              </table:table-cell>
              <table:table-cell office:value-type="float" office:value="9.363562">
                <text:p>9.363562</text:p>
              </table:table-cell>
              <table:table-cell office:value-type="float" office:value="13.296591">
                <text:p>13.2965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323196">
                <text:p>3.323196</text:p>
              </table:table-cell>
              <table:table-cell office:value-type="float" office:value="8.980102">
                <text:p>8.980102</text:p>
              </table:table-cell>
              <table:table-cell office:value-type="float" office:value="13.568327">
                <text:p>13.5683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288564">
                <text:p>3.288564</text:p>
              </table:table-cell>
              <table:table-cell office:value-type="float" office:value="8.854621">
                <text:p>8.854621</text:p>
              </table:table-cell>
              <table:table-cell office:value-type="float" office:value="13.428703">
                <text:p>13.4287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288564">
                <text:p>3.288564</text:p>
              </table:table-cell>
              <table:table-cell office:value-type="float" office:value="9.428374">
                <text:p>9.428374</text:p>
              </table:table-cell>
              <table:table-cell office:value-type="float" office:value="13.514048">
                <text:p>13.5140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886277">
                <text:p>12.886277</text:p>
              </table:table-cell>
              <table:table-cell office:value-type="float" office:value="69.963902">
                <text:p>69.963902</text:p>
              </table:table-cell>
              <table:table-cell office:value-type="float" office:value="52.678736">
                <text:p>52.6787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342358">
                <text:p>3.342358</text:p>
              </table:table-cell>
              <table:table-cell office:value-type="float" office:value="9.30828">
                <text:p>9.30828</text:p>
              </table:table-cell>
              <table:table-cell office:value-type="float" office:value="13.579481">
                <text:p>13.5794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342358">
                <text:p>3.342358</text:p>
              </table:table-cell>
              <table:table-cell office:value-type="float" office:value="8.815769">
                <text:p>8.815769</text:p>
              </table:table-cell>
              <table:table-cell office:value-type="float" office:value="13.56453">
                <text:p>13.564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315779">
                <text:p>3.315779</text:p>
              </table:table-cell>
              <table:table-cell office:value-type="float" office:value="8.984398">
                <text:p>8.984398</text:p>
              </table:table-cell>
              <table:table-cell office:value-type="float" office:value="13.347147">
                <text:p>13.3471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484545">
                <text:p>3.484545</text:p>
              </table:table-cell>
              <table:table-cell office:value-type="float" office:value="9.011303">
                <text:p>9.011303</text:p>
              </table:table-cell>
              <table:table-cell office:value-type="float" office:value="13.351048">
                <text:p>13.3510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422831">
                <text:p>3.422831</text:p>
              </table:table-cell>
              <table:table-cell office:value-type="float" office:value="8.423935">
                <text:p>8.423935</text:p>
              </table:table-cell>
              <table:table-cell office:value-type="float" office:value="13.521919">
                <text:p>13.5219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305825">
                <text:p>3.305825</text:p>
              </table:table-cell>
              <table:table-cell office:value-type="float" office:value="8.4638">
                <text:p>8.4638</text:p>
              </table:table-cell>
              <table:table-cell office:value-type="float" office:value="13.026515">
                <text:p>13.0265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546038">
                <text:p>3.546038</text:p>
              </table:table-cell>
              <table:table-cell office:value-type="float" office:value="8.484487">
                <text:p>8.484487</text:p>
              </table:table-cell>
              <table:table-cell office:value-type="float" office:value="13.051929">
                <text:p>13.0519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390886">
                <text:p>3.390886</text:p>
              </table:table-cell>
              <table:table-cell office:value-type="float" office:value="8.572548">
                <text:p>8.572548</text:p>
              </table:table-cell>
              <table:table-cell office:value-type="float" office:value="13.437997">
                <text:p>13.4379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4315">
                <text:p>3.4315</text:p>
              </table:table-cell>
              <table:table-cell office:value-type="float" office:value="8.40434">
                <text:p>8.40434</text:p>
              </table:table-cell>
              <table:table-cell office:value-type="float" office:value="13.186263">
                <text:p>13.1862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62658">
                <text:p>3.162658</text:p>
              </table:table-cell>
              <table:table-cell office:value-type="float" office:value="8.620712">
                <text:p>8.620712</text:p>
              </table:table-cell>
              <table:table-cell office:value-type="float" office:value="13.16712">
                <text:p>13.167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099644">
                <text:p>3.099644</text:p>
              </table:table-cell>
              <table:table-cell office:value-type="float" office:value="8.826661">
                <text:p>8.826661</text:p>
              </table:table-cell>
              <table:table-cell office:value-type="float" office:value="12.986602">
                <text:p>12.9866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40357">
                <text:p>3.140357</text:p>
              </table:table-cell>
              <table:table-cell office:value-type="float" office:value="9.055082">
                <text:p>9.055082</text:p>
              </table:table-cell>
              <table:table-cell office:value-type="float" office:value="12.958451">
                <text:p>12.9584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286385">
                <text:p>3.286385</text:p>
              </table:table-cell>
              <table:table-cell office:value-type="float" office:value="9.043274">
                <text:p>9.043274</text:p>
              </table:table-cell>
              <table:table-cell office:value-type="float" office:value="12.038646">
                <text:p>12.0386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50119">
                <text:p>3.50119</text:p>
              </table:table-cell>
              <table:table-cell office:value-type="float" office:value="8.208955">
                <text:p>8.208955</text:p>
              </table:table-cell>
              <table:table-cell office:value-type="float" office:value="10.21161">
                <text:p>10.211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74598">
                <text:p>3.274598</text:p>
              </table:table-cell>
              <table:table-cell office:value-type="float" office:value="9.049507">
                <text:p>9.049507</text:p>
              </table:table-cell>
              <table:table-cell office:value-type="float" office:value="12.2873">
                <text:p>12.28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24043">
                <text:p>3.224043</text:p>
              </table:table-cell>
              <table:table-cell office:value-type="float" office:value="9.836552">
                <text:p>9.836552</text:p>
              </table:table-cell>
              <table:table-cell office:value-type="float" office:value="11.053829">
                <text:p>11.0538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39123">
                <text:p>3.239123</text:p>
              </table:table-cell>
              <table:table-cell office:value-type="float" office:value="9.131451">
                <text:p>9.131451</text:p>
              </table:table-cell>
              <table:table-cell office:value-type="float" office:value="10.96607">
                <text:p>10.966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654699">
                <text:p>3.654699</text:p>
              </table:table-cell>
              <table:table-cell office:value-type="float" office:value="8.808302">
                <text:p>8.808302</text:p>
              </table:table-cell>
              <table:table-cell office:value-type="float" office:value="10.637227">
                <text:p>10.6372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335233">
                <text:p>3.335233</text:p>
              </table:table-cell>
              <table:table-cell office:value-type="float" office:value="8.707696">
                <text:p>8.707696</text:p>
              </table:table-cell>
              <table:table-cell office:value-type="float" office:value="9.773259">
                <text:p>9.7732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226746">
                <text:p>3.226746</text:p>
              </table:table-cell>
              <table:table-cell office:value-type="float" office:value="8.543168">
                <text:p>8.543168</text:p>
              </table:table-cell>
              <table:table-cell office:value-type="float" office:value="9.438135">
                <text:p>9.4381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398269">
                <text:p>3.398269</text:p>
              </table:table-cell>
              <table:table-cell office:value-type="float" office:value="7.873375">
                <text:p>7.873375</text:p>
              </table:table-cell>
              <table:table-cell office:value-type="float" office:value="9.540737">
                <text:p>9.5407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358128">
                <text:p>3.358128</text:p>
              </table:table-cell>
              <table:table-cell office:value-type="float" office:value="8.499508">
                <text:p>8.499508</text:p>
              </table:table-cell>
              <table:table-cell office:value-type="float" office:value="8.129194">
                <text:p>8.1291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57047">
                <text:p>3.57047</text:p>
              </table:table-cell>
              <table:table-cell office:value-type="float" office:value="8.648462">
                <text:p>8.648462</text:p>
              </table:table-cell>
              <table:table-cell office:value-type="float" office:value="8.517844">
                <text:p>8.5178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298987">
                <text:p>3.298987</text:p>
              </table:table-cell>
              <table:table-cell office:value-type="float" office:value="8.785524">
                <text:p>8.785524</text:p>
              </table:table-cell>
              <table:table-cell office:value-type="float" office:value="8.913861">
                <text:p>8.9138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15046">
                <text:p>3.015046</text:p>
              </table:table-cell>
              <table:table-cell office:value-type="float" office:value="9.20867">
                <text:p>9.20867</text:p>
              </table:table-cell>
              <table:table-cell office:value-type="float" office:value="8.333228">
                <text:p>8.3332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761883">
                <text:p>3.761883</text:p>
              </table:table-cell>
              <table:table-cell office:value-type="float" office:value="8.72716">
                <text:p>8.72716</text:p>
              </table:table-cell>
              <table:table-cell office:value-type="float" office:value="8.994184">
                <text:p>8.9941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302162">
                <text:p>3.302162</text:p>
              </table:table-cell>
              <table:table-cell office:value-type="float" office:value="8.124403">
                <text:p>8.124403</text:p>
              </table:table-cell>
              <table:table-cell office:value-type="float" office:value="7.665267">
                <text:p>7.6652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150366">
                <text:p>3.150366</text:p>
              </table:table-cell>
              <table:table-cell office:value-type="float" office:value="8.923264">
                <text:p>8.923264</text:p>
              </table:table-cell>
              <table:table-cell office:value-type="float" office:value="7.60276">
                <text:p>7.602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265256">
                <text:p>3.265256</text:p>
              </table:table-cell>
              <table:table-cell office:value-type="float" office:value="8.432681">
                <text:p>8.432681</text:p>
              </table:table-cell>
              <table:table-cell office:value-type="float" office:value="7.118557">
                <text:p>7.1185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265366">
                <text:p>3.265366</text:p>
              </table:table-cell>
              <table:table-cell office:value-type="float" office:value="8.753768">
                <text:p>8.753768</text:p>
              </table:table-cell>
              <table:table-cell office:value-type="float" office:value="7.435543">
                <text:p>7.4355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949153">
                <text:p>2.949153</text:p>
              </table:table-cell>
              <table:table-cell office:value-type="float" office:value="8.606695">
                <text:p>8.606695</text:p>
              </table:table-cell>
              <table:table-cell office:value-type="float" office:value="7.930835">
                <text:p>7.9308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422847">
                <text:p>3.422847</text:p>
              </table:table-cell>
              <table:table-cell office:value-type="float" office:value="8.884333">
                <text:p>8.884333</text:p>
              </table:table-cell>
              <table:table-cell office:value-type="float" office:value="7.411689">
                <text:p>7.4116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77613">
                <text:p>3.377613</text:p>
              </table:table-cell>
              <table:table-cell office:value-type="float" office:value="8.256253">
                <text:p>8.256253</text:p>
              </table:table-cell>
              <table:table-cell office:value-type="float" office:value="6.985221">
                <text:p>6.9852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248158">
                <text:p>3.248158</text:p>
              </table:table-cell>
              <table:table-cell office:value-type="float" office:value="8.669953">
                <text:p>8.669953</text:p>
              </table:table-cell>
              <table:table-cell office:value-type="float" office:value="7.507665">
                <text:p>7.5076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139001">
                <text:p>3.139001</text:p>
              </table:table-cell>
              <table:table-cell office:value-type="float" office:value="8.975938">
                <text:p>8.975938</text:p>
              </table:table-cell>
              <table:table-cell office:value-type="float" office:value="6.993817">
                <text:p>6.9938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194291">
                <text:p>3.194291</text:p>
              </table:table-cell>
              <table:table-cell office:value-type="float" office:value="8.644166">
                <text:p>8.644166</text:p>
              </table:table-cell>
              <table:table-cell office:value-type="float" office:value="6.882972">
                <text:p>6.8829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530075">
                <text:p>3.530075</text:p>
              </table:table-cell>
              <table:table-cell office:value-type="float" office:value="10.316282">
                <text:p>10.316282</text:p>
              </table:table-cell>
              <table:table-cell office:value-type="float" office:value="7.036166">
                <text:p>7.0361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249774">
                <text:p>3.249774</text:p>
              </table:table-cell>
              <table:table-cell office:value-type="float" office:value="8.997161">
                <text:p>8.997161</text:p>
              </table:table-cell>
              <table:table-cell office:value-type="float" office:value="6.793157">
                <text:p>6.7931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347651">
                <text:p>3.347651</text:p>
              </table:table-cell>
              <table:table-cell office:value-type="float" office:value="8.814509">
                <text:p>8.814509</text:p>
              </table:table-cell>
              <table:table-cell office:value-type="float" office:value="6.628441">
                <text:p>6.6284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987548">
                <text:p>2.987548</text:p>
              </table:table-cell>
              <table:table-cell office:value-type="float" office:value="8.703488">
                <text:p>8.703488</text:p>
              </table:table-cell>
              <table:table-cell office:value-type="float" office:value="6.698507">
                <text:p>6.6985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149509">
                <text:p>3.149509</text:p>
              </table:table-cell>
              <table:table-cell office:value-type="float" office:value="9.115984">
                <text:p>9.115984</text:p>
              </table:table-cell>
              <table:table-cell office:value-type="float" office:value="7.050448">
                <text:p>7.0504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503558">
                <text:p>3.503558</text:p>
              </table:table-cell>
              <table:table-cell office:value-type="float" office:value="8.532012">
                <text:p>8.532012</text:p>
              </table:table-cell>
              <table:table-cell office:value-type="float" office:value="6.920813">
                <text:p>6.9208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999769">
                <text:p>2.999769</text:p>
              </table:table-cell>
              <table:table-cell office:value-type="float" office:value="9.468819">
                <text:p>9.468819</text:p>
              </table:table-cell>
              <table:table-cell office:value-type="float" office:value="6.738196">
                <text:p>6.7381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884874">
                <text:p>2.884874</text:p>
              </table:table-cell>
              <table:table-cell office:value-type="float" office:value="8.418764">
                <text:p>8.418764</text:p>
              </table:table-cell>
              <table:table-cell office:value-type="float" office:value="6.437048">
                <text:p>6.4370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795273">
                <text:p>2.795273</text:p>
              </table:table-cell>
              <table:table-cell office:value-type="float" office:value="9.011637">
                <text:p>9.011637</text:p>
              </table:table-cell>
              <table:table-cell office:value-type="float" office:value="8.430485">
                <text:p>8.4304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08725">
                <text:p>3.508725</text:p>
              </table:table-cell>
              <table:table-cell office:value-type="float" office:value="8.66882">
                <text:p>8.66882</text:p>
              </table:table-cell>
              <table:table-cell office:value-type="float" office:value="6.933073">
                <text:p>6.933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515864">
                <text:p>3.515864</text:p>
              </table:table-cell>
              <table:table-cell office:value-type="float" office:value="8.475494">
                <text:p>8.475494</text:p>
              </table:table-cell>
              <table:table-cell office:value-type="float" office:value="6.935295">
                <text:p>6.9352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034023">
                <text:p>3.034023</text:p>
              </table:table-cell>
              <table:table-cell office:value-type="float" office:value="8.16276">
                <text:p>8.16276</text:p>
              </table:table-cell>
              <table:table-cell office:value-type="float" office:value="6.406725">
                <text:p>6.4067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114331">
                <text:p>3.114331</text:p>
              </table:table-cell>
              <table:table-cell office:value-type="float" office:value="8.978146">
                <text:p>8.978146</text:p>
              </table:table-cell>
              <table:table-cell office:value-type="float" office:value="6.641985">
                <text:p>6.6419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303955">
                <text:p>3.303955</text:p>
              </table:table-cell>
              <table:table-cell office:value-type="float" office:value="8.783003">
                <text:p>8.783003</text:p>
              </table:table-cell>
              <table:table-cell office:value-type="float" office:value="6.676338">
                <text:p>6.6763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156038">
                <text:p>3.156038</text:p>
              </table:table-cell>
              <table:table-cell office:value-type="float" office:value="8.844678">
                <text:p>8.844678</text:p>
              </table:table-cell>
              <table:table-cell office:value-type="float" office:value="6.75154">
                <text:p>6.751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031136">
                <text:p>3.031136</text:p>
              </table:table-cell>
              <table:table-cell office:value-type="float" office:value="8.46326">
                <text:p>8.46326</text:p>
              </table:table-cell>
              <table:table-cell office:value-type="float" office:value="6.708736">
                <text:p>6.7087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665376">
                <text:p>3.665376</text:p>
              </table:table-cell>
              <table:table-cell office:value-type="float" office:value="10.784486">
                <text:p>10.784486</text:p>
              </table:table-cell>
              <table:table-cell office:value-type="float" office:value="7.429891">
                <text:p>7.4298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36816">
                <text:p>3.36816</text:p>
              </table:table-cell>
              <table:table-cell office:value-type="float" office:value="8.826704">
                <text:p>8.826704</text:p>
              </table:table-cell>
              <table:table-cell office:value-type="float" office:value="6.987148">
                <text:p>6.9871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453512">
                <text:p>3.453512</text:p>
              </table:table-cell>
              <table:table-cell office:value-type="float" office:value="8.870742">
                <text:p>8.870742</text:p>
              </table:table-cell>
              <table:table-cell office:value-type="float" office:value="7.178388">
                <text:p>7.1783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636843">
                <text:p>3.636843</text:p>
              </table:table-cell>
              <table:table-cell office:value-type="float" office:value="8.165753">
                <text:p>8.165753</text:p>
              </table:table-cell>
              <table:table-cell office:value-type="float" office:value="7.138641">
                <text:p>7.1386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574384">
                <text:p>3.574384</text:p>
              </table:table-cell>
              <table:table-cell office:value-type="float" office:value="9.157243">
                <text:p>9.157243</text:p>
              </table:table-cell>
              <table:table-cell office:value-type="float" office:value="7.280764">
                <text:p>7.2807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326366">
                <text:p>3.326366</text:p>
              </table:table-cell>
              <table:table-cell office:value-type="float" office:value="7.624408">
                <text:p>7.624408</text:p>
              </table:table-cell>
              <table:table-cell office:value-type="float" office:value="7.33474">
                <text:p>7.334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957359">
                <text:p>2.957359</text:p>
              </table:table-cell>
              <table:table-cell office:value-type="float" office:value="8.840529">
                <text:p>8.840529</text:p>
              </table:table-cell>
              <table:table-cell office:value-type="float" office:value="7.961047">
                <text:p>7.9610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223377">
                <text:p>3.223377</text:p>
              </table:table-cell>
              <table:table-cell office:value-type="float" office:value="8.736125">
                <text:p>8.736125</text:p>
              </table:table-cell>
              <table:table-cell office:value-type="float" office:value="7.75492">
                <text:p>7.754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219193">
                <text:p>3.219193</text:p>
              </table:table-cell>
              <table:table-cell office:value-type="float" office:value="8.296288">
                <text:p>8.296288</text:p>
              </table:table-cell>
              <table:table-cell office:value-type="float" office:value="8.317748">
                <text:p>8.3177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025026">
                <text:p>3.025026</text:p>
              </table:table-cell>
              <table:table-cell office:value-type="float" office:value="9.129936">
                <text:p>9.129936</text:p>
              </table:table-cell>
              <table:table-cell office:value-type="float" office:value="8.379383">
                <text:p>8.3793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680231">
                <text:p>3.680231</text:p>
              </table:table-cell>
              <table:table-cell office:value-type="float" office:value="8.460452">
                <text:p>8.460452</text:p>
              </table:table-cell>
              <table:table-cell office:value-type="float" office:value="10.02118">
                <text:p>10.021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358361">
                <text:p>3.358361</text:p>
              </table:table-cell>
              <table:table-cell office:value-type="float" office:value="8.651832">
                <text:p>8.651832</text:p>
              </table:table-cell>
              <table:table-cell office:value-type="float" office:value="7.726588">
                <text:p>7.7265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252293">
                <text:p>3.252293</text:p>
              </table:table-cell>
              <table:table-cell office:value-type="float" office:value="8.952484">
                <text:p>8.952484</text:p>
              </table:table-cell>
              <table:table-cell office:value-type="float" office:value="8.604635">
                <text:p>8.6046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154194">
                <text:p>3.154194</text:p>
              </table:table-cell>
              <table:table-cell office:value-type="float" office:value="8.24116">
                <text:p>8.24116</text:p>
              </table:table-cell>
              <table:table-cell office:value-type="float" office:value="8.799268">
                <text:p>8.7992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130365">
                <text:p>3.130365</text:p>
              </table:table-cell>
              <table:table-cell office:value-type="float" office:value="8.672458">
                <text:p>8.672458</text:p>
              </table:table-cell>
              <table:table-cell office:value-type="float" office:value="9.396987">
                <text:p>9.3969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968986">
                <text:p>2.968986</text:p>
              </table:table-cell>
              <table:table-cell office:value-type="float" office:value="9.226844">
                <text:p>9.226844</text:p>
              </table:table-cell>
              <table:table-cell office:value-type="float" office:value="10.162285">
                <text:p>10.1622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166897">
                <text:p>3.166897</text:p>
              </table:table-cell>
              <table:table-cell office:value-type="float" office:value="9.467438">
                <text:p>9.467438</text:p>
              </table:table-cell>
              <table:table-cell office:value-type="float" office:value="9.813484">
                <text:p>9.8134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165598">
                <text:p>3.165598</text:p>
              </table:table-cell>
              <table:table-cell office:value-type="float" office:value="8.024416">
                <text:p>8.024416</text:p>
              </table:table-cell>
              <table:table-cell office:value-type="float" office:value="10.426014">
                <text:p>10.4260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504951">
                <text:p>3.504951</text:p>
              </table:table-cell>
              <table:table-cell office:value-type="float" office:value="8.97689">
                <text:p>8.97689</text:p>
              </table:table-cell>
              <table:table-cell office:value-type="float" office:value="10.627557">
                <text:p>10.6275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283472">
                <text:p>3.283472</text:p>
              </table:table-cell>
              <table:table-cell office:value-type="float" office:value="8.78374">
                <text:p>8.78374</text:p>
              </table:table-cell>
              <table:table-cell office:value-type="float" office:value="10.754667">
                <text:p>10.754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155394">
                <text:p>3.155394</text:p>
              </table:table-cell>
              <table:table-cell office:value-type="float" office:value="9.969246">
                <text:p>9.969246</text:p>
              </table:table-cell>
              <table:table-cell office:value-type="float" office:value="11.911346">
                <text:p>11.9113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238463">
                <text:p>3.238463</text:p>
              </table:table-cell>
              <table:table-cell office:value-type="float" office:value="8.865279">
                <text:p>8.865279</text:p>
              </table:table-cell>
              <table:table-cell office:value-type="float" office:value="12.977437">
                <text:p>12.9774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414473">
                <text:p>3.414473</text:p>
              </table:table-cell>
              <table:table-cell office:value-type="float" office:value="9.517556">
                <text:p>9.517556</text:p>
              </table:table-cell>
              <table:table-cell office:value-type="float" office:value="12.379531">
                <text:p>12.3795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421777">
                <text:p>3.421777</text:p>
              </table:table-cell>
              <table:table-cell office:value-type="float" office:value="8.677198">
                <text:p>8.677198</text:p>
              </table:table-cell>
              <table:table-cell office:value-type="float" office:value="12.89576">
                <text:p>12.895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033948">
                <text:p>3.033948</text:p>
              </table:table-cell>
              <table:table-cell office:value-type="float" office:value="9.222329">
                <text:p>9.222329</text:p>
              </table:table-cell>
              <table:table-cell office:value-type="float" office:value="13.159113">
                <text:p>13.1591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168267">
                <text:p>3.168267</text:p>
              </table:table-cell>
              <table:table-cell office:value-type="float" office:value="9.183952">
                <text:p>9.183952</text:p>
              </table:table-cell>
              <table:table-cell office:value-type="float" office:value="12.992081">
                <text:p>12.9920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276117">
                <text:p>3.276117</text:p>
              </table:table-cell>
              <table:table-cell office:value-type="float" office:value="8.451131">
                <text:p>8.451131</text:p>
              </table:table-cell>
              <table:table-cell office:value-type="float" office:value="13.340429">
                <text:p>13.3404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244503">
                <text:p>3.244503</text:p>
              </table:table-cell>
              <table:table-cell office:value-type="float" office:value="9.058335">
                <text:p>9.058335</text:p>
              </table:table-cell>
              <table:table-cell office:value-type="float" office:value="13.391388">
                <text:p>13.3913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215951">
                <text:p>3.215951</text:p>
              </table:table-cell>
              <table:table-cell office:value-type="float" office:value="8.7882">
                <text:p>8.7882</text:p>
              </table:table-cell>
              <table:table-cell office:value-type="float" office:value="13.247802">
                <text:p>13.2478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199972">
                <text:p>3.199972</text:p>
              </table:table-cell>
              <table:table-cell office:value-type="float" office:value="9.067055">
                <text:p>9.067055</text:p>
              </table:table-cell>
              <table:table-cell office:value-type="float" office:value="13.481087">
                <text:p>13.4810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262842">
                <text:p>3.262842</text:p>
              </table:table-cell>
              <table:table-cell office:value-type="float" office:value="8.922658">
                <text:p>8.922658</text:p>
              </table:table-cell>
              <table:table-cell office:value-type="float" office:value="13.632624">
                <text:p>13.6326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163859">
                <text:p>3.163859</text:p>
              </table:table-cell>
              <table:table-cell office:value-type="float" office:value="8.638053">
                <text:p>8.638053</text:p>
              </table:table-cell>
              <table:table-cell office:value-type="float" office:value="13.42677">
                <text:p>13.426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265963">
                <text:p>3.265963</text:p>
              </table:table-cell>
              <table:table-cell office:value-type="float" office:value="8.774059">
                <text:p>8.774059</text:p>
              </table:table-cell>
              <table:table-cell office:value-type="float" office:value="13.181208">
                <text:p>13.1812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28961">
                <text:p>3.28961</text:p>
              </table:table-cell>
              <table:table-cell office:value-type="float" office:value="9.363562">
                <text:p>9.363562</text:p>
              </table:table-cell>
              <table:table-cell office:value-type="float" office:value="13.296591">
                <text:p>13.2965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323196">
                <text:p>3.323196</text:p>
              </table:table-cell>
              <table:table-cell office:value-type="float" office:value="8.980102">
                <text:p>8.980102</text:p>
              </table:table-cell>
              <table:table-cell office:value-type="float" office:value="13.568327">
                <text:p>13.5683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288564">
                <text:p>3.288564</text:p>
              </table:table-cell>
              <table:table-cell office:value-type="float" office:value="8.854621">
                <text:p>8.854621</text:p>
              </table:table-cell>
              <table:table-cell office:value-type="float" office:value="13.428703">
                <text:p>13.4287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288564">
                <text:p>3.288564</text:p>
              </table:table-cell>
              <table:table-cell office:value-type="float" office:value="9.428374">
                <text:p>9.428374</text:p>
              </table:table-cell>
              <table:table-cell office:value-type="float" office:value="13.514048">
                <text:p>13.5140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.886277">
                <text:p>12.886277</text:p>
              </table:table-cell>
              <table:table-cell office:value-type="float" office:value="69.963902">
                <text:p>69.963902</text:p>
              </table:table-cell>
              <table:table-cell office:value-type="float" office:value="52.678736">
                <text:p>52.6787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342358">
                <text:p>3.342358</text:p>
              </table:table-cell>
              <table:table-cell office:value-type="float" office:value="9.30828">
                <text:p>9.30828</text:p>
              </table:table-cell>
              <table:table-cell office:value-type="float" office:value="13.579481">
                <text:p>13.5794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342358">
                <text:p>3.342358</text:p>
              </table:table-cell>
              <table:table-cell office:value-type="float" office:value="8.815769">
                <text:p>8.815769</text:p>
              </table:table-cell>
              <table:table-cell office:value-type="float" office:value="13.56453">
                <text:p>13.564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315779">
                <text:p>3.315779</text:p>
              </table:table-cell>
              <table:table-cell office:value-type="float" office:value="8.910793">
                <text:p>8.910793</text:p>
              </table:table-cell>
              <table:table-cell office:value-type="float" office:value="13.347147">
                <text:p>13.3471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484545">
                <text:p>3.484545</text:p>
              </table:table-cell>
              <table:table-cell office:value-type="float" office:value="9.011303">
                <text:p>9.011303</text:p>
              </table:table-cell>
              <table:table-cell office:value-type="float" office:value="13.351048">
                <text:p>13.3510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275201">
                <text:p>3.275201</text:p>
              </table:table-cell>
              <table:table-cell office:value-type="float" office:value="8.423935">
                <text:p>8.423935</text:p>
              </table:table-cell>
              <table:table-cell office:value-type="float" office:value="13.521919">
                <text:p>13.5219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305825">
                <text:p>3.305825</text:p>
              </table:table-cell>
              <table:table-cell office:value-type="float" office:value="8.4638">
                <text:p>8.4638</text:p>
              </table:table-cell>
              <table:table-cell office:value-type="float" office:value="13.026515">
                <text:p>13.0265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546038">
                <text:p>3.546038</text:p>
              </table:table-cell>
              <table:table-cell office:value-type="float" office:value="8.484487">
                <text:p>8.484487</text:p>
              </table:table-cell>
              <table:table-cell office:value-type="float" office:value="13.051929">
                <text:p>13.0519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390886">
                <text:p>3.390886</text:p>
              </table:table-cell>
              <table:table-cell office:value-type="float" office:value="8.572548">
                <text:p>8.572548</text:p>
              </table:table-cell>
              <table:table-cell office:value-type="float" office:value="13.437997">
                <text:p>13.4379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4315">
                <text:p>3.4315</text:p>
              </table:table-cell>
              <table:table-cell office:value-type="float" office:value="8.40434">
                <text:p>8.40434</text:p>
              </table:table-cell>
              <table:table-cell office:value-type="float" office:value="13.186263">
                <text:p>13.1862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162658">
                <text:p>3.162658</text:p>
              </table:table-cell>
              <table:table-cell office:value-type="float" office:value="8.620712">
                <text:p>8.620712</text:p>
              </table:table-cell>
              <table:table-cell office:value-type="float" office:value="13.16712">
                <text:p>13.167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099644">
                <text:p>3.099644</text:p>
              </table:table-cell>
              <table:table-cell office:value-type="float" office:value="8.826661">
                <text:p>8.826661</text:p>
              </table:table-cell>
              <table:table-cell office:value-type="float" office:value="12.447732">
                <text:p>12.4477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140357">
                <text:p>3.140357</text:p>
              </table:table-cell>
              <table:table-cell office:value-type="float" office:value="9.055082">
                <text:p>9.055082</text:p>
              </table:table-cell>
              <table:table-cell office:value-type="float" office:value="12.085151">
                <text:p>12.0851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286385">
                <text:p>3.286385</text:p>
              </table:table-cell>
              <table:table-cell office:value-type="float" office:value="9.043274">
                <text:p>9.043274</text:p>
              </table:table-cell>
              <table:table-cell office:value-type="float" office:value="10.521972">
                <text:p>10.5219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50119">
                <text:p>3.50119</text:p>
              </table:table-cell>
              <table:table-cell office:value-type="float" office:value="8.208955">
                <text:p>8.208955</text:p>
              </table:table-cell>
              <table:table-cell office:value-type="float" office:value="8.832665">
                <text:p>8.8326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274598">
                <text:p>3.274598</text:p>
              </table:table-cell>
              <table:table-cell office:value-type="float" office:value="9.049507">
                <text:p>9.049507</text:p>
              </table:table-cell>
              <table:table-cell office:value-type="float" office:value="10.277658">
                <text:p>10.2776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224043">
                <text:p>3.224043</text:p>
              </table:table-cell>
              <table:table-cell office:value-type="float" office:value="9.836552">
                <text:p>9.836552</text:p>
              </table:table-cell>
              <table:table-cell office:value-type="float" office:value="9.00608">
                <text:p>9.006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239123">
                <text:p>3.239123</text:p>
              </table:table-cell>
              <table:table-cell office:value-type="float" office:value="9.131451">
                <text:p>9.131451</text:p>
              </table:table-cell>
              <table:table-cell office:value-type="float" office:value="9.056274">
                <text:p>9.0562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654699">
                <text:p>3.654699</text:p>
              </table:table-cell>
              <table:table-cell office:value-type="float" office:value="8.808302">
                <text:p>8.808302</text:p>
              </table:table-cell>
              <table:table-cell office:value-type="float" office:value="9.099948">
                <text:p>9.0999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335233">
                <text:p>3.335233</text:p>
              </table:table-cell>
              <table:table-cell office:value-type="float" office:value="8.707696">
                <text:p>8.707696</text:p>
              </table:table-cell>
              <table:table-cell office:value-type="float" office:value="8.264032">
                <text:p>8.2640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226746">
                <text:p>3.226746</text:p>
              </table:table-cell>
              <table:table-cell office:value-type="float" office:value="8.543168">
                <text:p>8.543168</text:p>
              </table:table-cell>
              <table:table-cell office:value-type="float" office:value="8.047555">
                <text:p>8.0475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398269">
                <text:p>3.398269</text:p>
              </table:table-cell>
              <table:table-cell office:value-type="float" office:value="7.873375">
                <text:p>7.873375</text:p>
              </table:table-cell>
              <table:table-cell office:value-type="float" office:value="8.252808">
                <text:p>8.2528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358128">
                <text:p>3.358128</text:p>
              </table:table-cell>
              <table:table-cell office:value-type="float" office:value="8.499508">
                <text:p>8.499508</text:p>
              </table:table-cell>
              <table:table-cell office:value-type="float" office:value="7.07988">
                <text:p>7.079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57047">
                <text:p>3.57047</text:p>
              </table:table-cell>
              <table:table-cell office:value-type="float" office:value="8.648462">
                <text:p>8.648462</text:p>
              </table:table-cell>
              <table:table-cell office:value-type="float" office:value="7.516793">
                <text:p>7.5167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298987">
                <text:p>3.298987</text:p>
              </table:table-cell>
              <table:table-cell office:value-type="float" office:value="8.785524">
                <text:p>8.785524</text:p>
              </table:table-cell>
              <table:table-cell office:value-type="float" office:value="7.949466">
                <text:p>7.9494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15046">
                <text:p>3.015046</text:p>
              </table:table-cell>
              <table:table-cell office:value-type="float" office:value="9.20867">
                <text:p>9.20867</text:p>
              </table:table-cell>
              <table:table-cell office:value-type="float" office:value="7.439874">
                <text:p>7.4398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761883">
                <text:p>3.761883</text:p>
              </table:table-cell>
              <table:table-cell office:value-type="float" office:value="8.72716">
                <text:p>8.72716</text:p>
              </table:table-cell>
              <table:table-cell office:value-type="float" office:value="8.135495">
                <text:p>8.1354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302162">
                <text:p>3.302162</text:p>
              </table:table-cell>
              <table:table-cell office:value-type="float" office:value="8.124403">
                <text:p>8.124403</text:p>
              </table:table-cell>
              <table:table-cell office:value-type="float" office:value="7.149839">
                <text:p>7.1498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11616">
                <text:p>3.11616</text:p>
              </table:table-cell>
              <table:table-cell office:value-type="float" office:value="8.923264">
                <text:p>8.923264</text:p>
              </table:table-cell>
              <table:table-cell office:value-type="float" office:value="7.005744">
                <text:p>7.0057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265256">
                <text:p>3.265256</text:p>
              </table:table-cell>
              <table:table-cell office:value-type="float" office:value="8.432681">
                <text:p>8.432681</text:p>
              </table:table-cell>
              <table:table-cell office:value-type="float" office:value="6.55016">
                <text:p>6.550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265366">
                <text:p>3.265366</text:p>
              </table:table-cell>
              <table:table-cell office:value-type="float" office:value="8.753768">
                <text:p>8.753768</text:p>
              </table:table-cell>
              <table:table-cell office:value-type="float" office:value="6.801402">
                <text:p>6.8014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949153">
                <text:p>2.949153</text:p>
              </table:table-cell>
              <table:table-cell office:value-type="float" office:value="8.606695">
                <text:p>8.606695</text:p>
              </table:table-cell>
              <table:table-cell office:value-type="float" office:value="7.293118">
                <text:p>7.2931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422847">
                <text:p>3.422847</text:p>
              </table:table-cell>
              <table:table-cell office:value-type="float" office:value="8.884333">
                <text:p>8.884333</text:p>
              </table:table-cell>
              <table:table-cell office:value-type="float" office:value="6.866981">
                <text:p>6.8669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377613">
                <text:p>3.377613</text:p>
              </table:table-cell>
              <table:table-cell office:value-type="float" office:value="8.256253">
                <text:p>8.256253</text:p>
              </table:table-cell>
              <table:table-cell office:value-type="float" office:value="6.335446">
                <text:p>6.3354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248158">
                <text:p>3.248158</text:p>
              </table:table-cell>
              <table:table-cell office:value-type="float" office:value="8.669953">
                <text:p>8.669953</text:p>
              </table:table-cell>
              <table:table-cell office:value-type="float" office:value="6.943895">
                <text:p>6.9438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39001">
                <text:p>3.139001</text:p>
              </table:table-cell>
              <table:table-cell office:value-type="float" office:value="8.975938">
                <text:p>8.975938</text:p>
              </table:table-cell>
              <table:table-cell office:value-type="float" office:value="6.46224">
                <text:p>6.462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94291">
                <text:p>3.194291</text:p>
              </table:table-cell>
              <table:table-cell office:value-type="float" office:value="8.644166">
                <text:p>8.644166</text:p>
              </table:table-cell>
              <table:table-cell office:value-type="float" office:value="6.30565">
                <text:p>6.305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530075">
                <text:p>3.530075</text:p>
              </table:table-cell>
              <table:table-cell office:value-type="float" office:value="10.316282">
                <text:p>10.316282</text:p>
              </table:table-cell>
              <table:table-cell office:value-type="float" office:value="6.520894">
                <text:p>6.5208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249774">
                <text:p>3.249774</text:p>
              </table:table-cell>
              <table:table-cell office:value-type="float" office:value="8.987715">
                <text:p>8.987715</text:p>
              </table:table-cell>
              <table:table-cell office:value-type="float" office:value="6.296589">
                <text:p>6.2965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347651">
                <text:p>3.347651</text:p>
              </table:table-cell>
              <table:table-cell office:value-type="float" office:value="8.814509">
                <text:p>8.814509</text:p>
              </table:table-cell>
              <table:table-cell office:value-type="float" office:value="6.193858">
                <text:p>6.1938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987548">
                <text:p>2.987548</text:p>
              </table:table-cell>
              <table:table-cell office:value-type="float" office:value="8.703488">
                <text:p>8.703488</text:p>
              </table:table-cell>
              <table:table-cell office:value-type="float" office:value="6.284855">
                <text:p>6.2848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49509">
                <text:p>3.149509</text:p>
              </table:table-cell>
              <table:table-cell office:value-type="float" office:value="9.115984">
                <text:p>9.115984</text:p>
              </table:table-cell>
              <table:table-cell office:value-type="float" office:value="6.516422">
                <text:p>6.5164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503558">
                <text:p>3.503558</text:p>
              </table:table-cell>
              <table:table-cell office:value-type="float" office:value="8.532012">
                <text:p>8.532012</text:p>
              </table:table-cell>
              <table:table-cell office:value-type="float" office:value="6.392685">
                <text:p>6.3926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999769">
                <text:p>2.999769</text:p>
              </table:table-cell>
              <table:table-cell office:value-type="float" office:value="9.468819">
                <text:p>9.468819</text:p>
              </table:table-cell>
              <table:table-cell office:value-type="float" office:value="6.2768">
                <text:p>6.27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884874">
                <text:p>2.884874</text:p>
              </table:table-cell>
              <table:table-cell office:value-type="float" office:value="8.418764">
                <text:p>8.418764</text:p>
              </table:table-cell>
              <table:table-cell office:value-type="float" office:value="5.835226">
                <text:p>5.8352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795273">
                <text:p>2.795273</text:p>
              </table:table-cell>
              <table:table-cell office:value-type="float" office:value="9.011637">
                <text:p>9.011637</text:p>
              </table:table-cell>
              <table:table-cell office:value-type="float" office:value="8.139011">
                <text:p>8.1390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508725">
                <text:p>3.508725</text:p>
              </table:table-cell>
              <table:table-cell office:value-type="float" office:value="8.66882">
                <text:p>8.66882</text:p>
              </table:table-cell>
              <table:table-cell office:value-type="float" office:value="6.146764">
                <text:p>6.1467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515864">
                <text:p>3.515864</text:p>
              </table:table-cell>
              <table:table-cell office:value-type="float" office:value="8.475494">
                <text:p>8.475494</text:p>
              </table:table-cell>
              <table:table-cell office:value-type="float" office:value="6.384835">
                <text:p>6.3848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034023">
                <text:p>3.034023</text:p>
              </table:table-cell>
              <table:table-cell office:value-type="float" office:value="8.16276">
                <text:p>8.16276</text:p>
              </table:table-cell>
              <table:table-cell office:value-type="float" office:value="5.934499">
                <text:p>5.9344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14331">
                <text:p>3.114331</text:p>
              </table:table-cell>
              <table:table-cell office:value-type="float" office:value="8.978146">
                <text:p>8.978146</text:p>
              </table:table-cell>
              <table:table-cell office:value-type="float" office:value="6.102354">
                <text:p>6.1023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303955">
                <text:p>3.303955</text:p>
              </table:table-cell>
              <table:table-cell office:value-type="float" office:value="8.783003">
                <text:p>8.783003</text:p>
              </table:table-cell>
              <table:table-cell office:value-type="float" office:value="6.11396">
                <text:p>6.113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156038">
                <text:p>3.156038</text:p>
              </table:table-cell>
              <table:table-cell office:value-type="float" office:value="8.844678">
                <text:p>8.844678</text:p>
              </table:table-cell>
              <table:table-cell office:value-type="float" office:value="6.192174">
                <text:p>6.1921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031136">
                <text:p>3.031136</text:p>
              </table:table-cell>
              <table:table-cell office:value-type="float" office:value="8.46326">
                <text:p>8.46326</text:p>
              </table:table-cell>
              <table:table-cell office:value-type="float" office:value="6.213229">
                <text:p>6.2132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665376">
                <text:p>3.665376</text:p>
              </table:table-cell>
              <table:table-cell office:value-type="float" office:value="10.784486">
                <text:p>10.784486</text:p>
              </table:table-cell>
              <table:table-cell office:value-type="float" office:value="6.816782">
                <text:p>6.8167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36816">
                <text:p>3.36816</text:p>
              </table:table-cell>
              <table:table-cell office:value-type="float" office:value="8.826704">
                <text:p>8.826704</text:p>
              </table:table-cell>
              <table:table-cell office:value-type="float" office:value="6.464153">
                <text:p>6.4641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453512">
                <text:p>3.453512</text:p>
              </table:table-cell>
              <table:table-cell office:value-type="float" office:value="8.870742">
                <text:p>8.870742</text:p>
              </table:table-cell>
              <table:table-cell office:value-type="float" office:value="6.75135">
                <text:p>6.751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636843">
                <text:p>3.636843</text:p>
              </table:table-cell>
              <table:table-cell office:value-type="float" office:value="8.165753">
                <text:p>8.165753</text:p>
              </table:table-cell>
              <table:table-cell office:value-type="float" office:value="6.612851">
                <text:p>6.6128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574384">
                <text:p>3.574384</text:p>
              </table:table-cell>
              <table:table-cell office:value-type="float" office:value="9.157243">
                <text:p>9.157243</text:p>
              </table:table-cell>
              <table:table-cell office:value-type="float" office:value="6.7647">
                <text:p>6.76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326366">
                <text:p>3.326366</text:p>
              </table:table-cell>
              <table:table-cell office:value-type="float" office:value="7.624408">
                <text:p>7.624408</text:p>
              </table:table-cell>
              <table:table-cell office:value-type="float" office:value="6.949399">
                <text:p>6.9493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957359">
                <text:p>2.957359</text:p>
              </table:table-cell>
              <table:table-cell office:value-type="float" office:value="8.840529">
                <text:p>8.840529</text:p>
              </table:table-cell>
              <table:table-cell office:value-type="float" office:value="7.3319">
                <text:p>7.33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223377">
                <text:p>3.223377</text:p>
              </table:table-cell>
              <table:table-cell office:value-type="float" office:value="8.736125">
                <text:p>8.736125</text:p>
              </table:table-cell>
              <table:table-cell office:value-type="float" office:value="7.221204">
                <text:p>7.2212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219193">
                <text:p>3.219193</text:p>
              </table:table-cell>
              <table:table-cell office:value-type="float" office:value="8.296288">
                <text:p>8.296288</text:p>
              </table:table-cell>
              <table:table-cell office:value-type="float" office:value="7.82956">
                <text:p>7.829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025026">
                <text:p>3.025026</text:p>
              </table:table-cell>
              <table:table-cell office:value-type="float" office:value="9.129936">
                <text:p>9.129936</text:p>
              </table:table-cell>
              <table:table-cell office:value-type="float" office:value="7.882048">
                <text:p>7.8820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680231">
                <text:p>3.680231</text:p>
              </table:table-cell>
              <table:table-cell office:value-type="float" office:value="8.460452">
                <text:p>8.460452</text:p>
              </table:table-cell>
              <table:table-cell office:value-type="float" office:value="9.387595">
                <text:p>9.3875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58361">
                <text:p>3.358361</text:p>
              </table:table-cell>
              <table:table-cell office:value-type="float" office:value="8.651832">
                <text:p>8.651832</text:p>
              </table:table-cell>
              <table:table-cell office:value-type="float" office:value="7.251706">
                <text:p>7.2517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252293">
                <text:p>3.252293</text:p>
              </table:table-cell>
              <table:table-cell office:value-type="float" office:value="8.952484">
                <text:p>8.952484</text:p>
              </table:table-cell>
              <table:table-cell office:value-type="float" office:value="8.044137">
                <text:p>8.0441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154194">
                <text:p>3.154194</text:p>
              </table:table-cell>
              <table:table-cell office:value-type="float" office:value="8.24116">
                <text:p>8.24116</text:p>
              </table:table-cell>
              <table:table-cell office:value-type="float" office:value="8.535821">
                <text:p>8.5358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130365">
                <text:p>3.130365</text:p>
              </table:table-cell>
              <table:table-cell office:value-type="float" office:value="8.672458">
                <text:p>8.672458</text:p>
              </table:table-cell>
              <table:table-cell office:value-type="float" office:value="8.771354">
                <text:p>8.7713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968986">
                <text:p>2.968986</text:p>
              </table:table-cell>
              <table:table-cell office:value-type="float" office:value="9.226844">
                <text:p>9.226844</text:p>
              </table:table-cell>
              <table:table-cell office:value-type="float" office:value="9.627444">
                <text:p>9.6274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166897">
                <text:p>3.166897</text:p>
              </table:table-cell>
              <table:table-cell office:value-type="float" office:value="9.467438">
                <text:p>9.467438</text:p>
              </table:table-cell>
              <table:table-cell office:value-type="float" office:value="9.30888">
                <text:p>9.308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165598">
                <text:p>3.165598</text:p>
              </table:table-cell>
              <table:table-cell office:value-type="float" office:value="8.024416">
                <text:p>8.024416</text:p>
              </table:table-cell>
              <table:table-cell office:value-type="float" office:value="9.915677">
                <text:p>9.9156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504951">
                <text:p>3.504951</text:p>
              </table:table-cell>
              <table:table-cell office:value-type="float" office:value="8.97689">
                <text:p>8.97689</text:p>
              </table:table-cell>
              <table:table-cell office:value-type="float" office:value="10.079252">
                <text:p>10.0792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283472">
                <text:p>3.283472</text:p>
              </table:table-cell>
              <table:table-cell office:value-type="float" office:value="8.78374">
                <text:p>8.78374</text:p>
              </table:table-cell>
              <table:table-cell office:value-type="float" office:value="10.198131">
                <text:p>10.1981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55394">
                <text:p>3.155394</text:p>
              </table:table-cell>
              <table:table-cell office:value-type="float" office:value="10.023788">
                <text:p>10.023788</text:p>
              </table:table-cell>
              <table:table-cell office:value-type="float" office:value="11.317426">
                <text:p>11.3174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238463">
                <text:p>3.238463</text:p>
              </table:table-cell>
              <table:table-cell office:value-type="float" office:value="8.865279">
                <text:p>8.865279</text:p>
              </table:table-cell>
              <table:table-cell office:value-type="float" office:value="12.377018">
                <text:p>12.3770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14473">
                <text:p>3.414473</text:p>
              </table:table-cell>
              <table:table-cell office:value-type="float" office:value="9.517556">
                <text:p>9.517556</text:p>
              </table:table-cell>
              <table:table-cell office:value-type="float" office:value="11.774067">
                <text:p>11.7740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21777">
                <text:p>3.421777</text:p>
              </table:table-cell>
              <table:table-cell office:value-type="float" office:value="8.677198">
                <text:p>8.677198</text:p>
              </table:table-cell>
              <table:table-cell office:value-type="float" office:value="12.271688">
                <text:p>12.2716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033948">
                <text:p>3.033948</text:p>
              </table:table-cell>
              <table:table-cell office:value-type="float" office:value="9.222329">
                <text:p>9.222329</text:p>
              </table:table-cell>
              <table:table-cell office:value-type="float" office:value="12.588127">
                <text:p>12.5881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168267">
                <text:p>3.168267</text:p>
              </table:table-cell>
              <table:table-cell office:value-type="float" office:value="9.183952">
                <text:p>9.183952</text:p>
              </table:table-cell>
              <table:table-cell office:value-type="float" office:value="12.384099">
                <text:p>12.3840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276117">
                <text:p>3.276117</text:p>
              </table:table-cell>
              <table:table-cell office:value-type="float" office:value="8.451131">
                <text:p>8.451131</text:p>
              </table:table-cell>
              <table:table-cell office:value-type="float" office:value="12.745581">
                <text:p>12.7455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244503">
                <text:p>3.244503</text:p>
              </table:table-cell>
              <table:table-cell office:value-type="float" office:value="9.058335">
                <text:p>9.058335</text:p>
              </table:table-cell>
              <table:table-cell office:value-type="float" office:value="13.08853">
                <text:p>13.088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215951">
                <text:p>3.215951</text:p>
              </table:table-cell>
              <table:table-cell office:value-type="float" office:value="8.7882">
                <text:p>8.7882</text:p>
              </table:table-cell>
              <table:table-cell office:value-type="float" office:value="13.088729">
                <text:p>13.08872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199972">
                <text:p>3.199972</text:p>
              </table:table-cell>
              <table:table-cell office:value-type="float" office:value="9.067055">
                <text:p>9.067055</text:p>
              </table:table-cell>
              <table:table-cell office:value-type="float" office:value="13.481087">
                <text:p>13.4810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262842">
                <text:p>3.262842</text:p>
              </table:table-cell>
              <table:table-cell office:value-type="float" office:value="8.922658">
                <text:p>8.922658</text:p>
              </table:table-cell>
              <table:table-cell office:value-type="float" office:value="13.632624">
                <text:p>13.6326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163859">
                <text:p>3.163859</text:p>
              </table:table-cell>
              <table:table-cell office:value-type="float" office:value="8.638053">
                <text:p>8.638053</text:p>
              </table:table-cell>
              <table:table-cell office:value-type="float" office:value="13.42677">
                <text:p>13.426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126014">
                <text:p>3.126014</text:p>
              </table:table-cell>
              <table:table-cell office:value-type="float" office:value="8.774059">
                <text:p>8.774059</text:p>
              </table:table-cell>
              <table:table-cell office:value-type="float" office:value="13.181208">
                <text:p>13.1812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28961">
                <text:p>3.28961</text:p>
              </table:table-cell>
              <table:table-cell office:value-type="float" office:value="9.363562">
                <text:p>9.363562</text:p>
              </table:table-cell>
              <table:table-cell office:value-type="float" office:value="13.296591">
                <text:p>13.2965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323196">
                <text:p>3.323196</text:p>
              </table:table-cell>
              <table:table-cell office:value-type="float" office:value="8.980102">
                <text:p>8.980102</text:p>
              </table:table-cell>
              <table:table-cell office:value-type="float" office:value="13.568327">
                <text:p>13.5683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288564">
                <text:p>3.288564</text:p>
              </table:table-cell>
              <table:table-cell office:value-type="float" office:value="8.854621">
                <text:p>8.854621</text:p>
              </table:table-cell>
              <table:table-cell office:value-type="float" office:value="13.428703">
                <text:p>13.4287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288564">
                <text:p>3.288564</text:p>
              </table:table-cell>
              <table:table-cell office:value-type="float" office:value="9.428374">
                <text:p>9.428374</text:p>
              </table:table-cell>
              <table:table-cell office:value-type="float" office:value="13.514048">
                <text:p>13.514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97cm" svg:height="13.418cm" xlink:href=".." chart:class="chart:line" chart:style-name="ch1">
        <chart:title svg:x="12.304cm" svg:y="0.269cm" chart:style-name="ch2">
          <text:p>Straight Line</text:p>
        </chart:title>
        <chart:subtitle svg:x="11.021cm" svg:y="1.04cm" chart:style-name="ch3">
          <text:p>Third Order of Hu's Moments</text:p>
        </chart:subtitle>
        <chart:legend chart:legend-position="end" svg:x="24.662cm" svg:y="6.052cm" chart:style-name="ch4"/>
        <chart:plot-area chart:style-name="ch5" table:cell-range-address="line_1.D1:line_1.D360 line_2.D1:line_2.D360 line_3.D1:line_3.D360" svg:x="0.881cm" svg:y="1.759cm" svg:width="23.241cm" svg:height="11.056cm">
          <chart:axis chart:dimension="x" chart:name="primary-x" chart:style-name="ch6">
            <chart:title svg:x="12.363cm" svg:y="12.511cm" chart:style-name="ch7">
              <text:p>Angle</text:p>
            </chart:title>
          </chart:axis>
          <chart:axis chart:dimension="y" chart:name="primary-y" chart:style-name="ch8">
            <chart:title svg:x="0.542cm" svg:y="8.232cm" chart:style-name="ch9">
              <text:p>Coefficient Value</text:p>
            </chart:title>
          </chart:axis>
          <chart:series chart:style-name="ch10" chart:values-cell-range-address="line_1.D1:line_1.D360" chart:class="chart:line">
            <chart:data-point chart:repeated="360"/>
          </chart:series>
          <chart:series chart:style-name="ch11" chart:values-cell-range-address="line_2.D1:line_2.D360" chart:class="chart:line">
            <chart:data-point chart:repeated="360"/>
          </chart:series>
          <chart:series chart:style-name="ch12" chart:values-cell-range-address="line_3.D1:line_3.D360" chart:class="chart:line">
            <chart:data-point chart:repeated="3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line_1.D1:line_1.D360">0</text:p>
              </table:table-cell>
              <table:table-cell office:value-type="float" office:value="0">
                <text:p text:id="line_2.D1:line_2.D360">0</text:p>
              </table:table-cell>
              <table:table-cell office:value-type="float" office:value="0.00018">
                <text:p text:id="line_3.D1:line_3.D360">0.000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04">
                <text:p>0.001304</text:p>
              </table:table-cell>
              <table:table-cell office:value-type="float" office:value="0.000166">
                <text:p>0.000166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04">
                <text:p>0.001304</text:p>
              </table:table-cell>
              <table:table-cell office:value-type="float" office:value="0.000381">
                <text:p>0.000381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818">
                <text:p>0.003818</text:p>
              </table:table-cell>
              <table:table-cell office:value-type="float" office:value="0.000145">
                <text:p>0.000145</text:p>
              </table:table-cell>
              <table:table-cell office:value-type="float" office:value="0.005484">
                <text:p>0.005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469">
                <text:p>0.001469</text:p>
              </table:table-cell>
              <table:table-cell office:value-type="float" office:value="0.008343">
                <text:p>0.008343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5">
                <text:p>0.000025</text:p>
              </table:table-cell>
              <table:table-cell office:value-type="float" office:value="0.006316">
                <text:p>0.006316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46">
                <text:p>0.000946</text:p>
              </table:table-cell>
              <table:table-cell office:value-type="float" office:value="0.001331">
                <text:p>0.001331</text:p>
              </table:table-cell>
              <table:table-cell office:value-type="float" office:value="0.000648">
                <text:p>0.000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357">
                <text:p>0.009357</text:p>
              </table:table-cell>
              <table:table-cell office:value-type="float" office:value="0.001233">
                <text:p>0.001233</text:p>
              </table:table-cell>
              <table:table-cell office:value-type="float" office:value="0.000536">
                <text:p>0.000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73">
                <text:p>0.000073</text:p>
              </table:table-cell>
              <table:table-cell office:value-type="float" office:value="0.007951">
                <text:p>0.007951</text:p>
              </table:table-cell>
              <table:table-cell office:value-type="float" office:value="0.017387">
                <text:p>0.017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27">
                <text:p>0.000127</text:p>
              </table:table-cell>
              <table:table-cell office:value-type="float" office:value="0.003222">
                <text:p>0.003222</text:p>
              </table:table-cell>
              <table:table-cell office:value-type="float" office:value="0.005951">
                <text:p>0.005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057">
                <text:p>0.003057</text:p>
              </table:table-cell>
              <table:table-cell office:value-type="float" office:value="0.005581">
                <text:p>0.005581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847">
                <text:p>0.009847</text:p>
              </table:table-cell>
              <table:table-cell office:value-type="float" office:value="0.077429">
                <text:p>0.077429</text:p>
              </table:table-cell>
              <table:table-cell office:value-type="float" office:value="0.013174">
                <text:p>0.013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55">
                <text:p>0.000155</text:p>
              </table:table-cell>
              <table:table-cell office:value-type="float" office:value="0.022296">
                <text:p>0.022296</text:p>
              </table:table-cell>
              <table:table-cell office:value-type="float" office:value="0.035335">
                <text:p>0.035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1">
                <text:p>0.00021</text:p>
              </table:table-cell>
              <table:table-cell office:value-type="float" office:value="0.000012">
                <text:p>0.000012</text:p>
              </table:table-cell>
              <table:table-cell office:value-type="float" office:value="0.014063">
                <text:p>0.014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94">
                <text:p>0.000094</text:p>
              </table:table-cell>
              <table:table-cell office:value-type="float" office:value="0.002392">
                <text:p>0.002392</text:p>
              </table:table-cell>
              <table:table-cell office:value-type="float" office:value="0.00979">
                <text:p>0.00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386">
                <text:p>0.000386</text:p>
              </table:table-cell>
              <table:table-cell office:value-type="float" office:value="0.009774">
                <text:p>0.009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668">
                <text:p>0.002668</text:p>
              </table:table-cell>
              <table:table-cell office:value-type="float" office:value="0.007222">
                <text:p>0.007222</text:p>
              </table:table-cell>
              <table:table-cell office:value-type="float" office:value="0.06565">
                <text:p>0.06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545">
                <text:p>0.000545</text:p>
              </table:table-cell>
              <table:table-cell office:value-type="float" office:value="0.016308">
                <text:p>0.016308</text:p>
              </table:table-cell>
              <table:table-cell office:value-type="float" office:value="0.002005">
                <text:p>0.002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942">
                <text:p>0.000942</text:p>
              </table:table-cell>
              <table:table-cell office:value-type="float" office:value="0.05222">
                <text:p>0.05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19">
                <text:p>0.000119</text:p>
              </table:table-cell>
              <table:table-cell office:value-type="float" office:value="0.000127">
                <text:p>0.000127</text:p>
              </table:table-cell>
              <table:table-cell office:value-type="float" office:value="0.012683">
                <text:p>0.0126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455">
                <text:p>0.002455</text:p>
              </table:table-cell>
              <table:table-cell office:value-type="float" office:value="0.017017">
                <text:p>0.017017</text:p>
              </table:table-cell>
              <table:table-cell office:value-type="float" office:value="0.010315">
                <text:p>0.010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3417">
                <text:p>0.023417</text:p>
              </table:table-cell>
              <table:table-cell office:value-type="float" office:value="0.045032">
                <text:p>0.045032</text:p>
              </table:table-cell>
              <table:table-cell office:value-type="float" office:value="0.033128">
                <text:p>0.033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88">
                <text:p>0.000088</text:p>
              </table:table-cell>
              <table:table-cell office:value-type="float" office:value="0.32064">
                <text:p>0.32064</text:p>
              </table:table-cell>
              <table:table-cell office:value-type="float" office:value="0.005075">
                <text:p>0.0050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151">
                <text:p>0.004151</text:p>
              </table:table-cell>
              <table:table-cell office:value-type="float" office:value="0.000971">
                <text:p>0.000971</text:p>
              </table:table-cell>
              <table:table-cell office:value-type="float" office:value="0.007193">
                <text:p>0.007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655">
                <text:p>0.002655</text:p>
              </table:table-cell>
              <table:table-cell office:value-type="float" office:value="0.064616">
                <text:p>0.064616</text:p>
              </table:table-cell>
              <table:table-cell office:value-type="float" office:value="0.010252">
                <text:p>0.010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1155">
                <text:p>0.001155</text:p>
              </table:table-cell>
              <table:table-cell office:value-type="float" office:value="0.053258">
                <text:p>0.0532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7193">
                <text:p>0.017193</text:p>
              </table:table-cell>
              <table:table-cell office:value-type="float" office:value="0.010125">
                <text:p>0.010125</text:p>
              </table:table-cell>
              <table:table-cell office:value-type="float" office:value="0.260148">
                <text:p>0.260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5532">
                <text:p>0.025532</text:p>
              </table:table-cell>
              <table:table-cell office:value-type="float" office:value="0.000192">
                <text:p>0.000192</text:p>
              </table:table-cell>
              <table:table-cell office:value-type="float" office:value="0.009822">
                <text:p>0.0098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0451">
                <text:p>0.010451</text:p>
              </table:table-cell>
              <table:table-cell office:value-type="float" office:value="0">
                <text:p>0</text:p>
              </table:table-cell>
              <table:table-cell office:value-type="float" office:value="0.009345">
                <text:p>0.009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747">
                <text:p>0.000747</text:p>
              </table:table-cell>
              <table:table-cell office:value-type="float" office:value="0.003656">
                <text:p>0.003656</text:p>
              </table:table-cell>
              <table:table-cell office:value-type="float" office:value="0.00612">
                <text:p>0.00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68">
                <text:p>0.00068</text:p>
              </table:table-cell>
              <table:table-cell office:value-type="float" office:value="0.000376">
                <text:p>0.000376</text:p>
              </table:table-cell>
              <table:table-cell office:value-type="float" office:value="0.022846">
                <text:p>0.0228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866">
                <text:p>0.001866</text:p>
              </table:table-cell>
              <table:table-cell office:value-type="float" office:value="0.000822">
                <text:p>0.000822</text:p>
              </table:table-cell>
              <table:table-cell office:value-type="float" office:value="0.009868">
                <text:p>0.009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698">
                <text:p>0.002698</text:p>
              </table:table-cell>
              <table:table-cell office:value-type="float" office:value="0.051872">
                <text:p>0.051872</text:p>
              </table:table-cell>
              <table:table-cell office:value-type="float" office:value="0.015265">
                <text:p>0.015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625">
                <text:p>0.001625</text:p>
              </table:table-cell>
              <table:table-cell office:value-type="float" office:value="0.006855">
                <text:p>0.006855</text:p>
              </table:table-cell>
              <table:table-cell office:value-type="float" office:value="0.004008">
                <text:p>0.004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35">
                <text:p>0.00035</text:p>
              </table:table-cell>
              <table:table-cell office:value-type="float" office:value="0.013672">
                <text:p>0.0136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65">
                <text:p>0.00065</text:p>
              </table:table-cell>
              <table:table-cell office:value-type="float" office:value="0.006351">
                <text:p>0.0063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44">
                <text:p>0.000044</text:p>
              </table:table-cell>
              <table:table-cell office:value-type="float" office:value="0.005435">
                <text:p>0.005435</text:p>
              </table:table-cell>
              <table:table-cell office:value-type="float" office:value="0.019344">
                <text:p>0.019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143">
                <text:p>0.005143</text:p>
              </table:table-cell>
              <table:table-cell office:value-type="float" office:value="0.009428">
                <text:p>0.009428</text:p>
              </table:table-cell>
              <table:table-cell office:value-type="float" office:value="0.010611">
                <text:p>0.0106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581">
                <text:p>0.000581</text:p>
              </table:table-cell>
              <table:table-cell office:value-type="float" office:value="0.002678">
                <text:p>0.002678</text:p>
              </table:table-cell>
              <table:table-cell office:value-type="float" office:value="0.005265">
                <text:p>0.0052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227">
                <text:p>0.002227</text:p>
              </table:table-cell>
              <table:table-cell office:value-type="float" office:value="0.001798">
                <text:p>0.001798</text:p>
              </table:table-cell>
              <table:table-cell office:value-type="float" office:value="0.006974">
                <text:p>0.0069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907">
                <text:p>0.001907</text:p>
              </table:table-cell>
              <table:table-cell office:value-type="float" office:value="0.014339">
                <text:p>0.014339</text:p>
              </table:table-cell>
              <table:table-cell office:value-type="float" office:value="0.010522">
                <text:p>0.0105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31">
                <text:p>0.000031</text:p>
              </table:table-cell>
              <table:table-cell office:value-type="float" office:value="0.015467">
                <text:p>0.015467</text:p>
              </table:table-cell>
              <table:table-cell office:value-type="float" office:value="0.015003">
                <text:p>0.015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117">
                <text:p>0.004117</text:p>
              </table:table-cell>
              <table:table-cell office:value-type="float" office:value="0.016473">
                <text:p>0.016473</text:p>
              </table:table-cell>
              <table:table-cell office:value-type="float" office:value="0.024695">
                <text:p>0.024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4414">
                <text:p>0.024414</text:p>
              </table:table-cell>
              <table:table-cell office:value-type="float" office:value="0.012228">
                <text:p>0.012228</text:p>
              </table:table-cell>
              <table:table-cell office:value-type="float" office:value="0.002468">
                <text:p>0.0024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7">
                <text:p>0.000007</text:p>
              </table:table-cell>
              <table:table-cell office:value-type="float" office:value="0.024853">
                <text:p>0.024853</text:p>
              </table:table-cell>
              <table:table-cell office:value-type="float" office:value="0.156412">
                <text:p>0.156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729">
                <text:p>0.004729</text:p>
              </table:table-cell>
              <table:table-cell office:value-type="float" office:value="0.000287">
                <text:p>0.000287</text:p>
              </table:table-cell>
              <table:table-cell office:value-type="float" office:value="1.381781">
                <text:p>1.381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4574">
                <text:p>0.004574</text:p>
              </table:table-cell>
              <table:table-cell office:value-type="float" office:value="0.076754">
                <text:p>0.0767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1674">
                <text:p>0.081674</text:p>
              </table:table-cell>
              <table:table-cell office:value-type="float" office:value="0.020234">
                <text:p>0.020234</text:p>
              </table:table-cell>
              <table:table-cell office:value-type="float" office:value="0.004354">
                <text:p>0.004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16">
                <text:p>0.000016</text:p>
              </table:table-cell>
              <table:table-cell office:value-type="float" office:value="0.168734">
                <text:p>0.168734</text:p>
              </table:table-cell>
              <table:table-cell office:value-type="float" office:value="0.011717">
                <text:p>0.0117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606">
                <text:p>0.002606</text:p>
              </table:table-cell>
              <table:table-cell office:value-type="float" office:value="0.020654">
                <text:p>0.020654</text:p>
              </table:table-cell>
              <table:table-cell office:value-type="float" office:value="0.007593">
                <text:p>0.007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44">
                <text:p>0.000244</text:p>
              </table:table-cell>
              <table:table-cell office:value-type="float" office:value="0.029718">
                <text:p>0.029718</text:p>
              </table:table-cell>
              <table:table-cell office:value-type="float" office:value="0.003433">
                <text:p>0.003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2973">
                <text:p>0.032973</text:p>
              </table:table-cell>
              <table:table-cell office:value-type="float" office:value="0.005226">
                <text:p>0.005226</text:p>
              </table:table-cell>
              <table:table-cell office:value-type="float" office:value="0.003444">
                <text:p>0.0034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844">
                <text:p>0.000844</text:p>
              </table:table-cell>
              <table:table-cell office:value-type="float" office:value="0.027198">
                <text:p>0.0271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51">
                <text:p>0.000551</text:p>
              </table:table-cell>
              <table:table-cell office:value-type="float" office:value="0.094648">
                <text:p>0.094648</text:p>
              </table:table-cell>
              <table:table-cell office:value-type="float" office:value="0.002529">
                <text:p>0.0025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965">
                <text:p>0.002965</text:p>
              </table:table-cell>
              <table:table-cell office:value-type="float" office:value="0.016721">
                <text:p>0.016721</text:p>
              </table:table-cell>
              <table:table-cell office:value-type="float" office:value="0.001623">
                <text:p>0.0016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53">
                <text:p>0.000053</text:p>
              </table:table-cell>
              <table:table-cell office:value-type="float" office:value="0.004697">
                <text:p>0.0046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019">
                <text:p>0.001019</text:p>
              </table:table-cell>
              <table:table-cell office:value-type="float" office:value="0.011886">
                <text:p>0.011886</text:p>
              </table:table-cell>
              <table:table-cell office:value-type="float" office:value="0.003225">
                <text:p>0.0032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782">
                <text:p>0.003782</text:p>
              </table:table-cell>
              <table:table-cell office:value-type="float" office:value="0.013377">
                <text:p>0.013377</text:p>
              </table:table-cell>
              <table:table-cell office:value-type="float" office:value="0.000735">
                <text:p>0.000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573">
                <text:p>0.000573</text:p>
              </table:table-cell>
              <table:table-cell office:value-type="float" office:value="0.08529">
                <text:p>0.08529</text:p>
              </table:table-cell>
              <table:table-cell office:value-type="float" office:value="0.038985">
                <text:p>0.0389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3099">
                <text:p>0.013099</text:p>
              </table:table-cell>
              <table:table-cell office:value-type="float" office:value="0.000905">
                <text:p>0.000905</text:p>
              </table:table-cell>
              <table:table-cell office:value-type="float" office:value="0.055532">
                <text:p>0.0555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886">
                <text:p>0.003886</text:p>
              </table:table-cell>
              <table:table-cell office:value-type="float" office:value="0.013775">
                <text:p>0.0137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52">
                <text:p>0.000052</text:p>
              </table:table-cell>
              <table:table-cell office:value-type="float" office:value="0.000639">
                <text:p>0.000639</text:p>
              </table:table-cell>
              <table:table-cell office:value-type="float" office:value="0.004564">
                <text:p>0.0045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97">
                <text:p>0.000097</text:p>
              </table:table-cell>
              <table:table-cell office:value-type="float" office:value="0.00468">
                <text:p>0.004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4249">
                <text:p>0.014249</text:p>
              </table:table-cell>
              <table:table-cell office:value-type="float" office:value="0.032557">
                <text:p>0.032557</text:p>
              </table:table-cell>
              <table:table-cell office:value-type="float" office:value="0.062576">
                <text:p>0.0625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7468">
                <text:p>0.007468</text:p>
              </table:table-cell>
              <table:table-cell office:value-type="float" office:value="0.027109">
                <text:p>0.027109</text:p>
              </table:table-cell>
              <table:table-cell office:value-type="float" office:value="0.000436">
                <text:p>0.0004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202">
                <text:p>0.001202</text:p>
              </table:table-cell>
              <table:table-cell office:value-type="float" office:value="0.00015">
                <text:p>0.00015</text:p>
              </table:table-cell>
              <table:table-cell office:value-type="float" office:value="0.006182">
                <text:p>0.006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713">
                <text:p>0.002713</text:p>
              </table:table-cell>
              <table:table-cell office:value-type="float" office:value="0.000685">
                <text:p>0.000685</text:p>
              </table:table-cell>
              <table:table-cell office:value-type="float" office:value="0.021552">
                <text:p>0.021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921">
                <text:p>0.001921</text:p>
              </table:table-cell>
              <table:table-cell office:value-type="float" office:value="0.008366">
                <text:p>0.008366</text:p>
              </table:table-cell>
              <table:table-cell office:value-type="float" office:value="0.002344">
                <text:p>0.0023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935">
                <text:p>0.001935</text:p>
              </table:table-cell>
              <table:table-cell office:value-type="float" office:value="0.006205">
                <text:p>0.006205</text:p>
              </table:table-cell>
              <table:table-cell office:value-type="float" office:value="0.001341">
                <text:p>0.001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234">
                <text:p>0.002234</text:p>
              </table:table-cell>
              <table:table-cell office:value-type="float" office:value="0.007271">
                <text:p>0.007271</text:p>
              </table:table-cell>
              <table:table-cell office:value-type="float" office:value="0.020959">
                <text:p>0.020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73">
                <text:p>0.000073</text:p>
              </table:table-cell>
              <table:table-cell office:value-type="float" office:value="0.006158">
                <text:p>0.006158</text:p>
              </table:table-cell>
              <table:table-cell office:value-type="float" office:value="0.014605">
                <text:p>0.0146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7162">
                <text:p>0.027162</text:p>
              </table:table-cell>
              <table:table-cell office:value-type="float" office:value="0.006916">
                <text:p>0.006916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023">
                <text:p>0.001023</text:p>
              </table:table-cell>
              <table:table-cell office:value-type="float" office:value="0.000768">
                <text:p>0.000768</text:p>
              </table:table-cell>
              <table:table-cell office:value-type="float" office:value="0.002497">
                <text:p>0.0024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221">
                <text:p>0.003221</text:p>
              </table:table-cell>
              <table:table-cell office:value-type="float" office:value="0.000249">
                <text:p>0.000249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231">
                <text:p>0.004231</text:p>
              </table:table-cell>
              <table:table-cell office:value-type="float" office:value="0.006851">
                <text:p>0.006851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245">
                <text:p>0.000245</text:p>
              </table:table-cell>
              <table:table-cell office:value-type="float" office:value="0.065569">
                <text:p>0.065569</text:p>
              </table:table-cell>
              <table:table-cell office:value-type="float" office:value="0.002395">
                <text:p>0.002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336">
                <text:p>0.00336</text:p>
              </table:table-cell>
              <table:table-cell office:value-type="float" office:value="0.005116">
                <text:p>0.005116</text:p>
              </table:table-cell>
              <table:table-cell office:value-type="float" office:value="0.002203">
                <text:p>0.0022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85">
                <text:p>0.000185</text:p>
              </table:table-cell>
              <table:table-cell office:value-type="float" office:value="0.001457">
                <text:p>0.001457</text:p>
              </table:table-cell>
              <table:table-cell office:value-type="float" office:value="0.018111">
                <text:p>0.018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49">
                <text:p>0.000249</text:p>
              </table:table-cell>
              <table:table-cell office:value-type="float" office:value="0.00296">
                <text:p>0.00296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49">
                <text:p>0.000049</text:p>
              </table:table-cell>
              <table:table-cell office:value-type="float" office:value="0.002842">
                <text:p>0.002842</text:p>
              </table:table-cell>
              <table:table-cell office:value-type="float" office:value="0.006541">
                <text:p>0.0065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23">
                <text:p>0.00023</text:p>
              </table:table-cell>
              <table:table-cell office:value-type="float" office:value="0.005732">
                <text:p>0.005732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3">
                <text:p>0.00003</text:p>
              </table:table-cell>
              <table:table-cell office:value-type="float" office:value="0.011351">
                <text:p>0.011351</text:p>
              </table:table-cell>
              <table:table-cell office:value-type="float" office:value="0.005181">
                <text:p>0.0051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308">
                <text:p>0.000308</text:p>
              </table:table-cell>
              <table:table-cell office:value-type="float" office:value="0.004231">
                <text:p>0.004231</text:p>
              </table:table-cell>
              <table:table-cell office:value-type="float" office:value="0.000336">
                <text:p>0.0003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994">
                <text:p>0.002994</text:p>
              </table:table-cell>
              <table:table-cell office:value-type="float" office:value="0.000439">
                <text:p>0.000439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433">
                <text:p>0.000433</text:p>
              </table:table-cell>
              <table:table-cell office:value-type="float" office:value="0.002042">
                <text:p>0.002042</text:p>
              </table:table-cell>
              <table:table-cell office:value-type="float" office:value="0.015049">
                <text:p>0.0150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592">
                <text:p>0.000592</text:p>
              </table:table-cell>
              <table:table-cell office:value-type="float" office:value="0.045711">
                <text:p>0.045711</text:p>
              </table:table-cell>
              <table:table-cell office:value-type="float" office:value="0.000881">
                <text:p>0.0008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547">
                <text:p>0.000547</text:p>
              </table:table-cell>
              <table:table-cell office:value-type="float" office:value="0.029637">
                <text:p>0.029637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236">
                <text:p>0.004236</text:p>
              </table:table-cell>
              <table:table-cell office:value-type="float" office:value="0.017339">
                <text:p>0.017339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454">
                <text:p>0.002454</text:p>
              </table:table-cell>
              <table:table-cell office:value-type="float" office:value="0.003317">
                <text:p>0.003317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454">
                <text:p>0.002454</text:p>
              </table:table-cell>
              <table:table-cell office:value-type="float" office:value="0.000541">
                <text:p>0.00054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304">
                <text:p>0.001304</text:p>
              </table:table-cell>
              <table:table-cell office:value-type="float" office:value="0.000166">
                <text:p>0.000166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304">
                <text:p>0.001304</text:p>
              </table:table-cell>
              <table:table-cell office:value-type="float" office:value="0.000381">
                <text:p>0.000381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818">
                <text:p>0.003818</text:p>
              </table:table-cell>
              <table:table-cell office:value-type="float" office:value="0.000145">
                <text:p>0.000145</text:p>
              </table:table-cell>
              <table:table-cell office:value-type="float" office:value="0.005484">
                <text:p>0.005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469">
                <text:p>0.001469</text:p>
              </table:table-cell>
              <table:table-cell office:value-type="float" office:value="0.008343">
                <text:p>0.008343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05">
                <text:p>0.000305</text:p>
              </table:table-cell>
              <table:table-cell office:value-type="float" office:value="0.006316">
                <text:p>0.006316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946">
                <text:p>0.000946</text:p>
              </table:table-cell>
              <table:table-cell office:value-type="float" office:value="0.001331">
                <text:p>0.001331</text:p>
              </table:table-cell>
              <table:table-cell office:value-type="float" office:value="0.000648">
                <text:p>0.0006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357">
                <text:p>0.009357</text:p>
              </table:table-cell>
              <table:table-cell office:value-type="float" office:value="0.001233">
                <text:p>0.001233</text:p>
              </table:table-cell>
              <table:table-cell office:value-type="float" office:value="0.000536">
                <text:p>0.0005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73">
                <text:p>0.000073</text:p>
              </table:table-cell>
              <table:table-cell office:value-type="float" office:value="0.007951">
                <text:p>0.007951</text:p>
              </table:table-cell>
              <table:table-cell office:value-type="float" office:value="0.017387">
                <text:p>0.0173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127">
                <text:p>0.000127</text:p>
              </table:table-cell>
              <table:table-cell office:value-type="float" office:value="0.003222">
                <text:p>0.003222</text:p>
              </table:table-cell>
              <table:table-cell office:value-type="float" office:value="0.005951">
                <text:p>0.0059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057">
                <text:p>0.003057</text:p>
              </table:table-cell>
              <table:table-cell office:value-type="float" office:value="0.005581">
                <text:p>0.005581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847">
                <text:p>0.009847</text:p>
              </table:table-cell>
              <table:table-cell office:value-type="float" office:value="0.060108">
                <text:p>0.060108</text:p>
              </table:table-cell>
              <table:table-cell office:value-type="float" office:value="0.008319">
                <text:p>0.0083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55">
                <text:p>0.000155</text:p>
              </table:table-cell>
              <table:table-cell office:value-type="float" office:value="0.022296">
                <text:p>0.022296</text:p>
              </table:table-cell>
              <table:table-cell office:value-type="float" office:value="0.004473">
                <text:p>0.0044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21">
                <text:p>0.00021</text:p>
              </table:table-cell>
              <table:table-cell office:value-type="float" office:value="0.000012">
                <text:p>0.000012</text:p>
              </table:table-cell>
              <table:table-cell office:value-type="float" office:value="0.017506">
                <text:p>0.0175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94">
                <text:p>0.000094</text:p>
              </table:table-cell>
              <table:table-cell office:value-type="float" office:value="0.002392">
                <text:p>0.002392</text:p>
              </table:table-cell>
              <table:table-cell office:value-type="float" office:value="0.001454">
                <text:p>0.0014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386">
                <text:p>0.000386</text:p>
              </table:table-cell>
              <table:table-cell office:value-type="float" office:value="0.016586">
                <text:p>0.0165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668">
                <text:p>0.002668</text:p>
              </table:table-cell>
              <table:table-cell office:value-type="float" office:value="0.007222">
                <text:p>0.007222</text:p>
              </table:table-cell>
              <table:table-cell office:value-type="float" office:value="0.070346">
                <text:p>0.0703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545">
                <text:p>0.000545</text:p>
              </table:table-cell>
              <table:table-cell office:value-type="float" office:value="0.008709">
                <text:p>0.008709</text:p>
              </table:table-cell>
              <table:table-cell office:value-type="float" office:value="0.000295">
                <text:p>0.0002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942">
                <text:p>0.000942</text:p>
              </table:table-cell>
              <table:table-cell office:value-type="float" office:value="0.013106">
                <text:p>0.0131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119">
                <text:p>0.000119</text:p>
              </table:table-cell>
              <table:table-cell office:value-type="float" office:value="0.000127">
                <text:p>0.000127</text:p>
              </table:table-cell>
              <table:table-cell office:value-type="float" office:value="0.009396">
                <text:p>0.0093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455">
                <text:p>0.002455</text:p>
              </table:table-cell>
              <table:table-cell office:value-type="float" office:value="0.017017">
                <text:p>0.017017</text:p>
              </table:table-cell>
              <table:table-cell office:value-type="float" office:value="0.001848">
                <text:p>0.0018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3417">
                <text:p>0.023417</text:p>
              </table:table-cell>
              <table:table-cell office:value-type="float" office:value="0.045032">
                <text:p>0.045032</text:p>
              </table:table-cell>
              <table:table-cell office:value-type="float" office:value="0.007016">
                <text:p>0.0070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88">
                <text:p>0.000088</text:p>
              </table:table-cell>
              <table:table-cell office:value-type="float" office:value="0.32064">
                <text:p>0.32064</text:p>
              </table:table-cell>
              <table:table-cell office:value-type="float" office:value="0.001304">
                <text:p>0.0013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4151">
                <text:p>0.004151</text:p>
              </table:table-cell>
              <table:table-cell office:value-type="float" office:value="0.000971">
                <text:p>0.000971</text:p>
              </table:table-cell>
              <table:table-cell office:value-type="float" office:value="0.007015">
                <text:p>0.007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655">
                <text:p>0.002655</text:p>
              </table:table-cell>
              <table:table-cell office:value-type="float" office:value="0.101635">
                <text:p>0.101635</text:p>
              </table:table-cell>
              <table:table-cell office:value-type="float" office:value="0.002045">
                <text:p>0.0020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001155">
                <text:p>0.001155</text:p>
              </table:table-cell>
              <table:table-cell office:value-type="float" office:value="0.031064">
                <text:p>0.0310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7193">
                <text:p>0.017193</text:p>
              </table:table-cell>
              <table:table-cell office:value-type="float" office:value="0.010125">
                <text:p>0.010125</text:p>
              </table:table-cell>
              <table:table-cell office:value-type="float" office:value="0.189749">
                <text:p>0.1897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5532">
                <text:p>0.025532</text:p>
              </table:table-cell>
              <table:table-cell office:value-type="float" office:value="0.000192">
                <text:p>0.000192</text:p>
              </table:table-cell>
              <table:table-cell office:value-type="float" office:value="0.013682">
                <text:p>0.013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0451">
                <text:p>0.010451</text:p>
              </table:table-cell>
              <table:table-cell office:value-type="float" office:value="0">
                <text:p>0</text:p>
              </table:table-cell>
              <table:table-cell office:value-type="float" office:value="0.002346">
                <text:p>0.0023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747">
                <text:p>0.000747</text:p>
              </table:table-cell>
              <table:table-cell office:value-type="float" office:value="0.003656">
                <text:p>0.003656</text:p>
              </table:table-cell>
              <table:table-cell office:value-type="float" office:value="0.003088">
                <text:p>0.0030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68">
                <text:p>0.00068</text:p>
              </table:table-cell>
              <table:table-cell office:value-type="float" office:value="0.000376">
                <text:p>0.000376</text:p>
              </table:table-cell>
              <table:table-cell office:value-type="float" office:value="0.013095">
                <text:p>0.0130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866">
                <text:p>0.001866</text:p>
              </table:table-cell>
              <table:table-cell office:value-type="float" office:value="0.000822">
                <text:p>0.000822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698">
                <text:p>0.002698</text:p>
              </table:table-cell>
              <table:table-cell office:value-type="float" office:value="0.051872">
                <text:p>0.051872</text:p>
              </table:table-cell>
              <table:table-cell office:value-type="float" office:value="0.013604">
                <text:p>0.0136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625">
                <text:p>0.001625</text:p>
              </table:table-cell>
              <table:table-cell office:value-type="float" office:value="0.006855">
                <text:p>0.006855</text:p>
              </table:table-cell>
              <table:table-cell office:value-type="float" office:value="0.002368">
                <text:p>0.0023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35">
                <text:p>0.00035</text:p>
              </table:table-cell>
              <table:table-cell office:value-type="float" office:value="0.008702">
                <text:p>0.0087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65">
                <text:p>0.00065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44">
                <text:p>0.000044</text:p>
              </table:table-cell>
              <table:table-cell office:value-type="float" office:value="0.005435">
                <text:p>0.005435</text:p>
              </table:table-cell>
              <table:table-cell office:value-type="float" office:value="0.019255">
                <text:p>0.019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5143">
                <text:p>0.005143</text:p>
              </table:table-cell>
              <table:table-cell office:value-type="float" office:value="0.009428">
                <text:p>0.009428</text:p>
              </table:table-cell>
              <table:table-cell office:value-type="float" office:value="0.005274">
                <text:p>0.0052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581">
                <text:p>0.000581</text:p>
              </table:table-cell>
              <table:table-cell office:value-type="float" office:value="0.000348">
                <text:p>0.000348</text:p>
              </table:table-cell>
              <table:table-cell office:value-type="float" office:value="0.001603">
                <text:p>0.0016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227">
                <text:p>0.002227</text:p>
              </table:table-cell>
              <table:table-cell office:value-type="float" office:value="0.001798">
                <text:p>0.001798</text:p>
              </table:table-cell>
              <table:table-cell office:value-type="float" office:value="0.00355">
                <text:p>0.003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907">
                <text:p>0.001907</text:p>
              </table:table-cell>
              <table:table-cell office:value-type="float" office:value="0.014339">
                <text:p>0.014339</text:p>
              </table:table-cell>
              <table:table-cell office:value-type="float" office:value="0.008651">
                <text:p>0.0086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31">
                <text:p>0.000031</text:p>
              </table:table-cell>
              <table:table-cell office:value-type="float" office:value="0.015467">
                <text:p>0.015467</text:p>
              </table:table-cell>
              <table:table-cell office:value-type="float" office:value="0.009461">
                <text:p>0.0094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117">
                <text:p>0.004117</text:p>
              </table:table-cell>
              <table:table-cell office:value-type="float" office:value="0.016473">
                <text:p>0.016473</text:p>
              </table:table-cell>
              <table:table-cell office:value-type="float" office:value="0.015294">
                <text:p>0.0152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4414">
                <text:p>0.024414</text:p>
              </table:table-cell>
              <table:table-cell office:value-type="float" office:value="0.012228">
                <text:p>0.012228</text:p>
              </table:table-cell>
              <table:table-cell office:value-type="float" office:value="0.003892">
                <text:p>0.0038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7">
                <text:p>0.000007</text:p>
              </table:table-cell>
              <table:table-cell office:value-type="float" office:value="0.024853">
                <text:p>0.024853</text:p>
              </table:table-cell>
              <table:table-cell office:value-type="float" office:value="0.164508">
                <text:p>0.1645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4729">
                <text:p>0.004729</text:p>
              </table:table-cell>
              <table:table-cell office:value-type="float" office:value="0.000287">
                <text:p>0.000287</text:p>
              </table:table-cell>
              <table:table-cell office:value-type="float" office:value="1.494777">
                <text:p>1.4947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4574">
                <text:p>0.004574</text:p>
              </table:table-cell>
              <table:table-cell office:value-type="float" office:value="0.096065">
                <text:p>0.0960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1674">
                <text:p>0.081674</text:p>
              </table:table-cell>
              <table:table-cell office:value-type="float" office:value="0.020234">
                <text:p>0.020234</text:p>
              </table:table-cell>
              <table:table-cell office:value-type="float" office:value="0.00659">
                <text:p>0.006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16">
                <text:p>0.000016</text:p>
              </table:table-cell>
              <table:table-cell office:value-type="float" office:value="0.168734">
                <text:p>0.168734</text:p>
              </table:table-cell>
              <table:table-cell office:value-type="float" office:value="0.016756">
                <text:p>0.0167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606">
                <text:p>0.002606</text:p>
              </table:table-cell>
              <table:table-cell office:value-type="float" office:value="0.020654">
                <text:p>0.020654</text:p>
              </table:table-cell>
              <table:table-cell office:value-type="float" office:value="0.006359">
                <text:p>0.0063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244">
                <text:p>0.000244</text:p>
              </table:table-cell>
              <table:table-cell office:value-type="float" office:value="0.029718">
                <text:p>0.029718</text:p>
              </table:table-cell>
              <table:table-cell office:value-type="float" office:value="0.001592">
                <text:p>0.0015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2973">
                <text:p>0.032973</text:p>
              </table:table-cell>
              <table:table-cell office:value-type="float" office:value="0.005226">
                <text:p>0.005226</text:p>
              </table:table-cell>
              <table:table-cell office:value-type="float" office:value="0.000419">
                <text:p>0.0004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844">
                <text:p>0.000844</text:p>
              </table:table-cell>
              <table:table-cell office:value-type="float" office:value="0.026976">
                <text:p>0.0269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551">
                <text:p>0.000551</text:p>
              </table:table-cell>
              <table:table-cell office:value-type="float" office:value="0.094648">
                <text:p>0.094648</text:p>
              </table:table-cell>
              <table:table-cell office:value-type="float" office:value="0.000515">
                <text:p>0.0005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965">
                <text:p>0.002965</text:p>
              </table:table-cell>
              <table:table-cell office:value-type="float" office:value="0.016721">
                <text:p>0.016721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53">
                <text:p>0.000053</text:p>
              </table:table-cell>
              <table:table-cell office:value-type="float" office:value="0.002675">
                <text:p>0.0026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019">
                <text:p>0.001019</text:p>
              </table:table-cell>
              <table:table-cell office:value-type="float" office:value="0.011886">
                <text:p>0.011886</text:p>
              </table:table-cell>
              <table:table-cell office:value-type="float" office:value="0.001197">
                <text:p>0.0011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782">
                <text:p>0.003782</text:p>
              </table:table-cell>
              <table:table-cell office:value-type="float" office:value="0.013377">
                <text:p>0.01337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573">
                <text:p>0.000573</text:p>
              </table:table-cell>
              <table:table-cell office:value-type="float" office:value="0.08529">
                <text:p>0.08529</text:p>
              </table:table-cell>
              <table:table-cell office:value-type="float" office:value="0.043911">
                <text:p>0.0439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4347">
                <text:p>0.004347</text:p>
              </table:table-cell>
              <table:table-cell office:value-type="float" office:value="0.000905">
                <text:p>0.000905</text:p>
              </table:table-cell>
              <table:table-cell office:value-type="float" office:value="0.05427">
                <text:p>0.054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886">
                <text:p>0.003886</text:p>
              </table:table-cell>
              <table:table-cell office:value-type="float" office:value="0.014778">
                <text:p>0.0147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52">
                <text:p>0.000052</text:p>
              </table:table-cell>
              <table:table-cell office:value-type="float" office:value="0.000639">
                <text:p>0.000639</text:p>
              </table:table-cell>
              <table:table-cell office:value-type="float" office:value="0.003541">
                <text:p>0.0035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4249">
                <text:p>0.014249</text:p>
              </table:table-cell>
              <table:table-cell office:value-type="float" office:value="0.032557">
                <text:p>0.032557</text:p>
              </table:table-cell>
              <table:table-cell office:value-type="float" office:value="0.060928">
                <text:p>0.0609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7468">
                <text:p>0.007468</text:p>
              </table:table-cell>
              <table:table-cell office:value-type="float" office:value="0.027109">
                <text:p>0.027109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202">
                <text:p>0.001202</text:p>
              </table:table-cell>
              <table:table-cell office:value-type="float" office:value="0.00015">
                <text:p>0.00015</text:p>
              </table:table-cell>
              <table:table-cell office:value-type="float" office:value="0.00388">
                <text:p>0.003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713">
                <text:p>0.002713</text:p>
              </table:table-cell>
              <table:table-cell office:value-type="float" office:value="0.000685">
                <text:p>0.000685</text:p>
              </table:table-cell>
              <table:table-cell office:value-type="float" office:value="0.008545">
                <text:p>0.0085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921">
                <text:p>0.001921</text:p>
              </table:table-cell>
              <table:table-cell office:value-type="float" office:value="0.008366">
                <text:p>0.008366</text:p>
              </table:table-cell>
              <table:table-cell office:value-type="float" office:value="0.001894">
                <text:p>0.0018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935">
                <text:p>0.001935</text:p>
              </table:table-cell>
              <table:table-cell office:value-type="float" office:value="0.006205">
                <text:p>0.006205</text:p>
              </table:table-cell>
              <table:table-cell office:value-type="float" office:value="0.000881">
                <text:p>0.0008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234">
                <text:p>0.002234</text:p>
              </table:table-cell>
              <table:table-cell office:value-type="float" office:value="0.007271">
                <text:p>0.007271</text:p>
              </table:table-cell>
              <table:table-cell office:value-type="float" office:value="0.020939">
                <text:p>0.0209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73">
                <text:p>0.000073</text:p>
              </table:table-cell>
              <table:table-cell office:value-type="float" office:value="0.006158">
                <text:p>0.006158</text:p>
              </table:table-cell>
              <table:table-cell office:value-type="float" office:value="0.00833">
                <text:p>0.008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7162">
                <text:p>0.027162</text:p>
              </table:table-cell>
              <table:table-cell office:value-type="float" office:value="0.006916">
                <text:p>0.006916</text:p>
              </table:table-cell>
              <table:table-cell office:value-type="float" office:value="0.001015">
                <text:p>0.0010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023">
                <text:p>0.001023</text:p>
              </table:table-cell>
              <table:table-cell office:value-type="float" office:value="0.000768">
                <text:p>0.000768</text:p>
              </table:table-cell>
              <table:table-cell office:value-type="float" office:value="0.003914">
                <text:p>0.0039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3221">
                <text:p>0.003221</text:p>
              </table:table-cell>
              <table:table-cell office:value-type="float" office:value="0.000532">
                <text:p>0.000532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4231">
                <text:p>0.004231</text:p>
              </table:table-cell>
              <table:table-cell office:value-type="float" office:value="0.006851">
                <text:p>0.006851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245">
                <text:p>0.000245</text:p>
              </table:table-cell>
              <table:table-cell office:value-type="float" office:value="0.065569">
                <text:p>0.065569</text:p>
              </table:table-cell>
              <table:table-cell office:value-type="float" office:value="0.004147">
                <text:p>0.0041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336">
                <text:p>0.00336</text:p>
              </table:table-cell>
              <table:table-cell office:value-type="float" office:value="0.005116">
                <text:p>0.005116</text:p>
              </table:table-cell>
              <table:table-cell office:value-type="float" office:value="0.002788">
                <text:p>0.0027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85">
                <text:p>0.000185</text:p>
              </table:table-cell>
              <table:table-cell office:value-type="float" office:value="0.001457">
                <text:p>0.001457</text:p>
              </table:table-cell>
              <table:table-cell office:value-type="float" office:value="0.01864">
                <text:p>0.018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249">
                <text:p>0.000249</text:p>
              </table:table-cell>
              <table:table-cell office:value-type="float" office:value="0.00296">
                <text:p>0.00296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49">
                <text:p>0.000049</text:p>
              </table:table-cell>
              <table:table-cell office:value-type="float" office:value="0.002842">
                <text:p>0.002842</text:p>
              </table:table-cell>
              <table:table-cell office:value-type="float" office:value="0.006179">
                <text:p>0.0061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23">
                <text:p>0.00023</text:p>
              </table:table-cell>
              <table:table-cell office:value-type="float" office:value="0.005732">
                <text:p>0.005732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3">
                <text:p>0.00003</text:p>
              </table:table-cell>
              <table:table-cell office:value-type="float" office:value="0.011351">
                <text:p>0.011351</text:p>
              </table:table-cell>
              <table:table-cell office:value-type="float" office:value="0.005764">
                <text:p>0.0057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308">
                <text:p>0.000308</text:p>
              </table:table-cell>
              <table:table-cell office:value-type="float" office:value="0.004231">
                <text:p>0.004231</text:p>
              </table:table-cell>
              <table:table-cell office:value-type="float" office:value="0.000336">
                <text:p>0.0003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994">
                <text:p>0.002994</text:p>
              </table:table-cell>
              <table:table-cell office:value-type="float" office:value="0.000439">
                <text:p>0.000439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433">
                <text:p>0.000433</text:p>
              </table:table-cell>
              <table:table-cell office:value-type="float" office:value="0.002042">
                <text:p>0.002042</text:p>
              </table:table-cell>
              <table:table-cell office:value-type="float" office:value="0.015049">
                <text:p>0.0150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55">
                <text:p>0.000055</text:p>
              </table:table-cell>
              <table:table-cell office:value-type="float" office:value="0.045711">
                <text:p>0.045711</text:p>
              </table:table-cell>
              <table:table-cell office:value-type="float" office:value="0.000881">
                <text:p>0.0008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547">
                <text:p>0.000547</text:p>
              </table:table-cell>
              <table:table-cell office:value-type="float" office:value="0.029637">
                <text:p>0.029637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4236">
                <text:p>0.004236</text:p>
              </table:table-cell>
              <table:table-cell office:value-type="float" office:value="0.017339">
                <text:p>0.017339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454">
                <text:p>0.002454</text:p>
              </table:table-cell>
              <table:table-cell office:value-type="float" office:value="0.003317">
                <text:p>0.003317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454">
                <text:p>0.002454</text:p>
              </table:table-cell>
              <table:table-cell office:value-type="float" office:value="0.000541">
                <text:p>0.00054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304">
                <text:p>0.001304</text:p>
              </table:table-cell>
              <table:table-cell office:value-type="float" office:value="0.000166">
                <text:p>0.000166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304">
                <text:p>0.001304</text:p>
              </table:table-cell>
              <table:table-cell office:value-type="float" office:value="0.000381">
                <text:p>0.000381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818">
                <text:p>0.003818</text:p>
              </table:table-cell>
              <table:table-cell office:value-type="float" office:value="0.005127">
                <text:p>0.005127</text:p>
              </table:table-cell>
              <table:table-cell office:value-type="float" office:value="0.005484">
                <text:p>0.0054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469">
                <text:p>0.001469</text:p>
              </table:table-cell>
              <table:table-cell office:value-type="float" office:value="0.008343">
                <text:p>0.008343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305">
                <text:p>0.000305</text:p>
              </table:table-cell>
              <table:table-cell office:value-type="float" office:value="0.006316">
                <text:p>0.006316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946">
                <text:p>0.000946</text:p>
              </table:table-cell>
              <table:table-cell office:value-type="float" office:value="0.000703">
                <text:p>0.000703</text:p>
              </table:table-cell>
              <table:table-cell office:value-type="float" office:value="0.005959">
                <text:p>0.0059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9357">
                <text:p>0.009357</text:p>
              </table:table-cell>
              <table:table-cell office:value-type="float" office:value="0.001233">
                <text:p>0.001233</text:p>
              </table:table-cell>
              <table:table-cell office:value-type="float" office:value="0.000536">
                <text:p>0.0005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73">
                <text:p>0.000073</text:p>
              </table:table-cell>
              <table:table-cell office:value-type="float" office:value="0.007951">
                <text:p>0.007951</text:p>
              </table:table-cell>
              <table:table-cell office:value-type="float" office:value="0.017387">
                <text:p>0.0173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127">
                <text:p>0.000127</text:p>
              </table:table-cell>
              <table:table-cell office:value-type="float" office:value="0.003222">
                <text:p>0.003222</text:p>
              </table:table-cell>
              <table:table-cell office:value-type="float" office:value="0.005951">
                <text:p>0.0059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057">
                <text:p>0.003057</text:p>
              </table:table-cell>
              <table:table-cell office:value-type="float" office:value="0.005581">
                <text:p>0.005581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9847">
                <text:p>0.009847</text:p>
              </table:table-cell>
              <table:table-cell office:value-type="float" office:value="0.077429">
                <text:p>0.077429</text:p>
              </table:table-cell>
              <table:table-cell office:value-type="float" office:value="0.007687">
                <text:p>0.0076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155">
                <text:p>0.000155</text:p>
              </table:table-cell>
              <table:table-cell office:value-type="float" office:value="0.022296">
                <text:p>0.022296</text:p>
              </table:table-cell>
              <table:table-cell office:value-type="float" office:value="0.018939">
                <text:p>0.0189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21">
                <text:p>0.00021</text:p>
              </table:table-cell>
              <table:table-cell office:value-type="float" office:value="0.000012">
                <text:p>0.000012</text:p>
              </table:table-cell>
              <table:table-cell office:value-type="float" office:value="0.015093">
                <text:p>0.0150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94">
                <text:p>0.000094</text:p>
              </table:table-cell>
              <table:table-cell office:value-type="float" office:value="0.002392">
                <text:p>0.002392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386">
                <text:p>0.000386</text:p>
              </table:table-cell>
              <table:table-cell office:value-type="float" office:value="0.013978">
                <text:p>0.0139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668">
                <text:p>0.002668</text:p>
              </table:table-cell>
              <table:table-cell office:value-type="float" office:value="0.007222">
                <text:p>0.007222</text:p>
              </table:table-cell>
              <table:table-cell office:value-type="float" office:value="0.075052">
                <text:p>0.0750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545">
                <text:p>0.000545</text:p>
              </table:table-cell>
              <table:table-cell office:value-type="float" office:value="0.016308">
                <text:p>0.016308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942">
                <text:p>0.000942</text:p>
              </table:table-cell>
              <table:table-cell office:value-type="float" office:value="0.009931">
                <text:p>0.0099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119">
                <text:p>0.000119</text:p>
              </table:table-cell>
              <table:table-cell office:value-type="float" office:value="0.000127">
                <text:p>0.000127</text:p>
              </table:table-cell>
              <table:table-cell office:value-type="float" office:value="0.009091">
                <text:p>0.0090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455">
                <text:p>0.002455</text:p>
              </table:table-cell>
              <table:table-cell office:value-type="float" office:value="0.017017">
                <text:p>0.017017</text:p>
              </table:table-cell>
              <table:table-cell office:value-type="float" office:value="0.001266">
                <text:p>0.0012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3417">
                <text:p>0.023417</text:p>
              </table:table-cell>
              <table:table-cell office:value-type="float" office:value="0.045032">
                <text:p>0.045032</text:p>
              </table:table-cell>
              <table:table-cell office:value-type="float" office:value="0.016084">
                <text:p>0.0160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88">
                <text:p>0.000088</text:p>
              </table:table-cell>
              <table:table-cell office:value-type="float" office:value="0.32064">
                <text:p>0.32064</text:p>
              </table:table-cell>
              <table:table-cell office:value-type="float" office:value="0.002078">
                <text:p>0.0020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4151">
                <text:p>0.004151</text:p>
              </table:table-cell>
              <table:table-cell office:value-type="float" office:value="0.000971">
                <text:p>0.000971</text:p>
              </table:table-cell>
              <table:table-cell office:value-type="float" office:value="0.006487">
                <text:p>0.0064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655">
                <text:p>0.002655</text:p>
              </table:table-cell>
              <table:table-cell office:value-type="float" office:value="0.064616">
                <text:p>0.064616</text:p>
              </table:table-cell>
              <table:table-cell office:value-type="float" office:value="0.001654">
                <text:p>0.0016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001155">
                <text:p>0.001155</text:p>
              </table:table-cell>
              <table:table-cell office:value-type="float" office:value="0.028354">
                <text:p>0.0283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7193">
                <text:p>0.017193</text:p>
              </table:table-cell>
              <table:table-cell office:value-type="float" office:value="0.010125">
                <text:p>0.010125</text:p>
              </table:table-cell>
              <table:table-cell office:value-type="float" office:value="0.135938">
                <text:p>0.1359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5532">
                <text:p>0.025532</text:p>
              </table:table-cell>
              <table:table-cell office:value-type="float" office:value="0.000192">
                <text:p>0.000192</text:p>
              </table:table-cell>
              <table:table-cell office:value-type="float" office:value="0.013029">
                <text:p>0.0130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0451">
                <text:p>0.010451</text:p>
              </table:table-cell>
              <table:table-cell office:value-type="float" office:value="0">
                <text:p>0</text:p>
              </table:table-cell>
              <table:table-cell office:value-type="float" office:value="0.001456">
                <text:p>0.0014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747">
                <text:p>0.000747</text:p>
              </table:table-cell>
              <table:table-cell office:value-type="float" office:value="0.003656">
                <text:p>0.00365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68">
                <text:p>0.00068</text:p>
              </table:table-cell>
              <table:table-cell office:value-type="float" office:value="0.000376">
                <text:p>0.000376</text:p>
              </table:table-cell>
              <table:table-cell office:value-type="float" office:value="0.012023">
                <text:p>0.0120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866">
                <text:p>0.001866</text:p>
              </table:table-cell>
              <table:table-cell office:value-type="float" office:value="0.000822">
                <text:p>0.000822</text:p>
              </table:table-cell>
              <table:table-cell office:value-type="float" office:value="0.004569">
                <text:p>0.0045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2698">
                <text:p>0.002698</text:p>
              </table:table-cell>
              <table:table-cell office:value-type="float" office:value="0.051872">
                <text:p>0.051872</text:p>
              </table:table-cell>
              <table:table-cell office:value-type="float" office:value="0.012199">
                <text:p>0.0121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625">
                <text:p>0.001625</text:p>
              </table:table-cell>
              <table:table-cell office:value-type="float" office:value="0.006855">
                <text:p>0.006855</text:p>
              </table:table-cell>
              <table:table-cell office:value-type="float" office:value="0.001426">
                <text:p>0.0014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35">
                <text:p>0.00035</text:p>
              </table:table-cell>
              <table:table-cell office:value-type="float" office:value="0.00613">
                <text:p>0.006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65">
                <text:p>0.00065</text:p>
              </table:table-cell>
              <table:table-cell office:value-type="float" office:value="0.002403">
                <text:p>0.0024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44">
                <text:p>0.000044</text:p>
              </table:table-cell>
              <table:table-cell office:value-type="float" office:value="0.005435">
                <text:p>0.005435</text:p>
              </table:table-cell>
              <table:table-cell office:value-type="float" office:value="0.014574">
                <text:p>0.0145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5143">
                <text:p>0.005143</text:p>
              </table:table-cell>
              <table:table-cell office:value-type="float" office:value="0.009428">
                <text:p>0.009428</text:p>
              </table:table-cell>
              <table:table-cell office:value-type="float" office:value="0.002098">
                <text:p>0.0020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581">
                <text:p>0.000581</text:p>
              </table:table-cell>
              <table:table-cell office:value-type="float" office:value="0.000348">
                <text:p>0.000348</text:p>
              </table:table-cell>
              <table:table-cell office:value-type="float" office:value="0.000682">
                <text:p>0.0006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227">
                <text:p>0.002227</text:p>
              </table:table-cell>
              <table:table-cell office:value-type="float" office:value="0.001798">
                <text:p>0.001798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907">
                <text:p>0.001907</text:p>
              </table:table-cell>
              <table:table-cell office:value-type="float" office:value="0.014339">
                <text:p>0.014339</text:p>
              </table:table-cell>
              <table:table-cell office:value-type="float" office:value="0.008004">
                <text:p>0.0080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31">
                <text:p>0.000031</text:p>
              </table:table-cell>
              <table:table-cell office:value-type="float" office:value="0.015467">
                <text:p>0.015467</text:p>
              </table:table-cell>
              <table:table-cell office:value-type="float" office:value="0.003644">
                <text:p>0.0036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4117">
                <text:p>0.004117</text:p>
              </table:table-cell>
              <table:table-cell office:value-type="float" office:value="0.016473">
                <text:p>0.016473</text:p>
              </table:table-cell>
              <table:table-cell office:value-type="float" office:value="0.015876">
                <text:p>0.0158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4414">
                <text:p>0.024414</text:p>
              </table:table-cell>
              <table:table-cell office:value-type="float" office:value="0.012228">
                <text:p>0.012228</text:p>
              </table:table-cell>
              <table:table-cell office:value-type="float" office:value="0.004403">
                <text:p>0.0044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7">
                <text:p>0.000007</text:p>
              </table:table-cell>
              <table:table-cell office:value-type="float" office:value="0.024853">
                <text:p>0.024853</text:p>
              </table:table-cell>
              <table:table-cell office:value-type="float" office:value="0.151776">
                <text:p>0.1517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729">
                <text:p>0.004729</text:p>
              </table:table-cell>
              <table:table-cell office:value-type="float" office:value="0.000287">
                <text:p>0.000287</text:p>
              </table:table-cell>
              <table:table-cell office:value-type="float" office:value="1.51518">
                <text:p>1.515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4574">
                <text:p>0.004574</text:p>
              </table:table-cell>
              <table:table-cell office:value-type="float" office:value="0.095972">
                <text:p>0.0959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81674">
                <text:p>0.081674</text:p>
              </table:table-cell>
              <table:table-cell office:value-type="float" office:value="0.020234">
                <text:p>0.020234</text:p>
              </table:table-cell>
              <table:table-cell office:value-type="float" office:value="0.006532">
                <text:p>0.0065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16">
                <text:p>0.000016</text:p>
              </table:table-cell>
              <table:table-cell office:value-type="float" office:value="0.168734">
                <text:p>0.168734</text:p>
              </table:table-cell>
              <table:table-cell office:value-type="float" office:value="0.017678">
                <text:p>0.0176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606">
                <text:p>0.002606</text:p>
              </table:table-cell>
              <table:table-cell office:value-type="float" office:value="0.020654">
                <text:p>0.020654</text:p>
              </table:table-cell>
              <table:table-cell office:value-type="float" office:value="0.002842">
                <text:p>0.0028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244">
                <text:p>0.000244</text:p>
              </table:table-cell>
              <table:table-cell office:value-type="float" office:value="0.029718">
                <text:p>0.029718</text:p>
              </table:table-cell>
              <table:table-cell office:value-type="float" office:value="0.001891">
                <text:p>0.0018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2973">
                <text:p>0.032973</text:p>
              </table:table-cell>
              <table:table-cell office:value-type="float" office:value="0.005226">
                <text:p>0.005226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844">
                <text:p>0.000844</text:p>
              </table:table-cell>
              <table:table-cell office:value-type="float" office:value="0.014658">
                <text:p>0.0146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551">
                <text:p>0.000551</text:p>
              </table:table-cell>
              <table:table-cell office:value-type="float" office:value="0.094648">
                <text:p>0.094648</text:p>
              </table:table-cell>
              <table:table-cell office:value-type="float" office:value="0.003552">
                <text:p>0.0035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965">
                <text:p>0.002965</text:p>
              </table:table-cell>
              <table:table-cell office:value-type="float" office:value="0.016721">
                <text:p>0.016721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019">
                <text:p>0.001019</text:p>
              </table:table-cell>
              <table:table-cell office:value-type="float" office:value="0.011886">
                <text:p>0.011886</text:p>
              </table:table-cell>
              <table:table-cell office:value-type="float" office:value="0.000477">
                <text:p>0.0004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3782">
                <text:p>0.003782</text:p>
              </table:table-cell>
              <table:table-cell office:value-type="float" office:value="0.013377">
                <text:p>0.013377</text:p>
              </table:table-cell>
              <table:table-cell office:value-type="float" office:value="0.002676">
                <text:p>0.0026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573">
                <text:p>0.000573</text:p>
              </table:table-cell>
              <table:table-cell office:value-type="float" office:value="0.08529">
                <text:p>0.08529</text:p>
              </table:table-cell>
              <table:table-cell office:value-type="float" office:value="0.039312">
                <text:p>0.0393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3099">
                <text:p>0.013099</text:p>
              </table:table-cell>
              <table:table-cell office:value-type="float" office:value="0.000905">
                <text:p>0.000905</text:p>
              </table:table-cell>
              <table:table-cell office:value-type="float" office:value="0.043659">
                <text:p>0.0436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886">
                <text:p>0.003886</text:p>
              </table:table-cell>
              <table:table-cell office:value-type="float" office:value="0.016379">
                <text:p>0.0163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52">
                <text:p>0.000052</text:p>
              </table:table-cell>
              <table:table-cell office:value-type="float" office:value="0.000639">
                <text:p>0.000639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97">
                <text:p>0.000097</text:p>
              </table:table-cell>
              <table:table-cell office:value-type="float" office:value="0.004936">
                <text:p>0.0049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4249">
                <text:p>0.014249</text:p>
              </table:table-cell>
              <table:table-cell office:value-type="float" office:value="0.032557">
                <text:p>0.032557</text:p>
              </table:table-cell>
              <table:table-cell office:value-type="float" office:value="0.037924">
                <text:p>0.0379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7468">
                <text:p>0.007468</text:p>
              </table:table-cell>
              <table:table-cell office:value-type="float" office:value="0.027109">
                <text:p>0.027109</text:p>
              </table:table-cell>
              <table:table-cell office:value-type="float" office:value="0.003032">
                <text:p>0.0030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202">
                <text:p>0.001202</text:p>
              </table:table-cell>
              <table:table-cell office:value-type="float" office:value="0.00015">
                <text:p>0.00015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713">
                <text:p>0.002713</text:p>
              </table:table-cell>
              <table:table-cell office:value-type="float" office:value="0.000685">
                <text:p>0.000685</text:p>
              </table:table-cell>
              <table:table-cell office:value-type="float" office:value="0.028912">
                <text:p>0.0289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1921">
                <text:p>0.001921</text:p>
              </table:table-cell>
              <table:table-cell office:value-type="float" office:value="0.008366">
                <text:p>0.008366</text:p>
              </table:table-cell>
              <table:table-cell office:value-type="float" office:value="0.000377">
                <text:p>0.0003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1935">
                <text:p>0.001935</text:p>
              </table:table-cell>
              <table:table-cell office:value-type="float" office:value="0.006205">
                <text:p>0.006205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234">
                <text:p>0.002234</text:p>
              </table:table-cell>
              <table:table-cell office:value-type="float" office:value="0.007271">
                <text:p>0.007271</text:p>
              </table:table-cell>
              <table:table-cell office:value-type="float" office:value="0.011373">
                <text:p>0.0113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73">
                <text:p>0.000073</text:p>
              </table:table-cell>
              <table:table-cell office:value-type="float" office:value="0.006158">
                <text:p>0.006158</text:p>
              </table:table-cell>
              <table:table-cell office:value-type="float" office:value="0.007866">
                <text:p>0.0078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7162">
                <text:p>0.027162</text:p>
              </table:table-cell>
              <table:table-cell office:value-type="float" office:value="0.006916">
                <text:p>0.006916</text:p>
              </table:table-cell>
              <table:table-cell office:value-type="float" office:value="0.001245">
                <text:p>0.0012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023">
                <text:p>0.001023</text:p>
              </table:table-cell>
              <table:table-cell office:value-type="float" office:value="0.000768">
                <text:p>0.000768</text:p>
              </table:table-cell>
              <table:table-cell office:value-type="float" office:value="0.005378">
                <text:p>0.0053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3221">
                <text:p>0.003221</text:p>
              </table:table-cell>
              <table:table-cell office:value-type="float" office:value="0.000249">
                <text:p>0.000249</text:p>
              </table:table-cell>
              <table:table-cell office:value-type="float" office:value="0.001487">
                <text:p>0.0014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4231">
                <text:p>0.004231</text:p>
              </table:table-cell>
              <table:table-cell office:value-type="float" office:value="0.006851">
                <text:p>0.006851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245">
                <text:p>0.000245</text:p>
              </table:table-cell>
              <table:table-cell office:value-type="float" office:value="0.065569">
                <text:p>0.065569</text:p>
              </table:table-cell>
              <table:table-cell office:value-type="float" office:value="0.004147">
                <text:p>0.0041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336">
                <text:p>0.00336</text:p>
              </table:table-cell>
              <table:table-cell office:value-type="float" office:value="0.005116">
                <text:p>0.005116</text:p>
              </table:table-cell>
              <table:table-cell office:value-type="float" office:value="0.002788">
                <text:p>0.0027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185">
                <text:p>0.000185</text:p>
              </table:table-cell>
              <table:table-cell office:value-type="float" office:value="0.001457">
                <text:p>0.001457</text:p>
              </table:table-cell>
              <table:table-cell office:value-type="float" office:value="0.01864">
                <text:p>0.018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249">
                <text:p>0.000249</text:p>
              </table:table-cell>
              <table:table-cell office:value-type="float" office:value="0.00296">
                <text:p>0.00296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49">
                <text:p>0.000049</text:p>
              </table:table-cell>
              <table:table-cell office:value-type="float" office:value="0.002842">
                <text:p>0.002842</text:p>
              </table:table-cell>
              <table:table-cell office:value-type="float" office:value="0.006179">
                <text:p>0.0061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23">
                <text:p>0.00023</text:p>
              </table:table-cell>
              <table:table-cell office:value-type="float" office:value="0.005732">
                <text:p>0.005732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3">
                <text:p>0.00003</text:p>
              </table:table-cell>
              <table:table-cell office:value-type="float" office:value="0.011351">
                <text:p>0.011351</text:p>
              </table:table-cell>
              <table:table-cell office:value-type="float" office:value="0.005764">
                <text:p>0.0057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308">
                <text:p>0.000308</text:p>
              </table:table-cell>
              <table:table-cell office:value-type="float" office:value="0.004231">
                <text:p>0.004231</text:p>
              </table:table-cell>
              <table:table-cell office:value-type="float" office:value="0.000336">
                <text:p>0.0003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994">
                <text:p>0.002994</text:p>
              </table:table-cell>
              <table:table-cell office:value-type="float" office:value="0.000439">
                <text:p>0.000439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433">
                <text:p>0.000433</text:p>
              </table:table-cell>
              <table:table-cell office:value-type="float" office:value="0.002042">
                <text:p>0.002042</text:p>
              </table:table-cell>
              <table:table-cell office:value-type="float" office:value="0.015049">
                <text:p>0.0150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55">
                <text:p>0.000055</text:p>
              </table:table-cell>
              <table:table-cell office:value-type="float" office:value="0.045711">
                <text:p>0.045711</text:p>
              </table:table-cell>
              <table:table-cell office:value-type="float" office:value="0.000881">
                <text:p>0.0008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547">
                <text:p>0.000547</text:p>
              </table:table-cell>
              <table:table-cell office:value-type="float" office:value="0.029637">
                <text:p>0.029637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4236">
                <text:p>0.004236</text:p>
              </table:table-cell>
              <table:table-cell office:value-type="float" office:value="0.017339">
                <text:p>0.017339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454">
                <text:p>0.002454</text:p>
              </table:table-cell>
              <table:table-cell office:value-type="float" office:value="0.003317">
                <text:p>0.003317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454">
                <text:p>0.002454</text:p>
              </table:table-cell>
              <table:table-cell office:value-type="float" office:value="0.000541">
                <text:p>0.00054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1304">
                <text:p>0.001304</text:p>
              </table:table-cell>
              <table:table-cell office:value-type="float" office:value="0.000166">
                <text:p>0.000166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1304">
                <text:p>0.001304</text:p>
              </table:table-cell>
              <table:table-cell office:value-type="float" office:value="0.000381">
                <text:p>0.000381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3818">
                <text:p>0.003818</text:p>
              </table:table-cell>
              <table:table-cell office:value-type="float" office:value="0.000145">
                <text:p>0.000145</text:p>
              </table:table-cell>
              <table:table-cell office:value-type="float" office:value="0.005484">
                <text:p>0.0054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469">
                <text:p>0.001469</text:p>
              </table:table-cell>
              <table:table-cell office:value-type="float" office:value="0.008343">
                <text:p>0.008343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25">
                <text:p>0.000025</text:p>
              </table:table-cell>
              <table:table-cell office:value-type="float" office:value="0.006316">
                <text:p>0.006316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946">
                <text:p>0.000946</text:p>
              </table:table-cell>
              <table:table-cell office:value-type="float" office:value="0.000703">
                <text:p>0.000703</text:p>
              </table:table-cell>
              <table:table-cell office:value-type="float" office:value="0.005959">
                <text:p>0.0059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9357">
                <text:p>0.009357</text:p>
              </table:table-cell>
              <table:table-cell office:value-type="float" office:value="0.001233">
                <text:p>0.001233</text:p>
              </table:table-cell>
              <table:table-cell office:value-type="float" office:value="0.000536">
                <text:p>0.0005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73">
                <text:p>0.000073</text:p>
              </table:table-cell>
              <table:table-cell office:value-type="float" office:value="0.007951">
                <text:p>0.007951</text:p>
              </table:table-cell>
              <table:table-cell office:value-type="float" office:value="0.017387">
                <text:p>0.0173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127">
                <text:p>0.000127</text:p>
              </table:table-cell>
              <table:table-cell office:value-type="float" office:value="0.003222">
                <text:p>0.003222</text:p>
              </table:table-cell>
              <table:table-cell office:value-type="float" office:value="0.005951">
                <text:p>0.0059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3057">
                <text:p>0.003057</text:p>
              </table:table-cell>
              <table:table-cell office:value-type="float" office:value="0.005581">
                <text:p>0.005581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9847">
                <text:p>0.009847</text:p>
              </table:table-cell>
              <table:table-cell office:value-type="float" office:value="0.077429">
                <text:p>0.077429</text:p>
              </table:table-cell>
              <table:table-cell office:value-type="float" office:value="0.013011">
                <text:p>0.0130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155">
                <text:p>0.000155</text:p>
              </table:table-cell>
              <table:table-cell office:value-type="float" office:value="0.022296">
                <text:p>0.022296</text:p>
              </table:table-cell>
              <table:table-cell office:value-type="float" office:value="0.013874">
                <text:p>0.0138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21">
                <text:p>0.00021</text:p>
              </table:table-cell>
              <table:table-cell office:value-type="float" office:value="0.000012">
                <text:p>0.000012</text:p>
              </table:table-cell>
              <table:table-cell office:value-type="float" office:value="0.012628">
                <text:p>0.0126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94">
                <text:p>0.000094</text:p>
              </table:table-cell>
              <table:table-cell office:value-type="float" office:value="0.002392">
                <text:p>0.002392</text:p>
              </table:table-cell>
              <table:table-cell office:value-type="float" office:value="0.006163">
                <text:p>0.0061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386">
                <text:p>0.000386</text:p>
              </table:table-cell>
              <table:table-cell office:value-type="float" office:value="0.007598">
                <text:p>0.0075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668">
                <text:p>0.002668</text:p>
              </table:table-cell>
              <table:table-cell office:value-type="float" office:value="0.007222">
                <text:p>0.007222</text:p>
              </table:table-cell>
              <table:table-cell office:value-type="float" office:value="0.072111">
                <text:p>0.0721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545">
                <text:p>0.000545</text:p>
              </table:table-cell>
              <table:table-cell office:value-type="float" office:value="0.016308">
                <text:p>0.016308</text:p>
              </table:table-cell>
              <table:table-cell office:value-type="float" office:value="0.002916">
                <text:p>0.0029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942">
                <text:p>0.000942</text:p>
              </table:table-cell>
              <table:table-cell office:value-type="float" office:value="0.04684">
                <text:p>0.046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119">
                <text:p>0.000119</text:p>
              </table:table-cell>
              <table:table-cell office:value-type="float" office:value="0.000127">
                <text:p>0.000127</text:p>
              </table:table-cell>
              <table:table-cell office:value-type="float" office:value="0.012431">
                <text:p>0.0124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455">
                <text:p>0.002455</text:p>
              </table:table-cell>
              <table:table-cell office:value-type="float" office:value="0.017017">
                <text:p>0.017017</text:p>
              </table:table-cell>
              <table:table-cell office:value-type="float" office:value="0.009062">
                <text:p>0.0090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3417">
                <text:p>0.023417</text:p>
              </table:table-cell>
              <table:table-cell office:value-type="float" office:value="0.045032">
                <text:p>0.045032</text:p>
              </table:table-cell>
              <table:table-cell office:value-type="float" office:value="0.047683">
                <text:p>0.0476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88">
                <text:p>0.000088</text:p>
              </table:table-cell>
              <table:table-cell office:value-type="float" office:value="0.32064">
                <text:p>0.32064</text:p>
              </table:table-cell>
              <table:table-cell office:value-type="float" office:value="0.003551">
                <text:p>0.0035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4151">
                <text:p>0.004151</text:p>
              </table:table-cell>
              <table:table-cell office:value-type="float" office:value="0.000971">
                <text:p>0.000971</text:p>
              </table:table-cell>
              <table:table-cell office:value-type="float" office:value="0.007068">
                <text:p>0.0070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655">
                <text:p>0.002655</text:p>
              </table:table-cell>
              <table:table-cell office:value-type="float" office:value="0.064616">
                <text:p>0.064616</text:p>
              </table:table-cell>
              <table:table-cell office:value-type="float" office:value="0.009587">
                <text:p>0.0095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01155">
                <text:p>0.001155</text:p>
              </table:table-cell>
              <table:table-cell office:value-type="float" office:value="0.050802">
                <text:p>0.0508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7193">
                <text:p>0.017193</text:p>
              </table:table-cell>
              <table:table-cell office:value-type="float" office:value="0.010125">
                <text:p>0.010125</text:p>
              </table:table-cell>
              <table:table-cell office:value-type="float" office:value="0.201519">
                <text:p>0.2015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5532">
                <text:p>0.025532</text:p>
              </table:table-cell>
              <table:table-cell office:value-type="float" office:value="0.000192">
                <text:p>0.000192</text:p>
              </table:table-cell>
              <table:table-cell office:value-type="float" office:value="0.008687">
                <text:p>0.0086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608">
                <text:p>0.002608</text:p>
              </table:table-cell>
              <table:table-cell office:value-type="float" office:value="0">
                <text:p>0</text:p>
              </table:table-cell>
              <table:table-cell office:value-type="float" office:value="0.008188">
                <text:p>0.0081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747">
                <text:p>0.000747</text:p>
              </table:table-cell>
              <table:table-cell office:value-type="float" office:value="0.003656">
                <text:p>0.003656</text:p>
              </table:table-cell>
              <table:table-cell office:value-type="float" office:value="0.005281">
                <text:p>0.0052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68">
                <text:p>0.00068</text:p>
              </table:table-cell>
              <table:table-cell office:value-type="float" office:value="0.000376">
                <text:p>0.000376</text:p>
              </table:table-cell>
              <table:table-cell office:value-type="float" office:value="0.021854">
                <text:p>0.0218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866">
                <text:p>0.001866</text:p>
              </table:table-cell>
              <table:table-cell office:value-type="float" office:value="0.000822">
                <text:p>0.000822</text:p>
              </table:table-cell>
              <table:table-cell office:value-type="float" office:value="0.007001">
                <text:p>0.0070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2698">
                <text:p>0.002698</text:p>
              </table:table-cell>
              <table:table-cell office:value-type="float" office:value="0.051872">
                <text:p>0.051872</text:p>
              </table:table-cell>
              <table:table-cell office:value-type="float" office:value="0.013271">
                <text:p>0.0132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1625">
                <text:p>0.001625</text:p>
              </table:table-cell>
              <table:table-cell office:value-type="float" office:value="0.006855">
                <text:p>0.006855</text:p>
              </table:table-cell>
              <table:table-cell office:value-type="float" office:value="0.002813">
                <text:p>0.0028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35">
                <text:p>0.00035</text:p>
              </table:table-cell>
              <table:table-cell office:value-type="float" office:value="0.010547">
                <text:p>0.0105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65">
                <text:p>0.00065</text:p>
              </table:table-cell>
              <table:table-cell office:value-type="float" office:value="0.004474">
                <text:p>0.0044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44">
                <text:p>0.000044</text:p>
              </table:table-cell>
              <table:table-cell office:value-type="float" office:value="0.005435">
                <text:p>0.005435</text:p>
              </table:table-cell>
              <table:table-cell office:value-type="float" office:value="0.014424">
                <text:p>0.0144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5143">
                <text:p>0.005143</text:p>
              </table:table-cell>
              <table:table-cell office:value-type="float" office:value="0.009428">
                <text:p>0.009428</text:p>
              </table:table-cell>
              <table:table-cell office:value-type="float" office:value="0.005948">
                <text:p>0.0059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581">
                <text:p>0.000581</text:p>
              </table:table-cell>
              <table:table-cell office:value-type="float" office:value="0.002678">
                <text:p>0.002678</text:p>
              </table:table-cell>
              <table:table-cell office:value-type="float" office:value="0.003403">
                <text:p>0.0034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2227">
                <text:p>0.002227</text:p>
              </table:table-cell>
              <table:table-cell office:value-type="float" office:value="0.001798">
                <text:p>0.001798</text:p>
              </table:table-cell>
              <table:table-cell office:value-type="float" office:value="0.003733">
                <text:p>0.0037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1907">
                <text:p>0.001907</text:p>
              </table:table-cell>
              <table:table-cell office:value-type="float" office:value="0.014339">
                <text:p>0.014339</text:p>
              </table:table-cell>
              <table:table-cell office:value-type="float" office:value="0.00793">
                <text:p>0.007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31">
                <text:p>0.000031</text:p>
              </table:table-cell>
              <table:table-cell office:value-type="float" office:value="0.015467">
                <text:p>0.015467</text:p>
              </table:table-cell>
              <table:table-cell office:value-type="float" office:value="0.007491">
                <text:p>0.0074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4117">
                <text:p>0.004117</text:p>
              </table:table-cell>
              <table:table-cell office:value-type="float" office:value="0.016473">
                <text:p>0.016473</text:p>
              </table:table-cell>
              <table:table-cell office:value-type="float" office:value="0.025568">
                <text:p>0.0255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4414">
                <text:p>0.024414</text:p>
              </table:table-cell>
              <table:table-cell office:value-type="float" office:value="0.012228">
                <text:p>0.012228</text:p>
              </table:table-cell>
              <table:table-cell office:value-type="float" office:value="0.001533">
                <text:p>0.0015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7">
                <text:p>0.000007</text:p>
              </table:table-cell>
              <table:table-cell office:value-type="float" office:value="0.024853">
                <text:p>0.024853</text:p>
              </table:table-cell>
              <table:table-cell office:value-type="float" office:value="0.146223">
                <text:p>0.1462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4729">
                <text:p>0.004729</text:p>
              </table:table-cell>
              <table:table-cell office:value-type="float" office:value="0.000287">
                <text:p>0.000287</text:p>
              </table:table-cell>
              <table:table-cell office:value-type="float" office:value="1.433386">
                <text:p>1.4333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184">
                <text:p>0.000184</text:p>
              </table:table-cell>
              <table:table-cell office:value-type="float" office:value="0.004574">
                <text:p>0.004574</text:p>
              </table:table-cell>
              <table:table-cell office:value-type="float" office:value="0.075785">
                <text:p>0.0757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81674">
                <text:p>0.081674</text:p>
              </table:table-cell>
              <table:table-cell office:value-type="float" office:value="0.020234">
                <text:p>0.020234</text:p>
              </table:table-cell>
              <table:table-cell office:value-type="float" office:value="0.002644">
                <text:p>0.0026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16">
                <text:p>0.000016</text:p>
              </table:table-cell>
              <table:table-cell office:value-type="float" office:value="0.168734">
                <text:p>0.168734</text:p>
              </table:table-cell>
              <table:table-cell office:value-type="float" office:value="0.011616">
                <text:p>0.0116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606">
                <text:p>0.002606</text:p>
              </table:table-cell>
              <table:table-cell office:value-type="float" office:value="0.020654">
                <text:p>0.020654</text:p>
              </table:table-cell>
              <table:table-cell office:value-type="float" office:value="0.002956">
                <text:p>0.0029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244">
                <text:p>0.000244</text:p>
              </table:table-cell>
              <table:table-cell office:value-type="float" office:value="0.029718">
                <text:p>0.029718</text:p>
              </table:table-cell>
              <table:table-cell office:value-type="float" office:value="0.001737">
                <text:p>0.0017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32973">
                <text:p>0.032973</text:p>
              </table:table-cell>
              <table:table-cell office:value-type="float" office:value="0.005226">
                <text:p>0.005226</text:p>
              </table:table-cell>
              <table:table-cell office:value-type="float" office:value="0.001514">
                <text:p>0.0015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109">
                <text:p>0.000109</text:p>
              </table:table-cell>
              <table:table-cell office:value-type="float" office:value="0.000844">
                <text:p>0.000844</text:p>
              </table:table-cell>
              <table:table-cell office:value-type="float" office:value="0.013626">
                <text:p>0.0136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551">
                <text:p>0.000551</text:p>
              </table:table-cell>
              <table:table-cell office:value-type="float" office:value="0.094648">
                <text:p>0.094648</text:p>
              </table:table-cell>
              <table:table-cell office:value-type="float" office:value="0.000368">
                <text:p>0.0003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965">
                <text:p>0.002965</text:p>
              </table:table-cell>
              <table:table-cell office:value-type="float" office:value="0.016721">
                <text:p>0.016721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1019">
                <text:p>0.001019</text:p>
              </table:table-cell>
              <table:table-cell office:value-type="float" office:value="0.011886">
                <text:p>0.011886</text:p>
              </table:table-cell>
              <table:table-cell office:value-type="float" office:value="0.000352">
                <text:p>0.0003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3782">
                <text:p>0.003782</text:p>
              </table:table-cell>
              <table:table-cell office:value-type="float" office:value="0.013377">
                <text:p>0.013377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573">
                <text:p>0.000573</text:p>
              </table:table-cell>
              <table:table-cell office:value-type="float" office:value="0.08529">
                <text:p>0.08529</text:p>
              </table:table-cell>
              <table:table-cell office:value-type="float" office:value="0.034348">
                <text:p>0.0343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3099">
                <text:p>0.013099</text:p>
              </table:table-cell>
              <table:table-cell office:value-type="float" office:value="0.000905">
                <text:p>0.000905</text:p>
              </table:table-cell>
              <table:table-cell office:value-type="float" office:value="0.044415">
                <text:p>0.0444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886">
                <text:p>0.003886</text:p>
              </table:table-cell>
              <table:table-cell office:value-type="float" office:value="0.01486">
                <text:p>0.014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52">
                <text:p>0.000052</text:p>
              </table:table-cell>
              <table:table-cell office:value-type="float" office:value="0.000639">
                <text:p>0.000639</text:p>
              </table:table-cell>
              <table:table-cell office:value-type="float" office:value="0.000548">
                <text:p>0.0005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97">
                <text:p>0.000097</text:p>
              </table:table-cell>
              <table:table-cell office:value-type="float" office:value="0.000771">
                <text:p>0.0007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4249">
                <text:p>0.014249</text:p>
              </table:table-cell>
              <table:table-cell office:value-type="float" office:value="0.032557">
                <text:p>0.032557</text:p>
              </table:table-cell>
              <table:table-cell office:value-type="float" office:value="0.03926">
                <text:p>0.039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7468">
                <text:p>0.007468</text:p>
              </table:table-cell>
              <table:table-cell office:value-type="float" office:value="0.027109">
                <text:p>0.027109</text:p>
              </table:table-cell>
              <table:table-cell office:value-type="float" office:value="0.000857">
                <text:p>0.0008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202">
                <text:p>0.001202</text:p>
              </table:table-cell>
              <table:table-cell office:value-type="float" office:value="0.00015">
                <text:p>0.00015</text:p>
              </table:table-cell>
              <table:table-cell office:value-type="float" office:value="0.001834">
                <text:p>0.0018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713">
                <text:p>0.002713</text:p>
              </table:table-cell>
              <table:table-cell office:value-type="float" office:value="0.000685">
                <text:p>0.000685</text:p>
              </table:table-cell>
              <table:table-cell office:value-type="float" office:value="0.010002">
                <text:p>0.0100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1921">
                <text:p>0.001921</text:p>
              </table:table-cell>
              <table:table-cell office:value-type="float" office:value="0.008366">
                <text:p>0.008366</text:p>
              </table:table-cell>
              <table:table-cell office:value-type="float" office:value="0.000662">
                <text:p>0.0006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935">
                <text:p>0.001935</text:p>
              </table:table-cell>
              <table:table-cell office:value-type="float" office:value="0.006205">
                <text:p>0.006205</text:p>
              </table:table-cell>
              <table:table-cell office:value-type="float" office:value="0.00058">
                <text:p>0.000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234">
                <text:p>0.002234</text:p>
              </table:table-cell>
              <table:table-cell office:value-type="float" office:value="0.007271">
                <text:p>0.007271</text:p>
              </table:table-cell>
              <table:table-cell office:value-type="float" office:value="0.011572">
                <text:p>0.0115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73">
                <text:p>0.000073</text:p>
              </table:table-cell>
              <table:table-cell office:value-type="float" office:value="0.006158">
                <text:p>0.006158</text:p>
              </table:table-cell>
              <table:table-cell office:value-type="float" office:value="0.006921">
                <text:p>0.0069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7162">
                <text:p>0.027162</text:p>
              </table:table-cell>
              <table:table-cell office:value-type="float" office:value="0.006916">
                <text:p>0.006916</text:p>
              </table:table-cell>
              <table:table-cell office:value-type="float" office:value="0.001072">
                <text:p>0.0010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1023">
                <text:p>0.001023</text:p>
              </table:table-cell>
              <table:table-cell office:value-type="float" office:value="0.000768">
                <text:p>0.000768</text:p>
              </table:table-cell>
              <table:table-cell office:value-type="float" office:value="0.003453">
                <text:p>0.0034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3221">
                <text:p>0.003221</text:p>
              </table:table-cell>
              <table:table-cell office:value-type="float" office:value="0.000532">
                <text:p>0.000532</text:p>
              </table:table-cell>
              <table:table-cell office:value-type="float" office:value="0.002506">
                <text:p>0.0025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4231">
                <text:p>0.004231</text:p>
              </table:table-cell>
              <table:table-cell office:value-type="float" office:value="0.006851">
                <text:p>0.006851</text:p>
              </table:table-cell>
              <table:table-cell office:value-type="float" office:value="0.000313">
                <text:p>0.0003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245">
                <text:p>0.000245</text:p>
              </table:table-cell>
              <table:table-cell office:value-type="float" office:value="0.065569">
                <text:p>0.065569</text:p>
              </table:table-cell>
              <table:table-cell office:value-type="float" office:value="0.002395">
                <text:p>0.0023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336">
                <text:p>0.00336</text:p>
              </table:table-cell>
              <table:table-cell office:value-type="float" office:value="0.005116">
                <text:p>0.005116</text:p>
              </table:table-cell>
              <table:table-cell office:value-type="float" office:value="0.002203">
                <text:p>0.0022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185">
                <text:p>0.000185</text:p>
              </table:table-cell>
              <table:table-cell office:value-type="float" office:value="0.001457">
                <text:p>0.001457</text:p>
              </table:table-cell>
              <table:table-cell office:value-type="float" office:value="0.018111">
                <text:p>0.0181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249">
                <text:p>0.000249</text:p>
              </table:table-cell>
              <table:table-cell office:value-type="float" office:value="0.00296">
                <text:p>0.00296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49">
                <text:p>0.000049</text:p>
              </table:table-cell>
              <table:table-cell office:value-type="float" office:value="0.002842">
                <text:p>0.002842</text:p>
              </table:table-cell>
              <table:table-cell office:value-type="float" office:value="0.006541">
                <text:p>0.0065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23">
                <text:p>0.00023</text:p>
              </table:table-cell>
              <table:table-cell office:value-type="float" office:value="0.005732">
                <text:p>0.005732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3">
                <text:p>0.00003</text:p>
              </table:table-cell>
              <table:table-cell office:value-type="float" office:value="0.011351">
                <text:p>0.011351</text:p>
              </table:table-cell>
              <table:table-cell office:value-type="float" office:value="0.005181">
                <text:p>0.0051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308">
                <text:p>0.000308</text:p>
              </table:table-cell>
              <table:table-cell office:value-type="float" office:value="0.004231">
                <text:p>0.004231</text:p>
              </table:table-cell>
              <table:table-cell office:value-type="float" office:value="0.000336">
                <text:p>0.0003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994">
                <text:p>0.002994</text:p>
              </table:table-cell>
              <table:table-cell office:value-type="float" office:value="0.000439">
                <text:p>0.000439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433">
                <text:p>0.000433</text:p>
              </table:table-cell>
              <table:table-cell office:value-type="float" office:value="0.002042">
                <text:p>0.002042</text:p>
              </table:table-cell>
              <table:table-cell office:value-type="float" office:value="0.015049">
                <text:p>0.0150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592">
                <text:p>0.000592</text:p>
              </table:table-cell>
              <table:table-cell office:value-type="float" office:value="0.045711">
                <text:p>0.045711</text:p>
              </table:table-cell>
              <table:table-cell office:value-type="float" office:value="0.000881">
                <text:p>0.00088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547">
                <text:p>0.000547</text:p>
              </table:table-cell>
              <table:table-cell office:value-type="float" office:value="0.029637">
                <text:p>0.029637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4236">
                <text:p>0.004236</text:p>
              </table:table-cell>
              <table:table-cell office:value-type="float" office:value="0.017339">
                <text:p>0.017339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2454">
                <text:p>0.002454</text:p>
              </table:table-cell>
              <table:table-cell office:value-type="float" office:value="0.003317">
                <text:p>0.003317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2454">
                <text:p>0.002454</text:p>
              </table:table-cell>
              <table:table-cell office:value-type="float" office:value="0.000541">
                <text:p>0.000541</text:p>
              </table:table-cell>
              <table:table-cell office:value-type="float" office:value="0.000011">
                <text:p>0.0000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097cm" svg:height="13.418cm" xlink:href=".." chart:class="chart:line" chart:style-name="ch1">
        <chart:title svg:x="12.304cm" svg:y="0.269cm" chart:style-name="ch2">
          <text:p>Straight Line</text:p>
        </chart:title>
        <chart:subtitle svg:x="11.008cm" svg:y="1.04cm" chart:style-name="ch3">
          <text:p>Forth Order of Hu's Moments</text:p>
        </chart:subtitle>
        <chart:plot-area chart:style-name="ch4" table:cell-range-address="line_1.E1:line_1.E360 line_2.E1:line_2.E360 line_3.E1:line_3.E360" svg:x="0.881cm" svg:y="1.759cm" svg:width="25.675cm" svg:height="11.324cm">
          <chart:axis chart:dimension="x" chart:name="primary-x" chart:style-name="ch5">
            <chart:title svg:x="13.58cm" svg:y="12.779cm" chart:style-name="ch6">
              <text:p>Angle</text:p>
            </chart:title>
          </chart:axis>
          <chart:axis chart:dimension="y" chart:name="primary-y" chart:style-name="ch7">
            <chart:title svg:x="0.542cm" svg:y="8.366cm" chart:style-name="ch8">
              <text:p>Coefficient Value</text:p>
            </chart:title>
          </chart:axis>
          <chart:series chart:style-name="ch9" chart:values-cell-range-address="line_1.E1:line_1.E360" chart:class="chart:line">
            <chart:data-point chart:repeated="360"/>
          </chart:series>
          <chart:series chart:style-name="ch10" chart:values-cell-range-address="line_2.E1:line_2.E360" chart:class="chart:line">
            <chart:data-point chart:repeated="360"/>
          </chart:series>
          <chart:series chart:style-name="ch11" chart:values-cell-range-address="line_3.E1:line_3.E360" chart:class="chart:line">
            <chart:data-point chart:repeated="3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line_1.E1:line_1.E360">0</text:p>
              </table:table-cell>
              <table:table-cell office:value-type="float" office:value="0">
                <text:p text:id="line_2.E1:line_2.E360">0</text:p>
              </table:table-cell>
              <table:table-cell office:value-type="float" office:value="0.00002">
                <text:p text:id="line_3.E1:line_3.E360">0.00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62">
                <text:p>0.000462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62">
                <text:p>0.000462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18">
                <text:p>0.001418</text:p>
              </table:table-cell>
              <table:table-cell office:value-type="float" office:value="0.000071">
                <text:p>0.000071</text:p>
              </table:table-cell>
              <table:table-cell office:value-type="float" office:value="0.005461">
                <text:p>0.005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604">
                <text:p>0.001604</text:p>
              </table:table-cell>
              <table:table-cell office:value-type="float" office:value="0.008121">
                <text:p>0.008121</text:p>
              </table:table-cell>
              <table:table-cell office:value-type="float" office:value="0.003457">
                <text:p>0.003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6191">
                <text:p>0.006191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18">
                <text:p>0.000118</text:p>
              </table:table-cell>
              <table:table-cell office:value-type="float" office:value="0.001304">
                <text:p>0.001304</text:p>
              </table:table-cell>
              <table:table-cell office:value-type="float" office:value="0.000571">
                <text:p>0.000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852">
                <text:p>0.007852</text:p>
              </table:table-cell>
              <table:table-cell office:value-type="float" office:value="0.000912">
                <text:p>0.000912</text:p>
              </table:table-cell>
              <table:table-cell office:value-type="float" office:value="0.000489">
                <text:p>0.000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">
                <text:p>0.00001</text:p>
              </table:table-cell>
              <table:table-cell office:value-type="float" office:value="0.007913">
                <text:p>0.007913</text:p>
              </table:table-cell>
              <table:table-cell office:value-type="float" office:value="0.016914">
                <text:p>0.016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9">
                <text:p>0.000019</text:p>
              </table:table-cell>
              <table:table-cell office:value-type="float" office:value="0.002575">
                <text:p>0.002575</text:p>
              </table:table-cell>
              <table:table-cell office:value-type="float" office:value="0.005913">
                <text:p>0.0059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784">
                <text:p>0.002784</text:p>
              </table:table-cell>
              <table:table-cell office:value-type="float" office:value="0.005375">
                <text:p>0.005375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801">
                <text:p>0.009801</text:p>
              </table:table-cell>
              <table:table-cell office:value-type="float" office:value="0.076593">
                <text:p>0.076593</text:p>
              </table:table-cell>
              <table:table-cell office:value-type="float" office:value="0.012955">
                <text:p>0.012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31">
                <text:p>0.000131</text:p>
              </table:table-cell>
              <table:table-cell office:value-type="float" office:value="0.022035">
                <text:p>0.022035</text:p>
              </table:table-cell>
              <table:table-cell office:value-type="float" office:value="0.035253">
                <text:p>0.035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56">
                <text:p>0.000156</text:p>
              </table:table-cell>
              <table:table-cell office:value-type="float" office:value="0.000009">
                <text:p>0.000009</text:p>
              </table:table-cell>
              <table:table-cell office:value-type="float" office:value="0.013498">
                <text:p>0.0134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33">
                <text:p>0.000033</text:p>
              </table:table-cell>
              <table:table-cell office:value-type="float" office:value="0.002346">
                <text:p>0.002346</text:p>
              </table:table-cell>
              <table:table-cell office:value-type="float" office:value="0.009336">
                <text:p>0.0093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72">
                <text:p>0.00072</text:p>
              </table:table-cell>
              <table:table-cell office:value-type="float" office:value="0.000359">
                <text:p>0.000359</text:p>
              </table:table-cell>
              <table:table-cell office:value-type="float" office:value="0.007888">
                <text:p>0.007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551">
                <text:p>0.002551</text:p>
              </table:table-cell>
              <table:table-cell office:value-type="float" office:value="0.007138">
                <text:p>0.007138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19">
                <text:p>0.000319</text:p>
              </table:table-cell>
              <table:table-cell office:value-type="float" office:value="0.016328">
                <text:p>0.016328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566">
                <text:p>0.000566</text:p>
              </table:table-cell>
              <table:table-cell office:value-type="float" office:value="0.000955">
                <text:p>0.000955</text:p>
              </table:table-cell>
              <table:table-cell office:value-type="float" office:value="0.048836">
                <text:p>0.048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123">
                <text:p>0.000123</text:p>
              </table:table-cell>
              <table:table-cell office:value-type="float" office:value="0.009183">
                <text:p>0.0091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061">
                <text:p>0.002061</text:p>
              </table:table-cell>
              <table:table-cell office:value-type="float" office:value="0.016759">
                <text:p>0.016759</text:p>
              </table:table-cell>
              <table:table-cell office:value-type="float" office:value="0.004581">
                <text:p>0.0045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974">
                <text:p>0.022974</text:p>
              </table:table-cell>
              <table:table-cell office:value-type="float" office:value="0.044274">
                <text:p>0.044274</text:p>
              </table:table-cell>
              <table:table-cell office:value-type="float" office:value="0.028746">
                <text:p>0.0287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38">
                <text:p>0.000038</text:p>
              </table:table-cell>
              <table:table-cell office:value-type="float" office:value="0.318757">
                <text:p>0.318757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108">
                <text:p>0.004108</text:p>
              </table:table-cell>
              <table:table-cell office:value-type="float" office:value="0.001015">
                <text:p>0.001015</text:p>
              </table:table-cell>
              <table:table-cell office:value-type="float" office:value="0.002295">
                <text:p>0.002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535">
                <text:p>0.002535</text:p>
              </table:table-cell>
              <table:table-cell office:value-type="float" office:value="0.063642">
                <text:p>0.063642</text:p>
              </table:table-cell>
              <table:table-cell office:value-type="float" office:value="0.003952">
                <text:p>0.003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1123">
                <text:p>0.001123</text:p>
              </table:table-cell>
              <table:table-cell office:value-type="float" office:value="0.047966">
                <text:p>0.047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5765">
                <text:p>0.015765</text:p>
              </table:table-cell>
              <table:table-cell office:value-type="float" office:value="0.010043">
                <text:p>0.010043</text:p>
              </table:table-cell>
              <table:table-cell office:value-type="float" office:value="0.25083">
                <text:p>0.250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4583">
                <text:p>0.024583</text:p>
              </table:table-cell>
              <table:table-cell office:value-type="float" office:value="0.000187">
                <text:p>0.000187</text:p>
              </table:table-cell>
              <table:table-cell office:value-type="float" office:value="0.002284">
                <text:p>0.0022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0366">
                <text:p>0.010366</text:p>
              </table:table-cell>
              <table:table-cell office:value-type="float" office:value="0">
                <text:p>0</text:p>
              </table:table-cell>
              <table:table-cell office:value-type="float" office:value="0.004037">
                <text:p>0.0040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617">
                <text:p>0.000617</text:p>
              </table:table-cell>
              <table:table-cell office:value-type="float" office:value="0.00358">
                <text:p>0.00358</text:p>
              </table:table-cell>
              <table:table-cell office:value-type="float" office:value="0.001268">
                <text:p>0.001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611">
                <text:p>0.000611</text:p>
              </table:table-cell>
              <table:table-cell office:value-type="float" office:value="0.00024">
                <text:p>0.00024</text:p>
              </table:table-cell>
              <table:table-cell office:value-type="float" office:value="0.017749">
                <text:p>0.0177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892">
                <text:p>0.001892</text:p>
              </table:table-cell>
              <table:table-cell office:value-type="float" office:value="0.000556">
                <text:p>0.000556</text:p>
              </table:table-cell>
              <table:table-cell office:value-type="float" office:value="0.004155">
                <text:p>0.004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631">
                <text:p>0.002631</text:p>
              </table:table-cell>
              <table:table-cell office:value-type="float" office:value="0.051312">
                <text:p>0.051312</text:p>
              </table:table-cell>
              <table:table-cell office:value-type="float" office:value="0.009506">
                <text:p>0.0095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399">
                <text:p>0.001399</text:p>
              </table:table-cell>
              <table:table-cell office:value-type="float" office:value="0.006641">
                <text:p>0.006641</text:p>
              </table:table-cell>
              <table:table-cell office:value-type="float" office:value="0.000481">
                <text:p>0.000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81">
                <text:p>0.000181</text:p>
              </table:table-cell>
              <table:table-cell office:value-type="float" office:value="0.005614">
                <text:p>0.0056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582">
                <text:p>0.000582</text:p>
              </table:table-cell>
              <table:table-cell office:value-type="float" office:value="0.001529">
                <text:p>0.0015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8">
                <text:p>0.000018</text:p>
              </table:table-cell>
              <table:table-cell office:value-type="float" office:value="0.00533">
                <text:p>0.00533</text:p>
              </table:table-cell>
              <table:table-cell office:value-type="float" office:value="0.013655">
                <text:p>0.013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96">
                <text:p>0.00496</text:p>
              </table:table-cell>
              <table:table-cell office:value-type="float" office:value="0.009049">
                <text:p>0.009049</text:p>
              </table:table-cell>
              <table:table-cell office:value-type="float" office:value="0.006924">
                <text:p>0.006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03">
                <text:p>0.000403</text:p>
              </table:table-cell>
              <table:table-cell office:value-type="float" office:value="0.002446">
                <text:p>0.002446</text:p>
              </table:table-cell>
              <table:table-cell office:value-type="float" office:value="0.001066">
                <text:p>0.001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152">
                <text:p>0.002152</text:p>
              </table:table-cell>
              <table:table-cell office:value-type="float" office:value="0.001848">
                <text:p>0.001848</text:p>
              </table:table-cell>
              <table:table-cell office:value-type="float" office:value="0.003823">
                <text:p>0.003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914">
                <text:p>0.001914</text:p>
              </table:table-cell>
              <table:table-cell office:value-type="float" office:value="0.014156">
                <text:p>0.014156</text:p>
              </table:table-cell>
              <table:table-cell office:value-type="float" office:value="0.007923">
                <text:p>0.0079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13">
                <text:p>0.000013</text:p>
              </table:table-cell>
              <table:table-cell office:value-type="float" office:value="0.015214">
                <text:p>0.015214</text:p>
              </table:table-cell>
              <table:table-cell office:value-type="float" office:value="0.008011">
                <text:p>0.008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028">
                <text:p>0.004028</text:p>
              </table:table-cell>
              <table:table-cell office:value-type="float" office:value="0.014981">
                <text:p>0.014981</text:p>
              </table:table-cell>
              <table:table-cell office:value-type="float" office:value="0.017472">
                <text:p>0.0174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3462">
                <text:p>0.023462</text:p>
              </table:table-cell>
              <table:table-cell office:value-type="float" office:value="0.011036">
                <text:p>0.011036</text:p>
              </table:table-cell>
              <table:table-cell office:value-type="float" office:value="0.000952">
                <text:p>0.0009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3">
                <text:p>0.000003</text:p>
              </table:table-cell>
              <table:table-cell office:value-type="float" office:value="0.023692">
                <text:p>0.023692</text:p>
              </table:table-cell>
              <table:table-cell office:value-type="float" office:value="0.142951">
                <text:p>0.1429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171">
                <text:p>0.001171</text:p>
              </table:table-cell>
              <table:table-cell office:value-type="float" office:value="0.000292">
                <text:p>0.000292</text:p>
              </table:table-cell>
              <table:table-cell office:value-type="float" office:value="1.366676">
                <text:p>1.3666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248">
                <text:p>0.000248</text:p>
              </table:table-cell>
              <table:table-cell office:value-type="float" office:value="0.004338">
                <text:p>0.004338</text:p>
              </table:table-cell>
              <table:table-cell office:value-type="float" office:value="0.072028">
                <text:p>0.0720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9681">
                <text:p>0.079681</text:p>
              </table:table-cell>
              <table:table-cell office:value-type="float" office:value="0.019931">
                <text:p>0.019931</text:p>
              </table:table-cell>
              <table:table-cell office:value-type="float" office:value="0.001144">
                <text:p>0.001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2">
                <text:p>0.000002</text:p>
              </table:table-cell>
              <table:table-cell office:value-type="float" office:value="0.166035">
                <text:p>0.166035</text:p>
              </table:table-cell>
              <table:table-cell office:value-type="float" office:value="0.010356">
                <text:p>0.010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62">
                <text:p>0.00262</text:p>
              </table:table-cell>
              <table:table-cell office:value-type="float" office:value="0.021175">
                <text:p>0.021175</text:p>
              </table:table-cell>
              <table:table-cell office:value-type="float" office:value="0.004899">
                <text:p>0.0048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02">
                <text:p>0.000202</text:p>
              </table:table-cell>
              <table:table-cell office:value-type="float" office:value="0.029384">
                <text:p>0.029384</text:p>
              </table:table-cell>
              <table:table-cell office:value-type="float" office:value="0.000511">
                <text:p>0.000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2256">
                <text:p>0.032256</text:p>
              </table:table-cell>
              <table:table-cell office:value-type="float" office:value="0.005148">
                <text:p>0.005148</text:p>
              </table:table-cell>
              <table:table-cell office:value-type="float" office:value="0.001249">
                <text:p>0.0012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749">
                <text:p>0.000749</text:p>
              </table:table-cell>
              <table:table-cell office:value-type="float" office:value="0.02529">
                <text:p>0.025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4">
                <text:p>0.00054</text:p>
              </table:table-cell>
              <table:table-cell office:value-type="float" office:value="0.09416">
                <text:p>0.09416</text:p>
              </table:table-cell>
              <table:table-cell office:value-type="float" office:value="0.000565">
                <text:p>0.0005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971">
                <text:p>0.002971</text:p>
              </table:table-cell>
              <table:table-cell office:value-type="float" office:value="0.016316">
                <text:p>0.016316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3143">
                <text:p>0.003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798">
                <text:p>0.000798</text:p>
              </table:table-cell>
              <table:table-cell office:value-type="float" office:value="0.011718">
                <text:p>0.011718</text:p>
              </table:table-cell>
              <table:table-cell office:value-type="float" office:value="0.001606">
                <text:p>0.0016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838">
                <text:p>0.003838</text:p>
              </table:table-cell>
              <table:table-cell office:value-type="float" office:value="0.012812">
                <text:p>0.012812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577">
                <text:p>0.000577</text:p>
              </table:table-cell>
              <table:table-cell office:value-type="float" office:value="0.084806">
                <text:p>0.084806</text:p>
              </table:table-cell>
              <table:table-cell office:value-type="float" office:value="0.037218">
                <text:p>0.037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2338">
                <text:p>0.012338</text:p>
              </table:table-cell>
              <table:table-cell office:value-type="float" office:value="0.000901">
                <text:p>0.000901</text:p>
              </table:table-cell>
              <table:table-cell office:value-type="float" office:value="0.053573">
                <text:p>0.0535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347">
                <text:p>0.003347</text:p>
              </table:table-cell>
              <table:table-cell office:value-type="float" office:value="0.003877">
                <text:p>0.003877</text:p>
              </table:table-cell>
              <table:table-cell office:value-type="float" office:value="0.012914">
                <text:p>0.0129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673">
                <text:p>0.000673</text:p>
              </table:table-cell>
              <table:table-cell office:value-type="float" office:value="0.003606">
                <text:p>0.0036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65">
                <text:p>0.000065</text:p>
              </table:table-cell>
              <table:table-cell office:value-type="float" office:value="0.003975">
                <text:p>0.003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3815">
                <text:p>0.013815</text:p>
              </table:table-cell>
              <table:table-cell office:value-type="float" office:value="0.032241">
                <text:p>0.032241</text:p>
              </table:table-cell>
              <table:table-cell office:value-type="float" office:value="0.061087">
                <text:p>0.0610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7256">
                <text:p>0.007256</text:p>
              </table:table-cell>
              <table:table-cell office:value-type="float" office:value="0.026832">
                <text:p>0.026832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042">
                <text:p>0.001042</text:p>
              </table:table-cell>
              <table:table-cell office:value-type="float" office:value="0.000139">
                <text:p>0.000139</text:p>
              </table:table-cell>
              <table:table-cell office:value-type="float" office:value="0.005715">
                <text:p>0.0057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715">
                <text:p>0.002715</text:p>
              </table:table-cell>
              <table:table-cell office:value-type="float" office:value="0.000578">
                <text:p>0.000578</text:p>
              </table:table-cell>
              <table:table-cell office:value-type="float" office:value="0.020867">
                <text:p>0.0208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846">
                <text:p>0.001846</text:p>
              </table:table-cell>
              <table:table-cell office:value-type="float" office:value="0.008335">
                <text:p>0.008335</text:p>
              </table:table-cell>
              <table:table-cell office:value-type="float" office:value="0.00227">
                <text:p>0.002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794">
                <text:p>0.001794</text:p>
              </table:table-cell>
              <table:table-cell office:value-type="float" office:value="0.00613">
                <text:p>0.00613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144">
                <text:p>0.002144</text:p>
              </table:table-cell>
              <table:table-cell office:value-type="float" office:value="0.006933">
                <text:p>0.006933</text:p>
              </table:table-cell>
              <table:table-cell office:value-type="float" office:value="0.020734">
                <text:p>0.0207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21">
                <text:p>0.000021</text:p>
              </table:table-cell>
              <table:table-cell office:value-type="float" office:value="0.005925">
                <text:p>0.005925</text:p>
              </table:table-cell>
              <table:table-cell office:value-type="float" office:value="0.014238">
                <text:p>0.0142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6163">
                <text:p>0.026163</text:p>
              </table:table-cell>
              <table:table-cell office:value-type="float" office:value="0.006744">
                <text:p>0.006744</text:p>
              </table:table-cell>
              <table:table-cell office:value-type="float" office:value="0.000601">
                <text:p>0.0006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71">
                <text:p>0.00071</text:p>
              </table:table-cell>
              <table:table-cell office:value-type="float" office:value="0.000837">
                <text:p>0.000837</text:p>
              </table:table-cell>
              <table:table-cell office:value-type="float" office:value="0.002412">
                <text:p>0.0024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154">
                <text:p>0.003154</text:p>
              </table:table-cell>
              <table:table-cell office:value-type="float" office:value="0.000219">
                <text:p>0.000219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111">
                <text:p>0.004111</text:p>
              </table:table-cell>
              <table:table-cell office:value-type="float" office:value="0.006442">
                <text:p>0.006442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27">
                <text:p>0.000027</text:p>
              </table:table-cell>
              <table:table-cell office:value-type="float" office:value="0.065175">
                <text:p>0.065175</text:p>
              </table:table-cell>
              <table:table-cell office:value-type="float" office:value="0.002421">
                <text:p>0.002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3237">
                <text:p>0.003237</text:p>
              </table:table-cell>
              <table:table-cell office:value-type="float" office:value="0.004991">
                <text:p>0.004991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12">
                <text:p>0.000112</text:p>
              </table:table-cell>
              <table:table-cell office:value-type="float" office:value="0.001449">
                <text:p>0.001449</text:p>
              </table:table-cell>
              <table:table-cell office:value-type="float" office:value="0.017806">
                <text:p>0.017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72">
                <text:p>0.000072</text:p>
              </table:table-cell>
              <table:table-cell office:value-type="float" office:value="0.003061">
                <text:p>0.003061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2937">
                <text:p>0.002937</text:p>
              </table:table-cell>
              <table:table-cell office:value-type="float" office:value="0.006403">
                <text:p>0.0064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29">
                <text:p>0.000029</text:p>
              </table:table-cell>
              <table:table-cell office:value-type="float" office:value="0.005702">
                <text:p>0.005702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3">
                <text:p>0.000003</text:p>
              </table:table-cell>
              <table:table-cell office:value-type="float" office:value="0.011291">
                <text:p>0.011291</text:p>
              </table:table-cell>
              <table:table-cell office:value-type="float" office:value="0.004927">
                <text:p>0.0049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4196">
                <text:p>0.004196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871">
                <text:p>0.002871</text:p>
              </table:table-cell>
              <table:table-cell office:value-type="float" office:value="0.000396">
                <text:p>0.000396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51">
                <text:p>0.000051</text:p>
              </table:table-cell>
              <table:table-cell office:value-type="float" office:value="0.001995">
                <text:p>0.001995</text:p>
              </table:table-cell>
              <table:table-cell office:value-type="float" office:value="0.014688">
                <text:p>0.014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586">
                <text:p>0.000586</text:p>
              </table:table-cell>
              <table:table-cell office:value-type="float" office:value="0.045958">
                <text:p>0.045958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589">
                <text:p>0.000589</text:p>
              </table:table-cell>
              <table:table-cell office:value-type="float" office:value="0.028492">
                <text:p>0.028492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223">
                <text:p>0.001223</text:p>
              </table:table-cell>
              <table:table-cell office:value-type="float" office:value="0.017174">
                <text:p>0.01717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675">
                <text:p>0.000675</text:p>
              </table:table-cell>
              <table:table-cell office:value-type="float" office:value="0.002216">
                <text:p>0.00221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523">
                <text:p>0.00052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462">
                <text:p>0.000462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462">
                <text:p>0.000462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418">
                <text:p>0.001418</text:p>
              </table:table-cell>
              <table:table-cell office:value-type="float" office:value="0.000071">
                <text:p>0.000071</text:p>
              </table:table-cell>
              <table:table-cell office:value-type="float" office:value="0.005461">
                <text:p>0.0054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604">
                <text:p>0.001604</text:p>
              </table:table-cell>
              <table:table-cell office:value-type="float" office:value="0.008121">
                <text:p>0.008121</text:p>
              </table:table-cell>
              <table:table-cell office:value-type="float" office:value="0.003457">
                <text:p>0.0034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252">
                <text:p>0.000252</text:p>
              </table:table-cell>
              <table:table-cell office:value-type="float" office:value="0.006191">
                <text:p>0.006191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118">
                <text:p>0.000118</text:p>
              </table:table-cell>
              <table:table-cell office:value-type="float" office:value="0.001304">
                <text:p>0.001304</text:p>
              </table:table-cell>
              <table:table-cell office:value-type="float" office:value="0.000571">
                <text:p>0.0005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7852">
                <text:p>0.007852</text:p>
              </table:table-cell>
              <table:table-cell office:value-type="float" office:value="0.000912">
                <text:p>0.000912</text:p>
              </table:table-cell>
              <table:table-cell office:value-type="float" office:value="0.000489">
                <text:p>0.0004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1">
                <text:p>0.00001</text:p>
              </table:table-cell>
              <table:table-cell office:value-type="float" office:value="0.007913">
                <text:p>0.007913</text:p>
              </table:table-cell>
              <table:table-cell office:value-type="float" office:value="0.016914">
                <text:p>0.0169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19">
                <text:p>0.000019</text:p>
              </table:table-cell>
              <table:table-cell office:value-type="float" office:value="0.002575">
                <text:p>0.002575</text:p>
              </table:table-cell>
              <table:table-cell office:value-type="float" office:value="0.005913">
                <text:p>0.0059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2784">
                <text:p>0.002784</text:p>
              </table:table-cell>
              <table:table-cell office:value-type="float" office:value="0.005375">
                <text:p>0.005375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9801">
                <text:p>0.009801</text:p>
              </table:table-cell>
              <table:table-cell office:value-type="float" office:value="0.059423">
                <text:p>0.059423</text:p>
              </table:table-cell>
              <table:table-cell office:value-type="float" office:value="0.007572">
                <text:p>0.0075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31">
                <text:p>0.000131</text:p>
              </table:table-cell>
              <table:table-cell office:value-type="float" office:value="0.022035">
                <text:p>0.022035</text:p>
              </table:table-cell>
              <table:table-cell office:value-type="float" office:value="0.004238">
                <text:p>0.0042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156">
                <text:p>0.000156</text:p>
              </table:table-cell>
              <table:table-cell office:value-type="float" office:value="0.000009">
                <text:p>0.000009</text:p>
              </table:table-cell>
              <table:table-cell office:value-type="float" office:value="0.017344">
                <text:p>0.0173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33">
                <text:p>0.000033</text:p>
              </table:table-cell>
              <table:table-cell office:value-type="float" office:value="0.002346">
                <text:p>0.002346</text:p>
              </table:table-cell>
              <table:table-cell office:value-type="float" office:value="0.001475">
                <text:p>0.0014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72">
                <text:p>0.00072</text:p>
              </table:table-cell>
              <table:table-cell office:value-type="float" office:value="0.000359">
                <text:p>0.000359</text:p>
              </table:table-cell>
              <table:table-cell office:value-type="float" office:value="0.015698">
                <text:p>0.015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551">
                <text:p>0.002551</text:p>
              </table:table-cell>
              <table:table-cell office:value-type="float" office:value="0.007138">
                <text:p>0.007138</text:p>
              </table:table-cell>
              <table:table-cell office:value-type="float" office:value="0.07003">
                <text:p>0.070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319">
                <text:p>0.000319</text:p>
              </table:table-cell>
              <table:table-cell office:value-type="float" office:value="0.008747">
                <text:p>0.008747</text:p>
              </table:table-cell>
              <table:table-cell office:value-type="float" office:value="0.000179">
                <text:p>0.0001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566">
                <text:p>0.000566</text:p>
              </table:table-cell>
              <table:table-cell office:value-type="float" office:value="0.000955">
                <text:p>0.000955</text:p>
              </table:table-cell>
              <table:table-cell office:value-type="float" office:value="0.01299">
                <text:p>0.012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123">
                <text:p>0.000123</text:p>
              </table:table-cell>
              <table:table-cell office:value-type="float" office:value="0.008415">
                <text:p>0.0084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061">
                <text:p>0.002061</text:p>
              </table:table-cell>
              <table:table-cell office:value-type="float" office:value="0.016759">
                <text:p>0.016759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2974">
                <text:p>0.022974</text:p>
              </table:table-cell>
              <table:table-cell office:value-type="float" office:value="0.044274">
                <text:p>0.044274</text:p>
              </table:table-cell>
              <table:table-cell office:value-type="float" office:value="0.006825">
                <text:p>0.0068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38">
                <text:p>0.000038</text:p>
              </table:table-cell>
              <table:table-cell office:value-type="float" office:value="0.318757">
                <text:p>0.318757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4108">
                <text:p>0.004108</text:p>
              </table:table-cell>
              <table:table-cell office:value-type="float" office:value="0.001015">
                <text:p>0.001015</text:p>
              </table:table-cell>
              <table:table-cell office:value-type="float" office:value="0.005022">
                <text:p>0.0050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535">
                <text:p>0.002535</text:p>
              </table:table-cell>
              <table:table-cell office:value-type="float" office:value="0.100324">
                <text:p>0.100324</text:p>
              </table:table-cell>
              <table:table-cell office:value-type="float" office:value="0.000572">
                <text:p>0.0005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001123">
                <text:p>0.001123</text:p>
              </table:table-cell>
              <table:table-cell office:value-type="float" office:value="0.029558">
                <text:p>0.0295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5765">
                <text:p>0.015765</text:p>
              </table:table-cell>
              <table:table-cell office:value-type="float" office:value="0.010043">
                <text:p>0.010043</text:p>
              </table:table-cell>
              <table:table-cell office:value-type="float" office:value="0.18562">
                <text:p>0.185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4583">
                <text:p>0.024583</text:p>
              </table:table-cell>
              <table:table-cell office:value-type="float" office:value="0.000187">
                <text:p>0.000187</text:p>
              </table:table-cell>
              <table:table-cell office:value-type="float" office:value="0.010524">
                <text:p>0.0105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0366">
                <text:p>0.010366</text:p>
              </table:table-cell>
              <table:table-cell office:value-type="float" office:value="0">
                <text:p>0</text:p>
              </table:table-cell>
              <table:table-cell office:value-type="float" office:value="0.000528">
                <text:p>0.0005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617">
                <text:p>0.000617</text:p>
              </table:table-cell>
              <table:table-cell office:value-type="float" office:value="0.00358">
                <text:p>0.00358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611">
                <text:p>0.000611</text:p>
              </table:table-cell>
              <table:table-cell office:value-type="float" office:value="0.00024">
                <text:p>0.00024</text:p>
              </table:table-cell>
              <table:table-cell office:value-type="float" office:value="0.011115">
                <text:p>0.0111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892">
                <text:p>0.001892</text:p>
              </table:table-cell>
              <table:table-cell office:value-type="float" office:value="0.000556">
                <text:p>0.000556</text:p>
              </table:table-cell>
              <table:table-cell office:value-type="float" office:value="0.004438">
                <text:p>0.0044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631">
                <text:p>0.002631</text:p>
              </table:table-cell>
              <table:table-cell office:value-type="float" office:value="0.051312">
                <text:p>0.051312</text:p>
              </table:table-cell>
              <table:table-cell office:value-type="float" office:value="0.010334">
                <text:p>0.0103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399">
                <text:p>0.001399</text:p>
              </table:table-cell>
              <table:table-cell office:value-type="float" office:value="0.006641">
                <text:p>0.006641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81">
                <text:p>0.000181</text:p>
              </table:table-cell>
              <table:table-cell office:value-type="float" office:value="0.003306">
                <text:p>0.0033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582">
                <text:p>0.000582</text:p>
              </table:table-cell>
              <table:table-cell office:value-type="float" office:value="0.000891">
                <text:p>0.0008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18">
                <text:p>0.000018</text:p>
              </table:table-cell>
              <table:table-cell office:value-type="float" office:value="0.00533">
                <text:p>0.00533</text:p>
              </table:table-cell>
              <table:table-cell office:value-type="float" office:value="0.015851">
                <text:p>0.0158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496">
                <text:p>0.00496</text:p>
              </table:table-cell>
              <table:table-cell office:value-type="float" office:value="0.009049">
                <text:p>0.009049</text:p>
              </table:table-cell>
              <table:table-cell office:value-type="float" office:value="0.003554">
                <text:p>0.0035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403">
                <text:p>0.000403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152">
                <text:p>0.002152</text:p>
              </table:table-cell>
              <table:table-cell office:value-type="float" office:value="0.001848">
                <text:p>0.001848</text:p>
              </table:table-cell>
              <table:table-cell office:value-type="float" office:value="0.002612">
                <text:p>0.0026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914">
                <text:p>0.001914</text:p>
              </table:table-cell>
              <table:table-cell office:value-type="float" office:value="0.014156">
                <text:p>0.014156</text:p>
              </table:table-cell>
              <table:table-cell office:value-type="float" office:value="0.008256">
                <text:p>0.0082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13">
                <text:p>0.000013</text:p>
              </table:table-cell>
              <table:table-cell office:value-type="float" office:value="0.015214">
                <text:p>0.015214</text:p>
              </table:table-cell>
              <table:table-cell office:value-type="float" office:value="0.005261">
                <text:p>0.0052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028">
                <text:p>0.004028</text:p>
              </table:table-cell>
              <table:table-cell office:value-type="float" office:value="0.014981">
                <text:p>0.014981</text:p>
              </table:table-cell>
              <table:table-cell office:value-type="float" office:value="0.011708">
                <text:p>0.0117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3462">
                <text:p>0.023462</text:p>
              </table:table-cell>
              <table:table-cell office:value-type="float" office:value="0.011036">
                <text:p>0.011036</text:p>
              </table:table-cell>
              <table:table-cell office:value-type="float" office:value="0.003844">
                <text:p>0.0038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3">
                <text:p>0.000003</text:p>
              </table:table-cell>
              <table:table-cell office:value-type="float" office:value="0.023692">
                <text:p>0.023692</text:p>
              </table:table-cell>
              <table:table-cell office:value-type="float" office:value="0.159495">
                <text:p>0.1594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171">
                <text:p>0.001171</text:p>
              </table:table-cell>
              <table:table-cell office:value-type="float" office:value="0.000292">
                <text:p>0.000292</text:p>
              </table:table-cell>
              <table:table-cell office:value-type="float" office:value="1.485331">
                <text:p>1.4853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248">
                <text:p>0.000248</text:p>
              </table:table-cell>
              <table:table-cell office:value-type="float" office:value="0.004338">
                <text:p>0.004338</text:p>
              </table:table-cell>
              <table:table-cell office:value-type="float" office:value="0.09348">
                <text:p>0.09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9681">
                <text:p>0.079681</text:p>
              </table:table-cell>
              <table:table-cell office:value-type="float" office:value="0.019931">
                <text:p>0.019931</text:p>
              </table:table-cell>
              <table:table-cell office:value-type="float" office:value="0.006023">
                <text:p>0.0060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2">
                <text:p>0.000002</text:p>
              </table:table-cell>
              <table:table-cell office:value-type="float" office:value="0.166035">
                <text:p>0.166035</text:p>
              </table:table-cell>
              <table:table-cell office:value-type="float" office:value="0.016387">
                <text:p>0.0163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62">
                <text:p>0.00262</text:p>
              </table:table-cell>
              <table:table-cell office:value-type="float" office:value="0.021175">
                <text:p>0.021175</text:p>
              </table:table-cell>
              <table:table-cell office:value-type="float" office:value="0.005797">
                <text:p>0.0057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202">
                <text:p>0.000202</text:p>
              </table:table-cell>
              <table:table-cell office:value-type="float" office:value="0.029384">
                <text:p>0.029384</text:p>
              </table:table-cell>
              <table:table-cell office:value-type="float" office:value="0.001155">
                <text:p>0.0011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2256">
                <text:p>0.032256</text:p>
              </table:table-cell>
              <table:table-cell office:value-type="float" office:value="0.005148">
                <text:p>0.005148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749">
                <text:p>0.000749</text:p>
              </table:table-cell>
              <table:table-cell office:value-type="float" office:value="0.026411">
                <text:p>0.0264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54">
                <text:p>0.00054</text:p>
              </table:table-cell>
              <table:table-cell office:value-type="float" office:value="0.09416">
                <text:p>0.09416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971">
                <text:p>0.002971</text:p>
              </table:table-cell>
              <table:table-cell office:value-type="float" office:value="0.016316">
                <text:p>0.016316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222">
                <text:p>0.002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798">
                <text:p>0.000798</text:p>
              </table:table-cell>
              <table:table-cell office:value-type="float" office:value="0.011718">
                <text:p>0.011718</text:p>
              </table:table-cell>
              <table:table-cell office:value-type="float" office:value="0.000992">
                <text:p>0.0009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838">
                <text:p>0.003838</text:p>
              </table:table-cell>
              <table:table-cell office:value-type="float" office:value="0.012812">
                <text:p>0.01281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577">
                <text:p>0.000577</text:p>
              </table:table-cell>
              <table:table-cell office:value-type="float" office:value="0.084806">
                <text:p>0.084806</text:p>
              </table:table-cell>
              <table:table-cell office:value-type="float" office:value="0.043151">
                <text:p>0.0431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968">
                <text:p>0.003968</text:p>
              </table:table-cell>
              <table:table-cell office:value-type="float" office:value="0.000901">
                <text:p>0.000901</text:p>
              </table:table-cell>
              <table:table-cell office:value-type="float" office:value="0.05348">
                <text:p>0.053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347">
                <text:p>0.003347</text:p>
              </table:table-cell>
              <table:table-cell office:value-type="float" office:value="0.003877">
                <text:p>0.003877</text:p>
              </table:table-cell>
              <table:table-cell office:value-type="float" office:value="0.014433">
                <text:p>0.0144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673">
                <text:p>0.000673</text:p>
              </table:table-cell>
              <table:table-cell office:value-type="float" office:value="0.003071">
                <text:p>0.0030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386">
                <text:p>0.0003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3815">
                <text:p>0.013815</text:p>
              </table:table-cell>
              <table:table-cell office:value-type="float" office:value="0.032241">
                <text:p>0.032241</text:p>
              </table:table-cell>
              <table:table-cell office:value-type="float" office:value="0.05966">
                <text:p>0.059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7256">
                <text:p>0.007256</text:p>
              </table:table-cell>
              <table:table-cell office:value-type="float" office:value="0.026832">
                <text:p>0.026832</text:p>
              </table:table-cell>
              <table:table-cell office:value-type="float" office:value="0.001678">
                <text:p>0.0016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042">
                <text:p>0.001042</text:p>
              </table:table-cell>
              <table:table-cell office:value-type="float" office:value="0.000139">
                <text:p>0.000139</text:p>
              </table:table-cell>
              <table:table-cell office:value-type="float" office:value="0.003682">
                <text:p>0.0036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715">
                <text:p>0.002715</text:p>
              </table:table-cell>
              <table:table-cell office:value-type="float" office:value="0.000578">
                <text:p>0.000578</text:p>
              </table:table-cell>
              <table:table-cell office:value-type="float" office:value="0.00819">
                <text:p>0.008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846">
                <text:p>0.001846</text:p>
              </table:table-cell>
              <table:table-cell office:value-type="float" office:value="0.008335">
                <text:p>0.008335</text:p>
              </table:table-cell>
              <table:table-cell office:value-type="float" office:value="0.001922">
                <text:p>0.0019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794">
                <text:p>0.001794</text:p>
              </table:table-cell>
              <table:table-cell office:value-type="float" office:value="0.00613">
                <text:p>0.00613</text:p>
              </table:table-cell>
              <table:table-cell office:value-type="float" office:value="0.000302">
                <text:p>0.0003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144">
                <text:p>0.002144</text:p>
              </table:table-cell>
              <table:table-cell office:value-type="float" office:value="0.006933">
                <text:p>0.006933</text:p>
              </table:table-cell>
              <table:table-cell office:value-type="float" office:value="0.020807">
                <text:p>0.0208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21">
                <text:p>0.000021</text:p>
              </table:table-cell>
              <table:table-cell office:value-type="float" office:value="0.005925">
                <text:p>0.005925</text:p>
              </table:table-cell>
              <table:table-cell office:value-type="float" office:value="0.008193">
                <text:p>0.0081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6163">
                <text:p>0.026163</text:p>
              </table:table-cell>
              <table:table-cell office:value-type="float" office:value="0.006744">
                <text:p>0.006744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71">
                <text:p>0.00071</text:p>
              </table:table-cell>
              <table:table-cell office:value-type="float" office:value="0.000837">
                <text:p>0.000837</text:p>
              </table:table-cell>
              <table:table-cell office:value-type="float" office:value="0.003883">
                <text:p>0.0038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3154">
                <text:p>0.003154</text:p>
              </table:table-cell>
              <table:table-cell office:value-type="float" office:value="0.000371">
                <text:p>0.00037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4111">
                <text:p>0.004111</text:p>
              </table:table-cell>
              <table:table-cell office:value-type="float" office:value="0.006442">
                <text:p>0.00644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27">
                <text:p>0.000027</text:p>
              </table:table-cell>
              <table:table-cell office:value-type="float" office:value="0.065175">
                <text:p>0.065175</text:p>
              </table:table-cell>
              <table:table-cell office:value-type="float" office:value="0.004172">
                <text:p>0.0041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3237">
                <text:p>0.003237</text:p>
              </table:table-cell>
              <table:table-cell office:value-type="float" office:value="0.004991">
                <text:p>0.004991</text:p>
              </table:table-cell>
              <table:table-cell office:value-type="float" office:value="0.002547">
                <text:p>0.0025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12">
                <text:p>0.000112</text:p>
              </table:table-cell>
              <table:table-cell office:value-type="float" office:value="0.001449">
                <text:p>0.001449</text:p>
              </table:table-cell>
              <table:table-cell office:value-type="float" office:value="0.018427">
                <text:p>0.0184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72">
                <text:p>0.000072</text:p>
              </table:table-cell>
              <table:table-cell office:value-type="float" office:value="0.003061">
                <text:p>0.003061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2937">
                <text:p>0.002937</text:p>
              </table:table-cell>
              <table:table-cell office:value-type="float" office:value="0.006084">
                <text:p>0.0060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29">
                <text:p>0.000029</text:p>
              </table:table-cell>
              <table:table-cell office:value-type="float" office:value="0.005702">
                <text:p>0.0057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3">
                <text:p>0.000003</text:p>
              </table:table-cell>
              <table:table-cell office:value-type="float" office:value="0.011291">
                <text:p>0.011291</text:p>
              </table:table-cell>
              <table:table-cell office:value-type="float" office:value="0.005417">
                <text:p>0.0054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4196">
                <text:p>0.004196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871">
                <text:p>0.002871</text:p>
              </table:table-cell>
              <table:table-cell office:value-type="float" office:value="0.000396">
                <text:p>0.000396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51">
                <text:p>0.000051</text:p>
              </table:table-cell>
              <table:table-cell office:value-type="float" office:value="0.001995">
                <text:p>0.001995</text:p>
              </table:table-cell>
              <table:table-cell office:value-type="float" office:value="0.014688">
                <text:p>0.014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17">
                <text:p>0.000017</text:p>
              </table:table-cell>
              <table:table-cell office:value-type="float" office:value="0.045958">
                <text:p>0.045958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589">
                <text:p>0.000589</text:p>
              </table:table-cell>
              <table:table-cell office:value-type="float" office:value="0.028492">
                <text:p>0.028492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223">
                <text:p>0.001223</text:p>
              </table:table-cell>
              <table:table-cell office:value-type="float" office:value="0.017174">
                <text:p>0.01717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675">
                <text:p>0.000675</text:p>
              </table:table-cell>
              <table:table-cell office:value-type="float" office:value="0.002216">
                <text:p>0.00221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523">
                <text:p>0.00052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462">
                <text:p>0.000462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462">
                <text:p>0.000462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418">
                <text:p>0.001418</text:p>
              </table:table-cell>
              <table:table-cell office:value-type="float" office:value="0.004983">
                <text:p>0.004983</text:p>
              </table:table-cell>
              <table:table-cell office:value-type="float" office:value="0.005461">
                <text:p>0.0054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604">
                <text:p>0.001604</text:p>
              </table:table-cell>
              <table:table-cell office:value-type="float" office:value="0.008121">
                <text:p>0.008121</text:p>
              </table:table-cell>
              <table:table-cell office:value-type="float" office:value="0.003457">
                <text:p>0.0034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252">
                <text:p>0.000252</text:p>
              </table:table-cell>
              <table:table-cell office:value-type="float" office:value="0.006191">
                <text:p>0.006191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118">
                <text:p>0.000118</text:p>
              </table:table-cell>
              <table:table-cell office:value-type="float" office:value="0.00072">
                <text:p>0.00072</text:p>
              </table:table-cell>
              <table:table-cell office:value-type="float" office:value="0.005777">
                <text:p>0.0057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7852">
                <text:p>0.007852</text:p>
              </table:table-cell>
              <table:table-cell office:value-type="float" office:value="0.000912">
                <text:p>0.000912</text:p>
              </table:table-cell>
              <table:table-cell office:value-type="float" office:value="0.000489">
                <text:p>0.0004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1">
                <text:p>0.00001</text:p>
              </table:table-cell>
              <table:table-cell office:value-type="float" office:value="0.007913">
                <text:p>0.007913</text:p>
              </table:table-cell>
              <table:table-cell office:value-type="float" office:value="0.016914">
                <text:p>0.0169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19">
                <text:p>0.000019</text:p>
              </table:table-cell>
              <table:table-cell office:value-type="float" office:value="0.002575">
                <text:p>0.002575</text:p>
              </table:table-cell>
              <table:table-cell office:value-type="float" office:value="0.005913">
                <text:p>0.0059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784">
                <text:p>0.002784</text:p>
              </table:table-cell>
              <table:table-cell office:value-type="float" office:value="0.005375">
                <text:p>0.00537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9801">
                <text:p>0.009801</text:p>
              </table:table-cell>
              <table:table-cell office:value-type="float" office:value="0.076593">
                <text:p>0.076593</text:p>
              </table:table-cell>
              <table:table-cell office:value-type="float" office:value="0.007376">
                <text:p>0.0073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131">
                <text:p>0.000131</text:p>
              </table:table-cell>
              <table:table-cell office:value-type="float" office:value="0.022035">
                <text:p>0.022035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156">
                <text:p>0.000156</text:p>
              </table:table-cell>
              <table:table-cell office:value-type="float" office:value="0.000009">
                <text:p>0.000009</text:p>
              </table:table-cell>
              <table:table-cell office:value-type="float" office:value="0.015002">
                <text:p>0.015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33">
                <text:p>0.000033</text:p>
              </table:table-cell>
              <table:table-cell office:value-type="float" office:value="0.002346">
                <text:p>0.00234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72">
                <text:p>0.00072</text:p>
              </table:table-cell>
              <table:table-cell office:value-type="float" office:value="0.000359">
                <text:p>0.000359</text:p>
              </table:table-cell>
              <table:table-cell office:value-type="float" office:value="0.013603">
                <text:p>0.0136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551">
                <text:p>0.002551</text:p>
              </table:table-cell>
              <table:table-cell office:value-type="float" office:value="0.007138">
                <text:p>0.007138</text:p>
              </table:table-cell>
              <table:table-cell office:value-type="float" office:value="0.074709">
                <text:p>0.0747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319">
                <text:p>0.000319</text:p>
              </table:table-cell>
              <table:table-cell office:value-type="float" office:value="0.016328">
                <text:p>0.016328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566">
                <text:p>0.000566</text:p>
              </table:table-cell>
              <table:table-cell office:value-type="float" office:value="0.000955">
                <text:p>0.000955</text:p>
              </table:table-cell>
              <table:table-cell office:value-type="float" office:value="0.009834">
                <text:p>0.0098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123">
                <text:p>0.000123</text:p>
              </table:table-cell>
              <table:table-cell office:value-type="float" office:value="0.008377">
                <text:p>0.0083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061">
                <text:p>0.002061</text:p>
              </table:table-cell>
              <table:table-cell office:value-type="float" office:value="0.016759">
                <text:p>0.016759</text:p>
              </table:table-cell>
              <table:table-cell office:value-type="float" office:value="0.00062">
                <text:p>0.000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2974">
                <text:p>0.022974</text:p>
              </table:table-cell>
              <table:table-cell office:value-type="float" office:value="0.044274">
                <text:p>0.044274</text:p>
              </table:table-cell>
              <table:table-cell office:value-type="float" office:value="0.015549">
                <text:p>0.0155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38">
                <text:p>0.000038</text:p>
              </table:table-cell>
              <table:table-cell office:value-type="float" office:value="0.318757">
                <text:p>0.318757</text:p>
              </table:table-cell>
              <table:table-cell office:value-type="float" office:value="0.001696">
                <text:p>0.0016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4108">
                <text:p>0.004108</text:p>
              </table:table-cell>
              <table:table-cell office:value-type="float" office:value="0.001015">
                <text:p>0.001015</text:p>
              </table:table-cell>
              <table:table-cell office:value-type="float" office:value="0.004407">
                <text:p>0.0044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535">
                <text:p>0.002535</text:p>
              </table:table-cell>
              <table:table-cell office:value-type="float" office:value="0.063642">
                <text:p>0.063642</text:p>
              </table:table-cell>
              <table:table-cell office:value-type="float" office:value="0.000379">
                <text:p>0.000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001123">
                <text:p>0.001123</text:p>
              </table:table-cell>
              <table:table-cell office:value-type="float" office:value="0.026984">
                <text:p>0.0269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5765">
                <text:p>0.015765</text:p>
              </table:table-cell>
              <table:table-cell office:value-type="float" office:value="0.010043">
                <text:p>0.010043</text:p>
              </table:table-cell>
              <table:table-cell office:value-type="float" office:value="0.132354">
                <text:p>0.1323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4583">
                <text:p>0.024583</text:p>
              </table:table-cell>
              <table:table-cell office:value-type="float" office:value="0.000187">
                <text:p>0.000187</text:p>
              </table:table-cell>
              <table:table-cell office:value-type="float" office:value="0.010666">
                <text:p>0.0106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0366">
                <text:p>0.010366</text:p>
              </table:table-cell>
              <table:table-cell office:value-type="float" office:value="0">
                <text:p>0</text:p>
              </table:table-cell>
              <table:table-cell office:value-type="float" office:value="0.000611">
                <text:p>0.0006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617">
                <text:p>0.000617</text:p>
              </table:table-cell>
              <table:table-cell office:value-type="float" office:value="0.00358">
                <text:p>0.00358</text:p>
              </table:table-cell>
              <table:table-cell office:value-type="float" office:value="0.000403">
                <text:p>0.0004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611">
                <text:p>0.000611</text:p>
              </table:table-cell>
              <table:table-cell office:value-type="float" office:value="0.00024">
                <text:p>0.00024</text:p>
              </table:table-cell>
              <table:table-cell office:value-type="float" office:value="0.010182">
                <text:p>0.0101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892">
                <text:p>0.001892</text:p>
              </table:table-cell>
              <table:table-cell office:value-type="float" office:value="0.000556">
                <text:p>0.000556</text:p>
              </table:table-cell>
              <table:table-cell office:value-type="float" office:value="0.001748">
                <text:p>0.0017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2631">
                <text:p>0.002631</text:p>
              </table:table-cell>
              <table:table-cell office:value-type="float" office:value="0.051312">
                <text:p>0.051312</text:p>
              </table:table-cell>
              <table:table-cell office:value-type="float" office:value="0.010931">
                <text:p>0.0109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399">
                <text:p>0.001399</text:p>
              </table:table-cell>
              <table:table-cell office:value-type="float" office:value="0.006641">
                <text:p>0.006641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81">
                <text:p>0.000181</text:p>
              </table:table-cell>
              <table:table-cell office:value-type="float" office:value="0.002101">
                <text:p>0.0021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582">
                <text:p>0.000582</text:p>
              </table:table-cell>
              <table:table-cell office:value-type="float" office:value="0.000659">
                <text:p>0.0006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18">
                <text:p>0.000018</text:p>
              </table:table-cell>
              <table:table-cell office:value-type="float" office:value="0.00533">
                <text:p>0.00533</text:p>
              </table:table-cell>
              <table:table-cell office:value-type="float" office:value="0.012902">
                <text:p>0.0129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496">
                <text:p>0.00496</text:p>
              </table:table-cell>
              <table:table-cell office:value-type="float" office:value="0.009049">
                <text:p>0.009049</text:p>
              </table:table-cell>
              <table:table-cell office:value-type="float" office:value="0.001267">
                <text:p>0.0012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403">
                <text:p>0.000403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152">
                <text:p>0.002152</text:p>
              </table:table-cell>
              <table:table-cell office:value-type="float" office:value="0.001848">
                <text:p>0.001848</text:p>
              </table:table-cell>
              <table:table-cell office:value-type="float" office:value="0.001197">
                <text:p>0.0011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914">
                <text:p>0.001914</text:p>
              </table:table-cell>
              <table:table-cell office:value-type="float" office:value="0.014156">
                <text:p>0.014156</text:p>
              </table:table-cell>
              <table:table-cell office:value-type="float" office:value="0.007929">
                <text:p>0.0079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13">
                <text:p>0.000013</text:p>
              </table:table-cell>
              <table:table-cell office:value-type="float" office:value="0.015214">
                <text:p>0.015214</text:p>
              </table:table-cell>
              <table:table-cell office:value-type="float" office:value="0.001657">
                <text:p>0.0016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4028">
                <text:p>0.004028</text:p>
              </table:table-cell>
              <table:table-cell office:value-type="float" office:value="0.014981">
                <text:p>0.014981</text:p>
              </table:table-cell>
              <table:table-cell office:value-type="float" office:value="0.013404">
                <text:p>0.0134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3462">
                <text:p>0.023462</text:p>
              </table:table-cell>
              <table:table-cell office:value-type="float" office:value="0.011036">
                <text:p>0.011036</text:p>
              </table:table-cell>
              <table:table-cell office:value-type="float" office:value="0.004592">
                <text:p>0.0045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3">
                <text:p>0.000003</text:p>
              </table:table-cell>
              <table:table-cell office:value-type="float" office:value="0.023692">
                <text:p>0.023692</text:p>
              </table:table-cell>
              <table:table-cell office:value-type="float" office:value="0.148931">
                <text:p>0.1489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171">
                <text:p>0.001171</text:p>
              </table:table-cell>
              <table:table-cell office:value-type="float" office:value="0.000292">
                <text:p>0.000292</text:p>
              </table:table-cell>
              <table:table-cell office:value-type="float" office:value="1.508046">
                <text:p>1.5080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248">
                <text:p>0.000248</text:p>
              </table:table-cell>
              <table:table-cell office:value-type="float" office:value="0.004338">
                <text:p>0.004338</text:p>
              </table:table-cell>
              <table:table-cell office:value-type="float" office:value="0.092984">
                <text:p>0.0929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9681">
                <text:p>0.079681</text:p>
              </table:table-cell>
              <table:table-cell office:value-type="float" office:value="0.019931">
                <text:p>0.019931</text:p>
              </table:table-cell>
              <table:table-cell office:value-type="float" office:value="0.006062">
                <text:p>0.0060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2">
                <text:p>0.000002</text:p>
              </table:table-cell>
              <table:table-cell office:value-type="float" office:value="0.166035">
                <text:p>0.166035</text:p>
              </table:table-cell>
              <table:table-cell office:value-type="float" office:value="0.017148">
                <text:p>0.0171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62">
                <text:p>0.00262</text:p>
              </table:table-cell>
              <table:table-cell office:value-type="float" office:value="0.021175">
                <text:p>0.021175</text:p>
              </table:table-cell>
              <table:table-cell office:value-type="float" office:value="0.002618">
                <text:p>0.0026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202">
                <text:p>0.000202</text:p>
              </table:table-cell>
              <table:table-cell office:value-type="float" office:value="0.029384">
                <text:p>0.029384</text:p>
              </table:table-cell>
              <table:table-cell office:value-type="float" office:value="0.001946">
                <text:p>0.0019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2256">
                <text:p>0.032256</text:p>
              </table:table-cell>
              <table:table-cell office:value-type="float" office:value="0.005148">
                <text:p>0.005148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749">
                <text:p>0.000749</text:p>
              </table:table-cell>
              <table:table-cell office:value-type="float" office:value="0.014281">
                <text:p>0.0142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54">
                <text:p>0.00054</text:p>
              </table:table-cell>
              <table:table-cell office:value-type="float" office:value="0.09416">
                <text:p>0.09416</text:p>
              </table:table-cell>
              <table:table-cell office:value-type="float" office:value="0.002979">
                <text:p>0.0029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971">
                <text:p>0.002971</text:p>
              </table:table-cell>
              <table:table-cell office:value-type="float" office:value="0.016316">
                <text:p>0.016316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798">
                <text:p>0.000798</text:p>
              </table:table-cell>
              <table:table-cell office:value-type="float" office:value="0.011718">
                <text:p>0.011718</text:p>
              </table:table-cell>
              <table:table-cell office:value-type="float" office:value="0.000331">
                <text:p>0.0003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3838">
                <text:p>0.003838</text:p>
              </table:table-cell>
              <table:table-cell office:value-type="float" office:value="0.012812">
                <text:p>0.012812</text:p>
              </table:table-cell>
              <table:table-cell office:value-type="float" office:value="0.002532">
                <text:p>0.0025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577">
                <text:p>0.000577</text:p>
              </table:table-cell>
              <table:table-cell office:value-type="float" office:value="0.084806">
                <text:p>0.084806</text:p>
              </table:table-cell>
              <table:table-cell office:value-type="float" office:value="0.039253">
                <text:p>0.0392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2338">
                <text:p>0.012338</text:p>
              </table:table-cell>
              <table:table-cell office:value-type="float" office:value="0.000901">
                <text:p>0.000901</text:p>
              </table:table-cell>
              <table:table-cell office:value-type="float" office:value="0.042509">
                <text:p>0.0425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3347">
                <text:p>0.003347</text:p>
              </table:table-cell>
              <table:table-cell office:value-type="float" office:value="0.003877">
                <text:p>0.003877</text:p>
              </table:table-cell>
              <table:table-cell office:value-type="float" office:value="0.016177">
                <text:p>0.0161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673">
                <text:p>0.000673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65">
                <text:p>0.000065</text:p>
              </table:table-cell>
              <table:table-cell office:value-type="float" office:value="0.005029">
                <text:p>0.0050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3815">
                <text:p>0.013815</text:p>
              </table:table-cell>
              <table:table-cell office:value-type="float" office:value="0.032241">
                <text:p>0.032241</text:p>
              </table:table-cell>
              <table:table-cell office:value-type="float" office:value="0.035834">
                <text:p>0.0358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7256">
                <text:p>0.007256</text:p>
              </table:table-cell>
              <table:table-cell office:value-type="float" office:value="0.026832">
                <text:p>0.026832</text:p>
              </table:table-cell>
              <table:table-cell office:value-type="float" office:value="0.002632">
                <text:p>0.0026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042">
                <text:p>0.001042</text:p>
              </table:table-cell>
              <table:table-cell office:value-type="float" office:value="0.000139">
                <text:p>0.000139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715">
                <text:p>0.002715</text:p>
              </table:table-cell>
              <table:table-cell office:value-type="float" office:value="0.000578">
                <text:p>0.000578</text:p>
              </table:table-cell>
              <table:table-cell office:value-type="float" office:value="0.028845">
                <text:p>0.0288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1846">
                <text:p>0.001846</text:p>
              </table:table-cell>
              <table:table-cell office:value-type="float" office:value="0.008335">
                <text:p>0.008335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1794">
                <text:p>0.001794</text:p>
              </table:table-cell>
              <table:table-cell office:value-type="float" office:value="0.00613">
                <text:p>0.00613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144">
                <text:p>0.002144</text:p>
              </table:table-cell>
              <table:table-cell office:value-type="float" office:value="0.006933">
                <text:p>0.006933</text:p>
              </table:table-cell>
              <table:table-cell office:value-type="float" office:value="0.011499">
                <text:p>0.0114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21">
                <text:p>0.000021</text:p>
              </table:table-cell>
              <table:table-cell office:value-type="float" office:value="0.005925">
                <text:p>0.005925</text:p>
              </table:table-cell>
              <table:table-cell office:value-type="float" office:value="0.007908">
                <text:p>0.0079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6163">
                <text:p>0.026163</text:p>
              </table:table-cell>
              <table:table-cell office:value-type="float" office:value="0.006744">
                <text:p>0.006744</text:p>
              </table:table-cell>
              <table:table-cell office:value-type="float" office:value="0.000898">
                <text:p>0.0008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71">
                <text:p>0.00071</text:p>
              </table:table-cell>
              <table:table-cell office:value-type="float" office:value="0.000837">
                <text:p>0.000837</text:p>
              </table:table-cell>
              <table:table-cell office:value-type="float" office:value="0.005011">
                <text:p>0.0050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3154">
                <text:p>0.003154</text:p>
              </table:table-cell>
              <table:table-cell office:value-type="float" office:value="0.000219">
                <text:p>0.000219</text:p>
              </table:table-cell>
              <table:table-cell office:value-type="float" office:value="0.001059">
                <text:p>0.0010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4111">
                <text:p>0.004111</text:p>
              </table:table-cell>
              <table:table-cell office:value-type="float" office:value="0.006442">
                <text:p>0.00644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27">
                <text:p>0.000027</text:p>
              </table:table-cell>
              <table:table-cell office:value-type="float" office:value="0.065175">
                <text:p>0.065175</text:p>
              </table:table-cell>
              <table:table-cell office:value-type="float" office:value="0.004172">
                <text:p>0.0041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3237">
                <text:p>0.003237</text:p>
              </table:table-cell>
              <table:table-cell office:value-type="float" office:value="0.004991">
                <text:p>0.004991</text:p>
              </table:table-cell>
              <table:table-cell office:value-type="float" office:value="0.002547">
                <text:p>0.0025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112">
                <text:p>0.000112</text:p>
              </table:table-cell>
              <table:table-cell office:value-type="float" office:value="0.001449">
                <text:p>0.001449</text:p>
              </table:table-cell>
              <table:table-cell office:value-type="float" office:value="0.018427">
                <text:p>0.0184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72">
                <text:p>0.000072</text:p>
              </table:table-cell>
              <table:table-cell office:value-type="float" office:value="0.003061">
                <text:p>0.003061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2937">
                <text:p>0.002937</text:p>
              </table:table-cell>
              <table:table-cell office:value-type="float" office:value="0.006084">
                <text:p>0.0060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29">
                <text:p>0.000029</text:p>
              </table:table-cell>
              <table:table-cell office:value-type="float" office:value="0.005702">
                <text:p>0.00570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3">
                <text:p>0.000003</text:p>
              </table:table-cell>
              <table:table-cell office:value-type="float" office:value="0.011291">
                <text:p>0.011291</text:p>
              </table:table-cell>
              <table:table-cell office:value-type="float" office:value="0.005417">
                <text:p>0.0054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4196">
                <text:p>0.004196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871">
                <text:p>0.002871</text:p>
              </table:table-cell>
              <table:table-cell office:value-type="float" office:value="0.000396">
                <text:p>0.000396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51">
                <text:p>0.000051</text:p>
              </table:table-cell>
              <table:table-cell office:value-type="float" office:value="0.001995">
                <text:p>0.001995</text:p>
              </table:table-cell>
              <table:table-cell office:value-type="float" office:value="0.014688">
                <text:p>0.0146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17">
                <text:p>0.000017</text:p>
              </table:table-cell>
              <table:table-cell office:value-type="float" office:value="0.045958">
                <text:p>0.045958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589">
                <text:p>0.000589</text:p>
              </table:table-cell>
              <table:table-cell office:value-type="float" office:value="0.028492">
                <text:p>0.028492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223">
                <text:p>0.001223</text:p>
              </table:table-cell>
              <table:table-cell office:value-type="float" office:value="0.017174">
                <text:p>0.01717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675">
                <text:p>0.000675</text:p>
              </table:table-cell>
              <table:table-cell office:value-type="float" office:value="0.002216">
                <text:p>0.00221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523">
                <text:p>0.00052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462">
                <text:p>0.000462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462">
                <text:p>0.000462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418">
                <text:p>0.001418</text:p>
              </table:table-cell>
              <table:table-cell office:value-type="float" office:value="0.000071">
                <text:p>0.000071</text:p>
              </table:table-cell>
              <table:table-cell office:value-type="float" office:value="0.005461">
                <text:p>0.0054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1604">
                <text:p>0.001604</text:p>
              </table:table-cell>
              <table:table-cell office:value-type="float" office:value="0.008121">
                <text:p>0.008121</text:p>
              </table:table-cell>
              <table:table-cell office:value-type="float" office:value="0.003457">
                <text:p>0.0034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6191">
                <text:p>0.006191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118">
                <text:p>0.000118</text:p>
              </table:table-cell>
              <table:table-cell office:value-type="float" office:value="0.00072">
                <text:p>0.00072</text:p>
              </table:table-cell>
              <table:table-cell office:value-type="float" office:value="0.005777">
                <text:p>0.0057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7852">
                <text:p>0.007852</text:p>
              </table:table-cell>
              <table:table-cell office:value-type="float" office:value="0.000912">
                <text:p>0.000912</text:p>
              </table:table-cell>
              <table:table-cell office:value-type="float" office:value="0.000489">
                <text:p>0.0004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1">
                <text:p>0.00001</text:p>
              </table:table-cell>
              <table:table-cell office:value-type="float" office:value="0.007913">
                <text:p>0.007913</text:p>
              </table:table-cell>
              <table:table-cell office:value-type="float" office:value="0.016914">
                <text:p>0.0169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19">
                <text:p>0.000019</text:p>
              </table:table-cell>
              <table:table-cell office:value-type="float" office:value="0.002575">
                <text:p>0.002575</text:p>
              </table:table-cell>
              <table:table-cell office:value-type="float" office:value="0.005913">
                <text:p>0.0059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784">
                <text:p>0.002784</text:p>
              </table:table-cell>
              <table:table-cell office:value-type="float" office:value="0.005375">
                <text:p>0.00537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9801">
                <text:p>0.009801</text:p>
              </table:table-cell>
              <table:table-cell office:value-type="float" office:value="0.076593">
                <text:p>0.076593</text:p>
              </table:table-cell>
              <table:table-cell office:value-type="float" office:value="0.012831">
                <text:p>0.0128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131">
                <text:p>0.000131</text:p>
              </table:table-cell>
              <table:table-cell office:value-type="float" office:value="0.022035">
                <text:p>0.022035</text:p>
              </table:table-cell>
              <table:table-cell office:value-type="float" office:value="0.013418">
                <text:p>0.0134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156">
                <text:p>0.000156</text:p>
              </table:table-cell>
              <table:table-cell office:value-type="float" office:value="0.000009">
                <text:p>0.000009</text:p>
              </table:table-cell>
              <table:table-cell office:value-type="float" office:value="0.011696">
                <text:p>0.0116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33">
                <text:p>0.000033</text:p>
              </table:table-cell>
              <table:table-cell office:value-type="float" office:value="0.002346">
                <text:p>0.002346</text:p>
              </table:table-cell>
              <table:table-cell office:value-type="float" office:value="0.005715">
                <text:p>0.0057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72">
                <text:p>0.00072</text:p>
              </table:table-cell>
              <table:table-cell office:value-type="float" office:value="0.000359">
                <text:p>0.000359</text:p>
              </table:table-cell>
              <table:table-cell office:value-type="float" office:value="0.006562">
                <text:p>0.0065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551">
                <text:p>0.002551</text:p>
              </table:table-cell>
              <table:table-cell office:value-type="float" office:value="0.007138">
                <text:p>0.007138</text:p>
              </table:table-cell>
              <table:table-cell office:value-type="float" office:value="0.070087">
                <text:p>0.0700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319">
                <text:p>0.000319</text:p>
              </table:table-cell>
              <table:table-cell office:value-type="float" office:value="0.016328">
                <text:p>0.016328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566">
                <text:p>0.000566</text:p>
              </table:table-cell>
              <table:table-cell office:value-type="float" office:value="0.000955">
                <text:p>0.000955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123">
                <text:p>0.000123</text:p>
              </table:table-cell>
              <table:table-cell office:value-type="float" office:value="0.00937">
                <text:p>0.009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061">
                <text:p>0.002061</text:p>
              </table:table-cell>
              <table:table-cell office:value-type="float" office:value="0.016759">
                <text:p>0.016759</text:p>
              </table:table-cell>
              <table:table-cell office:value-type="float" office:value="0.003915">
                <text:p>0.0039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2974">
                <text:p>0.022974</text:p>
              </table:table-cell>
              <table:table-cell office:value-type="float" office:value="0.044274">
                <text:p>0.044274</text:p>
              </table:table-cell>
              <table:table-cell office:value-type="float" office:value="0.041984">
                <text:p>0.0419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38">
                <text:p>0.000038</text:p>
              </table:table-cell>
              <table:table-cell office:value-type="float" office:value="0.318757">
                <text:p>0.318757</text:p>
              </table:table-cell>
              <table:table-cell office:value-type="float" office:value="0.000405">
                <text:p>0.0004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4108">
                <text:p>0.004108</text:p>
              </table:table-cell>
              <table:table-cell office:value-type="float" office:value="0.001015">
                <text:p>0.001015</text:p>
              </table:table-cell>
              <table:table-cell office:value-type="float" office:value="0.001952">
                <text:p>0.0019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535">
                <text:p>0.002535</text:p>
              </table:table-cell>
              <table:table-cell office:value-type="float" office:value="0.063642">
                <text:p>0.063642</text:p>
              </table:table-cell>
              <table:table-cell office:value-type="float" office:value="0.003501">
                <text:p>0.0035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01123">
                <text:p>0.001123</text:p>
              </table:table-cell>
              <table:table-cell office:value-type="float" office:value="0.045736">
                <text:p>0.0457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5765">
                <text:p>0.015765</text:p>
              </table:table-cell>
              <table:table-cell office:value-type="float" office:value="0.010043">
                <text:p>0.010043</text:p>
              </table:table-cell>
              <table:table-cell office:value-type="float" office:value="0.192808">
                <text:p>0.1928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4583">
                <text:p>0.024583</text:p>
              </table:table-cell>
              <table:table-cell office:value-type="float" office:value="0.000187">
                <text:p>0.000187</text:p>
              </table:table-cell>
              <table:table-cell office:value-type="float" office:value="0.002223">
                <text:p>0.00222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2593">
                <text:p>0.002593</text:p>
              </table:table-cell>
              <table:table-cell office:value-type="float" office:value="0">
                <text:p>0</text:p>
              </table:table-cell>
              <table:table-cell office:value-type="float" office:value="0.004602">
                <text:p>0.0046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617">
                <text:p>0.000617</text:p>
              </table:table-cell>
              <table:table-cell office:value-type="float" office:value="0.00358">
                <text:p>0.00358</text:p>
              </table:table-cell>
              <table:table-cell office:value-type="float" office:value="0.000692">
                <text:p>0.0006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611">
                <text:p>0.000611</text:p>
              </table:table-cell>
              <table:table-cell office:value-type="float" office:value="0.00024">
                <text:p>0.00024</text:p>
              </table:table-cell>
              <table:table-cell office:value-type="float" office:value="0.01691">
                <text:p>0.016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892">
                <text:p>0.001892</text:p>
              </table:table-cell>
              <table:table-cell office:value-type="float" office:value="0.000556">
                <text:p>0.000556</text:p>
              </table:table-cell>
              <table:table-cell office:value-type="float" office:value="0.001708">
                <text:p>0.0017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2631">
                <text:p>0.002631</text:p>
              </table:table-cell>
              <table:table-cell office:value-type="float" office:value="0.051312">
                <text:p>0.051312</text:p>
              </table:table-cell>
              <table:table-cell office:value-type="float" office:value="0.01017">
                <text:p>0.010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1399">
                <text:p>0.001399</text:p>
              </table:table-cell>
              <table:table-cell office:value-type="float" office:value="0.006641">
                <text:p>0.006641</text:p>
              </table:table-cell>
              <table:table-cell office:value-type="float" office:value="0.000354">
                <text:p>0.0003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81">
                <text:p>0.000181</text:p>
              </table:table-cell>
              <table:table-cell office:value-type="float" office:value="0.004064">
                <text:p>0.0040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582">
                <text:p>0.000582</text:p>
              </table:table-cell>
              <table:table-cell office:value-type="float" office:value="0.001251">
                <text:p>0.0012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18">
                <text:p>0.000018</text:p>
              </table:table-cell>
              <table:table-cell office:value-type="float" office:value="0.00533">
                <text:p>0.00533</text:p>
              </table:table-cell>
              <table:table-cell office:value-type="float" office:value="0.011059">
                <text:p>0.0110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496">
                <text:p>0.00496</text:p>
              </table:table-cell>
              <table:table-cell office:value-type="float" office:value="0.009049">
                <text:p>0.009049</text:p>
              </table:table-cell>
              <table:table-cell office:value-type="float" office:value="0.003578">
                <text:p>0.0035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403">
                <text:p>0.000403</text:p>
              </table:table-cell>
              <table:table-cell office:value-type="float" office:value="0.002446">
                <text:p>0.002446</text:p>
              </table:table-cell>
              <table:table-cell office:value-type="float" office:value="0.000591">
                <text:p>0.0005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2152">
                <text:p>0.002152</text:p>
              </table:table-cell>
              <table:table-cell office:value-type="float" office:value="0.001848">
                <text:p>0.001848</text:p>
              </table:table-cell>
              <table:table-cell office:value-type="float" office:value="0.00207">
                <text:p>0.002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1914">
                <text:p>0.001914</text:p>
              </table:table-cell>
              <table:table-cell office:value-type="float" office:value="0.014156">
                <text:p>0.014156</text:p>
              </table:table-cell>
              <table:table-cell office:value-type="float" office:value="0.007512">
                <text:p>0.0075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13">
                <text:p>0.000013</text:p>
              </table:table-cell>
              <table:table-cell office:value-type="float" office:value="0.015214">
                <text:p>0.015214</text:p>
              </table:table-cell>
              <table:table-cell office:value-type="float" office:value="0.003383">
                <text:p>0.0033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4028">
                <text:p>0.004028</text:p>
              </table:table-cell>
              <table:table-cell office:value-type="float" office:value="0.014981">
                <text:p>0.014981</text:p>
              </table:table-cell>
              <table:table-cell office:value-type="float" office:value="0.019921">
                <text:p>0.0199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3462">
                <text:p>0.023462</text:p>
              </table:table-cell>
              <table:table-cell office:value-type="float" office:value="0.011036">
                <text:p>0.011036</text:p>
              </table:table-cell>
              <table:table-cell office:value-type="float" office:value="0.001171">
                <text:p>0.0011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3">
                <text:p>0.000003</text:p>
              </table:table-cell>
              <table:table-cell office:value-type="float" office:value="0.023692">
                <text:p>0.023692</text:p>
              </table:table-cell>
              <table:table-cell office:value-type="float" office:value="0.135668">
                <text:p>0.1356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1171">
                <text:p>0.001171</text:p>
              </table:table-cell>
              <table:table-cell office:value-type="float" office:value="0.000292">
                <text:p>0.000292</text:p>
              </table:table-cell>
              <table:table-cell office:value-type="float" office:value="1.422293">
                <text:p>1.4222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248">
                <text:p>0.000248</text:p>
              </table:table-cell>
              <table:table-cell office:value-type="float" office:value="0.004338">
                <text:p>0.004338</text:p>
              </table:table-cell>
              <table:table-cell office:value-type="float" office:value="0.073109">
                <text:p>0.0731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79681">
                <text:p>0.079681</text:p>
              </table:table-cell>
              <table:table-cell office:value-type="float" office:value="0.019931">
                <text:p>0.019931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02">
                <text:p>0.000002</text:p>
              </table:table-cell>
              <table:table-cell office:value-type="float" office:value="0.166035">
                <text:p>0.166035</text:p>
              </table:table-cell>
              <table:table-cell office:value-type="float" office:value="0.010951">
                <text:p>0.0109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62">
                <text:p>0.00262</text:p>
              </table:table-cell>
              <table:table-cell office:value-type="float" office:value="0.021175">
                <text:p>0.021175</text:p>
              </table:table-cell>
              <table:table-cell office:value-type="float" office:value="0.001958">
                <text:p>0.0019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202">
                <text:p>0.000202</text:p>
              </table:table-cell>
              <table:table-cell office:value-type="float" office:value="0.029384">
                <text:p>0.029384</text:p>
              </table:table-cell>
              <table:table-cell office:value-type="float" office:value="0.000673">
                <text:p>0.0006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32256">
                <text:p>0.032256</text:p>
              </table:table-cell>
              <table:table-cell office:value-type="float" office:value="0.005148">
                <text:p>0.005148</text:p>
              </table:table-cell>
              <table:table-cell office:value-type="float" office:value="0.001208">
                <text:p>0.0012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749">
                <text:p>0.000749</text:p>
              </table:table-cell>
              <table:table-cell office:value-type="float" office:value="0.013451">
                <text:p>0.0134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54">
                <text:p>0.00054</text:p>
              </table:table-cell>
              <table:table-cell office:value-type="float" office:value="0.09416">
                <text:p>0.09416</text:p>
              </table:table-cell>
              <table:table-cell office:value-type="float" office:value="0.000353">
                <text:p>0.0003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971">
                <text:p>0.002971</text:p>
              </table:table-cell>
              <table:table-cell office:value-type="float" office:value="0.016316">
                <text:p>0.016316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798">
                <text:p>0.000798</text:p>
              </table:table-cell>
              <table:table-cell office:value-type="float" office:value="0.011718">
                <text:p>0.011718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3838">
                <text:p>0.003838</text:p>
              </table:table-cell>
              <table:table-cell office:value-type="float" office:value="0.012812">
                <text:p>0.012812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577">
                <text:p>0.000577</text:p>
              </table:table-cell>
              <table:table-cell office:value-type="float" office:value="0.084806">
                <text:p>0.084806</text:p>
              </table:table-cell>
              <table:table-cell office:value-type="float" office:value="0.034029">
                <text:p>0.0340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2338">
                <text:p>0.012338</text:p>
              </table:table-cell>
              <table:table-cell office:value-type="float" office:value="0.000901">
                <text:p>0.000901</text:p>
              </table:table-cell>
              <table:table-cell office:value-type="float" office:value="0.043627">
                <text:p>0.0436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3347">
                <text:p>0.003347</text:p>
              </table:table-cell>
              <table:table-cell office:value-type="float" office:value="0.003877">
                <text:p>0.003877</text:p>
              </table:table-cell>
              <table:table-cell office:value-type="float" office:value="0.01483">
                <text:p>0.014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673">
                <text:p>0.000673</text:p>
              </table:table-cell>
              <table:table-cell office:value-type="float" office:value="0.000351">
                <text:p>0.0003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781">
                <text:p>0.0007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3815">
                <text:p>0.013815</text:p>
              </table:table-cell>
              <table:table-cell office:value-type="float" office:value="0.032241">
                <text:p>0.032241</text:p>
              </table:table-cell>
              <table:table-cell office:value-type="float" office:value="0.037655">
                <text:p>0.0376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7256">
                <text:p>0.007256</text:p>
              </table:table-cell>
              <table:table-cell office:value-type="float" office:value="0.026832">
                <text:p>0.026832</text:p>
              </table:table-cell>
              <table:table-cell office:value-type="float" office:value="0.000683">
                <text:p>0.0006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042">
                <text:p>0.001042</text:p>
              </table:table-cell>
              <table:table-cell office:value-type="float" office:value="0.000139">
                <text:p>0.000139</text:p>
              </table:table-cell>
              <table:table-cell office:value-type="float" office:value="0.001723">
                <text:p>0.0017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715">
                <text:p>0.002715</text:p>
              </table:table-cell>
              <table:table-cell office:value-type="float" office:value="0.000578">
                <text:p>0.000578</text:p>
              </table:table-cell>
              <table:table-cell office:value-type="float" office:value="0.009818">
                <text:p>0.0098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1846">
                <text:p>0.001846</text:p>
              </table:table-cell>
              <table:table-cell office:value-type="float" office:value="0.008335">
                <text:p>0.008335</text:p>
              </table:table-cell>
              <table:table-cell office:value-type="float" office:value="0.000529">
                <text:p>0.0005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794">
                <text:p>0.001794</text:p>
              </table:table-cell>
              <table:table-cell office:value-type="float" office:value="0.00613">
                <text:p>0.00613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144">
                <text:p>0.002144</text:p>
              </table:table-cell>
              <table:table-cell office:value-type="float" office:value="0.006933">
                <text:p>0.006933</text:p>
              </table:table-cell>
              <table:table-cell office:value-type="float" office:value="0.011621">
                <text:p>0.0116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21">
                <text:p>0.000021</text:p>
              </table:table-cell>
              <table:table-cell office:value-type="float" office:value="0.005925">
                <text:p>0.005925</text:p>
              </table:table-cell>
              <table:table-cell office:value-type="float" office:value="0.006737">
                <text:p>0.0067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6163">
                <text:p>0.026163</text:p>
              </table:table-cell>
              <table:table-cell office:value-type="float" office:value="0.006744">
                <text:p>0.006744</text:p>
              </table:table-cell>
              <table:table-cell office:value-type="float" office:value="0.000585">
                <text:p>0.0005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71">
                <text:p>0.00071</text:p>
              </table:table-cell>
              <table:table-cell office:value-type="float" office:value="0.000837">
                <text:p>0.000837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3154">
                <text:p>0.003154</text:p>
              </table:table-cell>
              <table:table-cell office:value-type="float" office:value="0.000371">
                <text:p>0.000371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4111">
                <text:p>0.004111</text:p>
              </table:table-cell>
              <table:table-cell office:value-type="float" office:value="0.006442">
                <text:p>0.006442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27">
                <text:p>0.000027</text:p>
              </table:table-cell>
              <table:table-cell office:value-type="float" office:value="0.065175">
                <text:p>0.065175</text:p>
              </table:table-cell>
              <table:table-cell office:value-type="float" office:value="0.002421">
                <text:p>0.0024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3237">
                <text:p>0.003237</text:p>
              </table:table-cell>
              <table:table-cell office:value-type="float" office:value="0.004991">
                <text:p>0.004991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112">
                <text:p>0.000112</text:p>
              </table:table-cell>
              <table:table-cell office:value-type="float" office:value="0.001449">
                <text:p>0.001449</text:p>
              </table:table-cell>
              <table:table-cell office:value-type="float" office:value="0.017806">
                <text:p>0.0178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72">
                <text:p>0.000072</text:p>
              </table:table-cell>
              <table:table-cell office:value-type="float" office:value="0.003061">
                <text:p>0.003061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2937">
                <text:p>0.002937</text:p>
              </table:table-cell>
              <table:table-cell office:value-type="float" office:value="0.006403">
                <text:p>0.0064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29">
                <text:p>0.000029</text:p>
              </table:table-cell>
              <table:table-cell office:value-type="float" office:value="0.005702">
                <text:p>0.005702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03">
                <text:p>0.000003</text:p>
              </table:table-cell>
              <table:table-cell office:value-type="float" office:value="0.011291">
                <text:p>0.011291</text:p>
              </table:table-cell>
              <table:table-cell office:value-type="float" office:value="0.004927">
                <text:p>0.0049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4196">
                <text:p>0.004196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871">
                <text:p>0.002871</text:p>
              </table:table-cell>
              <table:table-cell office:value-type="float" office:value="0.000396">
                <text:p>0.000396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51">
                <text:p>0.000051</text:p>
              </table:table-cell>
              <table:table-cell office:value-type="float" office:value="0.001995">
                <text:p>0.001995</text:p>
              </table:table-cell>
              <table:table-cell office:value-type="float" office:value="0.014688">
                <text:p>0.0146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586">
                <text:p>0.000586</text:p>
              </table:table-cell>
              <table:table-cell office:value-type="float" office:value="0.045958">
                <text:p>0.045958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589">
                <text:p>0.000589</text:p>
              </table:table-cell>
              <table:table-cell office:value-type="float" office:value="0.028492">
                <text:p>0.028492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223">
                <text:p>0.001223</text:p>
              </table:table-cell>
              <table:table-cell office:value-type="float" office:value="0.017174">
                <text:p>0.01717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675">
                <text:p>0.000675</text:p>
              </table:table-cell>
              <table:table-cell office:value-type="float" office:value="0.002216">
                <text:p>0.00221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523">
                <text:p>0.000523</text:p>
              </table:table-cell>
              <table:table-cell office:value-type="float" office:value="0.000006">
                <text:p>0.0000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097cm" svg:height="13.418cm" xlink:href=".." chart:class="chart:line" chart:style-name="ch1">
        <chart:title svg:x="12.304cm" svg:y="0.269cm" chart:style-name="ch2">
          <text:p>Straight Line</text:p>
        </chart:title>
        <chart:subtitle svg:x="11.087cm" svg:y="1.04cm" chart:style-name="ch3">
          <text:p>Fifth Order of Hu's Moments</text:p>
        </chart:subtitle>
        <chart:plot-area chart:style-name="ch4" table:cell-range-address="line_1.F1:line_1.F360 line_2.F1:line_2.F360 line_3.F1:line_3.F360" svg:x="0.881cm" svg:y="1.759cm" svg:width="25.675cm" svg:height="11.324cm">
          <chart:axis chart:dimension="x" chart:name="primary-x" chart:style-name="ch5">
            <chart:title svg:x="13.58cm" svg:y="12.779cm" chart:style-name="ch6">
              <text:p>Angle</text:p>
            </chart:title>
          </chart:axis>
          <chart:axis chart:dimension="y" chart:name="primary-y" chart:style-name="ch7">
            <chart:title svg:x="0.542cm" svg:y="7.903cm" chart:style-name="ch8">
              <text:p>Coefficient</text:p>
            </chart:title>
          </chart:axis>
          <chart:series chart:style-name="ch9" chart:values-cell-range-address="line_1.F1:line_1.F360" chart:class="chart:line">
            <chart:data-point chart:repeated="360"/>
          </chart:series>
          <chart:series chart:style-name="ch10" chart:values-cell-range-address="line_2.F1:line_2.F360" chart:class="chart:line">
            <chart:data-point chart:repeated="360"/>
          </chart:series>
          <chart:series chart:style-name="ch11" chart:values-cell-range-address="line_3.F1:line_3.F360" chart:class="chart:line">
            <chart:data-point chart:repeated="3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line_1.F1:line_1.F360">0</text:p>
              </table:table-cell>
              <table:table-cell office:value-type="float" office:value="0">
                <text:p text:id="line_2.F1:line_2.F360">0</text:p>
              </table:table-cell>
              <table:table-cell office:value-type="float" office:value="-0">
                <text:p text:id="line_3.F1:line_3.F360"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">
                <text:p>-0</text:p>
              </table:table-cell>
              <table:table-cell office:value-type="float" office:value="0.000039">
                <text:p>0.00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">
                <text:p>-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">
                <text:p>-0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9">
                <text:p>0.00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96">
                <text:p>0.000096</text:p>
              </table:table-cell>
              <table:table-cell office:value-type="float" office:value="0.005898">
                <text:p>0.005898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0488">
                <text:p>0.000488</text:p>
              </table:table-cell>
              <table:table-cell office:value-type="float" office:value="0.001244">
                <text:p>0.001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51">
                <text:p>0.000051</text:p>
              </table:table-cell>
              <table:table-cell office:value-type="float" office:value="0.00411">
                <text:p>0.00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266">
                <text:p>0.0002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466">
                <text:p>0.002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283">
                <text:p>0.00028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533">
                <text:p>0.000533</text:p>
              </table:table-cell>
              <table:table-cell office:value-type="float" office:value="0.001977">
                <text:p>0.001977</text:p>
              </table:table-cell>
              <table:table-cell office:value-type="float" office:value="0.000887">
                <text:p>0.0008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101906">
                <text:p>0.10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4081">
                <text:p>0.004081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424">
                <text:p>0.0024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6">
                <text:p>0.00026</text:p>
              </table:table-cell>
              <table:table-cell office:value-type="float" office:value="0.000101">
                <text:p>0.000101</text:p>
              </table:table-cell>
              <table:table-cell office:value-type="float" office:value="0.064073">
                <text:p>0.064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616">
                <text:p>0.000616</text:p>
              </table:table-cell>
              <table:table-cell office:value-type="float" office:value="0">
                <text:p>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08">
                <text:p>0.000108</text:p>
              </table:table-cell>
              <table:table-cell office:value-type="float" office:value="0">
                <text:p>0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57">
                <text:p>0.000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2647">
                <text:p>0.00264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45">
                <text:p>0.0000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202">
                <text:p>0.000202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00233">
                <text:p>0.000233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235">
                <text:p>0.000235</text:p>
              </table:table-cell>
              <table:table-cell office:value-type="float" office:value="0.000362">
                <text:p>0.0003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562">
                <text:p>0.000562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00575">
                <text:p>0.000575</text:p>
              </table:table-cell>
              <table:table-cell office:value-type="float" office:value="0.021374">
                <text:p>0.0213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1.878097">
                <text:p>1.878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00019">
                <text:p>0.000019</text:p>
              </table:table-cell>
              <table:table-cell office:value-type="float" office:value="0.005355">
                <text:p>0.005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6428">
                <text:p>0.006428</text:p>
              </table:table-cell>
              <table:table-cell office:value-type="float" office:value="0.0004">
                <text:p>0.000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">
                <text:p>-0</text:p>
              </table:table-cell>
              <table:table-cell office:value-type="float" office:value="0.027791">
                <text:p>0.027791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00868">
                <text:p>0.0008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052">
                <text:p>0.001052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663">
                <text:p>0.0006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08889">
                <text:p>0.00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269">
                <text:p>0.0002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38">
                <text:p>0.00013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168">
                <text:p>0.0001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07213">
                <text:p>0.007213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157">
                <text:p>0.00015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922">
                <text:p>0.0029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94">
                <text:p>0.000194</text:p>
              </table:table-cell>
              <table:table-cell office:value-type="float" office:value="0.001045">
                <text:p>0.001045</text:p>
              </table:table-cell>
              <table:table-cell office:value-type="float" office:value="0.003777">
                <text:p>0.003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724">
                <text:p>0.000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7">
                <text:p>0.000007</text:p>
              </table:table-cell>
              <table:table-cell office:value-type="float" office:value="0">
                <text:p>0</text:p>
              </table:table-cell>
              <table:table-cell office:value-type="float" office:value="0.000443">
                <text:p>0.0004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7">
                <text:p>0.000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8">
                <text:p>0.0000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432">
                <text:p>0.0004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046">
                <text:p>0.000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43">
                <text:p>0.00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">
                <text:p>-0</text:p>
              </table:table-cell>
              <table:table-cell office:value-type="float" office:value="0.004261">
                <text:p>0.00426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000009">
                <text:p>0.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">
                <text:p>-0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">
                <text:p>-0</text:p>
              </table:table-cell>
              <table:table-cell office:value-type="float" office:value="0.000033">
                <text:p>0.0000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">
                <text:p>-0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">
                <text:p>-0</text:p>
              </table:table-cell>
              <table:table-cell office:value-type="float" office:value="0.000018">
                <text:p>0.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8">
                <text:p>0.00000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">
                <text:p>-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002106">
                <text:p>0.00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000828">
                <text:p>0.000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296">
                <text:p>0.000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00039">
                <text:p>0.00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">
                <text:p>-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">
                <text:p>-0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">
                <text:p>-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9">
                <text:p>0.00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96">
                <text:p>0.000096</text:p>
              </table:table-cell>
              <table:table-cell office:value-type="float" office:value="0.003551">
                <text:p>0.003551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.000488">
                <text:p>0.000488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02">
                <text:p>0.0003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51">
                <text:p>0.000051</text:p>
              </table:table-cell>
              <table:table-cell office:value-type="float" office:value="0.004915">
                <text:p>0.0049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000076">
                <text:p>0.000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283">
                <text:p>0.00028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533">
                <text:p>0.000533</text:p>
              </table:table-cell>
              <table:table-cell office:value-type="float" office:value="0.001977">
                <text:p>0.001977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.101906">
                <text:p>0.10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7">
                <text:p>0.000007</text:p>
              </table:table-cell>
              <table:table-cell office:value-type="float" office:value="0.01013">
                <text:p>0.0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896">
                <text:p>0.0008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26">
                <text:p>0.00026</text:p>
              </table:table-cell>
              <table:table-cell office:value-type="float" office:value="0.000101">
                <text:p>0.000101</text:p>
              </table:table-cell>
              <table:table-cell office:value-type="float" office:value="0.034836">
                <text:p>0.0348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616">
                <text:p>0.000616</text:p>
              </table:table-cell>
              <table:table-cell office:value-type="float" office:value="0">
                <text:p>0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108">
                <text:p>0.000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2647">
                <text:p>0.002647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45">
                <text:p>0.0000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277">
                <text:p>0.0002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202">
                <text:p>0.000202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.000233">
                <text:p>0.000233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235">
                <text:p>0.000235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562">
                <text:p>0.000562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.000575">
                <text:p>0.000575</text:p>
              </table:table-cell>
              <table:table-cell office:value-type="float" office:value="0.025835">
                <text:p>0.0258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2.213212">
                <text:p>2.2132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.000019">
                <text:p>0.000019</text:p>
              </table:table-cell>
              <table:table-cell office:value-type="float" office:value="0.008859">
                <text:p>0.0088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6428">
                <text:p>0.006428</text:p>
              </table:table-cell>
              <table:table-cell office:value-type="float" office:value="0.0004">
                <text:p>0.0004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">
                <text:p>-0</text:p>
              </table:table-cell>
              <table:table-cell office:value-type="float" office:value="0.027791">
                <text:p>0.027791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000868">
                <text:p>0.00086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052">
                <text:p>0.001052</text:p>
              </table:table-cell>
              <table:table-cell office:value-type="float" office:value="0.000027">
                <text:p>0.000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705">
                <text:p>0.0007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.008889">
                <text:p>0.00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269">
                <text:p>0.0002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38">
                <text:p>0.00013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168">
                <text:p>0.000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.007213">
                <text:p>0.007213</text:p>
              </table:table-cell>
              <table:table-cell office:value-type="float" office:value="0.001878">
                <text:p>0.0018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881">
                <text:p>0.0028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194">
                <text:p>0.000194</text:p>
              </table:table-cell>
              <table:table-cell office:value-type="float" office:value="0.001045">
                <text:p>0.001045</text:p>
              </table:table-cell>
              <table:table-cell office:value-type="float" office:value="0.003597">
                <text:p>0.0035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724">
                <text:p>0.00072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7">
                <text:p>0.000007</text:p>
              </table:table-cell>
              <table:table-cell office:value-type="float" office:value="0">
                <text:p>0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7">
                <text:p>0.0000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8">
                <text:p>0.000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434">
                <text:p>0.0004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43">
                <text:p>0.00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">
                <text:p>-0</text:p>
              </table:table-cell>
              <table:table-cell office:value-type="float" office:value="0.004261">
                <text:p>0.004261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342">
                <text:p>0.0003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.000009">
                <text:p>0.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">
                <text:p>-0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">
                <text:p>-0</text:p>
              </table:table-cell>
              <table:table-cell office:value-type="float" office:value="0.000033">
                <text:p>0.0000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">
                <text:p>-0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">
                <text:p>-0</text:p>
              </table:table-cell>
              <table:table-cell office:value-type="float" office:value="0.000018">
                <text:p>0.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8">
                <text:p>0.00000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">
                <text:p>-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.002106">
                <text:p>0.00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.000828">
                <text:p>0.000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296">
                <text:p>0.000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.000039">
                <text:p>0.00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">
                <text:p>-0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">
                <text:p>-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9">
                <text:p>0.00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96">
                <text:p>0.000096</text:p>
              </table:table-cell>
              <table:table-cell office:value-type="float" office:value="0.005898">
                <text:p>0.005898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.000488">
                <text:p>0.000488</text:p>
              </table:table-cell>
              <table:table-cell office:value-type="float" office:value="0.000358">
                <text:p>0.0003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51">
                <text:p>0.000051</text:p>
              </table:table-cell>
              <table:table-cell office:value-type="float" office:value="0.005594">
                <text:p>0.0055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.000266">
                <text:p>0.00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283">
                <text:p>0.00028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533">
                <text:p>0.000533</text:p>
              </table:table-cell>
              <table:table-cell office:value-type="float" office:value="0.001977">
                <text:p>0.001977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.101906">
                <text:p>0.1019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4081">
                <text:p>0.004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746">
                <text:p>0.0007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26">
                <text:p>0.00026</text:p>
              </table:table-cell>
              <table:table-cell office:value-type="float" office:value="0.000101">
                <text:p>0.000101</text:p>
              </table:table-cell>
              <table:table-cell office:value-type="float" office:value="0.017753">
                <text:p>0.0177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616">
                <text:p>0.000616</text:p>
              </table:table-cell>
              <table:table-cell office:value-type="float" office:value="0">
                <text:p>0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108">
                <text:p>0.000108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00013">
                <text:p>0.00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2647">
                <text:p>0.002647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45">
                <text:p>0.0000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202">
                <text:p>0.000202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.000233">
                <text:p>0.00023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235">
                <text:p>0.000235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562">
                <text:p>0.000562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.000575">
                <text:p>0.000575</text:p>
              </table:table-cell>
              <table:table-cell office:value-type="float" office:value="0.022391">
                <text:p>0.0223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2.279574">
                <text:p>2.2795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.000019">
                <text:p>0.000019</text:p>
              </table:table-cell>
              <table:table-cell office:value-type="float" office:value="0.008784">
                <text:p>0.0087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6428">
                <text:p>0.006428</text:p>
              </table:table-cell>
              <table:table-cell office:value-type="float" office:value="0.0004">
                <text:p>0.0004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">
                <text:p>-0</text:p>
              </table:table-cell>
              <table:table-cell office:value-type="float" office:value="0.027791">
                <text:p>0.027791</text:p>
              </table:table-cell>
              <table:table-cell office:value-type="float" office:value="0.000299">
                <text:p>0.0002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.000868">
                <text:p>0.00086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052">
                <text:p>0.001052</text:p>
              </table:table-cell>
              <table:table-cell office:value-type="float" office:value="0.000027">
                <text:p>0.000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.008889">
                <text:p>0.00888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269">
                <text:p>0.000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.007213">
                <text:p>0.007213</text:p>
              </table:table-cell>
              <table:table-cell office:value-type="float" office:value="0.001542">
                <text:p>0.0015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157">
                <text:p>0.00015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831">
                <text:p>0.0018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194">
                <text:p>0.000194</text:p>
              </table:table-cell>
              <table:table-cell office:value-type="float" office:value="0.001045">
                <text:p>0.001045</text:p>
              </table:table-cell>
              <table:table-cell office:value-type="float" office:value="0.001321">
                <text:p>0.0013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724">
                <text:p>0.000724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7">
                <text:p>0.000007</text:p>
              </table:table-cell>
              <table:table-cell office:value-type="float" office:value="0">
                <text:p>0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7">
                <text:p>0.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8">
                <text:p>0.000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43">
                <text:p>0.000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">
                <text:p>-0</text:p>
              </table:table-cell>
              <table:table-cell office:value-type="float" office:value="0.004261">
                <text:p>0.004261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342">
                <text:p>0.0003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.000009">
                <text:p>0.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">
                <text:p>-0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">
                <text:p>-0</text:p>
              </table:table-cell>
              <table:table-cell office:value-type="float" office:value="0.000033">
                <text:p>0.0000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">
                <text:p>-0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">
                <text:p>-0</text:p>
              </table:table-cell>
              <table:table-cell office:value-type="float" office:value="0.000018">
                <text:p>0.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8">
                <text:p>0.00000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">
                <text:p>-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.002106">
                <text:p>0.00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.000828">
                <text:p>0.000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296">
                <text:p>0.000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">
                <text:p>-0</text:p>
              </table:table-cell>
              <table:table-cell office:value-type="float" office:value="0.000039">
                <text:p>0.00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">
                <text:p>-0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">
                <text:p>-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29">
                <text:p>0.00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96">
                <text:p>0.000096</text:p>
              </table:table-cell>
              <table:table-cell office:value-type="float" office:value="0.005898">
                <text:p>0.005898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.000488">
                <text:p>0.000488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51">
                <text:p>0.000051</text:p>
              </table:table-cell>
              <table:table-cell office:value-type="float" office:value="0.004983">
                <text:p>0.0049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.000266">
                <text:p>0.00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977">
                <text:p>0.0019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283">
                <text:p>0.000283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533">
                <text:p>0.000533</text:p>
              </table:table-cell>
              <table:table-cell office:value-type="float" office:value="0.001977">
                <text:p>0.001977</text:p>
              </table:table-cell>
              <table:table-cell office:value-type="float" office:value="0.001878">
                <text:p>0.0018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.101906">
                <text:p>0.1019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4081">
                <text:p>0.004081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2204">
                <text:p>0.0022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26">
                <text:p>0.00026</text:p>
              </table:table-cell>
              <table:table-cell office:value-type="float" office:value="0.000101">
                <text:p>0.000101</text:p>
              </table:table-cell>
              <table:table-cell office:value-type="float" office:value="0.038005">
                <text:p>0.0380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616">
                <text:p>0.000616</text:p>
              </table:table-cell>
              <table:table-cell office:value-type="float" office:value="0">
                <text:p>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7">
                <text:p>0.000007</text:p>
              </table:table-cell>
              <table:table-cell office:value-type="float" office:value="0">
                <text:p>0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.000013">
                <text:p>0.000013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25">
                <text:p>0.0003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7">
                <text:p>0.000007</text:p>
              </table:table-cell>
              <table:table-cell office:value-type="float" office:value="0.002647">
                <text:p>0.002647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45">
                <text:p>0.0000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202">
                <text:p>0.000202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.000233">
                <text:p>0.000233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235">
                <text:p>0.000235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562">
                <text:p>0.000562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.000575">
                <text:p>0.000575</text:p>
              </table:table-cell>
              <table:table-cell office:value-type="float" office:value="0.019108">
                <text:p>0.0191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2.030792">
                <text:p>2.0307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.000019">
                <text:p>0.000019</text:p>
              </table:table-cell>
              <table:table-cell office:value-type="float" office:value="0.005442">
                <text:p>0.0054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6428">
                <text:p>0.006428</text:p>
              </table:table-cell>
              <table:table-cell office:value-type="float" office:value="0.0004">
                <text:p>0.000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">
                <text:p>-0</text:p>
              </table:table-cell>
              <table:table-cell office:value-type="float" office:value="0.027791">
                <text:p>0.02779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.000868">
                <text:p>0.00086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052">
                <text:p>0.001052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.008889">
                <text:p>0.00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269">
                <text:p>0.000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.007213">
                <text:p>0.007213</text:p>
              </table:table-cell>
              <table:table-cell office:value-type="float" office:value="0.001163">
                <text:p>0.0011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157">
                <text:p>0.00015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194">
                <text:p>0.000194</text:p>
              </table:table-cell>
              <table:table-cell office:value-type="float" office:value="0.001045">
                <text:p>0.001045</text:p>
              </table:table-cell>
              <table:table-cell office:value-type="float" office:value="0.001448">
                <text:p>0.0014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724">
                <text:p>0.00072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07">
                <text:p>0.000007</text:p>
              </table:table-cell>
              <table:table-cell office:value-type="float" office:value="0">
                <text:p>0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7">
                <text:p>0.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8">
                <text:p>0.0000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49">
                <text:p>0.000049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046">
                <text:p>0.000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1">
                <text:p>0.00001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43">
                <text:p>0.0000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">
                <text:p>-0</text:p>
              </table:table-cell>
              <table:table-cell office:value-type="float" office:value="0.004261">
                <text:p>0.00426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32">
                <text:p>0.000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.000009">
                <text:p>0.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">
                <text:p>-0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">
                <text:p>-0</text:p>
              </table:table-cell>
              <table:table-cell office:value-type="float" office:value="0.000033">
                <text:p>0.0000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">
                <text:p>-0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">
                <text:p>-0</text:p>
              </table:table-cell>
              <table:table-cell office:value-type="float" office:value="0.000018">
                <text:p>0.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08">
                <text:p>0.00000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">
                <text:p>-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.002106">
                <text:p>0.00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.000828">
                <text:p>0.000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296">
                <text:p>0.000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097cm" svg:height="13.418cm" xlink:href=".." chart:class="chart:line" chart:style-name="ch1">
        <chart:title svg:x="12.304cm" svg:y="0.269cm" chart:style-name="ch2">
          <text:p>Straight Line</text:p>
        </chart:title>
        <chart:subtitle svg:x="11.021cm" svg:y="1.04cm" chart:style-name="ch3">
          <text:p>Sixth Order of Hu's Moments</text:p>
        </chart:subtitle>
        <chart:plot-area chart:style-name="ch4" table:cell-range-address="line_1.G1:line_1.G360 line_2.G1:line_2.G360 line_3.G1:line_3.G360" svg:x="0.881cm" svg:y="1.759cm" svg:width="25.675cm" svg:height="11.324cm">
          <chart:axis chart:dimension="x" chart:name="primary-x" chart:style-name="ch5">
            <chart:title svg:x="13.58cm" svg:y="12.779cm" chart:style-name="ch6">
              <text:p>Angle</text:p>
            </chart:title>
          </chart:axis>
          <chart:axis chart:dimension="y" chart:name="primary-y" chart:style-name="ch7">
            <chart:title svg:x="0.542cm" svg:y="7.903cm" chart:style-name="ch8">
              <text:p>Coefficient</text:p>
            </chart:title>
          </chart:axis>
          <chart:series chart:style-name="ch9" chart:values-cell-range-address="line_1.G1:line_1.G360" chart:class="chart:line">
            <chart:data-point chart:repeated="360"/>
          </chart:series>
          <chart:series chart:style-name="ch10" chart:values-cell-range-address="line_2.G1:line_2.G360" chart:class="chart:line">
            <chart:data-point chart:repeated="360"/>
          </chart:series>
          <chart:series chart:style-name="ch11" chart:values-cell-range-address="line_3.G1:line_3.G360" chart:class="chart:line">
            <chart:data-point chart:repeated="3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line_1.G1:line_1.G360">0</text:p>
              </table:table-cell>
              <table:table-cell office:value-type="float" office:value="0">
                <text:p text:id="line_2.G1:line_2.G360">0</text:p>
              </table:table-cell>
              <table:table-cell office:value-type="float" office:value="-0.000143">
                <text:p text:id="line_3.G1:line_3.G360">-0.0001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59">
                <text:p>0.000459</text:p>
              </table:table-cell>
              <table:table-cell office:value-type="float" office:value="-0.000034">
                <text:p>-0.000034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59">
                <text:p>0.000459</text:p>
              </table:table-cell>
              <table:table-cell office:value-type="float" office:value="-0.000089">
                <text:p>-0.000089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67">
                <text:p>0.001467</text:p>
              </table:table-cell>
              <table:table-cell office:value-type="float" office:value="0.00016">
                <text:p>0.00016</text:p>
              </table:table-cell>
              <table:table-cell office:value-type="float" office:value="0.019951">
                <text:p>0.019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948">
                <text:p>0.002948</text:p>
              </table:table-cell>
              <table:table-cell office:value-type="float" office:value="0.024319">
                <text:p>0.024319</text:p>
              </table:table-cell>
              <table:table-cell office:value-type="float" office:value="0.012633">
                <text:p>0.012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4">
                <text:p>-0.000004</text:p>
              </table:table-cell>
              <table:table-cell office:value-type="float" office:value="0.017897">
                <text:p>0.017897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15">
                <text:p>-0.00015</text:p>
              </table:table-cell>
              <table:table-cell office:value-type="float" office:value="0.003749">
                <text:p>0.003749</text:p>
              </table:table-cell>
              <table:table-cell office:value-type="float" office:value="0.002002">
                <text:p>0.002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225">
                <text:p>0.014225</text:p>
              </table:table-cell>
              <table:table-cell office:value-type="float" office:value="0.002437">
                <text:p>0.002437</text:p>
              </table:table-cell>
              <table:table-cell office:value-type="float" office:value="0.001743">
                <text:p>0.001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1">
                <text:p>-0.00001</text:p>
              </table:table-cell>
              <table:table-cell office:value-type="float" office:value="0.023037">
                <text:p>0.023037</text:p>
              </table:table-cell>
              <table:table-cell office:value-type="float" office:value="0.061597">
                <text:p>0.061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15">
                <text:p>-0.000015</text:p>
              </table:table-cell>
              <table:table-cell office:value-type="float" office:value="0.007014">
                <text:p>0.007014</text:p>
              </table:table-cell>
              <table:table-cell office:value-type="float" office:value="0.021473">
                <text:p>0.021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913">
                <text:p>0.004913</text:p>
              </table:table-cell>
              <table:table-cell office:value-type="float" office:value="0.015716">
                <text:p>0.01571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242">
                <text:p>0.017242</text:p>
              </table:table-cell>
              <table:table-cell office:value-type="float" office:value="0.227498">
                <text:p>0.227498</text:p>
              </table:table-cell>
              <table:table-cell office:value-type="float" office:value="0.046199">
                <text:p>0.046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25">
                <text:p>0.000225</text:p>
              </table:table-cell>
              <table:table-cell office:value-type="float" office:value="0.066282">
                <text:p>0.066282</text:p>
              </table:table-cell>
              <table:table-cell office:value-type="float" office:value="0.124862">
                <text:p>0.1248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63">
                <text:p>0.000263</text:p>
              </table:table-cell>
              <table:table-cell office:value-type="float" office:value="0.000027">
                <text:p>0.000027</text:p>
              </table:table-cell>
              <table:table-cell office:value-type="float" office:value="0.044594">
                <text:p>0.044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33">
                <text:p>0.000033</text:p>
              </table:table-cell>
              <table:table-cell office:value-type="float" office:value="0.006719">
                <text:p>0.006719</text:p>
              </table:table-cell>
              <table:table-cell office:value-type="float" office:value="0.028189">
                <text:p>0.028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3">
                <text:p>0.0013</text:p>
              </table:table-cell>
              <table:table-cell office:value-type="float" office:value="0.001076">
                <text:p>0.001076</text:p>
              </table:table-cell>
              <table:table-cell office:value-type="float" office:value="0.024563">
                <text:p>0.024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549">
                <text:p>0.004549</text:p>
              </table:table-cell>
              <table:table-cell office:value-type="float" office:value="0.022366">
                <text:p>0.022366</text:p>
              </table:table-cell>
              <table:table-cell office:value-type="float" office:value="0.194615">
                <text:p>0.1946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502">
                <text:p>0.000502</text:p>
              </table:table-cell>
              <table:table-cell office:value-type="float" office:value="0.049317">
                <text:p>0.049317</text:p>
              </table:table-cell>
              <table:table-cell office:value-type="float" office:value="-0.000445">
                <text:p>-0.000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076">
                <text:p>0.001076</text:p>
              </table:table-cell>
              <table:table-cell office:value-type="float" office:value="0.002834">
                <text:p>0.002834</text:p>
              </table:table-cell>
              <table:table-cell office:value-type="float" office:value="0.148759">
                <text:p>0.1487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24">
                <text:p>-0.000024</text:p>
              </table:table-cell>
              <table:table-cell office:value-type="float" office:value="0.00036">
                <text:p>0.00036</text:p>
              </table:table-cell>
              <table:table-cell office:value-type="float" office:value="0.024858">
                <text:p>0.0248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549">
                <text:p>0.003549</text:p>
              </table:table-cell>
              <table:table-cell office:value-type="float" office:value="0.048968">
                <text:p>0.048968</text:p>
              </table:table-cell>
              <table:table-cell office:value-type="float" office:value="0.009305">
                <text:p>0.009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35">
                <text:p>0.04235</text:p>
              </table:table-cell>
              <table:table-cell office:value-type="float" office:value="0.124035">
                <text:p>0.124035</text:p>
              </table:table-cell>
              <table:table-cell office:value-type="float" office:value="0.082912">
                <text:p>0.0829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49">
                <text:p>0.000049</text:p>
              </table:table-cell>
              <table:table-cell office:value-type="float" office:value="0.929253">
                <text:p>0.929253</text:p>
              </table:table-cell>
              <table:table-cell office:value-type="float" office:value="-0.000626">
                <text:p>-0.0006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761">
                <text:p>0.007761</text:p>
              </table:table-cell>
              <table:table-cell office:value-type="float" office:value="0.002961">
                <text:p>0.002961</text:p>
              </table:table-cell>
              <table:table-cell office:value-type="float" office:value="0.003068">
                <text:p>0.003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602">
                <text:p>0.004602</text:p>
              </table:table-cell>
              <table:table-cell office:value-type="float" office:value="0.188408">
                <text:p>0.188408</text:p>
              </table:table-cell>
              <table:table-cell office:value-type="float" office:value="0.007058">
                <text:p>0.0070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3402">
                <text:p>0.003402</text:p>
              </table:table-cell>
              <table:table-cell office:value-type="float" office:value="0.131195">
                <text:p>0.1311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0273">
                <text:p>0.030273</text:p>
              </table:table-cell>
              <table:table-cell office:value-type="float" office:value="0.029668">
                <text:p>0.029668</text:p>
              </table:table-cell>
              <table:table-cell office:value-type="float" office:value="0.728306">
                <text:p>0.728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437">
                <text:p>0.04437</text:p>
              </table:table-cell>
              <table:table-cell office:value-type="float" office:value="0.000528">
                <text:p>0.000528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395">
                <text:p>0.018395</text:p>
              </table:table-cell>
              <table:table-cell office:value-type="float" office:value="0">
                <text:p>0</text:p>
              </table:table-cell>
              <table:table-cell office:value-type="float" office:value="0.007505">
                <text:p>0.007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03">
                <text:p>0.00103</text:p>
              </table:table-cell>
              <table:table-cell office:value-type="float" office:value="0.01036">
                <text:p>0.01036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076">
                <text:p>0.001076</text:p>
              </table:table-cell>
              <table:table-cell office:value-type="float" office:value="0.000611">
                <text:p>0.000611</text:p>
              </table:table-cell>
              <table:table-cell office:value-type="float" office:value="0.044409">
                <text:p>0.0444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249">
                <text:p>0.003249</text:p>
              </table:table-cell>
              <table:table-cell office:value-type="float" office:value="0.001403">
                <text:p>0.001403</text:p>
              </table:table-cell>
              <table:table-cell office:value-type="float" office:value="0.007766">
                <text:p>0.0077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867">
                <text:p>0.004867</text:p>
              </table:table-cell>
              <table:table-cell office:value-type="float" office:value="0.152724">
                <text:p>0.152724</text:p>
              </table:table-cell>
              <table:table-cell office:value-type="float" office:value="0.021868">
                <text:p>0.0218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531">
                <text:p>0.002531</text:p>
              </table:table-cell>
              <table:table-cell office:value-type="float" office:value="0.01908">
                <text:p>0.01908</text:p>
              </table:table-cell>
              <table:table-cell office:value-type="float" office:value="-0.001054">
                <text:p>-0.001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409">
                <text:p>0.000409</text:p>
              </table:table-cell>
              <table:table-cell office:value-type="float" office:value="0.009912">
                <text:p>0.0099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1686">
                <text:p>0.001686</text:p>
              </table:table-cell>
              <table:table-cell office:value-type="float" office:value="0.000943">
                <text:p>0.0009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9">
                <text:p>0.000019</text:p>
              </table:table-cell>
              <table:table-cell office:value-type="float" office:value="0.015662">
                <text:p>0.015662</text:p>
              </table:table-cell>
              <table:table-cell office:value-type="float" office:value="0.032445">
                <text:p>0.0324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27">
                <text:p>0.00927</text:p>
              </table:table-cell>
              <table:table-cell office:value-type="float" office:value="0.028853">
                <text:p>0.028853</text:p>
              </table:table-cell>
              <table:table-cell office:value-type="float" office:value="0.01597">
                <text:p>0.01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65">
                <text:p>0.00065</text:p>
              </table:table-cell>
              <table:table-cell office:value-type="float" office:value="0.007212">
                <text:p>0.007212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907">
                <text:p>0.003907</text:p>
              </table:table-cell>
              <table:table-cell office:value-type="float" office:value="0.005483">
                <text:p>0.005483</text:p>
              </table:table-cell>
              <table:table-cell office:value-type="float" office:value="0.007791">
                <text:p>0.0077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295">
                <text:p>0.003295</text:p>
              </table:table-cell>
              <table:table-cell office:value-type="float" office:value="0.041686">
                <text:p>0.041686</text:p>
              </table:table-cell>
              <table:table-cell office:value-type="float" office:value="0.018983">
                <text:p>0.018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15">
                <text:p>0.000015</text:p>
              </table:table-cell>
              <table:table-cell office:value-type="float" office:value="0.045659">
                <text:p>0.045659</text:p>
              </table:table-cell>
              <table:table-cell office:value-type="float" office:value="0.016763">
                <text:p>0.0167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7523">
                <text:p>0.007523</text:p>
              </table:table-cell>
              <table:table-cell office:value-type="float" office:value="0.042418">
                <text:p>0.042418</text:p>
              </table:table-cell>
              <table:table-cell office:value-type="float" office:value="0.041117">
                <text:p>0.041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9993">
                <text:p>0.039993</text:p>
              </table:table-cell>
              <table:table-cell office:value-type="float" office:value="0.033652">
                <text:p>0.033652</text:p>
              </table:table-cell>
              <table:table-cell office:value-type="float" office:value="0.001448">
                <text:p>0.0014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5">
                <text:p>0.000005</text:p>
              </table:table-cell>
              <table:table-cell office:value-type="float" office:value="0.068723">
                <text:p>0.068723</text:p>
              </table:table-cell>
              <table:table-cell office:value-type="float" office:value="0.351144">
                <text:p>0.3511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13">
                <text:p>0.000413</text:p>
              </table:table-cell>
              <table:table-cell office:value-type="float" office:value="0.000868">
                <text:p>0.000868</text:p>
              </table:table-cell>
              <table:table-cell office:value-type="float" office:value="4.169788">
                <text:p>4.1697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461">
                <text:p>0.000461</text:p>
              </table:table-cell>
              <table:table-cell office:value-type="float" office:value="0.012566">
                <text:p>0.012566</text:p>
              </table:table-cell>
              <table:table-cell office:value-type="float" office:value="0.185793">
                <text:p>0.185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9369">
                <text:p>0.149369</text:p>
              </table:table-cell>
              <table:table-cell office:value-type="float" office:value="0.058002">
                <text:p>0.058002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02">
                <text:p>-0.000002</text:p>
              </table:table-cell>
              <table:table-cell office:value-type="float" office:value="0.47431">
                <text:p>0.47431</text:p>
              </table:table-cell>
              <table:table-cell office:value-type="float" office:value="0.025791">
                <text:p>0.0257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624">
                <text:p>0.004624</text:p>
              </table:table-cell>
              <table:table-cell office:value-type="float" office:value="0.063438">
                <text:p>0.063438</text:p>
              </table:table-cell>
              <table:table-cell office:value-type="float" office:value="0.011144">
                <text:p>0.011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365">
                <text:p>0.000365</text:p>
              </table:table-cell>
              <table:table-cell office:value-type="float" office:value="0.087076">
                <text:p>0.087076</text:p>
              </table:table-cell>
              <table:table-cell office:value-type="float" office:value="-0.000596">
                <text:p>-0.0005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7288">
                <text:p>0.057288</text:p>
              </table:table-cell>
              <table:table-cell office:value-type="float" office:value="0.015269">
                <text:p>0.015269</text:p>
              </table:table-cell>
              <table:table-cell office:value-type="float" office:value="0.001776">
                <text:p>0.0017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57">
                <text:p>0.000057</text:p>
              </table:table-cell>
              <table:table-cell office:value-type="float" office:value="0.002158">
                <text:p>0.002158</text:p>
              </table:table-cell>
              <table:table-cell office:value-type="float" office:value="0.065433">
                <text:p>0.0654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026">
                <text:p>0.001026</text:p>
              </table:table-cell>
              <table:table-cell office:value-type="float" office:value="0.309021">
                <text:p>0.309021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5432">
                <text:p>0.005432</text:p>
              </table:table-cell>
              <table:table-cell office:value-type="float" office:value="0.048356">
                <text:p>0.048356</text:p>
              </table:table-cell>
              <table:table-cell office:value-type="float" office:value="-0.000468">
                <text:p>-0.0004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9">
                <text:p>0.000009</text:p>
              </table:table-cell>
              <table:table-cell office:value-type="float" office:value="-0.000004">
                <text:p>-0.000004</text:p>
              </table:table-cell>
              <table:table-cell office:value-type="float" office:value="0.007699">
                <text:p>0.0076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501">
                <text:p>0.001501</text:p>
              </table:table-cell>
              <table:table-cell office:value-type="float" office:value="0.033464">
                <text:p>0.033464</text:p>
              </table:table-cell>
              <table:table-cell office:value-type="float" office:value="0.003364">
                <text:p>0.0033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7254">
                <text:p>0.007254</text:p>
              </table:table-cell>
              <table:table-cell office:value-type="float" office:value="0.038371">
                <text:p>0.038371</text:p>
              </table:table-cell>
              <table:table-cell office:value-type="float" office:value="-0.00016">
                <text:p>-0.000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048">
                <text:p>0.001048</text:p>
              </table:table-cell>
              <table:table-cell office:value-type="float" office:value="0.23417">
                <text:p>0.23417</text:p>
              </table:table-cell>
              <table:table-cell office:value-type="float" office:value="0.102844">
                <text:p>0.102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1011">
                <text:p>0.021011</text:p>
              </table:table-cell>
              <table:table-cell office:value-type="float" office:value="0.002665">
                <text:p>0.002665</text:p>
              </table:table-cell>
              <table:table-cell office:value-type="float" office:value="0.15235">
                <text:p>0.15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5967">
                <text:p>0.005967</text:p>
              </table:table-cell>
              <table:table-cell office:value-type="float" office:value="0.011429">
                <text:p>0.011429</text:p>
              </table:table-cell>
              <table:table-cell office:value-type="float" office:value="0.036316">
                <text:p>0.0363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78">
                <text:p>0.000078</text:p>
              </table:table-cell>
              <table:table-cell office:value-type="float" office:value="0.001937">
                <text:p>0.001937</text:p>
              </table:table-cell>
              <table:table-cell office:value-type="float" office:value="0.01001">
                <text:p>0.01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166">
                <text:p>0.000166</text:p>
              </table:table-cell>
              <table:table-cell office:value-type="float" office:value="0.011303">
                <text:p>0.011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6458">
                <text:p>0.026458</text:p>
              </table:table-cell>
              <table:table-cell office:value-type="float" office:value="0.093601">
                <text:p>0.093601</text:p>
              </table:table-cell>
              <table:table-cell office:value-type="float" office:value="0.197089">
                <text:p>0.197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3259">
                <text:p>0.013259</text:p>
              </table:table-cell>
              <table:table-cell office:value-type="float" office:value="0.078919">
                <text:p>0.078919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797">
                <text:p>0.001797</text:p>
              </table:table-cell>
              <table:table-cell office:value-type="float" office:value="0.000398">
                <text:p>0.000398</text:p>
              </table:table-cell>
              <table:table-cell office:value-type="float" office:value="0.017001">
                <text:p>0.017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4821">
                <text:p>0.004821</text:p>
              </table:table-cell>
              <table:table-cell office:value-type="float" office:value="0.001552">
                <text:p>0.001552</text:p>
              </table:table-cell>
              <table:table-cell office:value-type="float" office:value="0.064376">
                <text:p>0.0643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255">
                <text:p>0.003255</text:p>
              </table:table-cell>
              <table:table-cell office:value-type="float" office:value="0.024544">
                <text:p>0.024544</text:p>
              </table:table-cell>
              <table:table-cell office:value-type="float" office:value="0.00708">
                <text:p>0.007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031">
                <text:p>0.003031</text:p>
              </table:table-cell>
              <table:table-cell office:value-type="float" office:value="0.018552">
                <text:p>0.018552</text:p>
              </table:table-cell>
              <table:table-cell office:value-type="float" office:value="-0.000347">
                <text:p>-0.0003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814">
                <text:p>0.003814</text:p>
              </table:table-cell>
              <table:table-cell office:value-type="float" office:value="0.021229">
                <text:p>0.021229</text:p>
              </table:table-cell>
              <table:table-cell office:value-type="float" office:value="0.06839">
                <text:p>0.068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17">
                <text:p>0.000017</text:p>
              </table:table-cell>
              <table:table-cell office:value-type="float" office:value="0.016651">
                <text:p>0.016651</text:p>
              </table:table-cell>
              <table:table-cell office:value-type="float" office:value="0.048244">
                <text:p>0.0482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8801">
                <text:p>0.048801</text:p>
              </table:table-cell>
              <table:table-cell office:value-type="float" office:value="0.020144">
                <text:p>0.020144</text:p>
              </table:table-cell>
              <table:table-cell office:value-type="float" office:value="0.001877">
                <text:p>0.0018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145">
                <text:p>0.001145</text:p>
              </table:table-cell>
              <table:table-cell office:value-type="float" office:value="0.002455">
                <text:p>0.002455</text:p>
              </table:table-cell>
              <table:table-cell office:value-type="float" office:value="0.008024">
                <text:p>0.008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551">
                <text:p>0.005551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7391">
                <text:p>0.007391</text:p>
              </table:table-cell>
              <table:table-cell office:value-type="float" office:value="0.019013">
                <text:p>0.019013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05">
                <text:p>-0.00005</text:p>
              </table:table-cell>
              <table:table-cell office:value-type="float" office:value="0.200982">
                <text:p>0.200982</text:p>
              </table:table-cell>
              <table:table-cell office:value-type="float" office:value="0.008296">
                <text:p>0.0082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5975">
                <text:p>0.005975</text:p>
              </table:table-cell>
              <table:table-cell office:value-type="float" office:value="0.014647">
                <text:p>0.014647</text:p>
              </table:table-cell>
              <table:table-cell office:value-type="float" office:value="0.004437">
                <text:p>0.0044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66">
                <text:p>0.000166</text:p>
              </table:table-cell>
              <table:table-cell office:value-type="float" office:value="0.004379">
                <text:p>0.004379</text:p>
              </table:table-cell>
              <table:table-cell office:value-type="float" office:value="0.063136">
                <text:p>0.0631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5">
                <text:p>0.00005</text:p>
              </table:table-cell>
              <table:table-cell office:value-type="float" office:value="0.009277">
                <text:p>0.009277</text:p>
              </table:table-cell>
              <table:table-cell office:value-type="float" office:value="0.000808">
                <text:p>0.0008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008">
                <text:p>-0.000008</text:p>
              </table:table-cell>
              <table:table-cell office:value-type="float" office:value="0.008528">
                <text:p>0.008528</text:p>
              </table:table-cell>
              <table:table-cell office:value-type="float" office:value="0.022825">
                <text:p>0.0228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039">
                <text:p>-0.000039</text:p>
              </table:table-cell>
              <table:table-cell office:value-type="float" office:value="0.017104">
                <text:p>0.017104</text:p>
              </table:table-cell>
              <table:table-cell office:value-type="float" office:value="-0.000085">
                <text:p>-0.0000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005">
                <text:p>-0.000005</text:p>
              </table:table-cell>
              <table:table-cell office:value-type="float" office:value="0.033461">
                <text:p>0.033461</text:p>
              </table:table-cell>
              <table:table-cell office:value-type="float" office:value="0.017651">
                <text:p>0.0176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056">
                <text:p>-0.000056</text:p>
              </table:table-cell>
              <table:table-cell office:value-type="float" office:value="0.012626">
                <text:p>0.012626</text:p>
              </table:table-cell>
              <table:table-cell office:value-type="float" office:value="0.001196">
                <text:p>0.0011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5178">
                <text:p>0.005178</text:p>
              </table:table-cell>
              <table:table-cell office:value-type="float" office:value="0.001126">
                <text:p>0.001126</text:p>
              </table:table-cell>
              <table:table-cell office:value-type="float" office:value="-0.00008">
                <text:p>-0.00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083">
                <text:p>-0.000083</text:p>
              </table:table-cell>
              <table:table-cell office:value-type="float" office:value="0.005847">
                <text:p>0.005847</text:p>
              </table:table-cell>
              <table:table-cell office:value-type="float" office:value="0.05353">
                <text:p>0.05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035">
                <text:p>0.001035</text:p>
              </table:table-cell>
              <table:table-cell office:value-type="float" office:value="0.13588">
                <text:p>0.13588</text:p>
              </table:table-cell>
              <table:table-cell office:value-type="float" office:value="0.000417">
                <text:p>0.0004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982">
                <text:p>0.000982</text:p>
              </table:table-cell>
              <table:table-cell office:value-type="float" office:value="0.086306">
                <text:p>0.086306</text:p>
              </table:table-cell>
              <table:table-cell office:value-type="float" office:value="0.000563">
                <text:p>0.000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86">
                <text:p>0.00086</text:p>
              </table:table-cell>
              <table:table-cell office:value-type="float" office:value="0.051164">
                <text:p>0.05116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417">
                <text:p>0.000417</text:p>
              </table:table-cell>
              <table:table-cell office:value-type="float" office:value="0.005774">
                <text:p>0.00577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417">
                <text:p>0.000417</text:p>
              </table:table-cell>
              <table:table-cell office:value-type="float" office:value="0.001593">
                <text:p>0.001593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143">
                <text:p>-0.0001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459">
                <text:p>0.000459</text:p>
              </table:table-cell>
              <table:table-cell office:value-type="float" office:value="-0.000034">
                <text:p>-0.000034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459">
                <text:p>0.000459</text:p>
              </table:table-cell>
              <table:table-cell office:value-type="float" office:value="-0.000089">
                <text:p>-0.000089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467">
                <text:p>0.001467</text:p>
              </table:table-cell>
              <table:table-cell office:value-type="float" office:value="0.00016">
                <text:p>0.00016</text:p>
              </table:table-cell>
              <table:table-cell office:value-type="float" office:value="0.019951">
                <text:p>0.0199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948">
                <text:p>0.002948</text:p>
              </table:table-cell>
              <table:table-cell office:value-type="float" office:value="0.024319">
                <text:p>0.024319</text:p>
              </table:table-cell>
              <table:table-cell office:value-type="float" office:value="0.012633">
                <text:p>0.0126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464">
                <text:p>0.000464</text:p>
              </table:table-cell>
              <table:table-cell office:value-type="float" office:value="0.017897">
                <text:p>0.017897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15">
                <text:p>-0.00015</text:p>
              </table:table-cell>
              <table:table-cell office:value-type="float" office:value="0.003749">
                <text:p>0.003749</text:p>
              </table:table-cell>
              <table:table-cell office:value-type="float" office:value="0.002002">
                <text:p>0.002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4225">
                <text:p>0.014225</text:p>
              </table:table-cell>
              <table:table-cell office:value-type="float" office:value="0.002437">
                <text:p>0.002437</text:p>
              </table:table-cell>
              <table:table-cell office:value-type="float" office:value="0.001743">
                <text:p>0.0017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01">
                <text:p>-0.00001</text:p>
              </table:table-cell>
              <table:table-cell office:value-type="float" office:value="0.023037">
                <text:p>0.023037</text:p>
              </table:table-cell>
              <table:table-cell office:value-type="float" office:value="0.061597">
                <text:p>0.0615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015">
                <text:p>-0.000015</text:p>
              </table:table-cell>
              <table:table-cell office:value-type="float" office:value="0.007014">
                <text:p>0.007014</text:p>
              </table:table-cell>
              <table:table-cell office:value-type="float" office:value="0.021473">
                <text:p>0.0214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4913">
                <text:p>0.004913</text:p>
              </table:table-cell>
              <table:table-cell office:value-type="float" office:value="0.015716">
                <text:p>0.01571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7242">
                <text:p>0.017242</text:p>
              </table:table-cell>
              <table:table-cell office:value-type="float" office:value="0.178569">
                <text:p>0.178569</text:p>
              </table:table-cell>
              <table:table-cell office:value-type="float" office:value="0.02703">
                <text:p>0.027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225">
                <text:p>0.000225</text:p>
              </table:table-cell>
              <table:table-cell office:value-type="float" office:value="0.066282">
                <text:p>0.066282</text:p>
              </table:table-cell>
              <table:table-cell office:value-type="float" office:value="0.015404">
                <text:p>0.0154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263">
                <text:p>0.000263</text:p>
              </table:table-cell>
              <table:table-cell office:value-type="float" office:value="0.000027">
                <text:p>0.000027</text:p>
              </table:table-cell>
              <table:table-cell office:value-type="float" office:value="0.061616">
                <text:p>0.0616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33">
                <text:p>0.000033</text:p>
              </table:table-cell>
              <table:table-cell office:value-type="float" office:value="0.006719">
                <text:p>0.006719</text:p>
              </table:table-cell>
              <table:table-cell office:value-type="float" office:value="0.004832">
                <text:p>0.0048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3">
                <text:p>0.0013</text:p>
              </table:table-cell>
              <table:table-cell office:value-type="float" office:value="0.001076">
                <text:p>0.001076</text:p>
              </table:table-cell>
              <table:table-cell office:value-type="float" office:value="0.055788">
                <text:p>0.0557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4549">
                <text:p>0.004549</text:p>
              </table:table-cell>
              <table:table-cell office:value-type="float" office:value="0.022366">
                <text:p>0.022366</text:p>
              </table:table-cell>
              <table:table-cell office:value-type="float" office:value="0.238094">
                <text:p>0.2380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502">
                <text:p>0.000502</text:p>
              </table:table-cell>
              <table:table-cell office:value-type="float" office:value="0.026732">
                <text:p>0.026732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076">
                <text:p>0.001076</text:p>
              </table:table-cell>
              <table:table-cell office:value-type="float" office:value="0.002834">
                <text:p>0.002834</text:p>
              </table:table-cell>
              <table:table-cell office:value-type="float" office:value="0.043207">
                <text:p>0.0432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024">
                <text:p>-0.000024</text:p>
              </table:table-cell>
              <table:table-cell office:value-type="float" office:value="0.00036">
                <text:p>0.00036</text:p>
              </table:table-cell>
              <table:table-cell office:value-type="float" office:value="0.026423">
                <text:p>0.0264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3549">
                <text:p>0.003549</text:p>
              </table:table-cell>
              <table:table-cell office:value-type="float" office:value="0.048968">
                <text:p>0.048968</text:p>
              </table:table-cell>
              <table:table-cell office:value-type="float" office:value="0.002249">
                <text:p>0.0022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235">
                <text:p>0.04235</text:p>
              </table:table-cell>
              <table:table-cell office:value-type="float" office:value="0.124035">
                <text:p>0.124035</text:p>
              </table:table-cell>
              <table:table-cell office:value-type="float" office:value="0.021683">
                <text:p>0.0216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49">
                <text:p>0.000049</text:p>
              </table:table-cell>
              <table:table-cell office:value-type="float" office:value="0.929253">
                <text:p>0.929253</text:p>
              </table:table-cell>
              <table:table-cell office:value-type="float" office:value="0.000849">
                <text:p>0.0008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7761">
                <text:p>0.007761</text:p>
              </table:table-cell>
              <table:table-cell office:value-type="float" office:value="0.002961">
                <text:p>0.002961</text:p>
              </table:table-cell>
              <table:table-cell office:value-type="float" office:value="0.013649">
                <text:p>0.0136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4602">
                <text:p>0.004602</text:p>
              </table:table-cell>
              <table:table-cell office:value-type="float" office:value="0.298222">
                <text:p>0.298222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003402">
                <text:p>0.003402</text:p>
              </table:table-cell>
              <table:table-cell office:value-type="float" office:value="0.086647">
                <text:p>0.086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0273">
                <text:p>0.030273</text:p>
              </table:table-cell>
              <table:table-cell office:value-type="float" office:value="0.029668">
                <text:p>0.029668</text:p>
              </table:table-cell>
              <table:table-cell office:value-type="float" office:value="0.568227">
                <text:p>0.5682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437">
                <text:p>0.04437</text:p>
              </table:table-cell>
              <table:table-cell office:value-type="float" office:value="0.000528">
                <text:p>0.000528</text:p>
              </table:table-cell>
              <table:table-cell office:value-type="float" office:value="0.02779">
                <text:p>0.027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8395">
                <text:p>0.018395</text:p>
              </table:table-cell>
              <table:table-cell office:value-type="float" office:value="0">
                <text:p>0</text:p>
              </table:table-cell>
              <table:table-cell office:value-type="float" office:value="0.000217">
                <text:p>0.0002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03">
                <text:p>0.00103</text:p>
              </table:table-cell>
              <table:table-cell office:value-type="float" office:value="0.01036">
                <text:p>0.01036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076">
                <text:p>0.001076</text:p>
              </table:table-cell>
              <table:table-cell office:value-type="float" office:value="0.000611">
                <text:p>0.000611</text:p>
              </table:table-cell>
              <table:table-cell office:value-type="float" office:value="0.029875">
                <text:p>0.0298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249">
                <text:p>0.003249</text:p>
              </table:table-cell>
              <table:table-cell office:value-type="float" office:value="0.001403">
                <text:p>0.001403</text:p>
              </table:table-cell>
              <table:table-cell office:value-type="float" office:value="0.010746">
                <text:p>0.0107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4867">
                <text:p>0.004867</text:p>
              </table:table-cell>
              <table:table-cell office:value-type="float" office:value="0.152724">
                <text:p>0.152724</text:p>
              </table:table-cell>
              <table:table-cell office:value-type="float" office:value="0.02672">
                <text:p>0.026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531">
                <text:p>0.002531</text:p>
              </table:table-cell>
              <table:table-cell office:value-type="float" office:value="0.01908">
                <text:p>0.01908</text:p>
              </table:table-cell>
              <table:table-cell office:value-type="float" office:value="-0.00072">
                <text:p>-0.000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409">
                <text:p>0.000409</text:p>
              </table:table-cell>
              <table:table-cell office:value-type="float" office:value="0.00565">
                <text:p>0.005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1686">
                <text:p>0.001686</text:p>
              </table:table-cell>
              <table:table-cell office:value-type="float" office:value="0.000455">
                <text:p>0.000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19">
                <text:p>0.000019</text:p>
              </table:table-cell>
              <table:table-cell office:value-type="float" office:value="0.015662">
                <text:p>0.015662</text:p>
              </table:table-cell>
              <table:table-cell office:value-type="float" office:value="0.041452">
                <text:p>0.0414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927">
                <text:p>0.00927</text:p>
              </table:table-cell>
              <table:table-cell office:value-type="float" office:value="0.028853">
                <text:p>0.028853</text:p>
              </table:table-cell>
              <table:table-cell office:value-type="float" office:value="0.008646">
                <text:p>0.0086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65">
                <text:p>0.00065</text:p>
              </table:table-cell>
              <table:table-cell office:value-type="float" office:value="-0.000025">
                <text:p>-0.000025</text:p>
              </table:table-cell>
              <table:table-cell office:value-type="float" office:value="-0.000332">
                <text:p>-0.0003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3907">
                <text:p>0.003907</text:p>
              </table:table-cell>
              <table:table-cell office:value-type="float" office:value="0.005483">
                <text:p>0.005483</text:p>
              </table:table-cell>
              <table:table-cell office:value-type="float" office:value="0.006349">
                <text:p>0.0063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3295">
                <text:p>0.003295</text:p>
              </table:table-cell>
              <table:table-cell office:value-type="float" office:value="0.041686">
                <text:p>0.041686</text:p>
              </table:table-cell>
              <table:table-cell office:value-type="float" office:value="0.022138">
                <text:p>0.022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15">
                <text:p>0.000015</text:p>
              </table:table-cell>
              <table:table-cell office:value-type="float" office:value="0.045659">
                <text:p>0.045659</text:p>
              </table:table-cell>
              <table:table-cell office:value-type="float" office:value="0.011744">
                <text:p>0.0117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7523">
                <text:p>0.007523</text:p>
              </table:table-cell>
              <table:table-cell office:value-type="float" office:value="0.042418">
                <text:p>0.042418</text:p>
              </table:table-cell>
              <table:table-cell office:value-type="float" office:value="0.029464">
                <text:p>0.0294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9993">
                <text:p>0.039993</text:p>
              </table:table-cell>
              <table:table-cell office:value-type="float" office:value="0.033652">
                <text:p>0.033652</text:p>
              </table:table-cell>
              <table:table-cell office:value-type="float" office:value="0.010325">
                <text:p>0.0103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5">
                <text:p>0.000005</text:p>
              </table:table-cell>
              <table:table-cell office:value-type="float" office:value="0.068723">
                <text:p>0.068723</text:p>
              </table:table-cell>
              <table:table-cell office:value-type="float" office:value="0.416606">
                <text:p>0.4166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413">
                <text:p>0.000413</text:p>
              </table:table-cell>
              <table:table-cell office:value-type="float" office:value="0.000868">
                <text:p>0.000868</text:p>
              </table:table-cell>
              <table:table-cell office:value-type="float" office:value="4.614946">
                <text:p>4.6149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461">
                <text:p>0.000461</text:p>
              </table:table-cell>
              <table:table-cell office:value-type="float" office:value="0.012566">
                <text:p>0.012566</text:p>
              </table:table-cell>
              <table:table-cell office:value-type="float" office:value="0.25688">
                <text:p>0.256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9369">
                <text:p>0.149369</text:p>
              </table:table-cell>
              <table:table-cell office:value-type="float" office:value="0.058002">
                <text:p>0.058002</text:p>
              </table:table-cell>
              <table:table-cell office:value-type="float" office:value="0.016443">
                <text:p>0.0164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002">
                <text:p>-0.000002</text:p>
              </table:table-cell>
              <table:table-cell office:value-type="float" office:value="0.47431">
                <text:p>0.47431</text:p>
              </table:table-cell>
              <table:table-cell office:value-type="float" office:value="0.04339">
                <text:p>0.043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4624">
                <text:p>0.004624</text:p>
              </table:table-cell>
              <table:table-cell office:value-type="float" office:value="0.063438">
                <text:p>0.063438</text:p>
              </table:table-cell>
              <table:table-cell office:value-type="float" office:value="0.015375">
                <text:p>0.015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365">
                <text:p>0.000365</text:p>
              </table:table-cell>
              <table:table-cell office:value-type="float" office:value="0.087076">
                <text:p>0.087076</text:p>
              </table:table-cell>
              <table:table-cell office:value-type="float" office:value="0.00281">
                <text:p>0.002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7288">
                <text:p>0.057288</text:p>
              </table:table-cell>
              <table:table-cell office:value-type="float" office:value="0.015269">
                <text:p>0.015269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57">
                <text:p>0.000057</text:p>
              </table:table-cell>
              <table:table-cell office:value-type="float" office:value="0.002158">
                <text:p>0.002158</text:p>
              </table:table-cell>
              <table:table-cell office:value-type="float" office:value="0.071892">
                <text:p>0.0718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026">
                <text:p>0.001026</text:p>
              </table:table-cell>
              <table:table-cell office:value-type="float" office:value="0.309021">
                <text:p>0.309021</text:p>
              </table:table-cell>
              <table:table-cell office:value-type="float" office:value="0.000799">
                <text:p>0.0007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432">
                <text:p>0.005432</text:p>
              </table:table-cell>
              <table:table-cell office:value-type="float" office:value="0.048356">
                <text:p>0.048356</text:p>
              </table:table-cell>
              <table:table-cell office:value-type="float" office:value="-0.000065">
                <text:p>-0.0000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9">
                <text:p>0.000009</text:p>
              </table:table-cell>
              <table:table-cell office:value-type="float" office:value="-0.000004">
                <text:p>-0.000004</text:p>
              </table:table-cell>
              <table:table-cell office:value-type="float" office:value="0.006066">
                <text:p>0.0060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501">
                <text:p>0.001501</text:p>
              </table:table-cell>
              <table:table-cell office:value-type="float" office:value="0.033464">
                <text:p>0.033464</text:p>
              </table:table-cell>
              <table:table-cell office:value-type="float" office:value="0.002702">
                <text:p>0.0027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7254">
                <text:p>0.007254</text:p>
              </table:table-cell>
              <table:table-cell office:value-type="float" office:value="0.038371">
                <text:p>0.038371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048">
                <text:p>0.001048</text:p>
              </table:table-cell>
              <table:table-cell office:value-type="float" office:value="0.23417">
                <text:p>0.23417</text:p>
              </table:table-cell>
              <table:table-cell office:value-type="float" office:value="0.123178">
                <text:p>0.1231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6643">
                <text:p>0.006643</text:p>
              </table:table-cell>
              <table:table-cell office:value-type="float" office:value="0.002665">
                <text:p>0.002665</text:p>
              </table:table-cell>
              <table:table-cell office:value-type="float" office:value="0.158859">
                <text:p>0.1588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5967">
                <text:p>0.005967</text:p>
              </table:table-cell>
              <table:table-cell office:value-type="float" office:value="0.011429">
                <text:p>0.011429</text:p>
              </table:table-cell>
              <table:table-cell office:value-type="float" office:value="0.042425">
                <text:p>0.0424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78">
                <text:p>0.000078</text:p>
              </table:table-cell>
              <table:table-cell office:value-type="float" office:value="0.001937">
                <text:p>0.001937</text:p>
              </table:table-cell>
              <table:table-cell office:value-type="float" office:value="0.009061">
                <text:p>0.0090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166">
                <text:p>0.000166</text:p>
              </table:table-cell>
              <table:table-cell office:value-type="float" office:value="0.001075">
                <text:p>0.0010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6458">
                <text:p>0.026458</text:p>
              </table:table-cell>
              <table:table-cell office:value-type="float" office:value="0.093601">
                <text:p>0.093601</text:p>
              </table:table-cell>
              <table:table-cell office:value-type="float" office:value="0.198764">
                <text:p>0.1987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3259">
                <text:p>0.013259</text:p>
              </table:table-cell>
              <table:table-cell office:value-type="float" office:value="0.078919">
                <text:p>0.078919</text:p>
              </table:table-cell>
              <table:table-cell office:value-type="float" office:value="0.004896">
                <text:p>0.0048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797">
                <text:p>0.001797</text:p>
              </table:table-cell>
              <table:table-cell office:value-type="float" office:value="0.000398">
                <text:p>0.000398</text:p>
              </table:table-cell>
              <table:table-cell office:value-type="float" office:value="0.011389">
                <text:p>0.0113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4821">
                <text:p>0.004821</text:p>
              </table:table-cell>
              <table:table-cell office:value-type="float" office:value="0.001552">
                <text:p>0.001552</text:p>
              </table:table-cell>
              <table:table-cell office:value-type="float" office:value="0.026037">
                <text:p>0.0260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3255">
                <text:p>0.003255</text:p>
              </table:table-cell>
              <table:table-cell office:value-type="float" office:value="0.024544">
                <text:p>0.024544</text:p>
              </table:table-cell>
              <table:table-cell office:value-type="float" office:value="0.006258">
                <text:p>0.0062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031">
                <text:p>0.003031</text:p>
              </table:table-cell>
              <table:table-cell office:value-type="float" office:value="0.018552">
                <text:p>0.018552</text:p>
              </table:table-cell>
              <table:table-cell office:value-type="float" office:value="0.000539">
                <text:p>0.0005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814">
                <text:p>0.003814</text:p>
              </table:table-cell>
              <table:table-cell office:value-type="float" office:value="0.021229">
                <text:p>0.021229</text:p>
              </table:table-cell>
              <table:table-cell office:value-type="float" office:value="0.070312">
                <text:p>0.0703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17">
                <text:p>0.000017</text:p>
              </table:table-cell>
              <table:table-cell office:value-type="float" office:value="0.016651">
                <text:p>0.016651</text:p>
              </table:table-cell>
              <table:table-cell office:value-type="float" office:value="0.028357">
                <text:p>0.0283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48801">
                <text:p>0.048801</text:p>
              </table:table-cell>
              <table:table-cell office:value-type="float" office:value="0.020144">
                <text:p>0.020144</text:p>
              </table:table-cell>
              <table:table-cell office:value-type="float" office:value="0.003172">
                <text:p>0.0031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145">
                <text:p>0.001145</text:p>
              </table:table-cell>
              <table:table-cell office:value-type="float" office:value="0.002455">
                <text:p>0.002455</text:p>
              </table:table-cell>
              <table:table-cell office:value-type="float" office:value="0.013357">
                <text:p>0.0133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551">
                <text:p>0.005551</text:p>
              </table:table-cell>
              <table:table-cell office:value-type="float" office:value="0.001056">
                <text:p>0.001056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7391">
                <text:p>0.007391</text:p>
              </table:table-cell>
              <table:table-cell office:value-type="float" office:value="0.019013">
                <text:p>0.019013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05">
                <text:p>-0.00005</text:p>
              </table:table-cell>
              <table:table-cell office:value-type="float" office:value="0.200982">
                <text:p>0.200982</text:p>
              </table:table-cell>
              <table:table-cell office:value-type="float" office:value="0.01466">
                <text:p>0.014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975">
                <text:p>0.005975</text:p>
              </table:table-cell>
              <table:table-cell office:value-type="float" office:value="0.014647">
                <text:p>0.014647</text:p>
              </table:table-cell>
              <table:table-cell office:value-type="float" office:value="0.008981">
                <text:p>0.0089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66">
                <text:p>0.000166</text:p>
              </table:table-cell>
              <table:table-cell office:value-type="float" office:value="0.004379">
                <text:p>0.004379</text:p>
              </table:table-cell>
              <table:table-cell office:value-type="float" office:value="0.066806">
                <text:p>0.0668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5">
                <text:p>0.00005</text:p>
              </table:table-cell>
              <table:table-cell office:value-type="float" office:value="0.009277">
                <text:p>0.009277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08">
                <text:p>-0.000008</text:p>
              </table:table-cell>
              <table:table-cell office:value-type="float" office:value="0.008528">
                <text:p>0.008528</text:p>
              </table:table-cell>
              <table:table-cell office:value-type="float" office:value="0.022216">
                <text:p>0.0222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39">
                <text:p>-0.000039</text:p>
              </table:table-cell>
              <table:table-cell office:value-type="float" office:value="0.017104">
                <text:p>0.017104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05">
                <text:p>-0.000005</text:p>
              </table:table-cell>
              <table:table-cell office:value-type="float" office:value="0.033461">
                <text:p>0.033461</text:p>
              </table:table-cell>
              <table:table-cell office:value-type="float" office:value="0.019478">
                <text:p>0.0194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56">
                <text:p>-0.000056</text:p>
              </table:table-cell>
              <table:table-cell office:value-type="float" office:value="0.012626">
                <text:p>0.012626</text:p>
              </table:table-cell>
              <table:table-cell office:value-type="float" office:value="0.001196">
                <text:p>0.0011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5178">
                <text:p>0.005178</text:p>
              </table:table-cell>
              <table:table-cell office:value-type="float" office:value="0.001126">
                <text:p>0.001126</text:p>
              </table:table-cell>
              <table:table-cell office:value-type="float" office:value="-0.00008">
                <text:p>-0.000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83">
                <text:p>-0.000083</text:p>
              </table:table-cell>
              <table:table-cell office:value-type="float" office:value="0.005847">
                <text:p>0.005847</text:p>
              </table:table-cell>
              <table:table-cell office:value-type="float" office:value="0.05353">
                <text:p>0.053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15">
                <text:p>0.000015</text:p>
              </table:table-cell>
              <table:table-cell office:value-type="float" office:value="0.13588">
                <text:p>0.13588</text:p>
              </table:table-cell>
              <table:table-cell office:value-type="float" office:value="0.000417">
                <text:p>0.0004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982">
                <text:p>0.000982</text:p>
              </table:table-cell>
              <table:table-cell office:value-type="float" office:value="0.086306">
                <text:p>0.086306</text:p>
              </table:table-cell>
              <table:table-cell office:value-type="float" office:value="0.000563">
                <text:p>0.0005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86">
                <text:p>0.00086</text:p>
              </table:table-cell>
              <table:table-cell office:value-type="float" office:value="0.051164">
                <text:p>0.05116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417">
                <text:p>0.000417</text:p>
              </table:table-cell>
              <table:table-cell office:value-type="float" office:value="0.005774">
                <text:p>0.00577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417">
                <text:p>0.000417</text:p>
              </table:table-cell>
              <table:table-cell office:value-type="float" office:value="0.001593">
                <text:p>0.001593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143">
                <text:p>-0.0001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459">
                <text:p>0.000459</text:p>
              </table:table-cell>
              <table:table-cell office:value-type="float" office:value="-0.000034">
                <text:p>-0.000034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459">
                <text:p>0.000459</text:p>
              </table:table-cell>
              <table:table-cell office:value-type="float" office:value="-0.000089">
                <text:p>-0.000089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467">
                <text:p>0.001467</text:p>
              </table:table-cell>
              <table:table-cell office:value-type="float" office:value="0.014869">
                <text:p>0.014869</text:p>
              </table:table-cell>
              <table:table-cell office:value-type="float" office:value="0.019951">
                <text:p>0.0199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948">
                <text:p>0.002948</text:p>
              </table:table-cell>
              <table:table-cell office:value-type="float" office:value="0.024319">
                <text:p>0.024319</text:p>
              </table:table-cell>
              <table:table-cell office:value-type="float" office:value="0.012633">
                <text:p>0.0126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464">
                <text:p>0.000464</text:p>
              </table:table-cell>
              <table:table-cell office:value-type="float" office:value="0.017897">
                <text:p>0.017897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15">
                <text:p>-0.00015</text:p>
              </table:table-cell>
              <table:table-cell office:value-type="float" office:value="0.002093">
                <text:p>0.002093</text:p>
              </table:table-cell>
              <table:table-cell office:value-type="float" office:value="0.020727">
                <text:p>0.0207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4225">
                <text:p>0.014225</text:p>
              </table:table-cell>
              <table:table-cell office:value-type="float" office:value="0.002437">
                <text:p>0.002437</text:p>
              </table:table-cell>
              <table:table-cell office:value-type="float" office:value="0.001743">
                <text:p>0.0017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1">
                <text:p>-0.00001</text:p>
              </table:table-cell>
              <table:table-cell office:value-type="float" office:value="0.023037">
                <text:p>0.023037</text:p>
              </table:table-cell>
              <table:table-cell office:value-type="float" office:value="0.061597">
                <text:p>0.0615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15">
                <text:p>-0.000015</text:p>
              </table:table-cell>
              <table:table-cell office:value-type="float" office:value="0.007014">
                <text:p>0.007014</text:p>
              </table:table-cell>
              <table:table-cell office:value-type="float" office:value="0.021473">
                <text:p>0.0214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4913">
                <text:p>0.004913</text:p>
              </table:table-cell>
              <table:table-cell office:value-type="float" office:value="0.015716">
                <text:p>0.01571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7242">
                <text:p>0.017242</text:p>
              </table:table-cell>
              <table:table-cell office:value-type="float" office:value="0.227498">
                <text:p>0.227498</text:p>
              </table:table-cell>
              <table:table-cell office:value-type="float" office:value="0.026394">
                <text:p>0.0263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225">
                <text:p>0.000225</text:p>
              </table:table-cell>
              <table:table-cell office:value-type="float" office:value="0.066282">
                <text:p>0.066282</text:p>
              </table:table-cell>
              <table:table-cell office:value-type="float" office:value="0.068031">
                <text:p>0.0680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263">
                <text:p>0.000263</text:p>
              </table:table-cell>
              <table:table-cell office:value-type="float" office:value="0.000027">
                <text:p>0.000027</text:p>
              </table:table-cell>
              <table:table-cell office:value-type="float" office:value="0.052045">
                <text:p>0.0520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33">
                <text:p>0.000033</text:p>
              </table:table-cell>
              <table:table-cell office:value-type="float" office:value="0.006719">
                <text:p>0.006719</text:p>
              </table:table-cell>
              <table:table-cell office:value-type="float" office:value="0.000572">
                <text:p>0.0005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3">
                <text:p>0.0013</text:p>
              </table:table-cell>
              <table:table-cell office:value-type="float" office:value="0.001076">
                <text:p>0.001076</text:p>
              </table:table-cell>
              <table:table-cell office:value-type="float" office:value="0.047452">
                <text:p>0.0474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4549">
                <text:p>0.004549</text:p>
              </table:table-cell>
              <table:table-cell office:value-type="float" office:value="0.022366">
                <text:p>0.022366</text:p>
              </table:table-cell>
              <table:table-cell office:value-type="float" office:value="0.248198">
                <text:p>0.2481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502">
                <text:p>0.000502</text:p>
              </table:table-cell>
              <table:table-cell office:value-type="float" office:value="0.049317">
                <text:p>0.049317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076">
                <text:p>0.001076</text:p>
              </table:table-cell>
              <table:table-cell office:value-type="float" office:value="0.002834">
                <text:p>0.002834</text:p>
              </table:table-cell>
              <table:table-cell office:value-type="float" office:value="0.032003">
                <text:p>0.0320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24">
                <text:p>-0.000024</text:p>
              </table:table-cell>
              <table:table-cell office:value-type="float" office:value="0.00036">
                <text:p>0.00036</text:p>
              </table:table-cell>
              <table:table-cell office:value-type="float" office:value="0.025669">
                <text:p>0.0256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549">
                <text:p>0.003549</text:p>
              </table:table-cell>
              <table:table-cell office:value-type="float" office:value="0.048968">
                <text:p>0.048968</text:p>
              </table:table-cell>
              <table:table-cell office:value-type="float" office:value="0.001422">
                <text:p>0.0014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235">
                <text:p>0.04235</text:p>
              </table:table-cell>
              <table:table-cell office:value-type="float" office:value="0.124035">
                <text:p>0.124035</text:p>
              </table:table-cell>
              <table:table-cell office:value-type="float" office:value="0.047756">
                <text:p>0.0477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49">
                <text:p>0.000049</text:p>
              </table:table-cell>
              <table:table-cell office:value-type="float" office:value="0.929253">
                <text:p>0.929253</text:p>
              </table:table-cell>
              <table:table-cell office:value-type="float" office:value="0.004589">
                <text:p>0.0045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7761">
                <text:p>0.007761</text:p>
              </table:table-cell>
              <table:table-cell office:value-type="float" office:value="0.002961">
                <text:p>0.002961</text:p>
              </table:table-cell>
              <table:table-cell office:value-type="float" office:value="0.01146">
                <text:p>0.011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4602">
                <text:p>0.004602</text:p>
              </table:table-cell>
              <table:table-cell office:value-type="float" office:value="0.188408">
                <text:p>0.188408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003402">
                <text:p>0.003402</text:p>
              </table:table-cell>
              <table:table-cell office:value-type="float" office:value="0.077177">
                <text:p>0.0771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0273">
                <text:p>0.030273</text:p>
              </table:table-cell>
              <table:table-cell office:value-type="float" office:value="0.029668">
                <text:p>0.029668</text:p>
              </table:table-cell>
              <table:table-cell office:value-type="float" office:value="0.39522">
                <text:p>0.395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437">
                <text:p>0.04437</text:p>
              </table:table-cell>
              <table:table-cell office:value-type="float" office:value="0.000528">
                <text:p>0.000528</text:p>
              </table:table-cell>
              <table:table-cell office:value-type="float" office:value="0.027866">
                <text:p>0.0278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8395">
                <text:p>0.018395</text:p>
              </table:table-cell>
              <table:table-cell office:value-type="float" office:value="0">
                <text:p>0</text:p>
              </table:table-cell>
              <table:table-cell office:value-type="float" office:value="0.001108">
                <text:p>0.0011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03">
                <text:p>0.00103</text:p>
              </table:table-cell>
              <table:table-cell office:value-type="float" office:value="0.01036">
                <text:p>0.01036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076">
                <text:p>0.001076</text:p>
              </table:table-cell>
              <table:table-cell office:value-type="float" office:value="0.000611">
                <text:p>0.000611</text:p>
              </table:table-cell>
              <table:table-cell office:value-type="float" office:value="0.026666">
                <text:p>0.0266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3249">
                <text:p>0.003249</text:p>
              </table:table-cell>
              <table:table-cell office:value-type="float" office:value="0.001403">
                <text:p>0.001403</text:p>
              </table:table-cell>
              <table:table-cell office:value-type="float" office:value="0.003053">
                <text:p>0.0030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4867">
                <text:p>0.004867</text:p>
              </table:table-cell>
              <table:table-cell office:value-type="float" office:value="0.152724">
                <text:p>0.152724</text:p>
              </table:table-cell>
              <table:table-cell office:value-type="float" office:value="0.028686">
                <text:p>0.0286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2531">
                <text:p>0.002531</text:p>
              </table:table-cell>
              <table:table-cell office:value-type="float" office:value="0.01908">
                <text:p>0.01908</text:p>
              </table:table-cell>
              <table:table-cell office:value-type="float" office:value="-0.000414">
                <text:p>-0.0004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409">
                <text:p>0.000409</text:p>
              </table:table-cell>
              <table:table-cell office:value-type="float" office:value="0.003131">
                <text:p>0.0031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1686">
                <text:p>0.001686</text:p>
              </table:table-cell>
              <table:table-cell office:value-type="float" office:value="0.000663">
                <text:p>0.0006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19">
                <text:p>0.000019</text:p>
              </table:table-cell>
              <table:table-cell office:value-type="float" office:value="0.015662">
                <text:p>0.015662</text:p>
              </table:table-cell>
              <table:table-cell office:value-type="float" office:value="0.033028">
                <text:p>0.0330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927">
                <text:p>0.00927</text:p>
              </table:table-cell>
              <table:table-cell office:value-type="float" office:value="0.028853">
                <text:p>0.028853</text:p>
              </table:table-cell>
              <table:table-cell office:value-type="float" office:value="0.002854">
                <text:p>0.0028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65">
                <text:p>0.00065</text:p>
              </table:table-cell>
              <table:table-cell office:value-type="float" office:value="-0.000025">
                <text:p>-0.000025</text:p>
              </table:table-cell>
              <table:table-cell office:value-type="float" office:value="-0.000195">
                <text:p>-0.0001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3907">
                <text:p>0.003907</text:p>
              </table:table-cell>
              <table:table-cell office:value-type="float" office:value="0.005483">
                <text:p>0.005483</text:p>
              </table:table-cell>
              <table:table-cell office:value-type="float" office:value="0.002917">
                <text:p>0.0029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3295">
                <text:p>0.003295</text:p>
              </table:table-cell>
              <table:table-cell office:value-type="float" office:value="0.041686">
                <text:p>0.041686</text:p>
              </table:table-cell>
              <table:table-cell office:value-type="float" office:value="0.020489">
                <text:p>0.0204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15">
                <text:p>0.000015</text:p>
              </table:table-cell>
              <table:table-cell office:value-type="float" office:value="0.045659">
                <text:p>0.045659</text:p>
              </table:table-cell>
              <table:table-cell office:value-type="float" office:value="0.003179">
                <text:p>0.0031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7523">
                <text:p>0.007523</text:p>
              </table:table-cell>
              <table:table-cell office:value-type="float" office:value="0.042418">
                <text:p>0.042418</text:p>
              </table:table-cell>
              <table:table-cell office:value-type="float" office:value="0.033843">
                <text:p>0.0338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9993">
                <text:p>0.039993</text:p>
              </table:table-cell>
              <table:table-cell office:value-type="float" office:value="0.033652">
                <text:p>0.033652</text:p>
              </table:table-cell>
              <table:table-cell office:value-type="float" office:value="0.011912">
                <text:p>0.0119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5">
                <text:p>0.000005</text:p>
              </table:table-cell>
              <table:table-cell office:value-type="float" office:value="0.068723">
                <text:p>0.068723</text:p>
              </table:table-cell>
              <table:table-cell office:value-type="float" office:value="0.375476">
                <text:p>0.3754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413">
                <text:p>0.000413</text:p>
              </table:table-cell>
              <table:table-cell office:value-type="float" office:value="0.000868">
                <text:p>0.000868</text:p>
              </table:table-cell>
              <table:table-cell office:value-type="float" office:value="4.376242">
                <text:p>4.3762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461">
                <text:p>0.000461</text:p>
              </table:table-cell>
              <table:table-cell office:value-type="float" office:value="0.012566">
                <text:p>0.012566</text:p>
              </table:table-cell>
              <table:table-cell office:value-type="float" office:value="0.244243">
                <text:p>0.2442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49369">
                <text:p>0.149369</text:p>
              </table:table-cell>
              <table:table-cell office:value-type="float" office:value="0.058002">
                <text:p>0.058002</text:p>
              </table:table-cell>
              <table:table-cell office:value-type="float" office:value="0.015945">
                <text:p>0.0159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0002">
                <text:p>-0.000002</text:p>
              </table:table-cell>
              <table:table-cell office:value-type="float" office:value="0.47431">
                <text:p>0.47431</text:p>
              </table:table-cell>
              <table:table-cell office:value-type="float" office:value="0.043345">
                <text:p>0.0433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4624">
                <text:p>0.004624</text:p>
              </table:table-cell>
              <table:table-cell office:value-type="float" office:value="0.063438">
                <text:p>0.063438</text:p>
              </table:table-cell>
              <table:table-cell office:value-type="float" office:value="0.006734">
                <text:p>0.0067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365">
                <text:p>0.000365</text:p>
              </table:table-cell>
              <table:table-cell office:value-type="float" office:value="0.087076">
                <text:p>0.087076</text:p>
              </table:table-cell>
              <table:table-cell office:value-type="float" office:value="0.005028">
                <text:p>0.0050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57288">
                <text:p>0.057288</text:p>
              </table:table-cell>
              <table:table-cell office:value-type="float" office:value="0.015269">
                <text:p>0.015269</text:p>
              </table:table-cell>
              <table:table-cell office:value-type="float" office:value="0.000371">
                <text:p>0.0003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57">
                <text:p>0.000057</text:p>
              </table:table-cell>
              <table:table-cell office:value-type="float" office:value="0.002158">
                <text:p>0.002158</text:p>
              </table:table-cell>
              <table:table-cell office:value-type="float" office:value="0.036869">
                <text:p>0.0368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026">
                <text:p>0.001026</text:p>
              </table:table-cell>
              <table:table-cell office:value-type="float" office:value="0.309021">
                <text:p>0.309021</text:p>
              </table:table-cell>
              <table:table-cell office:value-type="float" office:value="0.007762">
                <text:p>0.0077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5432">
                <text:p>0.005432</text:p>
              </table:table-cell>
              <table:table-cell office:value-type="float" office:value="0.048356">
                <text:p>0.048356</text:p>
              </table:table-cell>
              <table:table-cell office:value-type="float" office:value="0.000299">
                <text:p>0.0002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9">
                <text:p>0.000009</text:p>
              </table:table-cell>
              <table:table-cell office:value-type="float" office:value="-0.000004">
                <text:p>-0.000004</text:p>
              </table:table-cell>
              <table:table-cell office:value-type="float" office:value="0.000316">
                <text:p>0.0003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501">
                <text:p>0.001501</text:p>
              </table:table-cell>
              <table:table-cell office:value-type="float" office:value="0.033464">
                <text:p>0.033464</text:p>
              </table:table-cell>
              <table:table-cell office:value-type="float" office:value="0.000779">
                <text:p>0.0007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7254">
                <text:p>0.007254</text:p>
              </table:table-cell>
              <table:table-cell office:value-type="float" office:value="0.038371">
                <text:p>0.038371</text:p>
              </table:table-cell>
              <table:table-cell office:value-type="float" office:value="0.006766">
                <text:p>0.0067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048">
                <text:p>0.001048</text:p>
              </table:table-cell>
              <table:table-cell office:value-type="float" office:value="0.23417">
                <text:p>0.23417</text:p>
              </table:table-cell>
              <table:table-cell office:value-type="float" office:value="0.106306">
                <text:p>0.1063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1011">
                <text:p>0.021011</text:p>
              </table:table-cell>
              <table:table-cell office:value-type="float" office:value="0.002665">
                <text:p>0.002665</text:p>
              </table:table-cell>
              <table:table-cell office:value-type="float" office:value="0.119506">
                <text:p>0.1195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5967">
                <text:p>0.005967</text:p>
              </table:table-cell>
              <table:table-cell office:value-type="float" office:value="0.011429">
                <text:p>0.011429</text:p>
              </table:table-cell>
              <table:table-cell office:value-type="float" office:value="0.044924">
                <text:p>0.0449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78">
                <text:p>0.000078</text:p>
              </table:table-cell>
              <table:table-cell office:value-type="float" office:value="0.001937">
                <text:p>0.001937</text:p>
              </table:table-cell>
              <table:table-cell office:value-type="float" office:value="0.000572">
                <text:p>0.0005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166">
                <text:p>0.000166</text:p>
              </table:table-cell>
              <table:table-cell office:value-type="float" office:value="0.014529">
                <text:p>0.0145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6458">
                <text:p>0.026458</text:p>
              </table:table-cell>
              <table:table-cell office:value-type="float" office:value="0.093601">
                <text:p>0.093601</text:p>
              </table:table-cell>
              <table:table-cell office:value-type="float" office:value="0.112789">
                <text:p>0.1127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3259">
                <text:p>0.013259</text:p>
              </table:table-cell>
              <table:table-cell office:value-type="float" office:value="0.078919">
                <text:p>0.078919</text:p>
              </table:table-cell>
              <table:table-cell office:value-type="float" office:value="0.007182">
                <text:p>0.0071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797">
                <text:p>0.001797</text:p>
              </table:table-cell>
              <table:table-cell office:value-type="float" office:value="0.000398">
                <text:p>0.000398</text:p>
              </table:table-cell>
              <table:table-cell office:value-type="float" office:value="0.001944">
                <text:p>0.0019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4821">
                <text:p>0.004821</text:p>
              </table:table-cell>
              <table:table-cell office:value-type="float" office:value="0.001552">
                <text:p>0.001552</text:p>
              </table:table-cell>
              <table:table-cell office:value-type="float" office:value="0.08556">
                <text:p>0.085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3255">
                <text:p>0.003255</text:p>
              </table:table-cell>
              <table:table-cell office:value-type="float" office:value="0.024544">
                <text:p>0.024544</text:p>
              </table:table-cell>
              <table:table-cell office:value-type="float" office:value="0.001063">
                <text:p>0.0010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3031">
                <text:p>0.003031</text:p>
              </table:table-cell>
              <table:table-cell office:value-type="float" office:value="0.018552">
                <text:p>0.01855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3814">
                <text:p>0.003814</text:p>
              </table:table-cell>
              <table:table-cell office:value-type="float" office:value="0.021229">
                <text:p>0.021229</text:p>
              </table:table-cell>
              <table:table-cell office:value-type="float" office:value="0.036023">
                <text:p>0.0360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17">
                <text:p>0.000017</text:p>
              </table:table-cell>
              <table:table-cell office:value-type="float" office:value="0.016651">
                <text:p>0.016651</text:p>
              </table:table-cell>
              <table:table-cell office:value-type="float" office:value="0.025523">
                <text:p>0.0255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8801">
                <text:p>0.048801</text:p>
              </table:table-cell>
              <table:table-cell office:value-type="float" office:value="0.020144">
                <text:p>0.020144</text:p>
              </table:table-cell>
              <table:table-cell office:value-type="float" office:value="0.002665">
                <text:p>0.0026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145">
                <text:p>0.001145</text:p>
              </table:table-cell>
              <table:table-cell office:value-type="float" office:value="0.002455">
                <text:p>0.002455</text:p>
              </table:table-cell>
              <table:table-cell office:value-type="float" office:value="0.016185">
                <text:p>0.0161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5551">
                <text:p>0.005551</text:p>
              </table:table-cell>
              <table:table-cell office:value-type="float" office:value="0.000664">
                <text:p>0.000664</text:p>
              </table:table-cell>
              <table:table-cell office:value-type="float" office:value="0.003296">
                <text:p>0.0032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7391">
                <text:p>0.007391</text:p>
              </table:table-cell>
              <table:table-cell office:value-type="float" office:value="0.019013">
                <text:p>0.019013</text:p>
              </table:table-cell>
              <table:table-cell office:value-type="float" office:value="0.000454">
                <text:p>0.0004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005">
                <text:p>-0.00005</text:p>
              </table:table-cell>
              <table:table-cell office:value-type="float" office:value="0.200982">
                <text:p>0.200982</text:p>
              </table:table-cell>
              <table:table-cell office:value-type="float" office:value="0.01466">
                <text:p>0.014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5975">
                <text:p>0.005975</text:p>
              </table:table-cell>
              <table:table-cell office:value-type="float" office:value="0.014647">
                <text:p>0.014647</text:p>
              </table:table-cell>
              <table:table-cell office:value-type="float" office:value="0.008981">
                <text:p>0.0089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166">
                <text:p>0.000166</text:p>
              </table:table-cell>
              <table:table-cell office:value-type="float" office:value="0.004379">
                <text:p>0.004379</text:p>
              </table:table-cell>
              <table:table-cell office:value-type="float" office:value="0.066806">
                <text:p>0.0668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5">
                <text:p>0.00005</text:p>
              </table:table-cell>
              <table:table-cell office:value-type="float" office:value="0.009277">
                <text:p>0.009277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0008">
                <text:p>-0.000008</text:p>
              </table:table-cell>
              <table:table-cell office:value-type="float" office:value="0.008528">
                <text:p>0.008528</text:p>
              </table:table-cell>
              <table:table-cell office:value-type="float" office:value="0.022216">
                <text:p>0.0222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039">
                <text:p>-0.000039</text:p>
              </table:table-cell>
              <table:table-cell office:value-type="float" office:value="0.017104">
                <text:p>0.017104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0005">
                <text:p>-0.000005</text:p>
              </table:table-cell>
              <table:table-cell office:value-type="float" office:value="0.033461">
                <text:p>0.033461</text:p>
              </table:table-cell>
              <table:table-cell office:value-type="float" office:value="0.019478">
                <text:p>0.0194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0056">
                <text:p>-0.000056</text:p>
              </table:table-cell>
              <table:table-cell office:value-type="float" office:value="0.012626">
                <text:p>0.012626</text:p>
              </table:table-cell>
              <table:table-cell office:value-type="float" office:value="0.001196">
                <text:p>0.0011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5178">
                <text:p>0.005178</text:p>
              </table:table-cell>
              <table:table-cell office:value-type="float" office:value="0.001126">
                <text:p>0.001126</text:p>
              </table:table-cell>
              <table:table-cell office:value-type="float" office:value="-0.00008">
                <text:p>-0.000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0083">
                <text:p>-0.000083</text:p>
              </table:table-cell>
              <table:table-cell office:value-type="float" office:value="0.005847">
                <text:p>0.005847</text:p>
              </table:table-cell>
              <table:table-cell office:value-type="float" office:value="0.05353">
                <text:p>0.053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15">
                <text:p>0.000015</text:p>
              </table:table-cell>
              <table:table-cell office:value-type="float" office:value="0.13588">
                <text:p>0.13588</text:p>
              </table:table-cell>
              <table:table-cell office:value-type="float" office:value="0.000417">
                <text:p>0.0004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982">
                <text:p>0.000982</text:p>
              </table:table-cell>
              <table:table-cell office:value-type="float" office:value="0.086306">
                <text:p>0.086306</text:p>
              </table:table-cell>
              <table:table-cell office:value-type="float" office:value="0.000563">
                <text:p>0.0005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86">
                <text:p>0.00086</text:p>
              </table:table-cell>
              <table:table-cell office:value-type="float" office:value="0.051164">
                <text:p>0.05116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417">
                <text:p>0.000417</text:p>
              </table:table-cell>
              <table:table-cell office:value-type="float" office:value="0.005774">
                <text:p>0.00577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417">
                <text:p>0.000417</text:p>
              </table:table-cell>
              <table:table-cell office:value-type="float" office:value="0.001593">
                <text:p>0.001593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143">
                <text:p>-0.0001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459">
                <text:p>0.000459</text:p>
              </table:table-cell>
              <table:table-cell office:value-type="float" office:value="-0.000034">
                <text:p>-0.000034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459">
                <text:p>0.000459</text:p>
              </table:table-cell>
              <table:table-cell office:value-type="float" office:value="-0.000089">
                <text:p>-0.000089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467">
                <text:p>0.001467</text:p>
              </table:table-cell>
              <table:table-cell office:value-type="float" office:value="0.00016">
                <text:p>0.00016</text:p>
              </table:table-cell>
              <table:table-cell office:value-type="float" office:value="0.019951">
                <text:p>0.0199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948">
                <text:p>0.002948</text:p>
              </table:table-cell>
              <table:table-cell office:value-type="float" office:value="0.024319">
                <text:p>0.024319</text:p>
              </table:table-cell>
              <table:table-cell office:value-type="float" office:value="0.012633">
                <text:p>0.0126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0004">
                <text:p>-0.000004</text:p>
              </table:table-cell>
              <table:table-cell office:value-type="float" office:value="0.017897">
                <text:p>0.017897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015">
                <text:p>-0.00015</text:p>
              </table:table-cell>
              <table:table-cell office:value-type="float" office:value="0.002093">
                <text:p>0.002093</text:p>
              </table:table-cell>
              <table:table-cell office:value-type="float" office:value="0.020727">
                <text:p>0.0207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4225">
                <text:p>0.014225</text:p>
              </table:table-cell>
              <table:table-cell office:value-type="float" office:value="0.002437">
                <text:p>0.002437</text:p>
              </table:table-cell>
              <table:table-cell office:value-type="float" office:value="0.001743">
                <text:p>0.0017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001">
                <text:p>-0.00001</text:p>
              </table:table-cell>
              <table:table-cell office:value-type="float" office:value="0.023037">
                <text:p>0.023037</text:p>
              </table:table-cell>
              <table:table-cell office:value-type="float" office:value="0.061597">
                <text:p>0.0615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0015">
                <text:p>-0.000015</text:p>
              </table:table-cell>
              <table:table-cell office:value-type="float" office:value="0.007014">
                <text:p>0.007014</text:p>
              </table:table-cell>
              <table:table-cell office:value-type="float" office:value="0.021473">
                <text:p>0.0214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4913">
                <text:p>0.004913</text:p>
              </table:table-cell>
              <table:table-cell office:value-type="float" office:value="0.015716">
                <text:p>0.01571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7242">
                <text:p>0.017242</text:p>
              </table:table-cell>
              <table:table-cell office:value-type="float" office:value="0.227498">
                <text:p>0.227498</text:p>
              </table:table-cell>
              <table:table-cell office:value-type="float" office:value="0.045246">
                <text:p>0.0452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225">
                <text:p>0.000225</text:p>
              </table:table-cell>
              <table:table-cell office:value-type="float" office:value="0.066282">
                <text:p>0.066282</text:p>
              </table:table-cell>
              <table:table-cell office:value-type="float" office:value="0.046134">
                <text:p>0.0461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263">
                <text:p>0.000263</text:p>
              </table:table-cell>
              <table:table-cell office:value-type="float" office:value="0.000027">
                <text:p>0.000027</text:p>
              </table:table-cell>
              <table:table-cell office:value-type="float" office:value="0.037282">
                <text:p>0.0372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33">
                <text:p>0.000033</text:p>
              </table:table-cell>
              <table:table-cell office:value-type="float" office:value="0.006719">
                <text:p>0.006719</text:p>
              </table:table-cell>
              <table:table-cell office:value-type="float" office:value="0.016626">
                <text:p>0.0166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13">
                <text:p>0.0013</text:p>
              </table:table-cell>
              <table:table-cell office:value-type="float" office:value="0.001076">
                <text:p>0.001076</text:p>
              </table:table-cell>
              <table:table-cell office:value-type="float" office:value="0.020292">
                <text:p>0.0202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4549">
                <text:p>0.004549</text:p>
              </table:table-cell>
              <table:table-cell office:value-type="float" office:value="0.022366">
                <text:p>0.022366</text:p>
              </table:table-cell>
              <table:table-cell office:value-type="float" office:value="0.209211">
                <text:p>0.2092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502">
                <text:p>0.000502</text:p>
              </table:table-cell>
              <table:table-cell office:value-type="float" office:value="0.049317">
                <text:p>0.049317</text:p>
              </table:table-cell>
              <table:table-cell office:value-type="float" office:value="-0.000509">
                <text:p>-0.0005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076">
                <text:p>0.001076</text:p>
              </table:table-cell>
              <table:table-cell office:value-type="float" office:value="0.002834">
                <text:p>0.002834</text:p>
              </table:table-cell>
              <table:table-cell office:value-type="float" office:value="0.129972">
                <text:p>0.1299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0024">
                <text:p>-0.000024</text:p>
              </table:table-cell>
              <table:table-cell office:value-type="float" office:value="0.00036">
                <text:p>0.00036</text:p>
              </table:table-cell>
              <table:table-cell office:value-type="float" office:value="0.024858">
                <text:p>0.0248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3549">
                <text:p>0.003549</text:p>
              </table:table-cell>
              <table:table-cell office:value-type="float" office:value="0.048968">
                <text:p>0.048968</text:p>
              </table:table-cell>
              <table:table-cell office:value-type="float" office:value="0.007604">
                <text:p>0.0076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235">
                <text:p>0.04235</text:p>
              </table:table-cell>
              <table:table-cell office:value-type="float" office:value="0.124035">
                <text:p>0.124035</text:p>
              </table:table-cell>
              <table:table-cell office:value-type="float" office:value="0.117267">
                <text:p>0.1172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49">
                <text:p>0.000049</text:p>
              </table:table-cell>
              <table:table-cell office:value-type="float" office:value="0.929253">
                <text:p>0.929253</text:p>
              </table:table-cell>
              <table:table-cell office:value-type="float" office:value="-0.001004">
                <text:p>-0.0010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7761">
                <text:p>0.007761</text:p>
              </table:table-cell>
              <table:table-cell office:value-type="float" office:value="0.002961">
                <text:p>0.002961</text:p>
              </table:table-cell>
              <table:table-cell office:value-type="float" office:value="0.00191">
                <text:p>0.001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4602">
                <text:p>0.004602</text:p>
              </table:table-cell>
              <table:table-cell office:value-type="float" office:value="0.188408">
                <text:p>0.188408</text:p>
              </table:table-cell>
              <table:table-cell office:value-type="float" office:value="0.005684">
                <text:p>0.0056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.003402">
                <text:p>0.003402</text:p>
              </table:table-cell>
              <table:table-cell office:value-type="float" office:value="0.121864">
                <text:p>0.1218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0273">
                <text:p>0.030273</text:p>
              </table:table-cell>
              <table:table-cell office:value-type="float" office:value="0.029668">
                <text:p>0.029668</text:p>
              </table:table-cell>
              <table:table-cell office:value-type="float" office:value="0.54541">
                <text:p>0.545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4437">
                <text:p>0.04437</text:p>
              </table:table-cell>
              <table:table-cell office:value-type="float" office:value="0.000528">
                <text:p>0.000528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4577">
                <text:p>0.004577</text:p>
              </table:table-cell>
              <table:table-cell office:value-type="float" office:value="0">
                <text:p>0</text:p>
              </table:table-cell>
              <table:table-cell office:value-type="float" office:value="0.009863">
                <text:p>0.0098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03">
                <text:p>0.00103</text:p>
              </table:table-cell>
              <table:table-cell office:value-type="float" office:value="0.01036">
                <text:p>0.01036</text:p>
              </table:table-cell>
              <table:table-cell office:value-type="float" office:value="-0.001147">
                <text:p>-0.0011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1076">
                <text:p>0.001076</text:p>
              </table:table-cell>
              <table:table-cell office:value-type="float" office:value="0.000611">
                <text:p>0.000611</text:p>
              </table:table-cell>
              <table:table-cell office:value-type="float" office:value="0.04114">
                <text:p>0.041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3249">
                <text:p>0.003249</text:p>
              </table:table-cell>
              <table:table-cell office:value-type="float" office:value="0.001403">
                <text:p>0.001403</text:p>
              </table:table-cell>
              <table:table-cell office:value-type="float" office:value="0.001122">
                <text:p>0.0011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4867">
                <text:p>0.004867</text:p>
              </table:table-cell>
              <table:table-cell office:value-type="float" office:value="0.152724">
                <text:p>0.152724</text:p>
              </table:table-cell>
              <table:table-cell office:value-type="float" office:value="0.024483">
                <text:p>0.0244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531">
                <text:p>0.002531</text:p>
              </table:table-cell>
              <table:table-cell office:value-type="float" office:value="0.01908">
                <text:p>0.01908</text:p>
              </table:table-cell>
              <table:table-cell office:value-type="float" office:value="-0.00066">
                <text:p>-0.000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409">
                <text:p>0.000409</text:p>
              </table:table-cell>
              <table:table-cell office:value-type="float" office:value="0.006604">
                <text:p>0.0066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3">
                <text:p>0.000003</text:p>
              </table:table-cell>
              <table:table-cell office:value-type="float" office:value="0.001686">
                <text:p>0.001686</text:p>
              </table:table-cell>
              <table:table-cell office:value-type="float" office:value="0.001222">
                <text:p>0.0012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19">
                <text:p>0.000019</text:p>
              </table:table-cell>
              <table:table-cell office:value-type="float" office:value="0.015662">
                <text:p>0.015662</text:p>
              </table:table-cell>
              <table:table-cell office:value-type="float" office:value="0.025901">
                <text:p>0.0259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927">
                <text:p>0.00927</text:p>
              </table:table-cell>
              <table:table-cell office:value-type="float" office:value="0.028853">
                <text:p>0.028853</text:p>
              </table:table-cell>
              <table:table-cell office:value-type="float" office:value="0.007694">
                <text:p>0.0076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65">
                <text:p>0.00065</text:p>
              </table:table-cell>
              <table:table-cell office:value-type="float" office:value="0.007212">
                <text:p>0.007212</text:p>
              </table:table-cell>
              <table:table-cell office:value-type="float" office:value="-0.000229">
                <text:p>-0.0002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3907">
                <text:p>0.003907</text:p>
              </table:table-cell>
              <table:table-cell office:value-type="float" office:value="0.005483">
                <text:p>0.005483</text:p>
              </table:table-cell>
              <table:table-cell office:value-type="float" office:value="0.004028">
                <text:p>0.0040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3295">
                <text:p>0.003295</text:p>
              </table:table-cell>
              <table:table-cell office:value-type="float" office:value="0.041686">
                <text:p>0.041686</text:p>
              </table:table-cell>
              <table:table-cell office:value-type="float" office:value="0.018421">
                <text:p>0.0184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15">
                <text:p>0.000015</text:p>
              </table:table-cell>
              <table:table-cell office:value-type="float" office:value="0.045659">
                <text:p>0.045659</text:p>
              </table:table-cell>
              <table:table-cell office:value-type="float" office:value="0.006148">
                <text:p>0.0061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7523">
                <text:p>0.007523</text:p>
              </table:table-cell>
              <table:table-cell office:value-type="float" office:value="0.042418">
                <text:p>0.042418</text:p>
              </table:table-cell>
              <table:table-cell office:value-type="float" office:value="0.047119">
                <text:p>0.0471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39993">
                <text:p>0.039993</text:p>
              </table:table-cell>
              <table:table-cell office:value-type="float" office:value="0.033652">
                <text:p>0.033652</text:p>
              </table:table-cell>
              <table:table-cell office:value-type="float" office:value="0.002622">
                <text:p>0.0026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5">
                <text:p>0.000005</text:p>
              </table:table-cell>
              <table:table-cell office:value-type="float" office:value="0.068723">
                <text:p>0.068723</text:p>
              </table:table-cell>
              <table:table-cell office:value-type="float" office:value="0.321497">
                <text:p>0.3214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413">
                <text:p>0.000413</text:p>
              </table:table-cell>
              <table:table-cell office:value-type="float" office:value="0.000868">
                <text:p>0.000868</text:p>
              </table:table-cell>
              <table:table-cell office:value-type="float" office:value="4.051021">
                <text:p>4.0510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461">
                <text:p>0.000461</text:p>
              </table:table-cell>
              <table:table-cell office:value-type="float" office:value="0.012566">
                <text:p>0.012566</text:p>
              </table:table-cell>
              <table:table-cell office:value-type="float" office:value="0.181255">
                <text:p>0.1812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49369">
                <text:p>0.149369</text:p>
              </table:table-cell>
              <table:table-cell office:value-type="float" office:value="0.058002">
                <text:p>0.058002</text:p>
              </table:table-cell>
              <table:table-cell office:value-type="float" office:value="0.001365">
                <text:p>0.0013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0002">
                <text:p>-0.000002</text:p>
              </table:table-cell>
              <table:table-cell office:value-type="float" office:value="0.47431">
                <text:p>0.47431</text:p>
              </table:table-cell>
              <table:table-cell office:value-type="float" office:value="0.026531">
                <text:p>0.0265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4624">
                <text:p>0.004624</text:p>
              </table:table-cell>
              <table:table-cell office:value-type="float" office:value="0.063438">
                <text:p>0.063438</text:p>
              </table:table-cell>
              <table:table-cell office:value-type="float" office:value="0.004391">
                <text:p>0.0043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365">
                <text:p>0.000365</text:p>
              </table:table-cell>
              <table:table-cell office:value-type="float" office:value="0.087076">
                <text:p>0.087076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7288">
                <text:p>0.057288</text:p>
              </table:table-cell>
              <table:table-cell office:value-type="float" office:value="0.015269">
                <text:p>0.015269</text:p>
              </table:table-cell>
              <table:table-cell office:value-type="float" office:value="0.002754">
                <text:p>0.0027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57">
                <text:p>0.000057</text:p>
              </table:table-cell>
              <table:table-cell office:value-type="float" office:value="0.002158">
                <text:p>0.002158</text:p>
              </table:table-cell>
              <table:table-cell office:value-type="float" office:value="0.033489">
                <text:p>0.0334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1026">
                <text:p>0.001026</text:p>
              </table:table-cell>
              <table:table-cell office:value-type="float" office:value="0.309021">
                <text:p>0.309021</text:p>
              </table:table-cell>
              <table:table-cell office:value-type="float" office:value="0.000891">
                <text:p>0.0008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5432">
                <text:p>0.005432</text:p>
              </table:table-cell>
              <table:table-cell office:value-type="float" office:value="0.048356">
                <text:p>0.048356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09">
                <text:p>0.000009</text:p>
              </table:table-cell>
              <table:table-cell office:value-type="float" office:value="-0.000004">
                <text:p>-0.000004</text:p>
              </table:table-cell>
              <table:table-cell office:value-type="float" office:value="-0.000038">
                <text:p>-0.0000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1501">
                <text:p>0.001501</text:p>
              </table:table-cell>
              <table:table-cell office:value-type="float" office:value="0.033464">
                <text:p>0.033464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7254">
                <text:p>0.007254</text:p>
              </table:table-cell>
              <table:table-cell office:value-type="float" office:value="0.038371">
                <text:p>0.038371</text:p>
              </table:table-cell>
              <table:table-cell office:value-type="float" office:value="0.004161">
                <text:p>0.0041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1048">
                <text:p>0.001048</text:p>
              </table:table-cell>
              <table:table-cell office:value-type="float" office:value="0.23417">
                <text:p>0.23417</text:p>
              </table:table-cell>
              <table:table-cell office:value-type="float" office:value="0.08958">
                <text:p>0.089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1011">
                <text:p>0.021011</text:p>
              </table:table-cell>
              <table:table-cell office:value-type="float" office:value="0.002665">
                <text:p>0.002665</text:p>
              </table:table-cell>
              <table:table-cell office:value-type="float" office:value="0.118116">
                <text:p>0.1181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5967">
                <text:p>0.005967</text:p>
              </table:table-cell>
              <table:table-cell office:value-type="float" office:value="0.011429">
                <text:p>0.011429</text:p>
              </table:table-cell>
              <table:table-cell office:value-type="float" office:value="0.039848">
                <text:p>0.0398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78">
                <text:p>0.000078</text:p>
              </table:table-cell>
              <table:table-cell office:value-type="float" office:value="0.001937">
                <text:p>0.001937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166">
                <text:p>0.000166</text:p>
              </table:table-cell>
              <table:table-cell office:value-type="float" office:value="0.002153">
                <text:p>0.0021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6458">
                <text:p>0.026458</text:p>
              </table:table-cell>
              <table:table-cell office:value-type="float" office:value="0.093601">
                <text:p>0.093601</text:p>
              </table:table-cell>
              <table:table-cell office:value-type="float" office:value="0.115142">
                <text:p>0.1151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3259">
                <text:p>0.013259</text:p>
              </table:table-cell>
              <table:table-cell office:value-type="float" office:value="0.078919">
                <text:p>0.078919</text:p>
              </table:table-cell>
              <table:table-cell office:value-type="float" office:value="0.001787">
                <text:p>0.0017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797">
                <text:p>0.001797</text:p>
              </table:table-cell>
              <table:table-cell office:value-type="float" office:value="0.000398">
                <text:p>0.000398</text:p>
              </table:table-cell>
              <table:table-cell office:value-type="float" office:value="0.004887">
                <text:p>0.0048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4821">
                <text:p>0.004821</text:p>
              </table:table-cell>
              <table:table-cell office:value-type="float" office:value="0.001552">
                <text:p>0.001552</text:p>
              </table:table-cell>
              <table:table-cell office:value-type="float" office:value="0.028609">
                <text:p>0.0286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3255">
                <text:p>0.003255</text:p>
              </table:table-cell>
              <table:table-cell office:value-type="float" office:value="0.024544">
                <text:p>0.024544</text:p>
              </table:table-cell>
              <table:table-cell office:value-type="float" office:value="0.001483">
                <text:p>0.0014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3031">
                <text:p>0.003031</text:p>
              </table:table-cell>
              <table:table-cell office:value-type="float" office:value="0.018552">
                <text:p>0.018552</text:p>
              </table:table-cell>
              <table:table-cell office:value-type="float" office:value="-0.000191">
                <text:p>-0.0001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3814">
                <text:p>0.003814</text:p>
              </table:table-cell>
              <table:table-cell office:value-type="float" office:value="0.021229">
                <text:p>0.021229</text:p>
              </table:table-cell>
              <table:table-cell office:value-type="float" office:value="0.035455">
                <text:p>0.0354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17">
                <text:p>0.000017</text:p>
              </table:table-cell>
              <table:table-cell office:value-type="float" office:value="0.016651">
                <text:p>0.016651</text:p>
              </table:table-cell>
              <table:table-cell office:value-type="float" office:value="0.021054">
                <text:p>0.0210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48801">
                <text:p>0.048801</text:p>
              </table:table-cell>
              <table:table-cell office:value-type="float" office:value="0.020144">
                <text:p>0.020144</text:p>
              </table:table-cell>
              <table:table-cell office:value-type="float" office:value="0.001483">
                <text:p>0.0014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1145">
                <text:p>0.001145</text:p>
              </table:table-cell>
              <table:table-cell office:value-type="float" office:value="0.002455">
                <text:p>0.002455</text:p>
              </table:table-cell>
              <table:table-cell office:value-type="float" office:value="0.01052">
                <text:p>0.010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5551">
                <text:p>0.005551</text:p>
              </table:table-cell>
              <table:table-cell office:value-type="float" office:value="0.001056">
                <text:p>0.001056</text:p>
              </table:table-cell>
              <table:table-cell office:value-type="float" office:value="0.006006">
                <text:p>0.0060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7391">
                <text:p>0.007391</text:p>
              </table:table-cell>
              <table:table-cell office:value-type="float" office:value="0.019013">
                <text:p>0.019013</text:p>
              </table:table-cell>
              <table:table-cell office:value-type="float" office:value="-0.000084">
                <text:p>-0.0000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0005">
                <text:p>-0.00005</text:p>
              </table:table-cell>
              <table:table-cell office:value-type="float" office:value="0.200982">
                <text:p>0.200982</text:p>
              </table:table-cell>
              <table:table-cell office:value-type="float" office:value="0.008296">
                <text:p>0.0082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5975">
                <text:p>0.005975</text:p>
              </table:table-cell>
              <table:table-cell office:value-type="float" office:value="0.014647">
                <text:p>0.014647</text:p>
              </table:table-cell>
              <table:table-cell office:value-type="float" office:value="0.004437">
                <text:p>0.0044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166">
                <text:p>0.000166</text:p>
              </table:table-cell>
              <table:table-cell office:value-type="float" office:value="0.004379">
                <text:p>0.004379</text:p>
              </table:table-cell>
              <table:table-cell office:value-type="float" office:value="0.063136">
                <text:p>0.0631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5">
                <text:p>0.00005</text:p>
              </table:table-cell>
              <table:table-cell office:value-type="float" office:value="0.009277">
                <text:p>0.009277</text:p>
              </table:table-cell>
              <table:table-cell office:value-type="float" office:value="0.000808">
                <text:p>0.0008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00008">
                <text:p>-0.000008</text:p>
              </table:table-cell>
              <table:table-cell office:value-type="float" office:value="0.008528">
                <text:p>0.008528</text:p>
              </table:table-cell>
              <table:table-cell office:value-type="float" office:value="0.022825">
                <text:p>0.0228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00039">
                <text:p>-0.000039</text:p>
              </table:table-cell>
              <table:table-cell office:value-type="float" office:value="0.017104">
                <text:p>0.017104</text:p>
              </table:table-cell>
              <table:table-cell office:value-type="float" office:value="-0.000085">
                <text:p>-0.0000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00005">
                <text:p>-0.000005</text:p>
              </table:table-cell>
              <table:table-cell office:value-type="float" office:value="0.033461">
                <text:p>0.033461</text:p>
              </table:table-cell>
              <table:table-cell office:value-type="float" office:value="0.017651">
                <text:p>0.0176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00056">
                <text:p>-0.000056</text:p>
              </table:table-cell>
              <table:table-cell office:value-type="float" office:value="0.012626">
                <text:p>0.012626</text:p>
              </table:table-cell>
              <table:table-cell office:value-type="float" office:value="0.001196">
                <text:p>0.0011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5178">
                <text:p>0.005178</text:p>
              </table:table-cell>
              <table:table-cell office:value-type="float" office:value="0.001126">
                <text:p>0.001126</text:p>
              </table:table-cell>
              <table:table-cell office:value-type="float" office:value="-0.00008">
                <text:p>-0.000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00083">
                <text:p>-0.000083</text:p>
              </table:table-cell>
              <table:table-cell office:value-type="float" office:value="0.005847">
                <text:p>0.005847</text:p>
              </table:table-cell>
              <table:table-cell office:value-type="float" office:value="0.05353">
                <text:p>0.053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1035">
                <text:p>0.001035</text:p>
              </table:table-cell>
              <table:table-cell office:value-type="float" office:value="0.13588">
                <text:p>0.13588</text:p>
              </table:table-cell>
              <table:table-cell office:value-type="float" office:value="0.000417">
                <text:p>0.0004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982">
                <text:p>0.000982</text:p>
              </table:table-cell>
              <table:table-cell office:value-type="float" office:value="0.086306">
                <text:p>0.086306</text:p>
              </table:table-cell>
              <table:table-cell office:value-type="float" office:value="0.000563">
                <text:p>0.0005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86">
                <text:p>0.00086</text:p>
              </table:table-cell>
              <table:table-cell office:value-type="float" office:value="0.051164">
                <text:p>0.05116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417">
                <text:p>0.000417</text:p>
              </table:table-cell>
              <table:table-cell office:value-type="float" office:value="0.005774">
                <text:p>0.00577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417">
                <text:p>0.000417</text:p>
              </table:table-cell>
              <table:table-cell office:value-type="float" office:value="0.001593">
                <text:p>0.001593</text:p>
              </table:table-cell>
              <table:table-cell office:value-type="float" office:value="0.000017">
                <text:p>0.0000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097cm" svg:height="13.418cm" xlink:href=".." chart:class="chart:line" chart:style-name="ch1">
        <chart:title svg:x="12.304cm" svg:y="0.269cm" chart:style-name="ch2">
          <text:p>Straight Line</text:p>
        </chart:title>
        <chart:subtitle svg:x="10.743cm" svg:y="1.04cm" chart:style-name="ch3">
          <text:p>Seventh Order of Hu's Moments</text:p>
        </chart:subtitle>
        <chart:plot-area chart:style-name="ch4" table:cell-range-address="line_1.H1:line_1.H360 line_2.H1:line_2.H360 line_3.H1:line_3.H360" svg:x="0.881cm" svg:y="1.759cm" svg:width="25.675cm" svg:height="11.324cm">
          <chart:axis chart:dimension="x" chart:name="primary-x" chart:style-name="ch5">
            <chart:title svg:x="13.58cm" svg:y="12.779cm" chart:style-name="ch6">
              <text:p>Angle</text:p>
            </chart:title>
          </chart:axis>
          <chart:axis chart:dimension="y" chart:name="primary-y" chart:style-name="ch7">
            <chart:title svg:x="0.542cm" svg:y="7.903cm" chart:style-name="ch8">
              <text:p>Coefficient</text:p>
            </chart:title>
          </chart:axis>
          <chart:series chart:style-name="ch9" chart:values-cell-range-address="line_1.H1:line_1.H360" chart:class="chart:line">
            <chart:data-point chart:repeated="360"/>
          </chart:series>
          <chart:series chart:style-name="ch10" chart:values-cell-range-address="line_2.H1:line_2.H360" chart:class="chart:line">
            <chart:data-point chart:repeated="360"/>
          </chart:series>
          <chart:series chart:style-name="ch11" chart:values-cell-range-address="line_3.H1:line_3.H360" chart:class="chart:line">
            <chart:data-point chart:repeated="3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line_1.H1:line_1.H360">0</text:p>
              </table:table-cell>
              <table:table-cell office:value-type="float" office:value="0">
                <text:p text:id="line_2.H1:line_2.H360">0</text:p>
              </table:table-cell>
              <table:table-cell office:value-type="float" office:value="0">
                <text:p text:id="line_3.H1:line_3.H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">
                <text:p>0.0000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2">
                <text:p>-0.0000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0.000002">
                <text:p>-0.000002</text:p>
              </table:table-cell>
              <table:table-cell office:value-type="float" office:value="-0.00001">
                <text:p>-0.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29">
                <text:p>-0.000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2">
                <text:p>0.000002</text:p>
              </table:table-cell>
              <table:table-cell office:value-type="float" office:value="-0">
                <text:p>-0</text:p>
              </table:table-cell>
              <table:table-cell office:value-type="float" office:value="-0.000155">
                <text:p>-0.000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01">
                <text:p>-0.000001</text:p>
              </table:table-cell>
              <table:table-cell office:value-type="float" office:value="0">
                <text:p>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">
                <text:p>-0</text:p>
              </table:table-cell>
              <table:table-cell office:value-type="float" office:value="-0.000002">
                <text:p>-0.000002</text:p>
              </table:table-cell>
              <table:table-cell office:value-type="float" office:value="-0.000028">
                <text:p>-0.0000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1">
                <text:p>-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000206">
                <text:p>-0.0002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2">
                <text:p>0.000002</text:p>
              </table:table-cell>
              <table:table-cell office:value-type="float" office:value="-0">
                <text:p>-0</text:p>
              </table:table-cell>
              <table:table-cell office:value-type="float" office:value="0.000751">
                <text:p>0.0007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22">
                <text:p>-0.0000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">
                <text:p>-0</text:p>
              </table:table-cell>
              <table:table-cell office:value-type="float" office:value="0.000002">
                <text:p>0.000002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">
                <text:p>-0</text:p>
              </table:table-cell>
              <table:table-cell office:value-type="float" office:value="-0.000003">
                <text:p>-0.000003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001">
                <text:p>-0.000001</text:p>
              </table:table-cell>
              <table:table-cell office:value-type="float" office:value="0">
                <text:p>0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002">
                <text:p>-0.00000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000001">
                <text:p>-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1">
                <text:p>0.0000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0002">
                <text:p>-0.0000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.000007">
                <text:p>0.0000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-0.000003">
                <text:p>-0.0000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2">
                <text:p>0.000002</text:p>
              </table:table-cell>
              <table:table-cell office:value-type="float" office:value="-0">
                <text:p>-0</text:p>
              </table:table-cell>
              <table:table-cell office:value-type="float" office:value="-0.000038">
                <text:p>-0.0000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0001">
                <text:p>-0.000001</text:p>
              </table:table-cell>
              <table:table-cell office:value-type="float" office:value="0">
                <text:p>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">
                <text:p>-0</text:p>
              </table:table-cell>
              <table:table-cell office:value-type="float" office:value="-0.000002">
                <text:p>-0.000002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0001">
                <text:p>-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000048">
                <text:p>-0.0000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2">
                <text:p>0.000002</text:p>
              </table:table-cell>
              <table:table-cell office:value-type="float" office:value="-0">
                <text:p>-0</text:p>
              </table:table-cell>
              <table:table-cell office:value-type="float" office:value="0.000415">
                <text:p>0.0004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">
                <text:p>-0</text:p>
              </table:table-cell>
              <table:table-cell office:value-type="float" office:value="0.000002">
                <text:p>0.000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">
                <text:p>-0</text:p>
              </table:table-cell>
              <table:table-cell office:value-type="float" office:value="-0.000003">
                <text:p>-0.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02">
                <text:p>-0.00000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000001">
                <text:p>-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1">
                <text:p>0.0000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2">
                <text:p>-0.0000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.000007">
                <text:p>0.0000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-0.000002">
                <text:p>-0.000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2">
                <text:p>0.000002</text:p>
              </table:table-cell>
              <table:table-cell office:value-type="float" office:value="-0">
                <text:p>-0</text:p>
              </table:table-cell>
              <table:table-cell office:value-type="float" office:value="-0.000026">
                <text:p>-0.0000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1">
                <text:p>-0.000001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">
                <text:p>-0</text:p>
              </table:table-cell>
              <table:table-cell office:value-type="float" office:value="-0.000002">
                <text:p>-0.000002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0001">
                <text:p>-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2">
                <text:p>0.000002</text:p>
              </table:table-cell>
              <table:table-cell office:value-type="float" office:value="-0">
                <text:p>-0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">
                <text:p>-0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">
                <text:p>-0</text:p>
              </table:table-cell>
              <table:table-cell office:value-type="float" office:value="-0.000003">
                <text:p>-0.0000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0001">
                <text:p>-0.00000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0002">
                <text:p>-0.00000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000001">
                <text:p>-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1">
                <text:p>0.0000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0002">
                <text:p>-0.0000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13">
                <text:p>-0.0000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00003">
                <text:p>-0.000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.000007">
                <text:p>0.0000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-0.000002">
                <text:p>-0.000002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27">
                <text:p>-0.0000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2">
                <text:p>0.000002</text:p>
              </table:table-cell>
              <table:table-cell office:value-type="float" office:value="-0">
                <text:p>-0</text:p>
              </table:table-cell>
              <table:table-cell office:value-type="float" office:value="-0.000123">
                <text:p>-0.0001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0001">
                <text:p>-0.000001</text:p>
              </table:table-cell>
              <table:table-cell office:value-type="float" office:value="0">
                <text:p>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16">
                <text:p>-0.0000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000011">
                <text:p>-0.0000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7">
                <text:p>-0.0000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">
                <text:p>-0</text:p>
              </table:table-cell>
              <table:table-cell office:value-type="float" office:value="-0.000002">
                <text:p>-0.000002</text:p>
              </table:table-cell>
              <table:table-cell office:value-type="float" office:value="-0.000021">
                <text:p>-0.0000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00001">
                <text:p>-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000139">
                <text:p>-0.0001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2">
                <text:p>0.000002</text:p>
              </table:table-cell>
              <table:table-cell office:value-type="float" office:value="-0">
                <text:p>-0</text:p>
              </table:table-cell>
              <table:table-cell office:value-type="float" office:value="0.000464">
                <text:p>0.0004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">
                <text:p>-0</text:p>
              </table:table-cell>
              <table:table-cell office:value-type="float" office:value="0.000002">
                <text:p>0.000002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">
                <text:p>-0</text:p>
              </table:table-cell>
              <table:table-cell office:value-type="float" office:value="-0.000003">
                <text:p>-0.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00001">
                <text:p>-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">
                <text:p>-0</text:p>
              </table:table-cell>
              <table:table-cell office:value-type="float" office:value="0.000001">
                <text:p>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00002">
                <text:p>-0.00000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000001">
                <text:p>-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00001">
                <text:p>-0.0000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